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poptavka@snabl-eurookna.cz, prodej@haly-cz.eu, lestav.dk@wo.cz, vedeni@medis.cz, info@divisek.cz, kobrus@volny.cz, info@fatboy-shop.cz, info@klimatizaceprovas.cz, info@dataelektronik.cz, karelkracik@seznam.cz, odes@odes.cz, info@ibs-scherer.cz, info@pks-sro.cz, info@plachetka.cz, richtr@ebt.cz, info@jocob.cz, szzv@kobitsz.cz, zts@zts-dk.cz, karsit@karsit.cz, info@svolt.cz, agrotest@agrotest.cz, farmet@farmet.cz, servis@magrix.cz, info@arto.cz, info@feraltk.cz, impro@odimpro.com, poptavky@korby.cz, kredo@iol.cz, info@eurotrans.cz, arhis@arhis.cz, elektra@autochladnicky.cz, nemec.servis@quick.cz, jartonsro@iol.cz, chlazeni@chlazeni.com, autoelektrik@autoelektrik.cz, info@elektrovitamin.cz, amper.2000@worldonline.cz, elektro.petrik@wo.cz, j.vagenknechtova@tiscali.cz, multison@multison.cz, nedis@nedis.cz, eshop@seel.cz, info@filec.cz, l.strnadova@hronovsky.cz, maly@fotoelektro.cz, p.transport@tiscali.cz, info@kad.cz, osnado@osnado.cz, info@auto-tucek.cz, info@bobyfleisch.cz, info@cdsnachod.cz, csad.rychnov@dobruska.cz, dels@volny.cz, doprava.dilny@dadcs.cz, ttv@ttvtransport.cz, info@lsdroad.cz, mitrans-hk@seznam.cz, luapa.police@tiscali.cz, info@stefrecycling.cz, korel.m@seznam.cz, amgnol@amgnol.cz, info@spatenka.cz, dpmhk@dpmhk.cz, kobit@kobit.cz, bgs@bgs.cz, info@skservis.cz, mdesign@mdesign.cz, info@aweral.cz, info@atlan.cz, paletahk@volny.cz, hladecek@iol.cz, fikejz@rempoholoubek.cz, production@skbt.cz, info@matrix-as.cz, lpg@kleny.eu, hradeckralove@eu.agc.com, info@flobal.cz, bremus.nb@tiscali.cz, kovosrothk@seznam.cz, elohk.hk@worldonline.cz, pavlik@recykla.cz, adam_berger@volny.cz, mvcom@mvcom.cz, level@levelna.cz, mum.hk@worldonline.cz, era.tour@worldonline.cz, letenky@pohner.cz, info@alter-hk.cz, jhpap@centrum.cz, hradeckralove@servind.com, info@ineco.cz, servis@artomy.net, jsm_hk@hka.czn.cz, info@agrokuncice.cz, expolhk@volny.cz, paliva-gabriel@seznam.cz, empla@empla.cz, cartratec@wo.cz, agpjicin@agpjicin.cz, real.trading@tiscali.cz, info@opravarenstvi.cz, zopos@zopos.cz, uniagro@uniagro.cz, info@hifi-car.cz, kovoplast@kovoplast.cz, snezka@snezka-na.cz, elprim@elprim.cz, kmknachod@seznam.cz, svartech.horice@cbox.cz, havex@havex.cz, mesarc@wo.cz, autobazar.golem@iol.cz, bazar@bazar-roudnice.cz, autobos@seznam.cz, autobazary.knb@post.cz, info@autokolaje.cz, info@autobazar-centrum.cz, auto@autojirman.cz, stolin@autostolin.cz, subi.auto@tiscali.cz, autobares@seznam.cz, allcar@allcar.cz, auto.honsn@atlas.cz, nobysro@tiscali.cz, autobazar.nb@tiscali.cz, skodaprodej@olfincar.cz, autoprodej@pracharna.cz, auto96@seznam.cz, knaur.hkg@tiscali.cz, auto@plesl.cz, rachot@rachot.com, info@1wynns.cz, info@acboom.cz, info@autolakyrasin.cz, servis@kento.cz, rakso@rakso.cz, autoskla-tu@volny.cz, autosklo-hk@volny.cz, nachod@autosklo.as, autosklo.rk@tiscali.cz, ZdenekSakacGWS@seznam.cz, info@autoskla-hk.cz, elstar@elstar-hk.cz, info@autoalarmhk.cz, autodily@trutnovsko.com, skorepa@skorepa.cz, autolamp@autolamp.cz, filtry@elisak.cz, autoboxyjicin@seznam.cz, tpl@wo.cz, hacar@hacar.cz, info@karbox.cz, m.vavrinec@korby.cz, damon@razdva.cz, autosoucastkybernard@tiscali.cz, svc@svcnachod.cz, info@autohotarek.cz, office@izol94.cz, barvy.centrum@humlak.cz, info@autostyl-janko.cz, info@jelinek-design.com, pjirousek@mkinet.cz, al-wheels@jsm-autosport.cz, laityng@tiscali.cz, navara.nm@tiscali.cz, omnipuls@omnipuls.cz, petergfk@petergfk.cz, autocentrum@europneu.cz, info@automaxhk.cz, antonin.stejny@eu.takata.com, petr.stejskal@bdk.com, valvolube@valvoline.cz, management.jicin@contiteves.com, info@tempe.cz, autopotreby@seznam.cz, info@motopol.cz, info@obautodily.cz, atsservis@atsservis.cz, hradeckralove@autostangl.cz, info@ab3000.cz, servis@autoimlauf.cz, autospol.bm@centrum.cz, autocermak@seznam.cz, obchod@dusek-automa.cz, fmam@federal-mogul.cz, autocentrum.vhl@centrum.cz, elza-servis@volny.cz, ocelotauto@tiscali.cz, jvj@jvj.cz, info@acm-autodily.cz, automalecek@seznam.cz, janamarcalikova@wo.cz, mejznar@mejznar.cz, info@modelmotors.cz, nadas@nadas.cz, motor.nos@worldonline.cz, jpvyfuky@email.cz, sklad.jaromer@autokrasny.cz, autodily-poma@seznam.cz, proauto.rk@tiscali.cz, info@pro-composite.cz, renovak@renovak.cz, auto-ramax@kvicerov.net, sklad.hradec@sasa.cz, casibo@wo.cz, info@autoemes.cz, kola@sportauto.cz, rallyeservis@volny.cz, autotomasek@seznam.cz, tanap@volny.cz, autajezek@autajezek.cz, domuknam@centrum.cz, texo@volny.cz, veroldhk@veroldhk.cz, autogalant.cz@tiscali.cz, rechl@rechl.cz, 2k.service@raz-dva.cz, honda.hk@tiscali.cz, adnservis@centrum.cz, renault@autoinzat.cz, info@precis.cz, info@autotrans-jc.cz, gscauto@gscauto.cz, proscan@proscan.cz, stratos@stratosauto.cz, chryslerjeep@chryslerjeep.cz, servis@automapro.cz, info@automito.cz, info@autoccop.cz, autoelektro.pultar@quick.cz, ds-autoopravna@quick.cz, opel.hk@autoprom.cz, info@a-profi.cz, auto@rihadk.cz, autosajm@autosajm.cz, ford.bacajelinek@atlas.cz, autostarrk@tiscali.cz, rbachtik@c-box.cz, autoservis.cerny@volny.cz, dohat.nervart@seznam.cz, prodejrene@farene.cz, alarmtuning@seznam.cz, hugoh@tiscali.cz, vr.auto@havex.cz, autobazarkopecky@cbox.cz, servis@lkauto.cz, neugebauerautoservis@tiscali.cz, citroenrk@quick.cz, psenickaauto@hradecko.com, servis@autoregina.cz, info@servisnica.cz, hradec@renocar.cz, info@auto-josef.cz, info@smtc.cz, prodej.nove@syrovatko.cz, uherko@quick.cz, ekolikvidace@apa-hk.cz, auriga.hk@volny.cz, info@autoqualt.cz, autorn@autorn.cz, autovondrak@citroen-jicin.cz, info@autobranka.cz, detaxhk@mbox.vol.cz, autocentrumhk@autocentrumhk.cz, 494532571, autorozbroumov@seznam.cz, prodej@chevroletdedek.cz, jkf.servis@worldonline.cz, autotech.prodej@autotechhk.cz, moto@cerebrus.cz, pavel.starek.francar@dealerrenault.cz, winter@kodecar.cz, ocelot@dregonet.cz, radkopolak@subaru.cz, prodejhk@regioauto.cz, automotoschon@seznam.cz, prodej@autosoltys.cz, prodejhk@vkauto.cz, webmaster@autonaplyn.cz, info@ph-sluzby.net, autopujcovna@mikrocar.cz, renault@spindler.cz, info@autoplachtyse.cz, kvsignet@worldonline.cz, profo@profo.cz, autoskola.efekt@atlas.cz, autodoplnkybrett@tiscali.cz, derda.as@wo.cz, autoskoladudek@seznam.cz, cs.cas@krpa.cz, info.prague@conocophillips.com, peronaq@seznam.cz, autorohan@autorohan.cz, motohavrda@kawasaki.cz, info@k2group.cz, motorsport.kopecky@tiscali.cz, kocalkova@barum.cz, webmaster@mirocar.cz, pneu.kuthan@pneukuthan.cz, p.tomascin@dobruska.cz, barum.jicin@email.cz, pneuhuski@volny.cz, pneubartos@02active.cz, benes@benesjicin.com, cepl@cepl.cz, pneu.cihak@volny.cz, info@gummyland.cz, ro.hanus@tiscali.cz, luka.holman@post.cz, pneu.pavelsm@volny.cz, pneuservis.nachod@jopeco.cz, pneuservis@cbox.cz, info@auto-lejsek.cz, ales.majsajdr@wo.cz, mistr.pneu@tiscali.cz, pneu.trunecek@email.cz, stepanpneu@centrum.cz, pneucihak@volny.cz, pneualaska@pneualaska.cz, pneu.moravec@seznam.cz, proxima.cz@tiscali.cz, info@sacher.cz, info@privesy.cz, info@fassati.cz, agroslatiny@agroslatiny.cz, jaros@autotest-tkmv.cz, zamkarstviHK@seznam.cz, apen@apen.cz, ahra@ahra.cz, ik-hradec.csadbus@iol.cz, prodej@logoloziska.cz, info@repasjicineves.cz, horak.servis@tiscali.cz, info@filco.cz, info@filtrzeos.cz, mshanel@seznam.cz, info@adyton.cz, automonte@seznam.cz, info@paulcolor.cz, dvurkralove@brammer.biz, coroll@coroll.cz, vkloziska@vkloziska.cz, elstar@victory.anet.cz, brusirnavalcu@seznam.cz, info@pphk.eu, info@autoplachtyzero.com, plynoservis@quick.cz, office@petex-auto.cz, carfit@carfit.cz, info@sonn.cz, info@daxautomoto.info, lenka.mikulcova@trotina.cz, vyfuky.sverma@krkonose.cz, jiri.kucera@husky.cz, frantisekjirous@seznam.cz, info@campbrodsky.cz, camp-milovice@camp-milovice.cz, Flodrman@seznam.cz, svkaterina@svkaterina.cz, atc@atcrozkos.cz, stcjh@upice.cz, obec.miletin@iol.cz, shop@nejedeto.cz, eden.jinolice@tiscali.cz, kubik.vladimir@seznam.cz, info@carclub.cz, falta.josef@tiscali.cz, petrpribyl@zenapaliva.cz, autoskolapopelka@seznam.cz, obchod@pohodlne.cz, hradecky.hk@seznam.cz, info@autacesky.cz, detskybazarlanov@seznam.cz, remis@centrum.cz, info@idiada.cz, cyr.nyvlt@tiscali.cz, servis@soselektromotory.cz, info@doko.cz, spedice@krpa.cz, info@oredo.cz, spedition@abberan.cz, doprava@vejroch.cz, spedicevit@centrum.cz, relom@relom.cz, info@novak-transport.cz, katerina.necasova@bktour.cz, mmdos@seznam.cz, h.kralove@milktrans.cz, buben@agrosprintservis.cz, doprava@prisped.cz, info@rodosvj.cz, vitezslav.kadlec@seznam.cz, vksped@vksped.cz, info@vagnertransport.cz, jarkovsky@email.cz, roman.zeuner@tiscali.cz, mazel@autoplachtyhk.com, rychnov@pekass.eu, l.cadek@seznam.cz, jinol.kemp@seznam.cz, zalstav@zalstav.cz, myti@mebaco.eu, autoskola@barahk.cz, slatinany@stavebni-hut.eu, brueck@brueck.cz, zrust@zrust.cz, info@lotos-uklid.cz, obchod@autohradec.cz, info@stehovanibezdriny.cz, zamberk@rieter.com, koma.vm@tiscali.cz, pos@pos.cz, vpsr@vpsr.cz, varta-hk@seznam.cz, j.desensky@seznam.cz, ekochem@pce.cz, hoka@eop.cz, info@autovyfuky.cz, info@filtrex.cz, reality.bydleni@centrum.cz, roneka@email.cz, prodejna1@raledo.cz, dako.cz@dako-cz.cz, chara-pardubice2@chara.cz, gerhart@terramet.cz, carnova@carnova.cz, info@hpplast.cz, sor@sor.cz, arkov@arkov.cz, a.zavrel@tiscali.cz, radek.zelenka@proconsulting.cz, drevnihmota@ro-logistics.cz, revitall@revitall.com, info@svitek-naradi.cz, m.martin@martintransport.cz, jaroslav.tesar@finance.cz, plundraj@seznam.cz, paveldudek@tiscali.cz, dota@dota.cz, ekosystem@ow.cz, info@haape.cz, info@vaclavruml.cz, lm.autodoprava@seznam.cz, marlo@marloab.cz, js-autocentrum@quick.cz, obchod@chadalik.cz, ponas@ponas.cz, kolacek@skalexplast.cz, demel@das-policka.cz, ims@ims-sro.cz, klas@klas-nekor.cz, agropodnik@agp.svi.cz, autodopravablazek@seznam.cz, info@vagnergroup.cz, office@kralowetz.cz, ponti@ponti.cz, plihal@damotrans.com, skladzod@zod.cz, janousek@sroty.cz, libormatejka@seznam.cz, strojon@strojon.cz, vincenci@seznam.cz, milan.jansky@worldonline.cz, florianova.mar@seznam.cz, rasek@mrakservis.cz, zdenek-vlk@seznam.cz, info@crvcz.cz, skalickytransport@seznam.cz, info@fmk.cz, vika@vikakamenicna.cz, info@fygr.cz, pcecentr@autoawacs.com, transport@smidl.cz, agrochocen@chocen.cz, vapenik@vapenik.cz, hakve@seznam.cz, obchod-doss@post.cz, igtrade@igtrade.cz, auto-janak.prodejce@skoda-auto.cz, auto.lepka@mtr.cz, pzas.tunechody@worldonline.cz, agrohost@pce.czcom.cz, info@hajek-auto.cz, privesy24@seznam.cz, pardubice@secar.cz, dpmp@dpmp.cz, ik_chrudim.vychodnicechy@veolia-transport.cz, blecha@orlice.cz, info@c-a-s.cz, novak@pcpetrol.cz, shell8077@iol.cz, synpo@synpo.cz, vmj@ltm.cz, benzina@benzina.cz, vesco@tiscali.cz, automonti@volny.cz, obchod@excaliburarmy.cz, lambert_cs@c-box.cz, trigi.hl@tiscali.cz, svitap@svitap.cz, info@smejdir.cz, th09hl@xaz.cz, madeo@cmail.cz, pedap.pce@tiscali.cz, info@zabezpeceni.net, obchod@deticky.cz, lvasicek@safetycomponents.com, agroair.cr@tiscali.cz, sluzby.mesta.kraliky@email.cz, autoin@autoin.cz, trinity@mybox.cz, autoprim.pce@worldonline.cz, cartour@seznam.cz, autoservis@autocada.cz, info@agrochem.cz, marketing@empla.cz, mazda.uno@tiscali.cz, vladka-autopujcovna@post.cz, info@elsys-cz.com, pechova@eltes-cz.cz, autopro@nsy.cz, ktr-cz@ktr.com, radom@radom.eu, info@konto.cz, info@jcee.cz, vamos@vamos.cz, autobox@autobox.cz, rydoct@seznam.cz, nakup@kmcz.cz, info@kplus.cz, novotny.jari@seznam.cz, solnicka.kominicek@tiscali.cz, bares@atoll.cz, autolakovna@autolakovna.net, paramo@paramo.cz, motosluzby.denicol@razdva.cz, crisscross@pardubicko.com, info@bach-brusivo.cz, vkosazava@seznam.cz, veran@veran.cz, flor.sezemice@seznam.cz, ekolinegroup1@seznam.cz, sk@sksystems.cz, ondrejka@jary.cz, info@sevcuk.cz, info.cz@irisbus.iveco.com, info@tomservice.cz, litomysl@autostorek.cz, goldfren@goldfren.cz, pneuvranik@pneuvranik.cz, info@skuo.cz, amd@svi.cz, pavelberanek@quick.cz, pavel.trojak@cmail.cz, barum.kubicek@centrum.cz, a.pilny@seznam.cz, autoskla@autosklo-hak.cz, info@skla.cz, autoservis.ritmo@tiscali.cz, v.prodej@dekomsystem.cz, petrbodecek@seznam.cz, autosalon@mercia.cz, info@europart.cz, volkswagen-pce@louda.cz, info@makro-nd.cz, csaomoravany@csaomoravany.cz, svos@armsvos.cz, bmw.dealer@autohaus.bmw.cz, wollman@seznam.cz, info@smp-pce.cz, auto.forum@tiscali.cz, autosepo@autosepo.cz, havajista@seznam.cz, prooil@prooil.cz, automotomix@seznam.cz, o.havlicek@mujbox.cz, salon@dryml.cz, auto.plyn@worldonline.cz, l.dolezal@centrum.cz, autocentrum.zamrsk@worldonline.cz, mlebdu@seznam.cz, tzservis@seznam.cz, autosklohlinsko@seznam.cz, sklad.hlinsko@autokrasny.cz, autosklo@pardubice.cz, obchod@chrysler-pardubice.cz, autospol@wo.cz, info@autobaterie-drobny.cz, info@motoshopuzeda.cz, mhcar@volny.cz, pardubice@vkloziska.cz, bohuslav.hudik.bohac@dealer.renault, korecar@korecar.cz, autocentrum.pardubice@worldonline.cz, riva@telecom.cz, automz@tiscali.cz, pardubice@autokelly.cz, apl.liska.cr@quick.cz, vyfuky.kaplan@volny.cz, ivan.mikov@seznam.cz, langhamer@langhamer.cz, dovozauteu@seznam.cz, adl.lanskroun@volny.cz, info@jtekt-pa.com, pavel.helebrand@tiscali.cz, auto@apex.cz, obchod@autodilyuo.cz, nekvinda@nekvinda.cz, servicecelne@preximdiesel.cz, info@avia-avoss.cz, krc@autokrc.cz, andrle.zdenek@tiscali.cz, bksoft@telecom.cz, gold@goldhofer.cz, delta@policka.cz, velorexport@velorexport.cz, urban.opatovec@quick.cz, info@koegel.cz, strechy.zamberk@tiscali.cz, zdenek.briza@lisnice.com, prodej@boncar.cz, all@inventa-as.cz, hanc@lit.cz, info@autoimpulz.cz, svan@svan.cz, citroenuo@citroenuo.cz, siekiera.leo@seznam.cz, skoda@autoprodej-dukla.cz, klima-eko@chocen.cz, autocentrum@autocentrum.cz, autobazarjanov@unet.cz, servis4@karex-cerekvice.cz, kvartaplus@volny.cz, ermans@email.cz, popov@pce.cz, info@skodavm.cz, milanpirkl@seznam.cz, autotechnik.prodejce@skoda-auto.cz, autotrh@autotrh.com, peugeot@autotechnik.cz, autoliska.prodej@volny.cz, vecek@vecek.cz, autocentr@zdar.cesnet.cz, auto-zamberk.prodejce@skoda-auto.cz, eurokomplex.pce@centrum.cz, autoklempirstvi@ustecko.com, miroslav@mp-bagr.cz, napa@wo.cz, autocolor@tiscali.cz, autofalcon2@seznam.cz, autofinis.pce@iol.cz, p.canon@seznam.cz, surfing@tiscali.cz, mdrahos@lit.cz, auto-ostretin@volny.cz, info@auto-re.cz, roman@levnaauta.cz, autobazar.burda@tiscali.cz, info@autobazarkoukol.com, auto@autonaspici.cz, auto.td@tiscali.cz, ales.alda@seznam.cz, prodej@aaaauto.cz, kucera1@volny.cz, autokomplet@pardubicko.com, autoprimus@seznam.cz, autotrendcr@centrum.cz, autocentrum@ustecko.com, tomas.lajza@tiscali.cz, info@pneumatiky-drbout.cz, info@pneu-kimi.cz, kostal.pneu@seznam.cz, pneucholtice@seznam.cz, pardubice@autoprima.cz, info@pneuhrusova.cz, motopneukalousek@seznam.cz, pneu.pardubice@kalt.cz, avo@avolukavice.cz, gregi.gregor@seznam.cz, dolecek@letohrad.cz, senkyr.martin@seznam.cz, info@amd-autodily.cz, maloobchod@autors.cz, orsi.motor@seznam.cz, ots.pneu@tiscali.cz, car-mont@iol.cz, slavekdokonal@quick.cz, d.nemcek@atlas.cz, info@amc-chrudim.cz, pardubice@autobenex.cz, autopecka@tiscali.cz, autosklo.nechvile@seznam.cz, dedic-ase@volny.cz, hrdy.jan@seznam.cz, autoreal@iol.cz, blaha.libor@seznam.cz, agro@agrozamberk.cz, top-auto@top-auto.cz, kravinhrobice@email.cz, autocap.petr@chrudim.cz, autoprodej.pribyl@seznam.cz, pavel.klima@pmk.cz, hlavacek@hlavacek.cz, tekra@tekra.cz, autosalon@hondapardubice.cz, mbradna@seznam.cz, popilkova@volny.cz, info@contragcz.biz, suzuki@autotechnik.cz, obchod@abjelinek.cz, milan.drbout@centrum.cz, autochval@motobikes.cz, moravcik@tyhan.cz, aneta@chrudim.cz, dandys2@email.cz, dzp.holy@seznam.cz, autoforum@orlicko.cz, info@automotif.cz, pneutip@pneutip.cz, kubovy.autokarosárna@tiskali.cz, pardubice@fastintegration.cz, jitka.horackova@volny.cz, intergear@intergear.cz, info@tonamo.cz, info@globalatc.cz, essocard@esso.cz, vladimir1955polak@post.cz, pardubice.pompo@quick.cz, letacek@tiscali.cz, info@cappa.cz, info@babytrend.cz, odtahova.sluzba@tiscali.cz, fortell@fortell.cz, doskocil@forumcars.cz, can.auto@seznam.cz, autocap@chrudim.cz, info@stasys.cz, marcelasapouskova@seznam.cz, obchod@tapoil.cz, sekerka@mtr.cz, autosklo@autosklo.cz, sich@sichtrailer.cz, autolakovna.hlinsko@tiscali.cz, bednar@auto-bednar.cz, jan.ralik@tiscali.cz, ferkl@orlicko.com, vesely@tyhan.cz, lkauto@centrum.cz, alarmyhnyk@seznam.cz, patrik.janku@email.cz, lpg.chrudim@seznam.cz, f.kacovsky@seznam.cz, milan.vambersky@worldonline.cz, jk.autoservis@tiscali.cz, autoservishybes.prodej@seznam.cz, jardapesek@seznam.cz, citroen@holetin.net, nekvidakarel@seznam.cz, paulus.libor@tiscali.cz, autoklubskoda@volny.cz, man-hbhcs@volny.cz, jaromir9@centrum.cz, jani.tuckova@seznam.cz, technik@audila.cz, info@pneubox.cz, info@auto.bukac.cz, info@autovojtisek.cz, autoserviskamela@seznam.cz, lubos.wassr@atlas.cz, kosik@pce.cz, stanley.hl@seznam.cz, autotomi@seznam.cz, servisklesice@seznam.cz, groulikjosef@seznam.cz, vlastimilstransky@seznam.cz, voj.kudrna@tiscali.cz, r.pravec@seznam.cz, info@sagarauto.cz, lakona.sy@quick.cz, autoskolamikulecky@seznam.cz, bulva@tiscali.cz, autodilna.dzs@seznam.cz, info@pardubice.autoturist.cz, autofunny@email.cz, jari@jari.cz, info@auto-eli.cz, hana.synkova@tiscali.cz, skola@skola-auto.cz, trioautodilna@seznam.cz, p.vavrin@tiscali.cz, nerezauto@seznam.cz, info@scantech.cz, obziva@seznam.cz, mbgioia@iol.cz, diblik.uo@wo.cz, h.r.pce@seznam.cz, zaneta.maresova@seznam.cz, pneucentrum.gaba@seznam.cz, simon.servis@worldonline.cz, harnach@myto.cz, k.elin@chobex.cz, frantisek.cimbora@cimboraservis.cz, miroslav.pachl@worldonline.cz, burvalm@seznam.cz, autolupus@email.cz, info@stk-salio.cz, kvatr@volny.cz, info@autokontrol.cz, info@stk-autocheck.cz, stk-zadina@volny.cz, envila@envila.cz, stk.vracovice@vysokemyto.cz, gabinakoloma@tiscali.cz, stk.vm@tiscali.cz, klat@volny.cz, frantisekgregus@seznam.cz, autoskola-pce@volny.cz, josef.grim@seznam.cz, sleglcalounictvi@seznam.cz, info@sofadesign.cz, sew.eurodrive.zeta.servis.chrudim@iol.cz, chlazeni.koucky@seznam.cz, sekretariat@soavoshk.cz, j.halbrstatova@seznam.cz, kalgus@kalgus.cz, ales_k@volny.cz, danek@preloucsko.cz, stavebninyslatinany@seznam.cz, info@autonalpg.cz, info@zirafa-shop.cz, zepoasl@tiscali.cz, primator@camplitomysl.cz, autoskolajeka@tiscali.cz, pospisil.jirik@tiscali.cz, spsauto@spsauto.cz, bunkov@preloucsko.cz, aba.pardubice@aba.cz, ubytovna.pohoda@wo.cz, pastviny@pastviny.cz, obchod@camurra.cz, financprofit@seznam.cz, ruzicka.vlastislav@seznam.cz, jan.hula@convey.cz, lpg@atlas.cz, info@ridicak.info, dolezan@autoskola-blatno.cz, karelmotl@centrum.cz, jstenha@iol.cz, autoskola@c-mail.cz, vladimir@autoskola-blazek.cz, euroautoskola@wo.cz, info@autoskola-kok.cz, autoskola.urban@centrum.cz, atrans@seznam.cz, eva.tesitelova@centrum.cz, info@autoskola-pavek.cz, info@autoskolafiser.cz, bousek@libchavy.cz, info@autoskolamlejnek.cz, autoskolabartonicek@quick.cz, autoskola@essa.cz, autoskola.patocka@lit.cz, patrik.valenta@seznam.cz, info@dovozyznemecka.cz, autoklub@autodromvmyto.cz, dockalkamil@seznam.cz, piskac@renovator.cz, info@studio555.cz, info@autocalouneni.cz, info@rene-calounictvi.cz, jirka.forejt@centrum.cz, severa.elektro@seznam.cz, mensik@lit.cz, LT25WIR@seznam.cz, m.manura@seznam.cz, info@mobiwash.cz, gabriela.prochazkova@seznam.cz, veraivan@seznam.cz, ivan.zvonik@email.cz, rucnimytikubin@seznam.cz, mcdesign@seznam.cz, uklidovkacz@email.cz, autonovas@seznam.cz, michal.kubi@seznam.cz, cistaauta@email.cz, cleaningcar@seznam.cz, autoais@seznam.cz, autoin@tiscali.cz, info@cisteniauta.cz, info@nikey.eu, info@axialan.cz, chaloupka32@seznam.cz, roman.novotny@firmaron.cz, bioanalytika@bioanalytika.cz, I.Khyrova@seznam.cz, robert.grulich@iex.cz, elektrik.sy@email.cz, franta.elektro@seznam.cz, srom@libchavy.cz, vydrus@vydrus.cz, hlasny@hlasny.cz, info@hoteleuro.cz, svit.com@seznam.cz, va.ka@seznam.cz, pardubice@expertin.cz, info@caravan-rent.cz, pujcovna@auto-pce.cz, genri.trik@seznam.cz, info@autorenta.cz, abckaravany@seznam.cz, prcektrans@email.cz, ticha.p@email.cz, info@makronet.cz, info@stroj-servis.cz, petrdrajer@seznam.cz, info@handico.cz, fila@pegas-tour.cz, info@nipass.com, info@autoskola-zk.cz, beran.m@audila.cz, info@automotolak.cz, neumann@autolakovna-hemze.cz, autolakovna.slansky@tiscali.cz, karelklauda@seznam.cz, pechar.martin@seznam.cz, mojmir.kaspar@centrum.cz, ptacnik.stan@seznam.cz, info@autoskolakoukal.cz, autoskola.poledno@seznam.cz, info@autoskola-kalous.cz, dolejska.marek@centrum.cz, dolezan@email.cz, aleshruska@centrum.cz, autoskola.jan-ozorak@seznam.cz, autoskola@autoskolapodorlicko.cz, autoskola@autoskola-usti.cz, info@autoskola-smerak.cz, pavco@autoskolakzp.cz, pospisillan@seznam.cz, info@autoskolabartos.cz, autoskolaaudio@email.cz, autoskola-radek@seznam.cz, amkpce@seznam.cz, autoskola@peml.cz, autoprodej.holice@seznam.cz, KLR@email.cz, autopaca@centrum.cz, kajmani@seznam.cz, objednavky-oleje@slovnaft.cz, ceproas@ceproas.cz, info@papoil.cz, myto@tank-ono.cz, CZ26909383, info@flaga.cz, karel.mrkvicka@i-carrot.net, kareltrojna@seznam.cz, vlakne@centrum.cz, automach@automach.cz, nd@smejdir.cz, autoopravna.dd@seznam.cz, info@auto-sline.cz, azauto@svi.cz, car.servis.jm@seznam.cz, info@autodavid.eu, dusan.pulec@seznam.cz, info@f1servis.cz, frantisekkorenek@iol.cz, ivo.kalousek@gmail.com, automikulas@seznam.cz, pneupejchavcelakov@email.cz, zavodskyjan@seznam.cz, auto-zeman@email.cz, auto.barton@seznam.cz, autoopravna@svitavsko.com, auto.sulc@seznam.cz, info@autodilna.wz.cz, jirik.dusik@quick.cz, klejch.j@seznam.cz, pokorny.odtah@tiscali.cz, jirisekyrka@seznam.cz, spala@tiscali.cz, jirkaskrabanek@seznam.cz, info@el-mo.cz, promotoracingteam@seznam.cz, svrais@cmail.cz, autoservis@jrautodoprava.cz, autokmcz@seznam.cz, toyotanovak@lit.cz, udrzall@seznam.cz, servis@horsla.cz, lubomir.kaliban@seznam.cz, info@luka-auto.cz, lakul@seznam.cz, autoservismafratrans@seznam.cz, pecold4@seznam.cz, martel.auto@seznam.cz, automichal.cerny@seznam.cz, picpauerautodilna@centrum.cz, auto-pneu-servis@seznam.cz, kacafirek.milan@seznam.cz, milan.knejzlik@seznam.cz, autoopravna.ralik@centrum.cz, vidensky@seznam.cz, milosdiver@seznam.cz, miroslavcerny2@seznam.cz, mirek.kaspar@worldonline.cz, autocar@svratouch.cz, autoservislorenz@seznam.cz, auto.ht@tiscali.cz, jerabek.plasty@centrum.cz, autodily.musilova@atlas.cz, autovesy@seznam.cz, motor-centrum@quick.cz, info@autosepo.cz, petrstrasak@gmail.com, kempes.p@seznam.cz, kopecky.radek@seznam.cz, redah@seznam.cz, dostalautodily@seznam.cz, autoservis@ustecko.com, par.fogl@tiscali.cz, autoservispechamr@seznam.cz, sfj@seznam.cz, motordiag@seznam.cz, autodilnaurban@seznam.cz, autojost@seznam.cz, nekvapil@seznam.cz, servis@autovasko.cz, vitezslavmatej@seznam.cz, vladimir.jetmar@tiscali.cz, vl.sindelar@quick.cz, bures@autobures.cz, autoopravna_zb@volny.cz, dvorak-dz-motor@quick.cz, zdenek.jine@tiscali.cz, autotrigon@centrum.cz, wynns.sedlar@seznam.cz, tzauto@seznam.cz, zespo@zamberk.cz, petr.habrman@seznam.cz, leos.hejny@centrum.cz, chara-pardubice@chara.cz, m.aigel@saratoga.cz, pardubice@autoglassautosklo.cz, ales.karela@seznam.cz, synkova.eva@seznam.cz, info@kvalitnipneu.cz, autosklodz@autosklodz.cz, auto-zitko@seznam.cz, borivoj.grof@tiscali.cz, svitavy@bestdrive.cz, hraddan@post.cz, dnautokomplet@seznam.cz, pikopneu@email.cz, pavelvon@tiscali.cz, david.hutla@gmail.com, moravansky@lit.cz, pneu.kvapil@seznam.cz, k.m.n.seal@seznam.cz, j.borovicka@worldonline.cz, jiri.rudolf@wordonline.cz, staneklib@centrum.cz, autocentrummyto@aviahajek.cz, nk.bus@seznam.cz, info@kntruck.cz, autodisky@centrum.cz, holomek@cmail.cz, lukyhladik@seznam.cz, l.maminak@seznam.cz, fiala.mat@seznam.cz, truckpneu@seznam.cz, meganservis@seznam.cz, michal.svozil@seznam.cz, toman@zamberk.cz, info@turbopower.cz, mobilservis@atlas.cz, plechacekn@seznam.cz, autodanek@seznam.cz, megan@quick.cz, pecaholub@seznam.cz, petr.je@seznam.cz, servis@phtechnik.cz, pneudrtikol@seznam.cz, pneucerveny@policka.cz, info@autoservis-sazava.cz, autocentrumvalek@seznam.cz, bmwpower@bmwpower.cz, veroslav.kubes@centrum.cz, parchi@seznam.cz, pneu@zod.cz, hladenovajana@seznam.cz, andybaby@email.cz, beruskasy@seznam.cz, globus@lit.cz, duha.kocarky@worldmail.cz, info@kocarky.as, josef.fabian@fabian-hk.cz, evastarhova@seznam.cz, bavo.porici@tiscali.cz, eva.buresova@centrum.cz, ladahet@seznam.cz, chrudim@insia.com, spalek.vrata@seznam.cz, info@hkautoskola.cz, pepito.h@seznam.cz, spa.m@seznam.cz, vit.g@seznam.cz, bouska.bbtrans@seznam.cz, davidvodvarka@email.cz, letrans.cz@tiscali.cz, kpvauto@seznam.cz, bus@martinek-chrudim.cz, adamira.ram@volny.cz, balada.pavel@seznam.cz, radek.myslivec@post.cz, radimodtahovka@email.cz, lubossmely@seznam.cz, doprava@komartrans.cz, info@profi-servis.cz, info@likvidaceautovraku.com, oticek10@seznam.cz, jankalny@rentcarservice.cz, robertkolbe@centrum.cz, autopujcovna@auto-malek.cz, ranka1965@centrum.cz, info@oleje-filtry-maziva.cz, Pithartova.M@seznam.cz, info@dafa.cz, malina.vrse@tiscali.cz, schimakcher@seznam.cz, demuth.petr@centrum.cz, info@texson.cz, chlumec@pneusluzby.cz, cerberus@humlak.cz, martinejl@seznam.cz, rpmservice@rpmservice.cz, filip.mlynar@seznam.cz, jiristicha@centrum.cz, jteichman@mybox.cz, j.penjak@seznam.cz, eliservis@eliservis.cz, hornychoval@seznam.cz, marecek.musil@seznam.cz, marketamajorosova@seznam.cz, martinby@seznam.cz, martinkovalsky@seznam.cz, cistenik@email.cz, uklidove.sluzby@centrum.cz, pavel.muhl@seznam.cz, petrperdek@seznam.cz, info@uklidstaveb.cz, jigracek@seznam.cz, ales.kuks@seznam.cz, hary.sieger@seznam.cz, aspon@email.cz, calounictvimv@seznam.cz, info@dieselgenerator.cz, info@autoaku.cz, jiri.tanecek@seznam.cz, info@levnepneu.com, vlastik@schamann.net, kominictvinp@seznam.cz, info@dressyoursofa.com, hrncir.hronov@quick.cz, abely.oes@tiscali.cz, info@davoplus.cz, bilek@autosoft.cz, info.hk@porsche.cz, autoknb@centrum.cz, r-speed@r-speed.cz, info@autostarsy.cz, mi.chalpokorny@seznam.cz, hulinsky@autovolanov.net, info@autonechanice.cz, info@ctyrkolkyhanus.cz, autojan@email.cz, info@autobazarnachod.cz, info@kamproauto.cz, bures.josef@centrum.cz, vasek_mladek@post.cz, reki@orlice.net, autojuka@seznam.cz, boneville@seznam.cz, pavlicekfr@seznam.cz, sadon.moto@seznam.cz, 608224221@seznam.cz, info@autoskolanachod.cz, honza@ameriky-hk.cz, veteran@veteran-veterani.cz, info@profi-sklo.cz, gasauto@seznam.cz, info@gera.cz, info@autoservistaclik.cz, info@alinak.cz, autocech@tiscali.cz, info@cz-eko.cz, auto.velich@tiscali.cz, apriliafalco@seznam.cz, info@brutocars.cz, bazar@dovoz-cars.cz, hradec@elit.cz, info@makro.cz, stk-jestetice@dekra-automobil.cz, petrbud@volny.cz, info@acns.cz, advgroup@centrum.cz, autoholman@seznam.cz, info@azc.cz, amceko@seznam.cz, amcontrol@centrum.cz, info@autosam.cz, hradec@apm.cz, autoskola@autoskolamrkous.cz, bkuta@seznam.cz, autoskola@autoskola-trutnov.cz, fr.burian@centrum.cz, abc.autoprofes@seznam.cz, l.lipensky@atlas.cz, autoskola@opocno.cz, autoskola.kubias@tiscali.cz, info@sroll.cz, autoskolableha@seznam.cz, autoskola@cbox.cz, jiri.horak@volny.cz, autoskolamihl@seznam.cz, josef.nyvlt@autoskola-jaromer.cz, kalimero.h@seznam.cz, etflaisk@seznam.cz, autoskolahanusova@seznam.cz, asstring@seznam.cz, autoskolamacejko@volny.cz, miloslav@autoskolamj.cz, autoskola.fiedler@tiscali.cz, info@autoskola-vit.cz, autoskola.hlavacek@worldonline.cz, autoskolauptacku@gmail.com, mirek@autoskola-hlavacek.cz, misapp@seznam.cz, autocima@tiscali.cz, autoskolajech@seznam.cz, autoskola.horak@worldonline.cz, peterka.mir@seznam.cz, info@autoskolanika.cz, asnydr@seznam.cz, autoskolaraabe@centrum.cz, soulb@soulb.cz, info@autoskola-mazal.cz, autoskola.lorenc@seznam.cz, vasek.autoskola@quick.cz, pavel.schod@seznam.cz, autoskolaraabova@centrum.cz, madej.v@seznam.cz, autoskola.novotny@centrum.cz, dubisarvladislav@tiscali.cz, rone@centrum.cz, autoskola.octavia@centrum.cz, autoskolajk@atlas.cz, as.pospisil@volny.cz, autoskola.vavra@tiscali.cz, as-neumann@seznam.cz, autoskola@dobruska.cz, autoskola.pohl@seznam.cz, mojmir.hlousek@tiscali.cz, o.babak@volny.cz, ashejduk@iol.cz, atpetrol@seznam.cz, kuldapavel@tiscali.cz, olejgroup@email.cz, petr.kobiela@seznam.cz, horys1@centrum.cz, ivan.langr@seznam.cz, autolakykubin@seznam.cz, autolakovna.horice@seznam.cz, autolakyrnik.svec@seznam.cz, karel.stipek@ticali.cz, m.pejchova@seznam.cz, klempo@wo.cz, mc-lak@seznam.cz, info@lakovnavesely.cz, kohout@kohout-autolaky.cz, ruider.service@email.cz, vyroba@mdcomponents.cz, kolbek@mikol-styl.cz, pener2@tiscali.cz, info@reviloauto.cz, v.appl@email.cz, cerny@cernyantonin.cz, hejtmanek@foliatech.cz, sevc@atlas.cz, autocentrumsedliste@seznam.cz, jan.jirman@seznam.cz, auto.vrak@seznam.cz, k.kunc@email.cz, hk@nejlevnejsipujcovnavozu.cz, danaoberreiterova@seznam.cz, albrecht.ivo@seznam.cz, rentacar@email.cz, jakl.m@tiscali.cz, info@eurocarhk.cz, pujcovna@auta-obytna.cz, autopujcovna-hk@seznam.cz, jiri.bric@hyrasus.cz, info@autohorice.cz, mncar@email.cz, info@pujcovna-karavany.cz, pokornyr@centrum.cz, info@pujcovnavozu.cz, phubena@seznam.cz, stk.vrchlabi@centrum.cz, stktrutnov@volny.cz, detecha@detecha.cz, fama@pvtnet.cz, jpacak@farmet.cz, hjh.vos@worldonline.cz, kutik.stk@tiscali.cz, stk@medis.cz, stk@olfincar.cz, tachografyrk@seznam.cz, info@proautolouda.cz, stk.jicin@worldonline.cz, info@stkrk.cz, stk@stk-trutnov.cz, sauersaa@tiscali.cz, autocentrumtu@tiscali.cz, automaly@dvk.cz, automl@seznam.cz, peza.nachod@seznam.cz, info@auto-ps.cz, autoservis.allstars@seznam.cz, autoservis.reno@tiscali.cz, michal.41@seznam.cz, info@autosrb.cz, beta.rs@seznam.cz, b.vobr@volny.cz, mira.urbanek@quick.cz, autogas_jerabek@sendme.cz, fadak@email.cz, hradeckralove@fastbox.cz, burda.f@seznam.cz, drahovzal.frantisek@post.cz, autohfservis@centrum.cz, tomsedlacek@seznam.cz, ivanakuzelova@email.cz, kur.i@tiscali.cz, audo.autoservis@tiscali.cz, jan.krupicka@quick.cz, autoservis.navratil@seznam.cz, opravyvozidelhk@email.cz, autodilnasevcik@seznam.cz, svec_jan@centrum.cz, honza.tlaskal@seznam.cz, vjerice@seznam.cz, honza.valda@seznam.cz, vojta-jan@seznam.cz, dostal-auto@seznam.cz, info@autoservis-maly.cz, jtazler@quick.cz, capek.autoservis@tiscali.cz, pneuholecek@seznam.cz, jarohrnc@volny.cz, hubalek7@seznam.cz, auto.nosek@seznam.cz, autoochoc@seznam.cz, autoraba@centrum.cz, info@autorysavy.cz, palivo.skoda@seznam.cz, servis@srutek-servis.cz, az1.zverina@seznam.cz, napalm@centrum.cz, auto-adamek@email.cz, jbartos@nextradsl.cz, chaloupka-motor-skoda@iol.cz, auto.jansa@centrum.cz, autoservis_konupek@centrum.cz, jirka.kuzel@seznam.cz, autodilna.rubes@centrum.cz, autohof@centrum.cz, autocentrum@hradecko.com, teplyjirka@tiscali.cz, typlt.jiri@seznam.cz, info@jk-automonte.cz, autobarta@volny.cz, autoservis.rain@tiscali.cz, j.kadanik@seznam.cz, autokundrat@centrum.cz, autosluzbylamr@seznam.cz, renfip@email.cz, runkas@wo.cz, josef.ulrich@worldonline.cz, vilimekjosef@iol.cz, kamil.voslajer@seznam.cz, karelpraga@seznam.cz, asko.servis@tiscali.cz, lakovna.bazar@seznam.cz, servis@auto-malik.net, automichl@seznam.cz, autosluzbyvik@seznam.cz, lubomir.zdenek@seznam.cz, bucek.ludek@seznam.cz, lgrund@centrum.cz, marek.svoboda@dvk.cz, m.ilsner@seznam.cz, martin.jira@tiscali.cz, autoservisjokes@post.cz, auto.mnovotny@auto-mnovotny.cz, martin.skorepa@dvk.cz, odtahovka.auto.martin@seznam.cz, michal.jahna@centrum.cz, victoria_ann@centrum.cz, m.kotek@seznam.cz, vecera.mi@seznam.cz, stksovetice@centrum.cz, mliskovsky@seznam.cz, milan.novas@seznam.cz, mostekvonka@email.cz, jkav@atlas.cz, miloslav.moutvicka@seznam.cz, moravec.milos@seznam.cz, basmira@seznam.cz, info@jetservis.cz, mvcom@telecom.cz, fosters@seznam.cz, novar.rk@seznam.cz, info@tranta.cz, autoservis@dobruska.cz, autoservis.beran@centrum.cz, svaplast@seznam.cz, info@automotoopravna.cz, autopm@seznam.cz, micanp@tiscali.cz, autoopravnamichalek@seznam.cz, auto.baro@seznam.cz, bp.auto@seznam.cz, dejmekpetr@seznam.cz, petr.hanusik@tiscali.cz, terenikrtek@seznam.cz, krejcikpetr@seznam.cz, kyzr@volny.cz, automape@seznam.cz, psiroky@seznam.cz, petrvrbata@seznam.cz, proauto@proautohk.cz, autonovak@c-box.cz, brouk.v@seznam.cz, mach.radim@tiscali.cz, hofman.rados@seznam.cz, radvan.radvanice@worldonline.cz, romancejp@seznam.cz, auto.jansa@seznam.cz, autoopravnakovac@seznam.cz, info@autoservis-spacek.cz, petr.karban.dk@seznam.cz, semerak-autopartner@email.cz, autobrandejs@seznam.cz, stanislav.solar@quick.cz, vyskocil.s@seznam.cz, asg@sanet.cz, tomasburger@seznam.cz, a.prokop@seznam.cz, friml@compcar.cz, autotrk@seznam.cz, tomas.nalevka@volny.cz, tnyvlt@seznam.cz, autosedlacek@centrum.cz, t.dohodil@seznam.cz, prodej@autocentrumtrio.cz, servis@asrhk.cz, vajscom@seznam.cz, vcautoservis@centrum.cz, veteran.galerie@seznam.cz, vilimek@s-v.cz, cap.autoopravy@seznam.cz, info@autoservisvondra.cz, colorant@seznam.cz, zlukasek@centrum.cz, maly.zdenek@volny.cz, servis@adip.cz, prodej@europneu.cz, info@auto-jase.cz, autofiedler@seznam.cz, janouchoilpneu@centrum.cz, beril@beril.cz, info@dodek.cz, info@auto-mh.cz, auto.picman@seznam.cz, autosajm.servis@autosajm.cz, tatratuning@seznam.cz, bobocars@seznam.cz, rostislav.seda@busline.cz, info@doktor-dulek.cz, pneuduleba.@seznam.cz, cumrda@seznam.cz, frantisek.medlik@quick.cz, pneuservis.veik@seznam.cz, info@appneu.cz, ivan.kucera@seznam.cz, vtrsp2@centrum.cz, feryoscz@seznam.cz, info@gp-cs.cz, jiri.cardal@cardal.cz, jitka.soukupova@gmail.com, cs@kontaktoil.cz, skarytka@letistejaromer.cz, zarapi@seznam.cz, info@opos.cz, uno-hk@volny.cz, autoskola.jedlicka@email.cz, klimaservis@email.cz, pro-trucks@seznam.cz, kyralb@seznam.cz, auto.help@centrum.cz, pardubice@nehodovyservis.cz, top.turek@seznam.cz, lpg@elpege.cz, falta.jifa@atlas.cz, kieslich@jkproduct.cz, psenicka.plyn@seznam.cz, v.kulhavy@quick.cz, info@autodetail.cz, 603498912@seznam.cz, jm.interiery@seznam.cz, josef.svatos.pp@centrum.cz, toh@sendme.cz, interiery@wbs.cz, excelente@email.cz, l.holecek@seznam.cz, slavikmarek@centrum.cz, matousek.h.kalna@seznam.cz, mira.kodytek@seznam.cz, info@noby.cz, zeman01@email.cz, ricikuhn@centrum.cz, standa.tomi@seznam.cz, info@vycisti.cz, csad@csadjicin.cz, dusanekv@seznam.cz, zdencikopriva@seznam.cz, autozelezny@seznam.cz, pneuservis-kukleny@seznam.cz, pneuservis@cmail.cz, jaroslav.pekarek.jc@seznam.cz, pour.jaroslav@volny.cz, jarsimk@seznam.cz, motoopravna@seznam.cz, yvabej@centrum.cz, skoda1@centrum.cz, klepetko.j@quick.cz, pneumach@seznam.cz, info@jirimatena.cz, pneu.pavlicek@seznam.cz, pneuservisjp@seznam.cz, Pluhar@dvk.cz, truhlar.jirka@tiscali.cz, pneucermak@seznam.cz, pneucihacek@seznam.cz, josef.fejfar@seznam.cz, jelen.jo@seznam.cz, prjo@seznam.cz, jppneu@seznam.cz, kamil.derner@tiscali.cz, bopak@seznam.cz, kotas.spol@seznam.cz, pneuservishorak@seznam.cz, pneuhoracek@centrum.cz, pneuslezak@seznam.cz, li.vavra@seznam.cz, ggglubos@seznam.cz, info@plasil.cz, lkautoelektrik@seznam.cz, krcmarlukas@seznam.cz, servis@turbiny.cz, mareksedlaty@seznam.cz, adamektour@seznam.cz, ksluzbaam@seznam.cz, pneucenter@pneucenter.cz, autoskla@binek.cz, info@pneu-alu.cz, servis@ford-skorpil.cz, honza.hybl@centrum.cz, mipaauto@seznam.cz, cmelak67@tiscali.cz, milan.syr@seznam.cz, autoklempirstvi@hradecko.com, milosdedic@seznam.cz, wilikautoelektrika@seznam.cz, mspneu@email.cz, j.baer@volny.cz, akmel@volny.cz, info@classics.cz, pavel.matuska@olfincar.cz, pneuservis.trebes@seznam.cz, pdr@dent-rep-servisteam.cz, p.vitek@cmail.cz, ciampor@centrum.cz, info@opravydeformaci.cz, peta.sterba@seznam.cz, pneu@pcj.cz, radekkalkus@seznam.cz, radek.nedvidek@centrum.cz, sekerkarobert@seznam.cz, rudolfhartman.karoserie@email.cz, rudaw@seznam.cz, rakovsky@servisd11.cz, servis@tc-hk.cz, tomas.drasnar@seznam.cz, autogregi@seznam.cz, servis@top-fuel.cz, pneu@autovaku.cz, petrvelen@seznam.cz, libal.v@tiscali.cz, vladimir.hynek@worldonline.cz, vlada-toyota@seznam.cz, vpavlicek@tiscali.cz, vl.tomasek@tiscali.cz, donatova.lenka@seznam.cz, zdenek.fi@seznam.cz, HubnerZdenek@seznam.cz, pneu.auto@tiscali.cz, kricenskyz@seznam.cz, zdenek.petracek@seznam.cz, www.zdenek.pumpr@seznam.cz, tvotruba@bakcastings.cz, karsit-lisovny@karsit.cz, jkrcal.jr@ttk-hk.cz, vyfuky@moto-sharon.cz, info@vyfukytenax.cz, jsubrt@imn.cz, info@rallycad.cz, vyroba@vlacek-peterka.cz, info@sodan.cz, autocenter.mirkur@centrum.cz, hartmann-auto@volny.cz, lkulhanek@mkinet.cz, a.m.ulma@seznam.cz, info@autokupec.cz, autohk@seznam.cz, autobazarprofi@seznam.cz, bazar@auto-zbozi.cz, info@autobazar-herkules.cz, parniuklid@seznam.cz, faltus.pavel@seznam.cz, sclub.tu@seznam.cz, radek.konupek@seznam.cz, info@online-cars.cz, docar@docar.cz, vitek.robert@centrum.cz, robocars@seznam.cz, info@gatria.cz, autobazar.sprint@seznam.cz, mhcars@seznam.cz, dindicar@seznam.cz, avmotousa@avmotousa.cz, autogrande@autogrande.cz, info@autostyl.eu, autotrh@autohk.cz, grand@tiscali.cz, jiri.lenfeld@seznam.cz, jakub.skrivanek@worldonline.cz, filipu@tfa.cz, jarousekadamek@seznam.cz, auto.bs@post.cz, info@auta-kostal.com, abc-autobazar@seznam.cz, mararsv@seznam.cz, info@automaja.cz, miroslav.kalis@centrum.cz, autobazary2000@atlas.cz, autoprodejbieblova@seznam.cz, auta@lando.cz, marek@dobruska.cz, goodcar@atlas.cz, premek.smutny@seznam.cz, lucky30@seznam.cz, rozsypalsmr@seznam.cz, info@autoprofes.cz, info@auto-ruta.cz, vladimirlozek@seznam.cz, finnco@finnco.cz, info@hormiga.cz, radek@oldmobile.cz, vojtt@centrum.cz, info@hpp.cz, hradec.kralove@intercars.cz, ntauto@seznam.cz, tomicars@seznam.cz, vitekzenaty@seznam.cz, prodej-milovice@fordchar.cz, p.vondrak@autogalerievitvar.cz, m.vejman@autadoterenu.cz, auta@fordtrutnov.cz, bosnachod@tiscali.cz, bos.auto@tiscali.cz, autosalonhk@color-car.cz, info@fccs.cz, janimrisek@seznam.cz, m-gruppe@m-gruppe.cz, info@hyundai-dovoz.cz, kicler@seznam.cz, info@manipulacnitechnika.cz, ludek.john@ekotech.cz, info@kovosrot.cz, sluzby.energetice@centrum.cz, matejbrat@centrum.cz, pumr.vaclav@seznam.cz, steels@email.cz, bartos@caterham.cz, r.s.car@worldonline.cz, info@skoda-auto.cz, m.balvin@tsusho.cz, peugeot@vm-incom.cz, seidl@wo.cz, info@scania.cz, martin@autoabsolon.cz, bara@gaz.cz, caradamek@seznam.cz, jpjforest@seznam.cz, fejgl@linatra.cz, robert.mikulka@seznam.cz, vrchlabi@adpartner.cz, sklad.hk@autodily-allauto.cz, autodilyfedor@seznam.cz, auto.hajek@tiscali.cz, janakauto@centrum.cz, jan.sladek@seznam.cz, 2v.autodily@centrum.cz, fiedler.automotocentrum@seznam.cz, autojas@cbox.cz, BlankaHajkova@tiscali.cz, info@baleo.cz, fordmhdily@dvk.cz, autodilyazcar@seznam.cz, info@rdmoto.cz, milanfilka@seznam.cz, michal@aixner-ekon.cz, autodilynapolske@seznam.cz, rb.autodily@seznam.cz, posta@unipol.cz, automotohelp@dvk.cz, vavrena@vavrena.cz, starter-cz@email.cz, autoberan@autoberan.eu, info@akuvavra.cz, horaka@seznam.cz, amauto@volny.cz, kalvoda@bazar-roudnice.cz, hbautodily@tiscali.cz, info@acu.cz, info@autopotahy-ags.cz, autodily.kostelec@worldonline.cz, autokon@email.cz, info@vw-dily.cz, rally@motorteam.eu, info@kentcz.net, 773698897@seznam.cz, kodr@autojapan.cz, info@gt-tuning.cz, info@matossound.cz, auto-kunst@volny.cz, nd.vleky.navesy@centrum.cz, mir.cerny@tiscali.cz, jiricka.autohobby@seznam.cz, info@airbagy-levne.cz, info@autonahradnidily.cz, olvan@olvannachod.cz, autotrio@seznam.cz, autodily.ps@raz-dva.cz, pajas69@seznam.cz, area.prodej@seznam.cz, info@autozeli.cz, reno.h-v@wo.cz, info@airbagy-dily.cz, jicin@meteor.cz, automotovolovnice@op.pl, kerhart.z@tiscali.cz, info@racing-line.cz, hradeckralove@interaction.cz, info@autofolie-np.cz, info@forteoil.cz, roman@autowatt.cz, info@smidaramy.cz, dusekservis@seznam.cz, info@autum.cz, hk@primadisky.cz, oleje@tiscali.cz, info@fanstech.cz, autohofman@seznam.cz, corner@corner.cz, pneurais@gmail.com, roman.majera@volny.cz, spectrum.hk@spectrum-franek.cz, jnovak@ecoservis.cz, info@bwawheels.cz, ndavia@seznam.cz, z.zoubek@seznam.cz, hradec@lechler.cz, p.bednarcik@seznam.cz, petrdedecek@seznam.cz, vobosys@vobosystem.cz, reklamahk@gmail.com, pulpan.r@volny.cz, jamirauto@seznam.cz, info@karavany-dobruska.cz, info@gwt.cz, autosklopa@autosklokm.cz, autopujcovna@wbs.cz, vencl.v@email.cz, loziska@segment.cz, sefcik@dkniko.cz, michalhacko@seznam.cz, info@lsk.cz, info@plservis.cz, info@pneumarek.com, info@rcf.cz, jarimex@centrum.cz, sales.eur@avonauto.com, innotech@volny.cz, obchod@autolaky-lochmanova.cz, info@realmodel.eu, Pavlusa1978@seznam.cz, liborholoubek@tiscali.cz, vojtech.mach@atlas.cz, info@loziskanachod.cz, milves@milves.cz, cernyservis@seznam.cz, ptpa@email.cz, acm@sanet.cz, david.hejna@seznam.cz, gas777@seznam.cz, vasicek@cbox.cz, autoduo@autoduo.cz, autobakes@seznam.cz, kontakt@autocomponent.cz, velkabystrianska@seznam.cz, filipcestr@seznam.cz, auto-lemi@seznam.cz, info@autio.cz, eminger@cmail.cz, info@triumfcz.eu, obchod@kocarky-textil.cz, info@ekopardubice.cz, info@loziska-pardubice.cz, motodrive@seznam.cz, auto.plus@volny.cz, vktraktor@seznam.cz, sochor.jaromir@tiscali.cz, lenka.dvorak@tiscali.cz, info@uklidimezavas.cz, balcar@bngaz.cz, pavel.holbik@seznam.cz, autolakovna-recany@seznam.cz, simek@duchac-podlahy.cz, info@mzelectronic.cz, cista-auta@email.cz, finger.jiri@seznam.cz, obchod@autodily-hk.cz, boriskovac@tiscali.cz, info@mycicentrum-tu.cz, 24levne@seznam.cz, autodily@pracharna.cz, obchod@aftermarket.cz, hradeckralove@ulozenka.cz, info@bvscentrum.cz, info@hobbydiag.cz, cernyhec@tiscali.cz, radimhol@centrum.cz, info@profidily.cz, obchod@autodilylevneji.cz, info@nosice-kol-thule.cz, info@tuning-hk.cz, superoleje@ergocom.cz, info@pneushopping.cz, info@rsw-alu-kola.cz, info@tuningpro.cz, info@svetmoto.cz, info@svezijizda.cz, autodilycs@seznam.cz, info@motopoint.cz, mothers.shop@seznam.cz, info@motul-expert.cz, info@zapalovacikabely.cz, bmw-doplnky@atlas.cz, info@rajmaminek.cz, info@alu-vyprodej.cz, info@prodejvyfuku.cz, gt-tuning@seznam.cz, info@best4bikers.cz, info@3dpneu.cz, info@3dbaby.cz, info@katrex-autodoplnky.cz, ehl.roman@centrum.cz, info@m-store-sro.cz, blazina.t@seznam.cz, umparts@gmail.com, obchod@originalniautodily.cz, info@hardson.cz, objednavky@promojedite.cz, info@vyfukylevne.eu, ewynns@email.cz, prodej@bambinoland.cz, mike-design@seznam.cz, hqshop@hqshop.cz, info@danner.cz, jan.frano@seznam.cz, obchod@vyhodneceny.eu, ford.macku@seznam.cz, info@stiauto.cz, info@autoskoladk.cz, myckajirecek@seznam.cz, stranikd@seznam.cz, pneu.mat@seznam.cz, jirina.kuldova@seznam.cz, autodily.proficar@atlas.cz, auto-moto@lanskroun.cz, as.pronto@seznam.cz, portr.vladimir@seznam.cz, 138.jana@seznam.cz, svoboda@svoboda-cz.cz, novotny@auto-pujcovna-pce.cz, info@pitstoppce.cz, dennies@centrum.cz, info@auto-ring.cz, vizner.jaroslav@seznam.cz, sekretariat@sosasou-vocelova.cz, zeleny.zdenek@seznam.cz, autoglanc.1@seznam.cz, info@autocz.cz, info@autohornik.cz, Lucie.Moravova@frma.cz, info@rucnimytihk.cz, autosklo.s@seznam.cz, soren@soren.cz, auto@ackolhotka.cz, info@autostyl-servis.cz, benesnaradinastroje@centrum.cz, servis@autocejnar.cz, info@nanocarwash.cz, info@stk-carnova.cz, primagas@primagas.cz, prodej-hk@fordchar.cz, prodej-jicin@fordchar.cz, info@autovrakovistevik.cz, sportjacht@sportjacht.cz, tyniste@monsta.cz, info@nastrikamevamto.cz, info@autodily-chocen.eu, petafondik@seznam.cz, info@ekolikvidaceaut.cz, dsiroky@seznam.cz, info@cpce.cz, lukastrade@slovany.cz, herman.binder@seznam.cz, stk-ceskatrebova@dekra-automobil.cz, olomouc@cargas.cz, obchod@agados.cz, jelinek@hyundaihb.cz, autosedlacek@seznam.cz, petrzilek@lakovna-chrudim.cz, zdenekbrabecml@brabechb.cz, c.trebova@tsrcr.cz, vesely.ales@iex.cz, info@strojni-prani-cisteni.cz, lanskroun@ford-holomek.cz, cistimkvalitne@seznam.cz, obchod.ph@aktivoil.cz, ads.blesno@volny.cz, pavelbaca@centrum.cz, pardubice@autoskloroger.cz, drbal@kovosrot.cz, csjestrebi@seznam.cz, pardubice@apm.cz, dilyzakacku@gmail.com, email@filtracnitechnika.cz, hradec.kralove@bestdrive.cz, obchod@aaaauto.cz, sekretariat@papoil.cz, autoskolarychnov@centrum.cz, info@zabezpecimevas.cz, zdenek.zeman@autosklo-servis.eu, pujcovnavozu@email.cz, epodatelna@mesto-desna.cz, servis.mladebuky@seznam.cz</text:p>
          </table:table-cell>
        </table:table-row>
        <table:table-row table:style-name="ro1">
          <table:table-cell office:value-type="string" calcext:value-type="string">
            <text:p>Bazény</text:p>
          </table:table-cell>
          <table:table-cell/>
          <table:table-cell office:value-type="string" calcext:value-type="string">
            <text:p>info@vlcek-stavistelstvi.cz, aker@seznam.cz, multinacional@styldecor.cz, hizol@tiscali.cz, astav@seznam.cz, info@az-izol.cz, office@hakoss.cz, rebytplasty@seznam.cz, folie.hk@tiscali.cz, agrokomerz@quick.cz, mke@mke.cz, mepo@telecom.cz, mrazek@janmrazek.cz, info@centralplast.cz, ekoplast@ekoplastpe.cz, sluzbynetik@seznam.cz, info@borovnicka.cz, info@bazenymachov.cz, info@aquaparkspindl.cz, bazeny@mostek.cz, vrabec.o@delphin.cz, info@gool.cz, kts@kts-hk.cz, info@olivaj.cz, ok@bazenysamba.cz, semerak.petr@worldonline.cz, bazeny.polo@tiscali.cz, modra.laguna@seznam.cz, sluzby.technicke@tiscali.cz, admin@barvy-laky.com, jukov@seznam.cz, tpw@volny.cz, terova@terova.cz, mbp@mbptu.cz, info@snhk.cz, obchod.29@mountfield.cz, michalbarvir@tiscali.cz, sauny@dyntar.com, posta@sport-jicin.cz, info@hartaclub.cz, harmonysm@harmonyclub.cz, hotel@lesnidum.cz, hotelpanorama@hotelpanorama.eu, recepce@hotelhavel.cz, intop@intop.cz, hotel@triruze.cz, info@hotelprom.eu, hotel-area@seznam.cz, info@alpsky-hotel.cz, grand.apartments@felicity.cz, info@tedec.cz, hotelkonsel@iol.cz, hotelprvosenka@hotelprvosenka.cz, info@hotel-adam.cz, info@hoteladam.cz, info@hotelalpina.cz, info@arnika-rudnik.cz, info@hotel-astra.cz, hotelbarbora@iol.cz, hotel@bedriska.cz, rezervace@energetikpec.cz, info@hotelesprit.cz, hotelgendorf@gendorf.cz, hotel@hotelhorizont.cz, info@horni-pramen.cz, juraska@email.cz, info@hotelkunstat.cz, hotelmichal@hotelmichal.cz, hios@cmail.cz, info@palace-hotel.cz, hotel.podjasany@seznam.cz, info@hotelsvatymichal.cz, sikma.vez@tiscali.cz, info@spindl-hotelpraha.cz, info@hotelstart.cz, hotelstikov@hotelstikov.org, hotel@svycarskabouda.cz, reception@eliska.euroagentur.cz, vyhlidka@vyhlidka.cz, zatisi@volny.cz, objednavky@tvproducts.cz, recepce@belmonte.cz, recepce.ktriumf@karsit.cz, lyzarska@lyzarska.cz, info@friesovyboudy.cz, info@liscifarma.cz, info@pensionluky.cz, rezervacems@be.vlrz.cz, ubytovani.prednilabska@grvs.justice.cz, hotel.arnika@orea.cz, hotel.horal@orea.cz, info@chataorlice.cz, info@lucnibouda.cz, orlice@wo.cz, recepce@camp-dolce.cz, pension@boudamama.cz, info@staropackasokolovna.eu, oddech.chata@tiscali.cz, info@dumalois.cz, u.holecku@seznam.cz, holidays.appartement@seznam.cz, ladis.p@tiscali.cz, info@rhb-smirice.cz, dr.neumann@tiscali.cz, t.mertlik@tiscali.cz, daniel.scerbakov@seznam.cz, info@wellnessvlipkach.cz, wellness@gendorf.cz, eth@volny.cz, info@pensionclaudia.eu, jenek@volny.cz, info@pension-elisabeth.cz, familyhavel@familyhavel.cz, zsvoderady@iol.cz, petrmachacek@petrmachacek.cz, hedvicak@mestanskydum.cz, penzion.podskali@seznam.cz, pensionsimral@email.cz, info@pensiontencar.eu, arrakis@tiscali.cz, info@ceska-chalupa.cz, horsky.ranc@seznam.cz, penzionstrazne@seznam.cz, info@marianum.cz, penzion.navysluni@wo.cz, atka_havlova@seznam.cz, penzion.r@c-mail.cz, info@penzion-brada.cz, kontakt@rogallo.cz, slunecnice@svpetr.cz, usrenku@centrum.cz, ubytovani@villa-pavlina.cz, smichovska@cbox.cz, jiri.mikulik@seznam.cz, info@apartmanyualy.cz, info@apartman21.cz, apartman.batnovice@seznam.cz, brudolf@amitycz.as, dufka.studanka@wo.cz, sebuc@quick.cz, recepce@hotel-aurum.cz, info@libereckabouda.cz, info@penzionmartin.czinfo@penzionmartin.cz, modrinhotel@volny.cz, info@pensionrelax.cz, zakouti@zakouti.cz, modrokamennabouda@volny.cz, ptater@volny.cz, info@liscikameny.cz, info@pomezni-bouda.cz, info@lesnibouda.cz, restaurantsportclub@seznam.cz, office@bretcz.cz, Dagmar.Danielisova@lukas-net.cz, ulisky@email.cz, vvvanicek@seznam.cz, ruzohorky@quick.cz, info@labskabouda.cz, misservice@misservice.cz, info@kladenka.cz, malina@chatamalina.cz, hotel@lesana.cz, rezervace@bktour.cz, metravolt@centrum.cz, portasky@portasky.cz, info@hotel-emerich.cz, hotel@hotel-pp.cz, info@vecernice.com, info@chatahonzik.cz, nikola-pec@volny.cz, hromovka@hromovka.cz, hotel@lesni-zatisi.cz, info@penzionlevel.cz, chata.seibert@centrum.cz, info@boudapodsnezkou.cz, arturpec@volny.cz, konkolsky@volny.cz, krystof@chatatesla.cz, chata.kukacka@seznam.cz, info@penzionadelka.cz, rezervace@cihlar.info, domeklada@seznam.cz, info@ubytovaniklima.cz, hynek@megaplus.cz, janastara@centrum.cz, villa.czernin@email.cz, purkyne.chata@centrum.cz, hotelboudajana@seznam.cz, penzionterezka@atlas.cz, prkas@volny.cz, info@penzionsevcik.cz, info@alpskydum.eu, kletvik@havex.cz, jiri.kozesnik@seznam.cz, bouda.svornost@centrum.cz, rampusak@chatarampusak.com, brenda.jech@atlas.cz, hotel@kolinskabouda.cz, info@myslivna160.cz, kvarda@volny.cz, tobiska@tobiska-rk.cz, penzion@melkus.cz, info@chalupaorlickehory.cz, info@pension-kovarna.cz, privat.vrabec@tiscali.cz, mivanov@seznam.cz, info@latinovi.cz, info@tetreviboudy.com, ubytovani@autoplachtyse.cz, juru@email.cz, cermak.cernydul@centrum.cz, penzion.irena@volny.cz, info@dvorskabouda.cz, pavelsynek@seznam.cz, ukotle@centrum.cz, veramalaupa@quick.cz, info@bradlerovy-boudy.cz, petrdavid@volny.cz, info@hotel-javor.com, p.simon@cmail.cz, svavrova@hotmail.com, martinovka@volny.cz, info@spindlerovabouda.cz, info@tibor-luna.cz, info@betyna.cz, info@penzionkozel.com, info@pension-barborka.cz, info@chatarelax.cz, drasnarovi.chalupa@seznam.cz, rozhled@tiscali.cz, protez.jl@volny.cz, info@penzion-natty.cz, kunc.vlastislav@seznam.cz, chatanalucine@aaczechglass.com, jitrenkachh@volny.cz, sklar.ostruzno@bktour.cz, alena.klucova@seznam.cz, info@ubytovani-chalupa.cz, radovan.pavlik@worldonline.cz, umateje@centrum.cz, fra.sol@seznam.cz, ruzacs@gmail.com, sei.jerry@seznam.cz, lenka.hofmanova@seznam.cz, janigovi@seznam.cz, jirkanov@tiscali.cz, drhavel@seznam.cz, info@chatakristyna.cz, r.volenec@centrum.cz, info@rennerovky.cz, dusanekm@post.cz, umago@seznam.cz, zdenhosek@seznam.cz, info@chalupy-krkonose.cz, info@chatovaosada.cz, info@hotel-tommy.com, hotel@pod-vezi.cz, hotel.safari@zoodk.cz, hotel@lucnidum.cz, info@hotelfilip.cz, hotel.montana@worldonline.cz, bowlingtatra@volny.cz, lazne@belohrad.cz, hotel.hanicka@cmail.cz, ondrej.richter@seminarni-hotely.cz, info@hotelpodzvicinou.cz, recepce@omniahotel.cz, hotelpatria@hotelpatria.com, recepce@westendhotel.cz, havrankova@hoteloddech.cz, betlem@spmlyn.cz, hotelzemskabrana@seznam.cz, serlisskymlyn@destne.cz, rezervace@hotel-venuse.cz, windsor@hotel-windsor.cz, zatisi@hotel-zatisi.com, javurkova@zastavsenachvili.cz, info@pno.cz, kontakt@penzion-klidek.cz, krkonose.agata@seznam.cz, rezervace@ubytovaninastatku.cz, penzion.iveta@seznam.cz, chatanapotoce@seznam.cz, penzion-anna@volny.cz, ekelenkamp@tiscali.cz, svycarskydum@volny.cz, lucerna.ondra@seznam.cz, pension@hanusovi.cz, pohoda@pension-pohoda.cz, patzelt@pvtnet.cz, alkiony@seznam.cz, eva.kubecova@fnmotol.cz, jbalcarova@volny.cz, kobrkarel@centrum.cz, pensiontc@wo.cz, pension@kohler.cz, uhada@centrum.cz, mmasek@cbox.cz, pensionfontana@seznam.cz, pension.dita@seznam.cz, capkuv.statek@volny.cz, info@lokotrutnov.cz, sport.nachod@wo.cz, penzion@penzion-patrik.cz, pavlina@arealpauli.com, pensionboruvka@centrum.cz, pensionlipa.kubista@seznam.cz, petrweiner@volny.cz, info@starsgymhk.cz, fit4fun@fit4fun.cz, fit-studio@fit-studio.cz, m.kovarna@tiscali.cz, n.klanicova@seznam.cz, info@lionhotel.cz, krkonose@adampension.cz, pensionherta@atlas.cz, vadim.lyutyy@seznam.cz, recepce@penzion-doni.cz, vgresl@volny.cz, zuzana.blata@post.cz, iv.jedlickova@centrum.cz, knezice@knezice.cz, dobropet@centrum.cz, otto.kunt@tiscali.cz, info@sportworld.cz, mestske.lazne@snhk.cz, plavecky.bazen@snhk.cz, box@hotelstartjc.cz, info@sporthorice.cz, info@tstrebechovice.cz, ts.rk@c-mail.cz, Flodrman@seznam.cz, info@upa.cz, krkonose@penzion.com, info@penzionvchaloupce.cz, pension.70@seznam.cz, pension.silva@email.cz, vanicek.petr@quick.cz, hcepova@atlas.cz, pension@podkrkonosi.com, pension-imlauf@quick.cz, info@tadeasovydomky.cz, anna.richterova@seznam.cz, ladislav.soucek@quick.cz, apapollo82@gmail.com, grossova@tiscali.cz, penzion-panek@volny.cz, penzion.milos@seznam.cz, penzion@vysoka-straz.cz, penzionhelena@razdva.cz, hromatka-vraji@post.cz, info@kdanice.cz, vila.praminek@volny.cz, pensionhubert@seznam.cz, pensionbaron@centrum.cz, lucie.vidourkova@centrum.cz, info@veselyvylet.cz, ufary@esite.cz, pension228@centrum.cz, verner.destne@tiscali.cz, motel.charlie@seznam.cz, jaromirpacholik@seznam.cz, ubytovani@vitavnuk.cz, letovisko-dachova@quick.cz, milan.mervart@centrum.cz, prusova.chumutice@seznam.cz, semeradovi@tiscali.cz, prusova.chomutice@seznam.cz, herlikovice@zsmv.cz, fastzbk@centrum.cz, kvarta@wo.cz, penzion@eliscindvur.cz, farm@wo.cz, info@studenavoda.cz, milos.smola@worldonline.cz, aquavita@aquavita.cz, info@peckasport.cz, info@broumar.cz, dachova@seznam.cz, m.smola@email.cz, dvorak-lanzov@seznam.cz, obec@velkyvrestov.cz, kemp@luzany.cz, jindrichovsky@unet.cz, bazeny.aquak@seznam.cz, jilek.mir@seznam.cz, montplast@montplast.cz, jgereta@seznam.cz, retropark@retropark.cz, koupalisteakemplodin@centrum.cz, techpos@volny.cz, rezervace@brezka.cz, petrik.radek@seznam.cz, qualova@seznam.cz, hugoh@tiscali.cz, spacekprvosenka@seznam.cz, jherbera@seznam.cz, ilca.valentova@seznam.cz, milan.haller@centrum.cz, alena.varhanova@seznam.cz, ubytovani@broumovsko.net, keramizol@keramizol.cz, info@eshop-bazeny.cz, balon@letem-svetem.eu, usspa@usspa.cz, poolservis1@centrum.cz, ovaz@cmail.cz, info@recosa.cz, tcv@tcv.cz, info@mp-company.cz, info@mrfp.cz, pappce@pappce.cz, koupaliste.pce@atlas.cz, gizela.padyaskova@svitavy.cz, natural.keramika@seznam.cz, ivanovski@tespolicka.cz, stami@saunovani.cz, vbvplast@lit.cz, lkmk@lkmk.com, solar@ei-bazeny.cz, info@bazenykopecky.cz, webmaster@bab-sro.cz, info@savesro.net, miroslav.cink@ekobi.cz, abplast@abplast.cz, info@alukov.cz, info@relaxacnistudio.eu, tepvos@tepvos.cz, artik@tiscali.cz, penzionbystre@unet.cz, bazencr@iol.cz, ixiklub@volny.cz, hotelmonika@centrum.cz, recepce@jezerka.cz, camp@comacomp.cz, recepce@penzion-ukastanu.cz, pension.palla@mosaictech.cz, kolda.zdenek@seznam.cz, pocatky@kemp.cz, pension@ukozlu.cz, penzion@elektrovasury.cz, penzi.on@worldonline.cz, suryn@mybox.cz, penzion.harmonie@seznam.cz, info@penzionparkur.cz, hotel.sh@worldonline.cz, unouzu@seznam.cz, dumitplus@seznam.cz, zahrady@lande.cz, info@studiokral.cz, info@bazen-obchod.cz, lamizo@seznam.cz, tech.sluzby@tsvmyto.cz, info@bazencentrum.cz, bazeny.ulrich@seznam.cz, info@tvpool.cz, info@chemiedobazenu.cz, bazen-hlinsko@seznam.cz, kpbvm@seznam.cz, plavaniumajaku@seznam.cz, gitastl@post.cz, radkahoskova@tiscali.cz, plavani.kajmanek@email.cz, karetky.plavani@seznam.cz, jan-adamec@seznam.cz, info@izolatestvismid.cz, jiri.ded@tiscali.cz, juming@juming.cz, montaz@comea.cz, aquapul@seznam.cz, vaclav.hap@seznam.cz, vykopykrejci@seznam.cz, reditel@tsmt.cz, hotelkraskov.recepce@seznam.cz, reditel@zeva.cz, nikaimpex@volny.cz, luboshaltuf@seznam.cz, info@brizastav.cz, info@izolprotan.cz, dm.izol@seznam.cz, info@jezirka-bazeny.cz, rehak.pe@seznam.cz, efkaj@centrum.cz, agromarket@seznam.cz, info@zahradnitechnikavolejnik.cz, info@mamtechnika.cz, elkov.jaromer@seznam.cz, ludadoman@seznam.cz, asterixmachov@seznam.cz, j.petera@email.cz, alcentrum@alcentrum.cz, vimma@seznam.cz, myw@seznam.cz, info@repasjicineves.cz, info@pooltechnik.cz, roman@onwy.com, info@bazenservis.cz, info@bazenar.cz, info@bazenymnuk.cz, sima.pav@email.cz, mary@waterland.cz, lida@engrave.cz, info@plastpartner.cz, solnice666@seznam.cz, info@bazeny-vrchlabi.cz, adimpex@adimpex.cz, info-bazenovka@email.cz, info@pavelhavranek.cz, lburysek@tiscali.cz, info@happypool.cz, info@jdunakupovat.cz, hradeckralove@ulozenka.cz, info@hcentrum.net, omikelka@seznam.cz, recepce@savitar.cz, swpedikura@email.cz, info@aquapce.cz, prodejna.hradeckralove@mountfield.cz, prodejna.litomysl@mountfield.cz, info@Stavime-HK.cz, ms.pardubicka@volny.cz, info@alfadiz.cz, sales@hotelonline.cz</text:p>
          </table:table-cell>
        </table:table-row>
        <table:table-row table:style-name="ro1">
          <table:table-cell office:value-type="string" calcext:value-type="string">
            <text:p>Bezpečnostní služby</text:p>
          </table:table-cell>
          <table:table-cell/>
          <table:table-cell office:value-type="string" calcext:value-type="string">
            <text:p>info@allmo-profil.cz, hradec@azeko.cz, dorwin@seznam.cz, tospra@tospra.cz, vstav@tiscali.cz, agos@quick.cz, moravek@moravekcz.cz, adveco@adveco.cz, hradeckralove@batima.cz, stada@stada.cz, info@vratasvec.com, k.tocik@seznam.cz, hk@vdt.cz, info@frisia-sadrokartony.cz, hajny-stavby@seznam.cz, info@unigips.cz, alufront@alufront.cz, info@multiaqua.cz, michal.pipek@seznam.cz, pavelhoracek@sudophk.cz, milan.hrdina@volny.cz, obchod@dveresapeli.cz, firma@atech-b.cz, info@dooreg.cz, info@revet.cz, info@dverenemcova.cz, h.kralove@sepos.cz, ads@mkinet.cz, tredo@tredo.cz, info@vratanovak.cz, info@atelier.cz, sapsro@sapsro.cz, skmont-sro@skmont-sro.cz, info@elektromosev.cz, makocz@wo.cz, fab.rk@fab.cz, dastra@dastra.cz, info@metalpuzzle.com, info@kliky-mt.cz, info@hamex.cz, karel.stiller@tiscali.cz, elektra.mo@volny.cz, info@nessy.cz, uni.jas@volny.cz, jnovak.unielektro@wo.cz, eltim_elektro@volny.cz, bezdicek.elektro@tiscali.cz, oldrich.mihl@worldonline.cz, eltym@eltym.cz, kedo@kedo.cz, obchod@mspautomatik.cz, elmopa@tiscali.cz, energo.votr@tiscali.cz, j.laupnik@seznam.cz, info@vitaspol.cz, itec@itec.cz, info@PMP-Com.cz, info@inkadz.cz, consys@centrum.cz, hradec.kralove@wuerth.cz, computers@kavka.net, ghost@ghost.cz, alarmcz@alarmcz.eu, promat@promatpraha.cz, htm@wo.cz, hradeckralove@complus.cz, deltacom@deltacom.cz, tezkom@tezkom.cz, intels@intels.cz, boruvka@telco-trutnov.cz, telekom@telekom.cz, magnolie@magnolie.cz, alsat.alarm@tiscali.cz, Info@kelcom.cz, info@aremic.cz, asita@asita.cz, hk@astorkomplex.cz, atcom@atcom.cz, base.alarm@seznam.cz, info@cmz.cz, experta@experta.cz, hansec@hansec.cz, zbynek.hlousek@seznam.cz, info@imextrade.cz, centrum-z@email.cz, t-servis@wo.cz, next.hradec@next.cz, alexandr.penzes@worldonline.cz, elektroservis@wo.cz, alarmstyl@quick.cz, info@vatack.cz, info@astor.cz, az-elektronik@az-elektronik.cz, info@barahk.cz, cstop@cstop.cz, daghk@volny.cz, obchod@elsyco-trade.cz, oxford@oxford-alarm.cz, richter@elsec.cz, sicurit.hk@sicurit.cz, odbyt@computronic.cz, info@yva.cz, info@tresoral.cz, trezory@sejfy.cz, sedivy@sepo-nb.cz, info@snaha.cz, info@analog-elektronik.com, servis@infernal.cz, janko@apn.cz, info@matcom.cz, hradec@apptima.cz, bedimex@bedimex.cz, jetex@jetex.cz, obchod@vudeps.cz, mavet@mavet.cz, hradeckralove@argus-bs.cz, info@cba.cz, eso@esosecurity.cz, fbs@fbssecurity.cz, raxo@seznam.cz, j.falt@falco-hk.cz, security@grund.cz, info@aegtransid.cz, cemotronic@cemotronic.cz, info@visplzen.cz, info@energotech-ft.cz, h_h_geisler@volny.cz, hasici.pristroje@seznam.cz, info@krcmarasyn.cz, bIO336@baumax.com, vsvconnect@vsvconnect.cz, hasici@tiscali.cz, firma@seidl.cz, tyn@phhp.cz, info@slupo.cz, tv-sat@tv-sat.cz, indstas@hradecko.com, zdesub@seznam.cz, jhlava.eps@seznam.cz, obchod@viry.cz, hradec@abbas.cz, bhtel@bhtel.cz, tuxedo@tuxedo.cz, tenov@quick.cz, info@esther-cz.com, valena@hsc-hk.cz, rychnov@activparking.cz, pardubice@multlock.cz, gfox@gfox.cz, kolmanova@intermont.cz, obchod@cesa.cz, tycofis.cz@tycoint.com, conel@conel.cz, falconcity@seznam.cz, az-alarm@az-alarm.cz, lat_m@volny.cz, naglova.yvona@tiscali.cz, amont@tiscali.cz, info@lux-ident.com, zukal@dgf.cz, truhlarstvidrabek@seznam.cz, pokorny@vkp.cz, haspr.opatovice@seznam.cz, info@montkov.cz, termomont@termomont.cz, hlousek.standa@seznam.cz, info@techcentrum.cz, info@into.cz, info@he.cz, pardubice@vkv-pardubice.cz, ready@readymont.cz, zzz@zamky-zemek.com, alkyon.electric@wo.cz, info@mikroelektronika.cz, info@okatec.cz, vacek@batima.cz, robinson@robinson.cz, vservis@wo.cz, elekt@volny.cz, doson@doson.cz, graditex@graditex.cz, pardubice@vidocq.cz, cenvys@cenvys.cz, info@fobosgroup.cz, omk@omkomplex.cz, callipso@iol.cz, info@tepostop.cz, hasiciservis@mybox.cz, prelouc@po-bp.cz, muller@orlicko.cz, jozak.hadice@seznam.cz, ondrus.pce@iol.cz, radek.ríha.pardubice@gmail.com, info@hastex.cz, guard7@guard7.cz, elpa@seznam.cz, logipark.cr@cmail.cz, prepro@prepo.cz, starmon@starmon.cz, ima@pce.cz, jira@bos-pco.cz, vkotrba@iol.cz, info@laos-cz.cz, enelex@enelex.cz, info@catamaran.cz, avsat@atlas.cz, petr_svaton@volny.cz, info@detektivmn.cz, kesa@kesa.cz, info@kolmanbozp.cz, slahas@chrudim.cz, sofi@chrudim.cz, conzultant@volny.cz, info@protronix.cz, jirifikeis@tiscali.cz, hasvel@seznam.cz, komes@volny.cz, elektro.hamalcik@seznam.cz, josef.kadrman@tiscali.cz, info@abcelektronik.cz, elba@tyhan.cz, radekn@ariston-sro.cz, elmo@infoczech.cz, maximumcz@maximumcz.cz, elinter@hlinsko.net, esc@ct.anet.cz, balacoeu@balacoeu.cz, euromeg@euromeg.cz, moldex@moldex.cz, jves@volny.cz, info@klempirske-prace.cz, topcentrum@topcentrum.cz, info@nextgensystems.cz, rakos.elektro@wo.cz, haas.do@tiscali.cz, brychtal@volny.cz, detektivsluzba@seznam.cz, mkwifi@mkwifi.cz, info@kiekert.cz, davidnaj@seznam.cz, okfocus@okfocus.cz, kospa@wo.cz, renegadechr@email.cz, jana@novokov.cz, maixner.ales@tiscali.cz, tomas.slajs@seznam.cz, hanadix@centrum.cz, info@kelcompce.cz, milan.hornak@pak.izscr.cz, slama.pce@post.cz, zamecnictvi.slegr@seznam.cz, epimo@epimo.cz, info@atlanticsecurity.cz, office@phhp.cz, bozp.zeman@email.cz, milan_paral@pppczech.cz, agna@seznam.cz, m.hell@seznam.cz, skalab@c-box.cz, nailla.security@seznam.cz, radekdokoupil@gmail.com, renegadecr@email.cz, proelsyco@proelsyco.cz, alimex@alimex.cz, info@bos-pco.cz, info@elmosa.cz, gepard@gepard-pce.cz, josef.vancak@email.cz, jaguard@jaguard.cz, jedlicka.ezs@seznam.cz, infodat@seznam.cz, p.martinek@iol.cz, info@petrprochazka.eu, 2p3@2p3.cz, romana.srnkova@siemens.com, info@teprostroj.com, info@hdsystems.cz, info@iptec.cz, zpokorny@dora.cz, dosonmo@dosonmo.cz, sekretariat@vidocq.cz, jiri.gallat@seznam.cz, komtur@komtur.cz, z-security@tiscali.cz, nailla@wo.cz, pardubice@sipadan.cz, elektrohelp@centrum.cz, beso-security@email.cz, police@police-ondra.cz, pardubice@euroalarm.cz, romanjokes@seznam.cz, jansa@laoscz.cz, elektro-m@seznam.cz, semrad@domacialarm.cz, alarms@alarms.cz, ellux@ellux.eu, info@protipozarni-systemy.com, tht@tht.cz, hora.revizehp@seznam.cz, rehas@ow.cz, hasici-pristroje-sladecek@seznam.cz, svojanovsky.p@iol.cz, sramek@daltech.cz, stanislav.ziegler@worldonline.cz, vober@zuzzyelektro.cz, otto.forst@quick.cz, robertvosahlo@seznam.cz, haspr@quick.cz, rd-elektro@seznam.cz, svhp@svhp.cz, v.vlcovsky@seznam.cz, max-security@email.cz, zamky-basl@wbs.cz, pardubice@wuerth.cz, houdek.sportservis@seznam.cz, info@wb-sys.com, lenka.blahova@hlasicepozaru.cz, ges1@gasmonitors.cz, obchod@pptechnik.eu, larsen@larsen.cz, obchod@ppsu.cz, obchudek@epastorek.cz, info@elzo.cz, bezot@email.cz, jiri.pokuta@cz.issworld.com, spa.m@seznam.cz, elektrovascik@seznam.cz, technobox@technobox.cz, serviselektro@email.cz, idsystem@idsystem.cz, prodej@jp-kontakt.cz, info@pbelektro.cz, vojta.bakes@seznam.cz, esemeradova1@seznam.cz, info@davidsmigura.cz, info@fajncom.cz, mt@artesoft.cz, info@bluetex.cz, info@gastein-sro.cz, jana.vohralikova@centrum.cz, info@bezpos.unas.cz, ingrauchfuss@unet.cz, info@revize-skoleni.cz, kormi@volny.cz, zdenek@mandys.cz, bpkonzult@centrum.cz, fwdroeger@iol.cz, baran@centrum.cz, jan.smid@email.cz, kobepo@kobepo.cz, kalikv@tiscali.cz, safety-first@seznam.cz, jirinkav@volny.cz, petrmrstik@seznam.cz, tkout@seznam.cz, info@witig.cz, jitkavalenova@seznam.cz, seidlj@seznam.cz, servis@skala-servis.cz, zemanbozp@seznam.cz, profione@centrum.cz, bozp.zeman@tiscali.cz, zd.kliment@seznam.cz, dgsa@seznam.cz, junek.jaroslav@seznam.cz, franc.jiri@centrum.cz, stelcik@stelcik.com, brzon@revizecz.cz, selektor@selektor.cz, vitvera@vvservis.cz, pardubice@paveljanik.eu, info@betoptek.cz, filup.elektro@seznam.cz, slavek2007@seznam.cz, horacek.mich@seznam.cz, nekola@hkr.signalprojekt.cz, clevertrading@seznam.cz, kulichprojekt@seznam.cz, ego@hronov.cz, info@systemy-stech.cz, adc@volny.cz, info@ochranka-lv.cz, kostelec@security.cz, info@sbs-security.eu, hk@rei.cz, cashservices@cz.g4s.com, moba@moba-sl.cz, pecinka@a1com.cz, info@bestcom.cz, hradec@azservices.cz, info@hsc-hk.cz, davidkubecek@seznam.cz, defender.brokers@seznam.cz, info@detektivnioperace.cz, zkriz@centrum.cz, h_kralove@eurosat.cz, ibl.tribun@email.cz, alarmjk@horicko.cz, lumir.bazant@seznam.cz, info@securityeshop.cz, koutnik@jimi.cz, kelcom.tu@tiscali.cz, josef.j@atlas.cz, muhl.stein@tiscali.cz, md.detektiv@seznam.cz, info@memfis.cz, info@zabezpecovani.com, info@elmz.cz, info@zabezpecenisudek.cz, info@vindex-cz.com, bria@centrum.cz, robota@seznam.cz, info@profialarm.cz, info@proficonnect.cz, subr.radek@seznam.cz, info@robotafranc.cz, info@riwal.org, robert.kotek@kotek-security.cz, info@scsgroup.cz, hradec.kralove@securitas.cz, silvereagle@seznam.cz, dtelektro@gmail.com, hradec@fides.cz, emhorak@seznam.cz, betam@volny.cz, nachod@wakkenhat.cz, info@add.cz, info@jjtrend.com, info@2h.cz, info@ckhp.cz, j.lukasek.has@seznam.cz, lichy@centrum.cz, info@revize-rytir.cz, hhservis@mkinet.cz, pozar_sluz_tu@volny.cz, glos@iol.cz, lilge@email.cz, roro8@seznam.cz, svicka.revizehp@centrum.cz, apa-vamberk@volny.cz, stamont@stamont.eu, hyndacz@seznam.cz, prodejna@klicovecentrum.eu, lukass.adam@seznam.cz, miroslav.podolinsky@seznam.cz, vaclavik.antel@seznam.cz, info@aster-jc.cz, elektro.vanek@tiscali.cz, info@hofmanelektro.cz, marcelmilsimer@seznam.cz, info@teplodozivota.cz, objednavky@assaabloy.cz, info@efg.cz, info@miniautomatizace.cz, valentovaorion@atlas.cz, servis.pobp@worldonline.cz, zeso@quick.cz, penicka.o@volny.cz, fba.fba@tiscali.cz, info@dpalarm.com, info@alse.cz, commtech@atlas.cz, elektro.klika@seznam.cz, petr.safka@seznam.cz, truhlarstvi.urban@email.cz, info@zselektro.cz, david_hlousek@seznam.cz, pav.kmonicek@worldonline.cz, martinec@signalbau.cz, info@elektro-systemy.cz, profialarm@seznam.cz, security@xkomfort.cz, f-servis@f-servis.cz, zejda.elektro@dkanet.cz, ett@volny.cz, ladislav.francek@mybox.cz, m.petrzik@seznam.cz, info@elhat.cz, info@intromix.cz, elektroservistrutnov@elektroservistrutnov.cz, petr.vomacko@seznam.cz, obchod.cbs@tiscali.cz, j.vasina@seznam.cz, jhiesl@seznam.cz, l.salek@seznam.cz, hpcar@seznam.cz, q.servis@tiscali.cz, bts.semerak@tiscali.cz, ing.t.riha@centrum.cz, agenturatrixi@seznam.cz, elgesshk@centrum.cz, cvejnagency@seznam.cz, vanicek@bvcz.cz, bozp.grof@seznam.cz, michal.vagenknecht@seznam.cz, petrvodal@seznam.cz, filipmasa@seznam.cz, poboz@quick.cz, karaso@email.cz, batava@email.cz, pozarni.servis@tiscali.cz, novotny_jan@klikni.cz, mborek@pozarni-servis.cz, info@chrobok.cz, pavel.semerak@seznam.cz, bozp-baudys@seznam.cz, pbs.tu@tiscali.cz, jansedlacek.j@tiscali.cz, po-bozp@seznam.cz, karelfejk@centrum.cz, vmprofi@vmprofi.cz, on.bica@post.cz, vladimir.sich@seq.cz, krivsky.tomas@email.cz, ke@itiv.cz, radovan@kovarovic.cz, martin.soukup@seznam.cz, preciza@preciza.cz, martinspudich@seznam.cz, turck-cz@turck.com, pyrotex@pozarnipotreby.cz, info@antenyjh.cz, vaclav.schejbal@seznam.cz, dansafe@seznam.cz, unielectric@centrum.cz, dosonap@dosonap.cz, expan@expan.cz, ales.moravek@seznam.cz, info@haasmont.cz, vojnar.j@seznam.cz, info@revizemarek.kvalitne.cz, info@minimaxkrnov.cz, kuncice@astrasecurity.cz, petr.meisl@tiscali.cz, semerad@hasime.cz, obchod@fireade2000.cz, telefon-servis@email.cz, spojmont@mkinet.cz, 3soft@seznam.cz, pohorskyv@seznam.cz, palkomon@fnhk.cz, revitaliz@seznam.cz, petkokolarik@seznam.cz, info@catta.eu, iota@iota.cz, mb.servis@email.cz, astoralarm@seznam.cz, jiri.syrovy@unet.cz, janchudy@centrum.cz, pavel.jencik@berserk-security.cz, elektroinstalace.m.blaha@seznam.cz, info@dlmont.cz, info@svarovani-hudec.cz, sramek@svk-pcservis.cz, info@renegadeeu.cz, detektiv@nevis-trutnov.cz, info@a-system.cz, libuk18@gmail.com, 608608614@revizehp.cz, info@alfaklic.cz, hbs.smelik@seznam.cz, borovicka@safetyagency.cz, info@agentura-amos.cz, lubomir.brabec@az-styl.cz, info@guardsec.cz, rychnov@citypg.cz, pavel.mnuk@seznam.cz</text:p>
          </table:table-cell>
        </table:table-row>
        <table:table-row table:style-name="ro1">
          <table:table-cell office:value-type="string" calcext:value-type="string">
            <text:p>Cestování</text:p>
          </table:table-cell>
          <table:table-cell/>
          <table:table-cell office:value-type="string" calcext:value-type="string">
            <text:p>info@wamak.cz, hk@alpintour.cz, alvarez@alvarez.cz, info@hradec.autoturist.cz, info@bustourist.cz, skoly@ckklic.cz, zajezdy@ckklic.cz, vrchlabska-ck@mybox.cz, rezervace@bktour.cz, hradec.kralove@fischer.cz, ckosnado@ckosnado.cz, votrok@votrok.cz, cyklotur@cyklotur.cz, info@ckrelax.cz, info@consultour.cz, info@unikat-reklama.cz, info@kinsky-dal-borgo.cz, ckhak@volny.cz, hemi-tour@volny.cz, adrtour@adrtour.cz, hoska-tour@hoska-tour.cz, info@avetour.cz, info@ingtours.cz, jck@jck-plus.cz, cestovka@novapaka.com, mana@manatravel.cz, sana@cmail.cz, info@jaromer-josefov.cz, info@varytour.cz, skalla@skalla.cz, tsplittour@tsplittour.cz, gon@gon.cz, info@topos.cz, jicin@gksro.cz, posta@geodezienachod.cz, geo@geotrutnov.cz, geoles@seznam.cz, jezek@geotriga.cz, gepp.hk@seznam.cz, geodet.krsek@iol.cz, zpk@zpk.cz, info@tmapy.cz, lesoprojekthk@lesoprojekthk.cz, aginfo@aginfo.cz, acheron.hk@seznam.cz, turista@turistapec.cz, podatelna@krnap.cz, podatelna@mu.rokytnice.cz, ou.adrspach@seznam.cz, ouhorky@seznam.cz, info@teplickeskaly.com, info@janskelazne.cz, info@icnachod.cz, kraus@spmlyn.com, info@malaupa.cz, trebechovice@wo.cz, vesely@trutnov.cz, info@krkonose.eu, hk_cel@kanzelsberger.cz, lts.hk@tiscali.cz, lesprojekt@lesprojektvc.cz, info@garp-hk.cz, vhgramo@vhgramo.cz, info@gemaplus.eu, info@rampasport.cz, wiktorie@volny.cz, hotel@hotelkrokus.cz, info@rofox.cz, info@rezervaceubytovani.cz, zednicek@zedub.cz, spicar.rudolf@seznam.cz, info@geodeziepce.cz, techpos@volny.cz, info@cajapo.cz, hk@studentagency.cz, hajluk@pyramida-id.cz, mhslatinany@quick.cz, usti@ckkalousek.cz, chartour@volny.cz, autobusy.vasak@tiscali.cz, lotos@cklotos.cz, dovolena@www.ck-karavela.cz, info@gardatravel.cz, agentura.stepanka@atlas.cz, hostalek@hostalek.cz, ck@mtmtour.cz, geodesuo@email.cz, nectour@seznam.cz, pardubice@tomitour.com, info@relaxtours.cz, bbs.hlinsko@worldonline.cz, poznani@poznani.cz, redok.sy@worldonline.cz, dovolena@ca-orient.cz, ckannasta@cmail.cz, ckl@ckl.cz, info@vvvtour.com, pardubice@alexandria.cz, info@ckboca.cz, palmact@ck-palma.cz, zajezdy@cestovnidum.cz, info@skiczech.com, ekrea@worldmail.cz, bohovicova@volny.cz, apollo@holice.cz, alfa@cps.cz, jk.bus@tiscali.cz, datour@datour.cz, m.pleskot@quick.cz, stopa@ckstopa.cz, l.zavorka@tiscali.cz, tabory@veselaspolecnost.cz, dovolena@ck-karavela.cz, letenky@magris.cz, sportturist.pce@seznam.cz, siam@pce.cz, prowicomt@volny.cz, ckmajami@iol.cz, ca.atlantis@seznam.cz, sekretariat@pcpeuro.cz, globustour@zamberk.cz, zuzana@kalvia.cz, pechan@orlicko.cz, konopac@tiscali.cz, kalla@lit.cz, jamas@cmail.cz, trefa@trefa-ca.cz, vcm@vcm.cz, racecourse@ipnet.cz, hana.svandova@kultura-svitavy.cz, gts.pardubice@gtsint.cz, ekoma.bohemia@worldonline.cz, stanskymlyn@seznam.cz, slatinany@pardubice.npu.cz, infocentrum@lazne.bohdanec.cz, info@svojanov.cz, pujcovna@holice.cz, ckmacek@ckmacek.cz, ckorchidea@seznam.cz, info@denico-tour.com, tabory@ckmacek.cz, thetriptofancy@email.cz, info@chtm.cz, kpbvm@seznam.cz, jitrenka@jitrenka.net, mare-monti@mtr.cz, ckalfa@centrum.cz, ca.evamelicharova@email.cz, ideatour@ideatour.cz, helena.kucerova@tiscali.cz, ivanakopecka@seznam.cz, vavrinova-ca@centrum.cz, ca.koram@seznam.cz, cestovka@stridasport.cz, info@beranek-ck.cz, lenka@ubytovani-alpy.com, info@holidaytip.cz, 469350930, chrudim@invia.cz, camonika@seznam.cz, astrop@seznam.cz, ca.petra@seznam.cz, info@kontiki.cz, cksestak@atlas.cz, ca.guru@email.cz, v.fila@seznam.cz, pardubice@condor.cz, itour@cv.cz, info@ca-poznavacizajezdy.cz, 0469638788@iol.cz, jrtour@centrum.cz, sunnyday@centrum.cz, vstours@vstours.cz, info@agmatour.cz, parkam@parkam.cz, cabalkova@seznam.cz, baint@mtr.cz, palace.pardubice@sunnydays.cz, tomas@usmev.org, amipa@amipa.cz, chaloupkova.e@tiscali.cz, knihalyra@centrum.cz, kniha@jakacom.net, knihyleff@email.cz, info@knihy-papyrus.cz, go2australia@go2australia.cz, m.lisova@tiscali.cz, ondrej.plodek@geodap.cz, geodezie@wo.cz, info@castepanka.cz, katalogy@moje-pobyty.cz, terrafelix@pprokes.cz, tisk@alkapress.cz, info@camaunakea.cz, post@personalconsult.cz, info@cci.cz, pasadena@theemailbox.com, info@kiddykare.net, info@hradekunechanic.cz, kost@kinsky-dal-borgo.cz, info@detenice.cz, zamek@zameknm.cz, info@zamek-castolovice.cz, seznamka.chance@seznam.cz, kniha.ametyst@seznam.cz, uveselych@mkinet.cz, knihajaromer@atlas.cz, knihkupec@atlas.cz, hradec.kralove@dobrovsky.cz, petrtraxler@senam.cz, miffekv@volny.cz, rehacekv@seznam.cz, verana@verana.cz, info@btour.cz, obchod@skycomczech.eu, info@knihkupectvi-nadeje.cz, snadnecestovani@email.cz, info@terminalok.cz, info-nian@email.cz, info@kiora.cz, kostelec@zememerici.cz, cajedlickova@email.cz, jirina.pyramida@zotto.cz, info@chata-polanka.cz, zamek@nove-hrady.cz, nachod@invia.cz, jk.bushradec@seznam.cz</text:p>
          </table:table-cell>
        </table:table-row>
        <table:table-row table:style-name="ro1">
          <table:table-cell office:value-type="string" calcext:value-type="string">
            <text:p>Chemie</text:p>
          </table:table-cell>
          <table:table-cell/>
          <table:table-cell office:value-type="string" calcext:value-type="string">
            <text:p>kvk@kvk.cz, prodejna@knap.cz, info@petrkrejcir.cz, info@mondo.cz, psbi@psbi.cz, hydroizolhk@volny.cz, horava@horava.cz, rptools@rptools.cz, benechem@seznam.cz, eco.promo.consult@wo.cz, su@skl-ustav.cz, kleinova@medila.cz, novotny@grafitto.cz, marekcerny@volny.cz, jaromer@agrospol.cz, valinor@valinor.cz, agrin.nachod@tiscali.cz, tact@plastics.cz, svu.hk@tiscali.cz, mail@bomat.cz, o.agon@tiscali.cz, info@remihk.cz, simex-rk@simex-rk.cz, odbyt@piskovce.cz, info@generi-biotech.com, info@stakon.cz, biko@biko.cz, sales@vuos.com, bgsysht@bgsysht.cz, info@rempoholoubek.cz, vatex@mtrebova-city.cz, info@fishersci.cz, tesing@tesing.cz, info@ego93.cz, eurosarm@eurosarm.cz, info@cz.gabriel-chemie.com, helivo@helivo.cz, tecflot@seznam.cz, malecektrust@seznam.cz, palent@volny.cz, staker@orlicko.cz, sifos@sifos.cz, radka@radka.cz, bofa.uo@tiscali.cz, info@korinek.cz, koberce.herman@seznam.cz, vsk@vsk.cz, ekolab@zamberk.cz, info@chemastav.cz, info@eggo.cz, robertdolezal@mtbcz.com, vagnerpepa@seznam.cz, obchodhk@li-ca.cz, miroslav.sulc@cbox.cz, miroslav.trojan@upce.cz, orlab@orlab.cz, office@em-biotek.cz, ludek.mokrejs@studio-exakt.cz, info@lisakovykoupelny.cz, obchod@obklady-verdek.cz, milan.vavrinka@doktorvoda.cz, vladimir_peichl@praxair.com, tomas@vulhmop.cz, jezek.plyn@tiscali.cz, info@plyny-technicke.cz, profer@proferplus.cz, profertop@profer.cz, hradec@denbraven.cz, albrecht@remmers.cz, info@tech-lit.cz, chemap@chemap.cz, stavebniny.chotebor@seznam.cz, info@puresystem.cz, hradec@szpi.gov.cz, k.soukupova@norbrookczech.com</text:p>
          </table:table-cell>
        </table:table-row>
        <table:table-row table:style-name="ro1">
          <table:table-cell office:value-type="string" calcext:value-type="string">
            <text:p>Chovatelství</text:p>
          </table:table-cell>
          <table:table-cell/>
          <table:table-cell office:value-type="string" calcext:value-type="string">
            <text:p>nakup@terom.cz, info@fassati.cz, sekretariat@chovservis.cz, hendrychj@seznam.cz, info@zooprodukt.cz, svoboda.dobruska@seznam.cz, info@rapa-dog.cz, rybychlumec@rybychlumec.cz, prodej.pstruhu@firemnet.cz, vethk@quick.cz, ekolife@quick.cz, hgh@volny.cz, mvdr.dokulil@centrum.cz, raj.zahradkaru@seznam.cz, pelisky.shop@relportal.eu, info@fortissimo.cz, jitka.hornicarova@tiscali.cz, ilka@ilka.cz, dana.liskova@infonet.cz, eretmodus@eretmodus.cz, maloobchod@zverimex-sirius.cz, pesomilka@seznam.cz, lesycr@lesycr.cz, barta.o@tezebnipiskova.cz, redakce@sport-rybolov.cz, donatelonachod@seznam.cz, info@bonoservis.cz, e.eliska@centrum.cz, juzova@tiscali.cz, jirina.hendlova@superzoo.cz, zooexpo@email.cz, hradeckralove@petcenter.cz, tompohl@serpentarium.cz, vera.sivakova@seznam.cz, janskyj@centrum.cz, jana.sob@volny.cz, info@zub-straka-centrum.com, vseprozviratka@seznam.cz, zviratka.kyticky.jarousova@seznam.cz, maria.singer@volny.cz, madap@seznam.cz, gahemi@centrum.cz, info@net-puppis.com, hradec@superzoo.cz, salon.darling@worldonline.cz, zooworld@seznam.cz, apidfin@seznam.cz, chovkoni@svobodovi.cz, hkralove@danceandjump.cz, info@eivo.cz, info@chytrypes.cz, first.unlimited@seznam.cz, andorra1@seznam.cz, babova.hana@volny.cz, radan.zavadil@tiscali.cz, zuzana.rindova@seznam.cz, ivanaletkova@centrum.cz, info@equimoda.cz, vendulavilgosova@seznam.cz, utulek.bianka@seznam.cz, zapadosibirska@centrum.cz, jkizabel@seznam.cz, jezdeckestezky@seznam.cz, kr.elaphe@worldonline.cz, kominictvi.dolezal@seznam.cz, dalen@seznam.cz, info@leharo.info, kontakt@machackovi.cz, miloslav.vit@seznam.cz, mirka.kovarickova@centrum.cz, akva.havel@seznam.cz, miroslav.mytiska@email.cz, jizdarna.litobor@seznam.cz, ranch@ranch.cz, info@tankaram.cz, bivoj@leier.cz, tobca@seznam.cz, noblesa-aura@lowchens.org, krmiva@pesan-krmiva.cz, discus-peha@volny.cz, hradeckahvezda@centrum.cz, equus.kinsky@volny.cz, info@eliott.cz, dusanmarek@seznam.cz, mh.aqua@tiscali.cz, bohemia.stase@seznam.cz, info@cichlids-zidek.com, obchod@cermanovi.cz, lukavice@milackove.net, utulek.dknl@seznam.cz, o.s.misto@centrum.cz, dr.pokorny@worldonline.cz, klinika@hkvet.cz, veterinatrebes@seznam.cz, smisekvet@raz-dva.cz, klinika@jicinvet.cz, zvonicek@razdva.cz, bhadek@seznam.cz, vet.vekose@seznam.cz, dr.pavel.richter@seznam.cz, veterinahk@volny.cz, konasova.vladislava@gmail.com, stanislav.novacek@seznam.cz, zoovet@seznam.cz, ekr.vet@seznam.cz, mvdr.ladislavnovotny@seznam.cz, sova.dalibor@gmail.com, novavet@seznam.cz, mvdr.stach@seznam.cz, mvdr.homolka@tiscali.cz, jaroslavsedvet@seznam.cz, Jiri.Herzig@worldonline.cz, jiri.vahala@tiscali.cz, burdychova@telecom.cz, kuceramaa@seznam.cz, zajic.vet@tiscali.cz, pavel.sind@post.cz, pbrandejs@tiscali.cz, fana.vk@centrum.cz, m.kulich@c-box.cz, vet.klin.turnov@email.cz, s.sticha@seznam.cz, benemastr@seznam.cz, mvdr.strnad@seznam.cz, knapvet@seznam.cz, votava.zdenek@seznam.cz, olda.novotny@tiscali.cz, spovet@nextra.cz, info@veterinarsro.cz, mvdr.mach@tiscali.cz, stanislav.pocta@seznam.cz, lekarnatilia@centrum.cz, jan.stasak@seznam.cz, nycticebus@seznam.cz, dobropet@centrum.cz, viktorpecen@seznam.cz, velesickymlyn@volny.cz, stajtinz@seznam.cz, sarkaorctova@email.cz, info@jk-straznesedlo.cz, votavovam@seznam.cz, info@kone-rokytnik.cz, petra.prouzova@seznam.cz, ranchb@post.cz, ponycentrum@seznam.cz, berousek@seznam.cz, schkkubista@quick.cz, pourova.sarka@tiscali.cz, konesonov@seznam.cz, LuckyLady@seznam.cz, petr.mares@orlickoas.cz, stajparadiso@seznam.cz, vibrace@seznam.cz, bolkovskydvur@seznam.cz, marketing@haly.biz, chocen@bor-sro.cz, mapz@centrum.cz, hejnovamiroslava@seznam.cz, info@agra-bohemia.cz, rybarstvi@lit.cz, hobbyh@hobbyh.cz, kvetinarstvi@volny.cz, obchudek@aquatica.cz, krmiva@volny.cz, info@zoofauna.cz, papik@telecom.cz, salon.edward@seznam.cz, stankova@ohgs.cz, kuncovi.ziva@seznam.cz, kucerova.kraliky@seznam.cz, manon@wo.cz, info@epets.cz, chovatel@chovatel.com, psi-salon@seznam.cz, mastibe@seznam.cz, candy@candy.cz, rybari.svitavy@seznam.cz, slatinany@nhkladruby.cz, streda@rhb.cz, pceryba@volny.cz, mach@lit.cz, kaliste@farmakaliste.cz, plemko@email.cz, info@asanace.cz, ranchsedicikun@seznam.cz, vasury@tiscali.cz, info@upravapsu.cz, info@marbobonitas.cz, paznehtari@seznam.cz, ilchman@seznam.cz, siklovaa@seznam.cz, kropaceke@centrum.cz, danielacerm@seznam.cz, cats@thai-mystery.cz, katka.basenji@seznam.cz, salonnela@seznam.cz, girmido@seznam.cz, martinbrozek.cz@seznam.cz, nena02@seznam.cz, zdenka.kostelecka@centrum.cz, bigdagda@seznam.cz, z.stulikova@email.cz, detskajezdecka@seznam.cz, ranc-belecko@seznam.cz, ponyservis@seznam.cz, milan.busek@raz-dva.cz, petr.kristak@seznam.cz, zahrada.pardubice@seznam.cz, luhorackova@email.cz, kone@kostelec-jc.cz, info@arapet.cz, petr.kotera@centrum.cz, kamilhruby@volny.cz, kovar.s.r.o@email.cz, info@pachta.cz, miroslav.dr@seznam.cz, flatterer@stros-vet.com, maja@maja-zverimex.cz, trkal.t@seznam.cz, Pavel.Vachutka@seznam.cz, a.alenako@seznam.cz, bara.dostalova@centrum.cz, obchod@korida.cz, daniela.rajova@seznam.cz, info@akvarium-morske.cz, muller@pce.cz, calliente@seznam.cz, j.dotzauer@boco.cz, jaroslav.kadavy@seznam.cz, hubacek.jir@tiscali.cz, stajmarkovice@seznam.cz, Kennels.favourite@seznam.cz, jirka.pavelka@seznam.cz, bohacjo@volny.cz, josef.sehnal@tiscali.cz, zverimex.simunkova@seznam.cz, dog@vssp.cz, poplsteinova.marie@post.cz, martenika@tiscali.cz, snug@email.cz, lenka.hiresova@centrum.cz, info@zverokruh-shop.cz, kladruby@nhkladruby.cz, holmar@volny.cz, tom.kopecky@post.cz, info@profpetcorporation.cz, kalaba.shop@seznam.cz, info@caniscentrum.com, jarda.kateko@seznam.cz, lifunk@seznam.cz, groszmanova@wo.cz, info@mlsny-kocour.cz, pampalabusek@seznam.cz, trinitas.v.elbe@seznam.cz, m.veris@tiscali.cz, lhasatibetskylev@seznam.cz, mirkowec@seznam.cz, info@potreby-jezdecke.cz, capka-obchod@seznam.cz, vaclav.hromek@tiscali.cz, krafek.j@seznam.cz, manmat@manmat.cz, aquar@aquar.cz, pamlsek@pamlsek.eu, romana.dol@seznam.cz, rexik-strihani@seznam.cz, vlad.hruby@centrum.cz, ysouckova@seznam.cz, salve01@email.cz, kom.martina@gmail.com, maixnerovahana@centrum.cz, strihani.kasparova@seznam.cz, petamlejn@seznam.cz, vaska.p@seznam.cz, salon.cessy@seznam.cz, eve-line@centrum.cz, hankasuchardova1@seznam.cz, geryjovky@tiscali.cz, imperial-bohemia@seznam.cz, jaroslavvencl@seznam.cz, s.ro@centrum.cz, salonek.matysek@seznam.cz, krcalovi@seznam.cz, canis1982@seznam.cz, grunerova.dagmar@gmail.com, farma.koclerov@seznam.cz, david1benes@seznam.cz, info@napile.ic.cz, karel.dunas@seznam.cz, bohous49@seznam.cz, ing.vladimir.zalesky@seznam.cz, ryby.starapaka@seznam.cz, info@schlik.cz, pajasrnova@seznam.cz, zeinerova@seznam.cz, Prolibu@seznam.cz, eldorado-lipi@seznam.cz, cetus@cetus.cz, zapletal.tomas@email.cz, p.obluk@seznam.cz, ladka.cechlovska@seznam.cz, jiri70@email.cz, info@pro-psy-kocky.cz, soucek-jaroslav@seznam.cz, kober@dvk.cz, milhaus_x@email.cz, euzelva@seznam.cz, utulekpsusmirice@seznam.cz, kocicinadeje@centrum.cz, info@dalsisance.cz, smidovajarka@email.cz, staptom@seznam.cz, machova@kers.cz, brixiz@seznam.cz, info@krmivo-potreby.cz, bycek20@seznam.cz, janu.potreby@gmail.com, bobshop@seznam.cz, objednavky@krmivo-pes.cz, mira.11@seznam.cz, jp.hlavackova@seznam.cz, jezdec.potreby@centrum.cz, ivan.sivak@post.cz, psibutik@email.cz, mareksmetana@hotmail.com, tricyrtis@seznam.cz, ordinace@veterinaprovodov.cz, pstruhova.farma.polanka@email.cz, jiri.kokora@seznam.cz, praxovak@centrum.cz, pumida@seznam.cz, info@vetopet.cz, info@klinikahm.cz, hradeckralove@ulozenka.cz, vondrackovaj@seznam.cz, info@levny-zverimex.cz, info@staj-osik.cz, salon.saluki@seznam.cz, info@carpinferno.cz, hana.tylova@haty.cz, obchod@vycvikove-obojky.cz, nufi@nufi.cz, objednavky@upejska.cz, info@prokockuapsa.cz, royalpet@email.cz, info@chrisman.cz, info@prokrmeni.cz, odpocivadla@prokocky.cz, info@kociciobchudek.cz, obchod@alba-galant.cz, info@dogrear.cz, info@veterina-pce.cz, info@veterina-litomysl.cz, shatanga@gmail.com, info@riverside-fishing.com, mvdr.jenik@tiscali.cz, janpicha@seznam.cz, veterinar.vlcermak@seznam.cz, zu-ma@seznam.cz, kaderavek.jiri@tiscali.cz, psi.salon.kattie@gmail.com, bialek@regis.cz, kourilova.eva@seznam.cz, palanradek@seznam.cz, info@beraniraj.cz, svec.ivo@seznam.cz, salon.kenny@email.cz, salon.amber@seznam.cz, blehova.jitka@atlas.cz, kubinova.veterina@seznam.cz, verca.kudlackova@gmail.com, strihpsu@seznam.cz, jesalyssie@centrum.cz, miros.beran@seznam.cz, sudin@c-box.cz, skarytka@proagro.as, simon@proagro.as, vet.polabiny@tiscali.cz, maty.se@seznam.cz, pavla.konyuova@veterinar-litomysl.cz, hana.laginova@seznam.cz, qis@seznam.cz, sedlackova.tyna@seznam.cz, info@piranacr.cz, info@crvcz.cz, ivan.malinek@seznam.cz, arival@seznam.cz, ordinace@vet-ct.cz, ludeknovotny@email.cz, javre@seznam.cz, veterina.jedlova@gmail.com, klein@fnhk.cz</text:p>
          </table:table-cell>
        </table:table-row>
        <table:table-row table:style-name="ro1">
          <table:table-cell office:value-type="string" calcext:value-type="string">
            <text:p>Doprava</text:p>
          </table:table-cell>
          <table:table-cell/>
          <table:table-cell office:value-type="string" calcext:value-type="string">
            <text:p>staving@staving.cz, firma@stavhost.cz, pkfsro@quick.cz, dan@danrk.cz, ekos_cerv.kostelec@iol.cz, fortress-stav@regin.cz, info@ingbau.cz, info@ktstav.cz, ps.stav@tiscali.cz, info@reming-rk.cz, restav-hk@restav-hk.cz, vaclav.rucker@tiscali.cz, stas@havex.cz, info@w-stav.cz, obchod@marsaleknachod.cz, info@betontransport.cz, beton-cze@holcim.com, obis@obis-sro.cz, abeto@iol.cz, terma@terma.cz, ecce@ecce-kalensky.cz, zvc.hk@zvcsro.cz, info@nadoz.cz, elba@elbacechy.cz, stavebninytrasak@seznam.cz, info@stavebniny-besta.cz, buspol@seznam.cz, j.hons@volny.cz, stavebniny@dobruska.cz, stavebninymadle@seznam.cz, hradec@stapaz.cz, semerak@iol.cz, stavebniny.valdice@post.cz, info@domeksro.cz, stavebninyretr@seznam.cz, nemec@hanys.cz, idapro@seznam.cz, doprabet@comanet.cz, hradeckralove@zapa.cz, info@bo.zpsv.cz, natex.jc@tiscali.cz, viaprojekt@viaprojekt.cz, info@signalmont.cz, martin.burket@mstav.cz, masek.jicin@tiscali.cz, info@detskahriste.eu, ptacin@zetservis.com, mth@mth.cz, balcarv@centrum.cz, silteko@silteko.cz, info@naturadk.cz, zacek@patent.wnet.cz, l.chudoba@lhch.cz, ortsro@ortnb.cz, sezet@seznam.cz, firma@dopas-na-sro.cz, frtrading@email.cz, kusnir@jk-kovo.cz, rkr@c-box.cz, krupicka.unimont@seznam.cz, integraf@integraf.cz, aptour@iol.cz, info@audis.cz, oceanexpres@volny.cz, orlobus.as@tiscali.cz, info@rubr.cz, adozsvinary@seznam.cz, rep@rep.cz, depo643@dpd.cz, cscargo@cscargo.cz, cepelka@autodoprava.com, epotrans@seznam.cz, eurotransport.cz@wo.cz, hodinarska@hodinarska.cz, jtc@jtc.cz, panther@wo.cz, info@paptrutnov.cz, info@perpet.cz, vpitrmuc@seznam.cz, info@pro-be.cz, promex@volny.cz, v.skrbek@iol.cz, tauchman@speditrans.cz, transschwer-servis@quick.cz, zidek.pavel@tiscali.cz, roadhk@transped-soc.cz, gg.transport@tiscali.cz, manager@artax-cz.cz, globe@pvnet.cz, transport@inexspedition.cz, kwarto@iol.cz, adnepovim@centrum.cz, doprava@newmens.cz, romof@autodoprava.com, carmen@tiscali.cz, info@weidler-spedition.cz, dopravarucker@volny.cz, info@nonstopexpres.cz, nold@centrum.cz, wolf@wolf.cz, info@mdoprava.com, dusan.susko@wo.cz, adas@adas.cz, csadhk@csadhk.cz, info@ttshk.cz, tad@tad.cz, info@madosmt.cz, info@sgjw.cz, suskhk@suskhk.cz, info@lorenc.cz, dznachod@dznachod.cz, zrcadla@atop.cz, jast@jast-dz.cz, office@dsa.cz, lkdk@atlas.cz, akhorice@cmail.cz, info@lkvr.cz, info@mikrobus.cz, rztaxi.horice@tiscali.cz, info@taxi-hk.cz, taxi.nonstop@volny.cz, sekretariat@aquark.cz, pavel.hajek@mybox.cz, lisovnaplhmot@iol.cz, kellu@tiscali.cz, info@pilahartman.cz, p.stastny@tsrcr.cz, pavel.plistil@quick.cz, zdenekkara@quick.cz, kdmetall@kdmetall.cz, info@kovosrotvoksice.cz, info@odeko.cz, sumbor@mbox.vol.cz, odpady@lipkova.cz, jerab@rund.cz, feda@feda.cz, vds.vondra@tiscali.cz, skladka.podhaldou@seznam.cz, rovinapisek.klecar@tiscali.cz, info@otcenasek.cz, info@nyprohutni.cz, nymsova@vaktu.cz, vesely@agrolhota.cz, zemspol@tiscali.cz, zskratonohy@zskratonohy.czcom.cz, zamecnictvikollert@iol.cz, info@okrouhlicky.cz, spalensky@seznam.cz, drtilek@centrum.cz, syntransteam@seznam.cz, info@mepo.cz, h.kuna@seznam.cz, charvatbeton@seznam.cz, mail@sporydo.cz, chudobaa@seznam.cz, cd-grant@cd-grant.cz, depo05@ppl.cz, info@ti-elektronic.cz, j.koblasa@ewals.cz, spedice@tomastyplt.cz, mail@atl.cz, mares@happytrans.cz, hk@merka.cz, info@radialka.cz, pardubice@schenker.cz, info@vanderwolf.com, J.Relich@Centrum.cz, kostelec.technicke.sluzby@iol.cz, info@repare.cz, pemi@atlas.cz, prajzko@prajzko.cz, hotelveba@iol.cz, info@hotelukapra.cz, jindrich.kosinka@worldonline.cz, penzion.zamecek@centrum.cz, hotel@hotel-krakonos.cz, hotel@hotel-eden.cz, info@medtec-vop.cz, recepce@nechanickyhotel.eu, rnyvlt@iol.cz, velveta@hotelvelveta.cz, info@hotelalbis.cz, alessandria@alessandria.cz, info@astra-hotel.cz, petrpotocky@centrum.cz, bohemia@postajicin.cz, recepce@hotelcentraldknl.cz, info@hotelUZvonu.eu, info@hotelhnedyvrch.cz, recepce@hotel-adrspach.cz, info@hotelkunstat.cz, sekretariatpce@tssas.cz, vitesse@wnet.cz, info@hotel-labut.cz, metuj@gapasro.cz, hotelorlik@seznam.cz, info@itcentrum.cz, hotelsrejber@seznam.cz, hotelubroucka@seznam.cz, info@villahubertus.cz, akvaristika@rychnovsko.com, hotel.diana@spmlyn.com, knezice@knezice.cz, slunecna.pec@seznam.cz, info@horskachataslunecna.cz, info@penzionjilovanka.cz, info@noveadalbertinum.cz, ko.pe@centrum.cz, penzion.axa@seznam.cz, grohmanova.bouda@seznam.cz, hainis@seznam.cz, penzion@kylaruvstatek.cz, pensionbenesov@seznam.cz, penzion.buffalo@worldonline.cz, pension.fortuna@seznam.cz, pension.happy@iol.cz, info@pension-herman.cz, info@pensionholata.cz, podhornimlyn@atlas.cz, info@pensionsvoboda.cz, uwondracku@seznam.cz, info@statekukynosu.cz, info@penzionerika.cz, penzion.fkc@centrum.cz, pension@jerabinka.cz, penzion.metuje@tiscali.cz, penz.navysluni@quick.cz, podhradem@podhradem.net, info@prazovabouda.cz, rampusak@rokytnice.cz, cabr.jitka@seznam.cz, info@penzionsabi.cz, sarmo@sarmo.cz, svatyjakub@centrum.cz, penzion.tereza@iol.cz, info@penzion-topas.cz, bohumil.sustek@tiscali.cz, uno@penzion-uno.cz, penzion.vera@seznam.cz, ubytovna.unisim@tiscali.cz, amashk@amashk.cz, lukasek@rokytnice.cz, m-invest@medis.cz, info@teplickeskaly.com, zotr@seznam.cz, jarina.jecna@tiscali.cz, zd.kriz@volny.cz, svarc.ivo@post.cz, remis@centrum.cz, gloza@volny.cz, milan.prikryl@volny.cz, jicin@nieten.cz, kocour.solnice@atlas.cz, apartman-dagmar@volny.cz, apartment.novak@gmail.com, david.duda@email.cz, astrid@astridjanskelazne.cz, lub.havlicek@volny.cz, ubytovani@raft.cz, ivana.shanelova@email.cz, richterx@volny.cz, jana@hakenovi.info, urban@seznam.cz, privat.hanus@seznam.cz, dubisarova@tiscali.cz, jan.vlcek1@seznam.cz, karlajarousova@seznam.cz, Marie.Kavalirova@seznam.cz, pension@volna.cz, nevrivadan@volny.cz, miroslav.rocarek@seznam.cz, info@apartmanyuadama.cz, sychrovsky@sav-nabytek.cz, verurbanova@seznam.cz, macakov@centrum.cz, radka.brtova@seznam.cz, danielr@seznam.cz, info@raal.cz, lnenickas@wo.cz, restaurantsportclub@seznam.cz, info@taxiskutr.cz, ubytovanidestne@seznam.cz, hotel-zdobnice@seznam.cz, liebich.destne@seznam.cz, bilanx@volny.cz, c.54ubytovani@seznam.cz, info@unasich.cz, info@skoduvstatek.cz, info@ski-baron.cz, pension@krbykobr.cz, svpetr@sendme.cz, penzion-jiskra@centrum.cz, hotel.atlas@seznam.cz, ufloriana@tiscali.cz, info@villa-ludmila.cz, info@pension-filip.cz, metravolt@centrum.cz, vilaalena@seznam.cz, pension.skaly@email.cz, chata@moravanka.cz, blesk@penzionblesk.cz, masarykova.chata@orlice.cz, info@svycarskydvur.cz, hotel.m-k@spmlyn.cz, revis@atlas.cz, hotel.tetrivek@tiscali.cz, m.chytra@seznam.cz, activesport@tiscali.cz, info@pensionupece.cz, antwo@seznam.cz, aichelburg@tiscali.cz, mail@pension-anna.cz, a.jablonsky@centrum.cz, boudamila@boudamila.cz, slovanka@slovanka-cz.com, martina.sukova@tiscali.cz, cabicar@volny.cz, info@penzionlevel.cz, ozonkrkonose@tiscali.cz, ludvikovabouda@seznam.cz, info@eljon.cz, emv@emv.cz, info@penzionalenka.cz, chata.snezenka@quick.cz, info@villabella.cz, privat246@volny.cz, ubytovani@vohradnik.cz, info@medvedibouda.cz, penziokaminekdoubrava@seznam.cz, pension@hubner-spindleruvmlyn.cz, destne-ubytovani@centrum.cz, oldasmola@seznam.cz, vachalova@centrum.cz, info@husova-bouda.cz, info@chatadomov.cz, f.knotek@worldonline.cz, zizkovabouda@volny.cz, info@podkostelem.cz, cemperovi@volny.cz, pavlikovi@penzion-krkonose.cz, mbartos@c-mail.cz, hajenka.sejfy@seznam.cz, apartmany.naslunecnistrani@seznam.cz, envistone@envistone.cz, apartmanulanovky@volny.cz, velen@post.cz, roubenka.sedlonov@seznam.cz, ivana@bubakov.cz, penzionnabystrici@email.cz, michlak@vlsd.cz, jm.macurovi@seznam.cz, michal.wojtech@tiscali.cz, sportzacler@volny.cz, info@chataprim.cz, jesle.andelova@seznam.cz, michalcan@atlas.cz, jarlinha@centrum.cz, loveckachata@loveckachata.wz.cz, info@pension-doro.cz, podstudnicnou@seznam.cz, pension@erban.cz, penzionzvonicka@seznam.cz, zvonicka-penzion@seznam.cz, nachodskabouda@post.cz, hospudkanastare@penzion.com, jiri.winter@tiscali.cz, chalupa.libuse@centrum.cz, betlem@spmlyn.cz, dimrovka@dimrovka.cz, pronajem@email.cz, lenka.k@email.cz, bouda.danielka@centrum.cz, hrncirskeboudy@tiscali.cz, chalupy@volny.cz, apartmanyuvleku@seznam.cz, info@chataorlik.cz, placha@lica.cz, pavel.hauck@tiscali.cz, brat@pod.snezkou.cz, amorpec@seznam.cz, info@smejkalovabouda.cz, m.bukovska@centrum.cz, pension.misa@worldonline.cz, pension.lucie@seznam.cz, paroplavba@seznam.cz, info@mitrans.cz, ales@hlavnicka.cz, kult.ant@volny.cz, obchod.hradeckralove@cechofracht.cz, chudobova@iol.cz, janek.76@seznam.cz, jbsped@quick.cz, pop@hanseatic.cz, sklad@gtstrans.net, imlaufova@gtstrans.net, inka.krizkova@seznam.cz, info@adhajek.cz, jht@jht.cz, dostal.jarda@seznam.cz, autodoprava-dolansky@email.cz, jjet-transport@ldz.cz, jandjspedice@seznam.cz, radix@tiscali.cz, rudolf.fojtl@seznam.cz, mojatransport@seznam.cz, doprava@vps.cz, autotransport.zidek@volny.cz, dachser.hradec_kralove@dachser.com, 4pl@4pl.cz, azltrans@atlas.cz, borek.novotny@tiscali.cz, ceko_trans@atlas.cz, cerea@cerea.cz, nachod@cscargo.cz, hradec@cscargo.cz, ctj@ctj.cz, autodoprava@jiricap.cz, czexim@czexim.cz, novot.daniel@seznam.cz, tomba.dvorak@seznam.cz, info@falcontrans.cz, unovotnych24@seznam.cz, hajek@boudavobrimdole.cz, StruharovaP@seznam.cz, uadvokatu@seznam.cz, penzion.kukacka@seznam.cz, mikes241@email.cz, zfilkova@seznam.cz, chalupa.prorubky@email.cz, kotva@hotelkotva.cz, francmilan@tiscali.cz, martina.jezkova@tiscali.cz, stepan.miloslav@seznam.cz, penzion.slovanka@email.cz, info@penzioncernydul.cz, chatavyhlidka@orlicko.com, ubyt.kubat@volny.cz, hostomska.l@seznam.cz, Tulak.Josef@seznam.cz, elittrans@quick.cz, adax.mkd@tiscali.cz, gastons@gastons.cz, hradeckralove@geis.cz, gery.logistic@seznam.cz, gmkasparapartner@seznam.cz, gt.transport@tiscali.cz, hhtrans@seznam.cz, ikmm.sro@worldonline.cz, vladimir.maissner@primeide.com, adamec.ivan@tiscali.cz, ivan.banyasz@seznam.cz, verabackovska@seznam.cz, jirousek.j@gmail.com, kindas@seznam.cz, autodoprava@cml-jicin.cz, zamastil-ad@seznam.cz, ad-jd@post.cz, prokes.kl@seznam.cz, hotel.orlice@quick.cz, chata.radost@seznam.cz, sokoli.boudy@seznam.cz, u.supa@worldonline.cz, info@bohemiapenzion.cz, milire@volny.cz, eveliin@seznam.cz, vvrbicky@seznam.cz, boudanalucinach@seznam.cz, jaroslav.pundr@seznam.cz, jardaslapal@seznam.cz, vlaciha.j@seznam.cz, cap.autodoprava@quick.cz, dockal.autodoprava@seznam.cz, fingrjiri@seznam.cz, jiri.kudelka@volny.cz, jcb.neuman@seznam.cz, j.odvarko@tiscali.cz, autodoprava.snasel@centrum.cz, autotauchmann@seznam.cz, jiri.vasek.autodoprava@iol.cz, info.ets@worldonline.cz, chata.smetanka@seznam.cz, info@pension101.cz, orlice@sejko.cz, arnika@destne.cz, tjsokolsedlonov@centrum.cz, info@novyhradek.cz, info@tibor-luna.cz, tomled@centrum.cz, snezenka@prouza.net, info@chatamarta.cz, chatabarborka@centrum.cz, vilaeden@seznam.cz, vitezslav.doupovec@tiscali.cz, info@chatazdenka.com, zlatkohala@atlas.cz, info@salma.cz, hofman.vl@quick.cz, iva.snezenka@seznam.cz, franc.lip@seznam.cz, stieber@exit1.cz, doprav@seznam.cz, spindl@penzionsvatypetr.cz, josef.zadina@centrum.cz, renatabromova@seznam.cz, lukaskonicek@seznam.cz, polic.car@tiscali.cz, chlum.martin@seznam.cz, m.transport@centrum.cz, pension48@tiscali.cz, z.mikes@tiscali.cz, ukopeckych@ukopeckych.cz, pencovka@volny.cz, kuncir@centrum.cz, patazimmer@post.cz, cfs@seznam.cz, atrendkladno@seznam.cz, kubova@vpnhosting.cz, destne@bktour.cz, d.zenata@seznam.cz, poduhorem@centrum.cz, alberice@volny.cz, vechetz@post.cz, alma@almachata.cz, i.skalska@seznam.cz, rybensky@seznam.cz, marsovnadmet@seznam.cz, vrzala@email.cz, jhavelka@mkinet.cz, stanamuzikova@seznam.cz, m.rancak@tiscali.cz, cerychMilan@seznam.cz, jamitrans.spedition@worldonline.cz, fofrtrans@seznam.cz, cerny@okrouhlicky.cz, miloslavkaplan@seznam.cz, innert@seznam.cz, mbo.transport@seznam.cz, kalensky.act@tiscali.cz, palivazanka@centrum.cz, info@okgarant.cz, klapka5@seznam.cz, omniambsro@seznam.cz, autodoprava.hulka@seznam.cz, info@ubytovani-simek.cz, vavrova@mymail.cz, info@chata-orlickehory.cz, jitka.jiratkova@atlas.cz, josef.zejda@atlas.cz, pavlumonika@seznam.cz, lukaswolgner@seznam.cz, lubos.hartman@seznam.cz, lucie.kuratkova@tiscali.cz, krunka.lukas@tiscali.cz, SebestovaMarcela@seznam.cz, marie.jiraskova@rtyne.net, objednavka.chata@seznam.cz, chata.datel@worldonline.cz, mfutera@tiscali.cz, nada.mockova@tiscali.cz, petr.mares@orlickoas.cz, hanisovaolga@seznam.cz, ad-bartos@centrum.cz, maxx98@seznam.cz, pekarek@pekarektrans.cz, petrgois@seznam.cz, petr.nedvidek@volny.cz, cerekvice@petrotrans.cz, petrovicky@atlas.cz, petr.tatra@seznam.cz, p.v.trans@seznam.cz, info@p.transport.cz, halima@tiscali.cz, r.vejs@email.cz, rkvacek@mkinet.cz, roman.wojcik@tiscali.cz, hradec@cesmad-bohemia.cz, bema@mybox.cz, doprava@vithorcicka.cz, sedlarik.vit@hi-net.cz, info@peklo-nemecek.cz, z.baldrych@atlas.cz, rodeo.bizon@seznam.cz, pinos@email.cz, vejnar.zumr@seznam.cz, honza.kalousek@seznam.cz, martin@lorenc-spedition.com, apautodoprava@seznam.cz, ast.solnice@seznam.cz, info@dermek.cz, info@kamiony.cz, doradocar@seznam.cz, droppa@droppa.cz, polak.zasilatelstvi@dvur.cz, petran7@centrum.cz, p.korger@seznam.cz, lochov@email.cz, tada.p@seznam.cz, sarkasodomova@tiscali.cz, v.archleb@cbox.cz, info@hotelfilip.cz, hotel@zlic.cz, info@bonato.cz, hotel.stadion@abdgroup.cz, info@cdds.cz, helena.ernstova@tiscali.cz, medved.moto@seznam.cz, kraus.ivo@atlas.cz, novotny.libun@atlas.cz, jind.stransky@seznam.cz, info@jiribradac.cz, hoax.web@post.cz, josef.fator@seznam.cz, jralok@seznam.cz, p.tomasek@seznam.cz, klopotovska@seznam.cz, info@komplex3m.cz, kristensson@kristensson.cz, autodoprava.dedek@worldonline.cz, ludek.verner@seznam.cz, lsuchanek1@seznam.cz, semasped@iol.cz, zahrady.dlazby@wo.cz, cadoprava@seznam.cz, michal.hunacek@seznam.cz, m.divisek@volny.cz, info@kono.kvalitne.cz, miroslav.stara@tiscali.cz, ciladop@seznam.cz, baladapatrik@seznam.cz, p.micech@seznam.cz, rehakova@petrsynek.cz, info@spedicepetracek.cz, doprava@pospatrans.cz, hudakovaradka@seznam.cz, r.leps@seznam.cz, autodoprava.roman@seznam.cz, roman.sorma@tiscali.cz, 46kuryr@seznam.cz, fbautodoprava@seznam.cz, transagro@transagro.cz, info@truckbohemia.cz, tttrans@route.cz, info@vv-autodoprava.cz, progresvilda@seznam.cz, lhencl@seznam.cz, info@bobyfleisch.cz, moravek@autodoprava.com, jary.vl.javat@c-mail.cz, rambo.z@iol.cz, ivoshrdlicka@email.cz, hovorka.doprava@seznam.cz, lausman@razdva.cz, info@kultstavo.cz, lubomir.veselovsky@seznam.cz, autodoprava-barta@rychnovsko.com, prekladiste@volny.cz, lkw@pumr-ryba.cz, spedita@gmail.com, teambewa@email.cz, zbynekcharvat@seznam.cz, andy.stajncova@seznam.cz, dana.marusincova@seznam.cz, flnc.bp@seznam.cz, info@hotel-domovina.cz, rezervace@hoteldevin.cz, info@rozkos-hotel.cz, jaroslav.havlina@worldonline.cz, bouda.hotel@centrum.cz, hotel@kralovskydvur.cz, info@novagolf.cz, blahnovagaba@seznam.cz, rokytenka@email.cz, adrspach@skalni-mlyn.cz, info@sporthotelweldis.cz, krkonose@hotelmorava.cz, lesni.zatisi@email.cz, janosik@zsmv.cz, nasavrcky.jaromer@tiscali.cz, info@hotel-hynek.cz, cernigov@cpihotels.cz, grandhk@grandhk.cz, recepce@hotel-styl.cz, svobodova.radka@seznam.cz, recepce@hotellabut.cz, motel.skalka@seznam.cz, info@hotellomnice.cz, usvit@zpa.cz, pec.info@email.cz, plechac@zskomtu.cz, svo.ubytovani@seznam.cz, info@redwhite.cz, konecnyj@tiscali.cz, info@ubytovani-kostelec.cz, ubytovani268@tiscali.cz, dana.pavlikova@mstav.cz, milanedved@gmail.com, info@ubytovnatesla.cz, ubytovani-rk@tiscali.cz, lubospalicka@seznam.cz, ubytovna.kopidlno@seznam.cz, khhk@volny.cz, ubytovani@ubytovna-sauna.cz, premyslova@ubytovna-hradec.cz, drahonovskeho@ubytovna-hradec.cz, ubytovna@kavak.cz, info@laguna-danek.cz, diana.simkova@penzion-diana.cz, penzion@cernykun.com, penzionseverka@email.cz, info@pensionmarathon.cz, gramet@seznam.cz, pension-satelit@seznam.cz, krasnecasy@seznam.cz, stemjan@tiscali.cz, vilaflora@centrum.cz, pension.ctyrlistek@worldonline.cz, karel.rezner@seznam.cz, enzian@enzian.cz, pejosova.alex@centrum.cz, penzion@hrubasy.cz, penzionmatysek@centrum.cz, info@penzionek.cz, penzion.pohoda@damping.cz, jiri.vit@wo.cz, dkonecny@mkinet.cz, smetana.david@gmail.com, pensionhorec@seznam.cz, evamachacova@volny.cz, info@penzionvinor.cz, fr.vorechovsky@volny.cz, penziongarden@seznam.cz, kuba@viridium.cz, zamekrudnik@seznam.cz, ujiranku@post.cz, penzionnahradcanech@email.cz, penzionvesrubu@seznam.cz, pod.ozvenou@seznam.cz, jana.capkova@cbox.cz, jana.holz@seznam.cz, jindrova@pensionlhota.cz, honzabirtus@seznam.cz, jan.kapucian@email.cz, macek.jan@seznam.cz, penzion@podtresnovkou.cz, kaca.pec@seznam.cz, ukamenneryby@email.cz, jaroslav.karlik@seznam.cz, jaroslavknez@seznam.cz, maryskavestatku@seznam.cz, peroutkova.jirina@seznam.cz, liberta.krkonose@seznam.cz, j.petrlik@seznam.cz, penzion.pohoda@seznam.cz, frigohk@seznam.cz, pajerovi@tiscali.cz, pension.brda@seznam.cz, klecanda@seznam.cz, ladislav.semerak@volny.cz, kamilatruchla@seznam.cz, libor.bures@pensionmodrahvezda.cz, hubert.p@seznam.cz, info@chudobka.cz, getwork@getwork.ee, pension.adolf@volny.cz, upenaka@seznam.cz, penzion.nafrantisku@seznam.cz, klicperova@isphk.cz, info@savoz.cz, info@snezkalanovka.cz, va.suchanek@seznam.cz, info@skipark.cz, info@dopravanaletiste.cz, info@koruna-bus.cz, jarda.stria@centrum.cz, strodl@seznam.cz, hrncirovi@destnenet.cz, janecekplotiste@seznam.cz, ludek.tryb@seznam.cz, mercedes22@tiscali.cz, info@transferservice.cz, info@koula.cz, taximaxi@centrum.cz, sekretariat@ssp-smirice.cz, drahspol@post.cz, ales332@seznam.cz, tony.belanec@centrum.cz, hansstaxi@seznam.cz, kudrna.jaromir@seznam.cz, autohk@seznam.cz, vlkjar.taxi@centrum.cz, secj@seznam.cz, jirkabalvan@seznam.cz, taxi.t@seznam.cz, pepinokozak@seznam.cz, taxi.novemestonadmetuji@seznam.cz, att-transport@seznam.cz, lubos.kozak@quick.cz, martinspisak@seznam.cz, taxi@taxi.wz.cz, krokam@seznam.cz, taxi-nachod@seznam.cz, taxpavel@seznam.cz, elitaxi@seznam.cz, petr.taxi.nachod@seznam.cz, radek.taxi@seznam.cz, taxijicin@seznam.cz, tomasmarx@seznam.cz, autodoprava.sefc@seznam.cz, futlah@tiscali.cz, info@taxibecka.cz, donco@seznam.cz, wilda.k@tiscali.cz, bohusmoskal@seznam.cz, info@lesni-zatisi.eu, svatyjan@volny.cz, upavlu@tiscali.cz, montana@montana-trekking.cz, avia@iol.cz, info@pensionmilan.cz, penzionkrakonos@seznam.cz, penzion@mikas.cz, podlesem@adrspach.cz, info@pension21.cz, pension.rosa@tiscali.cz, objednavka@penzionkamila.cz, info@skiport.cz, info@penzionborneo.cz, valek.rybnicek@seznam.cz, pavla-markova@email.cz, Bodisch@seznam.cz, info@penzionujizdarny.cz, jarda.ja@email.cz, pension@ukaplicky.cz, ccktu@tiscali.cz, info@skipark-mladebuky.cz, info@bedrichovka.cz, penzion.polo@seznam.cz, Pension.Kneifel@seznam.cz, info@bonaqa.com, petr.kodet@quick.cz, upetra.spindl@tiscali.cz, petr.poznar@gmail.com, rysky@volny.cz, info@penzion-bivoj.cz, gastro@pgc.cz, alba@spmlyn.com, info@penzionpevnost.cz, renemaixner@seznam.cz, santec@seznam.cz, sonadismanova@seznam.cz, spravce@penzion-diana.eu, pensionslavie@pensionslavie.cz, tomas.stadler@iex.cz, info@pension-sedmikraska.cz, milan@lyzec.cz, info@pensionpaulu.cz, libor.voderek@seznam.cz, pension.slunko@centrum.cz, info@pensionmonika.cz, info@usvateholukase.com, info@penzionk.cz, svaty.hubert@email.cz, info@ubytovani-broumov.cz, roznet@quick.cz, skibocek.petrikovice@tiscali.cz, cipra@pastviny.wz.cz, info@herlikovice.cz, elshutroscrew@kamenec-snb.com, hynek@megaplus.cz, malaupa@malaupa.cz, zdenek.burkert@seznam.cz, info@vlekradvanice.cz, outdoor@rokytnice.cz, info@skipec.com, info@penkavcivrch.cz, skibeloves@seznam.cz, info@stoh.cz, sokol@novy-hradek.cz, lyzari@mostek.cz, areal@bubakov.cz, zvicina@email.cz, podkastanem@volny.cz, pkalhy@quick.cz, dasa.rehakova@worldonline.cz, ddavidek@centrum.cz, erlebach@pension-kuks.cz, ulamku@tiscali.cz, info@pension-krupka.cz, fukapension@volny.cz, info@pensionporubsky.cz, pension@ucisaru.com, penzionyveta@gmail.com, pension@kohoutov.cz, junkova.milovice@tiscali.cz, janlicek@seznam.cz, cenek@sendme.cz, jos.myska@tiscali.cz, chalupa-rozkos@seznam.cz, penzion@chata-vyhlidka.cz, sporkuvmlyn@centrum.cz, katerina.morgan@seznam.cz, pensionberuska@seznam.cz, info@sokolihnizdo.cz, smejsao@tiscali.cz, hofman.pavel@volny.cz, mail@pensionkarin.cz, info@penzionujasanu.cz, penzionpodzamci@seznam.cz, svetlaholmanova@seznam.cz, pension239@seznam.cz, info@barytka.cz, rezervace@bktour.cz, Dana.Stefkova@seznam.cz, koruna.bozanov.cz@o2active.cz, orlickezahori@seznam.cz, jirka.kabrt@seznam.cz, dss@dopravni-stavby.cz, info@schlik.eu, david.ubytovani@tiscali.cz, Martin.Iva@centrum.cz, psch@psch.cz, l.nemcova@drtnet.cz, bostik@bostik-s.cz, 1089hruskapetr@seznam.cz, info@peckasport.cz, atccaravan@atccaravan.cz, allegro.lbc@volny.cz, info@buggy-club.cz, country@cmail.cz, info@greenvalleypark.com, kemp-rychta@volny.cz, sajtava@seznam.cz, kempcountry@rychnovsko.com, kemphorice@seznam.cz, info@kovaruv-dvur.cz, info@vejsplachycamp.cz, autokemp@mostek.cz, info@camppohoda.com, vladimir.jodas@seznam.cz, rekreace@vscht-suz.cz, aapeterka@volny.cz, ivan.kobr@tiscali.cz, ladislav.havrda@centrum.cz, hradeckyjl@volny.cz, lajska@tiscali.cz, dubsky-ubytovani@atlas.cz, m.hrabica@seznam.cz, jond@jond.cz, petr.uzel@worldonline.cz, matoulkovi@centrum.cz, kunstarovi@seznam.cz, sedivackav@seznam.cz, drabek@slunicko.net, moncas37@hotmail.com, pumpovi.jam@seznam.cz, info@drazby-preprav.eu, fajmon@fajmon.cz, m-strojirny@m-strojirny.cz, lighting@alema.cz, jan.sejvl@volny.cz, jelinekp@pvtnet.cz, lenka.fencikova@tiscali.cz, drevo.trnavka@quick.cz, agroservis.mladkov@seznam.cz, info@michaleksro.cz, tilia.zamberk@tiscali.cz, vcarvan@seznam.cz, info@dskstavebniny.cz, stavtrans.par@volny.cz, hradec.k-sp@rkstaviva.cz, info@kontejnerydoprava.cz, flidr@flidr.cz, sales.cz@nedcon.com, aerotechnik@mtrebova-city.cz, amako.hm@amako.cz, kovolis@kovolis-hedvikov.cz, stavebniny@mmpardubice.cz, stapus@stapus.cz, vladkabimova@centrum.cz, spedice.hlinsko@tiscali.cz, silyba.as@wo.cz, galej@iol.cz, tvar@tvar.cz, info@pujcovna-toms.cz, tslan@tslan.cz, p.malek@centrum.cz, josef.javurek@seznam.cz, info@jntrans.cz, hesy.sro@tiscali.cz, stamo.lipoltice@seznam.cz, info@profiprace.cz, gotzl@gotzl.cz, info@nehodovasluzba.cz, zasilatelstvi@zeleznik.cz, transtisk@volny.cz, cernikova.jirina@centrum.cz, spedit.zavrel@worldonline.cz, mervo.ry@seznam.cz, soucekpavel@email.cz, autotransport@tiscali.cz, info@csexpres.cz, pardubice@multitrans.cz, absped@iol.cz, info@autodopravamatys.cz, suchy.vlastimil@seznam.cz, v.bouda@centrum.cz, kvalb.hlinsko@tiscali.cz, tirtrans@zamberk.alberon.cz, info@hrachovina.cz, jehlicka@rovex.cz, nn.hlinsko@tiscali.cz, autodoprava@chlup.com, stodolamartin@autodoprava-svitavy.com, starek@holice.cz, bio.uo@tiscali.cz, mobilservis@atlas.cz, mbtransport@mbtransport.cz, adcartrasporti@volny.cz, dispo@lando-cz.cz, uhli.pardubice@seznam.cz, articolor@seznam.cz, jabet.hlinsko@seznam.cz, zzn@zzn.cz, wimex@zamberk-city.cz, alesprochazka12@centrum.cz, transschwer@volny.cz, jamenska@jamenska.cz, v.peterka@tiscali.cz, atetransport@seznam.cz, tsprelouc@volny.cz, dolezaltrans@seznam.cz, dach@centrum.cz, info@connex.cz, poucova@dyhachrast.cz, tramontachrudim@iol.cz, certus@certus-spedition.cz, e.kafka.agroservis@seznam.cz, dakam@tiscali.cz, mez_dop_sped@xaz.cz, rigo.filip@seznam.cz, autoliska@autoliska.cz, doprava@urbankovi.cz, rezkop@centrum.cz, damar-trans@lit.cz, jucar@seznam.cz, f.pazdirek@seznam.cz, info@smerak.com, haas.doprava@atlas.cz, embecar@mtr.cz, condortranzit@iol.cz, intersped@intersped.cz, agronea@agronea.cz, ludoprint@seznam.cz, borovecstrechy@centrum.cz, saravecaruc@centrum.cz, jor@jor.cz, zlatovanek@email.cz, omniport@omniport.cz, markoma@markoma.cz, m.snor@seznam.cz, veronika.filipova@csaduo.cz, slavicek.milan@volny.cz, ste.fan@centrum.cz, logistika@mdlogistika.cz, tobiska@tiscali.cz, info@letistepodhorany.cz, vduba@vduba.cz, vkm@seznam.cz, zdeneknetolicky@seznam.cz, bustravel@bustravel.cz, vratislavjung@post.cz, doprava.metelka@volny.cz, doprava@inzerce.org, busdoprava@busdoprava.cz, thun.kraliky@seznam.cz, karel.macat@tiscali.cz, marsej@pce.cz, svitavy.csaduo@worldonline.cz, radio@taxisimona.cz, kvatro@seznam.cz, henzl.taxi@tiscali.cz, eurolunacar@seznam.cz, kriz.m@kapitol.cz, hrdlicka.hmb@cmail.cz, josef.pinkas@centrum.cz, pshzd@email.cz, sss.trade@mbox.vol.cz, petr.satara@tiscali.cz, rezervace@lod.cz, info@lkpa.cz, ak@lkuo.cz, eba@airport-pardubice.cz, info@autodopravachrudim.cz, aeroklub.vm@wo.cz, info@dzpce.cz, lada.stepanek@atlas.cz, jenik000@seznam.cz, zollzeus@seznam.cz, autodoprava.blascik@seznam.cz, pavel.lyr@volny.cz, jardabednar@sloupnice.cz, stehujte@seznam.cz, danner@email.cz, info@bocus.cz, info@sehnoutek.cz, remo_ledl@chrudim.cz, teply@htkonstrukce.cz, info@suspk.cz, eva.dvor@centrum.cz, real.slatinany@seznam.cz, krn@krn.cz, urbanair@urbanair.cz, info@compositairplanes.cz, info@shvl.cz, vitek.jiri@tmt.cz, horak.podlahy@centrum.cz, info@stavby-marek.cz, dusek@bocouno.cz, v.stourac@atlas.cz, gapa@wo.cz, tes_sro@seznam.cz, info@letistechrudim.cz, jaroslavpetrasek@centrum.cz, hatle.david@seznam.cz, coufalova@transplus.cz, sdo@wo.cz, autoodtah.uhlir@seznam.cz, taxi.zamberk@seznam.cz, vondracek-vopa@seznam.cz, aaa-doprava@aaa-doprava.cz, tomas.pav@email.cz, martin.nepovim@flyingbulls.cz, vanessa@lit.cz, info@penzioncity.cz, mikulec@tel-2n.cz, penzionpodol@senkel.cz, info@pensionaustria.cz, zlata.hvezda@lit.cz, taximalek@seznam.cz, miroslav.trojanek@seznam.cz, euromatic@wo.cz, zd.radimer@tiscali.cz, absped@absped.cz, apiagra@apiagra.cz, duchacek@dast-sy.cz, koss.kolin@quick.cz, regodat@seznam.cz, restav@seznam.cz, zabo.prachovice@tiscali.cz, zdenekfilip@centrum.cz, smeckos@seznam.cz, kricensky.m@seznam.cz, kocourek@kkzp.cz, slepcik@slepcik.cz, ak.skutec@tiscali.cz, elmontpol@seznam.cz, ts@tschrudim.cz, dlouhy@wo.cz, info@vce-montaze.cz, tereza.80@seznam.cz, miroslava.kalisova@seznam.cz, jan.malek@seznam.cz, info@taxi-pospisil.cz, taxi.iveta@centrum.cz, jan.vancura@taxione.cz, taxi.berda@centrum.cz, info@aataxi.cz, marekzezulka@seznam.cz, info@taxiprima.cz, taxisally@seznam.cz, bidlo.pavel@gmail.com, info@taxi-24.cz, petrkubpre@seznam.cz, taxi-prelouc@seznam.cz, gsped@seznam.cz, dmo@email.cz, help@ustinadorlici.cz, ulehla.ivan@iex.cz, milos.zeravik@seznam.cz, aviatik.r@seznam.cz, aero_shop@volny.cz, storm.composites@seznam.cz, autodoprava@seznam.cz, jsk.rozhrani@iex.cz, pospisil.k@unet.cz, jirak@taxisimona.cz, info@stehovani-hanc.cz, stehovani.bures@wo.cz, rtjtrans@seznam.cz, autodoprava.nosek@seznam.cz, expresnizasilka@email.cz, klimek@klimek.us, info@ergotep.cz, info@abrahamlubos.cz, dovezu-odvezu@centrum.cz, logistics@czloko.cz, p.svojanovsky@quick.cz, taurus@taurustrans.cz, autodopravavanek@seznam.cz, obchod@unipetroldoprava.cz, obchod@fiege.cz, adrocz@seznam.cz, adytran@seznam.cz, pacal.letohrad@seznam.cz, alonreality@seznam.cz, info@autohoku.cz, ad.urner@wo.cz, bauercz@seznam.cz, danielpycha@seznam.cz, bedis83@seznam.cz, b.darilek@volny.cz, logistika@comgate.cz, culka@culka-sadlik.cz, info@czadpraha.cz, csad.svitavy@iol.cz, csad.zamberk@tiscali.cz, jan.mejstrik@damco.com, d.kusy@seznam.cz, dispecink@dejmek.cz, lebeda.dusan@volny.cz, autoprodej@volny.cz, autopulpan@seznam.cz, bus.vysocina@tiscali.cz, frevaj@quick.cz, safranexpres@seznam.cz, autodoprava.v@seznam.cz, frantisek@vendler.cz, vlecky.smola@quick.cz, autodoprava@zdarsky.cz, autodoprava.adamec@seznam.cz, autopithart@email.cz, autodoprava.Dusanek@email.cz, janousek@jjtransport.cz, jardakalous@seznam.cz, jaroslavlambersky@seznam.cz, transcoor@transcoor.cz, lilie-trans@wo.cz, jiri.boril@seznam.cz, info@dragonsteel.cz, j.v.1981@seznam.cz, janko.martin@tiscali.cz, jvtransit@tiscali.cz, spedicemiretice@email.cz, jaroslav.kavina@kpklogistic.cz, kubovy.milan@unet.cz, lorenc.autobusova.doprava@seznam.cz, lasautodoprava@quick.cz, admz@unet.cz, vomocil.libor@livott.cz, lubosekvesely@email.cz, adbuchta@bezdrat.net, info@spedicedubsky.cz, marcel.cesik@seznam.cz, martin.basista@centrum.cz, autodoprava.kubista@seznam.cz, martin.vojta80@email.cz, maveko@seznam.cz, ajicinska@tiscali.cz, cartransport@seznam.cz, janekbus@seznam.cz, mich.smo@seznam.cz, auto.stemi@seznam.cz, info@osobnipreprava-pce.cz, mi.vrbicky@seznam.cz, Blecha.Milan@seznam.cz, ndoprava@seznam.cz, info@kosektransport.cz, m.kozubek@tiscali.cz, miroslav.gottwald@centrum.cz, mdm.slatinany@seznam.cz, miroslav-panek@seznam.cz, mira@lit.cz, msassist-odtah@seznam.cz, novo.doprava@seznam.cz, odehnal@wo.cz, motel.hana@seznam.cz, balek.bus@seznam.cz, mechanizace@osk.cz, machacp@quick.cz, muller.bus@centrum.cz, perbus@seznam.cz, radimerskypavel@seznam.cz, surovi.choltice@volny.cz, info@autobus-pardubice.cz, becka7@seznam.cz, matal@tiscali.cz, sejvlovi@email.cz, petrvyskocil71@seznam.cz, proxima@proxima3000.cz, autodoprava.janov@email.cz, bouska.rene@seznam.cz, taxichrudim@seznam.cz, ritustrans@ritustrans.cz, info@bus-tomasek.cz, klapal.transport@seznam.cz, sbn@myto.cz, info@gansberg.cz, stanislav@nosal.cz, mf@stoptrans.cz, info@svedik.cz, svado.sro@seznam.cz, tbkasistence@orlicko.cz, techskola@seznam.cz, terimex@volny.cz, disilek@seznam.cz, fefino@seznam.cz, grigelvaclav@seznam.cz, reh.vaclav@seznam.cz, vaclav.reznicek@quick.cz, dopravawalter@seznam.cz, viaassist@seznam.cz, vit.havlicek@tiscali.cz, vladimir.hovorka@seznam.cz, vladimirvasek-@seznam.cz, walter-trans@seznam.cz, cermak.doprava@tiscali.cz, zevun@zevun.cz, info@fmservis.cz, m.jechura@seznam.cz, 4dap@seznam.cz, info@aeroklub.zamberk.cz, alpaho@seznam.cz, aajautodoprava@seznam.cz, autorio@autorio.cz, autodopravasejkora@seznam.cz, GRPCEpers@cdcargo.cz, hruskatransport@seznam.cz, dom.pardubice@dhl.com, euroxerox@seznam.cz, info@falcosped.cz, frantisek.sejkora@sejkora.net, info@parkovacidumpolabiny.cz, autodoprava.pleninger@seznam.cz, saffar@seznam.cz, abel.jar@seznam.cz, jarousjarous@seznam.cz, busdopravapalko@seznam.cz, expresnidoprava@seznam.cz, peterka@libchavy.cz, hobbysta@seznam.cz, lux@eurotrans-lux.cz, lukas.muzik@kareka.cz, karel_jerabek@centrum.cz, autodoprava-vobornik@seznam.cz, mafrajumbo@email.cz, letrans.tir@tiscali.cz, novacek.liboor@seznam.cz, lucero@lucero.cz, lukas.u@tiscali.cz, autodopravaledl@seznam.cz, manufacturing@mauriceward.com, milan.arnoz@seznam.cz, autodopravadivis@email.cz, milan.p2@seznam.cz, autodoprava.milansoucek@seznam.cz, gim3@atlas.cz, autopasztor@email.cz, czech.vietnam@worldonline.cz, hanel.mir@seznam.cz, kyllar@autodoprava.com, dispecink@svoboda-kroul.hejnice.cz, tourbus@centrum.cz, miroslavvacek@email.cz, parkingpoint@parkingpoint.cz, pavel.lidak@volny.cz, info@peko-trans.cz, pe.soucek@seznam.cz, srsen.p@seznam.cz, p.svadlenka@seznam.cz, r.bartos@seznam.cz, dzugi36@centrum.cz, quick190@seznam.cz, doprava@helena-transport.cz, klara.side@seznam.cz, jiri.rozlivka@volny.cz, kasper@schumi.cz, s.krobot@krobot-sro.cz, trans-ak@seznam.cz, info@transport101logistic.cz, zak@vaclavzak.cz, verka-trans@seznam.cz, freibergv@centrum.cz, kavka16@seznam.cz, arnold@autodoprava.com, dblogistic@dblogistic.cz, operator@eurobest.cz, explosive@explosive.cz, fenix@fenix-doprava.cz, marek.provaznik@seznam.cz, autodopravanovotny@atlas.cz, stana.vasakova@seznam.cz, brado@centrum.cz, petr.fessl@centrum.cz, machpetr@email.cz, info@stransport.cz, vladimir.klazar@volny.cz, novotny.zdenek@atlas.cz, info@balonklub.cz, js.trans@volny.cz, maciivo@seznam.cz, jindrich.ozdian@seznam.cz, nadslavak@seznam.cz, taxi.mezimesti@seznam.cz, vit.nechanicky@volny.cz, dj-kangoo@c-box.cz, aaso@login.cz, autodopravamusil@centrum.cz, macek26@seznam.cz, info@modernidoprava.cz, curilla@dservis.cz, libor.navratil@wlachtransport.cz, info@etservices.cz, hest@hest-rekonstrukce.cz, vlk@renost.cz, info@atmcz.cz, jaroslavstecher@seznam.cz, lukas.lhotak@centrum.cz, adpavelbaloun@seznam.cz, ignatios@email.cz, kvasnicakr@seznam.cz, sivoka@seznam.cz, atrium@seznam.cz, rulf@novapaka.com, petr.kotatko@worldonline.cz, bttu@sanet.cz, kers@kers.cz, zpd.banyr@seznam.cz, petrtrnka1@seznam.cz, info@bssbroumov.cz, karelspelda@seznam.cz, zemnipracegs@seznam.cz, emil.frano@seznam.cz, PetrBinko@seznam.cz, buben@agrosprintservis.cz, stavotrend.kalna@seznam.cz, babic@tiscali.cz, jirka.lemberk@seznam.cz, info@borek.cz, subrtzd@seznam.cz, zemnistavby@seznam.cz, vce.montaze@vce.cz, novak@hls.aero, info@piananaklic.cz, fragal@seznam.cz, Carmenb@seznam.cz, mtrans@centrum.cz, berger.radim@seznam.cz, info.sova@seznam.cz, janek-group@seznam.cz, zdenek.kuttich@seznam.cz, brukov@brukov.cz, veselyodtah@seznam.cz, krejcir@rk-trans.cz, info@flyingmachines.cz, zjviera@email.cz, info@tl-ultralight.cz, info@stehovanibrzek.cz, info@stehovanibezdriny.cz, dejmekpetr@seznam.cz, info@trigareality.cz, leconte@seznam.cz, skola.rehak@seznam.cz, info@pematrans.cz, kokam.kokam@tiscali.cz, info@auto-tucek.cz, info@profe.cz, vaclav.brandejs@profe.cz, evzenie-p@seznam.cz, ski-vojtech@volny.cz, betostavrh@betostavrh.cz, autodoprava-vyklizeni@seznam.cz, taxinonstopjaromer@centrum.cz, zbynek.dolecek@tiscali.cz, autodoprava.hr@seznam.cz, info@hons.cz, seifertdoprava@seznam.cz, novak@sdsped.cz, stehovani.vyklizenihk@centrum.cz, karelwaldhauser4@gmail.com, faltusj@seznam.cz, jappa89@seznam.cz, sean7@seznam.cz, autodoprava@halatruck.cz, hradec@general-overnight.cz, info@geisparcel.cz, frantisek.prchlik@tiscali.cz, info@volsatrans.cz, ad.tom@seznam.cz, jaskav@seznam.cz, pavel.kuchynka@seznam.cz, sluzba.odtahova@seznam.cz, senga-invest@seznam.cz, mmvrana@seznam.cz, servis@ttvtransport.cz, maxspedition@seznam.cz, milhaus29@seznam.cz, drobnym@volny.cz, jiri.adlaf@seznam.cz, kryspin.j@seznam.cz, info@jkd-sped.cz, info@lshk.cz, obchod@danielsson-logistics.cz, evzenprokop@seznam.cz, janovskyspol@seznam.cz, info@autosluzbyhk.cz, dopravapavlik@seznam.cz, amspeed@atlas.cz, kopciljan@seznam.cz, hrasky@centrum.cz, adhruska@seznam.cz, petr@apfreight.cz, info@auto3000.cz, imperial@imperial.cx, info@intrex-czech.cz, alltrans.jc@seznam.cz, grundmann@seznam.cz, lubosrygl@seznam.cz, ad.balcar@seznam.cz, info@fejfarbus.cz, jecny.radek@post.cz, nemec109@seznam.cz, starybruno@seznam.cz, tec-air@cmail.cz, filounkova.l@seznam.cz, doprava.novotny@seznam.cz, to.zeman@seznam.cz, info@trafficsys.cz, doprava@translogistic.cz, vasekbittner@seznam.cz, libbi.ma@seznam.cz, lubotrans@seznam.cz, matoulek.milan@seznam.cz, cisar.rene@centrum.cz, v.pall@seznam.cz, david-man@seznam.cz, kupkova.eva@centrum.cz, cz-truc.trnka@seznam.cz, jaroslavcabalka@seznam.cz, jttranssro@seznam.cz, pastikova.simca@seznam.cz, tynoty@seznam.cz, autodoprava.liaz@seznam.cz, m.umlauf@centrum.cz, autodoprava@srsnaci.cz, rumil@seznam.cz, doprava.jelinek@seznam.cz, info@vase-maminka.cz, ehltrans@seznam.cz, dopravavincenci@seznam.cz, jiri.martinec.uo@seznam.cz, typlt.milan@seznam.cz, autodoprava.sanda@seznam.cz, spojil.krivka@seznam.cz, fajman@fajman.cz, hnat.bus@iol.cz, obchod@prosmat.cz, info@taxivostoupal.cz, dpopilka@seznam.cz, motory@teveso.cz, hrajemenapiano@seznam.cz, filip.krispin@seznam.cz, agro.rejchrt@tiscali.cz, zap.vak@wo.cz, vrbickyvlada@seznam.cz, info@autodopravamasa.cz, kovar@pkipservis.cz, enzocars@seznam.cz, michael.hana@seznam.cz, info@kontejnery-dudek.cz, cubi.rr@seznam.cz, autodoprava@email.cz, vda@vda.cz, obchod@stako-ck.cz, darilek@paveldarilek.cz, ambcz@seznam.cz, odtah@bartosek.info, info@vvasyn-autodoprava.cz, info@chadbalon.cz, kulakovska@quick.cz, obkladacstvi-kadecka@seznam.cz, dd1-3@holice.cz, obchod@efeza.cz, penzion@centrum.cz, info@cd.cz, betty_cr@iol.cz, speed5@speed5.cz, 773563800@seznam.cz, CSTnaklpoklCNC@cdcargo.cz, info@az-stehovani.cz, info@ulozenka.cz, hk@studentagency.cz, info@regiojet.cz, skola@skolakr.cz, rychly10@gmail.com</text:p>
          </table:table-cell>
        </table:table-row>
        <table:table-row table:style-name="ro1">
          <table:table-cell office:value-type="string" calcext:value-type="string">
            <text:p>Drogerie</text:p>
          </table:table-cell>
          <table:table-cell/>
          <table:table-cell office:value-type="string" calcext:value-type="string">
            <text:p>entaze.nachod@tiscali.cz, hydrosys@volny.cz, biotec@biotec.cz, info@charvat.cz, parabit@parabit.cz, kbv@kbv.cz, manatas@dvk.cz, info@redok-hk.cz, jiri.novotny-hk@worldonline.cz, azs-hk@azs-hk.cz, info@darosprofi.cz, domino@domino2000.cz, omitacilisty@seznam.cz, info@klinkercentrum.cz, info@stakom.cz, odmoravek@tiscali.cz, lukas.portych@seznam.cz, profi.haus@seznam.cz, pavlina@staghk.cz, zdenek.mar@cmail.cz, stavebniny.danton@seznam.cz, jipeg@jipeg.cz, hradec@mpl.cz, obchod@wohn-bau.cz, top.interier@seznam.cz, firma@melange.cz, alva.nb@tiscali.cz, holada@atnet.cz, info@gideon.cz, horaknabytek@centrum.cz, info@BBpodlahy.cz, obchod.bittner@gmail.com, info@podlahyficenec.cz, az.podlahy@seznam.cz, info@profin-podlahy.cz, koberce@brazda.cz, info@lono.cz, zdenekzrust@hi-net.cz, info@sanace-izolace.cz, info@jmfast.cz, hk@m-kupr.cz, eben.tu@volny.cz, termolan@termolan.cz, condi@condi.cz, info@crater.cz, info@tkobaly.cz, inzat@inzat.cz, paclik@paclik.cz, obchod@zelezarstvi-rehak.cz, info@hemadobruska.cz, hradec@jakub.cz, advam@volny.cz, odbyt@reko-sro.cz, jires@jires.cz, rudi.eurobal@tiscali.cz, frantisek@sagner.cz, info@drevo-centrum.cz, info@papirnachod.cz, info.cz@wimex.eu, info@svetdymek.cz, info@velichovky.cz, asc@mydla.cz, informace@lelek.com, marzethk@seznam.cz, protec-kult@protec-kult.cz, odbyt@nhhk.cz, pup@pup.cz, prodejdk@bal.cz, barvy.groh@tiscali.cz, info@barvy-sokrates.cz, info@czech-konig.com, info@gremiumdk.cz, nosek@nosek.cz, info@palenka.cz, info@sefra-cz.cz, colorfinal@cmail.cz, azcolor@tiscali.cz, dispecer.hk@trigacolor.cz, aveflor@aveflor.cz, info@parenteral.cz, obchodhk@mekrs.cz, topizol@dvk.cz, tb@invaz.cz, objednavky@dedra.cz, vermax@vermax.cz, lany@tomas-dvoracek.cz, info@nastroje-mz.cz, arimhk@hotmail.com, j.kulich@kulich.cz, hortex@hortex.cz, loricz@loricz.cz, mapeihk@hka.czn.cz, hradec@denbraven.cz, info@techcolor.cz, ztrade@ztrade.cz, silites@silites.cz, j.kumprecht@c-box.cz, ardia@ardia.cz, info@odevydaniela.cz, hradec.kralove@economos.cz, info@triker.cz, knkupice@knkupice.cz, studio@gog-koupelny.cz, hruby@hruby-m.cz, info@westcan.cz, office@chemopharma.cz, konzum@konzumhk.cz, spojovak@seznam.cz, info@gres.cz, ita.trading@volny.cz, obchod@vesko.cz., info@holzbecher.net, libor.suchy@filipa.cz, info@ifantazie.cz, obchod@auratech.cz, petr@eup.cz, zdenka.husakova@tiscali.cz, pshruskova@seznam.cz, info@inpeek.com, hr.kralove@buroprofi.cz, hradec@activa.cz, hradec@emado.cz, jarpa@cmail.cz, jirinabarnetova@seznam.cz, libor.vondrak@kvetinka-hk.cz, jino@jino.cz, ivetaerbenova@seznam.cz, jednota@jednotanp.com, svitr@iol.cz, kai.breitschopf@tiscali.cz, info@himpex.cz, info@zahradnicke-potreby.cz, info@hotel-opocno.cz, hradec@emcm.cz, lidl@lidl.cz, info@ahold.cz, obchod@profi-market.cz, info@penny.cz, nachod@prior.cz, info@cz.tesco-europe.com, petr@andele.info, lakomal@lakomal.com, daud@seznam.cz, info@canvas-art.cz, info@muller-pharma.cz, kadernictvi@kadernictvi-harmonie.cz, info@kadernictvi-iren.cz, lucieberounska@seznam.cz, jvilimek@volny.cz, monikaskavova@seznam.cz, kadernictvi@email.cz, info@kadernictvi-sarm.cz, kadernictvistyle@seznam.cz, mifidra@centrum.cz, jiruskovapetra@seznam.cz, andrea.jirkova@seznam.cz, dada.zilkova@centrum.cz, ahava@email.cz, eliskababor@seznam.cz, atena@email.cz, kosjana@email.cz, rejlova@atlas.cz, jindriskaosickova@seznam.cz, evelen@parcon.cz, l.smakalova@seznam.cz, perlazpolabi@seznam.cz, kosmetika@hradecko.com, info@salonkoppova.cz, kosmetika.lunakova@seznam.cz, nehtovestudio@seznam.cz, andreapivcova@seznam.cz, bozenanozickova@email.cz, IBRYCHOVA@SEZNAM.CZ, simonova@belohrad.net, r.nechanska@seznam.cz, melimeli@seznam.cz, sim.hrabalova@seznam.cz, s.plasilova@tiscali.cz, r.katka@seznam.cz, salon.irena@cbox.cz, janaburesova@tiscali.cz, jitka.hubnerova@seznam.cz, rydlovamarie@seznam.cz, petrarozinkova@seznam.cz, pankovatana@seznam.cz, kosmetika-vera@seznam.cz, salon.twiggy@broum.net, zadrahovzalova@seznam.cz, k.skladalova@centrum.cz, info@nail-tek.cz, hanaal@seznam.cz, ildyka@email.cz, jitka.vavruskova@centrum.cz, kosmetika-marcela@seznam.cz, jarosova.daniela@seznam.cz, info@salon-elen.cz, e.marta@t-email.cz, karpiskovamonika@seznam.cz, starzykova@studio-challenge.cz, masaze-klarka@klikni.cz, ruzickova@egst.cz, salon@masaze-kosmetika.cz, EMAILinfo@jasmina.cz, sun.studio@seznam.cz, durecova@studiomostek.cz, info@solnajeskynevrchlabi.cz, solnajeskynevrchlabi@email.cz, wellnesshypoxi@seznam.cz, salon@petrabenesova.cz, vdrbohlavova@seznam.cz, info@diamondlashes.cz, gsalon@seznam.cz, kozakova.vizaz@centrum.cz, info@parketystribrny.cz, info@brijanderove.cz, ales.zbehlik@holiceze.zempo.cz, coop.jednota.hlinsko@xaz.cz, ceska.trebova@jafholz.cz, dlako@seznam.cz, dolur@dolur.cz, matatkova@stavchem.cz, bsdsro@bsdsro.cz, info@podlahy-turek.cz, realizace@kestin.cz, info@podlahyhorak.cz, aigos@aigos.cz, info@h-komplet.cz, vit.funda@quick.cz, info@drevomaterial.cz, stavingvm@centrum.cz, info@zznsy.cz, ok.step@tiscali.cz, info.cz@basf.com, obchod@manapo.cz, info@barvyrus.cz, jiri.mnuk@tiscali.cz, info@dratenik.info, lanskrounprodejna@dumbarev.cz, podlahy@strnad-koberce.cz, info@sapol.cz, hradec@dektrade.cz, danielfilip@seznam.cz, bad.letohrad@seznam.cz, stavebniny.pribyl@worldonline.cz, info@palmact.cz, ligma@ligma.cz, v.veinfurtova@rempohol.cz, epluse@lanskroun.cz, obchod@taspa.cz, parkety@vavrousek.cz, josefvystavel@jevicko.net, pardubice@mpl.cz, prodejna@drevostyljanicek.cz, proxim@proxim-pu.cz, hebky.mistr@volny.cz, zderadicka@ppd-chemicals.cz, vomocilova.barvy@post.cz, coloren@coloren.cz, obchod@mika-as.cz, firma@pohner.chrudim.cz, banako.bylany@tiscali.cz, bv_plus@mybox.cz, thortex@thortex.cz, info@eko-mal.cz, info@orlim.cz, vyroba@jap-lanskroun.cz, beranek@vm.czcom.cz, info@mediate.cz, mail@qanto.cz, info@ajf-charon.cz, lukas.etc@seznam.cz, stavba.zaluzie@tyhan.cz, koupelny@dolbe.cz, bemal@ustecko.com, manaom@atlas.cz, barvyzatecka@seznam.cz, lubosdolecek@seznam.cz, motycka@acetrade.cz, vinpol@volny.cz, stavebniny@ferarcz.cz, hrabacek.m@seznam.cz, podlahy.ll@worldonline.cz, kubik.marcel@volny.cz, mana@mana-barvy.cz, acbarvy@acbarvy.cz, somnio@tiscali.cz, lepos.pce@seznam.cz, a-c@a-c.cz, info@pksolvent.cz, info@fipack.cz, pardubice@colorlakservis.cz, pardubice@finesabarvy.cz, objednavky.vysoke-myto@panter-color.cz, josef.hurych@worldonline.cz, romanpliska@volny.cz, info@zoha.cz, kmplus@seznam.cz, poradur@iol.cz, skoch.ales@gmail.com, klempirstvi.jirasek@post.cz, gipsmont@gipsmont.cz, horcicka.jiri@tiscali.cz, moravec@letohrad-city.cz, ceza@ceza.cz, jednota.svitavy@seznam.cz, hbf@hbf.cz, alena.stehnova@alemau.cz, info@melitrade.cz, mchrastova@qanto.cz, essenses@centrum.cz, p.skranc@sofico.cz, info@konzumuo.cz, espace.perina@volny.cz, info@parfumerie-66.cz, info@fann.cz, info@drogerie-napergole.cz, vivacity@email.cz, dm@dm-drogeiemarkt.cz, info@dark-candles.cz, fortel.prelouc@centrum.cz, info@e-parfumerie.cz, info@arnika-bohemia.cz, pardubice@botanicus.cz, baeva@seznam.cz, quatro.d@tiscali.cz, karel.pelikan@tiscali.cz, celar@celar.cz, ludek.prokop@centrum.cz, famos.cr@tiscali.cz, info@kotlar.cz, silvita@silvita.cz, apro.letohrad@wo.cz, jiva@lanskrounsko.cz, kama.bylany@seznam.cz, fronque@abdrogerie.cz, vbs@vasbarevnysvet.cz, pigba@volny.cz, veidec@veidec.cz, bylinarstvi@jukl.cz, novak.kim@tiscali.cz, info@paargastro.cz, marketing.zakaznicky@kaufland.cz, info@saaf.cz, karpata@karpata.cz, info@schellex.cz, ovaz@cmail.cz, hotel@hotel-arnost.cz, strelnice@strelnice.cz, krcma@isp-pce.cz, stavebniny@olpetpardubice.cz, marek.stavebniny@ador.cz, construkt@jevicko.net, daskova.hana@centrum.cz, stefancikova@stefancikova.cz, smutnyvaclav@email.cz, polanskakatka@seznam.cz, mirek.jebavy@tiscali.cz, rada.triocolor@seznam.cz, shop@asrovi.cz, shop@koky.cz, info@solaria-solne-jeskyne.cz, Stepanka.Mlynarova@seznam.cz, martina.krejsarova@seznam.cz, info@technipol-policka.cz, jvjoka@post.cz, kosm.katy@seznam.cz, krc@krc-ks.cz, agapagroup@seznam.cz, l.jilek@tiscali.cz, pebilkova@seznam.cz, denninka@centrum.cz, bednar.epluse@seznam.cz, stejkr@stejkr.cz, pardubice@bovid.cz, dajamalinova@seznam.cz, info@s3g-design.com, hradeckralove09@volny.cz, info@drogeriemartina.cz, par@fann.cz, jankar@quick.cz, jitkahomolacova@email.cz, madel@madel.cz, info@svetfm.cz, spamedica@seznam.cz, info@drogerielevne.cz, renata.simi@seznam.cz, info@rossmann.cz, info@cz.schlecker.net, info@trinityproducts-cz.com, info@kosmetika-shop.cz, michal.krata@centrum.cz, info@arganovyolej.cz, info@body-basics.info, info@barvyonline.cz, wanted14@centrum.cz, pbures@bezdrat.net, pardubice@rokospol.cz, i.schmid@seznam.cz, pardubice@yvesrocher.cz, bacova.a@tiscali.cz, oriflame@asale.cz, kveta.kobrlova@atlas.cz, oriflame@email.cz, helgavrobelova@centrum.cz, iva@c-mail.cz, jvodvarkova@quick.cz, martina.faltysova@atlas.cz, stepanka@oriflame-kosmetika.cz, vlasta.hrda@seznam.cz, langr.jiri1@seznam.cz, horoskop@horoskop-darky.cz, jirina.vojtiskova@batavia.cz, pracpomucky@pardubicko.com, robr@unet.cz, stanislav.vejvoda@workprotect.cz, asei.litomysl@seznam.cz, medard.simona@seznam.cz, m.rychlikova@seznam.cz, jilek@orlice.cz, agama@agama.cz, muj@4animals.cz, jirina.hendlova@superzoo.cz, info@bio-natural.cz, fatima@iol.cz, obchod@utygrika.cz, info@billa.cz, polak.mirek@tiscali.cz, info@prodlouzenivlasu.com, zuzik@unet.cz, info@bbksro.cz, zahradanechanice@seznam.cz, paral@malzed.cz, Mirkavlckova@email.cz, ppsck@seznam.cz, info@parfemy-vivien.cz, KOSMETICKYSALON@CENTRUM.CZ, info@anekt.cz, nesmeky@seznam.cz, shop@mousaglas.cz, praktikjc@praktikjc.cz, koudyos@centrum.cz, ipaper@ergoplan.cz, info@habrtrutnov.cz, vladimir@landamn.cz, heda.k@centrum.cz, info@colorparknovapaka.eu, hradec@sapo.cz, sapo@lit.cz, aura@aura-trutnov.cz, rentex@seznam.cz, prodej@eurona.cz, kuncova.dana@centrum.cz, bonysvicky@email.cz, dubanek@chemservis.cz, kiva1@seznam.cz, janlanda@candlex.cz, korpo@post.cz, balsam@seznam.cz, laukovam@seznam.cz, info@zelenecesty.cz, marsi@marsi.cz, top.chem@seznam.cz, info@unioncosmetic.cz, erik_fulka@rubena.cgs.cz, info@sab-hc.cz, ofous@ofous.cz, unfo@salon-vivien.cz, pluhar@jpgastro.cz, pohrebnictvi@seznam.cz, kosmetika@kosmetikaprotebe.cz, info@rpgastro.cz, tomil@tomil.cz, jona@jona.cz, roman.mikulik@tiscali.cz, syman@syman.cz, no.1515@risocosmetics.cz, j.hrubesanda@seznam.cz, info@podlahy-sidlo.cz, machacek.horice@seznam.cz, petr.bischof.manas@seznam.cz, info@tomacon.cz, vera.noskova@henkotex.cz, jpkchem@centrum.cz, info@drogeriekaska.cz, info@teamstarplus.cz, wincomp@wincomp.byznysweb.cz, info@elnino.cz, info@alliance-healthcare.cz, barvy.doubal@seznam.cz, colora@sayerlack.cz, info@dama-hk.cz, igneo@seznam.cz, trybenekr@deckenbach.cz, info@dubno.eu, obchod@alcandles.cz, info@replac-bm.cz, skaltech@email.cz, vrchlabi@qanto.cz, maveg@seznam.cz, velkoobchod.houdek@seznam.cz, nachod@ino.cz, envelope@krpa.cz, form@krpa.cz, obchod@hracky-duha.cz, info@klito.cz, kmtechnik@email.cz, mulicak@volny.cz, batist@batist.cz, svice@caprati.cz, pokornyztrade@seznam.cz, info@techindustry.cz, dedra@inmail.cz, info@kosmetika-eshop.cz, drio@tenis-klub.cz, hamanova.oz@myspring.cz, info@kanunature.cz, i.brendl@centrum.cz, zahalkova.parfumerie@seznam.cz, incormedica@seznam.cz, hradeckralove@mirralux.cz, nuskin-cz@windowslive.com, nella@post.cz, florianovi@tiscali.cz, vivaco@seznam.cz, anna.jelinkova@tiscali.cz, mrtvemore@esparadis.cz, zlatacermak@atlas.cz, marta.parikova@tiscali.cz, oriflame.hela@seznam.cz, michaelakudrnova@seznam.cz, shop@mystic.cz, info@cpk-eu.cz, centr-subrt@volny.cz, drogerie.centrum@tiscali.cz, eby.doudleby@seznam.cz, info@ceskadrogerie-levne.cz, drogerie.jc@seznam.cz, teta.nachod@seznam.cz, josef.fousek.drogerie@seznam.cz, jarespavel@seznam.cz, tetahostinne.wbs@seznam.cz, rovensky.radko@seznam.cz, vlasim.saxofon@volny.cz, colorck@seznam.cz, color.nachod@tiscali.cz, barvy.vilimek@seznam.cz, brutus.na@seznam.cz, ivana.roskova@atlas.cz, info@vejnar.cz, autobarvy.nechvatal@seznam.cz, ppservis.vojtech@email.cz, info@kkcolor.cz, obchod@hobby-dum-zahrada.cz, zoar@zoar.cz, mssk@sendme.cz, petr.maminak@seznam.cz, info@vicolor.info, blkvetinka@seznam.cz, info@danpes.cz, info@pleva.cz, kosmetikasecret@seznam.cz, aktiv.aloe.nwa@seznam.cz, Jaromir.Laska@seznam.cz, info@dobrenakupovani.cz, shop@mujmultimarket.cz, obchod@penzo.cz, martina@krepelkova.cz, zbozi-sluzby@seznam.cz, info@3dparfemy.cz, sevio-cz@seznam.cz, obchod@medicatus.cz, obchod@mineralbeauty.cz, info@votana.cz, praha@zasilkovna.cz, hradeckralove@ulozenka.cz, in-kosmetika@email.cz, obchod@vypadatskvele.cz, info@krasnadama.cz, nmhk@email.cz, info@ecosmetic.cz, info@skinshop.cz, obchod@alma-linne.cz, info@masazev.cz, info@parfemyblack.cz, info@bohatevlasy.cz, info@lavanda.cz, kosmetika@iol.cz, shop@ahava.cz, info@krason.cz, info@drevobarvy.cz, objednavky@drogeriediamant.cz, obchod@parfemy.net, info@lavender.cz, info@solarni-kosmetika.eu, mp.j@tiscali.cz, info@svetparfemu.cz, info@parfumcity.cz, info@kosmetika-zdravi.cz, info@fmdrogerie.cz, info@parfemy-essence.cz, objednavky@kosmetika-ruce-nohy.cz, info@levalzak.cz, info@parfemy-vune.cz, mj@planetnails.cz, info@patmatt.cz, elby2@seznam.cz, rasovice@seznam.cz, rozumneceny@rekni.to, info@neutrogena-shop.cz, stepankakinclova@seznam.cz, domovasikovneruce@seznam.cz, tyniste@doprava-domu.cz, caprati@caprati.cz, objednavky@sikovnyvytvarnici.cz, info@golija.cz, info@galeriep.cz, bria@centrum.cz, kon.jc@tiscali.cz, obchod@bebuska.cz, Juiccka@seznam.cz, obchod@dohajan.cz, albas@albas.cz, obchod@tempo-oopp.cz, Info@darex-shop.cz, info@salon-hurtova.cz, info@bazalkahk.cz, burian@peceovlasy.cz, info@prirodni-lekar.cz, info@re-barbora.cz, uklid.prokopova@centrum.cz, dumslunce@seznam.cz, vasek.janecek@domasin.cz, puls-praha@volny.cz, info@mall.cz, jirikalocai@seznam.cz, hranicni@lekarnasvitavy.cz, market.borova@qanto.cz, breno@breno.cz, sales@contipro.cz, litomysl.marakova@bal.cz</text:p>
          </table:table-cell>
        </table:table-row>
        <table:table-row table:style-name="ro1">
          <table:table-cell office:value-type="string" calcext:value-type="string">
            <text:p>Dveře, vrata</text:p>
          </table:table-cell>
          <table:table-cell/>
          <table:table-cell office:value-type="string" calcext:value-type="string">
            <text:p>info@pft.cz, toth-sro@centrum.cz, kplasty@kplasty.cz, okna@ajko.cz, hauser.stavhaus@seznam.cz, proplast@proplast.biz, hradec@aqokna.cz, info@bhbokna.cz, dako@atlas.cz, info@donap.cz, pavelka@eurookna-pavelka.cz, instyl@instyl.cz, kerson@kerson.cz, kest@seznam.cz, kjmax@kjmax.cz, kobla-hk@kobla.cz, krejzlm@volny.cz, info@luto.cz, dvere.okna@seznam.cz, okay@okayplast.cz, webmaster@oknacentrum.cz, punica.plast@seznam.cz, scebel.design@cbox.cz, info@oknazplastu.cz, info@stavoplasthk.cz, eurookna@trutnovsko.com, dokra@volny.cz, dubina@dubina.cz, skolnik@opocno.cz, info@avanteokna.cz, stamax@iol.cz, dpstyle@dpstyle.cz, honesta@yo.cz, j.mach@bari-automatic.cz, info@lamark.cz, vratovesystemy@quick.cz, alurol@alurol.com, staff@startex.cz, karel.martin@worldonline.cz, hk-3l@volny.cz, i.pavlik@tatramleko.cz, info@compact-hk.cz, ryer@seznam.cz, emtrading@tiscali.cz, tichy@vratti.cz, euromont@tiscali.cz, toors@toors.cz, info@drivesm.cz, matax@iol.cz, trutnov@nypro.cz, vyroba@ledvina-nabytek.cz, stylinterier@volny.cz, delta.nabytek@seznam.cz, tomas@honc.cz, vyroba.nabytku@email.cz, tojiba@tojiba.cz, zdenek.netik@profitruhlarna.cz, info@mpdesign.cz, info@bazantparket.cz, miroslav.hozda@seznam.cz, info@podlahy-sobotka.cz, unide@unide.cz, info@svartes.cz, tomi@tomi-trutnov.cz, hradec@vekra.cz, fasto@fasto.cz, info@ekoagromont.cz, baronh@seznam.cz, herkules@herkules-jicin.cz, truhlar.horak@tiscali.cz, zdenekjanku@seznam.cz, info@moint.cz, strojirna@strojirna.cz, info@dost-vrchlabi.cz, info@laf.cz, hadec@dirickx.cz, info@arepobohemia.cz, kovelismetal@tiscali.cz, ironsmith@email.cz, fabri@email.cz, milan.postrach@seznam.cz, info@amitech.cz, atta@atta.cz, trikap@email.cz, kovoservis@kovoservis-hk.cz, madle@madok.cz, vm.kovovyroba@seznam.cz, zato@zato.cz, solc@solckonstrukce.cz, elmont.brezovsky@atlas.cz, elektrocomp@elektrocomp.cz, elektroin@elektroin.cz, zamecnictvi@kralic.cz, vam@vam.cz, vrata@ulbricht.cz, bkbkrestan@volny.cz, saks@seznam.cz, triplex@triplex.cz, togaz@togaz.cz, Radomir.Palan@centrum.cz, zaluzie-beno@volny.cz, obchod@e-kovarna.cz, zamecnictvi@fiki.cz, hopemont@seznam.cz, smida.lubomir@seznam.cz, kolbe@kolbe-sro.cz, morama@tiscali.cz, hk@metalplastcz.cz, info.hk@toitoi.cz, bilekmontaze@seznam.cz, struzka.jiri@seznam.cz, lafjz@laf.cz, roman.ehl@seznam.cz, hlasek7@seznam.cz, mares@zaluzie-mares.cz, plastovaoknark@tiscali.cz, novak.pletiva@wo.cz, truhlarstvi.sadek@tiscali.cz, kontakt@rogallo.cz, info@vratacentrum.cz, truh.tomanek@seznam.cz, trivos@trivos.cz, vais@truhlarstvi-vidonice.cz, drevarskezavody@drevarskezavody.cz, info@intea-plus.cz, roman@interiery-andrle.cz, burda.jindrich@seznam.cz, domex-hk@domex-hk.cz, hpm@hpm.cz, ales.jansa@seznam.cz, zaluzieorct@seznam.cz, rutes.mr@tiscali.cz, info@interiery-soucek.cz, helpvr@volny.cz, francjira@seznam.cz, avante@email.cz, stivplast@seznam.cz, sbf.mf@tiscali.cz, zdenek.kopriva@profer.cz, jaroslav-moravek@centrum.cz, hac@hac.cz, info@elestav.cz, hladik.dasice@seznam.cz, mojmir@syrovy.com, info@staving-pce.cz, jings@jings.cz, strefa@policka.cz, hs.slatinany@tiscali.cz, barvinek.j@quick.cz, bwstavitelstvi@bwstavitelstvi.cz, zamecnik.jiri.zamza@seznam.cz, kovarna.hlinsko@worldonline.cz, nepivoda@iol.cz, unikov.orlice@tiscali.cz, v.ulman@wo.cz, bclasic@bclasic.cz, lemis@cmail.cz, moraveks@seznam.cz, okna@barvinek.cz, agv@agv-ideal.cz, infopardubice@plastic-al.cz, okna@plok.cz, info@karelkocman.portas-renovace.cz, frbares@volny.cz, pardubice@stin.cz, jobi.group@seznam.cz, jurik.j@centrum.cz, info@2s-trade.cz, proplast@proplast.cz, info@alphaobchod.cz, pardubice@okna-lexikon.cz, poptavky@okna-hm.cz, info@vrataabrany.cz, j.severyn@seznam.cz, okland@seznam.cz, mouckovi@seznam.cz, p.ropek@seznam.cz, vzorkovna@drevotvar-pardubice.cz, divisradek43@seznam.cz, bogasz@seznam.cz, drevotrik@drevotrik.cz, f.struzinsky@seznam.cz, kovom@tiscali.cz, motrom@centrum.cz, info@metapol.cz, rzrubek@seznam.cz, david.sprongl@seznam.cz, ttkcz@ttkcz.eu, info@fa-havlicek.cz, forplast@seznam.cz, stafi@stafisro.cz, dverefiser@centrum.cz, kubelka.v@seznam.cz, rasta@c-mail.cz, interdoor@iol.cz, alesnabytek@orlicko.com, trutes@seznam.cz, mape.tr@email.cz, truhlarstvi@truhlarstvifalta.cz, eurofin@eurofin-chrudim.cz, lukyverunka@seznam.cz, info@drevotvarchrast.cz, trona@trona.cz, info@kuchynskelinky.cz, paveljost@seznam.cz, termotes@cbox.cz, syrovy@tiscali.cz, vorlicek@bespo.eu, ipak@quick.cz, thenz@thenz.cz, info@stavebniny-kovomat.cz, domal@domal.cz, obchod@naradi-zahrada.eu, sustak.m@seznam.cz, hokr@hokr.cz, elpraservis@elpraservis.cz, finstral.tyc@tiscali.cz, info@relat.cz, pardubice@uniwin.cz, becicova@centrum.cz, pardubice@plastoveokna.cz, info@toramont.cz, pardubice@sulko.cz, kaso@email.cz, pardubice@noves.cz, rouca@rouca.cz, dvere.rolety@seznam.cz, miferservis@seznam.cz, bromach@bromach.cz, duvox@duvox.cz, hradec@eurojordan.com, truhlarstvi.plocek@quick.cz, kovozanec@seznam.cz, slovaktual-pardubice@seznam.cz, info@fatex.cz, pardubice@ug-okna.cz, info@jestal.cz, info@okna-dytrych.cz, spedos@spedos.cz, stavebni.potreby@seznam.cz, pvcokna@quick.cz, hynekzam@seznam.cz, info@rakov-zamecnictvi.cz, svoboda@unikovo.cz, interfersro@volny.cz, zamecnictvi.stodola@email.cz, ambiente@ambiente.cz, info@truhlarstvijam.cz, vrata@hamernik.cz, p.savrda@quick.cz, zdene.pavel@tiscali.cz, q.vrata@centrum.cz, 211@seznam.cz, isaz-honza@volny.cz, info@gama-inox.eu, pardubice@vpoplast.cz, dotick@lanskroun.cz, info@bwzamecnictvi.cz, brastan@brastan.cz, info@ignisferra.cz, kovar@ferreus.cz, chorinus@ic.cz, mandelli@mandelli.cz, malba.vozenilek@worldonline.cz, okna@lekom.cz, beasys@beasys.cz, info@europoint.cz, pet.ves@tiscali.cz, bohemia-computers@email.cz, dospel@volny.cz, firma@isolit-bravo.cz, info@sklenarstvi-pardubice.cz, info@zebra-q.cz, postmaster@vrata-brany.com, apeximhb@samuel.cz, interiers@seznam.cz, info@podlahyplotz.cz, plchovice@quick.cz, dus.tom@tiscali.cz, hydroenergiesro@seznam.cz, premiant@tiscali.cz, info@kvkomplet.cz, rimestec@ri-okna.cz, jana@m-byt.com, pardubice@oknadvorak.cz, martin.vycichl@cbox.cz, gene@chrudim.cz, svopapardubice@seznam.cz, info@absolut-bohemia.cz, stavoza@stavoza.cz, hlavaty.nachod@quick.cz, mont@pks.cz, kuklik.petr@tiscali.cz, pavel.kazda@lit.cz, info@ptpoint.cz, info@gerappa.cz, pardubice@dec-plast.cz, fladrovani@centrum.cz, truhlarstvidanek@seznam.cz, jmtruhlarstvi@seznam.cz, truhlarstvi.oplistil@centrum.cz, ttit@email.cz, truhlarstvi@tom-vyhnalek.cz, dan.moravek@tiscali.cz, novak.vit.rl@seznam.cz, lzshop@centrum.cz, info@aleszavrel.cz, info@abstav.cz, interierrd@seznam.cz, tempo.mtrebova@email.cz, stavabo@tiscali.cz, stavimont@seznam.cz, info@stavok.cz, abode@abode.cz, homeko@centrum.cz, info@stakvo.cz, josef.necas@email.cz, regam@regam.cz, veska.univel@tiscali.cz, j.klofanda4@seznam.cz, trdy.hlinsko@seznam.cz, pesava.m@seznam.cz, lubomirhamrik@seznam.cz, pawlossn@seznam.cz, zdenek.hubalek@gmail.com, ctibor.lorenz@seznam.cz, roman.borsky@seznam.cz, pkubousek@seznam.cz, euromatic@wo.cz, euromeg@email.cz, obchod@vkokna.cz, jan-muller@seznam.cz, jk.kovostav@seznam.cz, rezbovi@volny.cz, j.kopa@volny.cz, filko.zamecnictvi@seznam.cz, marecek@kve.cz, frantisek.wimmr@seznam.cz, eppinger@seznam.cz, info@zamecnictvipardubice.cz, kovodostal@t-email.cz, kovokvapil@seznam.cz, m.lada.riha@seznam.cz, info@zamecnictvi-bystry.cz, zamecnictvi.kolar@seznam.cz, info@zamp.cz, martin.rousar@lonet.cz, martin.sumpik@centrum.cz, dusanveverka@seznam.cz, milan.myska@zamecnictvi-pardubice.cz, radekposlednik@seznam.cz, t.dolezal.uhersko@seznam.cz, v.miller@seznam.cz, jan.sejvl@volny.cz, zamecnictvi@ikopp.cz, zamecnictvi@nespor.info, Michalsmejda@centrum.cz, maloch.zamecnictvi@seznam.cz, brenekpa@seznam.cz, ppospisil1@seznam.cz, kroulik@tramon.cz, hranicka@ustecko.com, kotce@atlas.cz, gam@lanskrounsko.cz, spinler.jan@tiscali.cz, kovo-beran@seznam.cz, zamecnictviskala@tiscali.cz, senkyr@infotip.cz, kovomeissner@seznam.cz, info@kalmes.cz, kovoner@kovoner.cz, larb@seznam.cz, havla@wo.cz, info@dasek.cz, martin.jansa.d.t@seznam.cz, jebousek.ricky@seznam.cz, hejtmanek.pe@seznam.cz, zamecnictvi.rofi@seznam.cz, hornicek.s@tiscali.cz, kovovera@seznam.cz, arox@centrum.cz, sdruzenimikulecky@seznam.cz, radoslav.rudin@worldonline.cz, kava.t@centrum.cz, centrumplotu@seznam.cz, kk.1971@seznam.cz, info@kinterier.cz, okna.hlinsko@seznam.cz, objednavky@epokna.cz, info@ador.cz, okna.liska@seznam.cz, info@fhwoodwork.cz, info@kolarcz.com, libormachac@seznam.cz, oknamarilan@seznam.cz, info@alconstruct.cz, pzmokna@email.cz, info@eplaneta.cz, stavbymarek@volny.cz, vojriha@seznam.cz, okna.novak@seznam.cz, climastyl@climastyl.cz, sychradvere@seznam.cz, reisd@seznam.cz, info@index-i.cz, atrans@seznam.cz, info@syka-design.cz, info@aluprogram.cz, chvojka4@seznam.cz, info@plastova-okna-pardubice.cz, info@amokna.cz, safo@unet.cz, okna@danox.eu, brno@dvere-podlahy.eu, azsystem@centrum.cz, okenplast@seznam.cz, zdenek.toman.1@seznam.cz, noss.cr@seznam.cz, pancerove.dvere@seznam.cz, kuttil@tiscali.cz, technomont@tiscali.cz, kaja.soukup@centrum.cz, radekhulka@centrum.cz, renza@repe.cz, info@lepsiokna.cz, info@chlebny.cz, tlustos@tlustos.cz, oknakaso@email.cz, m.ivanco@centrum.cz, milos.vojtisek@seznam.cz, n.hormann@seznam.cz, plotygregor@centrum.cz, skutech@skutech.cz, Z.Drahos@seznam.cz, info@kosilky.cz, l-c@l-c.cz, skranc.martin@seznam.cz, pravoslav@tiscali.cz, najemnikerik@seznam.cz, nabytek.az@seznam.cz, z.solar@seznam.cz, blankabrezinova@seznam.cz, info@kuchynskalinka.cz, kucera.martinn@seznam.cz, lukas.los@centrum.cz, pkrdobruska@pkrdobruska.com, info@zaluzielp.cz, kjstavebni@kjstavebni.cz, cuda.j@seznam.cz, info@truhlarstvi-nachod.cz, martin.stefanka@seznam.cz, fikrz@seznam.cz, divis@kovarstvi-divis.cz, cechy@pekosgroup.cz, hradec@okna-hm.cz, okna@finestate.cz, fireza@volny.cz, holubzamecnictvi@seznam.cz, info@mpstavhk.cz, kovovyrobarh@seznam.cz, revit.hk@worldonline.cz, vojtasr@tiscali.cz, kkutnar@seznam.cz, zamecnictvi.pluhar@seznam.cz, info@modela-trutnov.cz, info@zvap.cz, femonachod@seznam.cz, aja.nachod@seznam.cz, info@dvereinterier.cz, cech.jirka@tiscali.cz, truko@centrum.cz, alescerveny@seznam.cz, aluproces@aluproces.cz, info@montazoploceni.cz, cvancara.s@seznam.cz, info@vsmix.cz, design@atelierknot.cz, info@interiery-slavikova.cz, inkea@inkea.cz, standera@standera.cz, vaclav.burket@seznam.cz, david.klapka@hkfree.org, filip.schutz@email.cz, bendlmarek@seznam.cz, firma@helixhk.cz, drevona@drevona.cz, truhlar.dlouhy@seznam.cz, mape@wo.cz, soucek777062063@seznam.cz, dosel@centrum.cz, info@drevoploty.cz, nbporiz@seznam.cz, biofit@seznam.cz, midohk@seznam.cz, andrysjosef@gmail.cz, susta.j@tiscali.cz, malektruhlarstvi@seznam.cz, lubomir.kittner@seznam.cz, milan.pechar@gmail.com, zeman.milan@seznam.cz, pavel.matejec@seznam.cz, intex@tiscali.cz, t.franko@seznam.cz, vejr.tomas@centrum.cz, skutchan.zamecnictvi@seznam.cz, truhlarstvi.hlavacek@centrum.cz, zdenek.sklenka@seznam.cz, obchodni@drevotvar.com, j.k.zamecnictvi@gmail.com, trebechovice@kto.cz, truhlarnakosice@seznam.cz, preciz@seznam.cz, pavelhampl@seznam.cz, ruzickaroman@email.cz, michalekstanislav@seznam.cz, dv-mont@seznam.cz, truhlarstvi-blazek@seznam.cz, tegel.r@tiscali.cz, truhlarstvi@muhl.cz, david.sepek@seznam.cz, kovarstvijencek@post.cz, truhlar.nosek@seznam.cz, kazidrivko1@seznam.cz, krejcijosef@post.cz, zamecnictvi@hradecko.com, info@muhl-truhlarstvi.cz, kubasadek@tiscali.cz, hkrelina@seznam.cz, tesarstvi-truhlarstvi@hradecko.com, mp.design@tiscali.cz, fj.podlahy@email.cz, truhlarstvijuricek@seznam.cz, pavel.kubista@centrum.cz, kvz@seznam.cz, radek.landgraf@seznam.cz, ryglstan@atlas.cz, truhlarstvik@seznam.cz, srajer.podlahy@centrum.cz, info@kliky-mt.cz, saktruhlarstvi@seznam.cz, lada.jirasko@tiscali.cz, info@renovaceplasil.cz, h-h@ow.cz, ceko.truhlarna@emv.cz, honwa@centrum.cz, truhlarstvi.chlumec@seznam.cz, jaroslav.parizek@tiscali.cz, t.drasnar@seznam.cz, truhlarna.pekov@seznam.cz, restaurovani.nabytku.jlp@seznam.cz, truhlar.kachlik@senam.cz, gaspar5@seznam.cz, truhlarstvivedvore@seznam.cz, m.drasnar@email.cz, runstuk.arch@seznam.cz, zam.drabek@seznam.cz, petrmaz@seznam.cz, broulik.lignum@seznam.cz, truhlarstvi-police@volny.cz, truhlarstvi.kratena@seznam.cz, drevo.men@seznam.cz, a.volhejn@seznam.cz, kollar@seznam.cz, tomas.ponka@tiscali.cz, truhlarna@portikus.cz, zelezny.ales@seznam.cz, kotyza72@seznam.cz, truhlarstvi.adamek@unet.cz, ludek.striz.bor@seznam.cz, novotmar@volny.cz, michal-jonas@seznam.cz, kostalmichal1@seznam.cz, milos.drevoservis@seznam.cz, woodkid@email.cz, garola@seznam.cz, altero.sro@seznam.cz, pastikalukas@seznam.cz, pav.ulrych@seznam.cz, portikus.stepan@seznam.cz, info@truhlarstvi-pavlicek.cz, info@truhlarstvibudin.cz, info@truhlarstvi-srnsky.cz, info@kostka-interiery.cz, jiri.genov@seznam.cz, dvere@lixner.cz, truhlarstvi.moronga@centrum.cz, m.vondrous@centrum.cz, info@truhlarstvi-kocian.cz, info@domino-kovani.cz, truhlarstvi.zdendas@seznam.cz, elpraplast@elpraplast.cz, kaspar@kaspar-truhlarstvi.cz, vojtechovsky.p@seznam.cz, truhlarstvi.paulus@seznam.cz, ales.biman@seznam.cz, frantisek.jerje@email.cz, nabytekjanda@seznam.cz, podebradsky.truvel@seznam.cz, m-kral@seznam.cz, martinlar@email.cz, truhlari.trutnov@seznam.cz, info@truhlarstvi-metelka.cz, renovace.nyklicek@seznam.cz, puskvorect@seznam.cz, malby-vany-natery@seznam.cz, nic-truhlarstvi@seznam.cz, zhb59@seznam.cz, pavlu.z@seznam.cz, drevovyroba-vonka@mkinet.cz, info@kovoskolnikova.cz, DagmarVolakova@seznam.cz, definito@seznam.cz, studio@tinteriery-jordan.cz, obchod@rollstyl.cz, vramax@vramax.cz, cisar.otto@email.cz, info@floor-door.cz, madlom@seznam.cz, majerab@seznam.cz, zednictvi.svaton@seznam.cz, alfa.team@seznam.cz, info@agkhk.eu, mail@agro-steel.cz, uherova.zaluzie@post.cz, grotex@seznam.cz, andy.skalice@seznam.cz, ladislav.hepnar@seznam.cz, oknajanprusek@seznam.cz, olda@sunservis.cz, info@r-technik.cz, ploty.formanek@seznam.cz, fa-okna@seznam.cz, jeka.interier@seznam.cz, RolfZbynek@seznam.cz, obchod@ksdvere.cz, zamecnictvikovarik@seznam.cz, petra.crhova@email.cz, podzimek@p-eurookna.cz, iqprofil@iqprofil.cz, info@ploty-pardubice.cz, info@montaze-zikes.cz, info@brany-vrata.com, wiremetal@wiremetal.cz, info@drevo-plot.cz, japkovo@seznam.cz, rogertechnology@rogertechnology.cz, david.derner@seznam.cz, info@portcz.com, info@atpschody.cz, info@truhlarstvidajc.cz, radesov@seznam.cz, hana.petirova@stonava.cz, hradec@aokna.cz, buday@centrum.cz, info@dvereolsa.cz, schejbal.josef@seznam.cz, roman.krema@seznam.cz, t.pastelka@seznam.cz, vitoplast@email.cz, wamp1@quick.cz, truhlarstvi.petera@seznam.cz, info.polskone@seznam.cz, aaokna@aaokna.cz, info@gwcokna.cz, omitacilisty@seznam.cz, jhrus@mkinet.cz, nokus@nokus.cz, info@stivplast.cz, hradec.kralove@svet-oken.cz, truhlarstvi.vv@tiscali.cz, z.siroky@atlas.cz, zaluziemilovice@seznam.cz, info@sanbohemia.cz, info-hk@ata-technik.cz, vrata4u@vrata4u.cz, cabicar.jiri@seznam.cz, radomirpavel@seznam.cz, stepanladislav@seznam.cz, kamila.vrbjarova@vbh.cz, hanz@hanz-dp.cz, zelezarstvi@zelezarstvi-nachod.cz, mervart.ladislav@quick.cz, tomekpodlahy@seznam.cz, info@alvelis.cz, martin.seda@tsecz.cz, obchod@jk-vrata.cz, oknastomag@wp.pl, info@nejlevnejsivrata.cz, info@tsecz.cz, vds@seznam.cz, info@tyros-loading-systems.cz, adv.servis@seznam.cz, smolik@zzpodlahy.cz, dove.trutnov@tiscali.cz, info@zbinteriery.eu, m.j.hanak@seznam.cz, info@hpmnovak.cz, janmacha@tiscali.cz, zaluzie-roletky@seznam.cz, euro.strip@atlas.cz, jirik.sulc@tiscali.cz, info@timeus.cz, info@tonbo.cz, info@dlmont.cz, kdk@kdk-okna.cz, europol.rk@seznam.cz, sopi.okna@seznam.cz, dekor.trutnov@centrum.cz, plastovaoknana@email.cz, saps@noves.cz, hradec@abxokna.cz, jicin@kinghouse.cz, okna@benwest.cz, cinogroup@volny.cz, vrata-cz@seznam.cz, hoffingerj@seznam.cz, prookna@seznam.cz, vrchlabi@okna.eu, info@tophausstudio.eu, info@home-studio.cz, dokamont@seznam.cz, petrspelda@seznam.cz, okna.petr@email.cz, pro-metald@mkinet.cz, info@truhlarstvivyletal.cz, r.hantl@seznam.cz, info@coma-trade.cz, info@dvere-podlahy.info, pavelkaelektro@seznam.cz, info@kompletservis.net, info@oknavpardubicich.cz, kelner@cbox.cz, loudaj@seznam.cz, info@ebenist.cz, info@truhlarstvivyhnalek.cz, info@ivpeko.cz, horak.myto@seznam.cz, roman.sejkora@seznam.cz, info@kasal-jiri.cz, zdaramiroslav@seznam.cz, btp.truhlarstvi@seznam.cz, kutajaroslav@seznam.cz, favo-truhlarstvi@seznam.cz, info@dvere-inex.cz, p.sadovsky@centrum.cz, info@ewelinadesign.cz, steeldesign@email.cz, svitavy@bohemiaokno.cz, obchod@okna-azmont.cz, zamecnictvi.hlavacek@seznam.cz, tyspo@seznam.cz, vratahoudek@seznam.cz, detos@unet.cz, info@dvena.cz, jiri.krouzelxx@email.cz, hk@okna-sevcik.cz, mazel@mazelsro.cz, info@okna-vrata.cz, info@b-mark.cz, info@branyposuvne.cz, hradeckralove@oknostyl.cz, koubek.zamecnictvi@seznam.cz, stavostran@seznam.cz, ing.tauchman@seznam.cz, info@misinterier.cz, info@jmindustries.cz</text:p>
          </table:table-cell>
        </table:table-row>
        <table:table-row table:style-name="ro1">
          <table:table-cell office:value-type="string" calcext:value-type="string">
            <text:p>Dřevo</text:p>
          </table:table-cell>
          <table:table-cell/>
          <table:table-cell office:value-type="string" calcext:value-type="string">
            <text:p>info@belveder-tu.cz, invates@invates.cz, tesmen.ck@seznam.cz, ruhill@centrum.cz, info@kaspercz.cz, kpn.strechy@email.cz, nyc@nyc.cz, jary.jary@worldonline.cz, stavebninykrkonose@profi-net.cz, obchod@stavebninystafi.cz, info@lemberk.cz, mnaiman@atlas.cz, info@tr-c.cz, alnyk.nab@tiscali.cz, info@drevopodnik.cz, opravynabytku@tiscali.cz, jan.rydlo@centrum.cz, triztal.sro@tiscali.cz, koroel@seznam.cz, novak.san@worldonline.cz, bohumil.bares@tiscali.cz, info@kalousovapila.cz, palety.malac@seznam.cz, info@paletylanger.cz, promacz@promacz.cz, rwt@rwt.cz, omnipack@omnipack.cz, info@machinetrade.cz, info@centralsticks.cz, gm.point@worldonline.cz, info@drevocomplet.cz, agrico-sro@agrico-sro.cz, skjivka@gemec.cz, info@servisbal.cz, vobornik@vobornik.cz, vapos@jicinet.cz, servishradeckralove@leitz.cz, ceky@ceky.cz, techconsult@centrum.cz, info@norma.cz, info@onivon.cz, info@amadea.cz, benko@benko-kopidlno.cz, pila-dufek@volny.cz, jan.troutnar@seznam.cz, plywood@alfa.wotan.cz, truhlarstvi.duchac@seznam.cz, hapex@hapex.cz, kn.produkt@seznam.cz, kumihal@tiscali.cz, palmaro@seznam.cz, pavel.pila@seznam.cz, info@pilaholohlavy.cz, info@protheus-wood.cz, reson.pila@worldonline.cz, rimpex@rimpex.cz, info@ruta.cz, vratislav.sedlak@tiscali.cz, tanges@tanges.cz, palubky.vencl@seznam.cz, drevo.prochazka@seznam.cz, rezbar@farskyz.cz, info@woodenpanel.eu, elektricka.pila@raz-dva.cz, precis@seznam.cz, prodejna@secacz.cz, kozeluh@atlas.cz, nej.a@worldonline.cz, info@hlds.cz, trade@polyedr.cz, ddhk@krnovice.cz, Jana.Johnova@dvjohn.cz, kovo.drevo@iol.cz, lesy.janecek@tiscali.cz, drevobrus@drevobrus.cz, pablovi.uhelne.sklady@cmail.cz, pila@pilateplicenadmetuji.cz, pilaekopal@pilaekopal.com, smolova.m@post.cz, talpa@talpa-pilnikov.cz, info@pilawolf.cz, export@rojek.cz, hok.nc@tiscali.cz, marketing@panas.cz, ctkovo@ctkovo.cz, info@capek-drevokovo.cz, ligmet@ligmet-sd.cz, zizka.bohuslav@dvk.cz, zaljar@volny.cz, ditamaskova@seznam.cz, ozdoby@ozdoby.cz, info@piana-as.cz, vrbicky@drevene-hracky.com, info@paletytomes.cz, tomasbechny@seznam.cz, brodwey@brodwey.cz, sod.ap@worldonline.cz, eshop@zawex.cz, pila@suchydul.com, zerzan@vslesy.cz, ustredi@lesybroumov.cz, nfo@tsssro.cz, krkslev@seznam.cz, info@betlem.cz, its.hruska@tiscali.cz, pancir@email.cz, jindrich.gregor@seznam.cz, info@drevoterm.cz, info@bazarstrojusro.cz, cesak.rezbarstvi@centrum.cz, jacyk@seznam.cz, topimedrevem@gmail.cz, b.kristek@c-box.cz, stapo.banin@svi.cz, trepp-art@trepp-art.cz, dremo@dremo.cz, EMAILtruhlarstvi.augusta@seznam.cz, dipro@dipro-prosec.cz, visek@kladex.cz, info@exklusiv.cz, mmf@cmail.cz, renata.pirklova@seznam.cz, dudycha.t@seznam.cz, info@truhlarstvi-halamka.cz, info@drevojanacek.cz, gama.sro@votonline.cz, nodas@email.cz, pila-dreves@seznam.cz, ulrych@truhlarstvi-uau.cz, model@modelarna.com, reny@reny.cz, info@orlimex.cz, zdenek.bukacek@seznam.cz, obchod@recyklace.cz, kares@less.cz, tww@seznam.cz, josef@horyna.cz, bente@bente.cz, novakdd@seznam.cz, bolcek@seznam.cz, mail@drevozavod-prazan.cz, zabka@dvere-zabka.cz, novotny@myto.cz, formanek@iformat.cz, jiri.trojek@vetr.cz, petr.simasek@gmail.com, info@drevarstvisruby.cz, drevovyroba.pelikan@seznam.cz, vykona@vykona.cz, opp@opp.cz, info@obytnazahrada.cz, honzik.hyjena@volny.cz, obchod@soliter-kk.cz, vaclav.sklenar@quick.cz, pentaco@iol.cz, clona@tyhan.cz, info@prodekor.cz, kubousek111@seznam.cz, drevobazar@centrum.cz, sidonius.k@seznam.cz, pila.zakopanka@tiscali.cz, pavlik@rpb.cz, jks@jks.cz, urban@libchavy.cz, exwood@seznam.cz, vasetruhlarstvi@seznam.cz, michalfaitpalubky@mujmejl.cz, pila.siskovice@worldonline.cz, jos001@atlas.cz, jiriblazekjbl@tiscali.cz, cmlesni@cmlesni.cz, vaclav.hejna@centrum.cz, rousar.truhlarstvi@seznam.cz, info@teak-vyrobce.cz, schejbal.chocen@tiscali.cz, big@bigpolicka.cz, makovsky@makovsky.cz, faktor@dvur.cz, zubr.zdenek@seznam.cz, info@100pa.cz, info@duet.cz, info@meruss.cz, hukubakr@post.cz, tos@tos.cz, daron@daron.cz, podlahyseda@gmail.com, info@naradi-beranek.cz, michalklejch@seznam.cz, futuro@tiscali.cz, alesrulik@seznam.cz, dopit@dopit.cz, vasehracky@email.cz, uchytilova@tiscali.cz, kezorm@kezorm.cz, blank@blank.cz, unipap@unipap.cz, lmd@lmdcz.cz, kovosluzby@atlas.cz, obchod@paldrevo.cz, info@truhlarstvi-hornik.cz, info@staredrevo.cz, tark.color@atlas.cz, antikjelinek@seznam.cz, podlahy-zvonicek@email.cz, info@m-dvere.cz, vlastimilmorkes@centrum.cz, filipidavid@seznam.cz, pila.broj@seznam.cz, ld.chvojno@worldonline.cz, kaplan@kacenistromu.cz, lesyvm@lesyvm.cz, dvvyroba@centrum.cz, info@ekopanely.cz, info@srubovynabytek.cz, josefhejny@email.cz, sindel.drevo@seznam.cz, staretramy@seznam.cz, mikmek.miroslav@centrum.cz, fdeurope@email.cz, dassa.p@seznam.cz, zlobidlo88@seznam.cz, caha@caha-pce.cz, klinsky@klinsky.cz, info@jaktt.cz, strechy-jenda@email.cz, stanek.milan@seznam.cz, milos.zob@seznam.cz, tesarstvi.hejhal@email.cz, tesarprochazka@seznam.cz, horaklubomir@seznam.cz, p.zahalka@seznam.cz, bodlakovi@seznam.cz, meduna@centrum-meduna.cz, kvasnica@peliny.cz, zach.sro@centrum.cz, siberia@seznam.cz, hemt@seznam.cz, effenberger.jan@expresmail.cz, jfdrevovyroba@iol.cz, janikjiri@seznam.cz, drevenesindele@centrum.cz, novotny.nekor@quick.cz, luc-sazava@seznam.cz, matousek.m@svi.cz, martin.sl@atlas.cz, mdudycha@tiscali.cz, mtdz.sro@tiscali.cz, r.fireman@seznam.cz, r.solil@seznam.cz, kovokrab@kovokrab.cz, jan.andrle@o2active.cz, jfdrevovyroba@jfdrevovyroba.cz, hrstkaramecky@t-email.cz, arnost.barta@allko.cz, pavel.pergler@seznam.cz, info@roundwood.cz, ricoart@ricoart.cz, jicinsky@woodco.cz, otesanek@otesanek.net, info@art-wt.com, jaroslav@sadrokartony-tichy.cz, mt-strechy@centrum.cz, vlcek.volto@seznam.cz, petr.kunzel@seznam.cz, prodej@nabytekdosrubu.cz, romanobst@seznam.cz, gottwalds@seznam.cz, salavec@tiscali.cz, info@brukr.cz, dlabacek.tomas@seznam.cz, petrzalsky@seznam.cz, meduna@drevotoc.cz, info@kluh.cz, info@progles.cz, silvagro@silvagro.cz, f.rejzek@seznam.cz, tesarstvi.novotny@seznam.cz, vaclav-votroubek@seznam.cz, aleshovorka@email.cz, firma.kapucian@wo.cz, vtomek@volny.cz, truhlarstvi.kyncl@centrum.cz, info@arboristika.com, pelletia@pelletia.cz, bratrilunak@seznam.cz, loutky.breklova@seznam.cz, drevenehracky@drevenehracky-lura.cz, dihras@dihras.cz, k.jirsa@quick.cz, info@archaprogram.com, handyhands@seznam.cz, info@smidivan.cz, janstrejcius@seznam.cz, rezbar.jan.vokoun@seznam.cz, lubomir@betlemy-zeman.cz, martin.krause@email.cz, miroslav.balcar@email.cz, miroslav.priputen@seznam.cz, info@klasik-interier.com, pavel.spelda@email.cz, jitkabonaventurova@seznam.cz, zuzanavasatova@email.cz, palubkytrutnov@seznam.cz, info@palivovedrevotazlar.cz, info@palivastasyro.cz, patava@tiscali.cz, info@dreveny-svet.eu, kubinovaradka@seznam.cz, matrix.sro@kostelec.czcom.cz, hasan@razdva.cz, pavlat@pavlat.cz, mila.pila@seznam.cz, ing.slavicek@seznam.cz, email@alnuspila.cz, czw@fwi.cz, martindanek@seznam.cz, pila-rovne@seznam.cz, info@pilasemechnice.cz, geramach@seznam.cz, jan.srutek@tiscali.cz, batasekk@seznam.cz, janmatejicek@seznam.cz, roaldrevo@seznam.cz, kaja.langer@seznam.cz, kompas_pragokomerc@iol.cz, pilakuncice@seznam.cz, harcarmilan@tiscali.cz, pila@pilafridrich.cz, pavelfidrmuc@seznam.cz, pila.pavel@seznam.cz, pskalda@cmail.cz, alenatimkova@seznam.cz, fanda-sro@volny.cz, info@pilavorisek.cz, info@drevoprodejsimon.cz, p.harom@tiscali.cz, puncochar@sekotool.cz, redas@redas.cz, ibinter@seznam.cz, soliter@truhlarske-stroje.cz, zsradim@jicinet.cz, zddolany@zddolany.cz, z.hloucal@seznam.cz, info@lesnickeprace.cz, projizdky@seznam.cz, filip.drbohlav@centrum.cz, Haarbor@seznam.cz, MP104@email.cz, vitecek@mercata.cz, vondrousjaroslav@seznam.cz, jiri.brandejs@centrum.cz, pisl.j@seznam.cz, jstajnrt@seznam.cz, chvojanjosef@seznam.cz, marcin.marketing@seznam.cz, frontak@email.cz, sprava@colloredo.opocno.cz, roman@krenekfs.cz, info@lesopo.cz, pilaohrada@centrum.cz, martin_smolik@centrum.cz, lsproruby@guick.cz, lesyko@centrum.cz, miloscerny.senov@tiscali.cz, mir.kovar@gmail.com, kacenihladik@seznam.cz, jakubov@lesnickapracejakubov.cz, 1pavel1@seznam.cz, reznicek.pavel@tiscali.cz, wwwkindl125@seznam.cz, info@pemales.eu, hrebciupice@seznam.cz, petanpt@seznam.cz, info@koneales.cz, info@lesniprace.cz, risa.renner@seznam.cz, r.forst@seznam.cz, lukavsky.j@worldonline.cz, tomas.divis@email.cz, hudecek.t@centrum.cz, al-ce@centrum.cz, ziptomasrehak@email.cz, vojta.janata@tiscali.cz, kaplanles@seznam.cz, bitulin@seznam.cz, duna2004@volny.cz, greygrey@tiscali.cz, vojtech.dostal@seznam.cz, standa.nemec@seznam.cz, rehacek.drevo@seznam.cz, moravec.sabina@tiscali.cz, j.komarek@centrum.cz, miroslav.kriz.fox@seznam.cz, info@tsds.cz, hochval@mkinet.cz, iveta2102@centrum.cz, office@h2czech.cz, nosek@ingnosek.cz, soukup29@tiscali.cz, stepanmadle@seznam.cz, hradeckralove@drevocentrum-as.cz, jicin@levne-palubky.cz, gont@gont.cz, hradec.kralove@dektrade.cz, h.kralove@drevotrust.cz, polajiri@centrum.cz, slansky.pavel@centrum.cz, pilaklein@seznam.cz, special.oak@centrum.cz, vaclav.brandejs@iol.cz, obchod@stresni-late.cz, j.m.schlik@seznam.cz, info@ekodamma.cz, broukal@broukal.cz, admin@potvor.cz, info@wmservis.cz, obchod@pila-siskovice.cz, stepanek_lukas@centrum.cz, info@drevo-hradec.cz, friessk@seznam.cz, kult@truhlarstvi-kd.cz, vladimir.svab@tectona.cz, info@pilahuska.cz, mes@kthostinne.cz, info@palivovedrevohk.cz, tlaskalpet@seznam.cz, pelletia@peletia.cz, obchod@probau.cz, info@technickekurzy.cz, info@pilakuzel.cz, info@podlaharstvi-tvrdik.cz, drevenehracky-ar@seznam.cz, info@truhlarstvi-louda.cz, roadbuilding@seznam.cz, reposjp@reposjp.com, info@topspar.cz, pilahendrych@seznam.cz, stavbax@seznam.cz, petr.preisler@seznam.cz, info@drevovyroba-otradov.cz, svec@drevitavlna.cz</text:p>
          </table:table-cell>
        </table:table-row>
        <table:table-row table:style-name="ro1">
          <table:table-cell office:value-type="string" calcext:value-type="string">
            <text:p>Elektro</text:p>
          </table:table-cell>
          <table:table-cell/>
          <table:table-cell office:value-type="string" calcext:value-type="string">
            <text:p>stylbau@stylbau.cz, admin@energiaprojekt.cz, hospodarske.stavby@a-contact.cz, info@vki.cz, info@svys.eu, info@ipmhk.cz, ales.rulc@tiscali.cz, castorhk@volny.cz, petrpotocky@centrum.cz, grimelektro@seznam.cz, kamat@kamat.cz, koryna016@koryna.cz, info@inprocz.cz, sidor@si-door.cz, office@mkinterier.com, izomat@izomat.com, mavishk@mavishk.cz, skolab@skolab.cz, k-pro@iol.cz, mcprojekt@mcprojekt.cz, vvaclavik@cmail.cz, alkoninterier@alkoninterier.cz, erkona@erkona.com, info@ingtherm.cz, m-a-k@m-a-k.cz, firmadolezalpavel@seznam.cz, topenarstvi@hradecko.com, fesmont.2000@tiscali.cz, intos@volny.cz, inobry@inob.cz, pavel.dedic@lennoxeurope.com, paur.regas@tiscali.cz, apinstalace@tiscali.cz, reichl.hk@tiscali.cz, info@rocak.cz, sorm@zitos.cz, t-festing@t-festing.cz, info@plynotop.cz, vostrez@volny.cz, vykom@vykom.cz, info@duklatrutnov.cz, info@grafic.cz, jafe@jicinet.cz, karel.jezek@rok93.cz, meters@volny.cz, info.cz@argo-hytos.com, kriz@kriz-kreta.cz, info@stranskyapetrzik.cz, info@klimatizace.net, info@chladiciboxy.cz, info@bet-sucha.cz, simo-cz@simo-cz.cz, a.vancl@tiscali.cz, info@latech.cz, bonushk@obalycr.cz, info@exconsteel.cz, prodia@seznam.cz, police@kovopol.cz, ekotern@wo.cz, office.hk@moupicova.cz, travnik@cmail.cz, info@wapo.cz, info@terasy-odvodneni.cz, info@gripple.cz, okstavebni@okstavebni.cz, axis-hk@axis-hk.cz, profimont@profimont.cz, marketing@hlf.cz, kovo@jiriberan.com, centrala@melichar.cz, zakazky@fitos.cz, senta@senta.cz, tisk@tiskarna-vosahlo.cz, info@atomhk.cz, info@lemac.cz, tiskarna.zetka@volny.cz, zpa@zpa.cz, tesla@teslastropkov.cz, info@prodis.cz, elektro@panchartek.cz, j.penicka@a2000elektronik.com, alcedo.vrch@tiscali.cz, info@emtron.cz, enco@enco.cz, enika@enika.cz, milan.frydrych@worldonline.cz, hards@centrum.cz, relko@relko.cz, metel@metel.cz, info@solid-czech.cz, elektronika.svec@tiscali.cz, petr.privratsky@tycoelectronics.com, info@vezas.cz, zme@zme.cz, ecsys@ecsys.cz, hartmanz@quick.cz, havrda.svoboda@seznam.cz, v.jedlicka@seznam.cz, remo.elektra@iol.cz, jebass@jebass.cz, obchod@nadeta.cz, info@atlelektro.cz, ekochlad@ekochlad.cz, vaclav.chroustovsky@elektroplaneo.cz, elektro.feher@centrum.cz, relgas@relgas.cz, topelektro@topelektro.net, elektro.jansa@tiscali.cz, jiri.tomas@tiscali.cz, urban.elektra@tiscali.cz, techsat@techsat.cz, infernal@infernal.cz, Elzim@elzim.cz, elektrahk@elektrahk.cz, info@eramont.cz, elicomp-e@elicomp-e.cz, dspoj@volny.cz, jaromir.drizal@worldonline.cz, pilarhk@volny.cz, info@elektrocentrumtu.cz, elektro@elektromontfrieb.cz, elin@elinhk.cz, elmon@seznam.cz, elmont.horice@iol.cz, elus@elus.cz, elemko@quick.cz, elektroflegrelektroservis@seznam.cz, jan.hlidek@seznam.cz, info@hromosvodnitechnika.cz, el.mora@tiscali.cz, sauer.michal@seznam.cz, fortel.elektro@silber.cz, umep@seznam.cz, milanvalasek@tiscali.cz, box@zelenda.cz, elplast.hk@tiscali.cz, sezcr@sez-cr.cz, veros@veros.cz, milan.sobotka@tiscali.cz, info@hakel-trade.com, elektro@elektrohartman.cz, elima@elima.cz, elektro@kratochvil.voracek.cz, odbyt@metrodisa.cz, z.poddany@schrack.cz, vrchlabi@vapbransouze.cz, elmat@jicinet.cz, info@epro-trutnov.cz, ddelektromont@ddelektromont.cz, edhal@edhal.cz, info@elekt-hk.cz, elektroterm@cmail.cz, elpol@elpolpolice.cz, ubyt.kubat@volny.cz, stebau@stebau.cz, jvz.elektro@tiscali.cz, sales@ecom.cz, qs@qscomp.cz, info@contex.cz, elceram@elceram.cz, ges.hradec@ges.cz, katerina.krausova@optrex.cz, s-hobby@s-hobby.cz, info@l-i.cz, office@hydra-components.com, kovako@kovako.cz, info@eurotact.com, info@hcelectronics.cz, josef.herman@centrum.cz, helpjc@seznam.cz, obchod@indigo-rk.cz, ker.kond@tiscali.cz, elektro@nakupujeme.cz, krystaly@krystaly.cz, pro-foto@pro-foto.cz, gorg@volny.cz, meisel@atlas.cz, info@kabloelektro.cz, info@teson.cz, weag@wepol.cz, pavla.koskova@kosekelektro.cz, tsjc@tsjc.cz, sintop@sintop.cz, instalacebeer@hradecko.com, vetim@vetim.cz, benesprobyt@seznam.cz, info@merkuriaartes.cz, prodejna@profiinstal.cz, sales@deprag.cz, office@berger-naradi.cz, info@landsmann.cz, info@naradi-svarc.cz, osa.rychnov@tiscali.cz, jaromir.malek@worldonline.cz, marekmarcel@seznam.cz, neon@trhon.cz, apel@apel.cz, eldr@eldr.cz, willcap@willcap.cz, varia.tu@variatu.cz, karto@karto.cz, info@jsmobil.cz, mphradec@mariuspedersen.cz, broumov@rumpold.cz, ekopart@ekopart.cz, obchod@zpanp.cz, erich.neugebauer.ml@regultech.cz, info@novymobil.cz, amos.energo@seznam.cz, asistentka@ekoekviterm.cz, t5@t5.cz, telkabel.cr@tiscali.cz, podobsky@energoservice.com, info@regprofi.cz, michal.schicker@ekorex.cz, info@helago-cz.cz, dites-vahy@dites-vahy.cz, josef.groh@tiscali.cz, vahysebek@seznam.cz, info@vojacekvv.com, msv-vytahy@msv-vytahy.cz, torvep@seznam.cz, maly.josef@centrum.cz, martinovsky.josef@seznam.cz, azelektra@azelektra.cz, ekosimko@ekosimko.cz, info@ekoglobal.cz, info@rozvadeceflek.cz, elplast.odb@elplasthk.cz, unireg@unireg-dk.cz, linro@cmail.cz, ruml-rozvadece@tiscali.cz, vytahy-nachod@seznam.cz, nado@nadovytahy.cz, firma@halberstat.cz, virtuos@virtuos.cz, hostinsky@brilant.cz, firma@provinter.cz, info@cz-elektronika.cz, energis92@energis.cz, fort21@fort21.cz, jw@wo.cz, info@kamnahk.cz, klejsmid@volny.cz, pzp@pzp.cz, mic@microthermcz.cz, obchod@schwaiger.cz, velecky@seznam.cz, eshop@teluxtyniste.cz, hoza@aaanteny.cz, sychrovsky@dobruska.cz, info@aquaprofi.eu, johnnell@johnnell.cz, vavrecka.p@seznam.cz, hartman@hartman.cz, hypoz@hypoz.cz, meridahk@meridahk.cz, cata@cata.cz, climtech@climtech.cz, hasko.kozak@tiscali.cz, horsuk@horsuk.cz, josef.krepela@tiscali.cz, obchod@labit.cz, info@mikroklima.cz, rony@rony-elektronik.cz, kopta@kopta.cz, omega.h2@tiscali.cz, hk@ipex.cz, obchod@cipel.cz, info@pcstransky.cz, info@amc.cz, hascom.ok@worldonline.cz, kirsbaum@impeco.cz, mite@mite.cz, pasvt@seznam.cz, sales@eurocase.cz, texpro@texpro.cz, tresoft@tresoft.cz, roman@frana.cz, firma@elektrosprenar.cz, okolozahrady@seznam.cz, obchod@cmias.cz, trio@triopivo.cz, petr.hansik@seznam.cz, info@kuchyne-ulrich.cz, greenhouse@email.cz, info@corajicin.cz, est-belohrad@podniky.cz, info@vysavace.net, hlavaty@hlavaty.cz, info@etigraf.cz, info@sabtrafo.cz, jan.k@abprofi.cz, info@domacitechnika.cz, abczahrady@centrum.cz, j.lasa@seznam.cz, jagrjindra@seznam.cz, info@zelezarstvi-soukup.cz, karbr@seznam.cz, elektrorevize@centrum.cz, elektrorevize@seznam.cz, info@frio-hk.cz, milan_fiala@centrum.cz, hradec@tuv-sud.cz, info@buehlermotor.cz, info@excelfoto.cz, info@fomei.com, vcernik@iol.cz, info@gastpro.cz, info@gastroservis-hofman.cz, gastronomie@jipacz.cz, info@lindr.cz, aldan@aldan.cz, info@umlauf-cz.cz, zich@zich.cz, info@automaty.net, zdenekhornich@seznam.cz, info@jowin.cz, marexservis.hk@marexservis.cz, office@xeron.cz, elis@razdva.cz, info@klimatizace.eu, elservis@elservis.cz, info@sincojicin.cz, info@smart-batteries.cz, dobruska@alpamayo.cz, dancefloor@dancefloor.cz, jindrich.tomes@iol.cz, sklenar@plynoservisinstaltop.cz, radim.kupka@comex.cz, ladislav.biba@elektrorevizehk.cz, eskamilo@seznam.cz, sadecky.jozef@seznam.cz, info@e-revize.cz, jan.zvara@tiscali.cz, tvelektro@tvelektro.cz, info@elektro-servis.info, Ladislav.Bernart@centrum.cz, ts.nachod@iol.cz, info@lamirel.cz, odbyt@sklarny-nb.cz, majak@wo.cz, info@bydzov.cz, inlux.sro@tiscali.cz, pksvitidla@seznam.cz, luckyglass@luckyglass.cz, hubka@hubka-revize.cz, public@sqs-fiber.cz, info@maxtop.cz, info@stavoterm.cz, info@purum-cz.cz, hardware@aspa.cz, info@akvaristika-vrchlabi.eu, pacik@anteny-satelity.cz, RomanFalta@email.cz, kati01@seznam.cz, info@trefahk.cz, jicin@novymobil.cz, info@idealkup.cz, info@zasilka.eu, info@garmin4u.cz, info@adkmobile.cz, objednavky@expromobil.cz, petr@awals.cz, obchod@coolskins.cz, mobilbaterie@seznam.cz, info@mobilsgps.cz, polasek@abplus.cz, trafiko@seznam.cz, info@gamacz.cz, allcomp@seznam.cz, EMAILobchod@agi.cz, bohuslav.ambroz@ab-com.cz, info@e-pc.cz, info@cshk.cz, info@itshop24.cz, info@all-shop.cz, robutci@robutci.cz, info@rservis.com, info@vmshop.cz, info@omegacomp.cz, info@tisknulevne.cz, sales@t-ceram.com, vladimir@kaden.cz, hk@gpscentrum.cz, bscna@bscna.cz, hk@it.cz, pcservice@pcservice.cz, info@dhtrade.wz.cz, info@spidercomp.cz, plisek@comp-p.cz, info@iroom.cz, filip@adminxp.cz, cdata@seznam.cz, info@megacom.cz, l.b.m-computers@email.cz, info@symapc.cz, seliga@pnl.cz, hradec@mironet.cz, awtcs@awtcs.cz, jspro@jspro.cz, pkservis@pkservis.net, straka_petr@seznam.cz, Dee-jay@iol.cz, megavetes@seznam.cz, gall@nabytek-gall.cz, leon.kaspar@seznam.cz, bazar-jicin@seznam.cz, hanka0036@seznam.cz, jaschke.karel@seznam.cz, zanovninabytek@email.cz, info@tntrade.cz, info@miz.cz, obchod@avojt.cz, info@l-computers.cz, info@computerservis.eu, hotline@mjsoft.cz, hk@tsbohemia.cz, adamek.plynovody@seznam.cz, vitek@skop-dk.cz, plynospol@iol.cz, info@eminent-servis.cz, sportcentrumolymp@seznam.cz, zizka@nahrade.cz, miroslavsimek@seznam.cz, ekorex@ekorex.cz, rels@zamberk-city.cz, stapo@stapousti.cz, info@milanhavlik.cz, revus.stanislav@tiscali.cz, labska@labska.cz, agile@agilevm.cz, mefislt@seznam.cz, piis@piis.cz, info@pasek.cz, doka.mt@seznam.cz, kovos.sruby@orlicko.com, snajdrvint@chlazenicr.cz, info@bespr.cz, m.rybisar@seznam.cz, spic@sorpom.cz, elektromontaze@elektromontaze-pospisil.cz, info@sorke.eu, evc@evc.cz, elektro.vkv@svi.cz, sales@soma.cz, nhn@volny.cz, elkonacz@elkonacz.cz, info@plosina.com, info@mostr.cz, elmet@elmet.cz, radiostanice@radiostanice.com, energoland@energoland.cz, pro8@pro8.cz, velkokuchyne@volny.cz, fitcom.dobis@tiscali.cz, ktuo@ktuo.cz, info@novotny-chlazeni.cz, jarda.tyc@sendme.cz, info@tebis.cz, jskmt@tiscali.cz, cymorek@cymorek.cz, gastro.jindra@worldonline.cz, pma@ttnet.cz, abetec@abetec.cz, stavospol@iol.cz, info@modernidomovskutec.cz, jankum@elimax.cz, inob@inob.cz, info@avl-interier.cz, info@haku.cz, wiva@centrum.cz, roman.vich@tiscali.cz, info@mingau.cz, kuchynskestudio.schwach@quick.cz, svitavy@sacharcuk.cz, dominop@tiscali.cz, metalforever@seznam.cz, hoist@hoist.cz, techair@techair.cz, prodej@orlik.cz, adeco.splichal@tiscali.cz, info@mantaplus.cz, interexpo.nabytek@seznam.cz, natuzzi-pce@volny.cz, novotny@agnea.cz, policka@sykora-camelot.cz, elcom@lit.cz, info@comming.cz, ekps@ekps.cz, ava@ava.cz, chkovo@chkovo.cz, elektrotrend@elektrotrend.cz, laznicka@krantechnik.cz, sorte@signapumpy.cz, skm@lit.cz, monts@monts.cz, ckd@ckdchlazeni.cz, vtservis@quick.cz, chocen@s-palava.cz, jaroslav.dusek@volny.cz, info@gastron.cz, info@sachtrade.cz, fischer-signtech@fischer-signtech.cz, vmelektroservis@iol.cz, unita@unita.cz, oez@oez.cz, eta@eta.cz, tekos@tekos.cz, mito@mito.cz, info@elektrocejka.cz, fedrsel@post.cz, interklima@interklima.cz, ovz@pohorelec.cz, info@readyline.cz, info@chlazenichocen.cz, alfaco@alfaco.cz, mnovotny@pce.cz, info@air-matyas.cz, bristec@centrum.cz, miroslav.culek@carrier.cz, elklima@elklima.cz, info@vzduchotechnika-slapal.cz, info@tacl.cz, mtech@mtech.cz, ideal.klima@tiscali.cz, klipo@klipo.cz, artic-chlazeni@volny.cz, altrast@seznam.cz, milosmoravec@tiscali.cz, cizekjaroslav@centrum.cz, gematex@gematex.cz, info@otzk.com, elmos.mh@atlas.cz, aaazasoby@enzet.cz, rebeka@gaskomplet-cz.cz, grifmont@grifmont.cz, barta.vladimir@tiscali.cz, plyntop@plyntop.cz, info@interfoto.cz, info@vihamij.cz, info@naradi-skaloud.cz, pesek@fpcz.cz, atesta@centrum.cz, elex@elex-jk.cz, m.hermann@iol.cz, akvarium@macenauer.cz, info@sumosro.cz, hramat@hramat.cz, habra@habra.cz, ets@ets-chrudim.cz, info@satec.cz, energiemar@energiemar.cz, elektroodbyt@mybox.cz, proteco@proteco.cz, braun.rene@mybox.cz, obchod@elgas.cz, info@ap-servis.cz, daneli@daneli.cz, info@elektro-hodr.cz, rts.pk@seznam.cz, hanousek-pce@volny.cz, sale@intertec.cz, anteny.novak@seznam.cz, elatec@elatec.cz, pireos@tiscali.cz, elkast@elkast.cz, sonax@sonax-svitavy.cz, obchod@elektrima.cz, servis.kobl@seznam.cz, marketing@eldis.cz, seal@sanela.cz, petra.sarsonova@schott.com, na-pergole@seznam.cz, sda@pce.cz, info@digisvet.cz, drrk.pce@tiscali.cz, obchod@rothsware.cz, tecont@tecont.cz, karelsylvar@seznam.cz, kjv@ow.cz, elpo@jevko.net, elkor@elkor.cz, info@easytherm.cz, trs@pvtnet.cz, compact@lit.cz, hunal@jekabkon.cz, obchod@backer-elektro.cz, company@avx.cz, elektro.eso@unet.cz, obchod@rcd.cz, info@ministr.cz, info@apag.cz, info@novalamp.cz, bazar@hifi-bazar.cz, ecia@ecia.cz, info.pascz@eu.panasonic.com, info@obara.cz, era@era.cz, tva-servis@unet.cz, radan-vf@volny.cz, tesla@teslapar.cz, elfra@chrudim.cz, info@ovp.cz, zajicek@schwaiger.cz, aneco@seznam.cz, info@proko-syter.cz, info@attplus.cz, info@bvelektronik.cz, info@antenymotycka.cz, esip.pavlik@worldonline.cz, info@retia.cz, kraffer@kbt.cz, remta@volny.cz, bestel@prelouc.cz, este@este.cz, ravcom@chrudim.cz, spl@spl.cz, elektroobchod@unet.cz, petr.sojma@tiscali.cz, cbl@cbl.cz, unit@preloue-net.cz, info@flegr.cz, jindrich@hornicek.cz, sanela@sanela.cz, awos@awos.cz, vondracek@pardubicko.com, novaterm@tiscali.cz, emotory@emotory.cz, fom@centrum.cz, wendell@wendell.cz, s.hoskova@tiscali.cz, obchod@svtelektro.cz, vacla.hatak@atlas.cz, pardubice@bosscan.cz, info@harlingen.cz, servis@tyhan.cz, azline@azline.cz, obchod@elektron-expert.cz, 100@sbdpce.cz, elektro@elektro-ksk.cz, etra.pardubice@seznam.cz, elreg@elreg.cz, montez@montez.cz, elektroabresek@email.cz, rykir@eltep.cz, elprom@elprom.cz, ekomplet@centrum.cz, info@elektrosunka.cz, info@brains.cz, elektroubazenu@seznam.cz, info@ksh-data.cz, prodej@lphard.cz, fialapar@pce.cz, servis@matrix-cz.cz, zez@zez-silko.cz, snary@snary.cz, profiemg@profiemg.cz, vesla@vesla.cz, info@elektro-sychra.cz, sales@promesa.cz, kas@kas.cz, feromat@feromat.com, svitavy@epromos.cz, electro-gas@ow.cz, info@rosi.cz, jaroslav.dusek@seznam.cz, kasle@kasle.cz, elektro@lit.cz, hron@vacekelektro.cz, elko.koudelka@tiscali.cz, elektroman@elektroman.cz, info@koubek.cz, info@gametelektro.cz, hqpumpy@seznam.cz, wampfler.cz@wampfler.com, petr@koblizek.cz, sedy@servisak.eu, hl-elektro@prelouc.cz, malecek@elektrosluzby.cz, kalkulace.wood@seznam.cz, eddalecky@eddalecky.cz, rudolf@rudolf.cz, elektrohynekpetr@seznam.cz, dkv@dkvelektro.cz, karelstrnad@seznam.cz, zdenekdolezalek@seznam.cz, miksa.elektro@o.cz, L.jiracek@seznam.cz, david1kubat@seznam.cz, elektrotobe@atlas.cz, elabo@pardubicko.com, kominictvi@pardubicko.com, sirvac@mujmejl.cz, psvejk@iol.cz, pikhart@hotmail.com, jiri-malek@post.cz, ludek.elrevize@tiscali.cz, cermak@elax.cz, kucera.zivanice@seznam.cz, regultech.box@tiscali.cz, modracekjiri@atlas.cz, schejbal@holice.cz, sirucekpavel@seznam.cz, sonaelektro@zamberk-city.cz, martinecelektro@seznam.cz, jirkumartin@seznam.cz, sales@probit.cz, kovar.elektro@tiscali.cz, office@compactelectric.cz, reinnet@reinnet.cz, ijk@email.cz, ktuno@sendme.cz, info@meteor-cs.com, insico@insico.cz, bicik@its.cz, trifid@trifid-sw.cz, info@jamich.cz, pavelcharouz@seznam.cz, m.pek@seznam.cz, mlkvy@centrum.cz, info@teza-sro.cz, r.hradsky@tiscali.cz, kovo.elektro@seznam.cz, inmont@inmont.cz, gmontcr@gmontcr.cz, bleha.kamil@seznam.cz, zdenekcaloud@seznam.cz, pokorny.rene@seznam.cz, plynmont@seznam.cz, jindrichmarek@email.cz, obchod@triton.cz, jaroslavhrdina@tiscali.cz, info@liduska.cz, koryna029@iol.cz, pavlik@mtr.cz, info@solargvd.cz, elzimex@elzimex-policka.cz, elbas@elbas.cz, opatovice@siko.cz, top@arrs.cz, sokolservis@iol.cz, climprofi@climprofi.cz, msoffice@mschneider.cz, obchod@secel.cz, jaroslav@batacz.cz, vasak-servis@seznam.cz, spz.pce@volny.cz, pavel.poslusny@seznam.cz, guvex@guvex.cz, eliher@eliher.cz, office@erste-la.cz, mdelektro@mdelektro.cz, eltip@eltip.cz, epservis@mybox.cz, elprom@cbox.cz, info@carbonsmay.cz, roman.kabele@quick.cz, te@tauerelektro.cz, odvarka@elberry.cz, elektro.hurt@seznam.cz, lausman@centrum.cz, info@svitidlamassive.cz, ofis@elektropesek.cz, sales@mediatech.cz, info@evi.cz, pardubice@rexel.cz, argos@argos.cz, svitavy@elkov.cz, www.eve-jackovic.wz.cz, elektro@svitavaelektro.cz, objednavky@czsvitidla.cz, stancl.chlad@worldonline.cz, prima-klima@prima-klima.cz, chlazeni@chlazeniholice.cz, 2vv@2vv.cz, tramontaklima@tiscali.cz, MatousS@seznam.cz, pechanec.chocen@tiscali.cz, obchod@koupelny-instalace.cz, rajkoupelen@instal.cz, horych@seznam.cz, kocek.top@seznam.cz, jan.kmonicek@seznam.cz, trojtlar@email.cz, jikava@seznam.cz, tecap@tecap.cz, pardubice@sykora-camelot.cz, certima@pce.cz, elektrohb@volny.cz, info@mora-pce.cz, sonet@iol.cz, elkostcz@mtrebova-city.cz, prodejna@elektrochladek.cz, notax@centrum.cz, info@elektrapondelicek.cz, elektra@orcz.cz, ahsdasek@tiscali.cz, soan@soan.cz, elspektrum@orlicko.cz, urban.elektro@worldonline.cz, support@adcis.cz, eichenauer@inlan.cz, zapa.el@tiscali.cz, muzika@muzika-shop.cz, obchod@elvo-hlinsko.cz, info@okay.cz, elektro-michalec@eberry.cz, info@datashop.cz, francirek@tiscali.cz, fotoagentura@seznam.cz, duha.kocarky@worldmail.cz, usti@intershop24.cz, zelezo@zamberk.alberon.cz, obchod@automaticchrudim.cz, info@satinternet.info, simekfoto@svi.cz, martin.capek.elektro@seznam.cz, martin@dvk.cz, obchod@ctisystems.cz, star-mont@star-mont.cz, jirither@seznam.cz, z.tauchman@tiscali.cz, kurkajan@seznam.cz, jiri.petrzela@quick.cz, chlazeníkaspar@worldline.cz, ntbservis@email.cz, horodysky@lit.cz, petrofonic@petrofonic.cz, rts.horak@ktct.cz, marek.elektro@seznam.cz, zdenek.jirout@husky.cz, bubenikvl@seznam.cz, jburyanek@atlas.cz, sotona@jaso.biz, kajauno@kajauno.cz, pejrimovsky@mybox.cz, antosovaveronika@seznam.cz, godet.vz@quick.cz, info@transacr.cz, elter.hlinsko@xaz.cz, drahoschocen@seznam.cz, michal.voldan@seznam.cz, zvedaky.donat@tiscali.cz, pechar.servis@seznam.cz, t.stegner@seznam.cz, jiri.panchartek@seznam.cz, info@alphaobchod.cz, info@revizeshejbal.cz, danos@danos.cz, e.t.servis@centrum.cz, dyhrom@seznam.cz, ts@litomysl.cz, lukas.faltus@asekmusic.net, rozhlasovatechnika@seznam.cz, info@sluzbaskole.eu, allami@allami.cz, jindrich.frys@centrum.cz, info@ukamennestudny.cz, info@kostra.cz, prodej@kuchyne-svec.cz, milan.tenkrat@centrum.cz, smrcek58@seznam.cz, rpozdnik@topeni-pardubice.cz, suchy@seznam.cz, info@apexbohemia.cz, p.bechny@raz-dva.cz, hikele@hikele.cz, edir.novak@seznam.cz, jan.vrabec@tiscali.cz, vvizner@centrum.cz, technickadokumentace@seznam.cz, info@aselektro.cz, Pavel_Bartipan@pppczech.cz, vladimir.bezperat@centrum.cz, damaschko@damaschko.cz, info@jl-stavitelstvi.cz, bataphlinsko@seznam.cz, rupol.sro@email.cz, prodejna@kadelex.cz, kriz.michal77@seznam.cz, koukaljosef@centrum.cz, j.havlicek@volny.cz, projekce.vesely@wo.cz, remeslnici@centrum.cz, petiokylukas@seznam.cz, elektro-temi@cmail.cz, calounik@uhrinovi.cz, calounictvi.dostalek@email.cz, martin.miklas@seznam.cz, info@elmontdpu.cz, elposro@centrum.cz, radio.servis@tiscali.cz, vincenci@mybox.cz, jarda.dedek@seznam.cz, jaroslav.hromadko@tiscali.cz, eremont@wo.cz, info@sadovak.cz, zasteramartin@seznam.cz, cernovsky.milos@centrum.cz, info@maxelcr.com, rabas@tiscali.cz, kolarici@seznam.cz, salamon.tomas@seznam.cz, el.tru@seznam.cz, chvojka.zdenek@centrum.cz, elektromilan@seznam.cz, radek.pikl@tiscali.cz, roman.sbt@seznam.cz, zakazky@jmelektro.cz, elkopo@seznam.cz, schovanecjan@gmail.com, jiriboch@quick.cz, skopjiri@seznam.cz, ts.sro@orlicko.cz, petrdokoupil@tiscali.cz, info@peops.cz, frantisek.stancl@tiscali.cz, info@langr-tech.cz, saho@seznam.cz, hermes@c-box.cz, revize.el@seznam.cz, mlatecekrevize@seznam.cz, pohorsky@lit.cz, josef.jiskra@seznam.cz, elektro.valasek@seznam.cz, elektro.revize@email.cz, drahozal.l@seznam.cz, martinsedlacek@klikni.cz, vanous@ok-net.cz, pavel.smoger@myto.cz, revize.zacek@email.cz, elektrojelinek@email.cz, standa.mirelle@seznam.cz, tomas.vavrina@seznam.cz, elektromontazekk@tiscali.cz, info@domoprofi.cz, vladimir.trcka@tiscali.cz, elektrokarban@seznam.cz, elektrodmuchac@seznam.cz, ti.pa@seznam.cz, martin.pulkrabek@email.cz, duko@hlinsko.net, stantejsky.f@seznam.cz, honzljaroslav@seznam.cz, plynkrcal@seznam.cz, jarilang@seznam.cz, kam.pek@seznam.cz, oldrich.rovner@seznam.cz, pavelpataki@seznam.cz, petr@strauch.cz, info@revizetz-pardubice.cz, info@mouseelectric.cz, rezkop@centrum.cz, sluzby@elektro-in.cz, petr.pozivil@centrum.cz, tesebu@seznam.cz, radekhanus@email.cz, skrha.roman@tiscali.cz, bolek@e-bolek.cz, hanak.exvel@seznam.cz, p.sramek@mujmail.cz, tomas.kopejtko@email.cz, mirakarasek@email.cz, info@semovytahy.cz, info@assortis-electric.cz, p.bukac@seznam.cz, elkaprelouc@seznam.cz, biath@seznam.cz, babiakjosef@seznam.cz, info@hromosvodybriza.cz, ondrej.susil@volny.cz, slonek@seznam.cz, vejvodav@seznam.cz, sudoma@elektrosudoma.cz, irena.mejzlikova@seznam.cz, info@elmiro.cz, elektro.drem@unet.cz, eit@seznam.cz, janzapletal@email.cz, elektrosudoma@seznam.cz, leo.vondra@tiscali.cz, martis@jevko.net, malich.elektro@email.cz, info@nextelsro.cz, elprace.otevrel@seznam.cz, radomirjasansky@seznam.cz, elektropechan@seznam.cz, snoblzdenek@seznam.cz, ales.honza@seznam.cz, elektromontaze@unet.cz, elspro@worldmail.cz, roman@feis.cz, info@elektro-belko.cz, frank.jan@email.cz, evtp@seznam.cz, elektrohonza@chobex.cz, jastik.orlicky@tiscali.cz, jirimacat@ow.cz, macat.elektro@tiscali.cz, elektroslegr@centrum.cz, vpelektro@email.cz, karel.kuzilek@seznam.cz, zarecky.elektro@seznam.cz, urban.elektr@tiscali.cz, elektro.jindra@email.cz, milovas@seznam.cz, nikamosro@seznam.cz, tulisp@centrum.cz, jerabek@e-revize.com, nastoupil.elektro@tyhan.cz, elektro-instal@seznam.cz, balas@madosmt.cz, romanbednar.lukavice@seznam.cz, stepan.stanislav@tiscali.cz, levy.elektro@seznam.cz, pavelvymetalek@centrum.cz, vodatopeni-jaroslavmeduna@email.cz, MVraba@seznam.cz, netolickymilan@seznam.cz, 775146771@seznam.cz, brychtavodotop@seznam.cz, miroslav.smysl@centrum.cz, rostislav.tesner@quick.cz, mr.servisplyn@seznam.cz, kadlec.tzb@gmail.com, jaroslav-plosza@seznam.cz, all@inventa-sro.cz, votop-holice@seznam.cz, prodej@maro.cz, topeni.ardelt@seznam.cz, jasavi@seznam.cz, plynoservis.brat@tiscali.cz, milosvlasak@seznam.cz, leek@post.cz, bedra.petr@tiscali.cz, terego@seznam.cz, chrudim@cz.selecta.com, info@royal1.cz, idm.farka@tiscali.cz, fedrsel.kvalitne@post.cz, gas.top@tiscali.cz, kominickeprace@seznam.cz, sabouk.petr@seznam.cz, kominik.cach.hornijeleni@atlas.cz, sveda@seznam.cz, ku-ko@volny.cz, hodinovy-manzel-uo@email.cz, info@hramat.cz, kpx@kpx.cz, vplovajko@seznam.cz, miro.barta@seznam.cz, lunafi@seznam.cz, hrabec.jaroslav@seznam.cz, milos_f@mujbox.cz, chladici.systemy@c-box.cz, info@idealklimaserviscz.cz, vzt.henzl@seznam.cz, servisfoto@volny.cz, lesany@tiscali.cz, mir.machacek@tiscali.cz, rumil@centrum.cz, vraba@mybox.cz, tomasbeneskmz@seznam.cz, beran.vl@seznam.cz, gregor.v@email.cz, kasalzd@tiscali.cz, zneveceral@gmail.cz, trunec.hlinsko@tiscali.cz, milos.ryba@seznam.cz, info@opravybrusek.cz, jdobrovolny@grundfos.com, fr.hojsak@seznam.cz, into@into.cz, jerabykarel@centrum.cz, 1stefi@seznam.cz, korinek.martin77@seznam.cz, analyt@centrum.cz, mgiel@quick.cz, zdenek.nakladal@seznam.cz, agro@ostretin.cz, info@kola-cykloshop.cz, cyklocentrumlidl@seznam.cz, lubospecen@seznam.cz, lukas.kovarik@volny.cz, cykloservis.hanzl@seznam.cz, lkbystre@lkpump.cz, milan.fajmon@quick.cz, meisl@vigona.cz, mil.sevcik@mtrebova-city.cz, o.vraspir@seznam.cz, pkkrivka@centrum.cz, info@spsluzby.com, zodopatovec@quick.cz, cyklobostik@email.cz, servis@ldm.cz, info@nabytek-forliving.cz, ledos@tyhan.cz, gigi@rokytnice.cz, janecky.jaromir@atlas.cz, frigotech.saly@tiscali.cz, georgcerv@seznam.cz, j.ryz@tiscali.cz, mikulamistrovice@tyhan.cz, chlad-klima@email.cz, chladirensky.servis@tyhan.cz, service@petronic.cz, plynoservis.nemec@tiscali.cz, perthen@email.cz, piano-prouza@seznam.cz, simekscht@seznam.cz, v.skerik@seznam.cz, pirkl_a_klofat@centrum.cz, stanislav.jindra@seznam.cz, tbroulik@seznam.cz, tondasvap@seznam.cz, mrs@svi.cz, connectors.cz@staubli.com, info@batteryshop.cz, webmaster@belden.cz, elektro@joklik.cz, elmat.cz@seznam.cz, elektro.bednar@worldonline.cz, emat@emat.cz, pujcovna.sindelar@email.cz, martina.kalousova@unet.cz, sdruzeni@myval.cz, drahoslav2@seznam.cz, sustrhl@unet.cz, pelikan.chrudim@seznam.cz, info@pivo-chlazeni.cz, vlastislav.ruzicka@centrum.cz, tesar@geoserver.cz, lenka.machalova@minit-europe.com, obchod@deltanaradi.cz, objednavka@pevatools.cz, obchod@pokershop.cz, info@bohemiayacht.cz, info@kmtronic.cz, o.zika@seznam.cz, hapeshop@seznam.cz, obchod@levne-notebooky-pc.cz, elektromotory@sloupnice.cz, servis.anten@post.cz, elmot.info@email.cz, jiri.barton@unet.cz, jrservis@atlas.cz, jiri.skerik@email.cz, pilarl@tiscali.cz, marek.talacko@seznam.cz, info@servistiskaren.eu, chmelamn@seznam.cz, dolecek.o.el@seznam.cz, audios@seznam.cz, previjeni@wo.cz, sima.miroslav@seznam.cz, lanskroun@panasoft.cz, pace@cbox.cz, pculek@seznam.cz, klema@peascz.cz, hudecp@ow.cz, p.krska@seznam.cz, videotelevizni.servis@chrudim.cz, automatservice@seznam.cz, sps.elektronika@tiscali.cz, info@servis-naradi.cz, poass@pce.cz, sebitech@seznam.cz, teglstanislav@seznam.cz, landy@volny.cz, elsig.kvalitne@volny.cz, tvservis.tomasek@seznam.cz, ktf.servis@centrum.cz, info@jukeboxshop.cz, martin.vachovec@jamava.eu, info@futbolin-es.cz, lama@wo.cz, okimport@okimport.cz, obchod@elektroelkon.cz, elektro-chrast@atlas.cz, info@smart-obchody.cz, info@petrseidl.cz, digisat@seznam.cz, sathorn@email.cz, info@gregorfoto.cz, kupec@guns-info.cz, pavelksenak@seznam.cz, taco@taco.cz, vesely.karel@seznam.cz, smartcard@smartcard.cz, info@ekasa.cz, info@osvetleni-daylight.cz, info@lustr.eu, thermo_pce@volny.cz, info@klima-expert.cz, info@csmtrade.cz, kamenicky.s@seznam.cz, danek@komtes.cz, pardubice@axitech.cz, coradia@seznam.cz, hurt@abplus.cz, bronislava.cermakova@imtradex.com, info@hanel.cz, callconsulting@tiscali.cz, pardubice@huramobil.cz, ptmobil@ptmobil.cz, j.hutla@battery-center.cz, adba@adba.cz, prelouc@chmelar.cz, michael.elektro@tiscali.cz, info@excelia-hifi.czinfo@excelia-hifi.cz, ceskatrebova@planeo.cz, elektro.jicinsky@volny.cz, prackykopecky@seznam.cz, dfb@dfb.cz, elfranc@wo.cz, elektrozelenka@centrum.cz, pardubice@elmax.cz, pardubice@favia.cz, kelvin@kelvin.cz, kaspo.cr@volny.cz, objednavky@iprofit.cz, info@znackove-spotrebice.cz, jaroslav.stransky@centrum.cz, PalinaJiri@seznam.cz, fogl.elektro@tyhan.cz, pardubice@expertcr.cz, abelektro@preloucsko.cz, intergrif@seznam.cz, miladadobiasova@seznam.cz, petr.janecky@worldonline.cz, elektrostudio@iol.cz, ptacek.petax@quick.cz, p.skokan@ebox.cz, schiller@chocen.cz, zdenek.kubasta@worldonline.cz, info@prijimace.cz, servis@tv-zaf.cz, homolka@lphard.cz, satelitypetrik@seznam.cz, bobekservis@seznam.cz, marta.novakova@wo.cz, fi-ferda@sendme.cz, satmont@email.cz, chladek@tvservis.cz, info@wifisat.cz, info@klimatizovat.cz, tvsatuno@tvsatuno.cz, havex@seznam.cz, stanislav_kindyeyev@comfor.cz, duspiva@ecb.cz, mail@ippe.cz, info@sinacoservice.cz, info@rakos-sluzby.cz, mrm@mrm.cz, loukota@evrescomputers.cz, teddybb@seznam.cz, kerka@kerka.cz, info@visiocom.cz, pkelex@seznam.cz, c-com@andrew.com, eltea@eltea.cz, espa@pce.cz, info@flexcon.cz, gttechnik@gttechnik.cz, sekretariat@hasdc.cz, rehounekj.@seznam.cz, sagat-z@quick.cz, info@mgd.cz, mant@kondenzatory.cz, info@sampro.cz, info@tcz.cz, sales@athsystem.com, ElektrotechnikaCZ@eaton.com, rozvadece@espa.cz, milan.chyba@milanchyba.cz, kbh@kbh.cz, komel@komel.cz, pribyl@lamitec-czech.cz, ok1uow@qsl.net, edev@edev.cz, huryta@elhuryta.cz, popelka@unet.cz, support@realtimetec.cz, gienger.br@gienger.cz, janet.netolicky@seznam.cz, unive.rehak@seznam.cz, lu.kvasnicka@seznam.cz, pesek@elektropesek.cz, kvsklima@tiscali.cz, Info@sbzamberk.cz, velkybazar@seznam.cz, lifetrend@seznam.cz, kuchyne.mat@seznam.cz, info@nabytek-certovina.cz, info@radioreplic.wz.cz, info@moderatori.eu, ctrebova@oresi.cz, krejsa@nabytek-krejsa.cz, martin.meduna@mpachrudim.cz, jiribuben@tiscali.cz, roman.sedlacek@tiscali.cz, info@bellcom.eu, everyt@everyt.cz, prodejna424007@fotolab.cz, v.holubcova@mtrebova-city.cz, info@dpsteinmetz.cz, info@jako-optical.com, info@kytarovecentrum.cz, obchod@groovemusic.cz, elektrospojka@seznam.cz, d.taborsky@codexfoto.cz, ame@ame.cz, info@opravime-to.eu, komutex@komutex.cz, teply@gs-net.cz, zbrablec@atlas.cz, info@evroservis.cz, nabidka@ekscz.cz, info@elop-mont.cz, eshop@expos.cz, m.losman@seznam.cz, wasek.hk@gmail.com, lenhart.patrik@seznam.cz, marko.igor@seznam.cz, elektroprojekt@email.cz, roubas77@seznam.cz, prasil@hsc.cz, stavbyvedouci@seznam.cz, eigel.elektro@seznam.cz, solichte@post.cz, hakova@unitip.com, haken.dobias@seznam.cz, zdenek.panchartek@seznam.cz, naruby.apb@centrum.cz, zednikhk@seznam.cz, doucekrobert@seznam.cz, info@projekce-mar.cz, horak.lu@seznam.cz, brzek@i-meg.cz, ivlinemail@gmail.com, becan.ezmo@tiscali.cz, el-finish@volny.cz, gabriela.kusnirova@seznam.cz, kata@kata.cz, rc.modeldolezal@seznam.cz, info@llamaro.com, novak.dan@seznam.cz, g.hacha@volny.cz, a.t.frank@seznam.cz, vzduchotechnika@semonice.cz, vojta@pronutt.cz, dergel@kata.cz, rtzz@centrum.cz, alkom@mybox.cz, murelservisbohdan@raz-dva.cz, enermo@enermo.cz, etalon.rk@tiscali.cz, iveta.hylmarova@ddstu.cz, info@elreste.cz, bilek7@seznam.cz, seifertvr@qiuck.cz, vondrous.elektro@tiscali.cz, info@elektrohubner.cz, jan.oravec.eltech@seznam.cz, dressler.j@quick.cz, drobnyj@quick.cz, jaroslav.jonas@volny.cz, koukola.jaroslav@tiscali.cz, repemo@seznam.cz, enspo@quick.cz, erbenjiri@seznam.cz, revizni.technik@seznam.cz, jn.el@iex.cz, ottmar.jiri@seznam.cz, jstreda@atlas.cz, cech@revize-elektro.info, horacek@dvk.cz, kuhn.j@tiscali.cz, ram.servis@atlas.cz, l.voltr@seznam.cz, plyn-revize@atlas.cz, schejbal@elektroschejbal.cz, vacek@sendme.cz, trimelektro@tiscali.cz, miloslav.kuchta@montela-cz.cz, neon-elektro@seznam.cz, oldaskop@seznam.cz, ondrej.pakosta@seznam.cz, hikl.ota@seznam.cz, pavel.dittrich@volny.cz, pavelfilip@quick.cz, pavelmestecky@click.cz, rtez.neubauer.pavel@seznam.cz, p.vonka@seznam.cz, petrusus@seznam.cz, lipe@cmail.cz, alcor.hk@worldonline.cz, tomas.psenicka@seznam.cz, vacek@zabori.eu, zbynek.dv@seznam.cz, zdenek.kukla@post.cz, simon.zd@tiscali.cz, benedek.mm@seznam.cz, martin.bano@seznam.cz, pavelvalasek.elstav@seznam.cz, info@montazni-plosina.net, jiri.fulka@tiscali.cz, jiristach@seznam.cz, ivanpick@seznam.cz, aula.aulich@seznam.cz, ep.vlach@atlas.cz, jardo@jardo.cz, praleza@atlas.cz, info@servis-cerny.cz, vaclav.palenik@seznam.cz, jiri.panousek@tiscali.cz, info@profesdum.cz, pad.skalovi@tiscali.cz, info@modernispotrebice.cz, kefurt.rene@seznam.cz, aldeos@email.cz, info@stavby-louda.cz, elektrohk@email.cz, samek.b@seznam.cz, info@czkom.cz, borikdusek@seznam.cz, elektro@e-shk.cz, info@elkum.cz, ermo@ermo.cz, info@ftz.cz, iks.nb@tiscali.cz, senk.josef@centrum.cz, lv.elektro@elektrozavod.cz, in.elin-elektro@seznam.cz, gajdosik@email.cz, instalater.smetana@seznam.cz, turek.elektro@volny.cz, 123kominy@seznam.cz, klinsky@klinsky-elektro.cz, jirikadecka@seznam.cz, kapcuk.j@seznam.cz, jktelektro@seznam.cz, audioservis@ic.cz, info@kominictvi.eu, jiro@centrum.cz, jspinar@volny.cz, gajdosikludvik@seznam.cz, lvalasek@iol.cz, lukaspultar@cizek-pultar.eu, agr18@centrum.cz, brizekm@seznam.cz, martinfutera@seznam.cz, elektroservis.novotny@seznam.cz, vanecek.elektro@seznam.cz, dunda.elektro@seznam.cz, etlikmilos@seznam.cz, vlasek.miroslav@seznam.cz, drastik@iol.cz, rpmont@email.cz, p.rones@seznam.cz, pavel.trnecka@centrum.cz, etr.hlasek@tiscali.cz, pevasys@seznam.cz, husek@reterm.cz, hodinovymanzel-hk@seznam.cz, podracky.roman@seznam.cz, roman.wagner@atlas.cz, janata.s@quick.cz, hodekv@volny.cz, valasekvla@seznam.cz, epromnb@seznam.cz, zivny@zvu.cz, obchod@hdchlazeni.cz, info@serviskv.cz, elprofi@volny.cz, frantisek.lejdar@seznam.cz, info@htk-as.cz, hk@elvia.cz, support@supportsystem.cz, mraziktu@quick.cz, vrchlabi@dvorsky.cz, absolut.servis@tiscali.cz, agfoto@no200.cz, at.acom@seznam.cz, info@artelplus.cz, krejci.tv@post.cz, elpo.servis@centrum.cz, opravy.vlcek@volny.cz, citron.group.elektro@seznam.cz, abcnachod@abcnachod.cz, elektro@elektrodoubek.cz, info@elektro-chromy.cz, info@elstak.cz, ingdolezal@seznam.cz, elektrocr@ergocom.cz, Hradeckralove@galaxy.cz, info@helapc.cz, frantisek.komin@tiscali.cz, avkjicin@postajicin.cz, chutny.ck@seznam.cz, elza.petrik@tiscali.cz, silar@hk.ipex.cz, dusil.service@wo.cz, pele@jicinet.cz, elektra.machek@seznam.cz, hippofoto@seznam.cz, ivo.sedlacek@wo.cz, elzim@elzim.cz, bures.servis@seznam.cz, info@elektrik.cz, konciny@sendme.cz, info@jmservis.eu, elektroservishk@seznam.cz, servisvalentajan@seznam.cz, elektro-chalupova@cbox.cz, elektrosprint@quick.cz, elektro.doncov@seznam.cz, dusek.elektro@tiscali.cz, horinek.jaroslav@seznam.cz, dahas@seznam.cz, elektro.noskovi@tiscali.cz, behal.pepa@tiscali.cz, cizekjir@gmail.com, josef.pracky@seznam.cz, podpora.trell@atlas.cz, macek.pracky@seznam.cz, mespo@seznam.cz, sebohk@seznam.cz, elektrobox@iol.cz, bucek.josef@quick.cz, ok1uds@seznam.cz, filup.pm@volny.cz, sadek.plynorex@tiscali.cz, sepsj@seznam.cz, vejnar@cbox.cz, obchod@mobiltown.cz, servis.ok@seznam.cz, obchod@domino.cz, elpo.elektro@worldonline.cz, vankova@trutnov.cz, l.vaverka-tex@volny.cz, lsvorc@seznam.cz, elektrocap@tiscali.cz, ludek.kolinke@tiscali.cz, elektro.teichmanovi@tiscali.cz, m.frydl@tiscali.cz, martin.mistr@atlas.cz, martinridky@seznam.cz, pharlap@volny.cz, info@maxistore-hk.cz, info@lastovic.cz, michal.sumbera@seznam.cz, juranek.elektro@seznam.cz, rocek.milan@seznam.cz, miloslav.pazderka@seznam.cz, el.zajicek@seznam.cz, m.arch@tiscali.cz, info@elektro-nej.cz, rakus@volny.cz, zdarsky.opravy@seznam.cz, info@ledsun.cz, elektro@rokytnice.cz, ceramics@noliac.com, o.kirnig@seznam.cz, rygl.oldrich@seznam.cz, obchod@omnirecord.cz, omedacek@tiscali.cz, pjunek@tiscali.cz, strup.pavel@seznam.cz, falco@gmail.com, phonek@atlas.cz, petr.jech@centrum.cz, krizek.elektroopravna@seznam.cz, elektro.moravec@email.cz, regom.pribyl@tiscali.cz, ec.omega@seznam.cz, vlcek@air-con.cz, info@podstata-sro.cz, obchod@elektroarena.cz, info@promusic.cz, richtera@wo.cz, vtv.servis@tiscali.cz, r.dont@tiscali.cz, siesta.reklama@tiscali.cz, info@smart-tec.cz, kohout.elektro@volny.cz, snovak.tv@seznam.cz, brezina.elektra@quick.cz, info@upaupice.cz, elsport@elsport.cz, vaclav.federuk@tiscali.cz, elektro.horacek@tiscali.cz, elektrokarnik@seznam.cz, duel.kolar@tiscali.cz, vaclavpavlat@quick.cz, zdenek.fajfar@regulsoft.cz, zefyr@zefyr.cz, gorenje-hk@seznam.cz, elektro.slaby@seznam.cz, hrabal.petr@tiscali.cz, info@bmsat.cz, sales@acstradecz.com, a.svoboda@centrum.cz, zemanek@tv-sat.cz, ate@ate.cz, borisulrych@seznam.cz, david@halik-system.cz, info@dlcom.cz, j.stovicek@seznam.cz, info@energolar.cz, rejchlik@seznam.cz, feinmetall@feinmetall.cz, filip.hlousek@tiscali.cz, ok1xtf@centrum.cz, futura@futuranp.eu, hradeckralove@rainbow.cz, prodej@satan.cz, adamec@e-mail.cz, jiri.zeleny@televize-digitalne.cz, jk-projekt@seznam.cz, j.raim@seznam.cz, info@signaltv.cz, anteny-zach@centrum.cz, vesa@seznam.cz, satech@email.cz, prodejna.pors@tiscali.cz, ludekzabka@seznam.cz, obchod@stastnyelektronik.cz, hlubucekmartin@seznam.cz, rbalada@tv3.cz, stajer@email.cz, besatel@centrum.cz, elbekcs@elbekcs.cz, milan.burket@tiscali.cz, dusatko@tv-sat.cz, pro.aqua@seznam.cz, hpservis@email.cz, allforsat@allforsat.cz, servis@pindur.cz, milan.soucek@mskabel.cz, info@dvbstore.cz, apservis.hk@tiscali.cz, houser.pavel@seznam.cz, pavel.sorm@zitos.cz, purs@novapaka.com, britek@britek.cz, antenak@seznam.cz, hulikpetr@seznam.cz, raki@email.cz, info@profisat.cz, info@opravyaprodejpracek.cz, rampouch@volny.cz, remek.85@seznam.cz, hk@sepsystem.cz, stanislav.chudoba@seznam.cz, felzman@volny.cz, tvservis@seznam.cz, anteny.klecar@quick.cz, zeer@email.cz, info@topenilevne.cz, office@artlite.cz, Obchod@aztechnika.cz, info@vysavame.cz, kaizler@kaizler.cz, filipales@seznam.cz, ivokucera@gmail.com, fajnklima@seznam.cz, plynocentrumhk@volny.cz, jirikredba@seznam.cz, jiri@rican.cz, podlesky@seznam.cz, frantisek.kerhart@cmail.cz, koupelnysramek@seznam.cz, info@jerabyhk.cz, kuchynejs@seznam.cz, hak.revize@seznam.cz, elit.plus@elitplus.cz, elpro.valdice@tiscali.cz, office@hydroelektronik.cz, unima.mach@elmat.cz, elservisnovacek@centrum.cz, jaroslavsucharda@seznam.cz, martin.bazalka@seznam.cz, elektro.nemec@volny.cz, elektroinstalace.m.blaha@seznam.cz, elektropk@seznam.cz, elektro.krupka@tiscali.cz, rouba_@centrum.cz, bures.penzion@dragon.cz, info@protechnik.info, heydaelektro@seznam.cz, plyn.hor@seznam.cz, deyl.v@tiscali.cz, www.dratenka.v@seznam.cz, semik.chlazeni@seznam.cz, erkona@erkona.cz, elos-d@volny.cz, delta.lighting@tiscali.cz, vodoin@seznam.cz, jiri.otcenasek@tiscali.cz, shop@growroom.cz, marcela.cervena@svitidla-doplnky.cz, mertlik.dobruska@tiscali.cz, elektrohrdy@seznam.cz, info@profi-union.cz, kamna@svoboda-obchod.cz, info@vysavace-kucera.cz, smida.lubomir@seznam.cz, ptacek@gtop.cz, hromosvod.bohuslav@seznam.cz, jaroslav.rubin@sendme.cz, c.k.elektro@seznam.cz, chlazeni.sedlak@seznam.cz, vaclav.sal@post.cz, horakvlasta@seznam.cz, info@evtelektro.cz, ados.c@seznam.cz, vavrous.a@seznam.cz, info@zelenyraj.cz, lapunik@quick.cz, elrio.elektro@tiscali.cz, info@habr-kominictvi.cz, kulna11@seznam.cz, elektrojaromer@seznam.cz, epservis@centrum.cz, elma.mm@seznam.cz, elemos@centrum.cz, j.gebrt@worldonline.cz, elektromont.kvh@tiscali.cz, ludvik.voltr@seznam.cz, el-yes@email.cz, aula.servis@centrum.cz, tielc@email.cz, milan.bubela@seznam.cz, michalkracmar@centrum.cz, viragm@seznam.cz, milan.valtar@seznam.cz, m.boruvka@volny.cz, voleskym@seznam.cz, oldrichmoravek@seznam.cz, regbures@seznam.cz, elektrovolt@centrum.cz, eskc@post.cz, slnava@slnava.cz, danihel.t@email.cz, nemec.v@email.cz, vladislav.partel@seznam.cz, vlastamatuska.@seznam.cz, olhakinzelova@seznam.cz, netik.v@seznam.cz, bohumil.bartos@quick.cz, emil.kopecky@email.cz, frantisek.vejdelek@quick.cz, jones.jsj@tiscali.cz, josefkonas@tiscali.cz, kociludek@seznam.cz, jezek.pavel@yahoo.co.uk, vodarina@seznam.cz, elektro.podzimek@seznam.cz, elektro.stella@seznam.cz, fanymachacek@seznam.cz, ivan.uher@seznam.cz, strachjakub@seznam.cz, profialarm@seznam.cz, gabrisko@email.cz, jk.revel@worldonline.cz, ladislav.horak@seznam.cz, elko.kouba@tiscali.cz, m.smola@email.cz, miroslavpotucek@seznam.cz, kopa60@seznam.cz, kutilek2@centrum.cz, falta@dobruska.cz, elektro.skalicky@centrum.cz, brandejs.tom@seznam.cz, hb.empire.cz@gmail.com, v.ficenec@seznam.cz, triska.vl@seznam.cz, automedia@seznam.cz, razekjarda@seznam.cz, zahradnicek@dka.cz, gmsdr@seznam.cz, plyn@plyncz.cz, consult@ceprogress.cz, jan.hrncir@seznam.cz, zubova@hmselektro.cz, volf-milan@volny.cz, hostinne@romed.cz, jan.rostejnsky@tiscali.cz, s-e-k-o@volny.cz, picek.elektro@seznam.cz, ji.benes@email.cz, hladkyjiri@seznam.cz, jebavy.jiri@seznam.cz, lukyn.kusy@seznam.cz, trnka.h@centrum.cz, info@cacz.cz, jsvitak@tiscali.cz, ebujarek@volny.cz, josef.sulc@email.cz, josef.tolar@seznam.cz, machacka@kthostinne.cz, kamnarstvi-kuryanov@seznam.cz, hynek.lukas@seznam.cz, m.klouda@seznma.cz, elektroservis@volny.cz, mirabenda@seznam.cz, trachta.m@seznam.cz, kominictvihostinne@seznam.cz, sandap@volny.cz, revizevlcek@seznam.cz, s.kubin@seznam.cz, p.lukys@seznam.cz, kominy@email.cz, irros@seznam.cz, thobzik@seznam.cz, info@resttu.cz, info@peteraasynove.cz, info@vhelektro.cz, instal.zacler@tiscali.cz, palkag@seznam.cz, hromosvodyprager@seznam.cz, kaizrj@centrum.cz, adamservis@volny.cz, rada.josef@volny.cz, el-byt@seznam.cz, plynoservis.jirka@cbox.cz, info@hromosvody.org, daniel.cizek@cizekcz.cz, hellios@seznam.cz, info@kamnarstvirada.cz, popovsky.t@volny.cz, prodejna424015@fotolab.cz, info@elichem.cz, no200@no200.cz, info@fotopetr.cz, info@fotoullrich.cz, nejmanova.info@gmail.com, fotoart@fotoart.cz, info@fotogold.cz, info@okfotodk.cz, video@pindur.cz, tomas.peterka@moderovani.cz, hst@doronel.cz, agautomatik@centrum.cz, londracek@seznam.cz, mp@mptechnology.cz, info@codescz.cz, duo@duoopocno.cz, pavel@zvukar.info, info@studiovisual.cz, info@rajmont.cz, dap.hk@dap-provmex.cz, heinz.mach@volny.cz, info@rs-trade.cz, lavazza@kava-kavovary.cz, reklama.nachod@seznam.cz, sokol@sokol-kuchyne.cz, rnostalgi@seznam.cz, dtc@telecom.cz, info@kastt.cz, kmk.automatic@volny.cz, ags@ags-vending.cz, info@cigaretoveautomaty.org, pourapm@oil.cz, elstehno@seznam.cz, info@reko-stavby.cz, zamajiri@seznam.cz, obchod@st-mb.cz, jansapavel@seznam.cz, tomiaglass@tomiaglass.com, jitka.jar@email.cz, info@water-service.cz, karab@iol.cz, rpvytahy@rpvytahy.cz, elnaradi@email.cz, adamek.jozef@seznam.cz, adamec.jiri@seznam.cz, info@mobilnienergie.cz, obchod@kuchyneprovas.cz, info@zakladovedesky.eu, danielkubelka@seznam.cz, obchod@ks-technik.cz, gastro.basek@centrum.cz, jarkovsky.josef@seznam.cz, prumchlad@tiscali.cz, info@promatic.cz, krobova@apt.cz, info@karelpolak.cz, petr.rocek@esite.cz, petr.boruvka@worldonline.cz, o.hromadko@seznam.cz, info@automaty-sixta.cz, info@nabytek-nepovim.cz, elstore@elstore.cz, kontakt@djstudio.cz, vavrajenik@seznam.cz, mares.hc@seznam.cz, Cowley.Interstate@seznam.cz, info@comrade.cz, gaboretko@atlas.cz, vevenco@vevenco.cz, info@el-centrum.cz, sekretariat@opiumex.eu, regonik@mybox.cz, rudolf.svadlenka@worldonline.cz, info@ekgfoto.cz, hlava.petr@tiscali.cz, svitidla@email.cz, hradec@ostech.cz, jinoli@centrum.cz, mrkvicka@zebriky-leseni.cz, info@protocz.cz, bydzov@elco.cz, skoda.jan@seznam.cz, jbtherm@seznam.cz, elektra.sobotka@seznam.cz, linhartronik@seznam.cz, svobodpavel@seznam.cz, hk@vmtop.cz, rondo.music@mkinet.cz, holecekasyn@holecekasyn.cz, monez@volny.cz, polacek.svitidla@quick.cz, reklamace@fkt.cz, hradec.maloobchod@gme.cz, jiri.frode@setron.de, kp.br@tiscali.cz, sales@microrisc.com, demajc@seznam.cz, dvoraktom@tiscali.cz, info@a-elektromaterial.cz, mtesarik@miroslav-tesarik.cz, info@elektra-dvorak.cz, stepansky@stepansky.cz, info@aku-baterie.cz, tom.vlas@seznam.cz, sales@glebusalloys.com, rychnov@strojirenska-zasobovaci.cz, trio@triohk.cz, dyntart@wo.cz, vodickamartin@email.cz, Karskyt@smartviz.cz, info@growshop-jicin.cz, obchod@kvalitajs.cz, wassbad@seznam.cz, pavigo.hronov@pavigo.cz, info@tremak.cz, info@m-services.cz, lukas.zumr@elvotop.cz, vaclav.hana@tiscali.cz, haamar@seznam.cz, filipi@sadrokartony-chrudim.cz, asweb@email.cz, hradeckralove@ulozenka.cz, hk@zasilkovna.cz, kuchynskespotrebice@seznam.cz, czmusic@czmusic.cz, obchod@skit.cz, obchod@bezvanet.cz, info@ebook-ctecky.cz, info@mshop.cz, david.expedice@soundavision.cz, dno@dno.cz, info@navitym.cz, info@solidni-obchod.cz, elektrodily@email.cz, info@solight.cz, info@vkm-computers.cz, info@krasnybyt.cz, obchod@ibaterky.cz, info@fotozbozi.cz, info@corvus.cz, obchod@elektro-naopravu.cz, info@nahradni-baterie.cz, obchod@hf-baterie.cz, info@ibko.cz, info@knsound.cz, shelektro.hybl@seznam.cz, info@konzult.com, info@elektrosleva.cz, obchod@hfpartners.cz, vaclav.milota@excelfoto.cz, stmobil.cz@gmail.com, info@kenex.cz, info@md-tech.cz, info@digi-hity.cz, info@fotimlevne.cz, obchod@worldcomputers.cz, info@abcelektra.eu, objednavky@intrco.cz, nexak.nexak@seznam.cz, tyniste@doprava-domu.cz, orkomi@orkomi.cz, discoboys@discoboys.cz, kadazx9@email.cz, e-objednavky@hawaiipc.cz, obchod@kosak.cz, info@elektro-trutnov.cz, info@eurosklad.cz, luxovace@luxovace.cz, dpprofi@seznam.cz, info@herbanist.cz, info@e2locator.cz, janmichalicka@centrum.cz, info@hkstudio.cz, info@lampicka.cz, info@ecrystal.cz, info@secon.cz, ondrej.kejklicek@sviceni-levne.cz, elektro-obchod@email.cz, michal.starman@tiscali.cz, info@urbanshop.cz, info@revize-benes.cz, info@e-sipky.cz, luckapolakova@email.cz, info@esdfloor.cz, doubek.strechy@centrum.cz, z.cech@mstu.cz, cmizera-rts@seznam.cz, kral@fhkenergo.cz, sonepar@sonepar.cz, info@apsimko.cz, info@hm-comp.cz, info@kominictvipetrik.cz, mar.albrecht@seznam.cz, rippl@elektrorippl.cz, plasil.petr@email.cz, fiser@ukolji.cz, jaleshk@seznam.cz, info@m2trade.cz, info@uspornesvetlo.cz, klimizol@klimizol.cz, info@adapt-electronic.cz, milan.vrcek@seznam.cz, info@gastrokuchyne.cz, info@marfinal.cz, frantacajka@seznam.cz, f.stava@centrum.cz, dosedlajan@seznam.cz, p.hubacek@tiscali.cz, j.novak32@seznam.cz, elektrokurek@seznam.cz, info@dpblansko.cz, sibr@kuchyne-sibr.cz, svitavy@elfetex.cz, SPsvitidla@seznam.cz, pardubice@jakub.cz, anteny.kupka@gmail.com, pardubice@vihamij.cz, obchod@alza.cz, okay_096@okaycz.eu, hk@comfor.cz, rychnov@gamacz.cz, pardubice@euronics.cz, trutnov@euronics.cz, atelier@atelierkozak.cz, petr.sustek@opravykavovaru.cz</text:p>
          </table:table-cell>
        </table:table-row>
        <table:table-row table:style-name="ro1">
          <table:table-cell office:value-type="string" calcext:value-type="string">
            <text:p>Energetika</text:p>
          </table:table-cell>
          <table:table-cell/>
          <table:table-cell office:value-type="string" calcext:value-type="string">
            <text:p>stavofinal@iol.cz, info@ziromont.cz, albrecht.plyn@tiscali.cz, pozlerovam@seznam.cz, alfa@alfa-strechy.cz, arte.rk@tiscali.cz, kober.jiri@atnet.cz, info@avprojektcz.cz, saal.jicin@quick.cz, kplib@volny.cz, vpkmaurer@seznam.cz, sanit.studio@hsc.cz, rjezkova@servis.cpoj.cz, butasplyn@butasplyn.cz, elto@elto.cz, akva-fiting@seznam.cz, baudisch@centrum.cz, espo@wo.cz, imont@imonthk.cz, ales.janatka@seznam.cz, ptvmojzis@seznam.cz, p.regner@volny.cz, stavosluzba@volny.cz, stejskalasyn@wo.cz, info@techprofihk.cz, vejdelekp@seznam.cz, vlachy.petr@seznam.cz, signapumpy@signapumpy.cz, obchod@beril.cz, arkuda@seznam.cz, korin.servis@tiscali.cz, zvu.engineering@zvu.cz, jh-mont@jh-mont.cz, prodej@zvupotez.cz, egt@egt-servis.cz, perryczech@perryczech.cz, zvu.servis@zvu.cz, explat@iol.cz, rotomotor@rotomotor.cz, info@hs-horice.cz, info@weltec-biopower.cz, almet@almet.cz, horamont@horamont.cz, kovarna@kovarna.cz, marketing@atas.cz, mastr@mastr.cz, info@sulcinox.cz, azsatelit@azsatelit.cz, info@zelezarstvi-soukup.cz, info@ametek.cz, pilar@novapaka.cz, watteg@watteg.cz, info@silnicejc.cz, jbtherm@seznam.cz, intop@cmail.cz, solarcentrum@centrum.cz, byttherm@byttherm.cz, obchod@energonova.cz, info@testprog.cz, hk@r-f.cz, hradec@tonstav-service.cz, p-servis@p-servishk.cz, karel.mikes@centrum.cz, akva-mont@akva-mont.cz, autoviz@cmail.cz, tyniste@bardmoravia.cz, trutnov@binom.cz, info@brka.cz, havlicekjaromir@email.cz, kubik@gas-therm.cz, karel.lachnitt@tiscali.cz, navratil.jn@atlas.cz, pelletia@pelletia.cz, termoreal.sro@tiscali.cz, topena.tu@volny.cz, balcar@bngaz.cz, upice@melichar.cz, info@tmw.wotan.cz, motorsystem@motorsystem.cz, info@gteam.cz, progress.power@tiscali.cz, energomontaze.cz@seznam.cz, hermann@hermann.cz, info@riello.cz, hirka@centep.cz, uhelnesklady@dvk.cz, steptrutnov@steptrutnov.cz, info@verner.cz, info@ferotherm.cz, sttsro@seznam.cz, info@paliva-bernat.cz, uhliagro@iol.cz, teplo.krkonose@centrum.cz, info@vcp.cz, m.brslinek@seznam.cz, info@plyn-in.com, pavlik.plyntop@volny.cz, proweld@tiscali.cz, jiri.vik@vik.cz, dostal.horal@seznam.cz, volanice.as@tiscali.cz, tesneninyvlt@iol.cz, info@bkg.cz, arapo@arapo.cz, ateko@ateko.cz, hzubr@nord-cz.com, mgi@wikov.com, gist@gist.cz, radexbrusirna@seznam.cz, info@vanektu.cz, info@trafocz.cz, thermeko@seznam.cz, merten@mkinet.cz, sales@bezmotory.cz, obchod@bohemia-solar.cz, svobodaaspol@seznam.cz, vejs@stabohk.cz, audry.cz@tiscali.cz, info@matep.cz, vakdk@vakdk.cz, zdenek.fejfar@regulsoft.cz, myska@myskastavby.cz, info@technihor.cz, info@stapaho.cz, instalater.svitavy@iol.cz, nesetril@volny.cz, metherm@seznam.cz, tomasek@tomkar.cz, filipstav@filipstav.cz, info@ermont.cz, info@apsimko.cz, arrowsro@seznam.cz, info@zikurat.cz, info@i-solutions.cz, info@stavebni-as.cz, help@ustinadorlici.cz, jiri.vavrin@email.cz, info@skacel-gas.cz, heatpower@heatpower.cz, stavebkomplet@seznam.cz, miroslavzeman@tiscali.cz, ruzicka-doprava@quick.cz, lbtech@lbtech.cz, cach@cachstavby.cz, medium@wo.cz, alfaplyn@chrudim.cz, ceramexport@coramexport.cz, dvorak-karlik@volny.cz, rcapsky@c-box.cz, sipo.1@worldonline.cz, david@dvorak-strechy.cz, info@slukovm.cz, plynosklad@seznam.cz, polasek@bauproficz.cz, info@eop.cz, obchod@imservice.cz, hoffman@ingtop.cz, info@seven-lanskroun.cz, ergo@telecom.cz, jan.sti@volny.cz, jerabekl@centrum.cz, radim.faltynek@falwex.cz, plastmont@seznam.cz, gwa@gwa.cz, info@wapsolc.cz, olympiapp@olympiapp.cz, plynoservis.tucek@tiscali.cz, j.marcik@volny.cz, info@korado.cz, instalaterstvi.pardubice@atlas.cz, rokov@slunecnikolektory.cz, plynkrcal@seznam.cz, jiri.tkac@atlas.cz, pravdomil.svoboda@tiscali.cz, pramo@ktct.cz, eko-plyn@iol.cz, mirape.prelouc@tiscali.cz, maro@maro.cz, ivancermak@seznam.cz, plyntopeni@seznam.cz, obchod@armaturka.cz, jhenek@o2active.cz, info@lindetechnoplyn.cz, info@elkoz.cz, gwf@gwf.cz, restap@seznam.cz, sale@rmi.cz, tscr@tscr.cz, miroslav.petruzelka@tiscali.cz, trinom_plus@volny.cz, info@jkeltra.cz, lesny@eltoppraha.cz, streko.chrudim@seznam.cz, stapo@stapousti.cz, info@sluzby-lezovic.cz, techmont@volny.cz, cvstop@tiscali.cz, rastislav.hrnciar@elgascz.cz, edy@volny.cz, gasco@gasco.cz, hladik.cestmir@tiscali.cz, m.bartusek@energo-pro.cz, topenari@ustecko.com, arpoko@arpoko.cz, frantisekvejda@centrum.cz, ph.horacek@mtr.cz, tap.pohorsky@seznam.cz, stoneservice@stoneservice.cz, jardadamasek@centrum.cz, lubosbednar@tiscali.cz, r.p.n@tiscali.cz, stepanek@agd.cz, info@dekra-industrial.cz, agrolit@lit.cz, hanzmatousek@seznam.cz, vaclav.rohlicek@seznam.cz, havliceko@volny.cz, jan.krista@volny.cz, vom@lit.cz, savos.litomysl@atlas.cz, junkers@dufakotle.cz, pardubice@enbra.cz, jincermak@svi.cz, info@stavebni-klempirstvi.cz, r.tomes@tiscali.cz, hrdina.jaroslav@tiscali.cz, topeni.kalousek@tiscali.cz, maresova@vodovim.cz, komutex@iol.cz, blajo@centrum.cz, skh.sebranice@tiscali.cz, olivaj@propuls.cz, info@tt-trade.cz, dellcon@cisteni-uklid.eu, info@instatop.eu, vatop@wo.cz, bubenik@mlspraha.cz, invekta@invekta.cz, uhli@steinerova.cz, prontogas@centrum.cz, tkubicek@volny.cz, info@dumitcz.cz, adtop@centrum.cz, gazterm@gazterm.cz, info@kamna-lechnyr.cz, kmont@kmont.cz, dukor@dukor.cz, info@kurstejn-sro.cz, jafis@jafis.lit.cz, rippardubice@quick.cz, vepka@vepka.cz, dinda.jirka.@seznam.cz, info@jema-schody.cz, ondrej.balihar@tiscali.cz, vkcad@vkcad.cz, projekce.tzb@wo.cz, pavel.trkal@tiscali.cz, recepce@plynostav.cz, roun@izolace-roun.cz, info@replyn.cz, tchudlarsky@seznam.cz, petrhorak09@seznam.cz, solargate@seznam.cz, martinec@p-en.cz, karel@dreamnet.cz, rozmartin@seznam.cz, centroterm@seznam.cz, honziste@seznam.cz, krivkagastop@seznam.cz, lada.sikl@chrudim.cz, slavomir.rocnak@centrum.cz, broz.vt@seznam.cz, branda.ostretin@centrum.cz, josefcentner@seznam.cz, stepanekjosef@seznam.cz, libor.frantik@seznam.cz, vodatopeniplyn@pardubicko.com, schejbal.oldrich@volny.cz, pavel@vtp-dp.cz, kram.p@seznam.cz, kramar.blato@seznam.cz, r.cipcala@seznam.cz, mtmont@seznam.cz, kohoutekvaclav@seznam.cz, smital@email.cz, petricekvl@centrum.cz, vlastimil.hlavacek@gmail.com, f.horsky@seznam.cz, bidlo.vlasta@centrum.cz, info@dvorak-karlik.cz, antoninjerabek@unet.cz, ekotop.sro@seznam.cz, kovar@lit.cz, mpraus@seznam.cz, info@intop-construct.cz, im74@seznam.cz, nykljiri@seznam.cz, pseda@seznam.cz, rob.ber@seznam.cz, rgrossmann@seznam.cz, stepanek.jara@tiscali.cz, kvapilinstalaterstvi@seznam.cz, ludek.lidmila@seznam.cz, topvod.sy@worldonline.cz, hana.fratisek@seznam.cz, herbert.baumgartl@seznam.cz, info@vodotopkafka.cz, voda-topeni-plyn@email.cz, coufalm@email.cz, michal.dobroucky@seznam.cz, milos.poslusny@klikni.cz, venclmilos@seznam.cz, vacek.tope@worldonline.cz, marek.servis@seznam.cz, obchod@corex-pardubice.cz, info@rennet.cz, libuse.jurutkova@eurosystems.cz, sam.henychova@seznem.cz, info@isolar.cz, kyocera@mtech.cz, socha@volny.cz, alexandrhutla@seznam.cz, sales@amvczech.cz, info@vyroba-energie.cz, info@solarniprojekty.cz, picekdavid@seznam.cz, info@smj-servo.cz, radek.tichy@volny.cz, opatovice@zat.cz, info@sanita-vtp.cz, iveco@martia.cz, drahos@cbox.cz, info@solarventi.cz, hst@hst-zichlinek.cz, ekos.rudo@iol.cz, fhurt@seznam.cz, stastka@chrudimsko.com, tenetcz@tenetcz.cz, vanek@holice.cz, info@tzb-tepelnacerpadla.cz, jirasek.martin@seznam.cz, kamenicky@ekotep.cz, propuls@propuls.cz, danisevsky@danisevsky.cz, plus@kamody.cz, novack.s@seznam.cz, ingate@ingate.cz, horacek@ceskaenergetika.com, info@fest-engineering.com, info@hradubicka-energeticka.cz, eec.pardubice@tiscali.cz, info@emctesting.cz, frantisekptacek@seznam.cz, afotechbm@gmail.com, h-instal@h-instal.cz, pes.miro@email.cz, haj.martin@tiscali.cz, info@koupelna-topeni.cz, david.groh@seznam.cz, calortech@calortech.cz, david@podrazil.com, p.cellerova@centrum.cz, vodatopeni.hk@seznam.cz, jiri.frei@atlas.cz, jirkahavelka@email.cz, tovox@quick.cz, ctn@post.cz, instal.neuman@seznam.cz, j.saidl@tiscali.cz, samek69@seznam.cz, info@vytapeni.com, familan.kucera@seznam.cz, plutomm@seznam.cz, topenipavek@seznam.cz, pavelbittner@email.cz, petr.vodatopenimont@seznam.cz, s.noha@seznam.cz, taurahk@seznam.cz, v.gelbicova@seznam.cz, vitonshk@seznam.cz, janzrust@email.cz, obchod@alpha-ups.cz, pbox@bohemia-trafo.cz, info@eltr.cz, slaninajosef@centrum.cz, info@mdexx.com, info@avarisa.com, solar.pro@email.cz, info@chipo.cz, info@solarni.info, tomas.hrabek@tiscali.cz, sunkrystal@seznam.cz, info@xtalk.cz, pavlik.solar@seznam.cz, info@aaasolar.cz, krutis@helion.cz, kubinova@dlnk.cz, kristian.blazej@seznam.cz, d.radek@seznam.cz, info@uspornevytapeni.cz, kalinakastner@gmail.com, fidlu@seznam.cz, otakarrosulek@seznam.cz, plutohk@plutohk.cz, plynservis@email.cz, petr.tomiska@seznam.cz, roman@sixta-servis.cz, info@vosahk.cz, ja.daskova@seznam.cz, cibulka.honza@tiscali.cz, kakrda.j@seznam.cz, dandy.hk@worldonline.cz, jaroslav.tvrdoch@seznam.cz, jiri.mozdik@seznam.cz, jiveji@seznam.cz, franc.jon@seznam.cz, josef.jezek1@gmail.com, horcickoladislav@seznam.cz, vladislav.tarant@seznam.cz, martinrehakt@seznam.cz, m.salay@tiscali.cz, firma@topenihth.cz, rychtera@rychtera.cz, gastop@seznam.cz, lankas.rene@seznam.cz, hevo.horice@volny.cz, danielkozak@eznam.cz, dholman@centrum.cz, vaja@vaja.cz, jknorre@seznam.cz, info@karelnovak.cz, topenarstvi@jicinsko.com, vojtech.novacek@quick.cz, jan.kubicek@jksolar.cz, info@ivt-cerpadla.cz, petr.drasar@drasar-kpv.cz, info@e-t.cz, choze.ku@seznam.cz, aquaplyn@aquaplyn.cz, jencikzbyhnev@iol.cz, instalstav.sro@tiscali.cz, suchyjaroslav@email.cz, jardaspacek@tiscali.cz, tesintop@centrum.cz, urbi.caune@seznam.cz, kavalek@cmail.cz, marek.topeni@seznam.cz, monta@wo.cz, josef.drechsel@tiscali.cz, josefkrska@seznam.cz, josefryznar@tiscali.cz, milos.stepanek@worldonline.cz, info@firmarex.cz, kollertpetr@seznam.cz, lamka.petr@seznam.cz, robert.kaspar@seznam.cz, ingastop@seznam.cz, topeni.voda.peroutka@seznam.cz, plechaty.v@seznam.cz, fucikkarel@tiscali.cz, jakub.horak@jhplyn.cz, vlc.ja@tiscali.cz, bartos.skalice@tiscali.cz, jaromir.zalis@tiscali.cz, info@cvejn.cz, info@vatop.eu, hlavko.instalater@tiscali.cz, plynoservis@email.cz, miroslav.kubecek@seznam.cz, slitr@seznam.cz, pfreisleben@seznam.cz, gokr@hradecko.com, marketasvihalkova@seznam.cz, montaze@plyntopenivoda.cz, mereta.kostelec@tiskali.cz, nyxon@seznam.cz, nedvidek26@seznam.cz, vodek.johan@seznam.cz, info@cermak-servis.cz, l.apinstalace@tiscali.cz, info@aktop.cz, bolkovec.vik@seznam.cz, szalatagunter@seznam.cz, gas.top.servis@seznam.cz, jd.sklenar@tiscali.cz, doss@wo.cz, birkek@seznam.cz, gottlieb.martin@centrum.cz, lupo.hsk@seznam.cz, lukes@mediashops.cz, ondra.patka@seznam.cz, projekty@atelier-novotna.cz, p.sypal@post.cz, servis.instop@seznam.cz, info@tepelnatechnika-vc.cz, mila@thermonakrkonose.net, kostal.top@seznam.cz, jaroslav.tyls@tiscali.cz, info@peteraasynove.cz, votocek@dvur.cz, slavasmid@centrum.cz, schmidt.r@quick.cz, info@lutoma.cz, uhli.vilimek@unet.cz, info@energyexpert.cz, info@tepelnekontroly.cz, stechovsky@audit-energie.cz, mereni@infrakamera.cz, pavel.chromek@seznam.cz, info@reprom.cz, info@p-z.cz, inwest.w@volny.cz, office@bmservices.cz, sew@sew-eurodrive.cz, info@systep.cz, info@helion.cz, info@krajc-stavitelstvi.cz, info@gasline.cz, info@rwe-vcpnet.cz, energy@akcenta.eu, cme@eltodo.cz, cezoze@cez.cz, egst@egst.cz, energetika@quick.cz, ftea@ftea.cz, elektrarny@htenergo.cz, mve@jiricap.cz, jihoceska-eko-energetika@email.cz, info@optimtrade.cz, junek@energiepro.cz, bokova@greenprofit.cz, stanislav.maslo@seznam.cz, plachetka.elbo@tiscali.cz, czt@dobruska.cz, ladislav.hajek@enigen.cz, dispeceri@pnts.cz, teplobroumov@tiscali.cz, obchod@thhk.cz, vambekon@iol.cz, v.t.sro@cmail.cz, be@bimassenergy.cz, seller@email.cz, matyska@biomassenergy.cz, info@thermagro.cz, javurek@soltechnik.cz, tomisound@centrum.cz, pohony@pp-pohony.eu, mhplast@wservis.com, optimalenergy@email.cz, jiri.khol@iol.cz, info@ingtop-metal.eu, j.krasl@centrum.cz, hynek@wiesner.cz, hazakamil@seznam.cz, gernat@seznam.cz, radek.fibikar@seznam.cz, paulusmiroslav@seznam.cz, havrda.josef@iol.cz, stanislav.munzar@email.cz, czecharm@seznam.cz, mn@torch-cz.eu, media-records@seznam.cz, obchod@orlickepelety.cz, jiri.vidasov@tiscali.cz, prodejuhli.smrcek@seznam.cz, bergerovi@seznam.cz, info@bbgreen.cz, cvejn_paliva@iol.cz, palivapolice@email.cz, palivadobruska@seznam.cz, briket.schneider@seznam.cz, uhelneskladybr@seznam.cz, jaromer@havelka.cz, genred@plynostav-holding.cz, info@t-servis.cz, vopo.nemojov@seznam.cz, ludvik@instalacestastnik.cz, reklamace@vatherm.cz, info@podpalovace.cz, prelouc@lgo.cz, ladlanda@seznam.cz, pavelkarpisek@seznam.cz, paveljircik@seznam.cz, vladimir.novak@unet.cz, sauer@bicenter.cz, jkpalivo@email.cz, info@strojkomplex.cz, info@2aekoteplo.com, petrblazekhk@email.cz, nardy-08@centrum.cz, stroj-tech@stroj-tech.cz, michal@kokula.cz, pardubice@byttherm.cz, servis.solc@seznam.cz, rehak.vodak@seznam.cz, cofely@cofely.cz, fodor.s@seznam.cz, pavel.ondracek@seznam.cz, tichypa@seznam.cz, cez@cez.cz, info@optimal-energy.cz, info@cezdistribuce.cz, info@ktlpro.cz, medrikpce@atlas.cz, barta.budislav@seznam.cz</text:p>
          </table:table-cell>
        </table:table-row>
        <table:table-row table:style-name="ro1">
          <table:table-cell office:value-type="string" calcext:value-type="string">
            <text:p>Erotika</text:p>
          </table:table-cell>
          <table:table-cell/>
          <table:table-cell office:value-type="string" calcext:value-type="string">
            <text:p>info@sexsoft.cz, jasminshop@seznam.cz, objednavky@sexshop-hradeckralove.cz, admin@porno-kniha.cz, info@blackred.cz, info@sexydvd.cz, prodejna@virtshop.cz, info@striptyzbrno.cz, petr.sexdance@seznam.cz, obchod@mhsexshop.com, motel@atlas.cz, objednavky@sexshop-pamela.cz, blues@jahody.com, info@sole-catering.cz, info@sexmarket69.cz, info@eroticcity.cz, info@neznymedved.cz, ershop@centrum.cz, obchod@slunkoshop.com, info@eoshop.cz, info@sexy-veci.cz, info@sexshop-kate.cz</text:p>
          </table:table-cell>
        </table:table-row>
        <table:table-row table:style-name="ro1">
          <table:table-cell office:value-type="string" calcext:value-type="string">
            <text:p>Finance</text:p>
          </table:table-cell>
          <table:table-cell/>
          <table:table-cell office:value-type="string" calcext:value-type="string">
            <text:p>info@inndos.com, siegl@wo.cz, carla.dk@carla.cz, lidne.hradec@linde-mh.cz, info@akcenta.cz, hradeckralove@czechinvest.org, ekkservis@ekkservis.cz, profi.komplex@worldonline.cz, advokat@marcisin.cz, seifert@vsak.cz, epis@mbox.vol.cz, finea@finea.cz, info@royalmarquis.net, hradec.kralove@czechint.cz, hradeckralove@cac.cz, info@prefin.cz, climex@volny.cz, nosek@nosek.cz, infohk@vbleasing.cz, fineco-cz@seznam.cz, globalreality@mybox.cz, rako-tu@rako-reality.cz, hradec@fio.cz, hradec.kralove@equabank.cz, infoHK@cmzrb.cz, servis@jamcom.cz, h.kralove@zpmvcr.cz, jfoltyn@cpoj.cz, hradec_kralove@das.cz, hvphk@centrum.cz, hradec.kralove@ozp.cz, m.rydval@fk.feds.cz, pob-hka@vozp.cz, podatelna61@vzp.cz, maklerstvi@maklerstvi.cz, info.hk-cs-armady@csob.cz, josef.huska@obchod.csobpoj.cz, info@aukce-ave.cz, info@drazba.info, info@drazebni.cz, divisek@deviza.cz, ekoma@ekoma.cz, miras.finance@seznam.cz, penzion_hradec@email.cz, judr.dvorackova@seznam.cz, oldrich.svoboda@iol.cz, jaromir.franc@exekutor-franc.cz, soucek.exekutor@tiscali.cz, exekuce.rk@gmail.com, das@milansvec.com, drazby@arbitration.cz, reservation@okhotels.cz, info@drazby-sh.cz, bohemia@ezopgroup.cz, mbartos@c-mail.cz, pavel@hancar.cz, libor.zboril@kds-drazby.cz, info@hollandservis.com, naxos.hk@naxos.cz, info@stone-block.cz, havlik.prace@tiscali.cz, petr.kurz@cmss-oz.cz, korzelova@wo.cz, martinek@marspom.cz, kontakt@mBank.cz, podatelna@cnb.cz, hradeckralove@lbbw.cz, hradec.kralove@oberbank.cz, hradec.kralove@volksbank.cz, hradeckralove@commerzbank.cz, info@pharro.cz, ipc-hradeckralove@cmss-oz.cz, rsts@rsts.cz, adela.styblova@cmss-oz.cz, anna.nyplova@cmss-oz.cz, jan.sejkora@cmss-oz.cz, blanka.noskova@cmss-oz.cz, bohdana.kolarikova@cmss-oz.cz, dana.ansorgova@cmss-oz.cz, erika.tajnerova@cmss-oz.cz, eva.andrsova@cmss-oz.cz, eva.fantova@cmss-oz.cz, frantisek.sadil@cmss-oz.cz, frantisek.zaborsky@cmss-oz.cz, ilona.domaci@cmss-oz.cz, albina.svobodova@cmss-oz.cz, jitka.dostalova@cmss-oz.cz, ipc-jicin@cmss-oz.cz, pavel.hanus@cmss-oz.cz, vladimira.rouskova@cmss-oz.cz, irena.nemcova@cmss-oz.cz, iva.maresova@cmss-oz.cz, aranka.soltysova@cmss-oz.cz, augustin.skop@cmss-oz.cz, ivana.kaslikova@cmss-oz.cz, ivana.konirova@cmss-oz.cz, ivana.nimsova@cmss-oz.cz, ivo.solc@cmss-oz.cz, iveta.kubikova@cmss-oz.cz, jakub.nemec@cmss-oz.cz, jana.pospisilova@cmss-oz.cz, jana.sadilova@cmss-oz.cz, jana.sedlackova@cmss-oz.cz, jana.smidova@cmss-oz.cz, jan.jira@cmss-oz.cz, jan.petrovicky@cmss-oz.cz, jan.zalud@cmss-oz.cz, jaroslava.balcarova@cmss-oz.cz, jaroslav.landfeld@cmss-oz.cz, jaroslav.staffa@cmss-oz.cz, jaroslav.trojan@cmss-oz.cz, jiri.michl@cmss-oz.cz, jiri.stepar@cmss-oz.cz, catalogue@tkppujcky.cz, bp@pce.cz, orges@atlas.cz, inforentier@email.cz, jiri.uhlir@cmss-oz.cz, jitka.brabnikova@cmss-oz.cz, josef.duris@cmss-oz.cz, josef.hruska@cmss-oz.cz, karel.svab@cmss-oz.cz, kveta.pacalova@cmss-oz.cz, kveta.patockova@cmss-oz.cz, ladislav.novak@cmss-oz.cz, lenka.vrbatova@cmss-oz.cz, leopold.capka@cmss-oz.cz, libor.melich@cmss-oz.cz, libor.sir@cmss-oz.cz, libuse.smidova@cmss-oz.cz, lucie.kynclova@cmss-oz.cz, ludmila.gavlasova@cmss-oz.cz, ludmila.trnkova@cmss-oz.cz, magda.linhartova@cmss-oz.cz, marie.hersalkova@cmss-oz.cz, marie.martinova@cmss-oz.cz, martin.jakubec@cmss-oz.cz, martin.sedlacek@cmss-oz.cz, martin.trs@cmss-oz.cz, dana.mikesova@cmss-oz.cz, sona.firbacherova@cmss-oz.cz, milana.gumanova@cmss-oz.cz, milan.kuna@cmss-oz.cz, milan.ruzicka@cmss-oz.cz, milena.sedlackova@cmss-oz.cz, miloslava.spetlova@cmss-oz.cz, milos.kupka@cmss-oz.cz, milos.rodr@cmss-oz.cz, miroslav.ponikelsky@cmss-oz.cz, miroslav.vostrez@cmss-oz.cz, mojmir.kopecky@cmss-oz.cz, monika.khunova@cmss-oz.cz, monika.meierova@cmss-oz.cz, oldrich.mikes@cmss-oz.cz, pavel.kazda@cmss-oz.cz, pavel.petrovicky@cmss-oz.cz, pavla.markova@cmss-oz.cz, petra.kubikova@cmss-oz.cz, petr.ctvrtecka@cmss-oz.cz, petr.kaslik@cmss-oz.cz, radomila.bohacova@cmss-oz.cz, renata.erbsova@cmss-oz.cz, roman.petrovicky@cmss-oz.cz, roman.reznik@cmss-oz.cz, simona.belinova@cmss-oz.cz, sarka.holisova@cmss-oz.cz, stepan.medikus@cmss-oz.cz, tomas.rademacher@cmss-oz.cz, vera.bergerova@cmss-oz.cz, vera.huskova@cmss-oz.cz, veronika.ryglova@cmss-oz.cz, vlasta.paskova@cmss-oz.cz, zdenek.sluka@cmss-oz.cz, zdenka.behalova@cmss-oz.cz, info@axa.cz, rmsystem@rmsystem.cz, info@finos.cz, lubos.zlatohlavek@seznam.cz, morgan.fs@centrum.cz, P.realityhk@seznam.cz, lamahk@lamahk.cz, hypsky@volny.cz, sg.ef@sgef.cz, hradec.kralove@smorava.cz, hradec@credium.cz, leasing@bonanzaas.cz, h_kralove@csobleasing.cz, info@filcom.cz, info@finophk.cz, lob@volny.cz, info@neuleasing.cz, renault.leasing@unicreditleasing.cz, novemesto@unileasing.cz, cav@cav.cz, info@konkurzni.cz, finesko@finesko.cz, hoes@seznam.cz, igcapital@centrum.cz, info@mediator.cz, petr.vitek.hk@atlas.cz, jiri.svuger@seznam.cz, wesco@seznam.cz, info@valuty.net, chequepoint@chequepoint.cz, info@intercash.cz, info@interchange.cz, info@vzvsmenarna.com, info@afpp.cz, sindler.robert@allrisk.info, jicin@aonstach.cz, ludvik@astorieas.cz, firma@auto-makler.cz, bonanza@sendme.cz, broker@mybox.cz, posta@cpzp.cz, petr.netusil@delphis.cz, maklerdka@volny.cz, maxa.eurohelp@seznam.cz, info@finspol.cz, f.micka@tiscali.cz, tomas.wohanka@img.cz, jamare@seznam.cz, cerny.allianz@iol.cz, autozajda@seznam.cz, bateckova.j@seznam.cz, jan.vencel@seznam.cz, mnuk.nb@seznam.cz, josef.lunak@iallianz.cz, kfd@kfdmakleri.cz, lenka.adamciakova@seznam.cz, sekretariat@msbsro.cz, info@profiscz.eu, meledlova@servis.cpoj.cz, m.jarolimek@worldonline.cz, mvlcek@servis.cpoj.cz, bustova@seznam.cz, suchy@npsg.cz, zdrabek@okgroup.cz, haken.optimal@iol.cz, potman@financealbatros.cz, pavel.pazderka@post.cz, pavel.veris@seznam.cz, svoboda@pib-partners.cz, veris@wo.cz, r.nikodym@seznam.cz, likvidace@spolbak.cz, tomaskol@email.cz, tomasprovaznik@seznam.cz, havlova@kontohk.cz, cfservis@cfservis.cz, hana.linhartova@seznam.cz, obchod@akva-hk.cz, futera@uch.cz, info@asbe.cz, hals.Is@tiscali.cz, benefin@benefin.cz, blankapaymova@seznam.cz, finewoods@atlas.cz, soukroma-pujcka@pujcky-online.cz, kurtinecivan@seznam.cz, kaf-servis@email.cz, lusesita1705@email.cz, coolfinance@seznam.cz, financni.servis@seznam.cz, miloslavsmrcka@centrum.cz, kostelecnadorlici@notable.cz, info@opmoney.cz, sfinance@sfinancecs.cz, tomfinance@centrum.cz, vladi.brozova@gmail.com, pobocka.hk@credoma.cz, monika.brandejsova@maxfinance.cz, eva.kourkova@maxfinance.cz, info@obchodnaruby.cz, renata.bohadlova@ceskahypotecni.cz, info@euro-benefit.cz, hradec@finereality.cz, hradec2@vase.hypotecnibanka.cz, info@gpf.cz, imrich.kalcso@iex.cz, irma.hubacekova@partnercs.cz, kvasovsky@klikni.cz, finance.ms@email.cz, info@exereality.com, milky100@seznam.cz, info@hypotekyhradec.cz, radmila.havelkova@mpss.cz, info@bezva-pujcka.cz, arfinance@seznam.cz, info@smartcapital.cz, hypoteka@wuestenrot.cz, zd.pelc@volny.cz, zpskoda@zpskoda.cz, hradec.kralove@mediazp.cz, info@zivnopoj.eu, pojistovna@wuestenrot.cz, hradeckralove@avivazp.cz, hradec.kralove@cpp.cz, omshk@volny.cz, okhrkralove1@generali.cz, vlastimil.novak.cpp@t-email.cz, osh.nachod@worldonline.cz, miroslav.hnat@agt.amcico.cz, anna.belikova@zastupci-allianz.cz, adam.heger@zastupci-allianz.cz, alena.baumova@das.cz, novybydzov@uniqa.cz, drahomira.valesova@das.cz, ivana.dolezalova@das.cz, renata.bohadlova@das.cz, iveta.tomesova@das.cz, lubos.bitnar@das.cz, nada.dvorackova@das.cz, vaclav.schmied@das.cz, vlastimil.schmied@das.cz, jiri.beranek@zastupci-allianz.cz, jan.pavlis@zastupci-allianz.cz, krcmarova_i@volny.cz, radoslav.sikora@zastupci-allianz.cz, martin.valasek@zastupci-allianz.cz, ludek.pfeifer@zastupci-allianz.cz, allianz.pfeiferova@worldonline.cz, marie.sabatova@zastupci-allianz.cz, milan.maly@zastupci-allianz.cz, roman.merenda@zastupci-allianz.cz, svatoslava.jedlickova@zastupci-allianz.cz, tana.smejkalova@zastupci-allianz.cz, vlasta.balcarova@zastupci-allianz.cz, allianz@nachodsko.cz, z.plch@seznam.cz, vladimir.knap@mstu.cz, allianz.zemanp@tiscali.cz, martin.fric@zastupci-allianz.cz, p.krsnak@seznam.cz, mmaier@servis.cpoj.cz, pojisteni@wo.cz, LaVavrova@servis.cpoj.cz, jana.vobornikova@obchod.csobpoj.cz, jaroslav.benes@iallianz.cz, jiri_cernohous@generali.cz, ksasek@e-konzultant.cz, petrviiik@seznam.cz, jana.hetfleischova@seznam.cz, jirasekp@cmail.cz, info@autokaspar.cz, info@ccs-group.cz, jork@jork-pce.cz, petr.muller@pm-nabytek.cz, info@awdcr.cz, michalia@seznam.cz, info@fispo.cz, zabrodsky@top-economy.com, jaroslav.cinkajzl@fincentrumfp.cz, kredit.pce@worldonline.cz, dhfin.pce@tiscali.cz, m.adolf@tiscali.cz, info@1-danova.cz, pavco@dimension.cz, info@pyramidafinance.cz, libusestepankova@seznam.cz, ipc-pardubice1@cmss-oz.cz, obchod@tradeleas.cz, vychleas@vychleas.cz, lkc.chrudim@tiscali.cz, czbg@czbg.cz, info@fipo-czech.cz, aspol.cr@tiscali.cz, navratil@navratil-exekutor.cz, profidebt@profidebt.cz, hofman@exek.cz, krmencik@akpardubice.cz, j.kluson@cmail.cz, mlcochova@akmlcochova.cz, all@remax-czech.cz, aura@aurareality.cz, info@rk-zackova.cz, reality@consultvk.cz, info@reality-mozaika.cz, info@rk-hlavacova.cz, info@cgroup.cz, ite.pce@itead.cz, kertmartin@centrum.cz, ak@hhp-ak.cz, jas.reality@pu.anet.cz, pardubice@nemecpartners.cz, malkova@czechinsurance.cz, enet@volny.cz, zdenka.131@seznam.cz, kontakt@finico.cz, zbouskova@seznam.cz, testainvest@testainvest.cz, milia@i-aukce.com, lukart@lukart.com, info@colombotrading.cz, ras@rasreality.cz, info@rvreality.cz, stepanka.novotna@centrum.cz, daniela.sakrova@bcas.cz, hapa.foto@seznam.cz, arcredit@arcredit.cz, pardubice@casensky-hlavaty.cz, rchladova@inpol.cz, provaznik@accorp.cz, vacek@advancia.cz, vychodnicechy@obchod.aegon.cz, hlinsko@casensky-hlavaty.cz, info@uniqatyrychtrova.com, srk102@zfpakademie.cz, djarolim@servis.cpoj.cz, filip.andrs@seznam.cz, garant.centrum@quick.cz, bohac@fsbohac.cz, g.bartejsova@seznam.cz, sporttour.pce@worldonline.cz, usti.nad.orlici@insia.com, ivanastrihavkova@seznam.cz, info@jj-sh.cz, jiribroz@servis.cpoj.cz, svestka.jirka@gmail.com, galatova@seznam.cz, jiri.jansky@chrudim.cz, lapetrasova@servis.cpoj.cz, lenka_suchankova@generali.cz, lucie.panchartkova@insia.com, luzemanova@servis.cpoj.cz, macont@macont.cz, marie.spryncova@casensky-hlavaty.cz, martinvomacka@post.cz, mino.la@seznam.cz, monika_moravcova@generali.cz, info@sp-makler.cz, zivotnipoj@seznam.cz, pksvo@seznam.cz, pardubice@renomia.cz, respect.pu@respect.cz, satum@satum.cz, seintillo@wo.cz, office@sokrat.cz, skamenicka@servis.cpoj.cz, h.jaro@tiscali.cz, info@sosauto.cz, asio.otus@email.cz, u.strachonova@wo.cz, info@viktoriapce.cz, info@povinne-ruceni-2010.cz, pavel.polak@agt.amcico.cz, policka@automach.cz, 105.asistent@agt.amcico.cz, jpeterka@koop.cz, tatana.snoplova@agt.amcico.cz, pardubice@fio.cz, advokati@advokatijelinek.cz, pce@victoria.cz, osh.uo@cmail.cz, frantisek.hartl@email.cz, hana.kostalova@centrum.cz, adamek.josef@tiscali.cz, karel.novak@iallianz.cz, rudolf.danis@iallianz.cz, vladimir.dostal@iallianz.cz, ihartl@iol.cz, jjirouskova@servis.cpoj.cz, josef.cehovsky@iallianz.cz, ladislav.doskocil@iallianz.cz, l.adamkova@zastupci-allianz.cz, ludmila.urbanova@iallianz.cz, martin.lacina@iallianz.cz, martina.moravcova@iallianz.cz, milan.tichy@iallianz.cz, pavel.gregor@iallianz.cz, pavlina.dansova@iallianz.cz, petr.haska@iallianz.cz, pemusil@seznam.cz, rjanko@servis.cpoj.cz, radoslava.novakova@iallianz.cz, hvpchocen@seznam.cz, roman.balajka@iallianz.cz, rostislav.bazant@iallianz.cz, simona_malikova@generali.cz, smatocha@servis.cpoj.cz, zdenek.sofr@iallianz.cz, zdenek.volcik@iallianz.cz, marcela.kundratova@seznam.cz, bedrich.moravec@cmss-oz.cz, bohumil.franek@cmss-oz.cz, dagmar.jasanska@cmss-oz.cz, dagmar.kyrczova@cmss-oz.cz, dagmar.nemeckova@cmss-oz.cz, david.dostalek@cmss-oz.cz, denisa.kabelacova@cmss-oz.cz, eliska.safrankova@cmss-oz.cz, frantisek.horacek@cmss-oz.cz, gabriela.cepelkova@cmss-oz.cz, hana.doubkova@email.cz, hana.nemeckova@cmss-oz.cz, hana.simonova@cmss-oz.cz, hana.sucha@cmss-oz.cz, helena.vrbova@cmss-oz.cz, jaroslav.cernik@cmss-oz.cz, jaroslav.mazal@cmss-oz.cz, josef.havran@cmss-oz.cz, karel.levinsky@cmss-oz.cz, milan.rihak@cmss-oz.cz, milena.ptackova@cmss-oz.cz, petr.kantorik@cmss-oz.cz, tomyslav.jezek@cmss-oz.cz, irena.jahnicka@cmss-oz.cz, ivana.lorincova@cmss-oz.cz, ivana.masinova@cmss-oz.cz, iveta.trckova@cmss-oz.cz, musilp118@seznam.cz, jana.odvarkova@cmss-oz.cz, jana.pliskova@cmss-oz.cz, jan.moravcik@cmss-oz.cz, jan.neruda@cmss-oz.cz, jan.skopal@cmss-oz.cz, jaroslava.popilkova@cmss-oz.cz, jaroslav.bittner@cmss-oz.cz, jindrich.fol@cmss-oz.cz, jindrich.horak@cmss-oz.cz, jiri.broulik@cmss-oz.cz, jiri.freisleben@cmss-oz.cz, jiri.jarmar@cmss-oz.cz, jiri.micka@cmss-oz.cz, jiri.smida@cmss-oz.cz, jiri.tobias@cmss-oz.cz, jiri.vojtisek@cmss-oz.cz, jitka.kvicerova@cmss-oz.cz, josef.boucnik@cmss-oz.cz, josef.brychta@cmss-oz.cz, josef.darilek@cmss-oz.cz, josef.marecek@cmss-oz.cz, josef.odvarka@cmss-oz.cz, josef.trcka@cmss-oz.cz, kamil.svec@cmss-oz.cz, karel.pasler@cmss-oz.cz, landrsova@obchod.rsts.cz, sirkova240@seznam.cz, lenka.janackova@cmss-oz.cz, linda.neubauerova@cmss-oz.cz, lubos.jelinek@cmss-oz.cz, lubos.lichy@cmss-oz.cz, ludmila.khynova@cmss-oz.cz, lukas.horsky@cmss-oz.cz, marie.mazalova@cmss-oz.cz, marie.sojakova@cmss-oz.cz, marta.michalkova@cmss-oz.cz, martin.cepelka@cmss-oz.cz, lenka.mackova@cmss-oz.cz, milan.benes@cmss-oz.cz, milan.kosek@cmss-oz.cz, miloslav.misak@cmss-oz.cz, milos.sojak@cmss-oz.cz, miroslav.netolicky@cmss-oz.cz, miroslav.svoboda@cmss-oz.cz, miroslav.stepan@cmss-oz.cz, monika.dolezalova@cmss-oz.cz, oldrich.cernik@cmss-oz.cz, ondrej.lorinc2@cmss-oz.cz, ondrej.lorinc@cmss-oz.cz, pavel.nozicka@cmss-oz.cz, pavel.zavrel@cmss-oz.cz, pavlina.bouskova@cmss-oz.cz, petra.kalankova@cmss-oz.cz, petr.angelov@cmss-oz.cz, petr.boucnik@cmss-oz.cz, petr.cerny1@cmss-oz.cz, radek.kropacek@cmss-oz.cz, renata.kabrtova@cmss-oz.cz, rene.habrman@cmss-oz.cz, robert.muller@cmss-oz.cz, romana.chaloupkova@cmss-oz.cz, romana.sturmova@cmss-oz.cz, roman.tomasek@cmss-oz.cz, sarka.zlesakova@cmss-oz.cz, tomas.aulicky@cmss-oz.cz, tomas.havlin@cmss-oz.cz, tomas.rolecek@cmss-oz.cz, vaclav.bostik@cmss-oz.cz, vera.broulikova@cmss-oz.cz, vladimira.abrahamova@cmss-oz.cz, vladimir.moravec@cmss-oz.cz, vlasta.havrankova@cmss-oz.cz, yweta.holanova@cmss-oz.cz, zdenek.krivanek@cmss-oz.cz, zdenek.stranecky@cmss-oz.cz, zdenka.bialobokova@cmss-oz.cz, zdenka.roleckova@cmss-oz.cz, alessapo@seznam.cz, petr_sykora@centrum.cz, anna.petranova@tiscali.cz, reditelstvi.pardubice@axa.cz, dana.mankova@bcas.cz, info.pardubice@csob.cz, info@cesky-kapital.cz, bursova@astorieas.cz, bartosova@ustinadorlici.cz, pardubice@efcz.cz, 71888993@seznam.cz, ekfinance@seznam.cz, mareckova35@seznam.cz, info@everestfinance.cz, miloslav@f-group.cz, finance.nemovitosti@centrum.cz, info@chovanec-capital.cz, imp-finance@email.cz, ilaustria@ilaustria.cz, trendstav.ik@seznam.cz, info@likvidacefirem.cz, outulny@wo.cz, info@i-aukce.com, michal@stroukal.eu, vladimir.vyhnalek@ovbmail.cz, jvaljent@seznam.cz, michal.biben@fincentrum.com, melichar@volaris.cz, bucina@volny.cz, info@snadnehypoteky.cz, dana.lickova@axa-partner.cz, nakupni.aliance@seznam.cz, dfj@iol.cz, mleugner@lmasistent.cz, info@reinisch-c.eu, info@drazbyorg.cz, hartmanova.lucie@seznam.cz, vladimir.svoboda@proficredit.cz, radoslav.vsetecka@tiscali.cz, info@financial-advice.cz, info@hkinvestment.cz, info@euro-jarmark.cz, pujcky-chrudim@email.cz, judr.a.novakova@seznam.cz, lenka.polackova@cmss-oz.cz, dagkom@seznam.cz, info@zlatonachod.cz, blankahasova@seznam.cz, sona.zadrazilova@cmss-oz.cz, pardubice@oddluzovacicentrum.cz, tichy.m@kapitol.cz, riskon@riskon.cz, lubos.gerla@ceskapojistovna.cz, martin.barton@partners.cz, hradec.kralove@szif.cz, chrudim@szif.cz, kratochvilova@afm-adviser-group.cz, milanhanus7@gmail.com, znalec.karlik@consultvk.cz</text:p>
          </table:table-cell>
        </table:table-row>
        <table:table-row table:style-name="ro1">
          <table:table-cell office:value-type="string" calcext:value-type="string">
            <text:p>Kovovýroba</text:p>
          </table:table-cell>
          <table:table-cell/>
          <table:table-cell office:value-type="string" calcext:value-type="string">
            <text:p>stakohk@stakohk.cz, popr@popr.cz, drevo@tiscali.cz, msio@msio.cz, stavba@stako-ck.cz, Labe@PLa.cz, balexmetal@balexmetal.cz, hradec.kralove@satjam.cz, pario@pario.cz, info@dorrstrechy.cz, milos.klingr@centrum.cz, megas@megas.cz, plasty@profin-rehak.cz, mirra@mirra.cz, Lukas.Simon@tiscali.cz, info@gapa-vahy.cz, prokoshk@seznam.cz, asspro@asspro.cz, m.jindra.b@seznam.cz, info@skala-vit.cz, efisan@e­fisan.cz, podlahy@jadrny.cz, info@parketykulik.cz, ostromer@shtiny.cz, info@cedima-sro.cz, voseceka@seznam.cz, info@cerpadlavrchlabi.cz, ecs@ecs-obaly.cz, rubena@rubena.cgs.cz, zdenek@pelikan-z.cz, info@pentas.cz, strojmotiv@iol.cz, vedenz@handh.cz, a.gregor@volny.cz, nirosta@nirosta.cz, vps-sro@volny.cz, komi@komi-doudleby.com, product-cz@volny.cz, vps@vps-hk.cz, detas@detas.cz, obchod@asi-hk.cz, semet@semet.cz, konsekvence@tiscali.cz, friess.kovovyroba@email.cz, info@bcw-metal.cz, blanka.timofejevova@seznam.cz, gdpp@priruby.cz, genera.broumov@tiscali.cz, mamjestrebi@seznam.cz, kola.odehnal@tiscali.cz, info.sinaf@siemens.com, info@vasatko.cz, m.zemek@wo.cz, strojirny@strojirny.net, strojtex@strojtex.cz, tfa@tfa.cz, info@whz.wiegel.de, info@silnicnitechnika.cz, hrot@hrot.cz, prodej@pewag.cz, ags@ags.cz, kovyro.marek@gmail.com, obchod@martech.cz, asv-solnice@tiscali.cz, dprogram@dprogram.cz, obchod@dratovny.cz, hbw@hbw.cz, petr.fabry@tiscali.cz, eltn@eltn.cz, provoz@pvd.cz, beranek@repon.cz, akord@akord.org, info@konstrukthk.cz, info@vobo-sro.cz, obchod@atlas.cz, hefa@hefacz.eu, saprok@seznam.cz, v.hurdalek@seznam.cz, prodej@komap.cz, sir.kovani@tiscali.cz, hk@thyssenkrupp-ferrosta.cz, info@fetting.cz, novapaka@pkvartet.cz, renaz.jicin@tiscali.cz, service@variotec.cz, zrukov@email.cz, obchod@svmetal.cz, info@velosnh.cz, dagmar.novotna@fhp-ww.com, tamadex@tamadex.cz, miroslav.kosina@pront-mont.cz, janko.jaromir@seznam.cz, jaroslav.tasler@tiscali.cz, alfet.nachod@tiscali.cz, bdhkovo@bdhkovo.com, info@bsh-cz.com, ekotech.kovo@seznam.cz, stary@hronov.cz, gregorjiri@seznam.cz, kovo.rh@seznam.cz, imlauf@imlauf.eu, konjanda@atlas.cz, rad@wo.cz, info@kovpal.com, merkur@merkurmerkurtoys.cz, info@mesa-parts.cz, nemecek@kovovyroba-nemecek.eu, kovo.paulu@atlas.cz, infit@infit.cz, umacord@tiscali.cz, jana.psenickova@tiscali.cz, ivan.rousek@worldonline.cz, svetlik@hradecko.com, kovosedivy@seznam.cz, ronox@seznam.cz, vlcekasyn@volny.cz, pavel@vokral-kovo.eu, j.mejtsky@seznam.cz, o.prikner@prikner.cz, info@ekvitatu.cz, info@kratzer.cz, milan@mipav.cz, kovovyroba.jaromer@seznam.cz, info@tukov.cz, chladek.nerez@seznam.cz, maly.svareci.hk@volny.cz, svar.atest@tiscali.cz, spur@typtisk.cz, rodomax@rodomax.cz, centrala@hydroflex.cz, info@tesako.cz, nor@nor.cz, vlcek.nor@seznam.cz, joskaservis@volny.cz, rehacek@profibrus.cz, tillman@post.cz, kovap@kovap.cz, yksnaj@volny.cz, petruzelka@petruzelka.cz, info@stueken.cz, sales@nastrojarna-naf.cz, latyn@latyn.cz, hovorka.m@seznam.cz, kovomat.hk@post.cz, info@stuarte.cz, info@vafi.cz, info@kovelisplasty.cz, braha.plasty@tiscali.cz, agroplastik@agroplastik.cz, info@ecoplast.cz, chmela@chmelaplasty.cz, lisovna@loreta.net, nastrojarna@loreta.net, vedeni@tfpress.cz, info@lpm.cz, plastig@iol.cz, mrstinova@rgp.cz, bsb.broumov@centrum.cz, info@plastoma.cz, naturahradec@naturahradec.cz, info@novoplastpp.cz, obchod@rbmedilek.cz, tecmaplastcz@tecmaplast.cz, tepas@tepas.cz, svarovaniplastu@seznam.cz, josefslansky@seznam.cz, cbpm@email.cz, procrystal@quick.cz, naposhk@volny.cz, perntoro@seznam.cz, apo@apoelmos.cz, jsp@jsp.cz, tonava@tonava.cz, kaden@iol.cz, ryhlytom@rychlytom.cz, info@solar-sro.cz, tupron@tupron.cz, obchod@ekomont.eu, svap@seznam.cz, prestoreal@volny.cz, jiry@wo.cz, alertgroup@alertgroup.cz, hk@progres-ocel.cz, kenox@kenox.cz, andritz@volny.cz, ferostav@wo.cz, info@gracik.cz, info@matezex.cz, ravencz@ravencz.cz, info@sindlers.cz, michal.albrecht@sanet.cz, czech.bab@tiscali.cz, hsvjc@tiscali.cz, zamecnistvi.sidlo@tiscali.cz, info@inza.cz, Sajfrt.Milan@seznam.cz, botniky@botniky.cz, guillaume.rodrigues@maagtechnic.com, tvarpal@volny.cz, hrkralove@ferona.cz, kureckova@tosto.cz, info@promis.cz, obchod@retezy-vam.cz, info@abicor.cz, info@esab.cz, e-posta@hstcebora.cz, axnel@razdva.cz, svarcentrum@centrum.cz, arc-h@hk.czcom.cz, aweco@iol.cz, info@jesva.cz, koster@koster.cz, danek@hlinik-nerez.cz, josef.cernovsky@seznam.cz, info@design4home.cz, alfero@alfero.cz, zdv.tutleky@iol.cz, fonak@fonak.cz, jan.chloupek@iol.cz, zdenek.bazant@seznam.cz, pavel.vesely@elza-hk.cz, spoza@spoza.cz, goldenplast@goldenplast.cz, brusmenn@centrum.cz, kovos@kovos-retezy.cz, likar@likarholding.cz, info@vypalkyhk.cz, info@bronas.cz, lsedlacek@tiscali.cz, nero.gastro@quick.cz, jawis.hk@seznam.cz, senti@senti.cz, info@atos-dobra.cz, fiutsro@fiutsro.com, fabl@fabl.cz, rovel@rovel.cz, obchod@lana-vamberk.cz, obchod@region-lana.cz, barborik@buderus-ls.cz, skorepa@elitexslevarna.cz, hrudik@slevarnanm.cz, jaromir.beran@seznam.cz, unitradeweb@unitradeweb.cz, prodejna.hradec@safina.cz, milosfoff@tiscali.cz, umpit@seznam.cz, inpoz@inpoz.cz, info@mztrading.cz, dops@dops.cz, info@konekt-hk.cz, j.hejzlar@boltjes.net, kluthe@kluthe.cz, info@ryna.cz, trix@lakovna.com, info@metax.cz, ligo@ligo.cz, halek@rth.cz, serena.cz@centrum.cz, christian.kazmirowski@rath-group.com, info@ferinox.cz, govannon@seznam.cz, info@sevenhk.cz, info@kobrakovo.cz, enerspol@volny.cz, info@spprelouc.cz, suchanek.jiri@mabid.cz, appl@zamberk-city.cz, ravos@ravos.cz, prazakm@seznam.cz, riess@lanskroun.cz, tako@tako.cz, chemont@chemontaz.cz, tramon@tramon.cz, montair@email.cz, siag@siag.cz, strojprach@chrudim.cz, namont.chrudim@iol.cz, montifer@montifer.cz, mizmasro@centrum.cz, mover@mover.cz, agress@agress.cz, dual.vm@seznam.cz, vortap@cbox.cz, tis-cr@tis-cr.eu, slevarna@vysoke.myto.cz, ocelservis@ocelservis.cz, grund@tlakoveliti.cz, info@lifft.cz, kohak@lit.cz, posamo@holice.cz, jikasholice@seznam.cz, info@kovomarek.cz, perfolinea@perfolinea.cz, zamat@chrudim.cz, jmk@ms.ipnet.cz, pardubice@kovomont.cz, malm.chrudim@tiscali.cz, info@czechsteel.cz, info@prolak.cz, thore.ammerlaan@amplius.cz, pirell@pirell.cz, cieb@cieb.cz, frebrus@frebrus.cz, radotin@kondor.cz, kovocipa@atlas.cz, info@kavale.cz, bohemia.marten@worldonline.cz, tuzi@letohrad-city.cz, jweishaupt@seznam.cz, kvasnik-vecek@iol.cz, info@nastrojarnamm.cz, reno.svanda@seznam.cz, kovo@kovomannel.cz, info@kovodolecek.cz, Info@zvkovo.cz, final@centrum.cz, info@drumel.cz, kovoobrabeni@seznam.cz, kovozacek@seznam.cz, orso@orso-nastrojarna.cz, nastrojarna-jonas@ustecko.com, bednar.beskab@orlicko.cz, josef.kov@centrum.cz, kovoservisvos@seznam.cz, ls@czloko.cz, masek.jirka@worldonline.cz, tichy.stanislav@worldonline.cz, m.vrbka@email.cz, lubos.dostal@volny.cz, info@variant-vm.cz, obchod@vapi.cz, buresjar@seznam.cz, laser@dkstyl.com, kkservis@kkservis.cz, l.plechacek@seznam.cz, info@boco.cz, zakosvitavy@seznam.cz, junek@mybox.cz, metali@metali.cz, cognor@cognor.cz, tilser@steeltech.cz, info@progressa.cz, jiri.popelka@jpst.cz, orlet@orlet.cz, metaltechnik.cr@worldonline.cz, info@kovo-doucha.cz, projus@projus.cz, danex.letohrad@tiscali.cz, popanova@volny.cz, hollandiazeman@volny.cz, rimax@iol.cz, tvk@tvkpce.cz, frima@volny.cz, info@agrostav-stavmat.cz, muller@vm.czcom.cz, -mail:EMAILjakesch@quick.cz, info@electropoli.cz, formplast@formplast.cz, mvalasek@volny.cz, mesp@vysokemyto.cz, ruto@ruto.net, info@mps-pce.cz, armat@armat.cz, mp.metal@wo.cz, bednar.karel@centrum.cz, info@samas.cz, fundajan@quick.cz, info@kovokunert.cz, vsipek@seznam.cz, ivanb6@email.cz, perovna@perovna.cz, tranza.chrudim@tranza.cz, firma@splichal-sro.cz, kaderka@kastr.cz, dalecky@dakov.cz, prokop@prokop.cz, janecek@cbox.cz, strojirenstvi.rm@atlas.cz, jirka.roubal@email.cz, frezmat@seznam.cz, info@kovorybka.cz, info@hsvpolicka.cz, mb.profesional@tiscali.cz, a.honys@quick.cz, proko@seznam.cz, agrodilna@seznam.cz, info@protechnik.cz, smehlik@cmail.cz, iron-art@iron-art.cz, obchod@kovostyl.cz, plastexprachovice@quick.cz, obchod@alfa3.cz, rak@pce.cz, strnad@strnad.zamberk.cz, metalplast@jr-metalplast.cz, cyklos@cyklos.cz, zdaf@seznam.cz, sale@ldm.cz, info@vytahykvadro.cz, agrotechnika.sy@iol.cz, welding@welding-as.cz, kovodel@seznam.cz, galko@volny.cz, info@priruby-kvintas.cz, placek@kataforesis.cz, galvos@galvos.cz, rytecke-prace@post.cz, nelap@iol.cz, rydl.ikov@tiscali.cz, obchod@put.cz, info@pianoeffect.cz, kalirna@kalirna.cz, colorset@iol.cz, ivan.casensky@seznam.cz, pohlok@pohlok.cz, ryska-ry@tiscali.cz, kskct@kskct.cz, kovo.svanda@tiscali.cz, r.simon@tiscali.cz, chas@chas.cz, oldrichponca@seznam.cz, csplasting@centrum.cz, odrnec@iol.cz, vit.novak@novakhk.com, stanislav.lnenicka@lnenicka.com, abner@abner.cz, lori@lori.cz, petr.vorisek@kentr.cz, svarovani@tiscali.cz, betlach@uno.czn.cz, obchod@rulik.cz, info@trafimet.cz, avacs@svi.cz, info@instal.cz, svskovo@yo.cz, e.sykora@esako.cz, info@vacuum-plating.cz, p.strachon@svi.cz, petr.picek@plastkov.cz, hubalek.p@wo.cz, hajek@ktct.cz, frantisek.becka@seznam.cz, info@kmz-chrast.cz, jkmont@jkmont.cz, info@kook.cz, 465621424, petrlik.martin@seznam.cz, zepo@seznam.cz, info@ckpchrudim.cz, kovozam@sendme.cz, pavel.rivnac@presne-zamecnictvi.cz, opravybrusek@pardubicko.com, trial-servis@trial-servis.cz, summus@summus.cz, strojirna_osik@cmail.cz, info@1stchrast.cz, info@montaze-cr.cz, info@tepelne-izolace.net, stavebniny@unistav-grubner.cz, obchod@isoplus-eop.cz, kasi@kasi.cz, simek@kudos-chocen.cz, info@montazebroz.cz, s.krsnak@seznam.cz, jiri.divisek@okfinal.zamberk.cz, zelko@zelko.wz.cz, gaf@gaf.cz, zod@zalsi.cz, info@vp-sklenik.cz, umikov@umikov.cz, info@taurus-sro.cz, info@kutil.com, dolezalr@volny.cz, lukas.zahradka@seznam.cz, obchod@husqvarna-shop.cz, kupka@jindra.cz, jirtes@volny.cz, monteco@wo.cz, bezva.bv@tiscali.cz;bezva@bezva.eu, poklopy@atlas.cz, info@tedy.cz, telin@telin.cz, prvnicestna@cbox.cz, zeman@uniplast.cz, olspol@iol.cz, vaclav@sipekv.cz, lefala@seznam.cz, mirnovak@razdva.cz, mslz@mslz.cz, michalek.jiri@worldonline.cz, info@zakov.cz, barta@tvarmetal.cz, hepro.cr@tiscali.cz, pardubice@duvemaro.cz, man@ustecko.com, info@alupa.cz, materia@materia.cz, info@trides.cz, janecek.m@wo.cz, hutmat.stehnova@seznam.cz, wotech@wotech.cz, intero@intero.cz, barta.novotny@tiscali.cz, upc.pardubice@email.cz, podlahykavalik@ttnet.cz, info@czweld.cz, obchod@bvgips.cz, satop@email.cz, colorproducts@seznam.cz, janraich@volny.cz, vladimir.bittmann@seznam.cz, miroslav.shanel@seznam.cz, kastanekvaclav@mtr.cz, zeman@quick.cz, otakar.nohejl@seznam.cz, stybnar@tiscali.cz, sklen.hlinsko@tiscali.cz, polednova.hana@seznam.cz, motocyklovepneuzc@quick.cz, dmitri.b@seznam.cz, info@kovo-vyroba.cz, ralis@tiscali.cz, v.pelcl@seznam.cz, info@sklojanak.cz, dosty4@seznam.cz, zahradniksdruzeni@seznam.cz, armatury@seznam.cz, tp@armaturyvc.cz, lukas.simon@tiscali.cz, info@berger-huck.cz, velkoobchod@sezam-chrudim.cz, skola@sosstavebni.cz, skola@sos-tremosnice.cz, vala@ferrotip.cz, metos@metos.cz, cernikova@ferrosit.cz, koresta@wo.cz, vmexport@volny.cz, ovz@pohorelec.cz, scejp@seznam.cz, info@kavon.cz, mal.kon@seznam.cz, prodej@haly-hwt.cz, p.o@centrum.cz, info@sou.svitavy.cz, stavebniny@stavebniny-vm.cz, brandalubos@seznam.cz, lukaskroft@seznam.cz, jiri.hyka@dvi.cz, rojikovanna@email.cz, ssup@ssup.cz, isnova@seznam.cz, pardubice@okzholding.cz, a.gola@seznam.cz, dtpce@dtpce.cz, mpetracek@centrum.cz, office@hoesch.cz, renova@renova-rail.com, honda.trans@seznam.cz, p.nosal@seznam.cz, info@sv-h.cz, jandaniel@centrum.cz, kpkczechkovo@seznam.cz, lg.lakovna@seznam.cz, pbchem@tiscali.cz, info@seven-k.cz, pneu.e35@seznam.cz, info@vagnercolor.cz, augustin.evzen@unet.cz, stanislav.cernohous@tiscali.cz, info@kredo-regaly.cz, mobilni-tryskani@seznam.cz, martin.cap@martincap.cz, svyp@svyp.cz, tomas.jakoubek@atlas.cz, markali@tiscali.cz, hejnak1@seznam.cz, martin.zlesak@cbox.cz, frantisekdobrota89@centrum.cz, obchod.bajer@seznam.cz, muaza@seznam.cz, promont.servis@seznam.cz, kowart@seznam.cz, Petrlik.Martin@seznam.cz, kovartk@seznam.cz, wimmer.milos@seznam.cz, metalart.pv@seznam.cz, b.capek@centrum.cz, dvorak.dhr@gmail.com, plsek_ladislav@volny.cz, pavel.melc@volny.cz, pekarek@nastrojarna.eu, harcross@seznam.cz, janousek.olda@seznam.cz, j.hausmann@seznam.cz, m.dostal@majak.chrudim.cz, kyncl.m@atlas.cz, mft@mft.cz, info@novotny97.cz, hrncal.roman@seznam.cz, vaclav.tomasek@centrum.cz, jirka.seda@seznam.cz, tvarovepaleni@c-box.cz, olle77@seznam.cz, info@3dcnc.cz, m.papik@volny.cz, kovostudeny@seznam.cz, pkucera@seznam.cz, info@svobodatms.cz, kovovyrobavk@kovovyroba-pardubice.cz, info@kovokamenik.cz, kovobadr@seznam.cz, mitas.adolf@seznam.cz, angelovb@seznam.cz, info@davsch.eu, spinka.p@lit.cz, angelov.michal@atlas.cz, straka.milos@tiscali.cz, RANco@seznam.cz, lacko@rezani-svarovani.cz, svarovani@rezani-svarovani.cz, odbyt@vapo.lit.cz, kovofaltus@seznam.cz, tuzi@quick.cz, ales.kollert@seznam.cz, c-kkovoobrabeni@orlicko.com, bk.kovotek@seznam.cz, btm-kovo@seznam.cz, info@czetec.cz, info@dmdgroups.cz, ftkkovo@seznam.cz, fajt@fabudo.cz, cernohous.jindrich@seznam.cz, jiroma@atlas.cz, leoskucera@email.cz, obrabeni.kovu@seznam.cz, kovo-beran@seznam.cz, info@kovojonas.cz, kovokrenek@seznam.cz, urbanek.kovo@tiscali.cz, sefip@t-email.cz, kovoobrabenibezdicek@seznam.cz, info@strojmont.net, malinavojtech@seznam.cz, cerman.bohuslav@iex.cz, padastmo@seznam.cz, stransky@lit.cz, jamaha1978@seznam.cz, svarovani.beran@seznam.cz, jindrich.sedlacek@tiscali.cz, ktv@lanskrounsko.cz, krepelka@lokres.cz, sigas@sigas.cz, tery.janny@seznam.cz, info@kovostyl.cz, farmet@volny.cz, drahos@drahos.cz, janslavicek@volny.cz, netolicky@unet.cz, kavr.zamecnictvi@seznam.cz, kovomont.rosice@centrum.cz, l.handlir@seznam.cz, majkl.vanek@centrum.cz, milanpirko@seznam.cz, hol.marek@seznam.cz, radek.cechlovsky@seznam.cz, info@vzducholode.cz, info@strojnictvistorek.eu, rosta.novak@seznam.cz, trikov@razdva.cz, kroutil.v@seznam.cz, jerabekl@centrum.cz, cynes@centrum.cz, info@rivnac.eu, obchod@zelezarstviandrlik.cz, sazur@seznam.cz, cwm@cwm.cz, machaty.jaromir@seznam.cz, kamenicky.josef@seznam.cz, njiraskova@seznam.cz, obchod@prodej-armatur.cz, pardubice@kebek.cz, steeling@steeling.cz, tibor.urban@urban-kovo.cz, tilia_hradec@tilia.eu, info@czechblades.cz, info@eurometalcz.cz, aldvorak@volny.cz, kaze@iol.cz, komp@komp-cz.cz, j.podhajsky@seznam.cz, wia@nastrojarnawia.cz, rudolf.knoll@seznam.cz, info@sofiko.cz, info@cncvyroba.com, m.vondracek@cbox.cz, zdene.pavel@tiscali.cz, alfa.servis@tiscali.cz, melinpavel@seznam.cz, standa7v@seznam.cz, novita.dobrouc@wo.cz, mibo@atlas.cz, zelezarstvi.centrum@seznam.cz, ifaso@seznam.cz, info@bespr.cz, pboat@tiscali.cz, info@franzz.eu, barvir1@seznam.cz, zamkrejsa@seznam.cz, vojtisek@ohybanitrubek.cz, kontakt@naradi-prometheus.cz, info@strechy-kaspar.cz, pesek.strechy@seznam.cz, j.balek@centrum.cz, fribl.j@seznam.cz, milan.halamka@seznam.cz, brozek-pavel@seznam.cz, vosmik@unet.cz, kasperan-pokryvacstvi@seznam.cz, kancelar@strechy-pilny.cz, zbynekdach@seznam.cz, jardadobrovolny@seznam.cz, naradi.cemper@seznam.cz, strechy.sikula@centrum.cz, info@strechyptacek.cz, info@strechy-pardubice.cz, lubosrac@seznam.cz, nedomovi@seznam.cz, v.pruher@seznam.cz, strechy-bures@email.cz, dostalekp@seznam.cz, pavel.chladek@email.cz, strechyvavra@seznam.cz, info@tesarstvi-dusek.cz, svitavy@rooftrade.cz, bryskadav@seznam.cz, jindrabla@seznam.cz, 56901hreb@seznam.cz, j.felkl@worldonline.cz, j.jenis@seznam.cz, mitas.josef@unet.cz, krecek.karel@email.cz, langrkarelizolace@seznam.cz, soskakvet@seznam.cz, klemplukas@seznam.cz, martin.hap@centrum.cz, klempir.bostik@lit.cz, pytel.miloslav@seznam.cz, grezl-radek@seznam.cz, robertcizek@o2active.cz, info@strechysedlak.cz, velfl@seznam.cz, gatrga@email.cz, info@avdos.cz, dntstav@seznam.cz, dusekdominik@centrum.cz, fmv@wo.cz, kalousekstrechy@seznam.cz, technofol.samal@centrum.cz, koukolajura@seznam.cz, klempcastek@seznam.cz, j.k.stavebniprace@seznam.cz, info@tesarstvi-svec.cz, kamikes164@seznam.cz, marvrab@seznam.cz, michalbohunek@email.cz, pfeifer.michal@lanskroun.cz, klempirstvi.uo@seznam.cz, lux.m@atlas.cz, info@renast.cz, robert.purkert@centrum.cz, trustav@seznam.cz, standeko@seznam.cz, tespok.vitek@tiscali.cz, z.brozovsky@seznam.cz, obchod@mk-tech.cz, kovovyroba.jenikov@centrum.cz, starp@seznam.cz, jiri.divisek@okfinal.cz, masenky@tiscali.cz, zdenek.kopriva@profer.cz, skacelvl@centrum.cz, info@rajskyschody.cz, roman.prazak@prazakcerekvice.cz, cevela@spaz.cz, kovartrunec@seznam.cz, v.flach@seznam.cz, pardubice@kovomont-pce.cz, smalc@seznam.cz, info@obrabenikovuhk.cz, zlatnictvi@pardubicko.com, lakohk@tiscali.cz, veka.mont@seznam.cz, dtstrechycz@seznam.cz, akcent@seznam.cz, mpachman@seznam.cz, sk@sksystems.cz, alan.sr@seznam.cz, info@ploty-pardubice.cz, zamecnictvi.vondrus@tiscali.cz, info@kpihk.cz, info@gamatec.cz, post@designweld.cz, gradeal@email.cz, stupecky@horicko.cz, info@stasting.cz, ales.kavalek@worldonline.cz, aleszmek@seznam.cz, pesika@tiscali.cz, hrusa.tom@gmail.com, info@deskin.cz, kracmar@jerabnachod.cz, psv@psvstavebni.cz, almitech@seznam.cz, vysin@pvstavcz.cz, weiss@whtech.cz, radim.volman@seznam.cz, eurotradekov@centrum.cz, f_jedlicka@volny.cz, m.houzvicka@seznam.cz, stuna.golem@tiscali.cz, rytectvi@volny.cz, fabri@email.cz, info@kubias.eu, jirka.novotny8@seznam.cz, jvach.jvk@seznam.cz, tluchorova.kovo@centrum.cz, zamecnictvi.hlavaty@tiscali.cz, o.drahorad@seznam.cz, kovar.valasek@seznam.cz, pj.jaluvka@seznam.cz, kovosimek@tiscali.cz, prodock@prodock.cz, rudazj@klikni.cz, kubiasv@kubias.eu, mladek2@seznam.cz, podanyvladimir@seznam.cz, veris.ales@seznam.cz, kuceradaniel@centrum.cz, obchod@satrade.cz, sergej.kral@energo-service.cz, zarubajosef@seznam.cz, medeva@medeva.cz, info@levne-kovani.cz, jaroslav.vyletal@centrum.cz, petradamira@seznam.cz, repoz@volny.cz, tomas.dolejsi@seznam.cz, tomas45@seznam.cz, trymena@centrum.cz, info@kovarna3000.cz, jiripavlikhc@seznam.cz, jirka.tauchman@atlas.cz, jankrejci@jk-kovo.eu, jakubec22@seznam.cz, daglesmeister@gmail.com, regaut.horice@tiscali.cz, cpm.mv@seznam.cz, jakubzahradnik@email.cz, jindrichcech@seznam.cz, jiri.holakovsky@cmail.cz, jaroslav.sturma@centrum.cz, petr.koud@tiscali.cz, cnc.duben@seznam.cz, pav.krticka@tiscali.cz, janmunzar@seznam.cz, info@kovorezek.cz, kovarstvi.nemecek@seznam.cz, kuko@kuko.cz, jirman.milos@seznam.cz, bogdanp@seznam.cz, petr.rohricht@email.cz, jindrich.sokol@tiscali.cz, peroutkavaclav@seznam.cz, kovarna.kavka@centrum.cz, anna.nyvltova@tiscali.cz, dtv@seznam.cz, info@garocius.cz, kovoslavik@seznam.cz, wedm@email.cz, jiri.rossel@tiscali.cz, vobornik@vobornik.cz, kovoob@seznam.cz, kocamirek@seznam.cz, mederab@seznam.cz, jakoubkovi@quick.cz, vyroba@kovotobolka.cz, kovo@sorges.cz, vsdladr@email.cz, fireszdenek@seznam.cz, zdenek.hrabacek@hrabacek.cz, slitr@strechy-hs.cz, rohlena.jan@seznam.cz, jaroslav.cermak@email.cz, kalous@kovarstvi.cz, jirka.simon@centrum.cz, marex@marex-cz.com, michalbernard@seznam.cz, info@nateryhm.cz, skolnik@opocno.cz, kopecky.pohori@seznam.cz, josef.provaznik@seznam.cz, lp-milling@seznam.cz, bednarova.svarovani@seznam.cz, zilvar.milos@tiscali.cz, kovodrasnar@seznam.cz, pavel276@centrum.cz, kovoobrabeni.kopecky@seznam.cz, p.zilvar@gmail.com, cerveny.kovo@seznam.cz, herzanvaclav@seznam.cz, simonapailova@seznam.cz, barmat.lanov@seznam.cz, dusanveverka@seznam.cz, obchod@equipopraha.cz, pavlisjiri@seznam.cz, fotomont@seznam.cz, bradler@email.cz, marot1@volny.cz, milos-sluka@volny.cz, martin.orf@atlas.cz, zamecnictvi.kspol@seznam.cz, kovarnavagner@seznam.cz, petrcerman@seznam.cz, klmoto@seznam.cz, kovo.caf@seznam.cz, info@techkocz.cz, zamecnictvi.horky@email.cz, jusa12@volny.cz, podkovar.kysilka@volny.cz, jiri@kolomy.cz, ludekberka@seznam.cz, martin_kouba@seznam.cz, mpetera@dvk.cz, geisler@slovany.cz, step.dk@centrum.cz, sterba.ttf@seznam.cz, v.nyvlt@centrum.cz, zekovo@seznam.cz, sales@anocote.cz, jan.duriss@seznam.cz, jan.kruzik@seznam.cz, josef.paracek@tiscali.cz, vachek@lestenikovu.cz, mfoldynova@seznam.cz, zdenekmrstik@seznam.cz, bonda14@seznam.cz, cestmir.palme@tiskali.cz, danulka.01@seznam.cz, milankolomy@quick.cz, augusta.josef@seznam.cz, cz_info@leist.de, galva@lakovna.com, info@samholding.cz, info@tsho.cz, boh.nechvatal@seznam.cz, cermaklakovna@seznam.cz, pavelt@harrplus.cz, obrabeni@tiscali.cz, recepce@hauk.cz, jiri.parak@kalirna.eu, romancakmartin@seznam.cz, m.lenfeld@seznam.cz, brusirnamachane@seznam.cz, abrandejs@centrum.cz, lukas.janecek@email.cz, pavel.nemecek@pokovovani.cz, psenicny.pavel@seznam.cz, info@metalplating.cz, capihnizdo@seznam.cz, nemec@teflonovani.cz, lakovnaupice@seznam.cz, kalous.domis@seznam.cz, nerez@kundrt.cz, nerez-cidlina@seznam.cz, info.hk@glatt.com, info@weldnet.cz, advas@advas.cz, baxi.bax@seznam.cz, lisovnavaldice@email.cz, vladimir.sedlacek@worldonline.cz, jezek@brusirnaskla.cz, kittybohemia@centrum.cz, topdvirka@topdvirka.cz, allinox@seznam.cz, smida.lubomir@seznam.cz, kovolit@seznam.cz, kundrt@seznam.cz, valenta.pv@seznam.cz, redia@redies.com, prochazka.syn@seznam.cz, pavel.kolc@seznam.cz, nkovo@centrum.cz, info@odporove-svarovani.cz, roxom@roxom.cz, p-koubek@weldconsult.sk, info@prodej-cerpadel.cz, hvh@hvh.cz, bek.jan@seznam.cz, slevarnajanecek@seznam.cz, josef.mikolasika@centrum.cz, kovarblesno@yahoo.com, seda@kovolitectvi.cz, tretinik@volny.cz, otakar.vanzura@tiscali.cz, petrklos@email.cz, info@ironproduction.cz, umeleckykov@seznam.cz, spicak@umeleckekovarstvi.cz, batina.vyrobce@seznam.cz, v.kult@seznam.cz, kovar.zv@seznam.cz, kosteleckastrojirna@a-contact.cz, mach.nastroje@seznam.cz, m.vitek@profi-kovo.cz, burdych@oceltech.cz, info@mega-hk.cz, kovotesarek@volny.cz, info@kovohruby.eu, herzog@seznam.cz, josef.hulek@cmail.cz, p.doubek@mavet.cz, automat.ad20@seznam.cz, otezsro@seznam.cz, proinox@proinox.cz, k_v@nachodsko.com, vaclav.stverak@seznam.cz, elekov.vratny@tiscali.cz, sport.kamenicky@tiscali.cz, info@klice-matejka.cz, grily@post.cz, felcman@dortformy.cz, info@logistar.cz, knezikplasty@seznam.cz, hampl@t-d.cz, azkov@seznam.cz, dostav@dostav-sro.cz, sindlers.hk@worldonline.cz, info@biomastech.cz, info@cellcon.cz, info.cz@folber.com, josefhornik@centrum.cz, stakov.pech@tiscali.cz, speldap@centrum.cz, profiwork@profiwork-hk.cz, ponikelsky@miramont.cz, asc@ascbohuslavice.cz, kovomusil@kovomusil.cz, leixner@seznam.cz, kovomatka@centrum.cz, info@hramach.cz, oldrich.chalupa@worldonline.cz, kovogabriel@seznam.cz, kovotlacitelstvi.hastrdlo@seznam.cz, kuchar@profi-net.cz, info@cform.cz, info@e-prefa.cz, jaroslav.jiran@tiscali.cz, vobornik@fluidbohemia.cz, hok.nc@tiscali.cz, objednavky@lpw.cz, vodacz@vodacz.com, info@otsvamberk.cz, ab.skoda@seznam.cz, m.color@seznam.cz, weldis@weldis.cz, info@brokov.cz, zvaltera@seznam.cz, stabocz@seznam.cz, info@hersvartechnik.cz, info@kasperkovo.cz, stanislav.hofmann@lh-technik.com, info@stylehightech.cz, hruska-frantisek@seznam.cz, prolana@prolana.cz, provazy@provazy.com, vada.tu@mstu.cz, zd.zernov1@centrum.cz, info@metallgasscz.cz, kzmat@kzmat.eu, hrabala@sendme.cz, gifty@gifty.cz, info@dodilny.cz, pavel.dka@seznam.cz, info@ecos.cz, fiedlercz@volny.cz, lindner@lindner-odlitky.cz, vpavlik@wo.cz, info@cnc-obrabeni.eu, horaklubos@seznam.cz, siaklot@centrum.cz, info@kombishop.cz, nnsteel@nnsteel.cz, modality@modality.cz, kardasova@unet.cz, info@techcentrum.cz, kovo@sulcinox.cz, info@zamecnictvi-kaspar.cz, kavan.jiri@seznam.cz, info@3qmetal.cz, welder.cz@seznam.cz, zamberk@buhlergroup.com, iamor@quick.cz, sales@alema.cz, jednatel@koweb.cz, emers@cmail.cz, obchod@tos-met.cz, info@vjservis.cz, atomsteel@atomsteel.cz, johur@johur.cz, holub@k2-trade.cz, paprsek@cncdelfin.cz, kovomik@seznam.cz, bemetal@bemetal.cz, info@gah.cz, valtrl@reeve.cz, skola.svarecska@tiscali.cz, info@poklopymitech.eu, pirko-cnc@seznam.cz, drapa-technika@centrum.cz, info@alba-waste.eu, pestall@pestall.com, servis@elektromosev.cz, wlwgroup@wlwgroup.cz, info@strechy-haly.cz, info@mzhutni.cz, otakar.slanar@dpsvs.cz, azos@szos.cz, inplama.cz@gmail.com</text:p>
          </table:table-cell>
        </table:table-row>
        <table:table-row table:style-name="ro1">
          <table:table-cell office:value-type="string" calcext:value-type="string">
            <text:p>Moto</text:p>
          </table:table-cell>
          <table:table-cell/>
          <table:table-cell office:value-type="string" calcext:value-type="string">
            <text:p>info@aaanabytek.cz, info@hycar.cz, MAIL@motosalon.cz, bikerscrown@bikerscrown.cz, topbike@volny.cz, motocentrumhk@volny.cz, nokamoto@nokamoto.cz, pujcovna@pujami.cz, marine@marine.cz, easysail@easysail.com, stech@stech-cz.com, robert.cermak@tomanpromo.cz, ladiex.racing@volny.cz, lanovypark@lanovyparkdestne.cz, info@zahradnitraktory.eu, kozesiny.slezak@post.cz, vzor.hlinsko@worldonline.cz, pifa@volny.cz, ignitech@ignitech.cz, info@loding.cz, cerveny@lit.cz, airoh@paolo.cz, motoskaut@motoskaut.cz, motopneu.novak@volny.cz, servispromotoristy@seznam.cz, info@moto-x7.com, motocentrum@tiscali.cz, vyrobabrasen@seznam.cz, info@holidaycharter.cz, akval@seznam.cz, flexico@orlicko.cz, info@vozikyprozivot.cz, ados@adosgroup.cz, nabidka@xnz.cz, luksta@email.cz, info@motosports.cz, info@ctyrkolky-pujcovna.cz, info@ctyrkolky-spy.cz, ladislav@hemr.cz, volejnikj@centrum.cz, motocyklyrydl@seznam.cz, hercik.milan@tiscali.cz, mrk.koli@seznam.cz, motopujcovnabmw@miletin.net, ctyrkolkyhk@seznam.cz, radekkotras@email.cz, motopetr@motopetr.cz, khom@nabaterky.cz, noelbike@gmail.com, info@batistautomotive.cz, motojirka@email.cz, info@ctyrkolkylevne.cz, 4kolky-besh@seznam.cz, ctyrkolkynovapaka@seznam.cz, vlastimilholecek@email.cz, info@loziskanachod.cz, soucek@autosoucek.com, giorgio.racing@centrum.cz, joska.bures@seznam.cz, armendi.uk@seznam.cz, martinjarosf@seznam.cz, moto.ufo@seznam.cz, solnice@motor007.cz, sulkar@sulkar.cz, info@motohora.cz, info@toman-moto.cz, allain@volny.cz, sipek@atlas.cz, martin.doulik@seznam.cz, info@montrago.cz, info@motopavelka.cz, info@skutrykrkonose.cz, info@harley-davidson-hradec.cz, motorider.rf@seznam.cz, motosoukup@seznam.cz, jit.se@seznam.cz, info@ermax.cz, westmx@seznam.cz, mivas@atlas.cz, cvok.sport@tiscali.cz, info@holidaysailings.cz, fanda@motofanda.cz, novelmoto@email.cz, info@mfracing.cz, info@automotodum.cz, info@racing-rm.com, mx.junior@email.cz, full-gas@email.cz, info@roxymoto.eu, obchod@moto-g.cz, beran.tuning@volny.cz, zlutyjawin@centrum.cz, motorkarskejkram@email.cz, k.simma@centrum.cz, chrudim@mojemotorka.cz, jaromer@mojemotorka.cz</text:p>
          </table:table-cell>
        </table:table-row>
        <table:table-row table:style-name="ro1">
          <table:table-cell office:value-type="string" calcext:value-type="string">
            <text:p>Měřící technika</text:p>
          </table:table-cell>
          <table:table-cell/>
          <table:table-cell office:value-type="string" calcext:value-type="string">
            <text:p>vhs@wo.cz, info@midko.cz, info@atelier-technik.cz, kbn@kbn.cz, info@explat.com, ramtes@wo.cz, aunimer@email.cz, renova@vodomery.cz, geodeziehk@net.sten.cz, ocovaj@avz.cz, info@velebil.cz, papik@pap-ar.com, techtradett@techtradett.cz, mezos@mezos.cz, agroat@telecom.cz, knuth@email.cz, hfprofi@hfprofi.cz, svitavy@tti.cz, pardubice@hansaflex.cz, info@kalex.cz, info@geoobchod.cz, elkub@volny.cz, info@gas-hutira.cz, obchod@levnevahy.cz, spktr@spktr.cz, info@hth8.cz, rotterjosef@seznam.cz, drt@drt.cz, obchod@topinstruments.cz, hkmkalibra@seznam.cz, m.koropecky@volny.cz, gplus@gplus.cz, aguateam@aquateam.cz, mrackova@cmi.cz, seko.skutec@seznam.cz, info@unikytepla.cz, termo@svratouch.cz, krcmarp@tiscali.cz, obchod@konektel.cz, striteskymiroslav@seznam.cz, info@domat.cz, kout@energie-cb.cz, lontech@lontech.cz, info@davis.cz, prestrade@seznam.cz, progys@seznam.cz, rucky@th-ales.cz, obchod@vahybrabec.com, rk.electronics@volny.cz, patek@patek-ivan.info, ams@automatizace.info, indikon@razdva.cz, petr.cesenek@procel.cz, info@vstechnology.cz, conbrio@conbrio.cz, ondrej@drbal.cz, cdsystem1@cdsystem.cz, mikrocas@email.cz, info@acerhk.cz, hradec@bdi-czech.cz, cezmereni@cez.cz, info@qtest.cz, sat.hofman@atlas.cz, hradec.kralove@techem.cz, info@elis-hk.cz, info@korytak.cz, obchod@bmr.cz, dohnalek@dohnalek.cz, pjanda@nivelco.com, hradec@vipa.cz, regulace@atlas.cz, cgruner@seznam.cz, info@torque-systems.cz, blazek.vamberk@tiscali.cz, manometry@volny.cz, info@termohospital.cz, info@nymburskyhk.cz, info@mishaphotos.cz, top.naradi@seznam.cz, info@refraktometr.cz, info@senzory.eu, info@jirkaspol.cz, trutnov@zpk.cz</text:p>
          </table:table-cell>
        </table:table-row>
        <table:table-row table:style-name="ro1">
          <table:table-cell office:value-type="string" calcext:value-type="string">
            <text:p>Nábytek</text:p>
          </table:table-cell>
          <table:table-cell/>
          <table:table-cell office:value-type="string" calcext:value-type="string">
            <text:p>broumstav@iol.cz, info@srubovedomy.cz, i.pista@j-p.cz, agatelier@agatelier.cz, info@sszizka.cz, zilvar@zilvar.cz, info@elka93.cz, info@axintrading.cz, hradec@bucur-nabytek.cz, hosek.truhlarstvi@seznam.cz, bob.rokl@seznam.cz, atelier@centrum.cz, denico@horicko.cz, dsnabytek@dsnabytek.cz, drevotvar@drevotvar-dk.cz, drevona@drevona.cz, obchodni@drevotvar-interiery.cz, drevotvar@jicinet.cz, hany@hany.cz, nabytek@hatas.cz, truhlarstvi@hilman.cz, ivnabytek@seznam.cz, jandik@jandik.cz, pavel.celis@tiscali.cz, servis@vodni-postele.info, korekt-hk@mbox.vol.cz, kurana.nabytek@seznam.cz, pjirousek@cmail.cz, rychly.m@volny.cz, ingurban.pecin@tiscali.cz, info@rivi.cz, g.kondos@tiscali.cz, nikaimpex@volny.cz, wedi@centrum.cz, 3qproject@3qproject.cz, posepny@atelier-adip.cz, dumnabytku@tiscali.cz, abenhk@seznam.cz, peal@dobruska.cz, azpm.plocek@hsc.cz, frc.korda.hk@tiscali.cz, info@amaro.biz, truhlarstvi.pecka@seznam.cz, drupos.trutnov@mybox.cz, info@fleuret.cz, branda@bznabytek.cz, jaroslav.subrt@quick.cz, kk.atelier@email.cz, info@nabytek-briliant.cz, atelierdc@email.cz, projekta@cmail.cz, jan@havlas.cz, hradec@nomanabytek.cz, TruhlarstviSmital@seznam.cz, obchod@zidle-vojacek.cz, info@wagner-arch.cz, mondparkety@email.cz, podlahy@podlahy-klm.cz, patrik.schubert@seznam.cz, zimola.a@tiscali.cz, info@polstrin.cz, vaclavvejs@centrum.cz, nabytek.dudycha@wo.cz, info@freeinterier.cz, info@interio.cz, info@plot.cz, kuchyne@rambousek-jn.cz, global.market@iol.cz, info@truhlarstvi-zima.cz, jicin@indeco.cz, info@nabytekvik.cz, zahradninabytek@email.cz, m.fryba@tiscali.cz, josef.senk@seznam.cz, info@akia.cz, architep@iol.cz, info@arn-studio.cz, ladislav.tucek@atelier-a91.cz, ait.atelier@quick.cz, reklama@hka.czn.cz, tomas.spevacek@seznam.cz, pekac-pgs@seznam.cz, festa@centrum.cz, rousek@rousek.eu, obchod@garance-internacional.cz, kraintek.czech@tiscali.cz, sluzbaskole.na@worldonline.cz, ndp@quick.cz, info@dentalex.cz, info@promareha.cz, prodejna@stavebni-obchodni.cz, interier@opitz.cz, matrace@nakupujeme.cz, pressbet@pressbet.cz, mikanabytek@tiscali.cz, info@gamafobos.cz, info@anipo.cz, tkinterier@seznam.cz, 3qproject@mbox.vol.cz, rana@rana.cz, ranaoffice@rana.cz, burda.podlahy@tiscali.cz, info@obchod-tis.cz, siborovi@tiscali.cz, info@dumnabytku.cz, obchod@technistone.cz, truhlarstvikokr@seznam.cz, info@gondella.cz, restaurovani.nabytku.jlp@seznam.cz, m.danis@tiscali.cz, info@truhlarstvi.org, info@zptech.cz, tomas.chocensky@okrasnazahrada.cz, studiozahrady@seznam.cz, zakaznicky.servis@modaplus.cz, info@hodinovy-manzel-nachod.cz, prodejnajicin@dmapraha.cz, adel.psenickova@seznam.cz, prodej@nabytek.cz, heluska102@seznam.cz, matusikova@seznam.cz, prodej@nabytek-cibulka.cz, info@centrum-matraci.cz, MilanBucek62@seznam.cz, lemis@cmail.cz, pls@pls.cz, info@flowerbed.cz, alena.rabasova@seznam.cz, boss@bossvm.cz, ez.interier@worldonline.cz, info@skosskutec.cz, daparts@zlaty-dum.cz, plaster@centrum.cz, falko95@volny.cz, info@truhlarstvi-trakt.cz, policka@stavebninyprima.com, kompletne@centrum.cz, hvv@vystavy-veletrhy.com, krejci.jiri@email.cz, czeskydum@email.cz, drevovyroba@pardubicko.com, kubina@artemia.cz, obchod@lj.cz, nadrchal@nadrchal.cz, kovani@nabytekhvh.cz, dabe.info@email.cz, pkaplan@nabytek-kaplan.cz, info@drevojas.cz, prodratpro@seznam.cz, flx@flx.cz, idpoint@idpoint.cz, pavelvasicek42@seznam.cz, chladil@chladil-interiery.cz, nabytek.don@email.cz, ssch@ssch.cz, beba@pce.cz, alin@alin-nabytek.cz, altona@tiscali.cz, tvm-mrkvicka@tiscali.cz, inkamo.holetin@tiscali.cz, d-dekor@wo.cz, samotkelib.kuchyne@tiscali.cz, truhlarstvi.martin@seznam.cz, truhlarstvi.hulka@seznam.cz, truhlarstvi.koci@seznam.cz, myska@zakazkovy-nabytek.cz, dupol@seznam.cz, info@fwf.cz, info@pint.cz, jaroslav.zobac@seznam.cz, info@samas.cz, petris@centrum.cz, antis@antis.cz, myslivec@chrudim.cz, ymy.hlinsko@worldonline.cz, Roman@Vodehnal.cz, lbbohemia@iol.cz, crv@crv.cz, hanaondrejova@seznam.cz, bowos@bowos.cz, dtsstransky@seznam.cz, obchod@nabytek-leblova.cz, tonpardubice@volny.cz, drevointerier@drevointerier.cz, tuzakamil@volny.cz, dkstyl.nabytek@kodytek.cz, hlinsko@mat-kuchynska-dvirka.cz, furniture.kratky@worldonline.cz, kmonicek.truh@seznam.cz, pavel.krajnak@tiscali.cz, mhypsky@seznam.cz, misan.vavra@seznam.cz, sav@sav-nabytek.cz, jamall@wo.cz, info@vastanabytek.cz, servicecentercz@jysk.com, svab@interio.lit.cz, vlabo@vlabo.cz, nabytek.din@seznam.cz, d-styl@quick.cz, drevovyroba.fiala@worldonline.cz, kavanstp@iol.cz, pont@pont.cz, monarc@monarc.cz, ramis@lit.cz, libor.dasek@seznam.cz, holubar.truhlarstvi@tiscali.cz, kuchynekastner@seznam.cz, soucek@vyrnab.cz, info@truhlarstvitupec.cz, info@nativ.cz, asto@asto.cz, info@el-vy.cz, fous.kopec@tiscali.cz, macat.josef@quick.cz, voziky.jenik@centrum.cz, martin.cipera@seznam.cz, memnabytek@seznam.cz, urban@urbancz.net, ru-ka@ru-ka.cz, info@popilek-kucera.cz, nabytek@dal.cz, atelier-s@atelier-s.cz, l.kubias@modernibyt.com, nabytek@dkstyl.cz, ab1544@seznam.cz, nabytekcity@email.cz, firma-nemec@seznam.cz, dudycha@lit.cz, info@interiery-mach.cz, hella.chrudim@seznam.cz, kvadrant@lit.cz, m.b.keramika@mbkeramika.cz, interes@myto.cz, prodej@kk-edex.cz, gastro@email.cz, atelier@imp-architekti.cz, baca@baca.cz, vtz@vtz.name, p.korcak@email.cz, proman@proman.cz, info@naturelle.cz, nabytek.kosarov@wo.cz, obchod@dmd-ucebnipomucky.cz, texevo.dlažby@iol.cz, zd.chyst@quick.cz, info@interiery.com, kadlec.lub@tiscali.cz, truhlarstviholomek@email.cz, splichal.v@tiscali.cz, frantisekheger@seznam.cz, euroantik@lit.cz, info@story-design.cz, info@krejcovstvi-jana.cz, julius.safranek@seznam.cz, info@zakladace.cz, obchod@jirout.com, schejbal@skytrey.com, info@jm-nabytek.cz, novak@systemceram.cz, studiogl@volny.cz, art.decor@centrum.cz, sudova@nabytekpardubice.cz, zivnustka@indeco.cz, libor.macal@seznam.cz, info@kuchynenabytek.cz, info@obkladymalinsky.cz, zdenek.kurik@seznam.cz, fran.vos@centrum.cz, info@nabytek-habal.cz, mivo@telecom.cz, ppi@c-box.cz, nabyteksmetankova@quick.cz, nabytek.valena.pce@seznam.cz, info@jiriprasek.cz, p.zackl@seznam.cz, nabytek@drevotvar.cz, calosklo.rucki@seznam.cz, calounictvi.iveta@volny.cz, stavebniny@svitava.cz, krulis.k@seznam.cz, vacek@podlahy-pokr.cz, jirges@jirges.cz, obchod@koupelny-instalace.cz, cascada@cascada.cz, kovoslesinger@razdva.cz, info@sindel-odehnal.cz, info@stavebnikeramika.cz, info@sanimax.cz, info@semqelb.cz, ni3b@volny.cz, michalekv@quick.cz, info@nabytek-ciba.com, malinsky@unet.cz, trimatex@seznam.cz, tesarstvi.loukota@seznam.cz, info@strechylipa.cz, strecha@tiscali.cz, jaromirdobrusky@seznam.cz, hajek.zdenek@email.cz, drevotvar-sh@volny.cz, hobbynabytek@seznam.cz, svojan@svitavy.cz, j.pavelka@sendme.cz, bogasz@seznam.cz, nobl@nobl.zamberk.cz, info@az-trade.cz, service@otto-office.cz, dossi@dossi.cz, barbaranunvarova@seznam.cz, info@teplodomova.cz, a.pechmann@aimex-pce.cz, ondrej.bulicek@seznam.cz, info@calounictvivrbova.cz, interier@fidom.cz, marcela.pruchova@seznam.cz, zlatamimrova@seznam.cz, zahrada.jezera@centrum.cz, info@obytnazahrada.cz, nabytek.faltejsek@tiscali.cz, vacek.f@tiscali.cz, kulecnik@bclit.org, info@truhlarstvi-straka.cz, zavrel@truhlarstvi-chrudim.cz, bartekm@volny.cz, kcaslavsky@seznam.cz, ic-nasavrky@ckmacek.cz, machala@machala.cz, robert.martinek@seznam.cz, info@vorisek-truhlarstvi.cz, karmont@centrum.cz, drevovyroba@wo.cz, karel@kamenicky.cz, stachi@pce.cz, prodej@khpslovany.cz, supolpetr@seznam.cz, berner.f@seznam.cz, zidlez@seznam.cz, nabytek@ikaspar.cz, info@truhlarstvi.webz.cz, marcelano@seznam.cz, proagro.pce@email.cz, info@mixage.cz, info@duloc-net.cz, hobostav@seznam.cz, honza.racansky@centrum.cz, simon.design@post.cz, info@moravec-interiery.cz, feng.suej@seznam.cz, jungrova@lit.cz, radomirdrimal@seznam.cz, josef.budina@centrum.cz, samoelova@centrum.cz, info@h-komplet.cz, vladimircerny.pce@seznam.cz, liannarak@seznam.cz, nabytek@adron.cz, ztabery@seznam.cz, josef@trunec.cz, Chvojka@CHSDK.cz, info@noz-stav.cz, stavbycentrum@stavbycentrum.cz, pavel.kollar@stavmex.cz, pazourek.pavel@seznam.cz, info@dekorkvapil.cz, f.knotek@tiscali.cz, aprojekt@pce.cz, rothanzl@e-works.cz, tery_art@centrum.cz, info@triady.eu, majaq@email.cz, m.chaloupka@adam1.cz, mskarda@tiscali.cz, koupelny@sefir.cz, interiertexteriery@seznam.cz, stejskalluk@seznam.cz, severamart@seznam.cz, reditel@retrospol.eu, info@calounictvi-ceral.com, hermansky.jan@gmail.com, info@pellati.cz, martin.novotny35@cenrum.cz, oldrichmarecek@seznam.cz, kamilklement@seznam.cz, dobraprimafirma@seznam.cz, stavba.vysoudil@seznam.cz, konvalinka.h@gmail.com, zeleny.josef@atlas.cz, svacha.vaclav@seznam.cz, podlahysoudek@seznam.cz, antik-brokes@lit.cz, info@ano-nabytek.cz, info@mnabytek.cz, abzinterier@email.cz, info@eshop-nostalgie.cz, info@nabytek-sadovsky.cz, nabytekin@seznam.cz, info@nabytek-prodej.cz, nabytek@baca.cz, info@meganabytek.cz, info@ornamental-mosaic.com, info@maxi-nabytek.cz, info@homein.cz, info@dekoart.cz, grindex@wo.cz, odes.jd@seznam.cz, obchod@pro-kuchyne.cz, info@hbshop.cz, info@jaktt.cz, a-z.2008@tiscali.cz, spc.tiles@seznam.cz, leos.vavra@lvdrevokomplet.cz, rene.hartman@hartmancz.cz, holubjiri@centrum.cz, mojmirbures@seznam.cz, frantap@centrum.cz, zdenek.hrdinka@seznam.cz, petr.hille@freenet.de, azetbazar@tiscali.cz, bazarveliny@holice.cz, komarek1968@tiscali.cz, bazarubuldoka@seznam.cz, info@antik-design.cz, prodejna@neor.cz, rychetsky@centrum.cz, alfanm@seznam.cz, dusekjan@seznam.cz, kouba3@agesoft.cz, mosko@tiscali.cz, citynabytek@gmail.com, pavelmacek@tiscali.cz, info@hanak-chrudim.cz, bokvaj.dyhy@quick.cz, nabytekzdovozu@pardubicko.com, eurobyt@chocen.cz, renata.petrickova@seznam.cz, patart.sro@centrum.cz, relaxatex@seznam.cz, barton.vaclav@seznam.cz, nabytek@ustecko.com, prardubice@mku.cz, info@forteunity.cz, hana.bs@seznam.cz, jannel@centrum.cz, mpzdravyspanek@lit.cz, nabytek.kouril@seznam.cz, bazar-nabytek@seznam.cz, art.retro.interier@seznam.cz, prodejna@nabytek-lickova.cz, bobr@bobrnabytek.cz, vladimir.vend@vetr.cz, ctpartner@ctpartner.cz, obchod@leader-nabytek.cz, verimpex@chrudim.cz, milan.kodytek@seznam.cz, gustavtrade@seznam.cz, htynec@zahradninabytekzmasivu.cz, alphareznabytek@email.cz, info@glass.us, nabytek@novadoba.com, seraline@iol.cz, info@brokr.wz.cz, truhlarstvi-lit@svitavsko.com, fama@fama.cz, lignum.universal.cz@seznam.cz, stuj@zamberk.alberon.cz, info@kodytek.cz, tomas.prasek@unet.cz, truhlarstviraja@tiscali.cz, antares@antares.cz, prazan@iol.cz, antl.jaroslav@seznam.cz, jpirko.truhlarstvi@seznam.cz, pesekskutec@seznam.cz, truhlar.maca@tiscali.cz, martin.o2004@volny.cz, bezvadesign@myto.cz, uo@sluzbaskole.cz, az-kuchyne@email.cz, drevotvar.slepotice@centrum.cz, jirifendrych@seznam.cz, naatyp@seznam.cz, info@zabavna-zahrada.cz, post@haugen.cz, antikskoda@seznam.cz, tmej@antikjanov.cz, info@hortiflora.cz, irena@seventhsense.cz, info@e-kvalitni-povleceni.cz, kucharovahsvi@seznam.cz, janicek.skala@tiscali.cz, bezvabox@seznam.cz, nabyteksubrt@seznam.cz, mila.dedek@centrum.cz, projektdesign@email.cz, suma.chladek@volny.cz, darbujanova@dadstudio.cz, atelierkano@seznam.cz, miroslav.gebas@gebasatelier.cz, info@archvondracek.cz, zednictvisimak@seznam.cz, miroslav.gebas@tech-arch.cz, tluka@tluka.cz, kocian.briza@seznam.cz, info@urbaplan.cz, info@nadto.cz, hm.design@centrum.cz, martina@interierydesign.cz, antos.koupelny@seznam.cz, petr.kupcek@studio-archa.cz, info@koupelnykuchyne.cz, ludek@jekl.cz, tomas.malek@tminterier.cz, info@interier3000.eu, bolekj@centrum.cz, juch@quick.cz, kfdesign@centrum.cz, atelier.peridot@centrum.cz, info@roklmont.cz, originalinterier@seznam.cz, info@prody.cz, konteko@konteko.cz, marketa.zacklova@seznam.cz, miloslavastranska@seznam.cz, botica@botica.cz, didaktik-cz@didaktik-cz.cz, ok-kuchyne@email.cz, renda@bilekrene.cz, dostasdusanek@seznam.cz, josef.madr@tiscali.cz, kotek.sdk@seznam.cz, viktor-vlach@u-c.cz, michalkopecky@seznam.cz, p.kuratko@tiscali.cz, lacerta@lacertadesign.cz, robert@interieryjanovsky.cz, interiery-zemanek@seznam.cz, michal3006@seznam.cz, pohlovasandra@seznam.cz, svoboda@architekti.in, bezecna@architekti.in, calvinia@seznam.cz, hynst.pavel@email.cz, interierykonecny@seznam.cz, chanbekjan@seznam.cz, studio@dam-dam.biz, ginterier@seznam.cz, jpavelka@mkinet.cz, calounictvi.jonas@seznam.cz, info@modernibyt.com, simon.ladislav@seznam.cz, atelier@me-si.cz, studio@vvinterier.cz, monetart@monetart.cz, dusan.hrdina@seznam.cz, havlickoval@atlas.cz, novotna@novybydzov.cz, trib@volny.cz, hendrychfr@volny.cz, fh.polakovi@centrum.cz, m.vokal@e-mail.cz, ivan.rehacek@seznam.cz, truhlar-jht@seznam.cz, kuchynebitarovec@seznam.cz, dvoraktruhlarstvi@seznam.cz, truhlarstvi-jiriflegr@seznam.cz, truhlarstvipasa@seznam.cz, paja.pajka@seznam.cz, j.smutny@email.cz, malovanisynek@centrum.cz, j.ciuperco@seznam.cz, malektruhlarstvi@seznam.cz, sramek@inmail.cz, l.herout@seznam.cz, bhorackova@seznam.cz, mmbrzek@seznam.cz, balas.miroslav@seznam.cz, l.brich@yahoo.com, info@oldpineshop.cz, hulka.p@seznam.cz, info@calounikps.com, simon.pavel@seznam.cz, dinojet@seznam.cz, truhlarstvimaly@seznam.cz, teatrup@email.cz, stakr1@seznam.cz, truhlarstvisvib@seznam.cz, pechanekvit@seznam.cz, v.podolnik@tiscali.cz, zdenek.senk@centrum.cz, a.marecek@telecom.cz, truhlarstvimencak@hradecko.com, nabytek@gnol.cz, dadakudrna@seznam.cz, volfdesign@email.cz, v.kejdana@kdplaneta.cz, obchod@lacinazahrada.cz, obchod@v-garden.cz, antik-jino@seznam.cz, janajohanidesova@seznam.cz, josef.vycital@seznam.cz, lada.pacholatko@seznam.cz, ludek.sedivy@lamtruhlarstvi.cz, michal.cermak@lamtruhlarstvi.cz, gmkriz@seznam.cz, kvacamiroslav@seznam.cz, info@okzahrady.cz, truhlarstvijanecek@seznam.cz, truhlarstvi.kucera@tiscali.cz, agstyle@volny.cz, info@simpledesign.cz, tilia2001@seznam.cz, binar@binartruhlarstvi.cz, vopinka@seznam.cz, smejkal.hk@volny.cz, zedros@centrum.cz, jan.herzan@seznam.cz, info@drevo-stav.cz, truhlarstvibb@seznam.cz, davis.1@centrum.cz, ekorevit@email.cz, okvapil@gmail.com, info@pech-interiery.cz, objednavky@nabytek-strasik.cz, janda.truhlarstvi@tiscali.cz, mikes.truhlar@seznam.cz, josef.ourednicek@seznam.cz, ladislav.makan@seznam.cz, lukas.pribyl@lukaspribyl.cz, m-a-r-i-e@seznam.cz, miloszakoutsky@seznam.cz, klugova@wendys-trade.cz, kozisekp@tiscali.cz, truhlarstvistribrny@centrum.cz, info@nabytek-havranek.eu, adytrychova@seznam.cz, romanjezbera@seznam.cz, s.lacny@seznam.cz, jirasko@jvt.cz, flegl-ct@quick.cz, zdenekdrastik@tiscali.cz, podolsky@quick.cz, info@zahradakrkonose.cz, kontakt@zahradni-altany.cz, duva@duva.cz, krispin@podniky.cz, havelka.m@mybox.cz, subrtpetr@email.cz, sapa-atelier@seznam.cz, info@kuchyneslavik.com, kodymdrevosklad@seznam.cz, ales.gabriel@atlas.cz, sedmakovice@seznam.cz, aldasukovec@seznam.cz, truhlarstvi.plsek@tiscali.cz, truhlarstvijary@centrum.cz, gima.hronov@seznam.cz, turinsky.jaromir@seznam.cz, farma.skala@seznam.cz, josef.dvorak.105@seznam.cz, honza.maksymov@tiscali.cz, subrtel@seznam.cz, liborcernohorsky@seznam.cz, mencl.l@centrum.cz, kafka.br@seznam.cz, truhlacek@centrum.cz, m.streda-truhlarstvi@tiscali.cz, lelek.tomas@seznam.cz, cenek@emv.cz, volf.p@wo.cz, truhlarna@zdeje.info, calounictvidaddolezal@email.cz, forman.tomas@seznam.cz, picha10@seznam.cz, t.snajdr@seznam.cz, vladimir.falta@quick.cz, ramecky_spacek@volny.cz, jirkasklenk@centrum.cz, vernerjirka@seznam.cz, berger.petas@seznam.cz, risa.m@seznam.cz, husekcz@seznam.cz, zbynek.jirasek@tiscali.cz, tesanekuchyne@email.cz, rambo007@tiscali.cz, ivo.kral@wo.cz, honza@dobruska.cz, j.roubal@tiscali.cz, 17jindra@seznam.cz, trcejnar@volny.cz, jircest@seznam.cz, truhlarhert@seznam.cz, truhlarstvirychnov@seznam.cz, martinouradnik@seznam.cz, mirek.pop@seznam.cz, tony@dobruska.net, info@truhlarstvi-lunacek.cz, hodacdesign@seznam.cz, ptap@seznam.cz, pistacek@seznam.cz, tmv@orlicky.net, tomulrych.truhlarstvi@email.cz, truhlarstvi.jedlinsky@seznam.cz, jakubskokan@seznam.cz, truvan@truvan.cz, kratochvil.jindra@tiscali.cz, truhlarstvi.mysak@firemni.cz, zanab@atlas.cz, marahovorka@seznam.cz, info@truhlarstvi-oubrecht.cz, patrik.adamovic@seznam.cz, atyp.hubalek@wo.cz, richard.hajzler@volny.cz, tom.david@tiscali.cz, tomkita@email.cz, info@bednar-truhlarstvi.cz, dufka.a@seznam.cz, martin.bischof@volny.cz, filip.mudra@seznam.cz, martinectr@volny.cz, imlauf@email.cz, castek.calounictvi@seznam.cz, jan.sterber@click.cz, janzapadlo@seznam.cz, klara.klustova@tiscali.cz, kulhanek.vr@seznam.cz, jiri.rehak@centrum.cz, jzima@seznam.cz, karel.vw@seznam.cz, tesari-dk@seznam.cz, ohanes@seznam.cz, tk.kral@worldonline.cz, miloslav.krysl@seznam.cz, m.pelda@centrum.cz, pa.minarik.tu@gmail.com, zdenek@zette.cz, info@heltakoop.cz, matejicek.7@seznam.cz, petr.vilim@seznam.cz, radek.hyjanek@centrum.cz, truhlarstvi@trutnovsko.com, sapak@seznam.cz, kavmi@seznam.cz, shubeny@mkinet.cz, toraj@tiscali.cz, zdenar.spacek@seznam.cz, z.thor@email.cz, ddoudi@seznam.cz, info@nabyteksas.cz, info@volantech.cz, janreeh@seznam.cz, smoldadr650rse@seznam.cz, truhlar.hradecky@seznam.cz, info@bratip.cz, lotzvojtech@seznam.cz, truhlarstvi.mencl@dvk.cz, info@in-design.cz, lucie.brejchova@visualidentity.cz, info@obchodniinteriery.cz, info@montelamh.cz, voriskova@beg.cz, info@interiery-brinkman.cz, nyvlt.jan@regmont.eu, rajan@plastovapiskoviste.cz, sp@sp.hyperlink.cz, rsu@email.cz, info@prirodni-matrace.cz, info@moebel-extra.eu, jb.castolovice@seznam.cz, info@hanzadesign.com, serbousek@seznam.cz, info@truhlvacek.cz, ja.truhlar@seznam.cz, j.s.s.@centrum.cz, info@kk-interier.cz, info@kw-drevo.cz, odbyt@lumco.cz, vencl@nabytek-penta.cz, vodicka.p@centrum.cz, pavel.harcuba@tiscali.cz, p2k@post.cz, vyroba@mado.cz, info@itsatelier.cz, obchod@jech.cz, jkucera@cedima-sro.cz, mhanusova@tins.cz, objednavky@bag4u.cz, info@eu-kuchyne.eu, kuchyne.kl@tiscali.cz, stomix@centrum.cz, truhlarstvi.holman@centrum.cz, info@neduma.cz, pamen@centrum.cz, ruzicka@jhp.cz, obchod@kuchynenamiru.biz, info@benischtruhlarstvi.cz, info@kuchyne-smejkal.cz, michal.jansky@garapa.cz, havir.josef@quick.cz, koudelka@hdpromotion.cz, hanka.masakova@seznam.cz, kulas@centrum.cz, nabytek.alf@slovany.cz, info@stavebniny-domino.cz, obchod@levnesezeni.cz, jteply@volny.cz, polo.nachod@seznam.cz, nabytek.simek@centrum.cz, info@truhlarstvi-nyvlt.cz, info@luckyliving.cz, pavel.blazej@centrum.cz, stepanska@interierart.cz, aura.truhlarstvi@seznam.cz, pikulyk@seznam.cz, v.vavrouskova@seznam.cz, domov-utulne@tiscali.cz, jary@1x1.cz, sukova@pvtnet.cz, durisova.ala@seznam.cz, info@monochrom.cz, info@designchmelar.cz, dusek-interiery@seznam.cz, pardubice@deskroom.cz, nemec.pavka@seznam.cz, nabytek@nabyteksmirice.cz, obkladani@hustej.net, kuchyne-pce@email.cz, caparti.matousova@centrum.cz, rakusan@alpskebalkony.cz, crhajan@seznam.cz, info@archistat.com, truhlarstviebert@seznam.cz, nepimach@andraia.cz, jiri.stinil@seznam.cz, nachod@b-mark.cz, greengarden.solc@tiscali.cz, mkm-obchod@seznam.cz, info@zeli.cz, nachod@kvelektro.cz, info@antikvariatnachod.cz, zavadilduha@iol.cz, l.micek@tiscali.cz, didaktika.bures@seznam.cz, david.khol@seznam.cz, bazarhk@seznam.cz, zanovninabytek@email.cz, readyshop@seznam.cz, inforatan@email.cz, nabytek.kostelec@seznam.cz, pleskar@seznam.cz, info@homeart.cz, h-dezing@seznam.cz, obchod@lepe-bydlet.cz, martin.koc@tiscali.cz, info@atex.cz, parfis@wo.cz, kubica@kralovedvorsko.cz, jan.dostal@antikweb.cz, info@eurodecor.cz, j.hrnecek@centrum.cz, obchod@lemberk.cz, nabytek.dvorak@seznam.cz, obchod@krasnydomov.cz, planta@tiscali.cz, kontakt@jaram.cz, info@petita-atelier.cz, info@bydlime-nazakazku.cz, nabytek@m-centrum.cz, nabytekvalto@seznam.cz, info@vite.cz, marco@nabyteknachod.cz, martexml@seznam.cz, info@masaznikresla.cz, itcvrchlabi@gmail.com, novy.nabytek@centrum.cz, lgdesign@volny.cz, nabytek@omrtova.cz, klerhradec@nabytekkler.cz, hradec@nabytekeuro.cz, obchod@s-nabytek.eu, obchod@nabytek-don.cz, interbyt@centrum.cz, hohno@email.cz, info@cessari.cz, info@dk-obchod.cz, info@raj-futonu.cz, dadlik@purtex.cz, tbnabytek@seznam.cz, nabytek.rudnik@seznam.cz, info.hradec@jena-nabytek.cz, servis.hradec@asko.net, vlcek-truhlarstvi@seznam.cz, nabytek@nabytek-skvrna.cz, info@trendy-nabytek.com, olivaviktor@centrum.cz, nabytek-rubin-trutnov@seznam.cz, truhlarstvikosinka@seznam.cz, f.konvalinka@atlas.cz, antos@truhlar-nachod.cz, info@antikinterier.cz, ptater@volny.cz, fronek.ivan@centrum.cz, djo@atlas.cz, antik.nb@seznam.cz, jiri_kubes@dka.cz, starozitnosti@lucickymlyn.cz, info@antikhandl.cz, antikchalupar@centrum.cz, info@antikpj.cz, l.krejcarova@centrum.cz, antik@galerieradost.cz, info@ak-nabytek.cz, houdek@h2projekt.cz, hanus@koupelny-hanus.cz, cvikyr.bohumil@gmail.com, svobodikovi@seznam.cz, info@2ktrade.cz, aplomo@aplomo.cz, info@ratanovy-nabytek.eu, info@3dliving.cz, info@annainterier.cz, ananan@email.cz, obchod@creditshop.cz, postmaster@sedime.cz, info@gambero.cz, matrace@matrace-best.cz, info@mrakynabytku.cz, nabytek@laf.cz, info@malys-nabytek.cz, info@superdiskont.cz, atnabytek@email.cz, sendy1311@seznam.cz, v.jarkovsky@tanus.cz, info@topsofa.cz, info@takyvaky.cz, info@day-dream.cz, obchod@pretech.cz, info@mamaisonblanche.cz, info@zahradnipalac.cz, info@jandadesign.cz, info@dobryfuton.cz, info@interierymalecek.cz, z.a.ivanov@seznam.cz, hanzl.marek@seznam.cz, magribia@seznam.cz, truhlarstvijirasky@centrum.cz, conkaf@seznam.cz, vyhlidal66@seznam.cz, h.hanzlicek@seznam.cz, brtnickymichal@seznam.cz, info@mn-nabytek.cz, info@reamorava.cz, kosnarondrej@seznam.cz, pmwoodwork@seznam.cz, info@hustejkramek.cz, info@kamenoatelier.cz, info@strechy-praus.cz, info@truhlarstvitesarstvi.cz, truhlarstvi@truhlarstvi-gall.cz, info@deky-polstare.cz, fhorl@email.cz, robert.prix@archaplan.cz, detskahriste@seznam.cz, info@atelier-renata.cz, miroslavmrazek@seznam.cz, reznik.p@seznam.cz, josefkropacek@gmail.com, andrea@plesl.cz, slapak.petr@tiscali.cz, info@tesarstvi-truhlarstvi-krticka.cz, d.streda@seznam.cz, info@idea-nabytek.cz, office@gold2.cz, prodejnahk@oriongroup.cz, info@stanos.cz, areno@email.cz, hradeckralove@centrumzdravehospanku.cz, partner@partner4office.cz, cedr@cedrops.cz, pavel.fikejz@seznam.cz, truhlarstvi.pce@seznam.cz, j.sykacek@seznam.cz</text:p>
          </table:table-cell>
        </table:table-row>
        <table:table-row table:style-name="ro1">
          <table:table-cell office:value-type="string" calcext:value-type="string">
            <text:p>Nápoje</text:p>
          </table:table-cell>
          <table:table-cell/>
          <table:table-cell office:value-type="string" calcext:value-type="string">
            <text:p>dio@dio.cz, expect@expect.cz, info@czholding.cz, kaficko@volny.cz, v.pechan@quick.cz, promil@promil.cz, keris@volny.cz, vo.jedlicka@volny.cz, jicin@europrodukt.cz, jiri.goldsmid@mkinet.cz, milan.obst@seznam.cz, saveli@iol.cz, obchod@terravinifera.cz, info@sodo.cz, soma.limo@iol.cz, pivovar@pivovar-krakonos.cz, klplus@tiscali.cz, pivovarbroumov@seznam.cz, marketing@primator.cz, broucek@novopackepivo.cz, obchod@tavlisa.cz, drana@drana.cz, info@dobracajovnahk.cz, kralovstvi.vin@vinotekahk.cz, semerak@quick.cz, obchod@vic­toriawine.cz, hotelbasta@hotelbasta.cz, info@a-sport.cz, pivovar@dobruska.cz, biomida@seznam.cz, grandcru@grandcru.cz, info@nalada.cz, praha@cvz.cz, jana.kalouska@seznam.cz, objednavka@pivovar-policka.cz, pivovar@pernstejn.cz, pivo@rychtar.cz, info@dabro.cz, info@palirnabiskupice.cz, farmprojekt@volny.cz, info@penny.cz, cano@cano.cz, petr.radosta@seznam.cz, j-smekal@email.cz, palirna@grubner.cz, moravec.richard@jede.cz, babak@babak.cz, vo@potravinymalek.cz, info@kava-caje.cz, grand@grand-pce.cz, info@jip-napoje.cz, obchod@fermat.cz, limlejn@seznam.cz, radava@radava.cz, kavalir.svitavy@seznam.cz, sodo.duo@worldonline.cz, aqua@radimer.net, info@finet-vino.cz, bona@wo.cz, hotel@dal.cz, hotel.styl@iol.cz, katerina.fialova@vscht.cz, jaroslavmodrovic@seznam.cz, info@souvnasavrky.cz, hotel.hornicka@quick.cz, solar.b@quick.cz, sec@hotel-cz.com, penzionpluto@pardubicko.com, info@hajenka.cz, penzion@ukohoutka.cz, info@hotelsport.cz, recepce@pension-petra.cz, slaviemtr@seznam.cz, info@alster.cz, info@midos.cz, vilemina@post.cz, rosa@energotis.cz, hotelsneznik@jeseniky.com, info@hotelprometheus.org, stary.mlyn@lanskroun.cz, udubu@hotel-cz.com, baltazar@orlicko.cz, nakovarne@penzion.com, morava@jeseniky.com, info@cernymedved.cz, hotel.michael@wo.cz, quattro@penzion.com, chata.malak@wo.cz, recepce@hotelpeliny.cz, hotelzlatalabut@orlicko.com, roman.papacek@worldonline.cz, hslavie@quick.cz, camphurt@atlas.cz, urbanova.agropodnik@orlice.cz, lesanka@orlicko.cz, filip.straka@seznam.cz, hurka@penzion.com, info@allmediar.cz, chata.kozlov@seznam.cz, martina@lanskroun.cz, renospond@renospond.cz, bohemia@hotel-bohemia-chrudim.cz, panievapopelkova@seznam.cz, info@penzion-holland.cz, hotelvm@email.cz, bonte@bonte.cz, info@pension-fontana.com, unahonu@unahonu.wz.cz, caj.luna@centrum.cz, bolek@dobracajovnapardubice.cz, info@czechproduct.cz, lumirek.s@seznam.cz, m.paulus@centrum.cz, motelcertovina@centrum.cz, hubert@unet.cz, krcmakraleartuse@seznam.cz, info@penzion-bitovany.cz, info@penzionxanadu.cz, zdenek.kadlc@seznam.cz, restaurace@nove-hrady.cz, kapitan@hotelkapitan.cz, chb@iol.cz, delta@hotel-cz.com, u2kohoutku@seznam.cz, recepce@zlatastika.cz, pardubice@mexicana.cz, info@kelt-restauran.cz, servis@79promotion.cz, info@zlutak.cz, rezervace@penzionksenk.com, podkunkou@podkunkou.cz, info@ukosteleckych.cz, pineta.pizzeria@centrum.cz, hotelzlandel@seznam.cz, garaz@hospoda.cz, cap@koncertservis.cz, info@podstrani.cz, kavarnaevropa@seznam.cz, galera.pizzerie@seznam.cz, svanda.jiri@centrum.cz, info@restaurace-rybarna.com, info@rychtar-pardubice.cz, info@ubilehokonicka-pce.cz, info@birdie.cz, restauracephi@seznam.cz, m.augsten@seznam.cz, vinoteka@vino-kamelot.cz, info@signalpardubice.cz, pvojtech@pce.cz, lanza_2003@volny.cz, bilavrana1@seznam.cz, galanta@volny.cz, info@zelenazaba.cz, kuratkovi@volny.cz, restaurant@cernyorel-pce.cz, alca.smejdova@seznam.cz, utrojanu@seznam.cz, restauraceugolema@seznam.cz, l.hubeny@centrum.cz, milosjuza@seznam.cz, aol4@post.cz, ex@excalibur-rp.cz, trebovska@seznam.cz, helena.lopourova@centrum.cz, hotel_na_kalvarii@centrum.cz, vaclav.vomocil@worldonline.cz, m.rejman@seznam.cz, info@bludicka.cz, sofia@lit.cz, hotel.opus@unet.cz, hotel.pivovar@tiscali.cz, info@centrumdomino.cz, gramy@inlan.cz, karolina@karolinapenzion.cz, provoz@penzionlitice.cz, filda-filda@quick.cz, hotelnazamku@centrum.cz, gastro@gurmansro.cz, veskrna.jiri@seznam.cz, kolda.f@quick.cz, hotel.morava@tiscali.cz, k.skovin@seznam.cz, janhlavacek@seznam.cz, elba@elbapramen.cz, obchod@cajicky.cz, cajovnaupanaoldy@seznam.cz, info@hotelkorado.cz, bonet@email.cz, motorest@urohatyhokola.cz, info@salvia-zdravavyziva.cz, isoline@isoline.cz, napoje.brabec@iol.cz, objhk@hbrebel.cz, info@vojedlicka.cz, pivo@pivo-tambor.cz, stanislav.vlaciha@seznam.cz, cokosvet@cokosvet.cz, italskakava@seznam.cz, jirega@seznam.cz, tejkl@mcom.cz, kacenka.hory@seznam.cz, rambousek.milan@centrum.cz, naturel@naturel.cz, simandlhk@seznam.cz, fiala.pvl@gmail.com, vodapramenita@seznam.cz, info@wine-online.cz, 72petr@seznam.cz, pavlina.vozabova@centrum.cz, vjmencl@volny.cz, jirka.horyna@tiscali.cz, sisja@tiscali.cz, petrs@cajkuskus.eu, vogoll@seznam.cz, vavos@atlas.cz, info@zelenina-drinks.cz, obchod@mecir.net, info@ibex.cz, zeleninautomasu@seznam.cz, f.malina@tiscali.cz, info@bohner.cz, oxalis@oxalis.cz, tom.houser@seznam.cz, zenytdrinks@centrum.cz, mann.vlastimil@tiscali.cz, petr.hastrman@seznam.cz, shrek0082@seznam.cz, kavarna@chillis.cz, invino@cmail.cz, vinotekauposty@email.cz, judr.jezek@tiscali.cz, info@prodobrevino.cz, vino.kostelec@seznam.cz, s.rozdo@seznam.cz, restaurace-pohoda@seznam.cz, studiomedia@seznam.cz, iveta.horakova@cmail.cz, obchod@vindefrance.cz, vino@pipsro.cz, vinotekaucise@seznam.cz, prodejna@vinoteka-mozaika.cz, info@pepavich.cz, vinoteka.u.cernych@seznam.cz, vinotekauhavliku@seznam.cz, info@seladon.cz, ceska.vinoteka@email.cz, info@thewineshop.cz, vineta@tiscali.cz, leona.kiezlerova@tiscali.cz, zuzana.chadimova@gmail.com, filip@pivonka-hk.cz, novak.napoje@seznam.cz, marcela.pohori@seznam.cz, info@kavapohadka.cz, vinotekacihelna@seznam.cz, obchod@vybranavina.cz, martina@sweet-market.cz, info@wine-bar.cz, info@drinking.cz, saveli@email.cz, kava601@kava601.cz, info@e-wines.cz, obchod@vinotekyvip.cz, informace@chlazenipiva.cz, partyzachranka@gmail.com, info@cokoladaprotebe.cz, kokesova.ct@seznam.cz, info@apotheke.cz, madame.pompadour@email.cz, alkoholhk@gmail.com, info@sokolihnizdo.cz, sekretariat@krusovice.cz, info@pufexi.cz, sklepy@penzion-novopackesklepy.cz</text:p>
          </table:table-cell>
        </table:table-row>
        <table:table-row table:style-name="ro1">
          <table:table-cell office:value-type="string" calcext:value-type="string">
            <text:p>Nářadí</text:p>
          </table:table-cell>
          <table:table-cell/>
          <table:table-cell office:value-type="string" calcext:value-type="string">
            <text:p>akebia@akebia.cz, erber@erber.cz, ntc@ntc.cz, bohemia.linen@worldonline.cz, knauf.kozakova@tiscali.cz, best.hk@tiscali.cz, podlahykavalek@tiscali.cz, michal.konvalina@seznam.cz, fdtools@fdtools.cz, mercel@mercel.cz, lodos@lodos.cz, koutsky@strojcentrum.cz, horny.kamil@tiscali.cz, obchod@robex-dk.cz, siroky@agrotipsiroky.cz, stroje@progrestech.cz, klimes.sro@tiscali.cz, naradi-novoty@seznam.cz, skrivany@distar.cz, diamant@diamant-hk.cz, draghar@draghar.cz, k.korous@tiscali.cz, hsqhk@cbox.cz, info@husqvarna-houzvicka.cz, pujcovna.mery@tiscali.cz, midiam@midiam.cz, alfarksro@centrum.cz, obchod@gebeon.cz, vella@vella.cz, hene@hene-chmelar.cz, ms@msnaradi.cz, azmetal@seznam.cz, etanco@etanco.cz, prodej@fabory.com, info@iso-tak.cz, cerny@cernyseed.cz, info@vkus.cz, info@kleinerhk.cz, obchod@naradi-prislusenstvi.cz, info@swell.cz, garland@garland.cz, info@sekacky.com, svec.hk@seznam.cz, agroplus@agroplus.cz, pepa@pumpyvich.com, info@naturalstones.cz, info@keravazy.com, j.chejn@tiscali.cz, info@bonsaicentrum.cz, forez@forez.cz, sklenar@sklenar.cz, beranova.r@tiscali.cz, orsej@orsej.cz, info@jirout-riha.cz, pulpan.s@seznam.cz, elplast@elplast.cz, vanek.chrudim@tiscali.cz, info@profikompresory.cz, dzoba.m@seznam.cz, spujcovna@tiscali.cz, info@sulak.cz, ksodomka@iol.cz, info@kavon.cz, petr.rizek@tiscali.cz, lukas.makula@seznam.cz, ren.hlinsko@wo.cz, vladimir.kostelecky@quick.cz, fuchs.husqvarna@worldonline.cz, info@zahradnictvi-dubay.cz, briol@lit.cz, stihl.pce@worldonline.cz, info@hortiflora.cz, hlavsa@tyhan.cz, jaroslavkalous@seznam.cz, obchod@nako.cz, diama@diama.cz, info@akis-pce.cz, info@kovokubat.cz, zichk@seznam.cz, bis@brusmat.cz, info@floorwood.cz, obchod@rosain.cz, vahyjas@vahyjas.cz, milos_k@email.cz, zamecnictvi.tk@centrum.cz, p.schinagl@tiscali.cz, delta-m@delta-m.cz, naradi.zeman@lit.cz, obchod@naradi-dostal.com, leos.muzik@orlice.cz, jehlickaj@seznam.cz, pelikan.pardubice@seznam.cz, odbyt@vppp.cz, hofmannmartin@seznam.cz, vanice.petrek@tiscali.cz, exvalos@exvalos.cz, jhruby@centrum.cz, konig.open@tiscali.cz, gekkon@gekkon.org, masek.jirka@worldonline.cz, info@remont-cerpadla.cz, info@techdesign.cz, info@sbmcz.eu, instalaterstvi.vitekdavid@seznam.cz, lejhanec@instalstav.cz, liborvojtasloupnice@seznam.cz, info@jmpstroje.cz, benesnaradinastroje@centrum.cz, konvalaria@seznam.cz, d.hrubesova@seznam.cz, jicinsky.petr.p@seznam.cz, info@pujcovna-stavo.eu, psenickova@centrum.cz, synsy@synsy.cz, stanislav.kopriva@volny.cz, azgarden.cz@centrum.cz, zahradnicentrum-svab@seznam.cz, info@vodnikralovstvi.cz, obchod@i-zavitniky.cz, info@fiskars-online.cz, objednavky@bohemiatrade.cz, btnaradi@email.cz, kolonial.shoptet@gmail.com, info@betechnik.cz, petr_prochazka@volny.cz, forreus@email.cz, bryol@bryol.cz, info@kolomyzs.cz, toptools@svi.cz, info@zelezarstvitichy.cz, pokorny.noze@seznam.cz, obchod@pemtrade.cz, obchod@vodoobchod.cz, ales.dostalek@volny.cz, info@alfany.cz, prodej@gmtechnik.cz, pfchrudim@seznam.cz, jikro@seznam.cz, jiri.sraut@worldonline.cz, metrinch@quick.cz, spacek.olda@holice.cz, info@taborskycz.eu, info@bm-naradi.cz, skalexset@seznam.cz, kontakt@m-system.cz, info@jedlehouby.cz, minarik@kvetinka-hm.cz, objednavky@ceskazahrada.cz, info@grilovani.eu, zahrada.ln@gmail.com, jenda.sterba@tiscali.cz, dilo@dilo.cz, reditel@dvt.cz, lukas.zahradka@seznam.cz, tuzavladimir@volny.cz, tipo@firemnet.cz, matestav@matestav.cz, lucie.andre@email.cz, info@starent.cz, s.poslusny@tiscali.cz, pujcovna@aboneta.cz, objednavka_hradec@ramirent.cz, striteskylibor@centrum.cz, info@grillservis.cz, kovarna@vyprachticky.cz, rk@rima-sro.cz, stavby@haasepavel.cz, bandhradec@post.cz, lucraco.zl@atlas.cz, fikarstromy@seznam.cz, libordoubek@email.cz, friess@seznam.cz, bstilia@bstilia.cz, sadovnictvi@seznam.cz, amacz@ama.it, pily.kajzl@wo.cz, larix@seznam.cz, p.brabnik@centrum.cz, hudec-stihl@seznam.cz, vobornikp@seznam.cz, novak.pl2@tiscali.cz, info@zahradnictvimecir.cz, vydra.milan@seznam.cz, info@dianahk.cz, info@frezite.cz, libor.kulda@dh-constructive.cz, objednavky@nastrojecz.cz, unikovjc@unikovjc.cz, rijat@rijat.cz, jaromir.matys@seznam.cz, kinex@kinex.cz, info@vanicky-m.cz, tools.nemecek@seznam.cz, twv@twv-lb.cz, info@levytrade.com, rychnov@bar-praha.cz, lopaty@lopaty.cz, ales.hlawatschke@post.cz, final@wo.cz, jaroslavakubcova@centrum.cz, info@naradizababku.cz, info@mbphk.cz, milan.grulich@seznam.cz, milos.stastny.servis@seznam.cz, info@rivetfactory.cz, profiobchod@seznam.cz, rsnaradi@seznam.cz, osa.rychnov@tiscali.cz, hm-havelka@seznam.cz, mat_trutnov@matpl.cz, andrea@plesl.cz, info@zelezarstvi-fulka.cz, mertlik.zelezarstvi@centrum.cz, benesprobyt@seznam.cz, zelezarstvi.sosovicka@quick.cz, rehounek@volny.cz, zelezarstvirudnik@hi-net.cz, fknaradi@fknaradi.cz, klimaarnost@seznam.cz, info@amipe.cz, info@fiskars-centrum.cz, obchod@zahradalacina.cz, info@regarden.cz, nevap@nevap.cz, na-skalce@email.cz, levne-naradi@email.cz, luanet@email.cz, info@naradi-pro.cz, alinar@centrum.cz, info@dobre-naradi.cz, jerman@kvalitajs.cz, info@bezva-naradi.cz, znackovenaradi@email.cz, josef.volf@nst.cz, marcel@centrum-bagry.com, prodej@momentovy-klic.cz, info@staviscs.cz, action-hradec.kralove.atrium@utc.cz, action-pardubice.afi@utc.cz, info@koralkykomponenty.cz, opatovice@cramo.com, pardubice@r-f.cz, vodoinstalacebednar@seznam.cz</text:p>
          </table:table-cell>
        </table:table-row>
        <table:table-row table:style-name="ro1">
          <table:table-cell office:value-type="string" calcext:value-type="string">
            <text:p>Obaly</text:p>
          </table:table-cell>
          <table:table-cell/>
          <table:table-cell office:value-type="string" calcext:value-type="string">
            <text:p>info@hpi-cz.cz, besk@besk.cz, info@ekoizol.cz, bekr@tbk-strechy.cz, info@selecta-hk.cz, fast@fast-strechy.cz, zahalka@tradix.cz, juta@juta.cz, krpa@krpa.cz, trader.dk@tiscali.cz, tanex.cz@tiscali.cz, objednavky@solpap.cz, info@holzberger.cz, rekon.jaromer@seznam.cz, info@kartonaz.cz, info@novopol.cz, obchod@vaspo.cz, info@sig.biz, krivkova@rotoprint.cz, kotexma@kotexma.cz, info@sklotex-plasty.cz, fillpack@fillpack.cz, hariso.vr@tiscali.cz, info@eastmop.cz, jespo@jespo.cz, kartonyobaly@seznam.cz, rudolf.laluha@tiscali.cz, mg.italy@mgitaly.cz, possil.hk@seznam.cz, info@savings.cz, obalyslama@centrum.cz, vaba@vaba.cz, volny@dobruska.cz, info@bauch-navratil.cz, tiskarna@tiskmatena.cz, tisk@losenicky.cz, v.pilny@volny.cz, kvasnickova@ex-animo.cz, nex.hk@tiscali.cz, info@krepro.cz, info@4prostor.cz, aag@aagcz.com, artes@centrum.cz, reklama@epex.cz, maara@maara.net, peacock@peacock.cz, reklama@karo.cz, info@menox.cz, info@tomihk.cz, kos.kessner@k-o-s.cz, vysa.sro@tiscali.cz, prodej@tanexplasty.cz, foilcos@volny.cz, kniharstvi@wo.cz, jedlicka@kniharstvi-kartonaz.cz, jpap.janacek@seznam.cz, kosar@dobruska.cz, secura@seznam.cz, info@ectjicin.com, ok@orlkonzum.cz, info@ast-czech.cz, info@tonermax.cz, uniko@uniko.cz, info@worksservice.com, zdenek.malecek@seznam.cz, wanto@volny.cz, info@ktsts.cz, sekretariat.hradeckralove@colas.cz, reas.pack@tiscali.cz, info@rohrssen-containerbau.cz, apis-c@apis-c.cz, info@feifer.cz, info@obal-centrum.cz, daston@cmail.cz, jar.sykora@cbox.cz, gama.lit@gama.cz, obchod@ligmadir.cz, holice@tart.cz, obalova.kartonaz@seznam.cz, info@alvero.cz, betaz@betaz.net, info@westvaco.cz, odbyt@obaly-kartonaz.cz, l.slez@iol.cz, bamat@unet.cz, kniharstvi@sestry.net, email@erapack.cz, kontakt.pardubice@sca.com, contactcz@epe-czech.cz, teka@holice-net.cz, select@select-jmc.cz, fialova.ivana@centrum.cz, info@obaly.cz, dvorak@branaldi.cz, mail@drevoobal.cz, obchod@frimark.cz, novplasta@novplasta.cz, veteran48@seznam.cz, balnel@balnel.com, kartonazka.nutil@tiscali.cz, hrg@hrg.cz, kniharstvi@telecom.cz, info@sax-svitavy.cz, riaa@riaa.cz, danuse.m@post.cz, j.antfeist@iol.cz, obalmat@obalmat.cz, info@odpady-pardubicka.cz, suroviny@mtr.cz, firmapohoda@atlas.cz, pavel.schwar@worldonline.cz, liko@likosvitavy.cz, tshlinsko@dreamnet.cz, info@sareko.cz, info@duhovaplaneta.cz, penta@pentaservis.cz, obchod@vazeme.cz, obchod@euro-paper.cz, nomedcz@volny.cz, europack@europack.cz, info@zahradysmahel.cz, zdenek.rajm@seznam.cz, merkat@merkat.cz, vyroba@reklama-jf.cz, compack.cz@compack.cz, simajobaly@seznam.cz, zvolsky.chvalovice@seznam.cz, cap-hm@capco.cz, drevovyroba.pelikan@seznam.cz, info@centauris.cz, czekoplast@seznam.cz, tejklz@seznam.cz, info@lemitech.cz, info@obalpap.cz, kristof@kartonazk.cz, info@mohaex.eu, obal.holetin@c-box.cz, info@kristalplus.cz, info@tapexczech.com, unikarton@unikarton.cz, slunap-chrast@seznam.cz, entosphinx@entosphinx.cz, radekudrzal@seznam.cz, balenioubrecht@seznam.cz, jirkam@seznam.cz, stanislav.smisitel@osforte.cz, info@amma.cz, info@companyservis.com, mavet@mavet.cz, tejkl@tejkl.cz, casia@casia.cz, info@poklem.cz, info@ekoservice2000.cz, info@krpa.cz, petr.horacek@palmont-cz.eu, vladimir.nepokoj@alcan.com, info@boxmaker.cz, bronco@bronco.cz, forag@forag.cz, fabona-obaly@razdva.cz, robert_fajfr@pl.georgutz.com, vrben@vrben.cz, pie@iol.cz, klastr@klastrimnipack.cz, lamax@atlas.cz, koblasa.tomas@tiscali.cz, info@soundservice.cz, vco.obalovna@tiscali.cz, t.serbousek@ballet.cz, volny@dobruzka.cz, info@kingspan-env.cz, info@conatec.euweb.cz, neximus@seznam.cz, martin.vana@wo.cz, grifit.janda@seznam.cz, re.ny1@seznam.cz, info@aposnachod.cz, kralici@iol.cz, rytec.stejskal@volny.cz, jiripaulik@seznam.cz, info@evahavelkova.cz, info@artvo.cz, panet@panetsro.cz, drevovyroba@bezvoda.net, hvezda.dynamic@tiscali.cz, papirnictvi.solnice@seznam.cz, hostinne@fides-group.cz, senfood@seznam.cz, info@design-dk.cz, info@contpro.eu, info@ab-cont.cz, info@skad-s.cz, dopit@dopit.cz, rohavelka@seznam.cz, tomas.ornst@czechobal.cz, hobal@email.cz, plastexpert@email.cz, info@tapexeu.cz, doubek.frantisek@seznam.cz, alena.makalousova@alvared.cz, petrpotocky@centrum.cz, hk.tisk@volny.cz, lifo@lifo.cz, info@roszefyra.cz, info@stavebniny-kvalitne.cz, vertelar@betaz.net, policske.obaly@seznam.cz, dv.martin@email.cz, pavel.tecl@stepa.cz, info@chs-servis.cz, prodej@ktech.cz, info@izolexhk.cz, tsnp@c-mail.cz</text:p>
          </table:table-cell>
        </table:table-row>
        <table:table-row table:style-name="ro1">
          <table:table-cell office:value-type="string" calcext:value-type="string">
            <text:p>Odpady</text:p>
          </table:table-cell>
          <table:table-cell/>
          <table:table-cell office:value-type="string" calcext:value-type="string">
            <text:p>zepos@zepos.cz, khp@khp.cz, hydroekos.hk@tiscali.cz, info@vodoekostav.cz, info@aquacontact.cz, info@p-aqua.cz, instalaterstvi@trutnovsko.com, obchod@simed.cz, avt@avthk.cz, info@arteko-jc.cz, kovostar@atlas.cz, info@elektroodpady-dohnal.cz, bwm@mariuspedersen.cz, shl@mariuspedersen.cz, havex@mariuspedersen.cz, satra@pesl.cz, murco@volny.cz, upravyvody@email.cz, vis@vishk.cz, razl@email.cz, chemiestar@chemiestar.cz, ludek.kalensky@mevakvr.cz, info@impea.cz, recing@recing.cz, antonin.pokorny@tiscali.cz, zd@tu.cz, kroupy@seznam.cz, parrot.hk@wo.cz, vodack@tiscali.cz, jcvos@atlas.cz, manager@vakna.cz, obchod@hailo.cz, hradec@stapaz.cz, vakstav@orlicko.cz, info@trepart.cz, mega@cmail.cz, stavitelstvi.jaro@centrum.cz, betaprojekt@cmail.cz, zempra@lit.cz, johur@johur.cz, sikorovamonika@seznam.cz, hartl@hartl.cz, ekola@mariuspedersen.cz, sop@mariuspedersen.cz, eco@ecofluid.cz, vhl@iol.cz, pardubice@cora-uklid.cz, orvos@orvos.cz, esomont@pce.cz, spolecnost@bauset.cz, klicpera@iol.cz, ohgs@ohgs.cz, agill.vm@wo.cz, mikulecky@unet.cz, info@albarecykling.cz, sodomka@likvidace-monitoru.cz, kario.plus@raz-dva.cz, dolezalvlastimil@seznam.cz, info@rekla.cz, sekretariat@vak.cz, ekomonitor@ekomonitor.cz, firma@hydrogeologie.cz, vmiklas@seznam.cz, martin.brokl@brokl.info, milan.brokl@brokl.info, info@recprojekt.cz, skvrnak@vhs-pce.cz, info@fans.cz, karosa@mega.cz, info@osetreni-vody.cz, vhoska@tiscali.cz, tsletohrad@orlicko.cz, odpady@smp-pce.cz, info@alfaodpady.cz, ei@asa-cz.cz, pardubice@avecz.cz, nasavrky@avecz.cz, pardubice@dekonta.cz, info_cz@ecorec.net, blazekivan@seznam.cz, terpes.skula@tiscali.cz, kos.ja@tiscali.cz, meu@mesto-hm.cz, sluzby@mestosec.cz, plundra@seznam.cz, obec@byst.cz, obec.rybnik@wo.cz, stapo@stapo-morava.cz, pavel.bednar@lanskroun.cz, janousek@sroty.cz, bsvach@iol.cz, svitavy@eprpapir.cz, tejnora.d@worldonline.cz, sekerka@adosgroup.cz, vl.kratky@seznam.cz, Milan.Zahalka@seznam.cz, pavelkozelek@seznam.cz, info@kovosrotlibal.cz, info@maksorcz.net, sdkovosrot@sdkovosrot.cz, elzetbohemia@tiscali.cz, info@dempr.cz, otakarnovak@centrum.cz, dastym@seznam.cz, info@nemo-pce.cz, info@hakvelkoobchod.cz, ales.hronovsky@instalaterstvi.eu, knap@atlas.cz, stavebniprace.maxa@seznam.cz, umbrella.tu@volny.cz, info@voda-zdarma.cz, larsen@larsen.cz, lodin@asa-cz.cz, sluzby@enviroservis.cz, info@hofrmetal.cz, ekofirm@email.cz, boukal@seznam.cz, krestanmarek@centrum.cz, sanelektroodpady@seznam.cz, info@tsnovybydzov.cz, aba.aza@seznam.cz, libun@ekosystem.cz, fedozez@seznam.cz, info@norma-vos.cz, sks@mariuspedersen.cz, tsh@tshorice.cz, l.tucek@tsrcr.cz, jirousek@jirousek.cz, berimex@tiscali.cz, kovoorlan@centrum.cz, radek.sokol@iol.cz, miloskejval@seznam.cz, sluzby.tyniste@worldonline.cz, krejcistanislav@tiscali.cz, info@jimkyhradec.cz, jiri.vataha@worldonline.cz, bauxen@seznam.cz, mevak.jaromer@worldonline.cz, ekorousek@cmail.cz, p.mysicka@seznam.cz, tomas.burianek@centrum.cz, woodchrast@email.cz, alenamelisova@seznam.cz, kenvi@kenvi.net, petrzila.david@seznam.cz, vodoinstalaterstvi.strnad@seznam.cz, libor.fanta@tiscali.cz, info@aqua-mont.cz, odpady98@pce.cz, nykl.chrudim@gmail.com, studnarstvi-pardubice@seznam.cz</text:p>
          </table:table-cell>
        </table:table-row>
        <table:table-row table:style-name="ro1">
          <table:table-cell office:value-type="string" calcext:value-type="string">
            <text:p>Okna</text:p>
          </table:table-cell>
          <table:table-cell/>
          <table:table-cell office:value-type="string" calcext:value-type="string">
            <text:p>milos.cap@seznam.cz, priprava@prumstavnachod.cz, thoknadvere@fxnet.cz, info@mczaluzie.cz, martinek@restavo.cz, sadrokartony@mateju.eu, ales.skalak@tiscali.cz, asj@asj.cz, p.smejkal@volny.cz, costing@volny.cz, info@dach-servis.cz, stalak@stalak.cz, strechy@nachodsko.com, tesarstvihovorka@tiscali.cz, strechy.vajsar@cmail.cz, stepanek@a-domov.cz, hk@aco.cz, kozma.t@volny.cz, km-strechy@seznam.cz, info@promont.cz, isolace@volny.cz, jacek.dobes@seznam.cz, kamenictvi.man@tiscali.cz, jardoslavch@atlas.cz, ales.holanec@tiscali.cz, kamen.bradle@tiscali.cz, info@zpracovani-kamene.cz, frantisek.zocek@kamenolomjavorka.cz, libor.zak@tiscali.cz, tauchman@strechynp.cz, almini@volny.cz, info@socharina.cz, vlastimil@vondra-zaluzie.eu, solea@iol.cz, kortex1@seznam.cz, radek.flos@tiscali.cz, gustav.moncek@centrum.cz, stamat@pardubicko.com, probyt.dostal@seznam.cz, krytex@tiscali.cz, Friterm@seznam.cz, info@stavona.cz, pardubice@stavona.cz, zdenekfilip@centrum.cz, obchod@okna-langer.cz, info@skloram.cz, ivan.dvorak@chrudim.cz, bmdach@seznam.cz, josefkubicek@quick.cz, bwstavebniholding@bwstavebniholding.cz, jaroslav.sverepa@seznam.cz, kamenictvi.raska@seznam.cz, trubak@trubak.cz, intertex@intertex-svoboda.cz, rychtarik@zastinime.cz, sklenarstvi@lamber.cz, a.jelinek@atlas.cz, medos@volny.cz, mmpodlaharstvi@tiscali.cz, info@aaaokna.cz, info@kap-strechy.cz, p.tomasek@atlas.cz, KarlikJosef@seznam.cz, strechy.az@seznam.cz, strechy-nemec@seznam.cz, fliger@tiscali.cz, lena.blahova@seznam.cz, strechy-jachim@ic.cz, info@sklenarstvi-vitraze.cz, petra-s@petra-s.cz, info@dopos.cz, m.braun@seznam.cz, abcokna@centrum.cz, info@reta.cz, starek.ota@stropni-kazety.com, novacekkarel@tiscali.cz, frantasedlar@seznam.cz, rostaf@volny.cz, f.hlina@seznam.cz, okapo@okapo.cz, javurek.jtjstav@seznam.cz, Szwajczewski@seznam.cz, roman.fanta@email.cz, david.nedoma@seznam.cz, info@opravypanelakovychoken.com, concrete@concrete.cz, finsev@seznam.cz, info@msrealizace.cz, riffi@email.cz, korecek.bar@seznam.cz, spacekjaromir@seznam.cz, krallibor@atlas.cz, tummo@atlas.cz, bet@betsystemcz.cz, liborslavik@cps.cz, paulus.ales@seznam.cz, losenicky@hlinecko.cz, dn.strechy@seznam.cz, bahnik.strechy@seznam.cz, info@strechmont-karnik.cz, strechy-hocevar@seznam.cz, vl.horacek@seznam.cz, vilemzabojnik@seznam.cz, jaroslav.vitek@unet.cz, rozlivka-strechy@seznam.cz, strechy.martinek@seznam.cz, sitprom@sitprom.cz, btj@unet.cz, zaluzie.jp@seznam.cz, aspeer.okna@seznam.cz, info@czechproduct.cz, mrazekj1@seznam.cz, info@zaluzieparapety.cz, gastro.knejfl@tiscali.cz, klaramichalcakova@seznam.cz, ladislavdrvostep@seznam.cz, tropiplast@seznam.cz, podolskymarian@seznam.cz, miroslavbures@email.cz, servisplastoken@email.cz, oknapk@seznam.cz, 777214007@seznam.cz, jegrman@seznam.cz, slovaktualpo@seznam.cz, tomas.zatloukal@k-euromont.cz, lkinterier@email.cz, shanel.truhlar@seznam.cz, breno@breno.cz, kamenictvi@unet.cz, marno@tiscali.cz, perfektcz@seznam.cz, ramonstav@centrum.cz, hradovi@seznam.cz, Kukla.Zdenek@seznam.cz, lubospetranek@seznam.cz, janmacha@centrum.cz, sg-stav@seznam.cz, ondrej.machek@email.cz, kubicky.jindrich@seznam.cz, josvabec@seznam.cz, lumir.hlavacek@centrum.cz, halva.r@seznam.cz, zednictvistrnad@seznam.cz, vrmont@vrmont.cz, sevcu.z@seznam.cz, leharludek@seznam.cz, petrbalcar@seznam.cz, horaceking@seznam.cz, j.erbis@volny.cz, info@tesarstvi-lasek.cz, info@rekop.cz, info@strechyhk.cz, tesarstviFM@seznam.cz, kajahalova@seznam.cz, jaroslavhypius@seznam.cz, info@kamenicka.info, teselskaz@seznam.cz, hajek@hkstrechy.cz, klempirstvi.houska@seznam.cz, hosek.strechy@seznam.cz, zavrel@seznam.cz, zdenekhlusice@seznam.cz, info@kamenickeprace.eu, bekr@tbk-strechy.cz, benes.strechy@seznam.cz, stavba.maly@atlas.cz, krelinamilan@seznam.cz, kozak@pkstrechy.eu, lansky.pavel@volny.cz, bica.p@seznam.cz, brantr@seznam.cz, aliplis@seznam.cz, vladimir@brendl-strechy.cz, strechyl.kundrat@seznam.cz, pazout.lubos@seznam.cz, info@holanec.cz, ajiricka@gmail.com, fiala@strechy-fiala.cz, vplusm@seznam.cz, strechyflash@seznam.cz, cerny.ladislav@centrum.cz, tesmen20@email.cz, dyrc@seznam.cz, stanislav.pesta@worldonline.cz, strechy@lorenc-janata.cz, petrschefzu@seznam.cz, strechy.bobak@seznam.cz, r.kimel@seznam.cz, prokesmilan@seznam.cz, dohnaljarda@seznam.cz, n.fleischer@seznam.cz, petr.holubec@tiscali.cz, pilar.roman@seznam.cz, strechydk@email.cz, matejresler@gmail.com, mmpokryvactvi@seznam.cz, info@sunvisordesign.cz, josefsogel@email.cz, petr.jirku@wservis.com, info@s-textil.cz, info@rolrols.cz, jiri.kuncir@seznam.cz, mzenaty@servis.cpoj.cz, ladislav.kudrna@email.cz, metlas@seznam.cz, saskajosef@tiscali.cz, stintechnika@seznam.cz, lkm@zaluzie-lkm.cz, lhservis@volny.cz, q.mira@seznam.cz, mir.spicak@seznam.cz, petr.sychra@volny.cz, zaluzie.tesneni@seznam.cz, zaluzie-sedlak@quick.cz, dvo.sro@seznam.cz, jkubista@tiscali.cz, j.stepan@kto.cz, marcinplecan@seznam.cz, havran.michal@tiscali.cz, hradec@pamix.cz, quatro.izol@seznam.cz, info@oknawaldo.cz, martin.dankanic@tiscali.cz, adamek.miroslav@email.cz, info@resttu.cz, kisyroman@seznam.cz, prvni@volny.cz, dominik.holecek.i@seznam.cz, info@oknavpardubicich.cz, matesvit@email.cz, info@girlanda.cz, bek.strechy@seznam.cz, michlianr@seznam.cz, tomaspazdirek@seznam.cz, vysokov@hella.info, info@kamenik.euweb.cz, stancl.martin@seznam.cz</text:p>
          </table:table-cell>
        </table:table-row>
        <table:table-row table:style-name="ro1">
          <table:table-cell office:value-type="string" calcext:value-type="string">
            <text:p>Papír</text:p>
          </table:table-cell>
          <table:table-cell/>
          <table:table-cell office:value-type="string" calcext:value-type="string">
            <text:p>info@tonery.biz, garamon@garamon.cz, eduard.paseka@tiscali.cz, info@tiskhoracek.cz, tisk.nb@tiscali.cz, tnm@tnm.cz, vobornik.hostinne@tiscali.cz, info@tiskas.cz, tiskarna@trutnovsko.com, obchod@psgraph.cz, mach@mach.cz, nevel.grafik@quick.cz, sitotisk@sitotisk-kubalek.cz, info@kvart.cz, astir@astir.cz, vranovi@vranovi.cz, renox@renox.cz, dyntar@kniharstvivamberk.cz, zakazky@i-copy.cz, reprografie@hsc.cz, kosarova.jana@centrum.cz, info@protisk-hk.cz, stanislav.spelda@tiscali.cz, vencel.petr@evus.cz, fogl@kniharstvi-zamberk.cz, info@stepa.cz, pavel.tecl@stepa.cz, objednavka@papera.cz, nitarna@nitarna.cz, oftis@oftis.cz, tiskarna@grafies.cz, info@tiskarnapolicka.cz, reprotisk@atlas.cz, golemgroup@golemgroup.cz, tiskarna-urbanek@quick.cz, srek.reklama@centrum.cz, apolo.pce@tiscali.cz, ctservis@ctservis.cz, silueta@silueta.cz, grafion@grafion.cz, grafika.seidl@iol.cz, garmon@gamon.cz, panic@tiskarnarentis.cz, fronte@fronte.cz, print@unimex-pce.cz, pilnackova@tiscali.cz, info@gsagency.cz, madr@madr-fotoatelier.cz, info@spektrum.cz, info@asrovi.cz, emado@pce.cz, az.vos@worldonline.cz, pardubice@opaz.cz, info@extratisk.cz, office@direkte.cz, lpanchartkova@seznam.cz, info@kamsfotkama.cz, tiskarna@dobel.cz, kniharstvi@kniharstvi.com, buchbinder@seznam.cz, nemcova.vera@tiscali.cz, mareklama@quick.cz, galaxys@volny.cz, bm.chrast@seznam.cz, stil@stil.cz, ditis@ditis.cz, igor.sviridov01@gmail.com, pardubice@levneknihy.cz, davytour@iol.cz, milanrudolf@seznam.cz, pratr@pratr.cz, filipsro@mbox.vol.cz, hanus.zdenek@centrum.cz, faksrus@seznam.cz, kniharstvi.jicin@centrum.cz, kniharstvihk@seznam.cz, janecek@copydvur.cz, jana.wajsarova@worldonline.cz, rodomax@rodomax.cz, trimen.sro@seznam.cz, info@tiskarnampress.cz, uniprint@uniprint.cz, sona@silvano.cz, lubosh@whitemedia.cz, hk@digielias.cz, papirnictvi@email.cz, michalec@atelier-m.cz, tapetyhk@tapetyhk.cz, balicipapirkvetiny@seznam.cz, trofeo@email.cz, info@kotoucky.cz, info@jiko.cz, tiskarna@janeva.cz, broumov@koh-i-noor.cz, p.zajicek@seznam.cz, info@rozetky.cz, obchod@papirnictvi-dudek.cz, tereza.hercogova@centrum.cz, adolffiser@seznam.cz, info@vasereklama.cz, sefelin.hracky@worldonline.cz, jiri.regner@tiscali.cz, info@cpeople.cz, info@skladacky.cz, somipo@somipo.cz, stana@kostelec.cz, inte@atlas.cz, scholaris.servis@wo.cz, info@valasekpapir.cz, patrikpavel@seznam.cz, paper@krpa.cz, chalupazdenek@centrum.cz, m.cenek@wo.cz, dufitoys@seznam.cz, objednavky@biblos.cz, vendula.ascherlova@centrum.cz, magicolor@seznam.cz, info@bluedots.cz, zeller.otto@centrum.cz, info@i-copy.cz, obchodjanky@obrazkovyostrov.cz, info@formatovani-dokumentu.cz</text:p>
          </table:table-cell>
        </table:table-row>
        <table:table-row table:style-name="ro1">
          <table:table-cell office:value-type="string" calcext:value-type="string">
            <text:p>Plasty, pryže</text:p>
          </table:table-cell>
          <table:table-cell/>
          <table:table-cell office:value-type="string" calcext:value-type="string">
            <text:p>mop.hk@wo.cz, sdt@sdttu.com, o.munzar@volny.cz, info@aspo.cz, jirasek@stigmacz.com, bohemiacard@seznam.cz, tommy@tommy.cz, prodej@polyplasty.cz, info@wigoprofil.cz, disu.cz@disu.com, info@konekt-hk.cz, info@reprografie.cz, vapo@vapo-sro.cz, conex.plast@tiscali.cz, bzuk@iol.cz, info@hyko.cz, prolana@prolana.cz, box@baysystems.cz, prokes_petr@prokes-rubber.cz, gatex.sochor@seznam.cz, info@technickapryz.cz, tisk@reprocopy.cz, europlast@inlan.cz, czplast@czplast.cz, havel@havel-plast.cz, chleboun@iol.cz, rosiplast@pce.cz, vo-plasty@kubik.cz, info@gms.cz, EMAILskalexset@seznam.cz, dk-plast@dk-plast.cz, pardubice@gms.cz, tpe@freudenberg.tpe.cz, formagrau@formagrau.cz, pardubice@lanitplast.cz, info@milacron.cz, plastex@iol.cz, vrabel@orlicko.cz, modelplast@everwood.cz, info@mikroplastik.cz, bohmct@bohmct.cz, rawela@rawela.cz, strojtex.gbhp@tiscali.cz, techplast@techplast.cz, zako@zako-cube.cz, info@twistcz.com, frant.cepl@seznam.cz, sekretariat@atek.cz, mavex.cv@quick.cz, ahp@hlinecko.cz, atelier-g@iol.cz, kajmank@kajmank.cz, orion@lit.cz, ecotechnic@ecotechnic.cz, frajmanplast@frajman.cz, obchod@eurobeton.cz, najsel@najsel.cz, semanin@midas.cz, polak.podlahy@wo.cz, alenachrobakova@quick.cz, pribyl@lamitec-czech.cz, mart@mart-plastic.eu, info@dspeng.cz, info@tbepox.cz, info@cz.norgren.com, noe@atlas.cz, reklamavodehnal@lit.cz, plastiko@seznam.cz, hudetz@hudetz.cz, meisl@lit.cz, apollo@holice.cz, color.studio@seznam.cz, info@stavos-chlumec.cz, tisk@alkapress.cz, guli.team@seznam.cz, ivomoravek@seznam.cz, slezak@slplast.cz, rv.plast@rejchert.cz, info@gumarnakp.cz, boukal@email.cz, info@plast95.cz, vrchlabi@zenit.cz, info@kxp.cz, info@smkk.cz, cadcam.dusek@wo.cz, info@plastic.cz, ratajsky@molitas-czech.cz, premak.cz@tiscali.cz, chmelahk@seznam.cz, info@saturnus.cz, yate@yate.cz, seta@wo.cz, petrlenfeld@tiscali.cz, skolilkompozitjar@skolilkompozit.cz, vschrudim@vschrudim.cz, dolezelova.hana@centrum.cz, hradeckralove@tupperware.cz</text:p>
          </table:table-cell>
        </table:table-row>
        <table:table-row table:style-name="ro1">
          <table:table-cell office:value-type="string" calcext:value-type="string">
            <text:p>Poradenství</text:p>
          </table:table-cell>
          <table:table-cell/>
          <table:table-cell office:value-type="string" calcext:value-type="string">
            <text:p>cermak.projekty@atnet.cz, ins.atelier@insnachod.cz, inotex@inotex.cz, translations@erika-eidnerova.cz, esipa@esipa.cz, kancelar@ak-hk.cz, sekretariat@kalcso-advokati.cz, bednarova.rk@seznam.cz, mgr.bendova@tiscali.cz, judr.l.cermak@volny.cz, Akdolezalova.dolezal@seznam.cz, judr.kozlovsky@email.cz, humlova@dvk.cz, alena.jirovcova@c-box.cz, info@ak-krcma.cz, miroslav.kutej@akkutej.net, blanka.mourova@seznam.cz, ak.chlumec@tiscali.cz, pojezdny@tiscali.cz, info@veska.cz, biolek@jurist.cz, info@bednarconsulting.com, info@ckdanovakancelar.cz, info@ad-as.cz, info@a-prima.cz, info@akontaudit.cz, info@1-danova.cz, info@danoveporadenstvi.com, 368@wo.cz, hkaudit@hkaudit.cz, rjakubsky@tiscali.cz, hana.jarosova@worldonline.cz, jirakova@pvnet.cz, info@komanek.cz, fatorova@kontohk.cz, kosejk@iol.cz, vladimir.kykal@topix.cz, info@profiucto.cz, info@thomasint.cz, hkralove-czechtrade@komora.cz, info@cesorg.cz, hsouckova.notar@nkcr.cz, d.sevcu.notar@nkcr.cz, profimen@profimen.cz, info@cesky-trh-prace.cz, hradec@hofirek.cz, hradeckralove@indexnoslus.cz, post@personalconsult.cz, hradec.kralove@manpower.cz, hradec@kappa.cz, stanislav.moravec@worldonline.cz, GENN@seznam.cz, hkcredit@hkcredit.cz, info@pamaservis.cz, info@untax.cz, vacha@ttshk.cz, ekobest@ekobest.cz, eksys.impex@iol.cz, info@poradenska.cz, judr.bek@tiscali.cz, kohout@hkak.cz, ivana.kondrova@worldonline.cz, vostrozlikova@post.cz, judr.pakandlova@seznam.cz, pakpoprach@quick.cz, miroslava.trnkova@tiscali.cz, prolingua@prolingua.cz, info@camcla.cz, info@agenturafine.cz, jiri.fojtek@tiscali.cz, hercikova.yevgeniya@seznam.cz, hradilova@telecom.cz, j.krejzlova@tiscali.cz, maskov@volny.cz, f.meduna@tiscali.cz, pardubicka@quick.cz, lserv@nextra.cz, j.petrackova@volny.cz, s.picka@prekladatel.com, hmachacova@sdl.com, preklady@europe-pro.cz, svecova.it@seznam.cz, castus@cbox.cz, ekonom@ezop.eu, benestu@volny.cz, info@znalecka.cz, libor.hemelik@tiscali.cz, jaros@soudni-znalci.com, kalous.m@tiscali.cz, pribyl.l@worldonline.cz, freznicek@volny.cz, struncova@danup.cz, jiri.babovak@tiscali.cz, marek.vlastnik@tiscali.cz, abcucto@wo.cz, bila.hk@tiscali.cz, agop.hk@seznam.cz, aktiva@tiscali.cz, aradia@tiscali.cz, hermanova.olga@tiscali.cz, ces-ekonomik@seznam.cz, edapohk@gmail.com, muska@eposhk.cz, karel.spesny@centrum.cz, apollonia.jc@wo.cz, info@profitreal.cz, monika.rejchrtova@tiscali.cz, saar.cz@volny.cz, sonis@sonis.cz, trkanova@mail.egservis.cz, jarkovsky@uctyjaromer.cz, Jana.vojtova@worldonline.cz, wcont@wcont.cz, info@educationcentre.cz, sbd-hk@sbd-hk.cz, realitajezek@tiscali.cz, info@nemo.eu, info@bytyhradec.cz, info@pastime.cz, gate@atlas.cz, leona.svihlikova-etc@seznam.cz, senza-jazyky@centrum.cz, beta.jaromer@tiscali.cz, akcie-komodity@seznam.cz, garden.na@centrum.cz, info@czech-audit.cz, ace.hk@ace.cz, podatelna@hrk.hk.ds.mfcr.cz, radek.zapletal@seznam.czOtevíracíhodiny:, f.koloc@seznam.cz, smehlik@approagro.eu, suhk@iol.cz, najman@fiman.cz, renoart.rar@tiscali.cz, jaroslav.fajt@tiscali.cz, jelinek@pps-psycholog.cz, intervencni.centrum@hk.caritas.cz, info@senior-centrum.cz, jaroslavbajer@yahoo.com, pavelmc@volny.cz, info@archivni.cz, pps@ppsadvokati.cz, pavlik@ak-pavlik.cz, akspelda@email.cz, jsladek@hk.gin.cz, brychtova@coral.cz, kadlecek@kadlecek-jezkova.cz, anna.romanova@worldonline.cz, ak.vyhlidova@tiscali.cz, a.ondrak@centrum.cz, sekretariat@advokat-hk.cz, judr.francova@volny.cz, eva.krausova@volny.cz, ak@evaropkova.eu, judr.tacheci@seznam.cz, jana.pankova@t-email.cz, maly@hjf.cz, jaroslavdulicek@seznam.cz, stach_jaroslav@quick.cz, janouch@pmfhk.cz, berg@ak-bmmo.cz, janeba@hjf.cz, j.komarek@worldonline.cz, judr.koubik@advokati-hk.cz, j.matyas@volny.cz, moravec@ppsadvokati.cz, oubrecht@email.cz, j.ziklova@vaske.cz, kamilpodrouzek@seznam.cz, havlicek@mybox.cz, karel.kavalir@iol.cz, perthenova@ppsadvokati.cz, ak.skoumalova@volny.cz, ak.vikova@quick.cz, kufr@cmail.cz, moravec@hjf.cz, advokati@ak-bmmo.cz, dr.pavelpokorny@quick.cz, capkova@hkak.cz, petr.gracik@tiscali.cz, judr.petr@chovancik.cz, cerna-plevakova@advokat-hk.cz, robert.kuba@atlas.cz, rostislav.visek@seznam.cz, dr.kadecka@seznam.cz, skoumal@advokat-hk.cz, v.kusala@wo.cz, zdenek.kadlecek@quick.cz, zdenek.rudolecky@worldonline.cz, zlatohlavkova@c-mail.cz, vichova@hjf.cz, ap.gr@worldonline.cz, bpekova@seznam.cz, bohumil_budinsky@post.cz, ak.opocno@post.cz, hamakova@volny.cz, hana.palizova@ak-palizova.cz, jandura@email.cz, dunca@vfh.cz, kral@hjf.cz, sromova@veska.cz, capek.advokat@seznam.cz, cervenka.jar@centrum.cz, slenc@volny.cz, advokat.uhlirova@wo.cz, kamil.toman@post.cz, benes.ak@seznam.cz, k.pus@volny.cz, akcechlibor@seznam.cz, libor.zboril@email.cz, ak.matej@quick.cz, martin.boucek@volny.cz, musil@ppsadvokati.cz, znojemsky.milos@email.cz, ondrej.rejsek@seznam.cz, uhlir.advokat@seznam.cz, maresova@ppsadvokati.cz, mikes@ppsadvokati.cz, petrriha@centrum.cz, stejskal@akhk.cz, petr.svoboda@akcepek.cz, svadlena@ppsadvokati.cz, r.vencl@centrum.cz, radek.matoulek@quick.cz, ak.kadecka@seznam.cz, info@akkaplan.cz, vavra@advokat-hk.cz, kaiserova@hjf.cz, vladimir.kykal@weil.com, malik.zbysek@seznam.cz, jiri.zak@aktz.cz, info@novotnypavlenko.cz, dmytro.pavlenko@tiscali.cz, dagmar.mala@jcvc.cz, judr.satrapova@mybox.cz, novotny.esq@gmail.com, eva.stryhalova@tiscali.cz, judr.jan.maly@mybox.cz, jar.jezkova@iol.cz, jzaveskyjudr@quick.cz, l.bergmann@centrum.cz, milan.kudyn@seznam.cz, kankova.zdenka@email.cz, kudynovaz@seznam.cz, elena.jezkova@iol.cz, katarina.grofova@tiscali.cz, maria.vor@email.cz, akmp@seznam.cz, sperk@iol.cz, rucka@br.fairnet.cz, advokat.suchanekevzen@seznam.cz, kollman.ak@seznam.cz, ak.petrova@worldonline.cz, judr.Kubecek@seznam.cz, cermakova.jana@seznam.cz, advokat@liston.cz, jiri.soucek@iol.cz, judr.svoboda@cbox.cz, lubos.peterka@pvtnet.cz, dobyvalova@tiscali.cz, sarka.sedlackova@atlas.cz, t.nosek@tiscali.cz, hencl@ensis.cz, advokat@spacek.cz, m.dian@atlas.cz, jezek@somad.cz, denis.mitrovic@tiscali.cz, jerabek.jaromir@tiscali.cz, marta.hradecka@cmail.cz, michalcova@centrum.cz, svandrlik@wo.cz, ak.dvoracek@centrum.cz, ak.trejtnarova@tiscali.cz, ak.mervartova@seznam.cz, srom.zdenek@seznam.cz, info@aksvitek.cz, aksantroch@volny.cz, myslivcova.bj@seznam.cz, judr.pluskald@seznam.cz, daniela.zihlova@centrum.cz, ak.dolezal.dolezalova@seznam.cz, akpoprach@quick.cz, heinz.efler@judrefler.cz, slovensky.ak@tiscali.cz, ak.bilek@seznam.cz, klaus.polz@tiscali.cz, judr.kutis@tiscali.cz, finger@akhk.cz, ljirous@seznam.cz, hruska@akpph.cz, duskova.ak@iol.cz, mirsova@seznam.cz, skladalova.ak@volny.cz, akjt@volny.cz, ak.stefkova@tiscali.cz, adv.dr.kovar.trutnov@seznam.cz, ales.medilek@judrefler.cz, saiver.m@volny.cz, vaclav_cermak@quick.cz, Vladimir.Reznicek@ppadvokat.com, judr.volfova@centrum.cz, nauka@post.cz, notarkom.hk@nkcr.cz, jkrcek.notar@nkcr.cz, bohus.buchar@worldonline.cz, hkulhankova.notar@nkcr.cz, hdivisova.notar@nkcr.cz, jcirtkova.notar@nkcr.cz, mmarcalik.notar@nkcr.cz, zpavel.notar@nkcr.cz, notarka.subrtova@worldonline.cz, lubomir.pilar@raz-dva.cz, hpospichalova.notar@nkcr.cz, zuzana@hotmail.cz, diviskova.notar@worldonline.cz, medunova@notar-nachod.cz, lrandusova.notar@nkcr.cz, kovaricek.milan@worldonline.cz, emachacova.notar@nkcr.cz, msramova.notar@nkcr.cz, jkurik.notar@nkcr.cz, jbalek.notar@nkcr.cz, rbaranova.notar@nkcr.cz, info@mauria.cz, judr.palenikova@centrum.cz, narodniadmin@asociaceprava.cz, info@vaclav-zima.cz, psornf@raz-dva.cz, vecek@volny.cz, mastalka.m@seznam.cz, danaoberreiterova@seznam.cz, AlenaZahradnikova@seznam.cz, j.heger@email.cz, mencl.geoplan@tiscali.cz, ed-euro@seznam.cz, posudky@tomasdolezal.com, melich@wo.cz, petrvodak@tiscali.cz, havlik@wo.cz, nova.paka@equita.cz, Zdenek.Grosman@tiscali.cz, martin.nykl@seznam.cz, v.mosna@centrum.cz, zmatlik.ladislav@seznam.cz, almareal@tiscali.cz, almareal@seznam.cz, nosek@odhady.com, bretislav.jirman@seznam.cz, jiri.mikulka@centrum.cz, josef.prouza@iol.cz, vlcek.roman@centrum.cz, atelier@insatelier.cz, martin.bakes@tiscali.cz, m.malek@seznam.cz, bartos@hlds.cz, hejna@tyniste.cz, bono1234@seznam.cz, cz624298@worldonline.cz, miroslav.havlik@wo.cz, holmanmilos@seznam.cz, jakl.milan@wo.cz, profiten@profiten.cz, rada.zbynek@seznam.cz, jaroslav.bakes@worldonline.cz, faifr@tu.bon.cz, tomas.vobornik@volny.cz, info@ludekvorel.com, obchod@ambrosius.cz, ivexi-obv@seznam.cz, mpservis.plihalova@tiscali.cz, start-sro@volny.cz, vinklerovi@chotec.cz, info@alcontreal.cz, marketing@czstavhold.cz, jobsik@jobsik.cz, v.sedivakova@worldonline.cz, info@ucetnictvidanemzdy.cz, jirovecv@pcj.cz, vehauerova@atlas.cz, sancovaalice@seznam.cz, ave@quick.cz, apis@flycon.cz, atconsult@atconsult.cz, info@auditaz.cz, benediktova.auditea@seznam.cz, mail@auditeu.cz, auditnova@jicinet.cz, auditum@centrum.cz, info@ucetnictvi-azconsulting.cz, petrzilkova@mbox.vol.cz, accounthk@seznam.cz, b.barta@tiskali.cz, bohuslav.kriz@telecom.cz, nybo@seznam.cz, bpsgroup@volny.cz, katerina.zichova@centrum.cz, zahradkovam@centrum.cz, iva.strnadkova@volny.cz, simona.comptes@tiscali.cz, p.bartonicek@seznam.cz, info@uctosprava.cz, dagnam@dagnam.com, kalvodovad@seznam.cz, jakero@xseznam.cz, info@dan-han.cz, danuse.hornickova@quick.cz, ucetnikancelar.cejnar@seznam.cz, d-credit.dusek@worldonline.cz, l.macatova@deal-ekonom.cz, ditamaskova@seznam.cz, dita.otmanova@seznam.cz, dustra@email.cz, economic@pvtnet.cz, ucetnictvi@trutnovsko.com, office@efferta.cz, ekim@quick.cz, info@ekonomicka-kancelar.cz, ejunkova@seznam.cz, esop-rk@seznam.cz, cihak@euro-tax.cz, svobodova_eva@seznam.cz, eva.vasikova@seznam.cz, e.vohralikova@centrum.cz, info@fintax-eu.cz, fireko@volny.cz, cabicar@cabicar.cz, f.smutkova@seznam.cz, info@fuksova.cz, svobodova.gabina@email.cz, menclova.menclova@seznam.cz, hana.plachetska@worldonline.cz, rozsevacova.h@seznam.cz, alena.siftarova@quick.cz, ucetnictvijb@seznam.cz, bkhronov@seznam.cz, helena.prusova@ekonomickesluzby.cz, vehovska@werych.cz, jan@snajdr.cz, j.pivrncova@seznam.cz, ing.jansky@centrum.cz, josef.prusa@ekonomickesluzby.cz, marie.filova@wo.cz, mpacakova@seznam.cz, martina.val@seznam.cz, monika.roh@post.cz, ucto.stranska@seznam.cz, pavel.rehak@seznam.cz, zdepa@kgb.cz, info@slivka.cz, svoboda.karel@iol.cz, tryznova@tiscali.cz, syman@syman.cz, v.kasal@tiscali.cz, zdenek.drahorat@tiscali.cz, ucetni.jaromer@seznam.cz, invv.ucto@live.com, i.bret@seznam.cz, irbis.computers@seznam.cz, iva.sem@seznam.cz, ucto@e-luxus.cz, bergmanova.j@tiscali.cz, dluhy107@centrum.cz, wservis@wservis.com, v.ekonom@seznam.cz, jarmilakuchtova@seznam.cz, j.pavlaskova@seznam.cz, ucetni.h@centrum.cz, ucetni@jksoft.cz, info@uks.cz, zdarskyj@volny.cz, jita.hartmanova@seznam.cz, jar.vob@centrum.cz, info@jsacz.cz, kasvobodova@centrum.cz, kontoservis@volny.cz, j.horalek@volny.cz, hemlad@email.cz, l.drahosova@seznam.cz, Grohovka@seznam.cz, ldusek@seznam.cz, dulidus@seznam.cz, vmd36@seznam.cz, marcela.hrusova@seznam.cz, margita.bradackova@worldonline.cz, marie.skodova@centrum.cz, halirovamarketa@seznam.cz, mar.kohoutova@seznam.cz, bytovy.servis@seznam.cz, kopecmil@tiscali.cz, michaela.rejdova@centrum.cz, kavmi@seznam.cz, zakravskam@seznam.cz, mirka.zahradnikova@tiscali.cz, mir.rud@destnenet.cz, adminaN@seznam.cz, ortes@ortes.cz, patrik.ledvina@epkl.cz, caks@centrum.cz, ucto-petra@seznam.cz, kubesova@ucetnictvi-hk.eu, petrakuldova@seznam.cz, prixcz@prixcz.cz, preklady@ptp-poradenstvi.com, romana.wagnerova@tiscali.cz, roman.patek@cmail.cz, rosnicka.np@centrum.cz, rehak@nove-mesto.cz, s.lapcakova@seznam.cz, sona.havelkova@tiscali.cz, houdkova.sona@seznam.cz, stanislava.holeckova@seznam.cz, uctopleskacova@quick.cz, s.vlasak@e-vlasak.com, sarkadyntarova@seznam.cz, kulhava.sarka@email.cz, lukas_bretislav@post.cz, antos14@seznam.cz, blanka.timofejevova@seznam.cz, markova.milena@wo.cz, alena@jirakova.cz, kornfeldova@ut-tu.cz, ukm_vos@email.cz, v.holzbachova@seznam.cz, vladimira.kozakova@quick.cz, ucetnictvi@rychnovsko.com, ucto@zama.cz, zdenek.pago@email.cz, prouzovazlata@seznam.cz, bazant@dccorporation.cz, zakravska@t-email.cz, poradce@mybox.cz, premysl.pekarek@atlas.cz, jaroslav.vytlacil@tiscali.cz, frvana@seznam.cz, 181@kdpcr.org, zachova@mboxol.cz, mecnar@profi-net.cz, urban@ad-as.cz, drozd@iol.cz, komanek@komanek.cz, tichy.mir@seznam.cz, dagmar.krenova@ckdanovakancelar.cz, rygl@jicinet.cz, bc.zdenek.hanus@seznam.cz, jark@razdva.cz, shanel.z@tiscali.cz, jiri.babovak@worldonline.cz, jan.hrdina@volny.cz, zd.kucera@worldonline.cz, sedlakova@wo.cz, tobiskova.rk@centrum.cz, mpg@cmail.cz, sh.hk@wo.cz, ekodat.hk@wo.cz, penz@volny.cz, Vodstrcilova@volny.cz, martina@charvatova.cz, evkontkdp@seznam.cz, benediktova.auditea@wo.cz, prokes@cmail.cz, slurekd@dragon.cz, jiri.koblasa@tiscali.cz, orca@com-consult.cz, r.vohralik@quick.cz, Juliekultova@sendme.cz, kerhart@cbox.cz, rehak.m@worldonline.cz, adhk@postajicin.cz, blanka.drobna@quick.cz, svatos@somad.cz, epis@mbox.vol.cz, bilanx@volny.cz, pribylova.irena@seznam.cz, tomas.spic@jcvc.cz, josef.subir@worldonline.cz, jsejkora@atlas.cz, frantisek@fojt.net, tomas@vrbacky.cz, benhillman@c-box.cz, sarvasova@wo.cz, benefiting.cz@worldonline.cz, myslivecm@quick.cz, medkova@dobruska.cz, esof@esof.cz, r.uhlir@ace.cz, jirovec@pcj.cz, pultarova.d@tiscali.cz, kovarova@datacomputer.cz, Zdenek.Svorc@worldonline.cz, brykner@jcvc.cz, 2621@kdpcr.org, pavel.vitek@dates.cz, info@pentagoncz.com, i.ladr.m@ucetnictvi-dane-pravo.cz, pminar@pminar.cz, pribylova@iol.cz, sukova.marie@tiscali.cz, kveta.zaloudkova@seznam.cz, dp.chaloupkova-eve@worldonline.cz, dk.vesela@cbox.cz, mvdata@genet.cz, pacesny@ad-as.cz, danapsorn@mxsoft.wnet.cz, emailph@email.cz, burianova.auditor@seznam.cz, hostakova@quick.cz, fucikova.marie@seznam.cz, lenka.chaloupska@afiz.cz, ondrusova.m@worldonline.cz, dax@cmail.cz, jan.farka@tiscali.cz, katerina.janakova@tiscali.cz, kratenova@untax.cz, eso.iv@cmail.cz, preclik@cecetkova.cz, danhelkova@atlas.cz, hruska.vl@tiscali.cz, chmatil_p@cmail.cz, zdenek.konto@cbox.cz, ekkservis@ekkservis.cz, jirina.ticha@vces.cz, hana.cecetkova@seznam.cz, pavel.hanus@parcon.cz, adamecjiri@tiscali.cz, k.daczicka@worldonline.cz, martina.bubnova@cheosap.cz, horakovav@email.cz, michaela.drahoradova@seznam.cz, edapo@volny.cz, hampel@finco.cz, durrova.ruzena@seznam.cz, l.kasparovsky@volny.cz, senkova.marcela@centrum.cz, ja.ti@seznam.cz, srajerova.j@seznam.cz, parizkova.klara@seznam.cz, ondrej.jedlicka@post.cz, Milos.Brezka@seznam.cz, danovaevidence@seznam.cz, pavel.hruby@cmail.cz, pavla_do@atlas.cz, profikonto@seznam.cz, skolnikova.i@seznam.cz, EcaterinaZaporojan@seznam.cz, info@onereality.cz, info@qcgroup.cz, nemork@atlas.cz, demos@orlicko.cz, info@intel-group.cz, parexpo@parexpo.cz, info@agentura-p.cz, info@rrapk.cz, info@albionjob.cz, alyte.sro@tiscali.cz, pardubice@legendor.cz, jmj@iol.cz, zemanek12@seznam.cz, msuch@synthesia.cz, info@englishservice.cz, cechovak@volny.cz, b.bednarova@volny.cz, brezinovagab@quick.cz, kroupova@wo.cz, filipzajicek@seznam.cz, svediroh@telecom.cz, barinka@svi.cz, en-de@en-de.eu, jaroslav.kaspar@geoplan-hk.cz, vstrnad@porfina.cz, ekonucto@seznam.cz, revit@revit.cz, vera.vaskova@tiscali.cz, alena.ptackova@worldonline.cz, agentura.dapa@seznam.cz, deus@deus.cz, belouskova@pernerova.cz, info@dane-audit.cz, mlynhamry@tiscali.cz, info@wings.cz, reality@bib.cz, kubelka.ing@tiscali.cz, scheibova@comacomp.cz, maja@lit.cz, i.hradkova@wo.cz, trantirek_l@seznam.cz, holomek.poradce@centrum.cz, reals@pce.cz, sysaudit@pce.cz, pitter.vl@worldonline.cz, pecinka@pecinka.cz, darina@gotzlova.cz, info@eposkredit.cz, l.koreckova@seznam.cz, ivona.kopova@wo.cz, hitex@uno.czn.cz, hruskova@pvtnet.cz, jitkaucto@tiscali.cz, nopo@nopo.sro.cz, i.rocen@cifracz.cz, mhejdukova@centrum.cz, tumpachova@dtpzeman.cz, kadlecova@xaz.cz, zahalka.audit@seznam.cz, dane@suldovsky.cz, velinska.v@seznam.cz, l.cechova@quick.cz, balska@seznam.cz, rulik@volny.cz, info@karafiatova.cz, ebus@ebus.cz, murfi@proactive.cz, rihovaali@seznam.cz, pamac@volny.cz, pmervart@wo.cz, info@rpicpce.cz, adachovsky@quick.cz, ucetnisluzby@seznam.cz, lifeprofit@lifeprofit.cz, info@f-ea.net, prusova.dane@seznam.cz, tom.bolek@bolekconsulting.cz, jitka.malinska@volny.cz, rysava@af-ekonom.com, spravabd@hlinsko.net, barbaricova@quick.cz, jnetikova@iol.cz, ajakcr@tiscali.cz, dual@pce.cz, pelcdap@iol.cz, hradilova.zina@quick.cz, touskova.vera@seznam.cz, svtax@seznam.cz, rezka@telecom.cz, av.auditing@av-auditing.cz, aduko@aduko.cz, realiykomarek@seznam.cz, effect@effect.cz, gordia@iol.cz, egon@lit.cz, jgamba@iol.cz, eva.boumova.ucto@centrum.cz, hitecom@hitecom.com, msq@msq.cz, l.sudik@seznam.cz, jktconsulting@seznam.cz, stumpovi@seznam.cz, rezanina@telecom.cz, dunovsky@dabsro.cz, lullrichova.notar@nkcr.cz, mcont@seznam.cz, s-plus@pce.cz, gaboo@quick.cz, dnovakova.notar@nkcr.cz, amusilkova.notar@nkcr.cz, lmazlova.notar@nkcr.cz, kock.notar@unet.cz, volencova@chrudim.cz, dpriborska.notar@nkcr.cz, ham.hlinsko@tiscali.cz, jana.udrzalova@tiscali.cz, ozavoralova.notar@nkcr.cz, doubravova@iol.cz, judr.perina@iol.cz, akstankova@tiscali.cz, akmala@akmala.cz, kmoskova.geisler@worldonline.cz, zakova.123@seznam.cz, karel.kudlacek@centrum.cz, stareckova@volny.cz, jarmila.cerna@mybox.cz, ak.smutny@quick.cz, judr.jaroslavsuchy@seznam.cz, suvova@volny.cz, m_janku@iol.cz, jannajman@volny.cz, ak.tzk@tiscali.cz, dananovakova.notar@nkcr.cz, rkorolova.notar@nkcr.cz, akfibich@wo.cz, judr.jelinek.phd@tiscali.cz, tom.vesely@volny.cz, ak.netik-hakova@worldonline.cz, judrpolacek@post.cz, tomasu@volny.cz, navratilova.sy@worldonline.cz, m.svab@seznam.cz, vizdal.ak@tiscali.cz, anna.kostal@seznam.cz, judr.sabova@lit.cz, ak.nunvar@policka.cz, akskoupy@akskoupy.cz, pcarda@iol.cz, drimal.notar@iol.cz, advokati@vychleas.cz, stangl@stangl.cz, ak.hubalek@gmail.com, info@uo.cesorg.cz, l.hostynek@worldonline.cz, petr.kratochvila@danovy-por.cz, marek.hylena@advokacie.org, filip@ustinadorlici.cz, postulka@cmail.cz, judr.josef.kyncl@cbox.cz, mhabrman.notar@nkcr.cz, k.kosta@worldonline.cz, pdobroucky@seznam.cz, notar.stastna@quick.cz, dusanek-beran@email.cz, posta@osoud.pce.justice.cz, info@aaareality.cz, reality@stabilinvest.cz, zdenek.smejkal@iol.cz, reapa@centrum.cz, ing.merta@tiscali.cz, chrudim@tana.cz, efr@efr.cz, judr.solta@seznam.cz, mgrblazek@email.cz, abreal@centrum.cz, landsmann@raz-dva.cz, david-servis@david-servis.cz, zk.skrivanek@volny.cz, jnavratova.notar@nkcr.cz, martin.saroun@profi-webdesign.cz, reality@mourenin.cz, alfaid@seznam.cz, tharea@tiscali.cz, judr.mazanec@tiscali.cz, ak-peskarova@ow.cz, cindrova@quick.cz, info@pce.cesorg.cz, mfajtova.notar@nkcr.cz, pekarv@seznam.cz, ivana.hudova@centrum.cz, info@svazucetnich.cz, info@klubpolabiny4.cz, cas.pardubice@seznam.cz, zofie.dvorak@tiscali.cz, info@akademiesvitavy.cz, a.v.rozpocty@tiscali.cz, info@ipstav.cz, a-projekce@seznam.cz, kpluss.f.o@centrum.cz, richtr82@seznam.cz, leos.matousek@seznam.cz, info@euroing.cz, info@tebodin.cz, varia@volny.cz, metis@email.cz, groh@grohagroh.cz, info@3gg.cz, jvm@volny.cz, trejdl@pce.cz, michal.heger@rkmatras.cz, pavco@tiscali.cz, info@experts.cz, m.lacina@post.cz, culik@pismoznalec.cz, brodsky@chrudim.cz, stanislav@turke.cz, herbert.svoboda@email.cz, jakub.mara@tiscali.cz, jana.kohoutkova@tiscali.cz, ores@atlas.cz, j.janko@seznam.cz, josef.kosinka@tiscali.cz, skladanova@volny.cz, vlass@atlas.cz, kopacekmir@tiscali.cz, pavel@hovorka.cz, chejnovsky@isss.myto.cz, p.slezak@centrum.cz, p.neumannova@comacomp.cz, kolarova@odhadnem.cz, schwarzbach@schwarzbach.cz, pvodak@volny.cz, zpavlik@email.cz, ikra@post.cz, jan-hrubes@volny.cz, ladislav.krivanek@volny.cz, karpisek@svi.cz, kasalova@odhadnem.cz, pkacafirek@seznam.cz, schwab.radek@tiscali.cz, ersre@tiscali.cz, tomas.krpata@ekonomicke-analyzy.cz, fousek.odhady@seznam.cz, zouzelka@atlas.cz, info@znalec-posudky.cz, info@recruitix.cz, lorenzaspol@razdva.cz, uctomonika@seznam.cz, alfatour@lit.cz, express.translations@email.cz, delonix@delonix.cz, j.kropackova@volny.cz, demarco@centrum.cz, malyhorak@seznam.cz, impala@impala-gallery.com, petula.jelinek@seznam.cz, renefejl@seznam.cz, info@trenev.cz, info@czexpress.cz, 3lucy@seznam.cz, maabr@seznam.cz, albina.farkova@tiscali.cz, agenturazion@seznam.cz, karelvostry@centrum.cz, vasatko.j@tiscali.cz, akaia@akaia.cz, afif@seznam.cz, sato@volny.cz, koutny-servis@ustinadorlici.cz, simek.rad@seznam.cz, sona.nekvapilova@kurzy-zebra.cz, tbrezina@mcaris.net, aradiven@seznam.cz, jhybs@centrum.cz, bronislavabartonova@seznam.cz, kantor@dr-kantor.eu, translation.wgz@email.cz, caklova@eclengua.cz, koegler.h@tiscali.cz, eva.kaplanova@email.cz, gals.tlumocnice@tiscali.cz, kubienka@tiscali.cz, pohorska@lit.cz, oforman@volny.cz, preklady@svi.cz, koci.zdenka@mail.cz, irena.jecna@tiscali.cz, ivagaba@seznam.cz, jakubseidl@seznam.cz, sanatana.atma@seznam.cz, jackol@transl-services.com, jandik.n@seznam.cz, tjelena@seznam.cz, info@in-consulting.cz, prekladysj@seznam.cz, marek.barta@seznam.cz, ivo.zika@tiscali.cz, jolananovotna@seznam.cz, holcakova.l@post.cz, hladikova.milena@email.cz, lensmith@volny.cz, zdenek.eisenhammer@chrudim.cz, lumi@raz-dva.cz, mykhkova@seznam.cz, oleg.sycov@seznam.cz, petr.kurfurst@centrum.cz, straznicky@volny.cz, zandovska@volny.cz, pichrom@seznam.cz, zira.sy@worldonline.cz, szymik-az@szymik.cz, ales.jandera@gmail.com, ham@xaz.cz, barbora.stepankova@centrum.cz, jskyak@centrum.cz, krajicekb@volny.cz, daniela.bulenova@atlas.cz, david.hladik@hhp-ak.cz, dobromila.markova@seznam.cz, advokat@rohr.cz, judr.eva@tiscali.cz, jan.vermousek@worldonline.cz, klavik@cbox.cz, ak.culkova@seznam.cz, jana.cepelkova@seznam.cz, jfaifrova.notar@nkcr.cz, jkacirkova.notar@nkcr.cz, drmoravcova@seznam.cz, akberanek@seznam.cz, judrkaspar@comacomp.cz, ak.tkz@tiscali.cz, j.krusina@cmail.cz, ji.moravek@atlas.cz, josef.binajudr@seznam.cz, klement@akklement.cz, akstloukal@centrum.cz, m.kislingerova@akpce.cz, ak.mtomanova@worldonline.cz, bren.advokat@svi.cz, sigutova@osevauni.cz, info@aknovotny.eu, rys.pavel@worldonline.cz, pavel.stratilek@tiscali.cz, petr.kubik@advokati.as, nuckolls@uo.ttnet.cz, kucera@kucera-ak.cz, aksamitova.zakova@quick.cz, svetlana.pechackova@centrum.cz, judr.palenik@seznam.cz, bubenik@mtr.cz, judr.rittichova@worldonline.cz, veronika.mazalova@email.cz, vesely.hustopece@quick.cz, krmencik@akpardubice.cz, akpodhorna@atlas.cz, akbdostalova@tiscali.cz, barbora.kovarik@seznam.cz, prochazka@prochazka-advokat.cz, hana.docekalova@volny.cz, akslezakm@gmail.com, EMAILikolerova@volny.cz, office@akzelenkova.cz, jana.adamkova8@seznam.cz, j.urban@ak-urban.cz, ak.valis.castka@quick.cz, ak.hrbek.jiri@seznam.cz, info@kuceralegal.cz, karolina@stangl.cz, ak.drahosova@iex.cz, klara.zemanova@seznam.cz, kratky.ak@seznam.cz, jedlicka.uo@tiscali.cz, ak.sebestova@centrum.cz, ak@suchodolova.cz, cervinka@ak-cervinka.cz, michal.zila@centrum.cz, z.vernerova@ow.cz, zima.vladimir@seznam.cz, zbornik.ak@seznam.cz, hykys.advokat@hykys.cz, rnak@centrum.cz, mikyskarichard@seznam.cz, radka.nesvadbova@centrum.cz, lat.radek@centrum.cz, olivapetr@seznam.cz, p.kovar.lit@seznam.cz, rokus.vm@worldonline.cz, pardubice@gerlach.cz, ak.jkulhanek@email.cz, kustova@chrudim.cz, zakaznik@suldovsky.cz, 1.lef@seznam.cz, urbankova@urbankovi.cz, aidar@seznam.cz, ucto.pce@seznam.cz, akontpro@drtnet.cz, rzahradkova@allfin.cz, vrtenova@email.cz, roznavska@arprofi.cz, rocenova@averta.cz, jaromir.bayer@bayerabayer.cz, kubova.petra@unet.cz, info@best-life.cz, bison@bison-finance.cz, stankova@quick.cz, stejskalova.vera@seznam.cz, jendek@seznam.cz, pasmetanova@volny.cz, info@crassusart.cz, steine@chrudim.cz, whitepoint@whitepoint.cz, das.sulcova@seznam.cz, danep@ktct.cz, petr.novacek@dano.cz, deok@deok.cz, dudova@unet.cz, drah.dolezalova@seznam.cz, jiri.susta@seznam.cz, fiserova@edup.cz, info@eeiics.com, jmmmj@centrum.cz, ektis@telecom.cz, roznavska@eu-profess.cz, evabezdekova@centrum.cz, slerovi@quick.cz, fimax@fimax.cz, info@financier.cz, finco@finco.cz, info@fla-eco.cz, martacerna@post.cz, gabrielakrummerova@seznam.cz, info@ucetnicz.eu, ucetnictvi.huzlikova@seznam.cz, hanicka.kasparova@seznam.cz, sluzbaskole@unet.cz, kolomaznikova@volny.cz, ucto007@email.cz, janhre@centrum.cz, dana.haubertova@post.cz, brozek.sezemice@seznam.cz, glatt@glatt.cz, linhart@mrf.cz, jiri.kratky@centrum.cz, janarusinakova@seznam.cz, mjed@seznam.cz, cupal@sendme.cz, konopkova@seznam.cz, pavlina.brozova@centrum.cz, petra.heydukova@seznam.cz, r.paukertova@seznam.cz, simona.uc@seznam.cz, vera.korcakova@seznam.cz, zaludova@ucetnictvi1.org, beranzdenek@seznam.cz, z.vitmanova@seznam.cz, appa.agentura@seznam.cz, info@akcentcz.com, mana@mana.cz, pmconsulting@pmconsulting.cz, info@corona-c.com, info@saltmedica.cz, kratky@resperita.cz, ing.richard.horak@seznam.cz, tomask54@volny.cz, vit.prokupek@vp-tcc.cz, amlynarova@centrum.cz, info@prr.cz, info@authentic-hs.cz, jaromir.pulpan@email.cz, spirus@chrudim.cz, info@poradenstvi-haccp.cz, info-epps@enter-prise.cz, mbasa.systemy@seznam.cz, pavel@dubanek.cz, iva.prokopova@isofikace.cz, vitezslav.vlasak@email.cz, milan.meloun@upce.cz, smt@smtcentrum.cz, stranik@unet.cz, info@auditservice4u.com, calypte@calypte.cz, info@enteria.cz, chrudim@ipi.cz, info@redea.cz, sales@linksengineering.com, vaclav.klicka@svaz-nastrojaren.eu, vafel@ktuo.cz, info@mercurius-chocen.cz, info@prijimaci-pohovor.eu, info@cmud.cz, judr.ales.popelka@centrum.cz, ucetnictvi@vyc.cz, mculek.notar@nkcr.cz, jara.belina@seznam.cz, forsico@seznam.cz, ersilova@hsc.cz, atelier@satelier.cz, zafing@zafing.cz, m.netik@tiscali.cz, advokatvodickova@seznam.cz, kalm@atlas.cz, patrik.boguaj@email.cz, info@sro-as.cz, info@stop-bodum.cz, jitka.potockova@seznam.cz, suchomel.p@worldonline.cz, braidotti@seznam.cz, jara.pridal@mikropur.cz, prochazka.lingua@seznam.cz, p.pytlik@centrum.cz, nealce@hotmail.com, vuuren@iol.cz, info@preklady-else.cz, info@grossman.cz, voli@seznam.cz, kucova@centrum.cz, 495533549@iol.cz, andrea.klempirova@seznam.cz, mptrans@seznam.cz, svobodova.inge@seznam.cz, jaroslavjakub@seznam.cz, kpk.ksikal@tiscali.cz, janapazlarova@seznam.cz, kutak@hk.inecnet.cz, kocianova.jitka@tiscali.cz, libor@jazykovesluzby.com, valkova@email.cz, nataliya.d@seznam.cz, cernaxradka@seznam.cz, sona.jozakova@centrum.cz, translat.preklady@tiscali.cz, dobra.duse@seznam.cz, klement.hartinger@tiscali.cz, crenate@seznam.cz, simon@polak.org, scihol@volny.cz, info@langservice.cz, zuzana.ishizaki@seznam.cz, ilonavovcenko@seznam.cz, korektury@volny.cz, tolkmap@volny.cz, doubekd@volny.cz, hlavamartin@seznam.cz, renia1@centrum.cz, pavlik.daniel@tiscali.cz, mazurova@sgc.cz, otaflegr@otaflegr.com, kcnv.90@email.cz, langerp@seznam.cz, msoumar@seznam.cz, preklady@pl-cz.com, nosek.s@seznam.cz, info@prekladynjcj.cz, agentura@polsky-jazyk.cz, dana.mihulkova@iol.cz, info@ltlv.cz, s.jirakova@seznam.cz, adamkis@seznam.cz, preklad.slaj@tiscali.cz, myenglish@atlas.cz, helenkacz@hotmail.com, sebovajana@seznam.cz, k.antosova@volny.cz, plovajkom@volny.cz, resiservis@seznam.cz, puric@puric.cz, info@firma-imago.cz, fsubert@tiscali.cz, pozdenova.marie@volny.cz, mike@krkonose.cz, miroslawa.e@atlas.cz, mmala@tiscali.cz, vomackova@preklady-tlumoceni.cz, italservis@seznam.cz, h.warsow@volny.cz, hrochova.helena@tiscali.cz, hardikerova@seznam.cz, r.nostromo@tiscali.cz, vladimira@kasalova.cz, i.hrazdilova@seznam.cz, jolanakluckova@seznam.cz, martin.hruby@gmx.com, marikova@preklad-anglictina.cz, denisa@dnpreklady.com, zuzana.knapova@seznam.cz, ace@ace.cz, informace-cz@edenred.com, prodej@importec.cz, info@labcz.cz, popai@popai.cz, info@rycon.cz, stanislavlelek@gmail.com, bvk@wo.cz, ekinclova@centrum.cz, aug.cermak@volny.cz, ing.hana.prochazkova@seznam.cz, epa.audit@seznam.cz, koutnik@iol.cz, vanous@hsc.cz, wiliam@graniti.cz, akvizice.czech@gmail.com, kasty@kasty.cz, michal.havlicek@mtc.cz, z-benesova@seznam.cz, servispoh@nb.czcom.cz, martin.dittrich@tchk.cz, tomas.juppa@juppa.net, info@setime.cz, smehlik@cosystem.cz, info@partner4business.cz, rozvojfirem@rozvojfirem.cz, info@rbenefit.cz, linha@quick.cz, karel.snopek@seznam.cz, mil.krasny@seznam.cz, fineko@jaro.cesnet.cz, paar@batex-t.cz, hlavaty.jaromir@seznam.cz, karol.olle@tiscali.cz, v.simak@iol.cz, simerda.j@tiscali.cz, danubiark@iol.cz, losenicky.consultant@tiscali.cz, david.fel@seznam.cz, blpm@blpm.cz, suggest@atlas.cz, havranekl@centrum.cz, quadra@quadra.cz, advision@advision.cz, info@apconsulting.cz, espo.nyvltova@tiscali.cz, newico@wo.cz, josef.hubl@volny.cz, scotia@scotia.cz, vc@bci.cz, irena.slajerova@slajerova.cz, info@aiza.cz, renata.rykrova@seznam.cz, techonin@huskova.cz, b.polak@c-mail.cz, info@ucetnictviaek.cz, hradec@grafton.cz, hradec.kralove@adecco.cz, hradec@perseacr.cz, info@bulstar.eu, info@personaliste.cz, simix@hrsimix.eu, petr.jaros.65@seznam.cz, fenynec@seznam.cz, delta.hronov@tiscali.cz, rychnov@manmark.cz, navratil@zemepuvodu.cz, znalec@reprografie.cz, info@sunnyschool.cz, drvogel@mybox.cz, radek.umlauf@um-atelier.cz, eva.vlkova@seznam.cz, lucie.k@magicenglish.cz, kontax@kontax.cz, egypt-advokat@seznam.cz, vojtechlamr@seznam.cz, ladislav.beranek@email.cz, dane.zoubelova@seznam.cz, dolezal.alena@email.cz, kpouchla.notar@nkcr.cz, info@ucetnictvi-chocen.cz, kuchar.v@volny.cz, kplegal@kplegal.cz, sbdo@jicinet.cz, jolana@krejcikova.cz, externi-ucetni@seznam.cz, irena-hladikova@seznam.cz, martina.klementova@gd-net.cz, petr.hazlinsky@seznam.cz, ucetnictvi.sy@email.cz, esterova@seznam.cz, kancelar@akvankova.cz, Hanka.K9@email.cz, leos.mencl@seznam.cz, ucetnictvi-hk@email.cz, sekretariat@sbdtrutnov.cz, ekosoft.iveta@O2active.cz, zdena.ceskova@quick.cz, jarka.frgalova@email.cz, cermak@akcp.cz, sitkovahana@seznam.cz, ucetnictvi.annapickova@seznam.cz, stankova.ak@email.cz, ksenak@danova-kancelar.eu, andrea.votavova@votavova.eu, ocepelova.notar@nkcr.cz, hradeckralove@nextreality.cz, pardubice@nextreality.cz, jazykovaskola@seznam.cz, info@asdconsulting.cz, info@mideurope.cz, janaticha@volny.cz, bilek@snmj.cz, flidrovailona@seznam.cz, janamilotinska@seznam.cz, info@ostrozlikova.cz, 1007@kdpcr.org, poradcipce@poradcipce.cz, alena.ptackova@tiscali.cz, d.vecernikova@seznam.cz, uctujzde@seznam.cz, petrmazak@seznam.cz</text:p>
          </table:table-cell>
        </table:table-row>
        <table:table-row table:style-name="ro1">
          <table:table-cell office:value-type="string" calcext:value-type="string">
            <text:p>Potraviny</text:p>
          </table:table-cell>
          <table:table-cell/>
          <table:table-cell office:value-type="string" calcext:value-type="string">
            <text:p>j4@j4.cz, info@komy.cz, inmas@inmas.cz, info@moravekcft.cz, info@zanate.cz, jiri-andrle@seznam.cz, horicketrubicky@centrum.cz, tritonhk@iol.cz, cokodekor@post.cz, mave@mavejicin.cz, perena@wo.cz, ppvv@volny.cz, bagint@nextra.cz, vyrobahk@canto.cz, kvicerovska.pekarna@seznam.cz, info@pekarnynachod.cz, praskateckapekarna@e-mail.cz, posta@framagro.cz, info@novasobotka.cz, info@skalican.cz, niva.eko@volny.cz, info@bohemilk.cz, mlyny@mlynyvozenilek.cz, mlyn_nachod@pvtnet.cz, roman.chaloupka@quick.cz, eshop@lekarnavlipkach.cz, zdlibcany@tiscali.cz, zelarna.zdpodchlumi@tiscali.cz, selka.kopler@tiscali.cz, ihorak@kydlinov.cz, polabi@vysoka.cz, luzany@czfruit.cz, helagra@helagra.cz, zepobohu@tiscali.cz, svus@svus.cz, ecoton@ecoton.cz, info@guseppe.cz, obchod@maren.cz, fabioprodukt@fabioprodukt.cz, terciecz@post.cz, RHoralkova@seznam.cz, malus@tu.bon.cz, vsuohl@vsuo.cz, oldrich.klobas@seznam.cz, info@pecivo-lahudky.cz, beas@beas.cz, info@ceskypekar.cz, r.dorr@tiscali.cz, obchod@hradeckapekarna.cz, info@kontishk.cz, kozuna.sdruzeni@tiscali.cz, obchod@horicketrubicky.eu, peko.sro@peko-pekarna.cz, reuterova@idc-food.cz, ackofood@ackofood.cz, strix@cmail.cz, gourmet_2003@volny.cz, renata.duskova@danisco.com, hlubinova@seznam.cz, jednota@dk.anet.cz, j.elias@nerodia.cz, info@toto-vyrobnalahudek.cz, oliva.jan@mybox.cz, amr.reditel@ateko.cz, info@perfekta.com, info@rozmarynek.info, hradec_kralove@ceroz.com, zeas.as@worldonline.cz, prego@pregel.cz, zmrzlina@panda-frost.cz, info@vsestary.cz, farmaroudnice@seznam.cz, info@adeva.cz, deva@deva.cz, info@porsplus.cz, konigsmarkova@zvicinska-uzenina.cz, r.papirnik@seznam.cz, jatkycs@volny.cz, nutra.hk@tiscali.cz, unie@mbox.vol.cz, info@praskateckapekarna.cz, hamham@mujmail.cz, fruits@email.cz, vendy@vendi.cz, infohk@terno.cz, adela.tischnerova@ponty.cz, habichova@zmena-zivotniho-stylu.cz, info@nutricni-poradenstvi.cz, pavel.kesner@gmail.com, imunotop@imunotop.cz, olga.jaresova@seznam.cz, leknanamesti@volny.cz, motorestupavla@seznam.cz, info@tcmcentrum.cz, lekarnanaproudu@seznam.cz, u.zlateho.hada@seznam.cz, lekarna.hradecky@cmail.cz, bylinkarna@abcfirmy.cz, evacejnarova@tiscali.cz, sokol@staus.cz, penzionkulisek@seznam.cz, beranek.antonin@atlas.cz, movydi@seznam.cz, bednarova.bepa@wo.cz, novak.stroje@seznam.cz, antikor@letohrad.cz, ktr-pce@seznam.cz, info@hoteleuro.cz, gastro.royal@seznam.cz, centrum@ok-centrum.cz, kkb@kkb.cz, info@intergal.cz, hyxa.zdenek@razdva.cz, info@gama-pardubice.cz, f.trade@email.cz, ths-servis@ths-servis.cz, agricol@agricol.cz, pup@ktuo.cz, info@svam-lit.cz, info@spalda.cz, racional@tiscali.cz, sekretariat@zs-luze.cz, madami@madami.eu, trousil.syry@tiscali.cz, daysmenu@days.cz, urocont@urocont.cz, korado@korado-ryby.cz, makroma@seznam.cz, sekretariat@mkp.cz, jatkasy@cbox.cz, hlousek.ladislav@email.cz, miltra@pvtnet.cz, mandik@torovm.cz, info@karlik-distribuce.cz, klusackova.vajax@worldonline.cz, mlekarna@tatramleko.cz, chlebicek@frencl.cz, info@mleko.cz, info@chocenskamlekarna.cz, info@euroice.cz, vitamind@policka.net, pzp.merlin.k.spackova@seznam.cz, hotel@harmony-pce.cz, vojtech.malinovsky@seznam.cz, janderov@volny.cz, agrovysocina@avb.cz, mlyn-korunka@mlyn-korunka.cz, info@goldfein.cz, pernik.janos@worldonline.cz, info@odkolek.cz, starback.pce@worldonline.cz, jaja@pardubickypernik.cz, info@moravecpekarny.cz, pekarnaopl@orlicko.cz, dej.coko@worldonline.cz, hlineckepekarny@centrum.cz, janvitek@volny.cz, labeta@labeta.cz, zachova.pernik@iol.cz, info@pernikpardubicky.cz, jenta@jenta.cz, papak@pce.cz, jarmer@lit.cz, modracukrarna@seznam.cz, smekalovo.pekarstvi@seznam.cz, l.hejhal@seznam.cz, cukrarna@centrum.cz, pelz-sport@unet.cz, uklid@kylie-pardubice.cz, info@adaptdopravniky.cz, inmex.pce@seznam.cz, albaplus@albaplus.cz, drubezarny.osik@woldnline.cz, anza@cbox.cz, info@masne-delikatesy.cz, pekarna.letohrad@tyhan.cz, tomasmysik@seznam.cz, info@zeas.cz, zd.rosice@tiscali.cz, obchod@ltc.cz, jhejl@obchodhejl.cz, pardubice@efes.cz, bovys@bovys.cz, pernikar@pernikar.cz, janhovorka@email.cz, novyvek@novyvek.cz, info@ladislavsoukal.cz, jandejsekz@rabbit.cz, hhcorp@hhcorp.cz, druzstvo@cokoklasik.cz, ubytovani@hosteltrim.cz, ranch@kovarov.info, bohemiatennis@volny.cz, hotylek.kacenka@tiscali.cz, rz-radost@holice.cz, kmonicekjosef@seznam.cz, info@chata-polanka.cz, jiri.reter@seznam.cz, info@pizzeria-toscana.cz, penzion@staroholicka.cz, info@pizza4living.cz, zdrava.vyziva.mt@seznam.cz, bovysfruit@bovys.cz, zelenina.zezulka@atlas.cz, med.novak@tiscali.cz, jidelna.map@quick.cz, mmitanova@ipplc.cz, lidova.jidelna@tiscali.cz, info@rohliky.cz, pulkrabek@cmail.cz, zelenina.snakov@tiscali.cz, info@agro-jenisovice.cz, agrospektra@policka.cz, farma.drahos@seznam.cz, blanka@saroun.com, info@eligoas.cz, tmatusak@seznam.cz, objednavka@nakupdomu.cz, profismak@profismak.cz, info@spicapizza.cz, kucera.malby@tiscali.cz, jlhotsky@seznam.cz, skolky.molitorov@email.cz, zasobnizahrada@seznam.cz, jirout@jirout.com, jana.jelinkova@ow.cz, martin.glaser@ktct.cz, pardubice@diochi.cz, meravy.hermeopa@wo.cz, info@souvnasavrky.cz, mlcaktomas@seznam.cz, info@ebfruit.com, info@chlazenajidla.cz, info@hotsnack.cz, zdenka.doupovcova@seznam.cz, cokosvet@cokosvet.cz, urbankovadita@seznam.cz, info@projectsoft.cz, fytona@fytona.cz, mirzeleny@seznam.cz, staroceske.trubicky@centrum.cz, italmarket@italmarket.cz, pc-zajicek@seznam.cz, milan.hovorka@hovorkovytrubicky.cz, petirovocukrarstvi@seznam.cz, info@horicketrubicky.cz, info@prvnihoricka.cz, harlekyn.dlouhy@seznam.cz, sojka1566@seznam.cz, tomas.stenava@tiscali.cz, cukrarnastezery@stredovypekarny.cz, uniroll.czech@seznam.cz, info@cukrarska-vyroba.cz, info@kand.cz, zpracovna@kolowrat.com, marie.matulova@centrum.cz, radek.mrzena@worldonline.cz, info@medovyraj.cz, info@vcelarenihrou.cz, info@rakytnik.eu, extrifit@extrifit.cz, info@sunfood.cz, info@dologran.cz, kopecky@naturamedicahk.com, express.menu@email.cz, giromagelato@giromagelato.eu, dita.sramkova@centrum.cz, milcomdk@milcom-as.cz, Stanislava.Kufnerova@seznam.cz, bohemia.linen@worldonline.cz, m.skala@rizeni-kvality.cz, info@knedlikarna.cz, obchod@mazela.cz, libor.cerny@ovotrade.cz, pestitelskapalenice@email.cz, palirna_ledska@centrum.cz, palirna.jaromer@quick.cz, brazdil@cmail.cz, reznictviuhlir@seznam.cz, sekret@masojicin.cz, info@masokombinatpokr.cz, masotrend@seznam.cz, info@vmuvam.cz, jatka@jatkavrchlabi.cz, pejskar.police@worldonline.cz, obchod@dubea.cz, trdelniky@trdelniky.eu, pekarna@josefrydl.cz, info@jvs-semilskapekarna.cz, karel.rezner@seznam.cz, obeslo.libor@seznam.cz, pekarna.komar@gmail.com, jozef.ondrusek@seznam.cz, perniksro@seznam.cz, john.pek@cbox.cz, s.adamkova@seznam.cz, stravovani.burda@seznam.cz, info@mamhladvhk.cz, catering@orangeorange.net, info@gastroservisjirku.cz, info@ekofarmavlkovi.cz, ataurus@volny.cz, dzv.rk@worldonline.cz, futerovam@seznam.cz, statek.uhronov@tiscali.cz, farma.rudnik@tiscali.cz, jatkajezdinsky@seznam.cz, lenka_sediva@post.cz, cerna.mara@tiscali.cz, bedrich.plisek@seznam.cz, farmapolak@seznam.cz, kalenska.zemedelska@seznam.cz, brejtr@czfruit.cz, zeleninasynkov@quick.cz, vaclav.espandr@seznam.cz, mysli.ales@seznam.cz, info@bormato.cz, farmarubin@email.cz, mejstrikova.ivana@centrum.cz, jahody@jahody.eu, jaroslav@czfruit.cz, ovocnarstvi.hlavacek@tiscali.cz, holeckova.jindra@seznam.cz, ovocnesady@laris.cz, roudny.mil@seznam.cz, vasak@czfruit.cz, katerina@karesova-bio.eu, jiri.hlavacek@centrum.cz, aaapples@centrum.cz, zdenekkucera@czfruit.cz, basnice@czfruit.cz, mirek.hak@volny.cz, novobydzovskazelenina@seznam.cz, velkon@tiscali.cz, framil.tyniste@volny.cz, med.spacek@tiscali.cz, info@poverner.cz, obchod.negocio@seznam.cz, alimpex@alimpex.cz, atila@wo.cz, info@bionatur.cz, obchod@eisstudio.cz, info@intersnack.cz, info@melisa.cz, obchod@michanachod.cz, novmas@email.cz, info@sunfood.eu, sebrle.sro@seznam.cz, vaclav.hvezda@tiscali.cz, hocak@tiscali.cz, ipavlu@volny.cz, pluhar.astra@tiscali.cz, pasekovi@tiscali.cz, info@vviss.cz, agrom@agrom.cz, roman.kejklicek@email.cz, navita@navita.cz, info@cukrarnavsestary.cz, depo11@familyfrost.cz, pokorna.cukrovinky@seznam.cz, jordis@jordis.cz, editaherman@seznam.cz, info@novy-pivovar.cz, b.prokop@tiscali.cz, vaclav.jirka@centrum.cz, sklenarstvi.rychnovsko@seznam.cz, naturel@naturel.cz, info@rokytnikvcely.cz, vcest@vcest.cz, zdenekmestka@seznam.cz, info@prirodni-pripravky.cz, pavelradek@fytokomplexy.cz, prodej@hlivaustricna.eu, olgaerbanova@seznam.cz, gottwaldova.v@centrum.cz, kosmetika.blanka@seznam.cz, skopikovahelena@seznam.cz, prodej@obchod-zdravi.cz, ansorgovaj@obemail.com, mvitek@email.cz, info@sunkins.net, atzijezdravi@seznam.cz, info@zdravavyzivahronov.com, chaac@seznam.cz, info@babkabylinarka.cz, eurovit.sklad@tiscali.cz, info@apiglukan.cz, bazalka.hk@tiscali.cz, x-iont@x-iont.com, slunecnicejicin@seznam.cz, jitrenkazdravavyziva@seznam.cz, evakovacova@email.cz, zdravicko@seznam.cz, objednavky@bioobchod.cz, bio@chlorellacentrum.cz, cerstvebedynkyhk@email.cz, drabek.david.nb@seznam.cz, frantisek.lexman@seznam.cz, kupka.lubomir@tiscali.cz, okurik@seznam.cz, oz-hrbek@seznam.cz, pmatuch@seznam.cz, vladimira.jankajova@centrum.cz, info@dorty-hk.cz, agro@agro.cz, delikat_sro@iol.cz, nosek.vos@volny.cz, ver.hampl@volny.cz, info@masojirman.cz, masnatu@seznam.cz, m.balcarova@email.cz, info@masokazda.cz, hofman.miloslav@seznam.cz, info@chlebicky-hk.cz, pavel.broz@tiscali.cz, reznictvi.vitek@seznam.cz, petr.kondas@seznam.cz, jednatel@samohs.cz, uzemaplus@seznam.cz, vasek.oupic@seznam.cz, vahala@vahala.cz, v.vavra@seznam.cz, dkflegl@seznam.cz, nasnark@seznam.cz, vacekludek@seznam.cz, jana.dvorackova@seznam.cz, objednavky@prominent-cz.cz, trade@incomi.cz, info@maja-bb.net, nina@nina.cz, b.chuchlik@cmail.cz, obchod@erko.cz, unimarket.nechanice@seznam.cz, kroupa.jiri@gmail.com, safarik.cernilov@seznam.cz, potravinypesova@seznam.cz, schovankove@email.cz, x.jitka@seznam.cz, potravinymacek@seznam.cz, lenka14061@seznam.cz, ludvikbidlo@tiscali.cz, marcela.krajniakova@volny.cz, svorcovadobrany@seznam.cz, svehlamilanobchod@email.cz, milos.radobersky@seznam.cz, info@pspotraviny.cz, ukuliska@seznam.cz, marcinovakova@seznam.cz, novotnypavel@email.cz, perfectosro@centrum.cz, restauraceubartosu@tiscali.cz, petrgrim@seznam.cz, obal.horak@seznam.cz, info@rosamarket.cz, sarka.dk@seznam.cz, pensionbici@seznam.cz, tichy4@post.cz, vial.jaromer@seznam.cz, vladimirhauzvic@seznam.cz, jezek.vl@tiscali.cz, info@food-shop.eu, info@obchod-bezlepku.cz, info@dobre-zdravi.cz, info@ostrovzdravi.cz, dotazy@uzdraveniorganismu.cz, info@klas-zdravi.cz, hanka@herbalifezdravasnidane.byznysweb.cz, webmaster@pavelvana.eu, magik-obchod@seznam.cz, info@bacchus.cz, bio-prozivot@email.cz, info@poradnaprozdravi.cz, cinskaatibetskamedicina@email.cz, winego@email.cz, info@nakupni-internetove-centrum.cz, info@nasezdravi.com, mikula.m@seznam.cz, hradeckralove@ulozenka.cz, info@topwineonline.cz, info@mycomedica.cz, lekarna-doma@lekarna-doma.cz, fit@svet-zdravi.cz, info@hogner.cz, senovka@senovka.cz, kontakt@regionalnispeciality.cz, objednavky@gurman-shop.cz, info@brumda.cz, evuse25@seznam.cz, info@obchudek-prozdravi.cz, email@notioterapie.cz, info@blueway.cz, info@ulushop.cz, hamani.cz@email.cz, info@gastroterronic.cz, info@xnutrition.cz, info@biocech.cz, restaurace@cernykunhk.cz, phubeny@seznam.cz, lada.francouz@tiscali.cz, pfahnl@pfahnl.cz, odbyt@kavoviny.cz, motorest-tir@volny.cz, restaurace@nabide.cz, info@reznicke-stroje.cz, kontakt@tereos.com, pavel.zikmund@gmail.com, central@makovec.cz, pardubice@harmonyservis.cz, info@chocodesign.cz, info@vicezdravi.cz, info@makro.cz, info@pekarstvi-sumava.cz, lab@sedium-rd.cz, cavrnoch@seznam.cz, zd.hbradlo@sendme.cz, zem.a.s.vysocina@email.cz, zod.stolany@email.cz, chrudim@drmax.cz, hradec.jeronymova@drmax.cz, info@lekarnavital.cz, info@ceskydvur.com, myslifit@gmail.com, denis.obermajer@seznam.cz, katka.grus@seznam.cz, zelko.bucina@tiscali.cz</text:p>
          </table:table-cell>
        </table:table-row>
        <table:table-row table:style-name="ro1">
          <table:table-cell office:value-type="string" calcext:value-type="string">
            <text:p>Počítače</text:p>
          </table:table-cell>
          <table:table-cell/>
          <table:table-cell office:value-type="string" calcext:value-type="string">
            <text:p>vopalka@qpro.cz, info@enachod.cz, info@delta-reklama.cz, martinpetracek@gmail.com, reklamy.horakova@seznam.cz, amok@amok-reklama.cz, adreklama@adreklama.cz, info@inzercejicin.cz, ivepa@ivepa.cz, pavel.kubicek@foto-reklama.cz, info@mediapool.cz, info@regereklama.cz, cibulkova.pontium@quick.cz, info@repropaint.cz, info@studioplus.cz, petr.cermak@compek.cz, janouch@janouchnet.com, info@parcon.cz, i.ladr@ucetnictvi-dane-pravo.cz, hampel@finco.cz, epis@mbox.vol.cz, info@kult-info.cz, cornea@post.cz, info@altec.cz, apso@apso.cz, info@asv.cz, coral@tirs.cz, info@direction.cz, isar.v@tiscali.cz, jd@jdcomputers.cz, jhp@jhp.cz, pccentrum@pccentrum.cz, winbest@winbest.cz, info@emporium-it.cz, info@tvorba-www-webdesign.eu, info@stylsoft.cz, obchod@cis.cz, info@gigaweb.cz, milandivis@seznam.cz, info@hi-net.cz, egservis@egservis.cz, info@erkor.cz, gradace@jicinet.cz, hovorka@magicnet.cz, info@it-support.cz, micronet@route.cz, info@nachod.net, info@neofema.cz, pavel.houser@profiweby.cz, obchod@nsys.cz, info@100megahk.cz, 2elhk@2el.cz, obchod@agcom.cz, info@atcresler.cz, cobra@cobra.cz, csf@csf.cz, info@ctr.cz, mara@trutnov.cz, digitronic@digitronic.cz, info@dsplus.cz, goldware@goldware.cz, infotech@infotechcz.cz, jipp@jipp.cz, kriz-elektronik@wo.cz, hradec@mader.cz, obchod@ozzzycomputers.cz, lioncomputers@seznam.cz, hradec@mironet.cz, obchod@cono.cz, info@ordas.cz, obchod@pbcom.cz, info@csse.cz, info@rpdata.cz, info@space-na.cz, info@pcvondra.cz, obchod@ezopgroup.cz, hudec@eo.cz, tradecom@tradecom.cz, diginet@volny.cz, libnar@pcstorm.cz, Univel@atlas.cz, pc21@email.cz, koncepthk@koncepthk.cz, info@vanekdesign.com, obchod@mmcomputer.cz, info@hespro.cz, billcom@billcom.cz, fsoft@worldonline.cz, lan@lc.cz, info@neting.cz, ortex@ortex.cz, info@amitycz.as, webdesign@fxnet.cz, info@auvyt.cz, barsoft@volny.cz, b-d@b-d.cz, obchod@bonet.cz, datex@datexhk.cz, ddsoft@ddsoft.cz, info@edicom.cz, egexpert@egexpert.cz, kubiznak@elnico.cz, info@emwacgroup.cz, esof@wo.cz, etos@etos.cz, lukas.havlas@centrum.cz, horacius@horacius.cz, info@internetpartner.cz, jurcik88@seznam.cz, info@helios.eu, boris.letocha@seznam.cz, jk@lotofidea.com, info@mapshk.cz, melco@melco.cz, jhavir@mfservis.cz, Ortex@Ortex.cz, palstat@jakost.cz, info@pantek.cz, prochazka.jaroslav@kbelnice.cz, rtvdata@rtvdata.cz, posta@ssw.cz, info@top-tech.cz, vasus@microrisc.cz, pohoda@egconsult.cz, firma@algo-hk.cz, datainfo@datainfo-sro.cz, valmont@iol.cz, info@ekonsys.cz, jrs@rejl.cz, ludek.zakravsky@systemart.cz, softbit@softbit.cz, info@zzsoft.cz, merkl@prekladace.cz, obchod@farmis.cz, prouza@nemovitosti.cz, obchod@voko21.cz, compel@compel.cz, cernypetr@revol-team.cz, studioweb@centrum.cz, defraggler@email.cz, orlicek@centrum.cz, maxrom@centrum.cz, exner@exnerstudio.cz, info@inform.cz, info@slovnik-slovniky.cz, info@realdream.cz, info@webprezent.cz, kovanda@aria-studio.cz, mm@ensis.cz, info@tvorba-webu.org, dir@agenturarp.com, spravce@regisweb.cz, Hradec.Kralove@firma.seznam.cz, info@cstechnologies.cz, reznickova@zirec.hospic.cz, sestak@dkanet.cz, zshorineves@seznam.cz, sadat@seznam.cz, alien.computers@email.cz, obchod@agi.cz, obchod@sestavypc.cz, oplt@oplt.eu, info@comtex.cz, info@zapo.cz, info@nakuppc.cz, info@x-comp.cz, dlnk@dlnk.cz, pavel@halbrstat.cz, mirek_kitler@seznam.cz, info@techprog.cz, roubik@ambercz.eu, dana.janska@centrum.cz, info@v-comp.cz, ictkaspar@seznam.cz, obchod@bscom.cz, bersoft@seznam.cz, skip@skip.cz, bat@atre.cz, podpora@playman.cz, hustak.falco@tiscali.cz, obchod@hernicentrum.cz, cks@e-cks.cz, tarole@tarole.cz, info@vlcomp.cz, aginfo@aginfo.cz, info@anexpc.cz, aron@aron.cz, prodej.hk@autocont.cz, vitek@dcom.cz, stepan@awicom.cz, petr@sotolapc.cz, cdservis@cdservis.cz, mail@cometcz.cz, data.servis@tiscali.cz, obchod@tazcon.com, info@htn.cz, david-zahradnik@volny.cz, info@edipax.com, frajasw@razdva.cz, j.kalouskova@gmc.net, sartner@volny.cz, info@fisera.com, jancik@jancik.biz, smejkal@smcomp.cz, info@webhned.cz, insoftsi@ktpquantum.cz, jablkon@jablkon.cz, czhry@seznam.cz, cvancara@ic.cz, info@swift.kvalitne.cz, jlastovicka@seznam.cz, jknet@jknet.cz, servis@rochl.cz, info@navigoo.cz, obchod@edservis.cz, info@jpcentrum.net, info@lema.cz, h-comp@rychnov.cz, smidt@centrum.cz, techcom.hk@worldonline.cz, mara.beny.cz@seznam.cz, m.benc@seznam.cz, dmcomp@seznam.cz, info@abami.cz, info@nitramsystems.cz, martinsys@atlas.cz, tasler.martin@elitcom.cz, jiruse@sten.cz, tlaskal@ccd.cz, mistr.br@tiscali.cz, info@ccscomputers.cz, info@azilcomp.net, trutnov@og.cz, pcpro@email.cz, pavel@knezourek.cz, incomdata@email.cz, comservis@comservis.cz, oknet@ok-net.cz, rostislav.marek@tiscali.cz, rsf@rsf.cz, obchod@skycomczech.eu, horice@swm.cz, obchod@synergit.cz, jiri.novotny@iol.cz, tomsystem@tomsystem.cz, jirmann@post.cz, elgo@elgocz.cz, info@worldcom.cz, josi@josi.cz, sales@nalcom.cz, hradec@solidvision.cz, act@act.cz, info.mail@abtech.cz, aprosjc@apros.cz, hk@cegra.cz, info@damello.cz, info@logiceye.aktualne.cz, novapaka@frpo.cz, info@bezrizika.cz, dmhk@seznam.cz, hts@hts.cz, info@a-scan.cz, lukas@virium.cz, i.adam@tiscali.cz, info@bim.cz, ing.riha@seznam.cz, ok.kostelec@tiscali.cz, info@trisofthk.cz, balas@atlas.cz, obchod@bhscomputers.cz, alphasoft@email.cz, holubarjiri@seznam.cz, info@pcsluzby.cz, trok@trok.cz, matouslu@wo.cz, hals.ls@worldonline.cz, hradec@lekis.cz, appro@volny.cz, anna.chaloupkova@genet.cz, pavel.kroupa@K2atmitec.cz, info@anella.cz, obchod.sancom@sanet.cz, info@softpc.cz, taxus@taxus.cz, licomp@iol.cz, tyl.tsoft@seznam.cz, info@legis.cz, mp.konzult@tiscali.cz, info@pep-in.cz, studio@linnetdesign.cz, info@kasparak.cz, geoma@atlas.cz, info@geodezie-svitavy.cz, info@www-tvorba.cz, info@studioshark.cz, info@novy.cz, pardubice@edb.cz, info@netfirmy.cz, info@evres.cz, vrba@cps.cz, actuel@actuel-kubicek.cz, stapro@stapro.cz, sarvasova@wo.cz, integrum@email.cz, info@slavicek.cz, info@harpagon.cz, info@lit.cz, vafstudio@vafstudio.cz, info@pro-www.com, obchod@cscomp.cz, e-shop@mmcomp.net, flidr@becolink.cz, info@telmedia.cz, uo@og.cz, orsia@orsia.cz, kulicekr@volny.cz, info@petrsoftware.cz, pcjunior@cbox.cz, info@dapos.cz, ekodata@ti.cz, orcz@orcz.cz, obchod@repasy.net, hardware@agrokonzulta.cz, info@colorfactory.cz, tiskarna@stisk.com, rslozil@coprosys.cz, info@dancomp.cz, edu@k2p.cz, pegas@pegas-dk.cz, hiesbok.info@seznam.cz, pardubice@eu.cz, rabas@dbsystem.com, alberon@alberon.cz, office@progos.cz, info@gra.cz, radim@atolproduction.cz, megasphera@megasphera.cz, info@dreamnet.cz, kontakt@addax.cz, ag.farad@inmail.cz, design@wizards.cz, dtp@dtp-studio.cz, info@notebookshop.cz, reklama@agentura-veronika.com, ominternet@omegaplus.cz, internettop@internettop.cz, info@xaz.cz, info@disc.group.cz, info@network-services.cz, info@pc-datacode.cz, coel.pce@worldonline.cz, okcomputers@okcomputers.cz, info@ntt.cz, kalista@kpm.cz, setap.pce@worldonline.cz, info@gryga.cz, info@zds.cz, recomvt@seznam.cz, avice2@volny.cz, www.hjsoft.cz, qcomp@email.cz, pardubice@og.cz, si@oa.svitavy.cz, computers@b-computers.czq, info@unet.cz, systemy@kaiser.cz, atc@ustinadorlicí.cz, info@entershop.cz, obchod@isycomp.cz, digistyl@digistyl.cz, info@idea.cz, orfast@orfast.cz, donet@wo.cz, quadro@quadro.cz, lacomp@lacomp.cz, pardubice@epro.cz, obchod@ddcomputers.cz, kucbel@skydata.cz, omega@omegatech.cz, isscomp@isscomp.cz, info@pc-service.cz, lauryn@lauryn.cz, r-net@r-net.cz, zamestnani@foxconn.cz, pardubice@bontonland.cz, info@mattys.cz, msystems@msystems.cz, info@comarr.cz, proset@proset.cz, sales@nextlan.cz, konero@konero.cz, aquila@aquila.cz, obchod@v-data.cz, info@ddspro.net, info@nova-com.cz, wincont@wincont.cz, hrubes@fcedu.cz, paszto@stapa.cz, tomas@thsoft.cz, genesis@egenesis.cz, tes@tespce.cz, kpsys@kpsys.cz, info@industry-eu.cz, info@pardub.cz, tulipanpce@volny.cz, info@artamira.cz, obchod@malotaproduction.cz, servis.pce@dileris.cz, ideal-hl@idealnet.cz, region@ipardubice.cz, mail@milan-sarik.cz, info@tpvgroup.cz, info@syntal.cz, obchod@softconsult.cz, iclanskroun@sendme.cz, schierl@chrudim.cz, ic@litomysl.cz, info@ic.policka.org, internet@lion.cz, ckait.pce@tiscali.cz, kklub@ktct.cz, info@slatinany.cz, pozitron@pardubice.cz, info@epos.cz, info@chrudim-city.cz, ck.infak@prelouc.cz, info@jmsystemy.cz, infocentrum@radnice.myto.cz, ic@hlinsko.cz, mustr@mustr.net, info@myto.cz, info@wsd.cz, obchod@pecomp.cz, ebrana@ebrana.cz, martin.saroun@profi-webdesign.cz, info@x-y.cz, p.svec@tiscali.cz, info@zlegalizuj.cz, info@fona.cz, agroeko@zamberk-city.cz, info@webtree.cz, info@hobby-poptavka.cz, info@unlimitedmedia.cz, info@pspc.cz, info@canet.cz, info@aurix.cz, redakce@mafitel.com, info@pocitace-na-klic.cz, oachocen@oa-chocen.cz, ldtisk@ldtisk.cz, tisk@printpromotion.cz, gtisk@gtisk.cz, info@dvecera.com, f.diblik@email.cz, krcal@grafix.cz, info@pc24hot.com, info@dottydesign.cz, studio@saroun.com, info@gr7.cz, info@sedrarts.cz, info@2kcreative.cz, info@e-works.cz, grafika@vkgrafika.cz, f.kabrhel@centrum.cz, dotazy@knihovna-pardubice.cz, info@bluerose.cz, ryengle@hramat.cz, sramekm@inlan.cz, dsdpluspce@seznam.cz, knihovna@hlinsko.cz, knihovna@holice.cz, infomat@centrum.cz, vaclav.skolar@gigacomputer.cz, infoservis@seznam.cz, digiservice@seznam.cz, Info@myska.cz, hjhard@hjhard.cz, magnetis@seznam.cz, pvp@tev.cz, sales@bluecom.cz, info@mobilon.cz, obchod@maxware.cz, ipcom@email.cz, info@artdatta.cz, o2.prodejna@tiscali.cz, aleskvoch@volny.cz, info@beco.cz, branda@tabcomputers.cz, servis@ccsgroup.cz, pardubice@csystem.cz, info@edcz.cz, info@ehservices.cz, f.chaloupka@volny.cz, info@helpc.cz, info@hit-ware.cz, hyco@ktct.cz, tylsar@tabcomputers.cz, info@setronic.cz, obchod@imb-minisoft.cz, star1@star1.cz, bouska.ivan@tiscali.cz, acoustiqueservis@volny.cz, best-mobil@volny.cz, mrazek@holice.cz, florian@gpsoft.cz, jjcomputer@jjcomputer.cz, info@lecomp.cz, nesetril@elektroserviscz.cz, info@black-light.cz, m.kocvara@seznam.cz, info@martinkozel.cz, mvalenta@seznam.cz, michal.jiruf@jeit.cz, sejkora@lit.cz, gastrodata@seznam.cz, pozitron@pozitron.eu, pcnetgroup@seznam.cz, racomp@racomp.cz, info.drapela@gmail.com, info@versino.cz, info@zeron.cz, info@disoft.cz, info@archline.cz, info@4profit.cz, info@aspiag.cz, smernice@smernice.cz, info@idatanet.eu, info@foxnet-sro.cz, info@pamb.cz, lfb@lfb.cz, info@databazenamiru.cz, grantis@tiscali.cz, it-konzult@it-konzult.cz, obchod@hubalek.cz, info@jm-elim.com, libor.safek@quick.cz, applemajvald@me.com, mapal@seznam.cz, mmvitovi@volny.cz, info@mimap.cz, info@pc-pro.cz, ondrejd@cmail.cz, erbes@softer.cz, info@pors-sw.cz, krmela@ustinadorlici.cz, medizona@medizona.cz, josef.fiser@sendme.cz, aloisss@seznam.cz, hradeckralove@viacentrum.net, info@nasdomov.cz, axunet@axunet.cz, internet@nachodobchod.cz, maslozdenek@volny.cz, elmicom@elmicom.com, info@jchsoft.cz, bouskajakub@email.cz, info@ktct.cz, info@nakupnishow.cz, luxusaukce@centrum.cz, fletna@volny.cz, obchod@musicavideo.cz, jajpetr@tiscali.cz, pandamusic@seznam.cz, bileprgore@hotmail.com, berjak@berjak.cz, david.petrlik@email.cz, mail@conto-servis.cz, obchod@alza.cz, mirek.pecha@seznam.cz, info@softproma.cz, infinity@infinity.cz, kontakt@tvorba-internetovych-stranek.cz, info@aitcom.cz, info@kve.cz, info@xanadu.cz, obchod@3bcomputer.cz, info@rosti.cz, info@webdum.com, info@voatt.cz, info@azcomputers.cz, info@animatec.cz, sales@asseco.cz, avosoft@avosoft.cz, jakub.valcik@gmail.com, obchod@vpnhosting.cz, info@servis-4-pc.cz, info@vzak.cz, hromadko@chocen.cz, bpm-design@bpm-design.cz, info@iscicero.cz, consul@consul-inc.com, cube@cubeteam.eu, pardubice@ceskyservis.cz, info@hermansky.cz, davef6@centrum.cz, info@fgkdesign.cz, info@studiodami.cz, info@binarypc.cz, info@kliker-web.cz, info@digitalcz.cz, obchod@ecomp.eu, info@edera.cz, ekotrans@dreamnet.cz, info@fastport.cz, info@fofrmail.cz, info@ghall.cz, obchod@herocomp.cz, info@chovanec-media.cz, spravce2606@seznam.cz, pokorny@anpweb.cz, dominik.cech@compit.cz, hp-net@holice.cz, jan.hroch@hroch.cz, jaros@sinea.cz, info@modernistranky.cz, jiri.zahalka@zmedia.cz, lberanek@smartsolution.cz, strankybytu@seznam.cz, yms.software@stanovsky.eu, cimprich.ccs@tiscali.cz, techsupport@softxcontrols.cz, pavel.teply@seznam.cz, petr@petrbalas.cz, urban@eastburger.cz, info@rnsoft.cz, info@webvpohode.cz, vsauer@vsw.cz, info@itasoft.cz, ivan.skvor@manual.cz, ivo.skalicky@itpro.cz, jakacom@jakacom.net, info@bj-graphics.cz, drobny@thbnet.com, info@kada.cz, jsem@jankorbel.cz, j_kotek@hotmail.com, honza.kucera@tiscali.cz, jlibal@jlstudio.cz, pisinger@esi-systems.cz, info@web-works.cz, info@flegr.cz, md@jdcomputers.cz, kontakt@bfp.cz, jiri@krovak.cz, webdesign@upeer.com, jsop@jsop.cz, jiri.tuzil@itpro.cz, jvcomp@jvcomp.cz, karel.fisnar@tiscali.cz, servis@fastcomp.cz, kenet@kenetcz.cz, redakce@kvetakov.net, me@virushka.cz, neo.688@tiscali.cz, trifid@trifid.info, info@vavrina-net.cz, info@profi-seo.cz, mdbdesign@seznam.cz, lukas.nemec@chrudim2000.cz, lukas.pechacek@seznam.cz, info@etechlabs.net, info@magichouse.cz, smejda@spravasitiserveru.cz, brab@volny.cz, info@medunait.cz, mp.networks@in.com, info@hanyco.cz, alte@alte.cz, kudla@seznam.cz, zeman.petr@gmail.com, vit.svacina@aranea.cz, kavarna@vime.cz, vkyncl@seznam.cz, info@meteor-cs.com, info@pccomp.eu, info@red-net.cz, info@transitpc.cz, m.sprinc@sprinc.cz, info@audiocomp.cz, info@mopos.cz, internet@omegaplus.cz, internet@tyhan.cz, ondrej.skipala@skipalanetworks.cz, internet@crfreenet.org, lukas@gs-net.cz, info@chobex.cz, admin@tlapnet.cz, servis@lonet.cz, info@mvnet.cz, info@cominnet.cz, renet@renet.cz, hudec@hrochnet.cz, hsnet@hsnet.cz, havlicek.jakub@gmail.com, info@ttnet.cz, info@tcomservis.cz, agrovenkov.uo@tiscali.cz, sedesatka@sedesatka.cz, kvv.pardubicko@cssd.cz, zamecnik@ceskomoravskepomezi.cz, hrouzek@hdmag.cz, info@equichannel.cz, skialpinismus@skialpinismus.cz, info@alergickedite.cz, info@tanden.cz, info@emobile.cz, info@toolscomp.cz, zakaznik@prozdravi.cz, info@lepebydlet.cz, webmaster@materskeskolky.cz, info@crpf.cz, chrudimsko@chrudimsko.com, escort.h@seznam.cz, admin@infoinzerce.cz, obchod@proautos.cz, info@inzerce-bazar.eu, nohejl@email.cz, m.dorazil@centrum.cz, ojanek@servis-vypocetnitechniky.cz, info@machoservis.cz, dlouhy.roman@centrum.cz, srcomp@sr-comp.cz, detecko@centrum.cz, servis@t-c.cz, info@vojtechkral.cz, servis@zdapa.cz, bags@bags.cz, info@kybertec.com, info@remote.cz, info@swk.cz, info@medoro.org, czinfo@mobilnaut.net, info@multima.cz, info@eolympic.cz, blumel@bakalari.cz, info@zerone.cz, vaclav.petrik@jazzware.cz, david.ondracek@devdivision.net, info@deepvision.cz, jiri@petras-cz.eu, info@iplato.net, info.pardubice@K2atmitec.cz, team@shdtechnologies.org, precioz@way.cz, pardubice@sntcz.cz, vaclavzajic@gmail.com, hotline@vera.cz, podpora@loma-soft.cz, mipsy@mipsro.cz, info@sofico.cz, p.skranc@ordis.cz, info@wmp.cz, info@jphsw.cz, pcservis.chocen@seznam.cz, prikryl@tochsoft.cz, valenta@ekolab.cz, japos@japos.cz, jirra@jirra.cz, sis@sis-vm.cz, tarant@tarant.cz, zajsoft@zajsoft.net, info@securitynet.cz, nutz@inu.cz, kopecky@zserver.cz, info@virtualpanorama.cz, info@riotdesign.cz, mufino@mufino.net, pekar.michal@seznam.cz, megous@megous.com, pett.cz@seznam.cz, info@radekcerman.cz, info@sunnet.cz, hap@email.cz, info@asit-it.cz, redakce@revoar.cz, yokosoft@yokosoft.com, martin@felcman.cz, info@nasit.cz, vandesoft@vande.cz, dnt@dnt.cz, marek.pav@gmail.com, info@petrcely.cz, info@vytvorime-vase-stranky.cz, protom@protom.biz, hromadko@pixeldesign.cz, tom@hubalek.net, info@tvorba-optimalizace-webu.cz, zdvorily@tomaszdvorily.com, magic@pecomp.cz, info@brajan.cz, info@market.cz, info@mqd.cz, futurlab@quick.cz, martin.kral@prelouc.com, martin@lohnisky.cz, reklama@stanikovi.com, petr.hochman@ph7.cz, info@mtsolution.net, petr.vosahlo@mrkni360.cz, interaktivni@seznam.cz, kocourek@kocourekmedia.eu, tomasfadrny@volny.cz, info@carlos-web.com, tomas@triplex-graphics.cz, letacek@tvarwebu.cz, webgroup@webgroup.cz, info@inet24.cz, penet.info@tiscali.cz, spostousem@centrum.cz, malota@visual360.cz, info@irex-studio.com, petr@vostrel.cz, pulasoft@pulasoft.cz, info@steps-web.com, info@netaction.cz, info@firex-studio.com, vojtech@fadrny.cz, info@trilobyte.cz, info@o-it.info, petr.lupinek@seznam.cz, kontakt@dataspectrum.cz, seiner@infomed.cz, jklamta@qa-it.cz, info@proximo.cz, info@nitram.cz, info@eversmile.cz, hajnik@liveboard.cz, spilka.petr@seznam.cz, chovanec@fbcvelvet.cz, info@ad4u.cz, sumpikova@vios.cz, info@terc.cz, roman.spaniel@seznam.cz, info@ameo.cz, pokorny@xmap.cz, hmdesign@seznam.cz, novak@dapsmedia.cz, info@freshdesign.cz, info@netbrana.cz, martin@branda.cz, info@mediabros.cz, info@offaxis.cz, info@r-evolution.ws, info@joza.cz, info@gvw.cz, info@hvhsystem.cz, dddmusic.d2@tiscali.cz, info@agenturaron.cz, redfrog@centrum.cz, daniel.mlcuch@seznam.cz, info@it-pro.cz, obchod@pinknet.net, knourek@ekok.cz, info@gebbeth.cz, jasamedia@jasamedia.cz, jcn@atnet.cz, obchod@space-na.cz, radiocom@centrum.cz, muteshk@volny.cz, kanc.technika@cmail.cz, mar.mrazek@gmail.com, obchod@trobl.net, mila.n@volny.cz, info@internet2.cz, oliver@okkomunikace.cz, obchod@hico.cz, info@pstech.cz, info@qtd.cz, info@toner-recycling.com, info@dbsys.cz, trutnov@elat.cz, info@partnersoft.cz, info@techno-vision.cz, v.lunak@seznam.cz, post@smartpropag.cz, design@z-art.cz, studioab@studioab.cz, info@pocitace-svitavy.cz, info@bation.cz, weranet@weranet.cz, kyselyy@volny.cz, deko-color-CZ@email.cz, info@pc-sestavy.com, martin@sedlacek.cc, milan@milan-skoda.cz, info@pinstudio.cz, daniel.rosocha@seznam.cz, fana@mistrfana.cz, kt-zacler@kt-zacler.net, info@optimalizatori.cz, vladimir.svetlik@autmes.cz, info@jossef.cz, kocmak@post.cz, bohumil.racek@gmail.com, info@snadnonapocitac.cz, hruby@snadnonapocitac.cz, vychodni.cechy@lsg-group.cz, pkrizek@email.cz, acom@nova-paka.cz, janouch@hostujeme.cz, info@bucefalos.cz, frisa@centrum.cz, kamil.horky@servis-it.net, info@medron.cz, info@unigena.cz, info@piecka.eu, jaromirhorak@forpc.cz, info@iting.cz, pavel.forman@gmail.com, pkabrt@vs-pcpro.cz, info@dmspro.cz, stochl@mean.cz, info@eagle-agency.cz, reklama@regahk.cz, marak.martin@abreklama.cz, grafika.zaoral@seznam.cz, gramo@centrum.cz, jirtob@gmail.com, info@pshk.cz, info@inscapeweb.cz, info@e-quest.cz, info@medidea.cz, vitmlady@seznam.cz, info@vvstudio.cz, milan.skolnik@seznam.cz, top@topmedia.cz, info@meosagency.cz, info@pmcontrol.cz, pepan@segment.cz, otaklement@seznam.cz, janlaube@seznam.cz, hofman@dhc.cz, j.mlady@e-m-c.cz, mp3@jsou.in, eltec@eltec.cz, dvorak@datacomputer.cz, iw-tone@quick.cz, hatlovajana@seznam.cz, jitka.abrahamova@centrum.cz, trafika.majak@seznam.cz, antik.narynku@seznam.cz, jicin@kabmusic.cz, jan.vintr@vvmusicshop.cz, pavel.tafil@seznam.cz, lobsterr@seznam.cz, zilvar@pokrok.eu, daniela@kotyskova.com, info@estudio.cz, o.lan@seznam.cz, obchod@dobruska.net, zbozi-sluzby@seznam.cz, lukas@internet-webdesign.cz, prodej@tonerdiscont.cz, obchod@bezvanet.cz, info@pcsolution.cz, eva@aveprocz.com, info@elitechoice.cz, info@relaxuj.com, sales@2lcomputers.cz, sales@softcom.cz, info.uniexcom@email.cz, davidpolak@email.cz, info@computer-tech.cz, info@prodej-pocitacu.com, info@logoland.cz, info@applemix.cz, marian@sivytesak.cz, psdnet@seznam.cz, hiswork@seznam.cz, info@stepovani.cz, info@usb-flash.cz, obchod@dvd-premiery.cz, tortharry@seznam.cz, silentavenger@centrum.cz, obchod@videomusic.cz, info@rastromedia.cz, plas@simplymedia.cz, skoleni.eshop@gmail.com, info@to-chci.cz, info@hdf.cz, fotonachod@email.cz, jpop@email.cz, info@lukascapko.com, info@gwcz.com, info@pro-software.cz, david.dutkovsky@gmail.com, hrncal.junior@seznam.cz, info@hiwadesign.cz, mothy@seznam.cz, info@kotyskova.com, janskyj@centrum.cz, info@webovkyprovas.cz, mcizek@itpce.cz, michaela@bartvisions.cz, martinsejna@logacell.eu, delta.reklama@seznam.cz, info@networkmedia.cz, servis-pc-cr@email.cz, ivan.vovk@antee.cz, krizkova@limetnet.cz, lustigova@pro-net.cz, info@davynet.cz, valenta@servispchk.cz, DotzauerT@gmail.com, info@webysnadno.cz, info@zdenek-tabor.cz, objednavky@invertgrafic.cz, borek.kracmar@w4east.cz, inzercehk@mafra.cz, info@fsw.cz, info@fss.eu, info@prokonzole.cz, info@lbnet.cz, koudelka@web-provas.cz</text:p>
          </table:table-cell>
        </table:table-row>
        <table:table-row table:style-name="ro1">
          <table:table-cell office:value-type="string" calcext:value-type="string">
            <text:p>Prodejci, prodej</text:p>
          </table:table-cell>
          <table:table-cell/>
          <table:table-cell office:value-type="string" calcext:value-type="string">
            <text:p>realrt@tiscali.cz, framo120@volny.cz, keramag@quick.cz, nopo@nopo.cz, vladimir.cach@tiscali.cz, kraus.vaclav@dvk.cz, podlahy.strnad@email.cz, benoma@quick.cz, jaroslav.seda@eurofloors.cz, info@hylena.cz, kadanikrichard@raz-dva.cz, unifa@unifa.cz, obchod@fifty.cz, info@abbohemia.com, vzv@vzv.cz, prodejna@copytech.cz, despaok@despaok.cz, ycopy.novapaka@worldonline.cz, info@cerman.cz, adamek@optikadamek.cz, info@optika-minarikova.cz, info@exit1.cz, optimissimo@sendme.cz, z_optik@volny.cz, info@britatrade.cz, info@vanocniozdoby.cz, bdk@bdk.cz, office@condec.cz, info@dcu.cz, info@euroliftcz.com, autosas@autosas.cz, stychova@email.cz, info@vytahymas.cz, agrocs@agrocs.cz, obora.valdice@iol.cz, sterilex.hk@seznam.cz, chvalen@atlas.cz, deni@t-email.cz, veratex@veratex.cz, vlcek.hk@atlas.cz, kancelar@famito.cz, hajn@hajncz.cz, flopa@seznam.cz, informace@mjkuryr.cz, ros.opocno@wo.cz, uvex.dostal@tiscali.cz, tomas.koutnik@koutnik.com, bj.base@quick.cz, bures@bures-karasek.cz, ingeplusnovapaka@atlas.cz, pavel.formanek@koutnik.com, info@snadny-nakup.cz, redvel@redvel.cz, info@uvex.cz, info@vitek.cz, vlach@exim.cz, ferm@ferm.cz, info@shopcz.cz, oculus@oculus.cz, info@han-cz.com, janak.zdenek@seznam.cz, ozdobacz@ozdobacz.cz, gap@pfeifer.cz, trpyt.sro@wo.cz, maggie@tiscali.cz, fotonova@iol.cz, info@hudebnicentrum.cz, info@pmihk.cz, petrof@petrof.com, info@pfmusic.cz, music-hell@music-hell.cz, info@pianino.org, hercik@aschb.cz, sarka@vojtechkulhanek.cz, etcimex@etcimex.cz, kamen.ehl@tiscali.cz, jara.pridal@mikropur.cz, fajelinek@fajelinek.cz, info@bobr.cz, kamen.novotny@email.cz, info@zahradark.cz, lors@lors.cz, info@fadia.cz, ampexen@centrum.cz, albrechtice@lesoskolky.cz, rejl.tillig-tt-bahn@seznam.cz, info@4pm.cz, barta.hk@seznam.cz, info@prim.cz, obchod@hodinarstvi.cz, penta@tradingcz.com, piano.service@tiscali.cz, veselyobchudek@seznam.cz, tonerbart@seznam.cz, hala@kamen-hala.cz, tekam@tekam.cz, hosips@volny.cz, hradec.kralove@ricoh.impromat.cz, inteco@inteco.cz, hradec@konicaminolta.cz, zizka.servis@seznam.cz, teceram@teceram.cz, rplus@rplus.cz, info@pr2000.cz, info@bdkrby.cz, info@hsflamingo.cz, sales@rollatechcz.com, knauf.nachod@worldonline.cz, Bambi.jicin@seznam.cz, gregor@naturia.cz, info@photoporcelain.com, info@pureceram.com, david.dobias@centrum.cz, SUKO81@SEZNAM.CZ, razitka@razitkajicin.cz, bro.line@worldonline.cz, obchod.parys@centrum.cz, zico@zico.cz, info@spoma.cz, eshop@svetmerkur.cz, info@travniky.cz, info@snowboards.cz, jderner@volny.cz, info@skicentrum.cz, info@jipast.cz, info@deproc.cz, obchod@corazon-batohy.cz, motobydlo.som@iol.cz, labska@1-labska.cz, bettia@volny.cz, info@ffcompany.cz, info@orlickachata.cz, petr.mikulka@tiscali.cz, ixora@zahradnictvi-skoda.cz, info@zahrady-design.eu, info@hotelroubal.cz, recepce@hotel-styl.cz, info@pensionkrakonos.cz, info@zrucne.cz, ladka.batkova@centrum.cz, srutek.ocni@tiscali.cz, info@marwell.cz, trutnov@optika-malinsky.cz, optikadlouha@optia.cz, jiribima@seznam.cz, b.cejzlarova@seznam.cz, fokushradec@fokusoptik.cz, hradec_kralove@grandoptical.cz, gkubcova@seznam.cz, optika.zvonicek@email.cz, jvoptika@seznam.cz, vodehnal.jan@tiscali.cz, optika.mala@easyway.cz, inekooptik@quick.cz, lenkapusova@seznam.cz, info@maniashop.cz, elsa.mysak@worldonline.cz, zuzajezkova@centrum.cz, strelecka@panenka.cz, dk1@optikcentrum.cz, pension@bilydum.eu, xhoraka@seznam.cz, bdaz@seznam.cz, sarka.pelcova@seznam.cz, bohemiabike@centrum.cz, boudazvonarka@gmail.com, colosseum@mybox.cz, voxana@volny.cz, info@hotel-astoria.cz, labut@labut-pec.cz, eliska.rybkova@centrum.cz, obchod@reformy.cz, brasnarstvi.pima@seznam.cz, katka.ves@centrum.cz, hrselovi@seznam.cz, kalista@originalnisperk.cz, obchod@nejenprokluky.cz, arrakis@tiscali.cz, info@chatajedlova.cz, moravska@seznam.cz, VebrovyBoudy@seznam.cz, hotel.smrcina@volny.cz, cmates@atlas.cz, jelenky@volny.cz, chaty@zderina.cz, chata.strazne@volmar.cz, info@hotel-pariz-jicin.cz, pavlikjan@tiscali.cz, podloubi@wo.cz, penzion-mlejn@mybox.cz, bilydvur@centrum.cz, info@vzvgroup.cz, terop@teropsmirice.cz, kukulda@centrum.cz, malydum@penzion.com, vojtax@atlas.cz, rezervace@penzionmileta.cz, ssk.trebes@seznam.cz, protetika.hk@seznam.cz, ella.jeleni@cmail.cz, info@bromo.cz, mtkontakt@quick.cz, cmc@auto-modely.cz, dvonc@dvonc.cz, skyz@orlice.cz, krystal@krystal.cz, info@van-pardubice.cz, gastro@gastrokomplet.cz, bijou4you@bijou4you.cz, limes@limes.cz, jaro.zima@seznam.cz, obchod@brunousti.cz, info@instavh.cz, kovaz@kovaz.cz, zd.dolni.ujezd@du.lit.cz, info@romanfuchs.cz, botas@botas.cz, info@vapex.cz, webmaster@vozikyjelinek.cz, dostas.spol@iex.cz, info@4print.cz, taborskyobchodchrudim@seznam.cz, boty@boty-sedlacek.cz, odbyt@vapo.lit.cz, info@multi.cz, o.parobek@taurus-textil.cz, nopo@nopo.eu, info@mtpce.cz, sales@mesystems.cz, info@servisvzv.cz, info@sago.cz, janmotycka@seznam.cz, hlavac32@seznam.cz, office@tomasovalea.cz, knofliky@slesinger.cz, explosia@explosia.cz, info@hracky-kuku.cz, milan@milan.cz, sales@toner.cz, bubak.zamky@seznam.cz, houdek.sportservis@seznam.cz, jerby@jindrichjerabek.com, indema.mach@worldonline.cz, chyba.t@seznam.cz, bemal@tiscali.cz, chmelik.radek@email.cz, sonix@sonix.cz, zahradalada@centrum.cz, ziva@ziva.cz, marekobchod@orlicko.cz, info@agrometall.cz, ekogreen@ekogreen.cz, prodej@krtkuv-raj.cz, info@commercial-pce.cz, kales.josef@seznam.cz, info@parfilex.cz, drulov@lit.cz, klladziwitr@quick.cz, vecere@vecereb.cz, satkymedley@seznam.cz, altima@altima.cz, info@vitka.cz, info@jehla.cz, ritmo.pce@tiscali.cz, nonn@lit.cz, win.vasicek@tiscali.cz, kimi.kucerova@seznam.cz, radek.jezek@multi-catering.cz, kavalir.chrudim@seznam.cz, obchod@bartosh.cz, cak@cak-kopirky-tiskarny.cz, jarmil.votroubek@volny.cz, safar.sluzby@quick.cz, hruba@cbox.cz, info@vahypardubice.cz, elpom@elpom.cz, uzl@centrum.cz, 461540040-3, eicsemtin@seznam.cz, komarek.martin@centrum.cz, pavel.picaso@seznam.cz, gersljiri@seznam.cz, info@kamnarstvilzicar.cz, karel.hromek@tiscali.cz, info@keralit.cz, artipo@volny.cz, kadleckova.k@seznam.cz, info@redberlin.cz, l.pavlik@email.cz, vels@vels.cz, lople.pce@seznam.cz, reditel.pardubice@globus.cz, m-podlahy@post.cz, likopo@unet.cz, ladislavhauk@seznam.cz, woha.hlavacek@centrum.cz, miroslavpechman@seznam.cz, cb672851@tiscali.cz, mkz@mkz.cz, keramika@rico.zamberk.cz, bohacova@wo.cz, obchod@optikatrio.cz, adkpyro@pardubicko.com, info@optika-flekacovi.cz, info@optik-otava.cz, parexo@iex.cz, asco@asco-czech.cz, strechyalfa.com@seznam.cz, podlahypardubice@email.cz, jitka.tocikova@seznam.cz, info@ekometal.cz, keramikakult@post.cz, otevrenedvere@policka.cz, pianoservis@seznam.cz, info@bsguitars.cz, objednavky@harmonymusic.cz, info@bednar-minolta.cz, flamy@flamy.com, pavel.trojak@email.cz, info@umerkura.cz, tomexo@chrudim.cz, info@rehak-lov.com, kulant@post.cz, heliospce@tiscali.cz, nadobi@nadobi-titan.cz, hracky.novotna@mujbox.cz, puls.pce@seznam.cz, obchod@chirurgicka-ocel-stribro.cz, prodejna@rcm.cz, pevi@pevi.cz, juranek-harmoniky@quick.cz, bellazi@bellazi.cz, vladimirajaneckova@seznam.cz, optika-obj@volny.cz, jitka_polakova@centrum.cz, chrudim@optikasobek.cz, optikalitomysl@seznam.cz, info@naseoptika.cz, b.nouzova@quick.cz, peter.neff@ravensburger.com, barthall@centrum.cz, severin@tyhan.cz, bozena.puhlovska@seznam.cz, divadelnisluzba@post.cz, info@mikulecky-pyzama.cz, servis@magnet-bp.cz, info@vstyle.cz, vyklickylibor@seznam.cz, obchod@skimen2.cz, obuvnictvimachacek@centrum.cz, p.sprincova@nadmernaobuv.cz, info@bochtex.cz, ryvola@jamofashion.com, armilleiova@post.cz, kozesnickavyroba@sevalplus.cz, martindolejs@tiscali.cz, rimal@iol.cz, gempardubice@volny.cz, kamala@volny.cz, faltysknihy@lit.cz, litomysl@paseka.cz, gong@igong.cz, tichyhodinky@seznam.cz, lejhanec@klenoty-hodiny.cz, skygolf@atlas.cz, info@festina.cz, delara@lit.cz, koralky.market@seznam.cz, office@krokodylmo.cz, detskekocarky@seznam.cz, michalek.skolky@tiscali.cz, info@cei.cz, mariemikanova@seznam.cz, kvetiny@kvetinyfleur.cz, fotbalky@fotbalky.info, skolky@skolky.cz, mar.havlicek@seznam.cz, azgarden@centrum.cz, info@naxflowers.com, kvetinyzamberk@centrum.cz, Zahradnictvi.Koudelka@seznam.cz, rychnovska@wo.cz, sempraflora@volny.cz, kvetinarstvi.azalka@seznam.cz, polach@raz-dva.cz, office@xeron.cz, info@obzaho.com, office@worldwaysafety.cz, desart@tiscali.cz, p.jiroutek@antireno.cz, info@soliter.cz, hermesvos@seznam.cz, boty@jevicko.net, zahrady.kratochvil@seznam.cz, 2pimex@pce.cz, obchod@vzvcarservis.cz, eva.2000@centrum.cz, holflor@holflor.cz, muzeum@muzeum.svitavy.cz, gravitace@seznam.cz, ddmdelta@atlas.cz, nemcova@agrofruct.cz, frumenta@frumenta.cz, zesbe@wo.cz, inferno@inferno-fire.cz, unioptik@unioptik.cz, prodejna@kvetinyrosa.cz, pardubice@presbeton.cz, hana.svandova@kultura-svitavy.cz, obchod@trendymode.cz, hoist@hoist.cz, info@bejo.cz, ales.vaclavik@vaclavikovi.cz, bv.kosarovi@seznam.cz, krasnysport@ktuo.cz, ctc@ctc-as.cz, peit.company@mtr.cz, akce@pvv.cz, info@rml.cz, muzeum@muzeum.myto.cz, vcg@vcg.cz, juklicek.milan@volny.cz, hykel.m@seznam.cz, muzeum.kraliky@quick.cz, megalit@tiscali.cz, info@muzeum-uo.cz, muzeum@mmct.cz, muzeum@lanskrounsko.cz, julius.samek@seznam.cz, sadrokartony.krupica@seznam.cz, info@isool.cz, topservis@topserviscz.cz, Ivan.Blanda@seznam.cz, zakaznicky.servis@ecotex.cz, info@kp-filtr.cz, pevny@tiscali.cz, vase@vase-cz.com, info@technika-vm.cz, kroulik.j@worldonline.cz, vz@vz.cz, info@rentex.cz, piano-prouza@seznam.cz, marcel.pecka@seznam.cz, ladislav.milacek@email.cz, info@centrum-podlah.cz, lala51@seznam.cz, mvanous@seznam.cz, radomir.jancik@email.cz, cer.mar@seznam.cz, roman.dojczar@seznam.cz, jiri.loukota@unet.cz, podlahy.kalp@seznam.cz, podlahy.ll@worldonline.cz, svuger@fluvius.cz, jehlicka@rovex.cz, info@naskalku.cz, valenta@wbcentrum.com, schuch@schuch.cz, lad.kubelka@centrum.cz, zahradnictvi.papez@cmail.cz, info@e-color.cz, Louzil.Vaclav@seznam.cz, dft@email.cz, drevinysvoboda@tan.cz, skolky@skolkyuo.cz, pepik.lagron@seznam.cz, ladaspilka@seznam.cz, holasovasro@seznam.cz, info@lifestylesports.cz, info@crompel.cz, surpass@seznam.cz, infotisk@email.cz, info@airsoftpro.cz, zeuuz@seznam.cz, aldamobil@seznam.cz, bsmobil@email.cz, vojtek.martin@seznam.cz, tlapa@worldmail.cz, pardubice@funsport.cz, mirva@lanskroun.cz, vahy_chrudim@seznam.cz, obchod@callisto96.cz, carton@cartonvm.com, toncart@toncart.cz, info@onlinekoupelny.cz, info@mojeaxbo.cz, B.Fajmonova@seznam.cz, helencak@centrum.cz, info@rybina.cz, kysela.david@tiscali.cz, info@tci-investment.cz, jostimport@jostimport.cz, info@zahradni-sochy.cz, natura2000@quick.cz, topkarmoto@topkarmoto.cz, mercia@mercia.cz, korcak@ktct.cz, info@lll.cz, info@hus-strat.cz, pavel.durac@seznam.cz, r.polak@iol.cz, bycek.husqvarna@tiscali.cz, duralprofil@duralprofil.cz, m.skrha@worldonline.cz, jmuni@jmuni.cz, andrmich@seznam.cz, forumcars@seznam.cz, kaplanova24@seznam.cz, sonanecasova@seznam.cz, salon-medea@seznam.cz, barvinek@ktuo.cz, info@karafiatek.cz, info@beautyservis.cz, dan.r6@seznam.cz, bismarck.cz@gmail.com, vysinsky@centrum.cz, bazarrides@centrum.cz, info@bazarkrtkuvraj.cz, jou.la@email.cz, misutka49@seznam.cz, dan.melicher@seznam.cz, info@baby-hrabos.cz, fidra@tiscali.cz, kocarkyh@seznam.cz, monika.y@senam.cz, stanislav.dokoupil@jevicko.net, kytka.avinka@centrum.cz, hrbitovnizbozi@seznam.cz, aranzovani.kvetin@seznam.cz, minarikova@kvetinka-hm.cz, hnapravnikova@seznam.cz, ges@gasmonitors.cz, sklad@dapi.cz, deichmann-obuv@deichmann.com, pardubice@exim.cz, galex@galex.cz, info@patria-shop.cz, pardubice@chaos-jeans.cz, zuzana-z@cmail.cz, jan.koutnik@atlas.cz, obchod@taskyprovas.cz, zadrobilek@blackmonkey.cz, beran86@seznam.cz, mechanikman@seznam.cz, prodejna419@kcs.cz, pardubice@kobercetrend.cz, info@pohodovespani.cz, nataliya@dreamnet.cz, info@northstyle.cz, horalek@atlas.cz, pap.textil@seznam.cz, info@azobuv.cz, info@39.cz, tlusty.v@seznam.cz, info@garment.cz, tucekjaroslav@seznam.cz, blanka@lissport.cz, obuv-pro-deti@seznam.cz, p.slavik@pracovnipomucky.cz, sabrinahlinsko@seznam.cz, sklad@sanubabu.cz, novak@chrudim.cz, info@hrackyzaclony.cz, rkim@seznam.cz, radunice.b@seznam.cz, antoninoliva@seznam.cz, irma.n@centrum.cz, optikaiva@svi.cz, info@optikabakova.cz, optika-petrikova@seznam.cz, objednavka@optikacivice.cz, info@inspiracekvetin.cz, imarshall@email.cz, ifilipi@tiscali.cz, kvetinycr@kvetinyadarky.eu, kvetiny-pohorska@chrudim.cz, drasnar@mineral.cz, karafa@karafa.cz, flora.kvetiny@seznam.cz, pardubice@holandskekvetiny.cz, kvetiny.vanilla@seznam.cz, cvetler-kvetiny@seznam.cz, bocca@bocca.cz, kvetinkahelenka@centrum.cz, andrlova.r@seznam.cz, ewol@centrum.cz, umelekyticky.webgarden@seznam.cz, z.mareckova@centrum.cz, info@pike-kulecniky.cz, svubova.eva@centrum.cz, fontanta@lanskroun.cz, lichtenberg@razdva.cz, info@rcm-pelikan.cz, info@lkbaits.cz, gammarus@gammarus.cz, hanah@inlan.cz, kaprpro@kaprpro.cz, info@kingfishshop.cz, berry00000@centrum.cz, m.kalabza@quick.cz, shop@mpm.cz, MStehno@seznam.cz, agama-color@volny.cz, info@lovryb.cz, richard.konopasek@seznam.cz, smodel.hobby@seznam.cz, info@sportcarp.cz, cobra.zbr@atlas.cz, info@rybarskepotreby-zima.cz, o.svaton@centrum.cz, infocz@laheli.com, holickamasinka@seznam.cz, info@arms-armor.cz, jan.zigmund@volny.cz, podhajskyjan@seznam.cz, j.durchanek@email.cz, elistank@seznam.cz, polivka.mil@seznam.cz, okrasne-dreviny@holice.cz, info@rckane.cz, valentamodel@chrudim.cz, zdenek.jesina@tiscali.cz, zahr.opat@seznam.cz, vitacekp@seznam.cz, hp4music@gmail.com, shop@fendermarket.com, info@noty-distribuce.cz, kalab.ludek@seznam.cz, betlem.muzika@centrum.cz, pesina.obchod@seznam.cz, m.kuhr@tiscali.cz, absik@chocen.net, fadi.khalaf@seznam.cz, obchod@achat-drahokamy-sperky.cz, valenta52@seznam.cz, info@klenotyaurum.cz, info@dyrbergkern.cz, milos.blazka@worldonline.cz, info@drevenekoralky.cz, obchod@hodinky-servis.com, info@toptime-club.cz, info@sperkyeva.cz, info@zlatnicepardubice.cz, hanazelena26@seznam.cz, cipca@centrum.cz, vasina.milan@quick.cz, dvorakova.svetla@seznam.cz, remes.david@seznam.cz, trafika@japenet.cz, florasis@florais.cz, info@mg-model.cz, info@hracky-duha.cz, odborna@lejhanec.cz, nsc.chrudim@tiscali.cz, Jiskra.oka@seznam.cz, trafikaumarcela@chrudim.cz, knihy@repnat.cz, univerzita@emado.cz, musicct@seznam.cz, dobirky@excaliburarmy.cz, prodej@airsoftguns.cz, info@cgt-cz.cz, faikl@ballistica.cz, info@greenland.cz, kspol@seznam.cz, as-tex@email.cz, 1trefa@seznam.cz, zalesak.ct@seznam.cz, info@multiagro.cz, petr.stifter@atlas.cz, airsoftzak.cz@airsoftzak.cz, berjak@berjak.cz, amosek@email.cz, hostinsky.marcel@seznam.cz, info@galeriekroupa.cz, cihakjanmalir@seznam.cz, g.hacha@volny.cz, galeriead@seznam.cz, galerie.vysocina@seznam.cz, atevi@misiznitka.com, info@artpreparace.cz, jpekar@seznam.cz, keramika@dum-ukubesu.cz, h.stanglova@centrum.cz, vanzurovi@quick.cz, eshop@ateliermoravia.cz, rejent@rejent.cz, ramovanipardubice@seznam.cz, office@teddies.cz, hracky.tema@tiscali.cz, info@eliska-slunicko.cz, m.beseova@seznam.cz, bernardovajana@seznam.cz, leganie@seznam.cz, obchod@vytvarnehracky.cz, spinerhracky@seznam.cz, info@hracky-zirafa.cz, 540@wiky.cz, svec.zdenek@worldonline.cz, viva.pets@seznam.cz, v.kubu@tiscali.cz, marek.vl@tiscali.cz, mixair@mixair.cz, info@afipalacepardubice.cz, martina.ptackova@emcm.cz, lento@lento.cz, slunecnihodiny@email.cz, obchod@telepoint-partner.cz, pavlinakin@seznam.cz, daginak@seznam.cz, info@tradeplus.cz, info@zrcadla-ramy.cz, info@pujcovna-renata.cz, zfiala@imn.cz, pinelopa@pinelopa.cz, jeannette@volny.cz, vilimr@volny.cz, info.agenturam@seznam.cz, tiskarna@hradecko.com, rena.s.r.o@seznam.cz, info@plot.cz, info@haj-stone.cz, rsu@rsu.cz, zahradnictvi.skochovice@seznam.cz, dolezal@zahrada-park.cz, henych.michal@seznam.cz, zamkarstvi.henych@seznam.cz, info@zahradnictvimzany.cz, danajedna@seznam.cz, aficis@aficis.cz, ks.hk@seznam.cz, servis@can-j-servis.cz, se_vecek@volny.cz, inexhk@volny.cz, military1944@seznam.cz, info@kabelky-tasky.shop-y.cz, mad.mario@seznam.cz, ventil.sro@email.cz, servis.madle@seznam.cz, copycz@seznam.cz, s-copy@volny.cz, vaclav.vasata@stampatti.cz, info@calibracz.cz, a-toner@tiscali.cz, info@tonerycz.net, info@tisknetezapusu.cz, vahylapka@seznam.cz, obchod@minotaurhk.cz, hrtoner@seznam.cz, jirman@tekotechnology.cz, zdenek.hejcl@centrum.cz, info@ktkom.cz, servis.vah@seznam.cz, info@kontaktni-cocky-prodej.cz, info@blacknwhite.cz, jiri.horak@ladeni.net, jan.pilar@tiscali.cz, milan.soucek@ladeni.net, oldrich.hajek@post.cz, zajicpodlahy@seznam.cz, pa.husek@seznam.cz, info@zidekhk.com, kr.hk@seznam.cz, opravnajelinek@seznam.cz, vit.hlasek@gmail.com, piano.pavlik@seznam.cz, zemanek.piana@seznam.cz, cyklocentrum.vaclavek@seznam.cz, jicin@floracz.cz, smika.krask@atlas.cz, zahrada.lanar@seznam.cz, a-zahrada@seznam.cz, antonnichta@quick.cz, hoby.centrum@tiscali.cz, formicky@formicky.cz, karel.hatak@tiscali.cz, servis.binar@mybox.cz, lapka.elis@quick.cz, mk.secese@volny.cz, husqvarnark@gmail.com, m.stuchlik@email.cz, info@ilogo.cz, vladimir.matiasek@tiscali.cz, obchod@gebeon.cz, ales.chrobok@ama.it, littletexas@mybox.cz, doubrava@profikonstrukt.cz, jirkotka@centrum.cz, office@sanitacefr.com, petomasek@centrum.cz, tojo@seznam.cz, v.vagenknecht@seznam.cz, snablzahradnictvi@seznam.cz, tazlar.jaroslav@seznam.cz, ovocneskolky@tiscali.cz, jir.vr@seznam.cz, hodinarstvidm@abcfirmy.cz, martinplacko@volny.cz, michalstancl@seznam.cz, naradiviza@tiscali.cz, sd.broumov@tiscali.cz, jaroslav.kotrc@centrum.cz, jilji.cerny@tiscali.cz, info@yema.cz, miroslavhofman@email.cz, pianoservisfulka@post.cz, petr.bischof@servispian.cz, zmrzlina@panda-frost.cz, p.michl@seznam.cz, janovec@apservis.cz, jirka.paral@seznam.cz, fridrichka@seznam.cz, joskamartin@seznam.cz, info@ok-toys.cz, hrackyzamberk@seznam.cz, petr.forejtek@tiscali.cz, dagmar.busakova@seznam.cz, darekvostrak@seznam.cz, jvebr@mkinet.cz, info@jkrejcarova.cz, jirithamm@seznam.cz, skop7@seznam.cz, nevlida@arbogard.cz, info@letajicikoberce.cz, vrapo@seznam.cz, info@liradesign.cz, a.krbilek@centrum.cz, info@gras.cz, janvratislav@post.cz, jirisurda@tiscali.cz, info@fotbalovetravniky.cz, info@cz-podlahy.cz, honza.calek@seznam.cz, poul.ales@seznam.cz, mforejtek@centrum.cz, minergis@minergis.cz, country@cmail.cz, fis@fis.cz, greiz.gross@tiscali.cz, 1122sro@seznam.cz, evpu@mybox.cz, zetepa@zetepa.cz, jhisro@seznam.cz, cac18@sving.cz, info@vlahova.cz, zlatnictvigita@centrum.cz, zlatnictvi.hostinne@seznam.cz, brnard@rokytnice.cz, martina.kopacova@tiscali.cz, zlatnictvi.srytr@centrum.cz, stanislavdobai@email.cz, vantura@vantura.cz, sanami@centrum.cz, alesvostrez@seznam.cz, aliane@dekorace-aliane.cz, petrmr@seznam.cz, lenka.kamenska@tiscali.cz, ateliermh@seznam.cz, kerastyl@email.cz, pour@pour.cz, info@ruiny.eu, loco@loco.cz, ceratherm@volny.cz, info@darydarky.cz, keramiko@keramiko.cz, trnova@keramikat.cz, sales@keramtech.cz, dolezal.michal@tiscali.cz, soliterymc@seznam.cz, info@studio-kout.cz, kerin@volny.cz, info@bohemia-ceramic.cz, piezokeramika@hk.finos.cz, odbyt@technickakeramika.cz, info@vibrom.cz, keramika.horice@centrum.cz, sema-rehoty@seznam.cz, bohac.tomas@tiscali.cz, info@alpenmaykestag.cz, progun@progun.cz, info@jap-swords.com, nozesokol@seznam.cz, info@ndscan.cz, objednavky@ozap.prodejce.cz, skolkykukleny@tiscali.cz, kaden@kaden.cz, dostalova@wo.cz, merkur@merkurtoys.cz, amati@amati.cz, sales@bohemiapiano.cz, jan.elias@seznam.cz, fiserguitars@centrum.cz, jamazd@volny.cz, cejpek@email.cz, hakstein@seznam.cz, netopi.to@seznam.cz, dvur.kr@cwscz.cz, info@lukk.biz, san.marble@sanmarble.cz, hk@r-f.cz, mld@usne.cz, obuv.vyrobec@centrum.cz, hguitars@seznam.cz, foilcos@volny.cz, hodan@gd-net.cz, ing.jiricka@trating.cz, info@avantircm.cz, myva@seznam.cz, tonerynachod@email.cz, h.blazkova2@gmail.com, drobny@drobny.cz, pavel.jelinek@atnet.cz, info@gastrotheo.cz, hobra@hobra.cz, josef.hejzlar@tiscali.cz, agroservis.zamel@seznam.cz, shopconsult@tiscali.cz, info@hotelove-doplnky.com, info@interhotelservis.cz, brdicka@manipulacnitecnika.cz, michal.rozinek@seznam.cz, petr.radek@tiscali.cz, milanpus@mkinet.cz, ice@romaco.cz, m.kliz@seznam.cz, klenotnice@muzeum.cz, muzeum@merkurpolice.cz, miroslavapech@seznam.cz, info@zahrada-klesice.cz, obchod@vsepropraci.cz, patkova@patkova.cz, info@vkrajka.cz, dankajun@email.cz, centrum@hng-czech.net, info@lesniskolky.cz, info@pharmos.cz, info@marre.cz, problumen@tyhan.cz, hippo.s@tiscali.cz, luchytil@seznam.cz, kkania@kaniacz.com, kocarky@nakupujeme.cz, viktor.rykr@quick.cz, vispa@vispa.cz, happyfishing@seznam.cz, razitka@slegr.eu, info@b2bhodinky.cz, info@mineral-blaha.com, janette@wo.cz, info@remix.cz, vladimir.pachta@worldonline.cz, jiri.krejci@3fvision.cz, info@vist.cz, lauryn.rogelli@email.cz, obchod@pro-hockey.cz, ihm@razdva.cz, pbk@quick.cz, obchod@hrackywurst.cz, jkl@retroplech.cz, inmed-in@inmed-in.cz, velkoobchod@sivak.cz, trefatrade@seznam.cz, info@elsaoptik.cz, rrdjaponskytopol@centrum.cz, zeas.trnov@raz-dva.cz, milan.kratky@zena-mb.cz, nachod@agropork.cz, info@bat-rodents.eu, doubrava@ildservis.eu, blazek@valmyc.cz, info@perro-petfood.cz, info@probbe.cz, sekretariat@vsestary.cz, labris@labris.cz, luzany@oseva.cz, josef.vanat@sesvanderhave.cz, nachod@lorika.cz, rana@ranakoupelny.cz, evaplast@iol.cz, barta-dily@seznam.cz, info@nordtex.cz, evpplus@tiscali.cz, info@f3cz.com, hollandandsherry@seznam.cz, bonastyl@bonastyl.cz, tvt-textilnivelkoobchod@seznam.cz, info@giom.prodejce.cz, r.pytela@seznam.cz, info@jeansfashion-cz.com, autex@autex-baby.cz, info@australian-wear.cz, dtmcompany@seznam.cz, velkoobchodsecondhand-trutnov@seznam.cz, klenice@centrum.cz, odemo@tiscali.cz, jan.kazda@centrum.cz, pasler.kp@seznam.cz, sehatex@sehatex.cz, info@vespo.cz, obchod@unioffice.cz, petrof.hk@email.cz, info@3dmusic.cz, arton.hn@mybox.cz, info@kaspar.eu, muzikantsky.raj@tiscali.cz, jirout@basovestruny.eu, smi-vh@quick.cz, jira.smida@post.cz, kubista@prestigeservice.cz, pianatom@seznam.cz, t.vinterova@seznam.cz, hradec@babiez.cz, info@bambino-tomik.cz, kazdova.gabriela@seznam.cz, hapu@kocarky-kocarek.cz, jicin.bambino@seznam.cz, info@3kolago.cz, timehouse@timehouse.cz, machova.bozena@seznam.cz, info@lordoftherings.cz, eduardsolc@seznam.cz, alema@hoop.cz, tichy-penta@volny.cz, splada@tiscali.cz, tobolova.i@seznam.cz, janecekjiri@yahoo.com, agklenoty@email.cz, info@hodinarstviantik.cz, jozepesro@seznam.cz, info@leka-sperky.cz, bar.barnet@seznam.cz, info@zlatnictvikleopatra.cz, pretis@pretis.cz, radek.ku@tiscali.cz, real-time@seznam.cz, obchod-hradec@rooya.cz, zlatnictvi.vanova@seznam.cz, info@obchodvz.cz, vlastavichova@seznam.cz, jan.sipek@gmail.com, blanka.kratochvilova@volny.cz, info@mdminvest.cz, obchod@mosna.cz, keramika.pm@seznam.cz, kosmas.hk@volny.cz, knihanachod@knihanachod.cz, dana.cermakova@tiscali.cz, trafikatempo@seznam.cz, vavrova.rk@tiscali.cz, steelantova@seznam.cz, r.hroch@seznam.cz, toman410@seznam.cz, miffkova.globus@tiscali.cz, jkutak@seznam.cz, antik.narynku@seznam.cz, info@i-antikvariat.cz, info@antik-prodej.cz, antikvariatkonias@seznam.cz, info@sluzba-skole.cz, mail@armyshop.cz, armpex@armpex.cz, morriscz@morriscz.cz, zbranedostal@seznam.cz, info@nolimitsurplus.cz, zbranetichy@seznam.cz, k.starek@seznam.cz, shop@sorudo.cz, kuceryby@seznam.cz, radek.duf@tiscali.cz, info@svetdymek.cz, elektricka.plnicka.dutinek@seznam.cz, info@modryatelier.cz, kouba.keramika@seznam.cz, kampa@seznam.cz, obchod@hrackyplysove.cz, petr.seidel@tiscali.cz, info@foryazerty.cz, jaka.sport@seznam.cz, j.kemis@seznam.cz, lindaostrov@email.cz, mk.komar@seznam.cz, info@astrahracky.cz, mimozny@seznam.cz, hrackytu@seznam.cz, zaza@zaza.cz, mteminova@seznam.cz, cskalice@modeltrain.cz, karneval-hracky@seznam.cz, info@sab-hk.cz, info@sparkys.cz, pkarlikova@seznam.cz, obchod@breyerhorses.eu, vladislav.havlik@seznam.cz, hracka@zde.cz, bh.trading@worldonline.cz, mbm-toys@mbm-toys.cz, pavel@wooden-toys.cz, info@drevacek.cz, drevohracky@tiscali.cz, info@psicek.cz, sladkysen1@centrum.cz, kara@cbox.cz, drevo-hracky-jaromer@quick.cz, l.drahos@seznam.cz, eurobazar@centrum.cz, roklo@seznam.cz, info@kvetinyprovas.cz, chrpa@kvetiny-chrpa.cz, dorucovani@rozvozkvetin.cz, antonin.kaspar@seznam.cz, lukscheiter@lukscheiter.cz, aton.hk@worldonline.cz, blankahajkova@tiscali.cz, souckova.blanka@email.cz, zahradnictvi-rychterovamarie@seznam.cz, kessyn@seznam.cz, info@floristik.cz, h-flora@centrum.cz, info@iluze.com, ing.jezek@wo.cz, cvetanova@keramikat.cz, info@denivky.com, barton@tbsg.net, kvetinarstviazalka@seznam.cz, j.bezouskova@hradkost.cz, kvetinyjc@seznam.cz, zahrada.veleba@seznam.cz, hacko.novapaka@seznam.cz, martinkova.kvetiny@seznam.cz, obchod@pomnenka.cz, bridzik@tiscali.cz, kvetiny.lucie@email.cz, lucie.fleglova@email.cz, machacek.horice@seznam.cz, tina-tom@seznam.cz, info@zahradni-rostlinky.cz, obchod@studio-slunecnice.cz, floristicke-studio.moi@email.cz, info@vecnakrasa.cz, knots@atlas.cz, kvetinkanakomende@seznam.cz, petra.pr@tiscali.cz, radka.janku@tiscali.cz, martina.seidlova@studio-maten.cz, tomsoukup@tiscali.cz, info@kovarovozahradnictvi.cz, petr.papacek@seznam.cz, obchod@pokermedia.cz, vaclav.haman@vaskent.cz, sportovniluky@seznam.cz, info@kvbillard.cz, milan.pacholik@tiscali.cz, Z.Galaxie@seznam.cz, becvarova56@seznam.cz, podlahy_wick@02active.cz, josef.vasak@centrum.cz, holanart@seznam.cz, luboszvicina@seznam.cz, robertfurbacher@centrum.cz, hobbymat@seznam.cz, jakasnar@seznam.cz, edaagentura@seznam.cz, info@vytvarnepotreby.com, info@modeluj.cz, krameknachod@seznam.cz, blaped@seznam.cz, pelcovi.ruze@seznam.cz, konifery@zpk.cz, info@zahrada-zizka.cz, stromkyhavrda@seznam.cz, okrasnedreviny@tiscali.cz, info@kaktusy-dk.cz, petrkubin@pdabies.cz, info@duben-kaktus.cz, info@heli-spindl.cz, bretamodel@seznam.cz, faifmodel@atlas.cz, marketing@boruvka.info, info@f3k.cz, jiri.zanka@post.cz, xtremefly@seznam.cz, elektroesk@elektroesk.cz, info@f3j.cz, zmodely@seznam.cz, r.munzar@seznam.cz, veramotrutnov@seznam.cz, chudobaa@seznam.cz, zplusz@zplusz.cz, web@ungermilitarie.com, voborilovasarka@seznam.cz, zbrane-kuna@volny.cz, nekrasov@volny.cz, jirikaspar@seznam.cz, bohumil.cepelka@tiscali.cz, hobby-g@hobby-g.cz, obchod@rybarske-potreby-ika.cz, j.jadrarehak@seznam.cz, vydra.hk@seznam.cz, jovac@email.cz, rybarina-myslivost@seznam.cz, ks-fish@seznam.cz, info@rajryb.cz, info@adler-dobruska.cz, ukoruny292@seznam.cz, rybarstvi.petr@seznam.cz, zezulka@mkinet.cz, pmsport@volny.cz, info@rybahacek.cz, info@vktrade.cz, info@delsey.cz, vrabec.profes@seznam.cz, blanka.kacerova@seznam.cz, trutnov@kobercekk.cz, info@kozenagalanterieltr.cz, j.kumprecht@c-box.cz, oopp@genexvs.cz, info@brd-kovo.cz, jiri.koblizek@atlas.cz, pracovniodevy@hradecko.com, andrzej.czub@seznam.cz, dermatex@dermatex.cz, okmeloun@volny.cz, rosasteel@seznam.cz, info@sportovniboty.cz, derma.d@seznam.cz, mi.hlavacek@seznam.cz, newcaro@volny.cz, cao.capek@tiscali.cz, soucek@stival.cz, info@star-converse.cz, info@stroll-obuv.cz, danceshop@revues.cz, vladka.josefi@seznam.cz, duadu@seznam.cz, rajboticek@seznam.cz, info@sportshow.cz, prodej@ceskepovleceni.cz, obchod@eulift.cz, info@kojenecke.cz, info@kabelkysnu.cz, info@step-podlahy.cz, podlahyuhlik@seznam.cz, info@svetkobercu.cz, vyrobaklicuhorice@seznam.cz, info@dymkyfajfky.cz, zetshop@seznam.cz, info@aventura.cz, zakaznicky-servis@bakker-cz.com, kvetinystransky@seznam.cz, objednavka@4home.cz, objednavky@bestdarky.cz, 123-e-shop@seznam.cz, shop@happy-darky.cz, kyticezbonbonu@seznam.cz, hradeckralove@ulozenka.cz, info@svetonyxu.cz, dumpodjasanem@seznam.cz, info@darujkos.cz, info@netradicni-darky.cz, info@scrap-eshop.cz, emailfree@email.cz, info@srdcovky.cz, info@drobnedarecky.cz, info@kramekradosti.cz, katkahornychova@seznam.cz, info@umeniorientu.cz, orient-exotika@email.cz, blanka.dubska@gmail.com, info@krasnezazitky.cz, info@sabisperky.cz, webmaster@egatta.cz, peterfabian@email.cz, info@darky-hodinky.cz, info@okrasneskalky.cz, info@drobak.cz, vodnik@jv-vodnik.cz, anno@anno.cz, webmaster@anno.cz, kancelar@anno.cz, info@jdemechytat.cz, info@3dsperky.cz, hk@zasilkovna.cz, obchod@paradnidarky.cz, mich.jasko@gmail.com, slamenka.trutnov@seznam.cz, jitkavosahlova@seznam.cz, obchod@prebalit.cz, obchod@hracky-vybavicky.cz, michael@rymer.cz, jednatelstvi@aeternitas.cz, info@modelyprokazdeho.cz, m-bernadeta@seznam.cz, info@woblerdorado.cz, zzbshop@volny.cz, slezak.honza@tiscali.cz, info@ptmodel.cz, rybareni@rybareni.com, info@numis-hobby.cz, info@storepark.cz, info@modelfun.cz, riha@alexlov.cz, info@notovna.cz, m.s.agency@volny.cz, info@muzikant.cz, info@mapex-centrum.cz, info@librum.cz, info@byznyspartner.com, info@evershop.cz, info@erotickaliteratura.cz, fajnbox@fajnbox.cz, straka@yachtservice.cz, shop@rkfk.cz, info@lov-strelba.cz, noze@noze-nuz.com, obchod@eranger.cz, info@zenzu.cz, sloupensky@e-kancelar.cz, print-Inkoust@printinkoust.cz, informace@nakupni-internetove-centrum.cz, informace@vyber-kacelar.cz, eshop@infofila.cz, bioplaneta@kessner.cz, info@houpacisit.eu, info@pokeria.cz, martinahroma@centrum.cz, info@cmcgroup.cz, provasdomovcz@seznam.cz, vladimir.rychtera@tiscali.cz, info@pribory-mach.cz, info@nakupydoma.cz, magnetickyobchudek@seznam.cz, info@snadne-peceni.cz, info@mkuchyne.cz, info@silikonovysvet.cz, info@spooon.cz, info@voda-zdarma.cz, info@filtry-vodni.cz, info@decoras.eu, doplnky4u@email.cz, ondrej@glasslock.cz, info@fotoart.cz, betlemy@zcinu.cz, david@ella-eshop.cz, info@eyelevel.cz, tomas@outletbryle.cz, info@school-skolnipomucky.cz, info@nejkufry.cz, info@besexy.cz, info@pokladka-podlah.cz, elficar@seznam.cz, eva.rychterova@mezulan.cz, info@capacek.cz, e-sofia@centrum.cz, vn@ddstyl.cz, eva.kuzelova@tex-impuls.cz, info@obleceni-on-line.cz, batik.info@seznam.cz, info@p-marketing.cz, info@hilby.cz, info@kobercezaclony.cz, info@powershop.cz, goodfree@worldshop.cz, info@svizne.cz, homefashion@homefashion.cz, info@tempo-cesko.com, info@nadeti.cz, babybuddycz@yahoo.com, info@detskapranicka.cz, info@treperenda.cz, prodej@koblizkuvobchudek.cz, info@elektrovitamin.cz, sunny166@seznam.cz, andrea@madeforbaby.cz, uvanesky@seznam.cz, info@nejenprodeti.cz, honza@veselydomov.cz, info@naturtex.cz, info@detske-zabrany.cz, mk-hracky@seznam.cz, info@slavicekdetem.cz, info@nosenideti.cz, vitpea@seznam.cz, iserafinek@email.cz, obchod@amata.cz, info@nanny-monitor.cz, info@babydoo.cz, belikova.lucie@seznam.cz, fiebie@centrum.cz, info@diteti.cz, maryplen@seznam.cz, info@nejbaby.cz, kocarky@johnnell.cz, seda@zvony.com, jezkovadagmar@seznam.cz, info@dekorace-obrazy.cz, Vojtisek.Ondrej@email.cz, sylenka@zelenystrom.com, hradec.kralove@agatinsvet.cz, info@woto-drevene-hracky.eu, obchod@veselyklaun.cz, info@darebacek.cz, info@udafiho.cz, obchod@smart-toys.cz, obchod@svet-her.cz, info@hrackoviste.cz, info@modelarina.cz, obchod@alkione.cz, obchod@chodicipony.cz, shop@worldatwar.eu, xenie.kopalova@seznam.cz, info@ehanka.cz, apos@aposnachod.cz, slunicko@slunicko-hracky.com, obchod@kukysek.cz, petr.augustin@rc-autoy.cz, info@hracskyraj.cz, info@jezcivkleci.cz, stemberkova.h@seznam.cz, ltd.modely@seznam.cz, ledily@email.cz, info@zelvacek.cz, shop.detskyraj@gmail.com, info@e-kartacky.cz, hradec@ceske-koralky.cz, info@hodinky-pro-radost.cz, info@opasky-sperky.cz, katka@adriatica-ricaud.cz, info@klenotnictvi-online.cz, info@stribro-levne.cz, info@terapeuticky-asistent.cz, info@swarovski-doplnky.cz, t-hell.shop@email.cz, info@lovely-twiga.cz, info@artumes.cz, info@znackovyluxus.cz, info@adamvtriku.cz, info@svetrucicek.cz, filip.podstavec@e-invent.eu, info.valkyrja@gmail.com, info@klenotnicka.cz, info@easyodlizy.cz, info@mr-store.cz, info@adorno.cz, eleganceshoes@centrum.cz, lucka.olsanova@gmail.com, info@optika-vesela.cz, akmusic@email.cz, info@pan-optika.cz, jarmilamatyasova@seznam.cz, salonslunecnice@salonslunecnice.cz, bavlnkahk@gmail.com, jzrust@seznam.cz, info@zdravotkysalvia.cz, objednavky@esselte.com, info@okzlato.cz, gastro@gastrotu.cz, jilek@ohnostroje.net, info@triascr.cz, prodejna@prolovce.biz, obchod@keramikapardubice.cz, objednavky@renot.cz, info@siloe-optika.cz, nykl@anypa.cz, info@zahradnictviskorenice.cz, pardubice@kvetinarstvi.cz, minarondrej@seznam.cz, info@svarovani.cz, karelkyncl@seznam.cz, martin.marhold@centrum.cz, korv@seznam.cz, salon.gabriela@seznam.cz, Jirina.Pazdersk@seznam.cz, info@novepodlahy.cz, violin.vesely@seznam.cz, Ladeni-Klaviru@email.cz, ppservismoto@seznam.cz, staremesto@proex2000.cz, luciekapl@seznam.cz, pardubice@knihydobrovsky.cz, zahradnicek@seznam.cz, frantisekvoltr@seznam.cz, pardubice@mediaprintkapa.cz, jm.optik@seznam.cz, hradec@ptacek.cz, chrudim@ptacek.cz, pardubice@canis.cz, infocentrum.hk@fraus.cz, michal.solta@centrum.cz, david.kurka@oktoner.cz, bramborarna.rana@seznam.cz, palac_pardubice@grandoptical.cz, horice.optika@seznam.cz, chrudim.optika@seznam.cz, sobekoptik@gmail.com, beads4u@beads4u.cz, kytkasarka@seznam.cz, obchod@beranekknihy.cz</text:p>
          </table:table-cell>
        </table:table-row>
        <table:table-row table:style-name="ro1">
          <table:table-cell office:value-type="string" calcext:value-type="string">
            <text:p>Reality</text:p>
          </table:table-cell>
          <table:table-cell/>
          <table:table-cell office:value-type="string" calcext:value-type="string">
            <text:p>maratonstav@maratonstav.cz, sbd@sbdnachod.cz, bramastav@bramastav.cz, cidos@cios.cz, resis.hk@worldonline.cz, uher@elitexstrojirna.cz, ibreal.radka@atlas.cz, pkrktrutnov@pkrktrutnov.cz, info@abk-reality.cz, info@albainvest.cz, info@bernecker.cz, dina-na@quick.cz, reka.na@tiscali.cz, info@eureality.cz, reality@foreka.cz, garancia@volny.cz, info.gtstupna@tiscali.cz, zima@hradeska-drazebni.cz, hradeckarealitni@hradeckarealitni.cz, jicin@triada-reality.cz, reality.abak@seznam.cz, kbkreal@tiscali.cz, milan.korbelar@tiscali.cz, pujcova@abonet.cz, info@liberalreality.cz, info@lord.cz, lord-rk@volny.cz, m-invest@medis.cz, info@mi-reality.cz, derent@volny.cz, nemoreal@dvk.cz, prima.hk@hka.czc.cz, info@prisma.cz, info@realityin.cz, info@rshk.cz, staika@staika.cz, info@poskytnutisidla.cz, sales@aldis.cz, hsc@hsc.cz, depozit.sro@seznam.cz, moprauklid@email.cz, sprava.sportovnich.zarizeni@vamberk-city.cz, bd.policka@unet.cz, info@bdsvitavy.cz, bytep@seznam.cz, area2000@policka.cz, prodej@neoland.cz, jjilek@sbdmtr.cz, mobidik@c-box.cz, hradeckralove@mmreality.cz, druzstvo@mmpardubice.cz, zeus@zeus-pa.cz, info@t-mont.cz, realitykralovska@somad.cz, bd.poseidon@tiscali.cz, stavoinvesta.uo@tiscali.cz, 1.area@quick.cz, info@canru.cz, ossam@atlas.cz, free.zone@worldonline.cz, s-prochazkova@seznam.cz, p.bendakova@reality-bendakova.com, nemovitosti@volny.cz, sery@svitavy.cz, jaroslava.stoudkova@seznam.cz, info@reality-chrudim.cz, info@mimaservis.cz, lsreality@jevicko.net, realityjaro@seznam.cz, apas@apas-sro.cz, reality.misof@worldonline.cz, reality@allcredit.cz, n.reality@seznam.cz, ideal-cr@iol.cz, reality@rk-prokop.cz, tpreality@seznam.cz, real.spektrum.pce@tiscali.cz, pardubice@bonusgroup.cz, j.eisnerova@seznam.cz, grand@grand-pce.cz, info@reality-ces.cz, rk.fourroses@seznam.cz, rk.krejci@sendme.cz, reality@ac-reality.cz, info@realitnitrhy.cz, credit.real@volny.cz, jh.reality@email.cz, ing.machacek@volny.cz, nemorepo@tiscali.cz, usti.o@bib.cz, obchod@staika.cz, jaroslavfaltynek@seznam.cz, martinprojekce@email.cz, seda@stabyt.cz, info@kupdum.cz, granit@granit.cz, ks@mestoprelouc.cz, info@azmax.cz, info@k2invest.cz, zdenek.kopriva@profer.cz, info@komercnipronajmy.cz, info@investpol.cz, jaroslav.husek@rmsholding.cz, sinel@sinel.cz, valousek@techpark.cz, samak.tisc@seznam.cz, valenter@valenter.cz, pardubice@globe-reality.cz, pardubice@aaabyty.cz, pardubice@rkevropa.cz, ceskatrebova@nextreality.cz, reality@oza.cz, pardubice@sodoreality.cz, info@inplusreality.cz, f-reality@lit.cz, bonuspardubice@century21.cz, info@notable-reality.cz, ideal-li@idealnet.cz, bartos@max-rk.cz, ideal-pl@idealnet.cz, ideal-pu@idealnet.cz, hradec.kralove@rksting.cz, hk@bydlite.cz, krobot@fgreality.cz, jan.velicka@adomus.cz, rkzn@seznam.cz, nemeckova@bertura.cz, info@bohemiaservis.eu, realityklofanda@seznam.cz, chrudim@bydlenionline.com, centrala@bytova-vystavba.cz, contact@czechhome.nl, cinvest2000@seznam.cz, reality@dminvest.cz, rscs.pardubice@fineskoreality.cz, info@finexreal.cz, cejka@seznam.cz, grea@email.cz, hvdcz@seznam.cz, rk.katka@tiscali.cz, premysl.osicka@seznam.cz, ivana@excellenthome.cz, info@cbreality.cz, credit@dumrealit.cz, jaroslava.petrova@atlas.cz, info@nk-reality.cz, zenit.rk@tiscali.cz, jkbk.byty@seznam.cz, pardubice@jmtopreality.cz, ham@xaz.cz, reality.mikanova@seznam.cz, k2@re-max.cz, kes.sro@volny.cz, info@lvreality.cz, losenickym@seznam.cz, cme-reality@srealit.eu, pohoda@pohoda-rk.cz, nexta-reality@nexta-reality.cz, zdenek.dvorak@okreality.cz, info@pernstejn-reality.cz, info@patr.cz, bydleni.finance@tiscali.cz, info@atrk.eu, jandera@pernerova.cz, info@realitax.cz, vaclav.beran@reality-bv.cz, mgo@reality-mgo.cz, info@realityotto.cz, rent@qmail.cz, reaility@mourenin.cz, romana.tomiskova@seznam.cz, hhreality@ktct.cz, rousarzdenek@seznam.cz, info@bydlete.in, info@tana.cz, info@toprealityteam.cz, realityafinancevh@atlas.cz, team@remax-czech.cz, alfa@cps.cz, zdenka-valentova@seznam.cz, spravce@acvinice.cz, pepa.fuchs@avareal.cz, burdova@zburdova.cz, info@centrum-realit.cz, reality-odin@seznam.cz, nextareality@centrum.cz, nem.porad@centrum.cz, pronajmy.pardubice@seznam.cz, m.balcar@seznam.cz, info@bargo.cz, info@realcareservice.com, mschejbal33@seznam.cz, mbpinfo@lanskroun.cz, j.ropek@mbp.cz, sivakovaolga@seznam.cz, presteza@presteza.cz, martin.pavelka@volny.cz, r.pavelkova@volny.cz, matousek.otto@centrum.cz, ajka.sro@seznam.cz, alfama@volny.cz, david-servis@david-servis.cz, julogas@seznam.cz, safrankova@prosec.cz, bd.dubina@volny.cz, roun@ktct.cz, bdo@centrum.cz, jsafra@seznam.cz, sbdct@iex.cz, sbd@chrudim.cz, sbd@sbdla.cz, sbd.uo@seznam.cz, pechacek@orlicko.cz, office@officehouse.cz, info@paurmarketing.cz, info@bmp-reality.cz, wtpce@wtpardubice.cz, hradec@barakstav.cz, info@monumental.cz, info@stavos-nechanice.cz, janka.kaspar@seznam.cz, malek@malek-uklid.cz, spc.sluzby@centrum.cz, jpv.vyskoveprace@email.cz, pefa55@gmail.com, info@ceskarealitni.eu, mbp.tyniste@tiscali.cz, info@orangereal.cz, info@nemoreal.cz, info@spravcebudov.cz, a.zakova@domovpardubice.cz, reality-ds@seznam.cz, tomasmysik@seznam.cz, info@domovrealit.cz, bp.vrchlabi@seznam.cz, ilcik@primereality.cz, jiri.hank@seznam.cz, halamova@srk.cz</text:p>
          </table:table-cell>
        </table:table-row>
        <table:table-row table:style-name="ro1">
          <table:table-cell office:value-type="string" calcext:value-type="string">
            <text:p>Reklama</text:p>
          </table:table-cell>
          <table:table-cell/>
          <table:table-cell office:value-type="string" calcext:value-type="string">
            <text:p>grimika@quick.cz, info@coning.cz, info@linus.cz, trutnovsky@posel.cz, orin@orin.cz, rktisk@rktisk.cz, info@dukase.cz, vhprint@vhprint.cz, agtyp@agtyp.cz, tiskarna@jicinsko.com, info@astraprint.cz, obchod@gzh.cz, obchod@merkurtisk.cz, polymar@polymar.cz, ludka.tomesova@tiskarnalt.cz, uniprint@uniprint.cz, info@kimtex.cz, aurius@seznam.cz, tisk.jicin@seznam.cz, sjssitotisk@razdva.cz, mirek.lukasek@seznam.cz, tisk.bnb@tiskarnybnb.cz, hkralove@mail.ctk.cz, mediapro@mediapro.cz, info@jelecek.cz, videovize@seznam.cz, resi@wo.cz, firma@reklamyspacek.cz, info@ldprint.cz, info@westiform.cz, info@labyrinth-cz.cz, kralicek@dka.cz, ferda@ferda.cz, prost@prost.cz, instore@instore.cz, info@novinyinfo.cz, info@tiskarna-simek.cz, astro.hk@seznam.cz, agentura@mcom.cz, info@kravaty-ties.cz, heba@cbox.cz, info@nelion.cz, upcom@upcom.cz, omt@omt.cz, benet@benet-ponozky.cz, info@jechova.cz, lpesak@volny.cz, dewtex@dewtex.cz, amt.vysivka@worldonline.cz, pgart@email.cz, huspek@huspekdesign.cz, miroslav.franc@adalbertinum.cz, info@commservis.com, propagteam@mbox.vol.cz, info@lsk.cz, sach@cmail.cz, bezpartnera@seznam.cz, hotel@detenice.cz, hostinskym@quick.cz, hotel@usvatehovavrince.cz, pavlata@vybercz.cz, dana2.pekarkova@seznam.cz, M.Zuchova@seznam.cz, classic@hotel-cz.com, hotelholub@seznam.cz, hotelhron@hotelhron.cz, hotelnebozizek@volny.cz, Hotel-Potstejn-Praha@cz-hotel.eu, info@rambousekhotel.cz, hotelzs@centrum.cz, recepce@penzionzavodou.cz, info@friesovy-boudy.cz, boruvka-velkaupa@volny.cz, jiraskova.chata@tiscali.cz, camp.kamenec@seznam.cz, stcjh@upice.cz, st.florian@tiscali.cz, penzion.vackova@tiscali.cz, pensionbici@seznam.cz, jan.sotona@johnnell.cz, trik@seznam.cz, uniboard@uniboard.cz, megaboard@megaboard.cz, palej@dvk.cz, pension.majka@centrum.cz, rybarna@tiscali.cz, iris@pensioniris.cz, info@penzion-lucie.cz, info@uceskekoruny.com, veronika.pec@centrum.cz, ubytovani@penzionvilla.cz, info@bischofstein.czinfo@bischofstein.cz, colosseum@mybox.cz, jiri.dvorac@seznam.cz, info@vila-krenov.cz, pluhackova@ubytovaniorlickehory.cz, info@skolmax.cz, nachodskysport@seznam.cz, sensei@senseart.cz, skiklub@skiklubspindl.cz, havlovka@havlovabouda.cz, penzion-kveta@seznam.cz, info@cihlarka.cz, lucie.bukova@seznam.cz, info@staraskolapolom.cz, info@baba-jaga.cz, pension.kubat@spmlyn.com, hotel@anenskymlyn.cz, zakouti@destnenet.cz, chata.slunce@seznam.cz, sestidomi@post.cz, info@sagasserovyboudy.cz, info@novopackabouda.cz, chata.bumbalka@volny.cz, info@lidicka-bouda.cz, pension@partyservis98.cz, boudanaceste@seznam.cz, racinek@seznam.cz, zlamaljiri@c-box.cz, uzelingeru@dobruska.cz, info@hotelalba.cz, hof.j@worldonline.cz, info@chatapodspicakem.cz, chataspindler@chataspindler.cz, panska@ftvs.cuni.cz, raisovachata@seznam.cz, koruna@hotel3pecka.cz, hotelpraha.na@o2active.cz, hotel.helikar@iol.cz, milenagalbova@atlas.cz, martin@uzezulaku.cz, info@hotelhvezda.cz, hotel@pensionvladimir.cz, info@elkohotel.cz, zameckyhotel@seznam.cz, recepce@hotel-beranek.cz, sklepy@penzion-novopackesklepy.cz, info@rychorska.cz, lada-ubytovna@post.cz, recepce@jezkuvstatek.cz, penzionjavor@volny.cz, rezervace@podvyhlidkou.cz, penzionhaltuch@seznam.cz, vinarna@mikulovska.cz, bowlingtatra@volny.cz, kaceri.zlata@seznam.cz, pleskot@sneznasova.cz, opgt.brno@worldonline.cz, LKrizkovsky@seznam.cz, chaty.ostas@tiscali.cz, nebakov@centrum.cz, rmstudio@rmstudio.cz, agenturasindy@agenturasindy.cz, firma@mtagroup.cz, razitka@razitka.com, rykobito@rykobito.cz, reklama@zamberk.cz, info@h-propag.cz, 3mosquitos@3mosquitos.cz, mars@marsjev.cz, obchod@dakota.cz, az.lokomat@tiscali.cz, fenedia@email.cz, info@czech-marketing.com, gart@wo.cz, sigi-sitom@post.cz, grafit@wo.cz, garantis@seznam.cz, tereco@c-box.cz, zavrelova.marta@centrum.cz, info@coronareklamni.cz, bbcut@ktct.cz, renatavalenta@seznam.cz, info@atelier18.cz, agency@reklamniservis.com, gekko@gekko.cz, info@vlajkovastozary.cz, info@letkom.cz, tiskarnaosik@email.cz, info@sideris.cz, tisk.k@tiscali.cz, info@tgtisk.cz, grantis@grantis.cz, pardubice@progrestisk.cz, vct@vct.cz, neorvi@xaz.cz, pit@pit.cz, pors52@pors52.cz, info@music-store.cz, info@task.cz, pekar@chrudim.cz, pardubickykuryr@quick.cz, finish@finish-pce.cz, info@rek-lama.cz, info@ms-studio.cz, pardubice@studiopress.cz, gruberova@kentaura.cz, svittisk@iol.cz, barth@barth.cz, rustika@rustika.cz, nphhlinsko@seznam.cz, odbyt@tipo.cz, siffel@setservis.cz, mdpropag@volny.cz, ofsetografie.sy@tiscali.cz, info@amaroun.cz, mtn-kapara@kve.cz, info@video-z.eu, stejskal@inlan.cz, info@reklama-pardubice.cz, info@matches.cz, foto.hajek@seznam.cz, parexpo@parexpo.cz, zdenek.rosak@unet.cz, info@transport-tv.cz, produkce@4a.cz, info@taradestniky.cz, j.rudzinskyj@maxx.cz, pardubice@savemax.cz, info@tasou.com, eduard.pazourek@razitka-colop.cz, lpsmedia@lpsmedia.com, info@mi-ma.cz, info@benedagroup.com, info@amma.cz, info@nexhk.cz, info@24snails.com, sejnoha@sejnoha.com, info@kddubina.info, dk.dukla@worldonline.cz, kulturasvitavy@kultura-svitavy.cz, tyluvdum@tyluvdum.cz, jan.rejzek@seznam.cz, mida.sport@seznam.cz, info@79promotion.cz, agentura@avekont.cz, martin@promorain.cz, studio@dtpcentrum.cz, kalkulace@tiskarnapors.cz, grafis.cr@tiscali.cz, tiskarna@komurka.cz, gosc.group@tiscali.cz, sito.grafik@tiscali.cz, notis@centrum.cz, info@reklamatisk.com, samolepky@seznam.cz, info@imprim.cz, marketing@bassline.cz, grapharts@grapharts.cz, jiri.teply@studio360.cz, duhovyhad@gmail.com, info@studio555.cz, info@kf-atelier.com, grapos@email.cz, henryba@seznam.cz, agency@faster-cz.cz, info@tp-design.cz, zpprofit@zpprofit.cz, petr.lichy@itecka.cz, redtype@redtype.cz, zsreditel@ttnet.cz, atelier@puzova.com, getzel@virtualni-prohlidka.eu, sd@litomysl.cz, info@klubcentrum.cz, intelnet.intelnet@worldonline.cz, petruzalkova.r@seznam.cz, info@walimex.cz, lunalagron@seznam.cz, radek.hutla@post.cz, info@kupsivlajku.cz, pardubice@hainz.cz, awarak@seznam.cz, arca.tua@tiscali.cz, reklama@exner-reklamy.cz, termolisy@seznam.cz, regrafika@policka.cz, michalreklama@seznam.cz, machac.samolepky@seznam.cz, deltareklama@email.cz, okorecek@k-electronics.cz, lightron3@lightron3.cz, kontakt@raffaelart.cz, bpl@bplservis.cz, phoenix.style@sendme.cz, mp.reklama@seznam.cz, marketing@vancura.info, info@mikemedia.cz, diabro@volny.cz, info@e-samolepky.eu, dtpzeman@dtpzeman.cz, hejnal@bhpromo.cz, razitkasava@seznam.cz, kometa@kometa.cz, v.prihoda@centrum.cz, info@mega-cz.com, nranko@email.cz, info@czechoutdoor.cz, info@2oom.cz, obr@studioperfection.cz, info@sem-ppc.cz, michaelaNo@seznam.cz, grafika@vkgrafika.cz, radek@sagita.cz, info@base-look.cz, catering@alfredo-catering.cz, info@afksport.cz, misa@partyproduction.cz, mara.pce@centrum.cz, info@goagency.cz, labos@lodenice.eu, mlkom@seznam.cz, david@westbest.cz, info@zlproduction.cz, info@ccafi.cz, proim@mybox.cz, info@desvon.cz, rysavy@rstudio.cz, info@kdesign.cz, propagace.pastelka@volny.cz, barbora.kasparova@abstraktniobrazy.cz, info.jonko@seznam.cz, regiotip@seznam.cz, igrestor@igrestor.cz, ivosafr@gmail.com, jasla65@seznam.cz, info@maxtwo.cz, artstud@seznam.cz, viki.reklama@worldonline.cz, linea@hlinsko.net, info@ableelements.cz, info@agentura3k.com, info@induco.cz, studiokozel@studiokozel.cz, zalisova@quick.cz, coregen@coregen.cz, leos.malina@seznam.cz, info@reklamapardubice.cz, simek.reklama@tiscali.cz, info@sagina.cz, saleco@volny.cz, spartnership@seznam.cz, info@tornado.cz, voteart@voteart.cz, info@sticker.cz, info@anonyme.cz, ctk@ctk.cz, filip.novotny@rozhlas.cz, info@greer.cz, sendera@mybox.cz, rekim.holice@seznam.cz, info@polepsito.cz, pismomnemec@seznam.cz, produkce@masa-agency.cz, pardubice@mms.cz, cerny@proart.cz, pr1@pr1.cz, info@reklama-pce.cz, info@pardubice.rrm.cz, tj.tesla@quick.cz, watom@pce.cz, kajzrlikova@seznam.cz, svetlana@vivapromotion.cz, jana.kovarnikova@avenir.cz, georg@lit.cz, reklama.ptacnik@seznam.cz, miroslavvancl@1m.lit.cz, eso@unet.cz, jaromirotruba@seznam.cz, jonas.martin@seznam.cz, info@albrecht-cpp.com, tegraf@seznam.cz, email@zdenka-cela.cz, klaver@telecom.cz, rsdialog@rsdialog.cz, paf@paf-ct.cz, collegium@pecomp.cz, sign.repro@tiscali.cz, hejlvl@inlan.cz, honzapazin@honzapazin.cz, liska.l@tiscali.cz, profitisk@tiscali.cz, musilova@rapid.cz, nemec@finemedia.cz, simpro@simpro.cz, ddreklama@centrum.cz, obchod@mbargo.cz, karfin@archcen.cz, fialka.petr@seznam.cz, hasektour@hasektour.cz, info.mkvysivky@seznam.cz, macat@smart-strategy.cz, jborda@seznam.cz, info@bpas.cz, originalni-pf@email.cz, info@partystan.cz, info@pronajematrakce.cz, hopstejn@hopstejn.cz, rodeobyk@seznam.cz, otomar.rochl@seznam.cz, tiskarna@tiskarnavobornik.cz, tiskofset@tiskofset.cz, obchod@tiskarnaknopp.cz, info@aprintcz.cz, drj@iol.cz, jan.greso@quick.cz, printservis@volny.cz, luky@luky.cz, exprestisk@volny.cz, vivart@vivart.cz, apollopower@seznam.cz, plota@post.cz, hubka.josef@volny.cz, info@ddreklama.eu, info@profireklama.eu, info@partyservis98.cz, photo.antis@worldonline.cz, m.hurdalek@tiscali.cz, kalista@gwcz.com, photographer@wo.cz, jaroslav.ciler@webfoto.cz, dostudio@centrum.cz, horakova@falcon.cz, info@krejcar.org, laska@lproduction.net, info@volis.cz, info@welldone.cz, info@vhjh.cz, hradeckralove@jobing.cz, ks@b2ue.cz, arnost@ccn.cz, henrygoof@seznam.cz, info@ideadesignstudio.cz, mm@ipcnet.cz, info@agishk.cz, mmm.hk@zvu.cz, vedlich@seznam.cz, jiri.pilnacek@centrum.cz, info@wamak.com, info@reklama-borys.cz, cermakova.olga@seznam.cz, pejchal@progrestisk.cz, pavel.propper@email.cz, info@proartcom.cz, info@terrydesign.cz, info@columbus-adv.cz, leosdusek@seznam.cz, mkronika@ticketcom.cz, daniela.models@tiscali.cz, reaghk@reaghk.cz, j.slegl@tiscali.cz, info@krepro.cz, spicka@fsbt.cz, info@stylemax.cz, gzn.kh@tiscalli.cz, info@modelagencyddhk.cz, prionsro@seznam.cz, ag.krupicka@centrum.cz, info@jeduzdarma.cz, ralisova@ralgo.cz, info@scouting.cz, t.mrkvica@seznam.cz, trodat@email.cz, viko.hk@tiscali.cz, info@opt-in.cz, jlb@jlb.cz, bucharovamichaela@tiscali.cz, rene.rejman@jazzart.cz, sklep@ultranet.cz, jodesign@akuvavra.cz, boubin@gmx.de, grafip@seznam.cz, info@perrynovapaka.eu, kouzlakrejci@seznam.cz, prodej@artwish.net, deathmetalist@seznam.cz, lukydresy@seznam.cz, pusmik@volny.cz, sonte@sonte.cz, odyseacz@odyseacz.cz, aerobion@seznam.cz, suba@tipita.cz, info@bofa.cz, v.kops@seznam.cz, katerinalukas@trutnovskareklama.cz, jkachlik.klap@tiscali.cz, kosreklamy.janky@centrum.cz, jobi@bitnar.cz, lifo@lifo.cz, condor@condor-reklamy.cz, info@abreklama.cz, vam@vam.cz, info@profipartner-cz.cz, studio@ysis.cz, tlights@tlights.cz, naceste@dozivota.cz, havlickova.jit@seznam.cz, Dr.Neumann@tiscali.cz, info@flexipartner.cz, kazi@kazi.cz, fabian.l@tiscali.cz, jnesetril@iginvest.cz, purple@seznam.cz, mesker@ideasfirst.eu, design@hrncirdesign.cz, biograph@atlas.cz, jajaje@seznam.cz, jiri.stepanek@reklamapublic.cz, office@konting.cz, studiomedia@seznam.cz, info@reklamanachod.cz, info@kare-cz.eu, info@razitkanachod.cz, pavel.struha@dobruska.cz, js-design@email.cz, hanousci@dka.cz, bartosova.jitka@tiscali.cz, svorc1@seznam.cz, macom@macom-marketing.com, ondrej@kloucek.cz, info@foto-reklama.cz, info@creativexpo.cz, info@keysearch.cz, drej@seznam.cz, studio@emd.cz, reklama@wizard-reklama.cz, vyroba@urbanproduction.cz, reklama@kotera.info, plocharek@seznam.cz, pima@volny.cz, vales@positiva.cz, kocnar@profactor.anet.cz, vanclova@r-agentura.cz, rkprint@email.cz, info@xantipa.in, cboard@seznam.cz, info@dpromo.cz, krcmar@kam-tu.cz, info@ermedia.cz, modeling.ligr@seznam.cz, info@wera-agency.cz, info@infolist.cz, info@registracewebu.cz, superinfotu@seznam.cz, sixta@itrading.cz, veruha@seznam.cz, vlada.kubik@email.cz, ag.blesk@centrum.cz, zabava@silenysvet.cz, iva.skritecka@orlickaseznamka.cz, bulanek@seznam.cz, seznamovaciagentura@dreamman.cz, info@husqvarna-houzvicka.cz, party.stany@email.cz, bilkova.z@seznam.cz, svetlana@swen-reklama.cz, malby.hejl@seznam.cz, bezpecnostni-tabulky@anno.cz, info@paxartstudio.cz, technor@technor.cz, info@reborn-shop.cz, objednavky@novorocenky-2009.cz, info@oznameni.com, obchod@oznamto.cz, info@2h-studio.cz, vladi.bilek@email.cz, info@bonstep.cz, 776689509@seznam.cz, helcin@seznam.cz, info@far-agentura.cz, sitotisk@tisktuma.cz, zdenek.kopetzky@kzgalant.cz, klon@prelouc.cz, info@inzertia.cz, 2proA@email.cz, plocekondrej@seznam.cz, info@wrapstudio.cz, pemitex@pemitex.cz, Info@sabinakvak.cz, propagace-reklama@email.cz, restaurace@uletcu.cz, info@podstrani.cz, burilovamonaco@seznam.cz</text:p>
          </table:table-cell>
        </table:table-row>
        <table:table-row table:style-name="ro1">
          <table:table-cell office:value-type="string" calcext:value-type="string">
            <text:p>Restaurace</text:p>
          </table:table-cell>
          <table:table-cell/>
          <table:table-cell office:value-type="string" calcext:value-type="string">
            <text:p>koblizekroman@tiscali.cz, voss-na@voss-na.cz, alanya-kebap@email.cz, m.kovarna@tiscali.cz, parkhotel@skalnimesto.cz, sekretariat@gapasro.cz, dana@sagner.cz, hotel@olympie.cz, AndreaStuskova@seznam.cz, alan37@seznam.cz, pensionradvanice@email.cz, pretzel.sro@gmail.com, tenis@tenis-klub.cz, aaa-doprava@aaa-doprava.cz, info@alfa-hotel.cz, hotel.libosovice@seznam.cz, hotel-praha@hotel-praha.cz, vila.barbara@email.cz, recepce@krausovyboudy.cz, info@u-lesa.cz, novomestskypenzion@centrum.cz, pension444@centrum.cz, pension.adrspach@email.cz, neslhk.hk@worldonline.cz, supraphon@seznam.cz, pensionukarla@centrum.cz, info@pensionhabr.cz, houska@pgcbeta.cz, penzion.polo@seznam.cz, rynecek@post.cz, jitka.kvasna@opocno.cz, podnebem@volny.cz, info@pensionceskyraj.cz, rest.meran@seznam.cz, vojtasjosef@tiscali.cz, zvs.broumov@quick.cz, j.hrabal@seznam.cz, tendr@skidestne.cz, zscm@seznam.cz, chataviktorka@email.cz, info@hotel-emerich.cz, chatasohajka@volny.cz, lorenc@penzion-severak.cz, bbohumin@centrum.cz, arpad_lorincz@post.cz, ivan.kobr@tiscali.cz, kral312@volny.cz, privat246@volny.cz, info@tetreviboudy.com, matej.spurny@seznam.cz, info@chatahelena.cz, info@jindrichuvdum.cz, iva.rudolfova@volny.cz, jiri.halouzka@worldonline.cz, chata.obzor@seznam.cz, ubytovani@hospodanapeci.cz, ukrakonose@tiscali.cz, klokani@centrum.cz, vkus@centrum.cz, rezervace@chatasvestka.cz, chata.viktorka@centrum.cz, penzion@bruk.cz, info@chataspoje.info, penzionskalicky@centrum.cz, bubrle@volny.cz, chata.jelenka@seznam.cz, horalka.pension@seznam.cz, sedmidoli@seznam.cz, ilonaberisha@seznam.cz, sekretariat@skstart.com, info@tjspofa.cz, vladka.razova@seznam.cz, lutrans@tiscali.cz, chudek.v@seznam.cz, chatajitrenka@post.cz, music@zderina.cz, hermankovice@tiscali.cz, martina.kopeckatu@seznam.cz, hausler@centrum.cz, hotelnamyte@tiscali.cz, orlican@hotel-cz.com, kamil.pesek@seznam.cz, rezervace@ubytovnahk.cz, jiri.hancil@volny.cz, ubytovnasobotka@seznam.cz, t.kaspar@seznam.cz, koukola@wo.cz, pensiondoctor@centrum.cz, bistrosantrope@seznam.cz, info@penzionvidochov.cz, zmatlikova.eva@centrum.cz, bystrenka@seznam.cz, info@penzionupechanzu.cz, sokolovna.tu@tiscali.cz, info@penzionupetibuku.cz, kiosek@centrum.cz, penzion.turista@seznam.cz, sk.dobre@seznam.cz, horak@gcnavrsich.cz, ervin.petr@seznam.cz, fitnessfontana@fitnessfontana.cz, jiri.suman@email.cz, bowlingclublaguna@seznam.cz, kavarna@bar-banek.cz, capriola@seznam.cz, info@ricochet-centrum.cz, zacler@tenisklub.cz, ricochet@atlas.cz, stadion.tsdk@centrum.cz, hcvrchlabi@hcvrchlabi.cz, tsm.jaromer@mybox.cz, vinarna.jiri@centrum.cz, cabak.vr@tiscali.cz, info@pensionkarolina.de, n.kovalakova@worldonline.cz, miluska@hoteltyp.com, chatavarta@seznam.cz, milankolomy@quick.cz, gckh@gckh.cz, centrum@ok-centrum.cz, cukrarna.org@email.cz, jankafka@t-email.cz, info@vesely-sro.cz, chlazeni.info@seznam.cz, lifestudio.pce@seznam.cz, fitcentrum@ustecko.com, recepce@hotelalfa.cz, poutnidum@orlicko.com, drn@cmail.cz, penzion@restauracepodvinici.cz, info@chateaucivice.cz, skrblikova.restaurace@seznam.cz, spekstube@aesta.cz, cafebajer@atlas.cz, hotel.uno@rcaktiva.cz, 3zs@lit.cz, recepce@hotelpoprad.cz, wurst@exitgroup.cz, patapuf@patapuf.cz, krizvratislav@seznam.cz, skolni.jidelna@iol.cz, skolni.jidelna@chocen.cz, ddhorcer@tiscali.cz, madoret@madoret.eu, henryba@seznam.cz, dobrovskeho@madoret.eu, info@llb.cz, mkubinova@iol.cz, recepce@hotelaplaus.cz, info@az-catering.cz, dmrozk@supce.cz, info@drachtinka.cz, garfi.brezova@tiscali.cz, vest.chrudim@tiscali.cz, vedeni@dmvm.cz, info@gymjev.cz, info@gjr.cz, miloslava.cihakova@seznam.cz, chelsea.cajovna@email.cz, info@civice.com, stary-mlyn@seznam.cz, beseda@orlicko.cz, motorestjanov@lit.cz, motorest.sedivec@seznam.cz, m.dudkovic@prookna.cz, penzionart@seznam.cz, info@penzion-nakrete.cz, hedvikahylakova@seznam.cz, jaxler@centrum.cz, info@gourmet.cz, fractalzoom@centrum.cz, bar_bar@seznam.cz, u.bernaku@seznam.cz, info@barrio.cz, huhu-bar@email.cz, roadcafe@roadcafe.cz, stanislav.soukenka@seznam.cz, info@rio.unas.cz, playcafe@seznam.cz, sportbar.brooklyn@seznam.cz, ubytovani-obora@centrum.cz, penzion.veseli@volny.cz, nfo@steakstation.cz, rezervace@pensionpaseka.cz, parkany@policka.net, jaroslav.stary@unet.cz, tosovsky.penzion@myto.cz, jiribohac@volny.cz, info@redwhite.cz, info@restaurace-kovarna.cz, pizzerie@pizzerie-chrudim.cz, seknicka.l@seznam.cz, pavel.vondrak@centrum.cz, ltesro@quick.cz, pardubice@cb.cz, mann.vlastimil@tiscali.cz, uzema@seznam.cz, info@rovinka.cz, provozni@zamecek-solnice.cz, info@casinoadmiral.cz, skladnikpitrisek@seznam.cz, hotel@fortna.cz, info@restaurace-medlenka.cz, vostrafazole@seznam.cz, simacek@hotelesprit.cz, cerny.korzar@atlas.cz, kopecky.prosetin@seznam.cz, info@countrysteak.cz, zbynekpetr@email.cz, info@jidelnapohanka.cz, ms.stadion.chrudim@centrum.cz, knihovna@slavoj.cz, info@walzel.cz, info@hotel-javor.com, recepce@spahotelhorec.cz, sales@hotelonline.cz, tvaroh@centrum.cz, marusinecjosef@centrum.cz</text:p>
          </table:table-cell>
        </table:table-row>
        <table:table-row table:style-name="ro1">
          <table:table-cell office:value-type="string" calcext:value-type="string">
            <text:p>Sklo</text:p>
          </table:table-cell>
          <table:table-cell/>
          <table:table-cell office:value-type="string" calcext:value-type="string">
            <text:p>ltm.vrchlabi@tiscali.cz, trutnov@radstav.eu, sklenarstvicr@seznam.cz, info@fasklo.cz, spurny.tomas@tiscali.cz, sklovital@sklovital.cz, sahm@sahm.cz, cervin@cervin.cz, felix@mehl.cz, vertex@saint-gobain.com, malby.leksa@seznam.cz, sklenarstvi.dv@quick.cz, sklopodlahy@seznam.cz, spiderglass@atlas.cz, ivko@ivko.cz, stanislav.vejmelek@seznam.cz, beer.sklo@seznam.cz, sklostorek@razdva.cz, glassholice@holice.cz, ladin.poledno@seznam.cz, rene.peskar@seznam.cz, sales@glassfort.com, martinbrychta@tiscali.cz, sklo@sulak.cz, D.DAVGER@SEZNAM.CZ, sklo.lesenar@tiscali.cz, sklenarstvichyle@seznam.cz, stanislav.pus@gmail.com, sklenarstvibin@seznam.cz, dokstav52@email.cz, rehak.sklenarstvi@centrum.cz, bubenikotasek@seznam.cz, sklenarstvi.kaspar@tiscali.cz, paveltopolnickyj@tiscali.cz, sklova@email.cz, sklenarstvi.rychnovsko@seznam.cz, p.krovak@seznam.cz, info@sklenarstvi-vr.wz.cz, sevcik@humlak.cz, sklenarstvir@seznam.cz, schill@gsl.cz, michalec@atelier-m.cz, decomcovhk@iol.cz, k.auer@centrum.cz, sejkoramiroslav@click.cz, vemarglass@seznam.cz, sklo.vitraz@gmail.com</text:p>
          </table:table-cell>
        </table:table-row>
        <table:table-row table:style-name="ro1">
          <table:table-cell office:value-type="string" calcext:value-type="string">
            <text:p>Služby</text:p>
          </table:table-cell>
          <table:table-cell/>
          <table:table-cell office:value-type="string" calcext:value-type="string">
            <text:p>borta.hk@seznam.cz, ddstavebni@ddstavebni.cz, khail@quick.cz, kronus.keramika@seznam.cz, hup@hup-mach.cz, joka-hk@volny.cz, orgatex@orgatex-nachod.cz, prois2@hk.gin.cz, faltus@transconsult.cz, zahradniarch@volny.cz, qts@qts.cz, info@skv-sro.cz, info@suran-stroje.cz, info@polstarkytara.cz, palatav@iol.cz, info@popelka-hk.com, adrpach.info@c-box.cz, info@tshk.cz, tstrutnov@tstrutnov.cz, hk@amsglobal.cz, azl@zkk.cz, itest@itest-plus.cz, vkadlecek@tzus.cz, hradec_kralove@nature.cz, ekoshk.as@tiscali.cz, tego@tego.cz, info@iframix.cz, axis.cz@tiscali.cz, astrohk@astrohk.cz, petrpross@seznam.cz, nachod@pradelny.cz, fhk@fhk.cz, nessap@cncstroje.cz, tv.nachod@tiscali.cz, info@fitnessfilip.com, foma@foma.cz, krematorium@cmail.cz, pichovavladimira@seznam.cz, centrum@vilacerych.cz, muzeum@muzeum-nmnm.cz, fiutsro@fiutsro.eu, info@kamenoatelier.cz, sanc@sanc-akustika.cz, info@agentura-lidka.cz, bckriz@bckriz.cz, v.erben@centrum.cz, info@dasamasaze.cz, galerie.barbara@seznam.cz, info@amuletchd.cz, technor@technor.cz, francova@k-studio.cz, info@pradelna-mb.cz, cabla.pradelna@tiscali.cz, studio@cernahora.cz, info@squashhk.cz, mts@mtsmedia.cz, hradec@javasalon.cz, info.hkl@sodexopass.cz, info@scalia.cz, info@tattoo-christy.cz, novot.petr@seznam.cz, cenome@centrum.cz, hacko@hospic.cz, info@janskelazne.com, podatelna@medikahk.cz, ldn@nemopo.cz, lunakova.zuzana@tiscali.cz, sidakovas@jonyx.info, info@rehabilitace-aktiv.cz, anezkadivisova@seznam.cz, romanadivisova@seznam.cz, fyzio.kazi@tiscali.cz, rehaves@seznam.cz, czechcirkus@czechcirkus.cz, helena.houserova@tiscali.cz, info@e-gamma.cz, zilvar.jiri@tiscali.cz, ila.pazi@seznam.cz, petr.iva@worldonline.cz, katka.hk@seznam.cz, lconverta@seznam.cz, mail@kosmetika-brndiarova.cz, martina.kadernice@seznam.cz, salon@salon-biolage.cz, laurrinne@seznam.cz, kadernictvi@kadernictvi-harmonie.cz, monika.sehnoutkova@seznam.cz, info@salonkoppova.cz, kadernictvi13@seznam.cz, info@kadernickysalonterry.cz, Zimova.Vera@seznam.cz, info@m-kadernictvi.cz, hdzudzova@seznam.cz, info@kadernictvi-nova-paka.cz, radkanovakova7@seznam.cz, andrea@zdeje.info, dipi@centrum.cz, enja88@seznam.cz, kadernictvi@nextradsl.cz, pechova.n@email.cz, trendhair3000@seznam.cz, simonavik@seznam.cz, kadernictvistyle@email.cz, EMAILwe.em.es@centrum.cz, ddaannddaa@seznam.cz, ivabergerova@seznam.cz, salon.lucie@seznam.cz, lucie.prochazkova1@seznam.cz, monika@studio-magic.cz, spirala.studio@centrum.cz, lubos.mil@jmc.cz, zeuner@seznam.cz, tereza@studio-magic.cz, zuzi.zimova@atlas.cz, danamaresova@email.cz, martina.kopecka@seznam.cz, zdemoc@seznam.cz, vladimiranavratilova@seznam.cz, janajezberova@seznam.cz, hamacek5@seznam.cz, slezakova.kveta@seznam.cz, elza007@seznam.cz, holmari@centrum.cz, nehty-marketa@seznam.cz, martina@nehty-profi.cz, komarkova.nada@tiscali.cz, profisalon@email.cz, P.Hazdrova@seznam.cz, purova@pedicure.cz, sousticek@centrum.cz, info@pedikura-alessandria.cz, eva.houstekova@seznam.cz, majka.dobiasova@seznam.cz, chaloupskadana@seznam.cz, gaba.madlova@seznam.cz, jpusova@centrum.cz, m.tarantova@centrum.cz, lest@email.cz, knourkova.libuse@seznam.cz, eden-relax@seznam.cz, renata.postlerova@seznam.cz, 7candy7@seznam.cz, mme.serafin@seznam.cz, hanavenclova@seznam.cz, bousselmi@seznam.cz, konecnaj.kl@seznam.cz, lea.lokvencova@seznam.cz, studioradka@email.cz, stanik.mlcochova@seznam.cz, info@studia-spot.cz, info@nehtovestudiomj.cz, tinach@seznam.cz, dagmar.muchova@email.cz, m.pedikura@centrum.cz, sinova.j@seznam.cz, jolana.ant@seznam.cz, holmanova.lada@tiscali.cz, lhenychova@seznam.cz, nailsectorkl@email.cz, zuza.cervena@atlas.cz, masaze@malovcova.cz, k.musilova@studio-katerina.cz, dana.pieckova@seznam.cz, rsdaniela@rsdaniela.com, marek@amsglobal.cz, vickinline@seznam.cz, irenapetrakova@seznam.cz, ovetak@seznam.cz, info@lecivemasaze.cz, janatovaj@seznam.cz, jiri.trava@seznam.cz, jitka.valaskova@vasmaser.cz, akrmanova@seznam.cz, ondrej.pleskot@vasmaser.cz, apex.krejci@seznam.cz, niki.masazehk@seznam.cz, lpdiablo@email.cz, pavelbrtan@seznam.cz, p.etik@seznam.cz, salon.petra@gmail.com, masaze.hradec@seznam.cz, lightdesign@seznam.cz, vitalonga@sendme.cz, andreanedbalova@centrum.cz, michaela.paulusova@seznam.cz, michalamilitka@seznam.cz, rudolf.huber@seznam.cz, SalonJoshua-Masaze@seznam.cz, info@aromaterapie.net, info@masazeedita.cz, postmorten@seznam.cz, nerudovasona@post.cz, katkamasaze@atlas.cz, Lada@masazeLL.cz, vlcek.masaze@seznam.cz, petrtucek@seznam.cz, alenka.haskova@seznam.cz, zdravi-masaze@seznam.cz, bob.dvorak@dobruska.cz, vacek.jiri@unet.cz, katapospisil@email.cz, rumlova.mil@seznam.cz, strouhal@orlice.net, tomy.masaze@tiscali.cz, eva.hanak@seznam.cz, hanatvrznikova@centrum.cz, masaze.matuska@seznam.cz, tezkajitka@seznam.cz, masazekosmetikaL@seznam.cz, mi.lang@centrum.cz, masaze@ctvrta.cz, relaxcentrum@atlas.cz, renata.meridian@seznam.cz, robikmaser@seznam.cz, vlada.pilar@seznam.cz, zlata.skrbkova@seznam.cz, info@tawan.cz, siam@siam-masaze.cz, info@suncafe.eu, info@studiosun.net, medispa.hk@email.cz, solnajeskynejicin@seznam.cz, savs.hlubina@seznam.cz, anluma@centrum.cz, info@rc-solna.cz, tattooyou@seznam.cz, beny@tattoobeny.cz, piercing.v@seznam.cz, info@helife.cz, robert@tattooheartofsoul.cz, hoolstattoo@seznam.cz, benkovicjosef@seznam.cz, gabriela@abecedapoznani.cz, kartex-hr@iol.cz, lenkanadvornikova@seznam.cz, info@catapult.cz, wellnessperfekt@wellnessperfekt.cz, petrova111@seznam.cz, info@vizaztu.cz, info@imageberu.cz, hradecky@neumito.com, janaruzickova@email.cz, info@mobiltel.cz, info@nokiahk.cz, Lenkakuks@seznam.cz, skola@bonipueri.cz, jkhk@email.cz, kopper@praha.suzop.cz, correct@email.cz, artfortrut@mbox.vol.cz, brykner@seznam.cz, despring@email.cz, salon.anja@centrum.cz, info@stribro4u.cz, dagmar.klouckova@gmail.com, info@seznam.cz, info@victoria-tip.cz, info@zoodvurkralove.cz, Ungrad2@seznam.cz, t.kaspar@seznam.cz, koleje@uhk.cz, lazne@belohrad.cz, smejkal.j@seznam.cz, posta@sport-jicin.cz, zsred@dobruska.cz, holding@vces.cz, mail@gappardubice.cz, esbat@esbat.cz, n.reni@seznam.cz, sunny-time@seznam.cz, misobotkova@seznam.cz, info@vubas.cz, skalab@skalab.cz, info@zahrady-zemankova.cz, eduardo@centrum.cz, kamenohut@kamenohut.cz, info@friedl-cz.eu, semaare@tiscali.cz, info@brozvideozaznamy.cz, bazalka-c@volny.cz, info@sun-city.cz, bodyclub@cmail.cz, info@rolc.cz, charismaplus@seznam.cz, koudelna@symbiom.cz, info@bilit.cz, duskovamonika@t-email.cz, rtd@rtd.cz, info@radioheyprofil.cz, gcs-poulova@seznam.cz, horak@comvision.cz, mzurianova@quick.cz, info@absport.cz, husak.autodoprava@seznam.cz, info@skyworks.cz, ladislavkurka@seznam.cz, horak.martin@atlas.cz, kamenictvi.kycmol@email.cz, info@gmfoto.cz, info@periny.cz, malir.stastny@seznam.cz, ekocentrum@paleta.cz, info@lcentrum.cz, p.remysl@seznam.cz, baca@cstz.cz, sekretariat@rehabilitacniustav.cz, info@novazahrada.cz, tesar@geoserver.cz, kostall@seznam.cz, info@vzvp-vrty.cz, stami@centrum.cz, pardubice@avmedia.cz, info@tvpce.cz, ausid@ausid.cz, studio@hudebni-servis.cz, fdp.atelier@seznam.cz, bartos@fotobartos.cz, profifoto@pce.cz, fotoatelier@fotovarejka.cz, skop.foto@quick.cz, petr@fotohemsky.cz, fotografie@lit.cz, pilarova@familyservis.cz, petrsi@volny.cz, hopu@email.cz, pradelna.knapek@centrum.cz, info@pradelna-zamberk.cz, prani@mandlovani.cz, kasova.dana@seznam.cz, lada_p@volny.cz, marsisp@seznam.cz, hloubkové.cisteni@kve.cz, erbenova.miluse@seznam.cz, prochazkova.stepanka@email.cz, lucanovakova@seznam.cz, salon.sib@seznam.cz, kadernictvi@archcen.cz, glamourstudio@seznam.cz, iveta@koprivova-kc.cz, andel@tattoandel.cz, v.rudzinska@seznam.cz, salonivet@seznam.cz, jmpatkovi@seznam.cz, linda.zdražilova@seznam.cz, rundoom@tiscali.cz, maserpokorny@email.cz, erben.vladimir@seznam.cz, bohmova2004@volny.cz, martina.svadlenka@seznam.cz, salonmona@email.cz, info@aqfilm.cz, marketa@fryc.cz, info@kouzelnachuva.cz, krematoriumct@seznam.cz, azmarek@email.cz, vnetolicka@iol.cz, aakaspo@aakaspo.cz, pietatrejbal@seznam.cz, salonviola@centrum.cz, mototattoo@email.cz, sarz_vrsov@quick.cz, brenova@gardenservis.cz, info@zahradnik-uchytil.cz, vanek.skolky@centrum.cz, arbora98@seznam.cz, pirkl.uklid@centrum.cz, pce.cs@pcsd.cz, ladislav.urs@worldonline.cz, eliska.skorpilova@seznam.cz, podnikatelka02@centrum.cz, info@elhise.cz, radita@email.cz, ina.ber@tiscali.cz, info@ekonox.cz, cerny.alej@atlas.cz, j.lavicky@atlas.cz, eva.janovska@qscc.cz, luiza@centrum.cz, ct@domzo13.cz, radanal@pce.fairnet.cz, manzel@edot.cz, info@detskyklub.cz, geogardcr@seznam.cz, ars@ars-vavrin.cz, sokol@seznam.cz, parkon@parkon.eu, info@totocz.cz, svoboda@tvpce.cz, kino@lanskroun.cz, pardubice@rozhlas.cz, helena.machova@seznam.cz, zahradnictvi.policka@email.cz, sodomka1@post.cz, penzion@karafiatovi.cz, purkmistr@policka.cz, firma@pradelna-fiser.cz, msklubicko@seznam.cz, info@lesychrudim.cz, centrum@cema-nno.cz, manikura-kmetova@seznam.cz, pochobradsky@sendme.cz, jiki.v@seznam.cz, agrotrans@seznam.cz, fineales@volny.cz, alesskipala@seznam.cz, pol.filip@volny.cz, karel.kratena@cmail.cz, veselikova@navrhy-zahrad.com, v.veselovska@seznam.cz, honza.berousek@centrum.cz, zahradalada@centrum.cz, realza@seznam.cz, na.ostrove@seznam.cz, info@star-fish.eu, puppets@puppets.cz, info@muzeumcr.cz, csop@chrudim.cz, info@stavitelstvicejka.cz, sekretariat@vcd.cz, festival@smetanovalitomysl.cz, kfpar@pce.cz, bonifantes@bonifantes.cz, bohumildolecek@email.cz, jkastro@email.cz, astrolog.rozbory@seznam.cz, ezoterik.astro@tiscali.cz, kavarnaevropa@seznam.cz, bonte@bonte.cz, davidsuchy@tiscali.cz, info@fidoservis.cz, vsvkf@centrum.cz, catering@czech-catering.cz, cop@iprofil.cz, info@eat.cz, janku@pardubickyvelvet.cz, mkorinek@iol.cz, nolde@eko-land.eu, krajinapodlazkem@seznam.cz, ochrana.mokradu@seznam.cz, janlinhart@centrum.cz, zlatastudanka@seznam.cz, jiri_hruska@seznam.cz, info@envicons.cz, mertl@iol.cz, drkoudelka@volny.cz, info@dataekol.cz, ppozdena@seznam.cz, zdeml@atlas.cz, zdravotni.rizika@seznam.cz, pavlik.hlinsko@tiscali.cz, posta.uo@wastech.cz, eaudit@seznam.cz, matucha@lazne.bohdanec.cz, sluzbytremosnice@seznam.cz, ts@holice.cz, tsmikulecky@unet.cz, idealceska@beletblanc.cz, burdao@seznam.cz, vondracek-vopa@seznam.cz, akson@email.cz, akusting@akusting.cz, o.kropacek@seznam.cz, vostradovska@seznam.cz, info@mimiservis.cz, kulhava21@seznam.cz, tech.sluzby@unet.cz, michalmalek72@seznam.cz, pcapek@demtech.cz, dana.machartova@seznam.cz, seit@seznam.cz, jirivolesky@seznam.cz, kintr@tiscali.cz, servis@zlateruce.eu, rockma@seznam.cz, vesely.m@seznam.cz, info@barcatering.cz, alesholecek@ahgarden.cz, rozmaryn@seznam.cz, hurtdavid@seznam.cz, ivanpatricny@seznam.cz, lesnictvi-zahrada@volny.cz, kozisek@koseni.cz, fiser.jaroslav@seznam.cz, janamoravcova22@seznam.cz, jp.cek@seznam.cz, info@pcsd.cz, pohlidameuklidime@centrum.cz, info@hlidani-litomysl.cz, had@agenturahad.cz, ladas.d@seznam.cz, martin1@ow.cz, freudl@email.cz, kalendovi@atlas.cz, pavel.rybin@seznam.cz, haupt@c-box.cz, stromolezectvi@seznam.cz, peceozelen@email.cz, zdenek.vasik@seznam.cz, zamek@nove-hrady.cz, 3cservis@vm.czcom.cz, smovie25@seznam.cz, svatebni.salon.zdena@seznam.cz, salonmarion@orlice.cz, maja@zotto.cz, salon-baroness@seznam.cz, svatebni@salon-dolcevita.cz, info@svatby-sympatie.cz, info@blanes.cz, dana.st@seznam.cz, hana.hrodkova@tiscali.cz, labellezzadiva@seznam.cz, sik@seznam.cz, svatebnisalonlf@seznam.cz, diana_agentura@hotmail.com, svanama@seznam.cz, moneta.vm@iol.cz, info@salon-elegance.cz, ryba@unet.cz, svet.svoboda@seznam.cz, info@maxdvd.info, renatapliskova@seznam.cz, videotesarik@unet.cz, videocentrum@lit.cz, info@carne.cz, info@gmr.cz, ponny-dekor@seznam.cz, dr.jan.jung@myto.cz, jakub.svojanovsky@seznam.cz, blanka.kristlova@seznam.cz, info@galaxie-mobil.cz, HDKsro@email.cz, studionelly@email.cz, kamenictvi-louha@centrum.cz, objednavky@roltechnik.cz, janjelinek@atlas.cz, lepada@seznam.cz, bohusuch@seznam.cz, centrum-zdravi@seznam.cz, IvaKenardzievova@centrum.cz, vizaz@email.cz, nehty-look@seznam.cz, jaromir.hanus.ck@tiscali.cz, alesbily.photo@gmail.com, pce@digielias.cz, svatebnifotograf@email.cz, andrejo@seznam.cz, akov@seznam.cz, drahomirvrba@tiscali.cz, syerik@seznam.cz, fotoskopdigi@seznam.cz, info@chilicake.com, info@fotozletadla.cz, klima.michal@email.cz, foto@studio-mfi.cz, hanaceplova@seznam.cz, jjonim@gmail.com, www.airphoto.cz, info@photomax.cz, njosef@centrum.cz, atelierslunce@seznam.cz, lucka.sedova@seznam.cz, ludvik.plasil@seznam.cz, info@atelierlukes.com, kontakt@martinsedivy.cz, msartphoto@msartphoto.cz, m.vankat@tiscali.cz, suky@photosuky.com, info@mktrades.eu, monikt@seznam.cz, pavel@hodan.eu, designfoto@lit.cz, pet@lit.cz, info@fototrpkosova.cz, wagenknecht@seznam.cz, servis@profimedia.cz, radewoo@seznam.cz, info@jansarene.cz, standa.korejtko@seznam.cz, v.kovar@tisknete.cz, drevinynaploty@seznam.cz, bo.malik@seznam.cz, info@evro.cz, hu.hr@tiscali.cz, na-pergole@seznam.cz, j.flidr@seznam.cz, k.petrus@seznam.cz, info@kmrecords.cz, ahp@centrum.cz, faraonvideo@seznam.cz, info@poznejsvouvlast.cz, ahp@ahp.cz, videozaznamy.bajer@seznam.cz, mirdasek.dusek@seznam.cz, info@orlickatelevize.cz, info@videotvorba.cz, prossa@tribovia.cz, ktvla@inlan.cz, moderatori@radioheyprofil.cz, oik@oik.cz, radio@fajnradiolife.cz, bo.br@post.cz, pesata.pavel@centrum.cz, activital.hovorkova@seznam.cz, ivonaopletalova@seznam.cz, kosmetikaopocno@seznam.cz, tebit-relax@bolava-zada-stop.cz, janahnyk@seznam.cz, spravcovska@seznam.cz, info@biss.cz, cd-spackova@volny.cz, clotrans@post.cz, vavrickova@lit.cz, certifikace@clpr.cz, kez@kez.cz, darea@email.cz, moni.kaspa@seznam.cz, mbartunkova@seznam.cz, klara_musilova@email.cz, stano3@seznam.cz, vyracasket@myto.cz, poptavka@marifoto.cz, Oberreiterova.lucie@seznam.cz, miloslav@f-group.cz, miroslav-kukla@seznam.cz, jana_rousarova@email.cz, czechexpert@centrum.cz, buchalova@ppm.cz, info@pricehouse.cz, kario.plus@raz-dva.cz, info@rwfone.cz, pardubice@d2d.cz, renata.kupcova@mpss.cz, jirikucera@centrum.cz, obchod@eustyl.cz, svit.com@seznam.cz, l.lopaur@svi.cz, daulova@seznam.cz, travnicek@mybox.cz, kontakt@e-sluzbycz.eu, czport@seznam.cz, aboard@aboard.cz, everest-one@email.cz, markarjanc@seznam.cz, inpas@wo.cz, koutny@procez.cz, minarikkk@seznam.cz, info@heal.cz, sille.m@isakovics.com, evrodata@evrodata.cz, j.sowinski@transla.net, ruzicka@jhp.cz, jaroslavcabalka@seznam.cz, dar-zdravi@seznam.cz, ondrafrejvy@seznam.cz, polz@wo.cz, info@belux.cz, lenka@lk-studio.cz, ulinka33@seznam.cz, ines2@seznam.cz, nahody.mysteria@seznam.cz, bronek.galik@centrum.cz, richardhampl@seznam.cz, velcpetr@centrum.cz, vystavba-malu@seznam.cz, pronuptiajicin@seznam.cz, charita_hl@xaz.cz, info@charita.info, pec@rentaski.cz, pavla@svatebnisalontyna.cz, hanamejtska@seznam.cz, heureka2000@seznam.cz, olivie0612@atlas.cz, dvmat@dvmat.cz, vv-vaclavvinduska@seznam.cz, ingrid.jirova@seznam.cz, rental@dvdnovapaka.cz, zoom@dvd-abcentrum.cz, info@fordance.cz, jitka.vognarova@seznam.cz, evasaty@seznam.cz, ricarovi@rychnov.cz, krejcovstvi.jana@centrum.cz, pujcovnasatu@email.cz, lenkamaslova@volny.cz, salonbella@volny.cz, parsek@click.cz, info@repropaint.cz, bwj@seznam.cz, jaroslav.krutis@seznam.cz, infe@infe.cz, agenturahana@centrum.cz, pradelna-starebuky@seznam.cz, uklidovesluzby.kvalitne@seznam.cz, mamli78@gmail.com, pradelnaslavonov@pradelnaslavonov.cz, pradelna.milena@seznam.cz, jakubdvorak7@seznam.cz, pradelna@centrum.cz, info@nika-cleaning.cz, info@spektrumsluzeb.cz, zamlarova.v@seznam.cz, info@peri-cistirna.cz, info@multi.cz, cistirna-peri-kopidlno@seznam.cz, sp.seidl@seznam.cz, puskutec@seznam.cz, petr.schwenke@seznam.cz, sommer-vysk.prace@razdva.cz, oldrich.grus@atlas.cz, kamenicky@zemni-prace.net, info@zahradyMatty.cz, pavelj.hk@tiscali.cz, info@tatanahodinu.cz, grosser@wo.cz, faltejsek@atlas.cz, vit.munzarzahrady@worldonline.cz, zahrady.lejp@seznam.cz, zajic@zazaza.cz, ramovani123@centrum.cz, ba-no.cz@tiscali.cz, unigarden@seznam.cz, frola@egst.cz, info@gardenaboheamica.cz, info@goldrahmen.cz, info@profesionalnifoto.cz, alena.neprasova@seznam.cz, kopeceli@seznam.cz, dumslunce@seznam.cz, fickerova1@seznam.cz, nemec@obkladynemec.cz, elbet@atlas.cz, DENINKA76@SEZNAM.CZ, halmich@jrh.cz, sura@jrh.cz, videostudio@seznam.cz, duskova.b@tiscali.cz, info@m-gardens.com, info@zahrady-hladikova.cz, studio.zahrady@tiscali.cz, intergreen@intergreen.cz, info@agroimpuls.cz, info@specialservices.cz, milos.dubanek@tiscali.cz, zahrady.dlazby@wo.cz, beza@beza.cz, masazesen-svitavy@seznam.cz, 1.zahrady@hradecko.com, zahradyrazdva@seznam.cz, robkotyza@seznam.cz, nesvacil@zahradni-upravy.cz, info@zahradanadmetuji.cz, info@zahradnictvikvet.cz, zahradnik.karban@seznam.cz, hodinovymanzel-jicin@seznam.cz, brasnar.vich@centrum.cz, praisler.miroslav@email.cz, studio.ml@seznam.cz, kontakt@fotovideopardubice.cz, radek.kaspar@atlas.cz, magda.lhotova@seznam.cz, zjon@seznam.cz, albzahrady@centrum.cz, info@dregs.cz, jhorejsek@seznam.cz, obuvnik@seznam.cz, info@ramujeme.cz, glasys@glasys.cz, info@truckfest.cz, info@tvorbaprirody.cz, avlk@seznam.cz, dubsky.antonin@seznam.cz, zahradnicke.sluzby@tiscali.cz, jiripetranek@tiscali.cz, sdgarden@seznam.cz, hahcz@seznam.cz, jan.topinka@post.cz, kerousivan@seznam.cz, zahradniarchitektura@email.cz, jlonc@volny.cz, l.pivnicka@quick.cz, okrasnezahrady.riha@seznam.cz, tomas.jedlinsky@post.cz, opocno.cerny@seznam.cz, rk-ddz@email.cz, info@nakonari.eu, hoffinger.r@seznam.cz, travy.kroviny@gmail.com, faistova.eva@seznam.cz, zahrada.korunka@tiscali.cz, recepce@hotelstudanka.cz, silvie.hankova@volny.cz, info@celostni-lecba.cz, kvetinka.nada@seznam.cz, alaa2@t-email.cz, hmvrchlabi@seznam.cz, unisped@seznam.cz, lucky30@seznam.cz, kphv-bydzov@klikni.cz, svorc@racingteam.cz, lena.kraj@seznam.cz, machacek171@seznam.cz, korda@comanet.cz, robynson@gmail.com, karolina.dvorakova@email.cz, zahradnickesluzby@seznam.cz, toyono@sky.cz, ligars@volny.cz, vodickovazuzana@seznam.cz, agentura.125-pracant@email.cz, pentakl.mysteria@seznam.cz, capkovadagmar@seznam.cz, spravnou.cestou@seznam.cz, info@matejickova.cz, nadya@pfk.cz, elizabeta@centrum.cz, aura-aeon@seznam.cz, jancakoldova@seznam.cz, nybo@seznam.cz, akara@chodurova.cz, hradec_kralove@aquatest.cz, vovcenko@email.cz, ochrana_ovzdusi@seznam.cz, pavel@tomiska.cz, hrusa@centrum.cz, petr.cabicar@seznam.cz, ekologie@iol.cz, ales.kohl@volny.cz, koros@hgspol.cz, envi.consult@seznam.cz, ekoservis@ekoservis.cz, info@jarocs.eu, jasan@arbol.cz, tsm.jaromer@seznam.cz, hadriana@email.cz, camsky@ekoplan.cz, info@arbohk.cz, jiri.plocek@tiscali.cz, sluzby.tyniste@worldonline.cz, a.fibigr@seznam.cz, kovarzd@seznam.cz, epajskr@seznam.cz, velkoobchod@fotoorita.cz, fiser.foto@tiscali.cz, hrncir@hcj.cz, lukavska@atelier-fotografie.cz, jiridzbanek@seznam.cz, fotodesign@iol.cz, heger@tiscali.cz, semecky@photo-graphy.cz, javanb@post.cz, vojir@vojirfotoatelier.cz, miroslav@podhrazsky.cz, ph.oto@volny.cz, info@studiopavlos.com, vladomlynarcik@seznam.cz, alestomcik@post.cz, voicedymut@email.cz, foto.resl@centrum.cz, jisfoto@seznam.cz, libor.dusa@seznam.cz, info@fvp.cz, sharone@seznam.cz, videofoto@seznam.cz, fotostudior@seznam.cz, iva.pavlatova@centrum.cz, adifo@centrum.cz, pacovska.j@seznam.cz, traudy@seznam.cz, misa.stejs@seznam.cz, fotonova@seznam.cz, thalassa@email.cz, novotny@juniorart.cz, info@kphoto.cz, atfoto@email.cz, fana@mistrfana.cz, jkocian@raz-dva.cz, j.novasek@seznam.cz, jiri-petr@volny.cz, fotograf@myahory.cz, milos.salek@centrum.cz, radek.drahny@post.cz, r.tauchman@sluzby.cz, jsfilm@seznam.cz, info@studiohk.cz, vetereanvideo@seznam.cz, thejtmanek@seznam.cz, puls@tv-puls.cz, reklama@tvtiris.cz, obchod@cernahora.cz, produkce.hradeckralove@rta.cz, tvproxima@tvproxima.cz, obchod@nasetelevize.cz, videostudiojicin@email.cz, video@kupec.cz, jar.cervinka@tiscali.cz, info@falkar.com, info@studioktj.cz, videostudio1@seznam.cz, zde.dusek@tiscali.cz, rtv.rk@seznam.cz, jbkalkusovi@seznam.cz, nehty-kabelova@seznam.cz, svideo@seznam.cz, produkce@televize-js.cz, ktvt@ktvt.cz, iso@isosystemy.cz, vodicka@qualiform.cz, zkstanice@atlas.cz, info@iso-jednoduse.cz, v.damasek@seznam.cz, denisa.bursikova@seznam.cz, profirady@seznam.cz, empresa@bytovashow.cz, info@nucleus.cz, trevihk@volny.cz, office@cz.tuv.com, hradec-kralove@tuev-nord.cz, hradecketrhy@email.cz, roman.kos@boardvision.cz, marcelasumberova@zepter.cz, info@vystavni-expozice.cz, p.cernohorsky@tiscali.cz, muj.pracovni@seznam.cz, ing.masek@pohrby-vrchlabi.cz, sarapodhrazsky@seznam.cz, marklova@bodyclinic.cz, obchod@k-technologies.cz, josef.hatle@tiscali.cz, pradlenka.jana1@seznam.cz, info@waldo.cz, stehnovarenata@seznam.cz, ladarysava2@seznam.cz, info@dcd-alex.cz, info@kolotoce-vyroba.cz, josefbabanek@email.cz, nehty@rozinkova.cz, anna.roubinkova@masazear.cz, studioprozeny@seznam.cz, b.polak@c-mail.cz, petr@okolodomu.zaridi.to, slotov@seznam.cz, info@fenix-shop.com, pechancova@email.cz, BrumlaJan@seznam.cz, info@zastavsenachvili.cz, obchod@lafemme.cz, ondrej.fajfr@centrum.cz, zdenek.dite@ditelogistic.cz, info@studio-alexandra.cz, jirman@tekotechnology.cz, nachod@wakkenhat.cz, info@innomia.cz, capek.pop@tiscali.cz, diafrikt@diafrikt.com, trumha@volny.cz, falin72@volny.cz, vladskal@seznam.cz, info@hunes.cz, dana.spejchalova@seznam.cz, kino.upice@volny.cz, divadloupice@volny.cz, agenturastart@agenturastart.cz, info@eduspa.cz, pepinka.cz@seznam.cz, info@svatbaaa.cz, info@agenturama.cz, catering@stodolla.cz, petr1novak@seznam.cz, sarka.cervenkova@seznam.cz, prochazkova@jerabina.com, galeriekoruna@seznam.cz, info@galeriehk.cz, matejkova@galerie-rondo.cz, vitekp.ingarch@seznam.cz, muzeum.nb@volny.cz, simekvzt@seznam.cz, info@reznictvimb.cz, radozo@seznam.cz, muzeumhry@muzeumhry.cz, info@agenturasaxana.cz, miloskakadu@seznam.cz, brandejsovajitka@seznam.cz, blondak71@seznam.cz, libor.fridrich@seznam.cz, salon.marce@seznam.cz, cher@cher.cz, mencl.boh@seznam.cz, info@gastrolucie.cz, prchlik.pavel@post.cz, info@gvun.cz, muzeum.jaromer@worldonline.cz, info@muzeumbn.cz, mirek.frost@seznam.cz, skoda.bohuslav@seznam.cz, preclikova@email.cz, mm.mazanek@seznam.cz, mm@gmail.com, vostrovsky.sluzby@centrum.cz, provoz@gastro-zoo.cz, ivanafieb@seznam.cz, martin.tygrin@centrum.cz, knourek.bp@DVK.cz, agentura-kata@seznam.cz, luciekondelkova@seznam.cz, info@pohrebniustavsrg.cz, info@rovinka.cz, petula.janovska@seznam.cz, cklada@lada-trutnov.cz, galeriem@tiscali.cz, galerie@trutnov.cz, muzeum@muzeumtrutnov.cz, info@vektor-club.cz, sequana@iol.cz, mitiska@koexflor.cz, odbyt-lucice@best.info, obchod@kamennysvet.cz, info@mastr-stone.cz, r-k.deal@centrum.cz, pedika@seznam.cz, radkakaufmanova@seznam.cz, info@svatby-amoroso.cz, gerzamichal@centrum.cz, sikulka-hodinovymanzel@centrum.cz, m.zimova@studio121.cz, chytry@dvk.cz, galerie-linhart.cz@email.cz, v.muzicek@seznam.cz, hodmail@seznam.cz, info@hdstudio.cz, hodinovy-manzel@iplace.cz, info@nan-strechy.cz, dagmar@cestazasluncem.cz, bavorj@lfhk.cuni.cz, jiri.rejmont@gmail.com, petra.tyfova@seznam.cz, info@cervenypes.cz, Konecnaj.kl@seznam.cz, kamilasemerakova@seznam.cz, pejchova.l@seznam.cz, fotoines@centrum.cz, Kristyna.Marvanova.Kadernice@seznam.cz, monika.emsaloon@seznam.cz, studio-schick@seznam.cz, akcnivyrobky@seznam.cz, puhlovsky@dvk.cz, chichal.donat@seznam.cz, Onyxnehty@seznam.cz, profi-kosmetika@seznam.cz, jezekvl@seznam.cz, ilona@ilonafryntova.cz, nici.k@seznam.cz, maruskasustrova@seznam.cz, Baladus@seznam.cz, studioreiz@seznam.cz, Zahlavova.L@seznam.cz, fitness@rajskazahrada.eu, bakesova.pieta@seznam.cz, G.Volhejnova@seznam.cz, mirkarozsypalova@seznam.cz, info@prosportmaser.cz, masaze.hanusova@gmail.com, ukatky@seznam.cz, salonmartina@email.cz, podpora@topsleva.cz, record.jung@tiscali.cz, info@karostudio.cz, vozpa@seznam.cz, vostra.m@seznam.cz, gseidlova@centrum.cz, info@snohaphoto.eu, renata.krahulcova@seznam.cz, monasluzby@seznam.cz, katka@hezka.cz, nika.ky@seznam.cz, sluzbybrentner@seznam.cz, vladka.sub@seznam.cz, info@jezirka-zdevis.cz, kmentova@tiscali.cz, recepce@kryocentrumpardubice.cz, ps.policka@quick.cz, salons@email.cz, info@pslanskroun.cz, hojny@zahradaharta.cz, mirek@prouzafoto.cz, styl.b@email.cz, andrea.salon@email.cz, jkos@razdva.cz, mynarova.lenka@seznam.cz, samoelovaa@seznam.cz, zuzana.matejovska@email.cz, hankasalon@seznam.cz, masaze.pardubice@email.cz, martinaveselka@seznam.cz, filip.tesar@centrum.cz, DaisyDayCentre@gmail.cz, petahrus@seznam.cz, prochazkova.tereza1@seznam.cz, pujcovna@diamond-jicin.cz, denisakol29@centrum.cz, info@prespon.cz, dp.stejskal@tiscali.cz, klapkav@seznam.cz, salon-face@seznam.cz, akarca@tiscali.cz, info@esclitomysl.cz, info@zahradnicka-skola-kopidlno.cz, info@randim-rychle.cz, lodzie.zasklivani@seznam.cz, info@bellesenso.cz, nemecpaul@seznam.cz, tarkowska@seznam.cz, sluzby@studioprotebe.com, fedrselovaolga@seznam.cz, renatacermak@seznam.cz, kosmetika.lucie@centrum.cz, monikahora@seznam.cz, m-zavlaha@seznam.cz, dejsi@jinykafe.com, tera.dvorakova@email.cz, info@studiosofie.cz, info@realgym.cz, pazoutova.pedikura@gmail.cz, naturacentrum@seznam.cz, Francova.Mirka@seznam.cz, marcelvesely1@seznam.cz, tara1@post.cz, karelkubicek@seznam.cz, havlicek@kosime.cz, novophoto@seznam.cz, petra.tamova@seznam.cz, toplanskalenka@seznam.cz, info@marre.cz, rychle-zehleni@seznam.cz, Jana.Kabrhelova@seznam.cz, rizikove.kaceni@email.cz, provaznikvl@seznam.cz, s.krasyazdravi@seznam.cz, mojenht@gmail.com, technika@akademicketydny.info, bestak@qualiform.sk, julie.nikolaj@email.cz, pavel.riha@ukzuz.cz, info@rc-kasparek.cz, devitka@eldorado.cz, kremina.j@seznam.cz, info@zena-chd.eu, seidlovaiveta@seznam.cz, info@peta-chdd.eu, Maria.Koudy@seznam.cz, Libuse.hauptova@seznam.cz, zstrutnov@zstrutnov.cz, veronikasalon@seznam.cz, vankova.le@seznam.cz, jurcik@ukraine-investment.sk, Veronika.Vackova@seznam.cz, libor.cvancara@seznam.cz, moninails@seznam.cz, fgregovsky@seznam.cz, bohuslav.pacovsky@seznam.cz, info@sarayawellness.cz, Irenka.G@seznam.cz, msmaja@seznam.cz, akcvychodnicechy@seznam.cz, pavlikova@genealogiehk.cz, satypavlina01@centrum.cz, marcelafabianova@seznam.cz, obchod@dekoracnicentrum.cz, studiosarka@email.cz, zahradyrasl@email.cz, papackovamarsov@seznam.cz, pro.domov@centrum.cz, info@draktheatre.cz, horackova.lucka@seznam.cz, drafrova@seznam.cz, renata.nutil@seznam.cz, anajmasaze@seznam.cz, info@clinicsimly.cz, Regi.U@seznam.cz, pavla.sko@email.cz, oko.hradeckralove@srs.cz, kostelec@puncovniurad.cz, pzmode2@email.cz, info@evasafrankova.com, zelhory@nature.cz, info@hankuv-dum.cz, studio.v@seznam.cz, hvezdarna@obsupice.cz, dilna@daneta.cz, hana.skodova-dl@email.cz, varekovaolga@seznam.cz, mozaika@mozaika-policka.cz, esoh@email.cz, fiala.josef@volny.cz, jahodar@faf.cuni.cz, jan.kremlacek@lfhk.cuni.cz, gersl@lfhk.cuni.cz, cernyvla@fnhk.cz, palicka@lfhk.cuni.cz, elias@fnhk.cz, tosnerova@fnhk.cz, pustik@lfhk.cuni.cz, vybor@patologie.info, chlibek@pmfhk.cz, scharfen@nemtru.cz, korolova.eva@seznam.cz, donat.josef@centrum.cz, svobodova0102@email.cz, mpospisil1@centrum.cz, aram@tripyramidy.cz, vlada.kopecka@seznam.cz, info@kultura-novapaka.cz, vit.munzar@tiscali.cz, lanskahela@seznam.cz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technika.sro@tiscali.cz, info@antuka.com, info@adonisprojekt.cz, info@zdravotnipotreby.cz, v-sport@cmail.cz, josef.korenar@tiscali.cz, astratex@astratex.cz, pradlo.svoboda@seznam.cz, techtex@techtex.cz, unison@volny.cz, servis@cyklopesek.cz, kolaturek@seznam.cz, office@fiebinger.cz, khtip@volny.cz, objednavky@team-jako.cz, info@etc-sport.cz, alfaomega.sport@post.cz, canoe@volny.cz, info@divecentrum.cz, info@dreamlabel.cz, info@hiphoper.cz, info@trueschool.cz, info@fanatix.cz, info@skiolesnice.cz, info@hrajpaintball.cz, timedance@centrum.cz, albisport@albisport.cz, info@wheeler.cz, lusti@lusti.cz, info@berger-huck.cz, info@kbsport.cz, kbsportjc@quick.cz, hradeckralove@hudy.cz, jicin@hudy.cz, shop@frople.cz, info@frople.cz, hradec@rm-sport.cz, jirisuk.sprint@tiscali.cz, info@seakayaking.cz, dkm@hk.caritas.cz, balina@centrum.cz, info@levnevleky.cz, tendr@skidestne.cz, reditel@zsdobruska.cz, ski@ski-baron.cz, alicebaricova@atlas.cz, info@vlekcihalka.cz, skiareal@skiareal.cz, vaumps@seznam.cz, p.brinkman@sorter.cz, info@eski.cz, hroty@hroty.cz, maratonstav@maratonstav.cz, info@whistler.cz, arrakis@tiscali.cz, kolman@seapraha.cz, afk.castolovice@seznam.cz, ask@uhk.cz, sekretariat@caks.cz, marks@cfbu.cz, stan@matejovsky.cz, schlappl@volny.cz, fanstrutnov@volny.cz, kralovehradecky@caspv.cz, khks.cstv@iol.cz, celler@quick.cz, cstvhk@centrum.cz, cstv.jicin@iol.cz, cstv.nachod@worldonline.cz, eurozinoup@seznam.cz, karate@spartak.cz, info@sportovniakademie.cz, cstv.rk@worldonline.cz, pcerny@gscauto.cz, tsut@volny.cz, tjdolany@seznam.cz, ycnm@seznam.cz, sokol.zbecnik@seznam.cz, tjstartolesnice@centrum.cz, hokejnp@hokejnp.cz, info@spartak-vrchlabi.cz, tjspartaupice@tiscali.cz, bcap@eop.cz, bjandacek@wikov.cz, ustredi@orel.cz, zupa.brynychova@quick.cz, zpodkrkonosska@seznam.cz, sokolcernilov@seznam.cz, schroderovaz@seznam.cz, sokol@dobruska.net, lenka.zapadlova@seznam.cz, sokol@sokol-dk.cz, sokol.chlumec@volny.cz, rezin@centrum.cz, kobyly@quick.cz, penzionmensina@centrum.cz, info@sokol-kuks.com, sokol_novemestonm@centrum.cz, sokol.ostromer@centrum.cz, sokol-pouchov@seznam.cz, sokol.techlovice@centrum.cz, bonkova.m@seznam.cz, f.talavasek@seznam.cz, sokol@sokol-olesnice.unas.cz, david.tomas@worldonline.cz, z.sucharda@post.cz, sokol.destne@seznam.cz, martinstarosta@seznam.cz, vojta.is@centrum.cz, sokolhk@atlas.cz, tjsokolmalsovice@seznam.cz, f.pluhar@email.cz, info@sps-ko.cz, info@adrcenrum.cz, info@skicentrumdestne.cz, tuzin@centrum.cz, info@discoaerobic.cz, funpark@vanclsport.cz, provaznik@horolezeckastenasobotka.cz, mysickovab@centrum.cz, info@amgolftrophy.cz, squash@atlas.cz, info@achiphop.cz, info@gchk.cz, tomas@gcjc.cz, golfcountry.prosecne@seznam.cz, info@mladebuky.com, info@golfhradek.cz, h.o.c.k@seznam.cz, fitline@seznam.cz, info@golf-mysteves.cz, a.team@centrum.cz, jinovakbetona@centrum.cz, info@spinningvrchlabi.cz, jiri.stepanek@reklamapublic.cz, kitlerova.j@seznam.cz, jmc.trnov@centrum.cz, jrgolf@quick.cz, recepce.ktriumf@karsit.cz, telocvicna@bar-banek.cz, ltcnb@seznam.cz, lucietvrdonova@email.cz, stransky.ludek@seznam.cz, info@minigolf.wz.cz, oustrazne.technik@volny.cz, hala.orlovna@seznam.cz, pgchk@klub.cgf.cz, info@skizdobnice.cz, petr.kordik@centrum.cz, happyworld@tiscali.cz, stepan.barton@seznam.cz, karel.rejent@tcrychnov.cz, info@snowparkdesign.cz, sport.nachod@wo.cz, tennis.dk@seznam.cz, thala@tiscali.cz, suchanek@sport-jicin.cz, email@teniscentrumhk.cz, doldy@doldyspinning.cz, bizon.hk@seznam.cz, info@monkeycamp.cz, aerobic.jc@volny.cz, anna.marsalkova@gmail.com, bitnarova.iva@seznam.cz, info@fitnesjana.cz, jirka.dvoracek@hi-net.cz, lenkabuch@seznam.cz, golf@golf-c.cz, petr.mares@orlickoas.cz, hokej.opocno@seznam.cz, zs.nachod@seznam.cz, trebosluzby@quick.cz, spartak@tjspartak.cz, smikab@post.cz, ts.rk@c-mail.cz, zspouchov@zspouchov.cz, skola@zschlumenc.cz, zus.broumov@tiscali.cz, prodejna@sportim.cz, karansky@cpsport.eu, info@ipolak.cz, sportjezek@seznam.cz, obchod@sportbart.cz, hejduksport@hejduksport.cz, hcpce@pce.cz, skischool@email.cz, evona@evona.cz, rgs@rgs.cz, ultrasport@ti.cz, info@ewe.cz, fort@fort-uo.cz, cyklokraus@seznam.cz, obchod@kolakolda.cz, michal.stanek@tiscali.cz, zpcyklo@seznam.cz, cyclo.content@tiscali.cz, vl.pitter@post.cz, info@cyklo-pokr.cz, cyklomax@cyklomax.cz, doskocil@donocykl.cz, k.maks@seznam.cz, info@sportovnivybaveni.cz, info@trampolinyvm.cz, bendl@cyklo-bendl.cz, info@viva-sport.cz, cyklo.ezop.sy@worldonline.cz, cyklo.svejkar@worldonline.cz, info@wiki.cz, sales@water-bird.eu, info@golf-squash.cz, info@golfuk.cz, prospektiva@seznam.cz, info@bikesportchrudim.cz, sportpelikan@tiscali.cz, rekordsport@rekord-sport.cz, info@tessuti-sport.cz, gcpa@mybox.cz, cz@esa-dome.com, cyklocentrum.plisek@tiscali.cz, sportoviste@dlouhonovice.cz, velo.blazek@post.cz, pardubice@hudy.cz, bredy@bredy.cz, primasport@tiscali.cz, libor.cerny@tiscali.cz, jezdinsky@jeso.cz, tanden@tanden.cz, pardubice@triton-sport.cz, musil@kolecka-kladky.cz, frantisek.jenicek@tiscali.cz, cyklo.jozak@worldonline.cz, yetti.sport@tiscali.cz, scott@scottmtb.cz, aerobic@aerobicpce.cz, f.stehno@seznam.cz, sportkluo@volny.cz, kopasport@seznam.cz, hala@3zs.lit.cz, info@monsignore.cz, ddm.mt@atlas.cz, iguanacz@quick.cz, sgpce@sgpce.cz, ssksezemice@seznam.cz, j.randak@tiscali.cz, info@tkuo.com, tj.loko@wo.cz, oss.uno@worldonline.cz, tjsokolchrudim@seznam.cz, mastale@mastale.cz, karel.kroulik@seznam.cz, basket.pce@tiscali.cz, trikolky@trikolky.com, info@ddm-chrudim.cz, ddm@lonet.cz, ddm.hm@iol.cz, info@lezecke-steny.cz, info@hobby-bike.cz, info@horskekolobezky.wz.cz, sun.sport@tiscali.cz, kasparekp@seznam.cz, scooter.labe@centrum.cz, slapadla@email.cz, pesekmofi@centrum.cz, pujcovna-sec@seznam.cz, z.kucera@atlas.cz, info@peaksport.cz, cevox@cevox.cz, info@kolibriboats.cz, info@miba-sport.cz, milevasport.vojvoda@seznam.cz, ok.sport@centrum.cz, obchod@a3sport.cz, shop.pardubice@alpinepro.cz, ela.mala@seznam.cz, prodejna.pardubice@hannah.cz, info@donquiet.cz, milan@divepark.cz, pardubice@sportisimo.cz, pardubice@nugget.cz, moravskatrebova@alpine-shop.cz, jirinetusil@ow.cz, sportmodrahvezda@seznam.cz, jhsport@seznam.cz, mpsport@seznam.cz, info@shotboardshop.com, info@koule.com, info@sportsystem.cz, samohyby@email.cz, obchod@jp-sport.cz, info@mujsport.cz, jan.klapka@parashop.cz, info@sporteo.cz, jan.machytka@volny.cz, velocentrum@prodej-specialized.cz, info@brusle-koleckove.eu, joga.sadhana@seznam.cz, kp.pardubice@seznam.cz, info@hokej-obchod.cz, info@vitaminshop.cz, info@dobrygolf.cz, info@skatemore.cz, info@cyklord.cz, info@global-sport.cz, golftime@golftime.cz, ManakovaR@seznam.cz, pruzicka.box@seznam.cz, info@lestinka.cz, dm@macaksgym.cz, stastny.vladimir@tiscali.cz, schrogel-fbs@volny.cz, rudzinskyjm@svetkulturistiky.cz, eshop@beebob.cz, info@lyze-lyzovani.cz, info@makasport.cz, martincyklo@tiscali.cz, info@koloasport.cz, info@board-ing.cz, info@turistika-outdoor.cz, info@levasport.eu, info@shatter-skate.cz, extremfun@seznam.cz, penecyklo@tiscali.cz, info@lukashokej.cz, info@freeridebikes.cz, info@rampouch.cz, romanlangr@mtr.cz, info@profi-snowboard.cz, info@art-sport.cz, sportdolecek@sportdolecek.cz, cyklo@stratilek.cz, info@konstrukter.cz, pinecshop@seznam.cz, info@vomit.cz, ales.omt@tiscali.cz, centrumsport@tiscali.cz, petrhruby@email.cz, v6@seznam.cz, jiri.vavrousek@seznam.cz, kola@kolahlinsko.cz, faltysludek@seznam.cz, cyklo.petr@seznam.cz, bercus@volny.cz, ibike@seznam.cz, lubosjanda@kolista.cz, milan.flos@volny.cz, sykorka.nd@seznam.cz, info@sabihracky.cz, katalogy-registrace@znackove-sportovni-obleceni.cz, info@manuma.cz, info@skateshop-goofy.cz, martin.pavlik10@seznam.cz, litex@lit.cz, info@dvshop.cz, sh8@centrum.cz, pavelsvozil.mt@seznam.cz, market@inlineusti.cz, academyrs@email.cz, aquauno@seznam.cz, dolni.morava@skola-lyzovani.cz, mpp@ow.cz, l.felgr@gmail.com, ms.business@centrum.cz, fort@fortimex.cz, lddesign@atlas.cz, pronell@pronell.cz, jaroslav.michalek@seznam.cz, lode@onik.cz, pavel@kutlici.cz, info@ski-privrat.cz, p.zampa@o2active.cz, rcr-bike@email.cz, hami-k@volny.cz, keepersport.cz@seznam.cz, meloun.ales@tiscali.cz, prodejna@fotbalcentrum.com, richard.jirasek@quick.cz, info@hockeyplanet.cz, bazant.mirek@centrum.cz, stridasport@stridasport.cz, sportbartos@centrum.cz, info@sportkamenice.cz, bison.pce@seznam.cz, tramping@seznam.cz, kamaradi@centrum.cz, info@nasedeti.cz, info@ldtbrehy.unas.cz, info@tabor-slunecnice.cz, spn.vraclav@seznam.cz, tabor@heurekazo.cz, oaza@oazapardubice.cz, hitec@hitec.cz, mk-style@seznam.cz, tomassport@seznam.cz, kolar@svi.cz, heskp.pce@seznam.cz, rucker@c-box.cz, info@fightshop.cz, recepce@brsportcentrum.cz, jan.homolka@volny.cz, info@aronsport.cz, michalvit@hotmail.com, sarka.stejskalova@fishersci.cz, info@karhansport.cz, u.cerva@seznam.cz, pensionublahu@post.cz, info@skiverleih.cz, milan.drahnik@centrum.cz, petakos3@seznam.cz, pujcovnakolobezky@seznam.cz, kamziksport@tiscali.cz, cernydul@sunski.cz, prodej@stany-nuzkove.cz, pujcovna@raft.cz, jiri.havlik@jh-cykloservis.cz, pujcovna2u@seznam.cz, cvok@cvok.cz, surf.centrum@seznam.cz, nd@iol.cz, info@yachtlife.info, pujcovna@lodeupa.unas.cz, pujcovna@cvok.cz, sarpong.michael@blackhippo.cz, info@sportsmart.eu, krecek@elektrokolashop.cz, lochysport@seznam.cz, janholubec@seznam.cz, kola-chlumec@serznam.cz, karnaj@seznam.cz, cykloservis@seznam.cz, blahakola@seznam.cz, kola@rys.cz, kolamikes@email.cz, jplistil@atlas.cz, borovcovak@quick.cz, dudek.alf@seznam.cz, info@cykloskiservis.cz, info@pinguincz.cz, bowlingcentrum@tiscali.cz, info@hokej-sport.cz, karel@colajinac.com, kovys@kovys.cz, olpran@olpran.cz, ondra@lajny.cz, jasukuma@seznam.cz, paintballpce@gmail.com, info@inlinestore.cz, klin@klin.cz, info@vystroj-hokejova.cz, info@snowmakers.cz, menex@seznam.cz, info@inline-servis.cz, ski.smejdir@tiscali.cz, up-down@up-down.cz, dammsport@quick.cz, butex@atlas.cz, blue.fly@tiscali.cz, toborik.jiri@centrum.cz, maryan.cz@tiscali.cz, info@bonair-diving.cz, cvrceksport@seznam.cz, milan.novotny@citygolf.cz, info@x-hokej.cz, bfs-gol@centrum.cz, obchod@hs-sport.cz, hradec@sabe.cz, iveta.subrova@worldonline.cz, info@nabedne.cz, jan.streda@tenis-servis.cz, fit-live@seznam.cz, brokenbone@centrum.cz, coal.box@centrum.cz, tomas.potocek@centrum.cz, acid-house@centrum.cz, aerobiknovacek@seznam.cz, servisask@seznam.cz, info@racesport.cz, kulda.trutnov@seznam.cz, kazbos@mybox.cz, gape@gapesport.cz, info@potapeni-shop.cz, sial@email.cz, info@piratescuba.cz, cvok.sport@tiscali.cz, info@corazon-sport.cz, info@hkoutdoorshop.cz, fanzy.sport@wo.cz, info@ferrino.cz, info088@gigasport.cz, info@tazz-sport.cz, o-produce@mybox.cz, hradec@rockpoint.cz, kraus@spmlyn.com, ckmates@centrum.cz, skl@sport-lyze-kola.cz, i.fleglova@seznam.cz, futurum.hradec-kralove@intersport.cz, crs@crsski.cz, cykloski@levnysport.cz, km-sport@volny.cz, kosmartin@seznam.cz, headskitest@email.cz, outdoor@rokytnice.cz, info@pohlsport.cz, sporthotarek@sporthotarek.cz, opoca@seznam.cz, ski@radicalsport.cz, tosca@skisport-horka.cz, skipokorny@seznam.cz, info@absolut-snowboard.cz, trutnov@cykloworld.eu, obchod@librakola.cz, info@cykloarena.cz, amos-sport@seznam.cz, schaferkola@seznam.cz, info@forte-sport.cz, hradec@otosport.cz, jamar.marsik@tiscali.cz, rychnov@famosrk.cz, jadov.team@seznam.cz, info@kolaerban.cz, cyklosoucek@seznam.cz, kamil.feifer@monkeybikes.cz, kahsport@centrum.cz, info@sport-jelen.cz, marathonsro@volny.cz, mlunak@marbi.cz, obchod@marbi.cz, tumic11@seznam.cz, suchomel.milan@centrum.cz, potocky@dvk.cz, derunov@seznam.cz, petr.bike@quick.cz, info@sobotkasport.cz, pitrsbikes@seznam.cz, marpole.vrchlabi@centrum.cz, info@horskakola.cz, roman.vrtatko@tiscali.cz, scott-scania-team@seznam.cz, kola.trutnov@seznam.cz, eshop@krkonosskymaraton.cz, redpoint@seznam.cz, smrxa@smrxashop.cz, viktor.marsalek@tiscali.cz, velovitsport@gmail.com, jagrzdenek@seznam.cz, z.k.cykloservis@seznam.cz, velokuba@email.cz, velomat@velomat.cz, info@bplumen.cz, bonservis@bonservis.cz, obchod@cyklotony.cz, jmedikus@mkinet.cz, info@cyklorysavy.cz, prolog.bike@centrum.cz, elekt@elekt.cz, obchod@kola-ogar.cz, o.kosar@tiscali.cz, info@elektricky.cz, rad.cermak@atlas.cz, info@r2-sport.cz, matejka.vaclav@volny.cz, mr.sport@centrum.cz, lachmanova.andrea@seznam.cz, info@paradisfashion.cz, aranea@tiscali.cz, info@moda-paris.cz, veralechnerova@seznam.cz, info@kenvelo.cz, info@vigossjeans.cz, hradeckralove@moira.cz, kerbo@kerbo.cz, info@bsfashion.cz, litexnachod@seznam.cz, majdanova@centrum.cz, sport.relax@tiscali.cz, wild.t@seznam.cz, martinec.sport@seznam.cz, rossisport@profi-net.cz, synyt@synyt.cz, nikola.natalie@centrum.cz, kopasport@centrum.cz, kmsport@email.cz, sonorit.smart@seznam.cz, sport2000vrchlabi@seznam.cz, skisportdrahorad@seznam.cz, info@rogelli.cz, hradec@vehiclestore.cz, informace@escapeboardshop.cz, info@wrackshop.cz, info@grip.cz, info@defectboardshop.cz, jan.capoun@centrum.cz, info@salonbein.cz, info@primazbozi.cz, roman.stary@email.cz, obchod@chcete.to, info@nordyr.cz, podpora@clicksport.cz, x-loop@x-loop.cz, nfo@goodsport.cz, informace@nassport.cz, dobisport@post.cz, inho@inho.cz, funsport@funsport.cz, info@kolobezky-houpaci-site.cz, info@kupkolo.cz, gosport1@seznam.cz, info@bemaniax.com, info@kupdoprirody.cz, info@levnebrusle.cz, info@freedome.cz, info@nutrisport.cz, bowlingshop@seznam.cz, info@sk8store.cz, info@hopshop.cz, info@jednokolky.eu, miroshop@email.cz, info@cs-shop.cz, info@4skaters.cz, info@lesapriroda.cz, info@podvodni-skutry.com, prodejna@marcinosport.cz, info@globtrotero.cz, obchod@rampashop.cz, info@horolezeni.cz, info@florbalmania.cz, info@kupflorbalku.cz, koloobchod@seznam.cz, matuskam@iol.cz, fitness.hys@seznam.cz, velo.sandera@tiscali.cz, kolomaterial@seznam.cz, info@snowspire.cz, eshop@eshop-tennis.cz, info@snowbear.cz, prodej@sportovky.cz, nejbatohy@nejbatohy.cz, tomas@eski.cz, info@pitrsbikes.com, vaclav.drasnar@vd-sport.cz, info@spiritbike.cz, obchod@pinec.cz, info@adidas-tym.cz, info@defeat.cz, ester25@centrum.cz, info@bubabuu.cz, wearcz@seznam.cz, objednavky@sportac.cz, sportzet.cz@gmail.com, obchod@magic-outlet.cz, info@pluszbozi.cz, pemitex@pemitex.cz, info@shopgun.cz, info@moda-pradlo.cz, diadenshop@seznam.cz, shop@easyboy.cz, mach_stepan@yahoo.com, info@indance.cz, bilek@mtr.cz, pardubice@budoland.cz, jenda@ubry.net, info@kimono-shop.eu, info@hockey-camp.eu, erbent@seznam.cz, ludek.ruprich@tiscali.cz, jaroslav.solin@iol.cz, t.nowak@tiscali.cz, volejbal@lit.cz, skohlinsko@seznam.cz, tajm@tajm.cz, jan.skladal@explosia.cz, budig@seznam.cz, balu.trhaci@post.cz, brozkova@cyklos.cz, stepan.domorad@seznam.cz, info@newsports.cz, hokejbal.sy@seznam.cz, info@artstylestudio.cz, info@blowhille.cz, info@kettler-online.cz, cerny-chrast@chrudim.cz, arealcernydul@seznam.cz, info@military-airsoft.cz, info@spukem.cz, zustyniste@seznam.cz, killtec@killtec.cz, palace.pardubice@intersport.cz, sewerout@sewerout.cz, sportalm@davidsport.cz</text:p>
          </table:table-cell>
        </table:table-row>
        <table:table-row table:style-name="ro1">
          <table:table-cell office:value-type="string" calcext:value-type="string">
            <text:p>Stavebnictví</text:p>
          </table:table-cell>
          <table:table-cell/>
          <table:table-cell office:value-type="string" calcext:value-type="string">
            <text:p>info@bak.cz, revyo@seznam.cz, admin@sovishk.cz, fato@fato.cz, erebos@pvtnet.cz, jastav@jastav.cz, spring.horice@tiscali.cz, gipstav@seznam.cz, info@lami.cz, redomo@redomo.cz, info@aaktu.cz, asinta@dobruska.cz, info@agsbohemiastav.cz, alkstav@alkstav.cz, apstavby@apstavby.cz, avasta@avasta.cz, baureal@iol.cz, benjicin@tiscali.cz, dlabola-stavby@quick.cz, bd_stavitelstvi@centrum.cz, esco@cbox.cz, info@fortelhk.cz, info@genext.cz, hakinvest@centrum.cz, info@hioss.cz, info@holidaypacific.cz, hps.hradec@tiscali.cz, hypostav@tiscali.cz, rves@rves.cz, info@k2-roof.cz, kafi@kafi.cz, jkstavebni@email.cz, makro@mybox.cz, michl.milos@tiscali.cz, mikes@promt-cz.cz, movis@movishronov.cz, sai.navratil@tiscali.cz, novostav@novapaka.cz, pilar.j@quick.cz, placicka.stavebni@seznam.cz, pnmont@pnmont.cz, prima@primahk.cz, probi.stavebni@quick.cz, racio.kostelec@tiscali.cz, rebyt@seznam.cz, regio_stav@seznam.cz, resding@tiscali.cz, sferea@sferea.cz, josef.havrda@volny.cz, sinveko@sinveko.cz, h.solar@seznam.cz, stavos@stavos-sl.cz, info@sta-mont.cz, stating@stating.cz, stavitelstvirenoma@seznam.cz, stavitelstvi.sro@worldonline.cz, stavo.sachs@tiscali.cz, stavokahk@stavokahk.cz, info@stavokakosice.cz, Honza.Pavlicek@seznam.cz, stare@starehk.cz, sekretariat@valc-hk.cz, vces@vces.cz, vnucko@c-box.cz, stavosim.simanovic@seznam.cz, ms.haus@tiscali.cz, oregon.cz@tiscali.cz, parizek-zateplovani@seznam.cz, moravec.lubos@email.cz, briza.j@seznam.cz, info@beleta.cz, hydroserviscz@tiscali.cz, kominari@seznam.cz, bezedos@bezedos.cz, lubor.falta@cmbeton.cz, prokvalit@post.cz, betongletr@betongletr.cz, pofa@centrum.cz, info@centrumkrbu.cz, info@isover.cz, dorisbeton@tiscali.cz, Trojasek.P@seznam.cz, prozemhorak@seznam.cz, p.polak@seznam.cz, info@zemniprace-protlaky.cz, info@ludas.cz, reopshk@seznam.cz, jmusil53@volny.cz, info@kingspan.cz, ibf@ibf-cz.cz, saphk@centrum.cz, alsta@alsta.cz, info@pluvitec.cz, chmelikjaromir@seznam.cz, vamax@vamax.cz, stavebninycipir@seznam.cz, hradecky@stafihradecky.cz, sales@kamenengineering.cz, kamenoprumysl@iol.cz, weber@pral.cz, pirner.stavebniny@seznam.cz, plastbeton@quick.cz, sekretariat@qpor.cz, stavreko@volny.cz, radovan.mares@quick.cz, stary.unistav@tiscali.cz, hemelik.vita@seznam.cz, argos.hk@tiscali.cz, Jarzavod@atlas.cz, deed@iol.cz, domis@domis.cz, kosina.transteral@wo.cz, sihk@izolacehk.cz, zvuk.d@seznam.cz, mavishk@mavishk.cz, stavebni.prace@quick.cz, prodej@prefa-produkt.cz, pcizinsky@centrum.cz, appiasro@seznam.cz, radnov@seznam.cz, betonov@seznam.cz, union@polystyrenbeton.cz, projektis@projektis.cz, stebau.projekce@hsc.cz, archteam@archteam.cz, info@aash.cz, nachod@atsunami.cz, atlant@atlanthk.cz, teploprojekt@volny.cz, s.janak@volny.cz, drahorad@volny.cz, pedrotherm@tiscali.cz, hsc@gab.cz, hlizao@seznam.cz, pk.hroch@volny.cz, chaloupsky@volny.cz, info@hrabek.cz, jaroslav.kaspar@sendme.cz, v.kikincuk@tiscali.cz, vkult@seznam.cz, markova_mvp@mybox.cz, info@meridin.cz, amotalova@mkinet.cz, n-projekt@tiscali.cz, k.peterka@centrum.cz, pisprojektservis@seznam.cz, pospisil.mil@quick.cz, projektservis@tiscali.cz, j.vodicka@iol.cz, apstudio@volny.cz, regio@iol.cz, sollertia@sollertia.cz, strada_vos@volny.cz, spacil.tzb@tiscali.cz, dp.stejskal@tiscali.cz, surpmohk@volny.cz, tdp@volny.cz, tektum@tektum.cz, tenet@tenet.cz, trio.pro@tiscali.cz, p.tschiedel@tiscali.cz, zizkova@mail.cz, izolace@vodizol.cz, izol.kh@seznam.cz, stavoizolacehk@seznam.cz, popas@popas.cz, zateplovani@centrum.cz, milos.novotny@stavoterm.net, Orsag.v@tiscali.cz, h1h@hsc.cz, info@atip.cz, info@mowex.cz, al.leseni@tiscali.cz, nstrojirna@email.cz, kstroje@kstroje.cz, sv.sobotka@mybox.cz, h.capek@centrum.cz, pridos@cmail.cz, eisservis@volny.cz, novostav@novostavhk.cz, info@avant-komunikace.cz, bktsro@quick.cz, dik@dik-hk.cz, rekom@rekomnb.cz, stavba.jr@tiscali.cz, info@bgparket.cz, empori@empori.cz, geosrafo@geosrafo.cz, geodezie@geospol.cz, lifts@lifts.cz, geodezie.dknl@tiscali.cz, geoplan.vd@centrum.cz, geodezie@geodezie-vc.cz, fiedler.gls@hsc.cz, info@inreco.cz, 1.geodeticka@email.cz, haspl@haspl.cz, dvorakmilan@centrum.cz, malpona@tiscali.cz, zdenkapilcova@tiscali.cz, obchod@otis.com, rostislav.palla@tiscali.cz, vrom@volny.cz, volf.miroslav@wo.cz, bekr.sro@volny.cz, j.kup@centrum.cz, zireckovarna@tiscali.cz, zamecnictvi4t@quick.cz, ketner@permanent-tm.cz, vesela@mramorit.cz, info@dragonet.cz, vladimir.celar@intechahk.cz, jirka.hanus2@seznam.cz, prodej.st@ronal.cz, davidlabik@seznam.cz, info@zamkovsti.com, zba@atlas.cz, stakohk@stakohk.cz, horka@obklady-vanek.cz, kp.hkralove@cuzk.cz, betform@betform.cz, info@kamenictvi.net, info@burgerstein.cz, vakhk@vakhk.cz, kamenosocharstvi-mertlik@seznam.cz, slama.malby@seznam.cz, zaba@geodrilling.cz, info@kachlickyvp.cz, stapring@stapring.cz, trento@hsc.cz, jaroslava.vyhledalova@kamnarstvivyhledalovi.cz, info@vamberecka-kamna.cz, info@ekodelta.cz, komin.systemy@seznam.cz, krbyhejnys@seznam.cz, horice@hestia.cz, RAIS.DUSAN@seznam.cz, teracolite@atlas.cz, petrkapoun007@seznam.cz, info@interobklad.cz, obklady.krsek@email.cz, sklopisek@sklopisek.cz, z-vyroba@seznam.cz, ploty.prouza@seznam.cz, zapobroz@volny.cz, info@salit.cz, vitrajglass@seznam.cz, autoviz@email.cz, mcejnar@seznam.cz, zdenek.cejnar@seznam.cz, klas1105@email.cz, milan.pacholik@tiscali.cz, info@kwscz.cz, tecam@tecam.cz, info@vakstavby.cz, si@vega.cz, petr.lacourt@gmail.com, koala117@seznam.cz, info@stavbaoploceni.cz, stamax.sro@centrum.cz, studny.petrik@seznam.cz, hradec@levnedomky.cz, KollertJiri@email.cz, info@krbykobr.cz, zalud@cnes.cz, phinvest.rk@worldonline.cz, petr.kolouch@eurovia.cz, svoboda@svoboda.cz, ivan@drobnik.cz, Marseil@spoluzaci.cz, asvatoslav-lachman@tiscali.cz, vojtech.vach@seznam.cz, autotrans@autotrans-jc.cz, infohk@eltodo.cz, vanismichal@seznam.cz, staver@staver.cz, spv@orlicko.cz, jakrastav@tiscali.cz, pech.boerner@volny.cz, koci@vertikal-chrudim.cz, vlasak@pvb.cz, t-string@t-string.cz, sak@cmail.cz, klk@ow.cz, kasta.chocen@tiscali.cz, b.s.gips@seznam.cz, izosan@izosan.cz, info@stavbakrbu.cz, kpk-unistavpce@c-mail.cz, chestav@email.cz, testa@testa.cz, info@kn-pce.cz, firma@renos.cz, jfaltynek@lgnsr.cz, abk@abk.cz, tesar@ustecko.com, roning@quick.cz, info@stavitelstvilutera.cz, azstavzlin@seznam.cz, futur@futur.cz, staveko.system1@tiscali.cz, info@mito-pce.cz, herger@agrostav-pce.cz, info@ipstav.cz, kozel.stavby@seznam.cz, aitia@aitia.cz, viktorstav@chrudim.cz, kolar@stavkol.cz, europamont@post.cz, stavospol@iol.cz, jaroslav.novotny@chrpa-pardubice.cz, miros@miros-pce.cz, sprint.pce@iol.cz, info@aaronbohemia.cz, stprogress@stprogress.cz, info@selastavel.cz, miroslav.lopour@seznam.cz, info@jecminek.cz, stavba.cr@tiscali.cz, stavex@stavex.com, stax-oldrichrak@seznam.cz, peva.b@tiscali.cz, sekretariat@azstavebni.cz, velox@hoffmann.cz, info@matousek.cz, jkolbaba@tiscali.cz, info@dmdomy.cz, star@starpce.cz, danos@tiscali.cz, mcvojta@seznam.cz, unistav@chrast.cz, level_hlinsko@levelholding.cz, pavelbinko@seznam.cz, areka@areka.cz, stavex-h-v@centrum.cz, info@strechy-richter.cz, kip@lit.cz, info@precis-mp.cz, z.balcarova@seznam.cz, jjena@email.cz, petra-s@petra-s.cz, ciba@wo.cz, unikov.orlice@tiscali.cz, ekodum.letohrad@seznam.cz, vasa.kop@tiscali.cz, sellaustinadorlici@seznam.cz, mrkvicka.stavex@tiscali.cz, stavitelstvi@malyasyn.cz, pitra.ostrov@seznam.cz, info@mtsgroup.cz, chvastek@centrum.cz, domec@domec.cz, finalpro@seznam.cz, mvyskocil@volny.cz, hnstavitelstvi@tiscali.cz, lakl@seznam.cz, kmoch@ruto.net, agkomplet@rp-data.cz, karelgrus@atlas.cz, grano@grano.cz, rekos@orlicko.cz, kts.navrs@quick.cz, antonbogan@centrum.cz, jskmt@tiscali.cz, mkprojekt@tiscali.cz, info@cernysro.cz, onderkaj@seznam.cz, slany@klepocol.cz, jan.dojcan@seznam.cz, akvastav@akvastav.cz, info@li.zpsv.cz, konstrukce@strabag.com, jiri.stastny@raz-dva.cz, info@zamp.cz, knoz@knoz.cz, jaroslav.vitek@unet.cz, janasen@centrum.cz, obklady1@cenrum.cz, stavbymarek@email.cz, aurum@aurumroom.cz, geodezie@geodezie-uo.cz, vaclav.stritesky@geodingpce.cz, geodezie.rondzik@tiscali.cz, info@stavby-tichy.cz, ermon@vetrnik.net, bbleha@seznam.cz, demos.plus@seznam.cz, info@votavacz.com, vhodac@seznam.cz, geodet.dusek@worldonline.cz, ges-parsec@quick.cz, instalaterstvi@quick.cz, info@geovap.cz, geodet.lit@centrum.cz, info@ssb.stavby.cz, cizapetr@seznam.cz, v.koskinen@seznam.cz, martin.nedomlel@seznam.cz, info@plotyhk.cz, jaroslav.rubin@seznam.cz, catalogue@mhcomplete.cz, pechman@code-pce.cz, profi.cr@worldonline.cz, bagrys@seznam.cz, info@strechy-jurakasyn.cz, vykoss@iol.cz, EMAILmkokula@email.cz, sytarova@archcen.cz, office@centrum-pce.cz, prihoda@prihoda.cz, lumberjack@lumberjack.cz, tomas.stuchlik@email.cz, info@rekonstrukcebydleni.cz, awdomy@awdomy.cz, s-w-a-t@s-w-a-t.cz, hkeng@telecom.cz, obchod@trade.cz., vojta.martin@centrum.cz, chotenice@seznam.cz, semo.briza@worldonline.cz, info@optima-vm.cz, info@pvs-vm.cz, jelinek.projekt@iol.cz, info@ch-ch.cz, projektovy.servis@pschr.cz, info@transys.cz, vizualizace@vizualizace.cz, info@pyramida-pce.cz, nadvornik@cominnet.cz, info@alpine-strechy.cz, alfa@lit.cz, prokos@seznam.cz, mikplan@seznam.cz, obchod@sostaf.cz, EMAILchraska.projekce@wo.cz, bursa@tiscali.cz, agroatelier@2a.cz, info@archcen.cz, arcus.vm@worldonline.cz, van.schmidt@worldonline.cz, karel.vrbicky@tiscali.cz, mil.vojtech@projekcepce.eu, archiko@quick.cz, k2.projekt@tiscali.cz, atelier.mudrunka@centrum.cz, jakes@archcen.cz, mydat@mydat.cz, buchar52@gmail.com, stavbypagac@seznam.cz, bc.projekt@tiscali.cz, zamazal@post.cz, info@techprojekt.com, cheming@cheming.cz, adamec.projekce@worldonline.cz, hudecek.uo@wo.cz, petr.janko@seznam.cz, bures.marcel@seznam.cz, bajo45@seznam.cz, info@krby-fap.cz, info@ceskyhacek.cz, krbex@krbex.cz, batys@email.cz, info@marhold.cz, psp@pspizoterm.cz, info@stavebniapece.cz, fryc.sro@tiscali.cz, info@krby-info.cz, davidpolda@seznam.cz, fospol@fospol.com, stabyt@stabyt.cz, skalsky.krby@email.cz, peta.horak@seznam.cz, info@kovig.cz, chaloupka@orlice.cz, evt@evt.cz, solc@vytahy-evis.cz, agsuo@uo.fairnet.cz, blastaf@seznam.cz, dulabo@tiscali.cz, nadzbanovci@tiscali.cz, kamenictvi.hlinsko@seznam.cz, mrkvicka_jan@centrum.cz, mlejnekr@seznam.cz, jehlickat@post.cz, lokar.chrudim@seznam.cz, obchod@vytahy-pce.cz, j.bednar@seznam.cz, adonix@pce.cz, plosiny@sieme.cz, podlahy.pospisil@centrum.cz, apj@cbox.cz, secka.pluto@seznam.cz, kvis@kvis.cz, diorit.jehlicka@centrum.cz, vv.izolstav@tiscali.cz, izofol@seznam.cz, stupka@mtr.cz, josef.drdlik@seznam.cz, david.havlas@seznam.cz, stukbart@centrum.cz, pardubice@multivac.cz, cit@cit-tynec.cz, standa@a-styl.cz, info@s-bedneni.cz, hlavacek01@tiscali.cz, iscarex@iscarex.cz, swent@seznam.cz, z.dosta@volny.cz, agama@agama-pardubice.cz, strechyroubal@seznam.cz, gypstav@centrum.cz, info@izopur-hrdy.cz, info@ekopanely.cz, prelouc@betaol.cz, obchod@kasi.cz, vyroba@kasi.cz, e.bakesova@worldonline.cz, terana@terana.cz, p-systems@p-systems.cz, cihelna@hrabcuk.cz, info@brunnthaller.com, befi@befi.cz, ceperka@diton.cz, granitzach@iol.cz, tramontaz@tramontaz.cz, gaset@gaset.cz, profistav@profistav.cz, bohuslavplech@seznam.cz, info@urbanprojekt.cz, sustr.z@seznam.cz, dbc.ag@worldonline.cz, otto.robenek@seznam.cz, uotex@uotex.cz, info@izolacetepelne.cz, jirivenclik@seznam.cz, telekom.pce@volny.cz, smk-komtel@cmail.cz, libor.zou@seznam.cz, vak@vakcr.cz, hc.stav@email.cz, vkubik.stak@tiscali.cz, dsloupensky@tiscali.cz, ciba70@seznam.cz, stakron@centrum.cz, ltm@lit.cz, kales.j@seznam.cz, smunza@seznam.cz, kosnarjan@email.cz, info@czehockey.cz, jiri.kovar13@seznam.cz, tomes-izolace@orlicko.cz, tomas.jurnicek@seznam.cz, montazeizolace@unet.cz, ivan.mares@worldonline.cz, f.jelinek@jefiit.cz, chladekpetr@email.cz, jaroslav.kabat@seznam.cz, sdk.vlk@seznam.cz, kbizolace@seznam.cz, bohac@lom-hlinsko.cz, sip@cesa.cz, info@ornamental-mosaic.com, info@dlazba-vm.cz, milansrba@iol.cz, kamen.pleskot@seznam.cz, kamenictvi@inlan.cz, okam-sro@seznam.cz, pavelludvig@atlas.cz, marie.vamberska@centrum.cz, info@malby-zabsky.cz, info@stavitelstvi-jokes.cz, abv@abv-uo.cz, beranek.chemal@volny.cz, sting@c-box.cz, cechprojekt@cechprojekt.cz, zamin@seznam.cz, info@prace-malirske.eu, novotnynn@seznam.cz, info@va-pa.cz, randus.m@quick.cz, fibaj@seznam.cz, kevinct@seznam.ct, info@hansen.cz, az-mal@ustecko.com, voldan.jirka@tiscali.cz, boudys.jiri@seznam.cz, henryba@seznam.cz, malnasro@centrum.cz, macal@centrum.cz, peprokop@seznam.cz, michal.musil@email.cz, malir@sejna.cz, stikajiri@seznam.cz, malby.brokes@seznam.cz, info@b-natery.cz, reprof@reprof.eu, audi.zdenek@seznam.cz, complexcz@volny.cz, kozlik@volny.cz, jaroslavhybler@seznam.cz, belousek.jaroslav@seznam.cz, ladislav.zezula@seznam.cz, be-si@seznam.cz, lubos.kohoutek@volny.cz, tichy@obklady-koupelny.cz, stavba.cerny@seznam.cz, bures@seznam.cz, miroslavhosek@seznam.cz, pavel.pulkrabek@atlas.cz, milan.balcar@tiscali.cz, vera.sramkova@volny.cz, a-z.obklady@centrum.cz, info@interesta.com, pmachytka@seznam.cz, vaclav.ulrich@seznam.cz, josef.kliz@seznam.cz, z.hluchnik@seznam.cz, sapa@sapa-lpj.cz, info@kombit.cz, vodovody@lit.cz, hydro@chrudim.cz, info@sudop-pardubice.cz, geopl@pce.cz, aprojekt@pce.cz, info@geodezie-dcp.cz, ggs@lit.cz, info@geosluzba.cz, pardubice@geotechnika.cz, rotamec.tomek@seznam.cz, small@small.cz, geodezie@geodezie-ct.com, geolansky@iol.cz, geodetales@iol.cz, beranek-pavel@seznam.cz, maping@maping.cz, geodeta@lit.cz, spuni@spuni.cz, jaroslava.lutovska@email.cz, klahos@klahos.cz, info@novabrik.cz, velebny.j@seznam.cz, info@bondpu.cz, e.trumm@baumit.cz, zdela@holice.cz, palla@mosaictech.cz, lenka.chaloupkova@tiscali.cz, jhv@jhv.cz, profitstavebniny@seznam.cz, info@burkon.net, info@bacanovak.cz, stingreal@seznam.cz, guliwer@guliwer.cz, sigas.605@worldonline.cz, info@steno.cz, vl.kuba@centrum.cz, nova@koupelka.cz, info@stilmat.cz, petr.vicik@centrum.cz, alfa.design@centrum.cz, info@azura-aqua.cz, labe@pla.cz, drevenepodlahy@centrum.cz, ppk.teplodomova@seznam.cz, benego@inmail.cz, jan.silar@centrum.cz, nacko@nacko.cz, info@strechykloucek.cz, jossoucek@seznam.cz, info@strechysimon.cz, resler.ladislav@centrum.cz, ttpardubice@email.cz, vosmik@unet.cz, kafkabox@policka.cz, michalsoudek@seznam.cz, info@strechy-aubus.cz, cevorajosef@seznam.cz, pokryvacstvi@email.cz, baranowski.tesarskeprace@tyhan.cz, strechafranem@quick.cz, fox.jiriliska@tiscali.cz, zak.martin@seznam.cz, postmaster@4-d.cz, strechyzverina@email.cz, tepo@c-mail.cz, stresni.systemy@orlim.cz, d.vasakova@seznam.cz, urlichstrasov@volny.cz, mardo.d@seznam.cz, strechyalfa.com@seznam.cz, info@rbsspektrum.cz, m.danda@seznam.cz, libor.cerny@tiscali.cz, rbaca@tiscali.cz, vane@leseni-vanko.cz, rvd-vzduch@rvd-vzduch.cz, vak@pce.cz, venclservis@orlicko.cz, milan.feltl@tiscalli.cz, post@sylak.cz, pecka.mistav@tiscali.cz, ludekrulik@seznam.cz, ferda.b.mravenec@seznam.cz, jirkahubl@seznam.cz, avi-mont@seznam.cz, mail@repcolor.cz, bukasten@seznam.cz;sadrokarton.skutečc@seznam.cz, 466682055@iol.cz, radon_servis@volny.cz, info@velkoplosneprojekce.cz, radek.flos@tiscali.cz, mikulecky.v@armika.cz, 775106229@seznam.cz, borek_pavel@post.cz, koubamichal@seznam.cz, malby.sinkora@seznam.cz, erac@erac.cz, ekoservis@ekoservis.zamberk.cz, prom-el@tiscali.cz, mirka.stejskalova@email.cz, stanislav-moravec@centrum.cz, autojerabycz@seznam.cz, rrzelenka@volny.cz, pepa.sif@seznam.cz, miloslav.burian@bp.projekt.cz, info@adam1.cz, arch.atelier@quick.cz, finpro.pce@tiscali.cz, pk-projekt@pk-projekt.cz, kohler@iol.cz, motycak@seznam.cz, pkocel@email.cz, zarch@zarch.cz, modely.malik@atlas.cz, poa@poa.cz, f.knotek@volny.cz, arcus@archcen.cz, info-cze@holcim.com, doliva@centrum.cz, safar@policka.cz, kominictvi@zotto.cz, dusan@infak.com, kovar.zednictvi@tiscali.cz, archmiko@pce.cz, attv@atlas.cz, daniel.bartos@svi.cz, lhrudova@pro-doma.cz, preka@preka.cz, kupf@kupf.cz, tesarstvi@firemnet.cz, tesarstvi.stryka@seznam.cz, jiri.barek@volny.cz, gelolad@seznam.cz, matejkami@seznam.cz, kaspar.stavby@centrum.cz, repcolor@pce.czcom.cz, 494541000, solida.ct@worldonline.cz, ACajska@seznam.cz, info@ateliermasac.cz, JanicoMilan@seznam.cz, info@isotep.cz, info@energyinvest.cz, divacky.roman@seznam.cz, info@stavbyodzakladu.cz, info@pppczech.cz, jerie@akvamont.cz, alkasa-stavby@seznam.cz, akosina@tiscali.cz, alterstav@alterstav.cz, aquastav@aquastavpce.cz, info@arivasro.cz, info@athena-cz.eu, bokrcz@quick.cz, mshmitova@seznam.cz, info@brixengroup.cz, coufal@vmnet.cz, konstrukce@maliha.cz, info@lamma.cz, atelier-h@wo.cz, apolo@apolocz.cz, atelier_z@seznam.cz, bholy@archcen.cz, daniel.jurica@seznam.cz, druzstvo@stavoprojekt-pce.cz, eurorealm@eurorealm.cz, exprom@exprom.eu, j.s.cesena@email.cz, mhinfo@seznam.cz, lacmin@seznam.cz, david.mlcuch@seznam.cz, david.sibrt@centrum.cz, drumel@seznam.cz, stefan.dzurnik@centrum.cz, info@domstav.cz, info@ploty-dlazby.cz, bdt@seznam.cz, nadvornik@dnstavitel.com, ekoprofiplus@seznam.cz, Vancura@emporio-exclusive.cz, filnovotny@centrum.cz, jar.bures@tiscali.cz, ing@flegl.cz, stejskal.lukas@email.cz, form-a@pce.cz, kanderal@tiscali.cz, furstav@email.cz, p.mrazek@him-stavebni.cz, premysl.hron@volny.cz, hnj.stavebni@quick.cz, chemostav@chemostav.cz, ifaso.chrudim@worldonline.cz, appl@lanskroun.cz, info@archiprojekt.cz, integritycz@seznam.cz, spatenkap@interracz.eu, info@jaas.cz, jan.vecere@tiscali.cz, vladyka74@seznam.cz, relus@relus.cz, m.kleinerova@seznam.cz, abono@email.cz, bilek@martinbilek.cz, psalek@volny.cz, tomas.brycka@tobrys.cz, vacek.v.projekt@chrudim.cz, jan.hlavac@tiscali.cz, jpozar@iol.cz, multiaqua@tiscali.cz, tylsar@noen.cz, bartaps@volny.cz, pk_interklima@centrum.cz, jiri.pitra@seznam.cz, konstrukce.zs@seznam.cz, stavebniny@blp.cz, dolur@dolur.cz, stavby.dubsky@seznam.cz, FrancekJaroslav@seznam.cz, sk.stavo@seznam.cz, jarnov@seznam.cz, chvojka.jiri@worldonline.cz, www.karlos1404@seznam.cz, jk.urvalek@seznam.cz, gulas.pepa@seznam.cz, kalkowski@centrum.cz, kopaci1@seznam.cz, kotlar.karel@seznam.cz, vacarom@centrum.cz, info@energydomy.cz, barcapaurova@seznam.cz, dospel.stavba@email.cz, ladislav.koupil@seznam.cz, ladislavkubec@seznam.cz, info@teplostav.cz, ladislavvanatka@seznam.cz, lukin.200@seznam.cz, montovanedomky@seznam.cz, marekdusekpce@seznam.cz, armoproficz@seznam.cz, tesar.cz@tiscali.cz, martinchvojka@stavby-obklady.cz, musil-martin@seznam.cz, stavbaodadoz@email.cz, mati-moravia@quick.cz, info@mibac.cz, Libalmilan@seznam.cz, tom.vele@seznam.cz, sejnoha@ktct.cz, m.sauer@email.cz, info@mstavitelstvi.cz, info@mt-stofi.cz, ivexi-obv@seznam.cz, oldatochacek@seznam.cz, bohunek@lit.cz, p.dubanek@seznam.cz, dubravcik.pavel@seznam.cz, hlavacek-pavel@tiscali.cz, pnstavby@seznam.cz, schupler@tiscali.cz, peen@seznam.cz, dok.pracepetr@seznam.cz, petrbpce@seznam.cz, petr.houdek@centrum.cz, petrchmelik656@seznam.cz, racek.petr@centrum.cz, zoudlikpetr@seznam.cz, info@prodetail.cz, profi@profistavby.com, real@vces.cz, qtb.sro@tiscali.cz, r.kleveta@seznam.cz, romannesetril@seznam.cz, roman.pop@email.cz, roman.tsapayev@seznam.cz, r.jakubik@seznam.cz, safir@tiscali.cz, sfera@volny.cz, pspanet@centrum.cz, stapos@lanskroun.cz, motycka@starbuck.cz, vlastimilruzicka.stavbyaleseni@seznam.cz, info@stavbykapitan.cz, stav.investa@tiscali.cz, strechy-pardubice@tiscali.cz, stavitelstvi.bucina@seznam.cz, info@stavitelstvi-pavluk.cz, svihel@stavotrend-porici.cz, kvalita2606@seznam.cz, syntexcz@seznam.cz, info@suchydum.cz.cz, talung.sro@mtr.cz, ths-servis@ths-servis.cz, z.k.sadrokarton@seznam.cz, vaclav.audrlicky@seznam.cz, vaclavsvatos@seznam.cz, smejkal@zednictvi-smejkal.cz, visionrudoltice@tiscali.cz, chrudim@vistaservis.com, mara.petr@atlas.cz, kasalvladimir@seznam.cz, novak.ladas@tiscali.cz, info@zednictvi-kosnar.cz, sat.stavebni@email.cz, zmek@royaltech.cz, albert@orlice.cz, agroprojekce@agroprojekce.cz, info@sadrokarton-pardubice.cz, mgyps@seznam.cz, frantisek.hajek@email.cz, hartmanmiroslav@seznam.cz, vodicka.i@seznam.cz, instapbc@seznam.cz, stavebniny.elckner@worldonline.cz, info@stavebnipotreby.com, ivomysak@seznam.cz, stamak@tiscali.cz, jenda.kuca@seznam.cz, stavebiny@komplet-hlinsko.cz, colorstav@colorstav.cz, relim@tiscali.cz, glacak@seznam.cz, sany1710@seznam.cz, sadrokarton.skutec@seznam.cz;bukasten@seznam.cz, cr.vych.cre@seznam.cz, lainvesticni@lainvesticni.cz, hotel.rokytenka@seznam.cz, mararuzicka@seznam.cz, mtrebova@stavebniny-stupka.cz, dalecak@seznam.cz, sdk.bures@seznam.cz, m.hofinger@seznam.cz, stavebniny@vidensky.cz, stavimat@seznam.cz, jindrasagip@seznam.cz, balu.net@seznam.cz, pavezapavel@seznam.cz, info@gabex.cz, rehurek.pavel@seznam.cz, stejskal@stepatech.cz, vaclavek.mica@centrum.cz, petrkabat@seznam.cz, kop@seznam.cz, korecek.p@seznam.cz, petr.krouzil@seznam.cz, masek.petr@volny.cz, rosko@progips.cz, reko.pce@seznam.cz, brenekh@seznam.cz, info@sadrokartony-rk.cz, prostor@ustecko.com, simekjar@volny.cz, kubin@sistavebniny.cz, info@profi-izol.cz, roman.liska@email.cz, ruda.josef@gmail.com, struhlar@seznam.cz, info@tobos.cz, valenta.t@seznam.cz, viktor@loma2000.com, novotny.saveguard@tiscali.cz, info@astalon.cz, railroaddesign@email.cz, projekty@atelier-satisfy.cz, kurka.projekce@volny.cz, projekty-r@seznam.cz, martin.bartak@wo.cz, sella.agreta@seznam.cz, typovydum@seznam.cz, sarmo@sarmo.cz, jarmensik_@volny.cz, vesely.d@stavby-vesely.cz, pravec@pcprojekt.cz, info@eisner.cz, kapounpolicka@seznam.cz, pulpan.jan@seznam.cz, jaromir.bulant@seznam.cz, inspa@inspa.cz, j-dvorak@seznam.cz, jkalab@volny.cz, kkprojekt@seznam.cz, barvinek@cominnet.cz, fojtik.libor@atlas.cz, l.kocum@seznam.cz, info@3dproject.cz, mikyska.michal@seznam.cz, benes.miloslav@wo.cz, sindler@archee.cz, aujesky@stavoprojekt-pce.cz, ingpavelsejna@seznam.cz, petrceska@seznam.cz, pk.projekce@tiscali.cz, pik@pik-pce.cz, petr.novotny@ateliermok.eu, sonis@centrum.cz, bisko@razdva.cz, zizkov@no.fairnet.cz, zimav@zima-construction.cz, zbynek.husak@iol.cz, safrankova@unet.cz, jmstavebniprojekty@seznam.cz, josef.mara@seznam.cz, projekce@stavkol.cz, mds@mdsprojekt.cz, miloslav.zenka@worldonline.cz, hybsky@archcen.cz, pbkchrudim@pbkchrudim.cz, petr1.plachy@seznam.cz, projex@pce.cz, info@prodin.cz, ingnepivodaj@seznam.cz, kapounmartin@seznam.cz, info@svobodaplan.cz, pardubice@tobrys.cz, jezek@sobetuchy.cz, info@ai5.cz, macasjosef@seznam.cz, pruzkpam@volny.cz, info@ateliermaler.cz, padysakova@centrum.cz, architekt@tomasmed.cz, bosprojekt@atlas.cz, soukup.k@worldonline.cz, majaq@email.cz, vladislavdostalek@seznam.cz, tomiskova@ambiente.cz, tramp-ota@seznam.cz, info@kohal.cz, kpv.system@tiscali.cz, dobrovolny.radek@seznam.cz, brezsky@seznam.cz, bbgroup@seznam.cz, stavbybarnet@seznam.cz, domus@domusvm.cz, dsdelta@seznam.cz, dvorackova.h@volny.cz, info@napospaszivlum.com, finanz.holding@quick.cz, gebesan@centrum.cz, info@hold-cr.cz, seda@forenta.cz, inkos@seznam.cz, info@sinc.cz, info@integra-kovo.cz, info@limma.cz, pragocivil@seznam.cz, petr.masicek@seznam.cz, info@stavby-safar.cz, rousavy@ustinadorlici.cz, weron.cz@email.cz, info@garantea.cz, slovani@quick.cz, bartos.bartos@seznam.cz, info@meritbau.cz, mottl@metrostav.cz, milanmackerle@seznam.cz, milos.kricensky@seznam.cz, mip.policka@policka.cz, sarkablazejova@seznam.cz, candat14@centrum.cz, davidcihulka@email.cz, frant.kubal@seznam.cz, jakubvogl@email.cz, vikmar@tiscali.cz, jan.kamenicky@tiscali.cz, team.smolik@tiscali.cz, jaromirmatura@seznam.cz, gryc.jarda@seznam.cz, p.malir@seznam.cz, jarirasny@seznam.cz, j.slejska@gmail.com, Jirik44@centrum.cz, sebetakjiri@seznam.cz, jiri.vosik@seznam.cz, josef.dedic@seznam.cz, p-ikonna@seznam.cz, k.v.stepankovi@seznam.cz, Zed.Huska@seznam.cz, senik@seznam.cz, martinstavby@seznam.cz, mori.moravec@seznam.cz, miroslavkoralek@seznam.cz, pavelbondor@seznam.cz, petrknezour@seznam.cz, novotny68@seznam.cz, stavbahned@seznam.cz, pvj.consult@seznam.cz, sellik@seznam.cz, petnemcova@seznam.cz, radim.indrak@centrum.cz, stavitelstvi@klym.cz, info@rovnepodlahy.cz, limbersky@sloupnice.cz, VladimirFajnKuklik@seznam.cz, info@vrty-studny.com, izos@seznam.cz, dpopilka@seznam.cz, vaclav.kaspar@email.cz, vanis@vanis-oplasteni.cz, webinfo@autus.cz, sidlo@telmont.eu, info@geodezielanskroun.cz, info@2g-geolog.cz, horvath.al@seznam.cz, ntu@seznam.cz, info@skoumalgroup.cz, zoubek.ales@seznam.cz, aloisbalaz@seznam.cz, zpnovotny@tiscali.cz, geologie.pardubice@seznam.cz, skrabal.arnost@seznam.cz, aventus@aventus.cz, bet@betsystemcz.cz, b.dusek@email.cz, bohuslavcink@seznam.cz, bednar.boris@seznam.cz, bricole-stav@email.cz, czpoint@czpoint.cz, jarcek1732@seznam.cz, petra.dostalkova@seznam.cz, dan.brda@seznam.cz, dan.divis@seznam.cz, charamza@unet.cz, zdenekputa@email.cz, lesys@raz-dva.cz, zdenek.gregr@seznam.cz, bartos@bartos.cz, plisek@nepivoda.cz, info@rekreacnidomky.cz, kohoutek@natur-house.cz, akrstavebni@seznam.cz, info@cedar-home.cz, nasavrky@celet.cz, drobnestavby@seznam.cz, martin.brozek@chbdrevostavby.cz, info@roubene-domy-brabec.cz, nekorak@yahoo.com, bd.stavby@seznam.cz, kadlec@drevostavby.euweb.cz, info@marstaveko.cz, reditelstvi@msilnice.cz, info@mubau.cz, elk@inlan.cz, dvorak.dalibor@brens.cz, hanel@rohe.cz, zavopan@seznam.cz, t.jurasek@seznam.cz, cchm@pce.czcom.cz, elaz@elaz.cz, jadosu@email.cz, kvapil.ales@email.cz, vodovrt@centrum.cz, j.dlapa@seznam.cz, info@voda-servis.cz, studna.bruna@seznam.cz, pacovsky@va-pa.cz, kamen.sk@seznam.cz, info@gerhard.cz, KarelBouska@seznam.cz, kamenictvi-haska@centrum.cz, p.kozel@atlas.cz, kamen.teply@seznam.cz, josef.dostal@tiscali.cz, restaurovanipomniku@seznam.cz, kamenictvi.jirout@seznam.cz, z.osecky@seznam.cz, josef.jirasek@seznam.cz, k.kopecky@iol.cz, radek.sparnik@seznam.cz, stanislavestocin@seznam.cz, korecekjan@seznam.cz, danin14@seznam.cz, dzp.holy@seznam.cz, mucha81@seznam.cz, delfcz@seznam.cz, 196451@seznam.cz, stavitel.zitka@seznam.cz, info@enduromania.cz, franc79@seznam.cz, frantisek.mucha@tiscali.cz, skokan.ronov@seznam.cz, vankatpavel@seznam.cz, podolsky.petr@tiscali.cz, j.hetfleis@seznam.cz, gk-stusak@sendme.cz, geodet.ka@seznam.cz, info@geodezie-policka.cz, diana@namusce.cz, czeman@seznam.cz, tuma.ivan@centrum.cz, geodeticka.kancelar@worldonline.cz, k.skerik@tiscali.cz, kadlec.michal@worldonline.cz, malypavel@seznam.cz, vorisek@stavebniskola.cz, petr.andrys@volny.cz, petr.pulpan@tiscali.cz, jehlicka@tiscali.cz, adamek.i@seznam.cz, ivankopyn@seznam.cz, hromj@seznam.cz, mareckova35@seznam.cz, kosina.pce@centrum.cz, roman.bohunek@seznam.cz, kucera.34@centrum.cz, burda.pohrebacka@seznam.cz, fanta7@seznam.cz, mechuramiroslav@seznam.cz, a.hozdora@seznam.cz, info@tahag.eu, namavo@seznam.cz, bartaborova@email.cz, marcelbartonek@seznam.cz, koristkapetr@seznam.cz, r650@email.cz, lubosleinweber@seznam.cz, jerabek@vaskrb.cz, josef.hajicek@post.cz, ales.sedlar@tiscali.cz, obchod@dufakotle.cz, www.vodoinstalace.sipek@seznam.cz, marieljaroslav@email.cz, info@vodatopeni.com, jebousekl@seznam.cz, svareni.syrovy@centrum.cz, votop.dostal@seznam.cz, profi.instal@email.cz, vdk.invest@seznam.cz, stepanek.vladimir@gmail.com, smrcek@orlice.cz, instalace.spacek@tiscalli.cz, josef.vidensky@tiscali.cz, repa.milan@seznam.cz, vodo.svoren@seznam.cz, kafisport@unet.cz, r.varga@email.cz, kabelepavlo@seznam.cz, sverak1@seznam.cz, jaroslav.trpkos@seznam.cz, josef.pavlu@seznam.cz, lakej@seznam.cz, radeklubomir@seznam.cz, martinfutas@atlas.cz, Malby.Jadrny@centrum.cz, nepovimmilos@centrum.cz, patrik.pejcha@seznam.cz, malirstanda@centrum.cz, macek.elektro@seznam.cz, info@malujeme-natirame.cz, jaro.malir@seznam.cz, ja.parizek@seznam.cz, liborvratil@centrum.cz, lubosmatousek@iex.cz, mlypet@tiscali.cz, kiwik@email.cz, novotny@novotny-malby-natery.cz, vasek.vondrich@seznam.cz, vitezz@seznam.cz, vladimirkuch@seznam.cz, lihomana@centrum.cz, klema.malby@seznam.cz, jaroslav.zahradnik@email.cz, pdluba@seznam.cz, bohuslavska.petra@seznam.cz, nateryamalby@seznam.cz, mira@maliripardubice.cz, radekstepane@seznam.cz, kafak1@centrum.cz, allyska@seznam.cz, mata.pce@seznam.cz, chisel@centrum.cz, sauer.vita@seznam.cz, q.bednarik@seznam.cz, miloslavcacek@seznam.cz, info@pavelcizek.com, pavelmalir@seznam.cz, malby-natery.zahradnik@iol.cz, info@malirstvi-svitavy.com, profinatery@seznam.cz, ruspetrsy@gmail.com, nekvindaemil@seznam.cz, potucekjaroslav@seznam.cz, internettop@internettop.cz, info@prokopuvdum.cz, leseni.chrudim@seznam.cz, m-maly@seznam.cz, moravecmilan@atlas.cz, bartalos.pavel@unet.cz, tom99.teslak@seznam.cz, rihakp@centrum.cz, vaclav.nesetril@seznam.cz, her.mal@tiscali.cz, slezovic@seznam.cz, holanek.t@seznam.cz, decolor@tiscali.cz, bohumirslatinka@seznam.cz, strebely.jan@tiscali.cz, stolarikjozin@seznam.cz, bedrnicekkamil@gmail.com, info@picasso-malby.cz, malirstvi.bedrnicek@seznam.cz, volakmira@seznam.cz, stawald@email.cz, benes.izol@seznam.cz, stavebni.dozor@seznam.cz, fkopecky@fa-mi.org, podlaharstvi.bisko@seznam.cz, jirka.vrbecky@email.cz, lubos.kosak@tiscali.cz, NiklMiroslav@seznam.cz, rosta.72@centrum.cz, b.samek@seznam.cz, tichy.obklady@tiscali.cz, ladislav.bednar2@seznam.cz, lvasko@tiscali.cz, kafka@centrum.cz, miloskacafirek@centrum.cz, dlazbamz@seznam.cz, pavel.nazem@seznam.cz, slanina31@seznam.cz, prosetin@satescechy.cz, aldpardubice@aldpardubice.cz, papado@tiscali.cz, j.novosad@centrum.cz, leopold.vlasic@volny.cz, mr.zeman@tiscali.cz, fila.obklady@seznam.cz, robnermut.obkladac@volny.cz, valimex@seznam.cz, petrlal@seznam.cz, albrecht.martin@seznam.cz, michal0071@seznam.cz, mlkoupelny@seznam.cz, info@different-design.cz, vyskalapavel@seznam.cz, petr.chimiak@seznam.cz, info@podlahy-pce.cz, dav.podlahy@seznam.cz, jiri.kadlec@jkdisbet.cz, izoline@seznam.cz, kaladramil@seznam.cz, parterre@parterre.cz, h.bok@seznam.cz, l.kotacka@worldonline.cz, medvid.m@seznam.cz, provasepodlahy@seznam.cz, petr.matasovsky@seznam.cz, jiri.loukota@worldonline.cz, osinek@centrum.cz, podlahovecentrum@email.cz, ondrej.rakas@seznam.cz, hromekpa@seznam.cz, jukl.zdenek@seznam.cz, martin.kostlan@seznam.cz, jitrn@seznam.cz, ma.luskova@email.cz, janakov@seznam.cz, renovace.kp@seznam.cz, lossmann.renova@post.cz, bednarovam@centrum.cz, martin.karban@seznam.cz, veronika.kopecka@upce.cz, brokes@iol.cz, spatenka.ludek@centrum.cz, l.martinu@email.cz, easydrive@easydrive.cz, spojovacimateriallhota@seznam.cz, lubstepanek@seznam.cz, obchod@eumat.cz, teleckyr@seznam.cz, zednictvi.stursa@seznam.cz, kolar.ledec@seznam.cz, kalousek.p@quick.cz, info@demved.cz, infratopeni@edot.cz, info@levna-koupelna.cz, hergetov@centrum.cz, alesvokal@seznam.cz, englc.antonin@seznam.cz, strechybohaty@seznam.cz, dipra.koci@seznam.cz, jaromirhrstka@seznam.cz, hornikpila@seznam.cz, krytex@tiscali.cz, martin.englc@seznam.cz, koprivarobin@seznam.cz, strechy.mts@seznam.cz, celis.michael@gmail.com, sdteskon@centrum.cz, ivanreznicek@seznam.cz, tesane.tramy@seznam.cz, aliky@seznam.cz, jirkadobr@seznam.cz, majkl.york@seznam.cz, kuklamichal@volny.cz, macanmartin@seznam.cz, tobiskap@seznam.cz, malosek.strechy@centrum.cz, tesarstvi.valcik@seznam.cz, tesarstvi-sykora@seznam.cz, klempirijedou@seznam.cz, krby.mares@seznam.cz, geodetica.cr@gmail.com, vaclav.vrsek@arizcr.cz, jura.mare.8@seznam.cz, jiri.kalhous@seznam.cz, kodex@email.cz, info@intstav.cz, isramco@isramco-development.eu, mikos2@centrum.cz, info@fanthomasfloors.cz, kortex@lit.cz, info@magnetizer.cz, josef.snejdr@seznam.cz, ctrebova@infra-topeni.com, kamna.unas@seznam.cz, vinky@tiscali.cz, jjjkrby@seznam.cz, krbcz@seznam.cz, krby.dusek@centrum.cz, sadovsky@tiscali.cz, info@czechtrim.cz, j.mlynar@wo.cz, macik.polakova@seznam.cz, ladislav.vodrazka@seznam.cz, zahradkajiriste@seznam.cz, kb.service@atlas.cz, j.konarek.stavebniny@seznam.cz, forenah@seznam.cz, info@rdstav.cz, A-Z.ondrejsmid@seznam.cz, burian@merit-slatinany.cz, hestom@quick.cz, granita@seznam.cz, staprano@seznam.cz, kamenolom.zdechovice@mineral.eu.com, info@chemiq.cz, autojerabpce@seznam.cz, kvasnicka.p@volny.cz, malovani.krafek@seznam.cz, afos.czech@seznam.cz, latal@lit.cz, info@kvalitnistavebniprace.cz, lhotak-exteriery@volny.cz, info@realsuka-drevostavby.cz, stav@f-group.cz, hana_kulhava@quick.cz, vedeni@medis.cz, kucera.kinto@tiscali.cz, tanchynets@seznam.cz, kominictvicech@seznam.cz, milan.kubant@seznam.cz, lyon9.9@seznam.cz, 669922@seznam.cz, info@strechy-florian.cz, adastt@seznam.cz, nabidka@salpo.cz, martinjerabekm@seznam.cz, stafi@stafi.eu, info@fastonex.cz, jiko.konecny@tiscali.cz, zemlicka@veselyzemlicka.cz, atelier@borke.cz, info@fasstavby.cz, info@architephk.cz, riw@riw.cz, z.falatek@seznam.cz, zilvar@zilvar.cz, acz.nb@atlas.cz, coufal@acstav.cz, ales.houser@tiscali.cz, vogel@arko.hsc.cz, asangeo@asangeo.cz, atk@atk.cz, bgkingstav@seznam.cz, delfin.vot@seznam.cz, domistav@domistav.cz, info@domstavebni.cz, info@flavius.cz, flex-build@seznam.cz, Malik.f@seznam.cz, jindrich.kmonicek@highwaydesign.cz, info@hmptop.cz, indosta@indosta.cz, imo-star98@imo-star98.com, ascia@atlas.cz, aka.kustein@email.cz, ing.michalek@seznam.cz, m_hajek@volny.cz, aq.p@tiscali.cz, kkrusek@gybon.cz, kristan@seznam.cz, durrer.dinv@tiscali.cz, janweinzetl@volny.cz, zeman51@upcmail.cz, jberanek@email.cz, josef.javurek@quick.cz, lr.projekt@seznam.cz, stepan.ils@worldonline.cz, marfal@email.cz, miloslav.pista@volny.cz, ztomko@mtomko.com, strakamilos@seznam.cz, m.jezek@hsc.cz, info@ipvproject.com, proinstal@hsc.cz, michalikpetr@volny.cz, petr.militky@seznam.cz, info@ippstav.cz, vopata.prolis@worldonline.cz, arcada-projekt@atlas.cz, banszel@email.cz, tomas_rak@seznam.cz, zbynek.polak@seznam.cz, hroudaz@seznam.cz, projektyiska@seznam.cz, jana.hubkova@volny.cz, info@monstav.cz, svaton.jan@centrum.cz, jan.tejkal@volny.cz, dokhk@seznam.cz, j.pejsman@gmail.com, mizuj@seznam.cz, pepasoumar@seznam.cz, jsynek@tiscali.cz, info@jsm.cz, hronovsky@hkprojekt.cz, kenom.sro@centrum.cz, stavebnictvi@andrle.org, mojmir.durt@seznam.cz, martin.kafka.hlusice@seznam.cz, karasekm@centrum.cz, martin.kloz@klikni.cz, kverek@tiscali.cz, ma.suchomel@seznam.cz, info@matex.org, nosta@centrum.cz, prodis.hk@tiscali.cz, crystalhk@seznam.cz, miroslav.beran@volny.cz, Miroslav.Olah@seznam.cz, trojanm@email.cz, multistav@seznam.cz, francoldrich@centrum.cz, info@olympiainvestment.cz, faltusp@volny.cz, p.jakoubek@seznam.cz, petr@kmonicek.cz, pe.spacek@seznam.cz, gajdusek@atlas.cz, pirkl@pictor-hk.cz, alexandr.nekvinda@realistav.cz, regionstar@tiscali.cz, rouha@projekt.eu, sedlacek@sedlacek-studio.cz, strol@entrum.cz, vkulda@tiscali.cz, sindlar@sindlar.cz, terrea@iol.cz, jiri.samko@sadut.cz, strnad.uni@email.cz, trendstav@trendstav.org, ikdream@seznam.cz, vslavicek@volny.cz, stavebnipracehk@seznam.cz, 3vz@seznam.cz, krist.vratislav@seznam.cz, www.lk5c@seznam.cz, zvprojekt@seznam.cz, info@stavos-nechanice.cz, hk@argusgeo.cz, ales.jerie@tiscali.cz, troll-hk@troll-hk.cz, polivka-ales@seznam.cz, kovistak.tonda@email.cz, atp@atpbuilding.cz, baury@baury.cz, vaclav-hajek@post.cz, danmatos@seznam.cz, dkk.supernova@email.cz, straka@doposhk.cz, sylvaslechtova@seznam.cz, frantisekbacina@seznam.cz, fery1969@seznam.cz, info@m2-stavebniprace.cz, pino8@centrum.cz, hm-projekt@volny.cz, krelina@delta90.cz, vasata.petr@tiscali.cz, arch.kodytek@volny.cz, sap_hk@volny.cz, vlcek.m@volny.cz, zadrobilek.p@volny.cz, solc.v@volny.cz, koblasa@tiscali.cz, vychodil@arch.cz, krizek@arch.cz, gardenart@seznam.cz, jaroslav.kaspar@geoplan-hk.cz, petera@peterajiri.cz, spe.ehl@hsc.cz, atelier@zalubem.cz, tihon@atlas.cz, kodytek@geoplan-hk.cz, pavelbednarcik@seznam.cz, r.mencl@geoplan-nb.cz, viktor.netusil@geoplan-hk.cz, bartizal@m2-stavebniprace.cz, kohout.jaromir1@seznam.cz, kouba.jarda@seznam.cz, machacek1959@seznam.cz, bagrovani@novakj.cz, jir.tomasek@seznam.cz, josefbetak@seznam.cz, joseffcerny@seznam.cz, pimpush@seznam.cz, josef.korecky@seznam.cz, martinec.stav@seznam.cz, mrazek.josef@email.cz, jozef69@seznam.cz, info@jpsprodukt.cz, krulop@volny.cz, k2atelier@seznam.cz, holoubeklibor@email.cz, i.rreno@seznam.cz, faber.marcel@seznam.cz, zacharvaclav@seznam.cz, martinhanuscat@seznam.cz, holubecm@tiscali.cz, martas.pilnas@seznam.cz, vida.m@seznam.cz, husarm@volny.cz, husekmichal@email.cz, tajcnar@stabohk.cz, michalvitek@tiscali.cz, schovanek@email.cz, milosfalcman@seznam.cz, miroslavkodr@seznam.cz, miroslav.pich@iex.cz, mkalmus@centrum.cz, ocelot.trading@volny.cz, izolace@email.cz, blahaapavel@seznam.cz, pavelbrett@seznam.cz, info@demolicelevne.cz, pavklimes@seznam.cz, petr.cerovsky@zednictvipetr.cz, petrfejfa@seznam.cz, stavebni.pracepetr@seznam.cz, pegas-interiery@email.cz, petr-vit@volny.cz, vlasak.att@volny.cz, radek.dolezal01@seznam.cz, abc.konstrukce@email.cz, roman.hosak@seznam.cz, joska-roman@email.cz, rovo.gips@tiscali.cz, ales.ve@seznam.cz, timzsro@seznam.cz, SDK.malovani@seznam.cz, spektrum-gips@seznam.cz, bedi@usetrite.biz, vaclav.petr@seznam.cz, tzb@ventac.cz, zidlik2009@seznam.cz, vlast.dlouhy@seznam.cz, vratislav.marek@volny.cz, ivana.kasparova@tiscali.cz, info@stavim.kvalitne.cz, kohoutz@centrum.cz, report@seznam.cz, zp2001@centrum.cz, renovacevan@centrum.cz, hradec@renomix.cz, lorenc@lorencautojeraby.cz, info@bakoizol.cz, bedrich.r@centrum.cz, dokersro@seznam.cz, janis@eurotenn.cz, ejandikova@seznam.cz, kaca.hou@seznam.cz, v.izolace@seznam.cz, interiery.lebedova@centrum.cz, chattuza.izol@seznam.cz, frstilec@centrum.cz, pavel.petru@volny.cz, smigura@pracezlanahk.cz, jan.khom@seznam.cz, dring.jiricerny@seznam.cz, jirkajanata@centrum.cz, kostalstav@centrum.cz, info@vyskovepracehk.cz, martin.trpkos@kco.cz, info@macom-hk.cz, k2plaster@cbox.cz, hudmall@seznam.cz, akvazdroj@mybox.cz, torola@inter-reko.cz, vyskoveprace.tomek@seznam.cz, petr.novotny.cbr@centrum.cz, petrzakgamex@seznam.cz, romanbursa@seznam.cz, info@sinead.cz, strabag.ostrava@strabag.com, vychod@swietelsky.cz, artstavo@centrum.cz, vpopelka@seznam.cz, hydroizolace@gmail.com, pecinka.jirka@centrum.cz, fiala.vladan@centrum.cz, standa@a-dum.cz, zimmer@bvshk.cz, info@dejtesbohempanelaku.cz, franta@burgr.cz, info@haku-stavby.cz, info@2h.cz, kolomy@mkstav.cz, sruby@pipsro.cz, info@praktickydum.cz, thermocolor@seznam.cz, macoun@aa-consult.cz, ales.labik@seznam.cz, broumov@projekting.net, spicar@mujmail.cz, luboskasper@volny.cz, vidensky@centrum.cz, vh-projekce@seznam.cz, intecha.hk@wo.cz, kabrt@rodinne-domy.info, josef.matous@seznam.cz, info@medera.cz, kejzlar.ondrej@email.cz, broz@sndesign.cz, teseco@teseco.cz, rhd@volny.cz, m.bracha@seznam.cz, info@coas.cz, ales.vohanka@cesper.cz, radek.silhan@email.cz, hios@cmail.cz, havelka.stavitel@seznam.cz, marek.holman@stavebniprojektovani.cz, atrium@seznam.cz, pmocak@seznam.cz, ing.riha@tiscali.cz, kratochvil.ambit@seznam.cz, bednarikjirka@seznam.cz, josef.jancura@seznam.cz, podzimek.jiri@worldonline.cz, josef.kulda@gmail.com, svanhaljosef@seznam.cz, sarkozi1@seznam.cz, kmsepoz@wo.cz, lucinka.mihokova@seznam.cz, michal.rysavy@centrum.cz, bezdek.milan@seznam.cz, info@stavby-zverec.cz, miroslav.neuman@email.cz, stapro@miletin.net, oleksandr.1@atlas.cz, patra@sweb.cz, pavel.fiala.lb@seznam.cz, petr.chudoba@email.cz, p.ott@centrum.cz, sotola.petr@seznam.cz, r.cermanstavebniprace@seznam.cz, p6@email.cz, tipjicin@seznam.cz, coufal.tom@centrum.cz, info@triojicin.cz, erben@prozis.cz, vladimirjahelka@seznam.cz, ladik.lejdy@seznam.cz, stav.klapac@seznam.cz, postolka@postolka.cz, info@izolace-izotrade.cz, l.brendl@centrum.cz, office@hakoss.cz, info@plosinyhk.cz, klima.zednictvi@seznam.cz, novak.david2@seznam.cz, d.svornik@seznam.cz, penzion.iveta@seznam.cz, jicin@geoplancz.cz, info@hydroreal.cz, mardou@email.cz, tomgazsi@seznam.cz, jlstavby@email.cz, pipi.jarda@seznam.cz, jaroslav.lansky@seznam.cz, jampas@seznam.cz, jkubanek@tiscali.cz, i.parikova@email.cz, vavra.radik@seznam.cz, v.pepaa@seznam.cz, hrtus@seznam.cz, ladys.h@seznam.cz, skery4@seznam.cz, info@Imstavebniprace.cz, ludek.bret@seznam.cz, jkrivsky@seznam.cz, votaplukas@seznam.cz, rekonstrukce.vik.lumir@seznam.cz, dedecek3@seznam.cz, rossler@centrum.cz, mracek.stavebniprace@seznam.cz, mirekjeb@seznam.cz, montazplotu@gmail.com, petr.benkocz@seznam.cz, ceren@tiscaly.cz, kodasadrokarton@seznam.cz, petr.myska@wo.cz, renechalupa@centrum.cz, robert.grulyo@seznam.cz, kanka.zednictvi@seznam.cz, groh@grohagroh.cz, nkfilip@seznam.cz, vondra.zedniceprace@seznam.cz, zaveskyvaclav@email.cz, doprava@vithorcicka.cz, v.nims@seznam.cz, marekkonya@seznam.cz, luma.semecky@seznam.cz, brizan@seznam.cz, stavopa@seznam.cz, zednicke.prace@atlas.cz, zemprastav@seznam.cz, werych.sro@seznam.cz, mgrieszl@seznam.cz, info@strechyaquaizol.cz, strechy-hrncir@email.cz, aqua.jicin@seznam.cz, langsadl.lukas@seznam.cz, martinspudich@atlas.cz, krynek@krynek.cz, otto.maly@centrum.cz, safajicin@seznam.cz, info@vissan.cz, info@keliwood.cz, gutwirth@dvk.cz, pa.pus@seznam.cz, rktrade@centrum.cz, info@srubyzikr.cz, arsbroumov@arsbroumov.cz, dedek@atelierdedek.cz, balcar.spol@seznam.cz, lucie.zelena@dotace-zelena.cz, spider-sdr@spider-sdr.cz, stirand@email.cz, hauck@tiscali.cz, ansi@seznam.cz, rojektovani@centrum.cz, kamil.cerveny@seznam.cz, lping@atlas.cz, baw@pvtnet.cz, viklad@tiscali.cz, stav.ceentrum@tiscali.cz, z.sedivy@seznam.cz, mezera.rozpocty@seznam.cz, izostav@seznam.cz, solc.pekov@tiscali.cz, vondrejc@tiscali.cz, reznicekjin@tiscali.cz, j.kafka@rychnov.cz, smeger.b@seznam.cz, finisro@seznam.cz, info@habrtrutnov.cz, info@ableseni.cz, solin@apstavby.cz, jobex@dvur.cz, stanekplosiny@seznam.cz, racna@seznam.cz, leseni-ribar@seznam.cz, josefnun@centrum.cz, langer@langergroup.cz, zdenka.pilcova@tiscali.cz, milos.kuna@seznam.cz, hrabal.petr@tiscali.cz, rtleseni@seznam.cz, stis.marek@seznam.cz, pajaciwa@centrum.cz, herman.juri@seznam.cz, jirilelek@tiscali.cz, liska.ml@seznam.cz, mirosovi@seznam.cz, urlichstav@seznam.cz, josefprazak@seznam.cz, tomas.josef@centrum.cz, josta.na@wordonline.cz, mihokovakarla@seznam.cz, ludek.posnar@seznam.cz, lukasstav@seznam.cz, c.ma@seznam.cz, micekg@seznam.cz, vondrejc@centrum.cz, petradik@centrum.cz, mazal.petr@email.cz, projektovaniab@cetrum.cz, proxion@proxion.cz, icvv@icvv.cz, tomek@icvv.cz, rbstavbalas.@seznam.cz, roman.kratena@seznam.cz, simek.roman@post.cz, snajdrr@seznam.cz, sedes@sedes.cz, stanislav.myl@tiscali.cz, hedapa@centrum.cz, stavebnifirma.hanus@seznam.cz, fabian.jiri@stavos-nachod.cz, atelier.sting@quick.cz, fakrok@seznam.cz, tomas.autrata@seznam.cz, tomas.stadler@jex.cz, vlruzicka@seznam.cz, arnost.v@quick.cz, stafido@seznam.cz, zdera@seznam.cz, ziva@email.cz, pozi@pozi.cz, jakl.geo@email.cz, igorvez@mail.ru, fischer.jana@centrum.cz, thewigmores@volny.cz, mont-in@wo.cz, milandemartini@seznam.cz, holovcenko@seznam.cz, ernest.casar@seznam.cz, ludvighasyn@email.cz, simon.hynek@quick.cz, info@jirisramek.cz, gp.joch@tiscali.cz, ivobarva@seznam.cz, izosy@centrum.cz, kocnar@kocnar.cz, martin.simera@tiscali.cz, janpadour@seznam.cz, jan.padour@tiscali.cz, jarda75ts@seznam.cz, info@rubacek.cz, soucek@vili.cz, zelenyjaroslav@seznam.cz, jixe@seznam.cz, gargalik@centrum.cz, jirikvacek@seznam.cz, matena54@seznam.cz, sofilkanicjiri@seznam.cz, antea.leoni.j@seznam.cz, rvhinfo@seznam.cz, stamax@iol.cz, j.tavali@seznam.cz, terezagetkova@seznam.cz, janischkarel@seznam.cz, liska@liskacz.cz, borys.borys@centrum.cz, mb21@centrum.cz, geoprofi@centrum.cz, michael.bartos@wservis.com, radim.smetana@wservis.com, heller@tiscali.cz, michal.gabod@tiscali.cz, milan.jerabek@t-email.cz, milanrosa@seznam.cz, kvbf@seznam.cz, renovace-van@seznam.cz, oto.sloupensky@seznam.cz, p.mojik@seznam.cz, machp@seznam.cz, info@zednici-broumov.cz, JCB.3CX@tiscali.cz, stavby-packo@seznam.cz, herkaroman@seznam.cz, romanvalenta@tiscali.cz, prace.stavebni@email.cz, stavr.jaromer@email.cz, kutil-tomas@seznam.cz, tomikk@tiscali.cz, tpribojsky@seznam.cz, tucek.pilot@seznam.cz, vasek.ternovo@seznam.cz, vladimir@hedlik.eu, oksilok@seznam.cz, aba.kozak@seznam.cz, fraferda@seznam.cz, franta.kubis@centrum.cz, jan.rojt@revistav.cz, revistav@revistav.cz, prokopec.george@seznam.cz, mijomi@email.cz, simek.hobis@seznam.cz, info@ltizolace.cz, info@1-fasady.cz, stvyp@zdeje.info, petrklikar@tiscali.cz, omin@seznam.cz, info@rekonstrukce-interiery.eu, vitezslavmlcoch@seznam.cz, info@domek-zahradni.cz, tespokcz@seznam.cz, prazak.ladislav@seznam.cz, alesciganek@email.cz, tacud62@centrum.cz, hartmanf@email.cz, garret-cz@garret-cz.cz, hlava.hobbyt@seznam.cz, jelinek.a@tiscali.cz, kozak@atelierkozak.cz, jiri.mracik@tiscali.cz, h.sof@tiscali.cz, enpro@wo.cz, tk.slitr@seznam.cz, jan.rabenseifner@tiscali.cz, becicka@stavba-in.cz, sefl@sefl.eu, hosakleos@seznam.cz, info@stavby-stepanek.cz, krajcovic.milan@seznam.cz, stavitelstvi.k@seznam.cz, zednictvi.horvat@seznam.cz, petr.mika71@gmail.com, m@quatro-m.cz, r.cizmar@seznam.cz, stepan.stav@seznam.cz, rgs@rgslukavice.cz, falta.roman@seznam.cz, jeserman@centrum.cz, sona.capova@seznam.cz, stavibet@seznam.cz, stavos@dka.cz, kansky.vaclav@seznam.cz, viktorbures@seznam.cz, weto@seznam.cz, zdenkom@seznam.cz, kyzna@seznam.cz, akrizol@post.cz, nadir@seznam.cz, f.pazdernik@seznam.cz, sejkora@atlas.cz, jpproduct.hrabe@seznam.cz, kostelec@zememerici.cz, viesner@statika.biz, mybedo@mybedo.cz, kruncik@tiscali.cz, standa.sramek@seznam.cz, hej.j@seznam.cz, pista3@post.cz, jirka.valter@seznam.cz, zoubek.jcb@email.cz, renovace@karlickova.cz, strombach@spouzaci.cz, balvin.karel@seznam.cz, karkov11@seznam.cz, info-plotymoravek@email.cz, zemniprace@rychnovsko.com, glazunovl@seznam.cz, msbi.kubicek@seznam.cz, menfis@tiscali.cz, stavbyjanda@seznam.cz, geodeziejavornice@seznam.cz, mv-zednictvi@seznam.cz, sadrokarton.franc@seznam.cz, macekpavel1@seznam.cz, jcb.novas@centrum.cz, marcela.vodakova22@seznam.cz, vyskocil.pavel@seznam.cz, petr.ctvrtecka@email.cz, kulivocko@seznam.cz, petr.kiezler@seznam.cz, petr.kukla@email.cz, michalek@zednictvi-rk.cz, zempra@email.cz, stepanek@a-domov.cz, v.sipas@seznam.cz, vladimirsoumar@seznam.cz, subrtzdenda@seznam.cz, info@czakvaplast.cz, DanielBroz1@seznam.cz, jaroslav.prosvic@centrum.cz, sagino@seznam.cz, zednictvi-felger@seznam.cz, michal.halla@seznam.cz, milan.debelka@seznam.cz, novak.slav@tiscali.cz, pribyl@stavitelstvids.cz, valek.mamut@seznam.cz, stiblik@stiblik.cz, obchod@drevostavby-kaspar.cz, amabile@email.cz, janecek.jiri@mujmail.cz, jw@destnenet.cz, stavby.dan@seznam.cz, info@rekonstrukce-sveceny.cz, mach.99@seznam.cz, rousek@mbox.vol.cz, kasnar@dvk.cz, info@dvinex.cz, hanusova@enas.cz, gerigold@seznam.cz, infrastav@centrum.cz, vladimir.juzl@seznam.cz, stavant.antos@tiscali.cz, info@ingeniring.cz, schmiedl@volny.cz, stiehl@mbox.vol.cz, jaroslav.gregor@seznam.cz, marek.jir@volny.cz, josef-metelka@email.cz, josef.sava@sendme.cz, t.servis@volny.cz, mojmir.vodak@tiscali.cz, seidler.oto@seznam.cz, safer@volny.cz, sevl@dvk.cz, ivankubas@seznam.cz, koupelny@trutnovsko.com, jaf.trutnov@worldonline.cz, janvinklar@seznam.cz, dufek.treb@tiscali.cz, jjakoubek@tiscali.cz, j.kasnar@wo.cz, kraibich@seznam.cz, josef.pich@email.cz, stransky@borovnice.cz, koudelka.lampertice@tiscali.cz, stoklas@tiscali.cz, luborbalcar@seznam.cz, landa.marek@seznam.cz, martinectr@volny.cz, macastav@seznam.cz, pupen71@seznam.cz, martin.tupec@m-t.cz, matedor@seznam.cz, m.jancuk@seznam.cz, hruzamira@email.cz, klagip@seznam.cz, info@zemni-stavebni-prace.cz, attlpavel@seznam.cz, pegt@email.cz, erbic@tiscali.cz, hampelp@email.cz, petr.kaza@centrum.cz, info@rdtrutnov.cz, info@real-stav-tu.cz, rene.pruzinec@seznam.cz, standapatra@seznam.cz, info@stavidlo.cz, stepan.stupka@tevysstav.com, buresjindrich@unistavupice.cz, stavatu@volny.cz, jiranek@svs1.cz, z.klaudis@seznam.cz, pozlerovam@seznam.cz, info@berak.cz, toljan@centrum.cz, hrdina.a@seznam.cz, info@aquavit.cz, info@cwconsulting.cz, kalhousdaniel@seznam.cz, dusan.kret@seznam.cz, obchod@gemite.cz, gkhavrda@seznam.cz, info@geoglobal.cz, tomek1@volny.cz, sir@sirivan.cz, lubos.zaplatilek@centrum.cz, jansa@rosa-architekt.cz, info@terarus.com, zika@watersystem.cz, geokan@geokan.cz, geodet.zp@centrum.cz, melichar.projekce@seznam.cz, vanek@geoprace.cz, stavtechnik@seznam.cz, www.brodvej1@seznam.cz, sadrokartony.m.h@seznam.cz, bydzovsky.bydza@seznam.cz, endlich.jiri@seznam.cz, horakj@tiscali.cz, jirka.65@centrum.cz, info@zemni-protlaky-grundomat.cz, koudy-j@seznam.cz, schreyer@c-box.cz, pepa.provaznik@seznam.cz, rychtar.josef@centrum.cz, sedlmajer8@seznam.cz, kalvach.petr@seznam.cz, info@davidkamil.com, k.zikan@seznam.cz, olah-l@seznam.cz, l.rejmont@seznam.cz, slezackova.jana@seznam.cz, zamecnictvi.streda@seznam.cz, a_p@email.cz, info@sadrokartony-trutnov.cz, martinmadle@seznam.cz, marko01@seznam.cz, martin_semerad@centrum.cz, martinstejskal64@seznam.cz, zd.infinity@seznam.cz, michal.62@seznam.cz, rosa@rosa-architekt.cz, alessvimmer@seznam.cz, janosikmilan@centrum.cz, studio@jirous.cz, martinekmilan@centrum.cz, PalmM@seznam.cz, popelkamarsov@seznam.cz, sibor@dvk.cz, limosh77@email.cz, miroslav.koucky@dvur.cz, mirasieger@seznam.cz, urbastav@seznam.cz, paja.cz.x@seznam.cz, psedivy@mkinet.cz, hartmanpetr@seznam.cz, petr.houfek@volny.cz, ykroh@seznam.cz, richard.kammel@seznam.cz, genius.robert@seznam.cz, rostislavdusek@seznam.cz, germin@seznam.cz, janhustu@seznam.cz, sppradun@centrum.cz, s.smop@seznam.cz, stanislav.havel@email.cz, stanislav.kosar@seznam.cz, nycovy@seznam.cz, ladajirasek@seznam.cz, vladislav.h@seznam.cz, v.kostrna@email.cz, pohorelyvladislav@seznam.cz, hanus.vlastimil@seznam.cz, bagrnes@seznam.cz, zdenekjanousekst.prace@seznam.cz, epaint@seznam.cz, Petr.HavlasPH@seznam.cz, koskales@seznam.cz, arkona@arkona.cz, renoart.rar@wo.cz, franta.klazar@seznam.cz, mic@micsystem.cz, info@vyskovky-novak.cz, prucha.jan@seznam.cz, prouza.jarda@seznam.cz, jaroslavsrutek@seznam.cz, hsbat@centrum.cz, FaKralJosef@seznam.cz, nesvik@email.cz, mmm.ex@seznam.cz, mdavid.dk@seznam.cz, milan@melesik.cz, ponikelskym@seznam.cz, mrazik.maf@tiscali.cz, vojta.pave@seznam.cz, chlouda.petr@volny.cz, radekmaixner@seznam.cz, bitner@atlas.cz, martin.roubal@stavbyroubal.cz, stavby@klimesmarsov.cz, info@marko-koupelny.cz, info@drevodomkyweber.cz, patocka@mbtv.cz, martin.sychra@mybox.cz, kpk.foret@seznam.cz, miroslav.zvelebil@dvk.cz, hrdina@paclik.cz, v-montos@post.cz, slavomil.koutsky@seznam.cz, cerman@seznam.cz, t.vlach.reoshk@seznam.cz, smetanajan@seznam.cz, josef.loskot@interiery-hk.cz, aldpardubice@seznam.cz, ales.cihak@seznam.cz, a.doubek@tiscali.cz, tesarstvi.schiller@seznam.cz, andy.stas@seznam.cz, zamecnictvi.dorre@tiscali.cz, bohumilsimek@seznam.cz, dubsky@malbynatery.eu, danielhvezda@seznam.cz, probednar@seznam.cz, malinskydusan@centrum.cz, erikmajernik@seznam.cz, step.ivan@seznam.cz, jakub@silber.cz, kamenoprumysl@seznam.cz, jan-holubec@seznam.cz, atlas.strechy@email.cz, lindrj@seznam.cz, rubasovan@seznam.cz, klempirstvi.kaizr@seznam.cz, pilar.mechanik@seznam.cz, jskamen@email.cz, toman-malirstvi@email.cz, dzbanekj@seznam.cz, miafa@centrum.cz, jirifejgl@centrum.cz, hruby.j@tiscali.cz, jirinovak2@seznam.cz, malir.spacek@tiscali.cz, voda.tomek@seznam.cz, josef.konyarik@seznam.cz, malovanisynek@centrum.cz, tluchor@centrum.cz, libormalat@seznam.cz, lubomir.knap@seznam.cz, marian.polivka@seznam.cz, mart.dusek@seznam.cz, hunka.martin@seznam.cz, info@minarikstrechy.cz, mga.myskova@seznam.cz, karel.michal@seznam.cz, michal.pavlicek@seznam.cz, ridisc@centrum.cz, klempirstvi-kulich@seznam.cz, loudaj@seznam.cz, hasek.obklady@seznam.cz, kaspar@natery-mk.cz, miroslav.pavlik@tiscali.cz, info@naja96.cz, rolex.ota@centrum.cz, p.konice.@seznam.cz, pajasooky@seznam.cz, petrkrejza@volny.cz, petr.kucmin@tiscali.cz, pajskr@email.cz, peti24@seznam.cz, sramek.kamenictvi@seznam.cz, tluchorova.kovo@centrum.cz, p.vycital@seznam.cz, krovy.zima@seznam.cz, marian.trenz@seznam.cz, zakravsky.j@quick.cz, cerny@hsc.cz, pilar10@seznam.cz, info@kovolesteni.cz, info@horizont-strechy.cz, rafaelrobert@seznam.cz, romankviz@seznam.cz, pokornacek@seznam.cz, prusa.romis@seznam.cz, syrucekroman@seznam.cz, rudolf.antos@seznam.cz, jonizol@centrum.cz, menyhart.s@volny.cz, morvai.tibor@seznam.cz, info@obkladaci.net, tomas.vavera@centrum.cz, vaclav.krpata@seznam.cz, vasekkrupicka@seznam.cz, va.slezak@seznam.cz, tomes.vaclav@tiscali.cz, postmaster@kamnarstvi-dusek.cz, dlouhan4@seznam.cz, novotny.topenar@tiscali.cz, info@obklady-vodicka.cz, janouch.nerez@seznam.cz, vodoinstalater@seznam.cz, vavra.nb.strechy@seznam.cz, lada.krby@seznam.cz, 3jp@centrum.cz, richard.fibiger@alip.cz, tondapavlik@seznam.cz, zetony@seznam.cz, barvova@seznam.cz, maxfloor@seznam.cz, dadohruby@seznam.cz, mdrobny@volny.cz, hrdinova@vslesy.cz, zeman@elimedia.cz, info@jktradehk.cz, kodexrk@kodex-reality.cz, info@mwck.cz, prodej@sanswiss.cz, melon@architekti.in, dudek.jiri@seznam.cz, asas@chrudim.cz, malhanus@seznam.cz, jaroslav.havrda@email.cz, jiri.majkut@seznam.cz, kocmak@post.cz, josef.pokorny@raz-dva.cz, milan.husek@seznam.cz, instalater.blazek@seznam.cz, keramo@tiscali.cz, lyboz@email.cz, martinformanek1@seznam.cz, mkapras@seznam.cz, milanbludsky@seznam.cz, maliri.pokoju@centrum.cz, nvk.m@seznam.cz, kacaba.michalkova@seznam.cz, hanus@ekmont.cz, horakovazdenka@seznam.cz, petrbohdal@seznam.cz, valex.cz@quick.cz, divochplot@seznam.cz, mrkonjielvis@seznam.cz, havlik.roman@seznam.cz, roman.oupic@seznam.cz, zednictvivalek@seznam.cz, novotny.vlastimil@atlas.cz, exero@seznam.cz, koresova.z@seznam.cz, info@kamenoatelier.cz, antoninhudik@seznam.cz, info@artstone.cz, atelierybarta@seznam.cz, daniel.k81@seznam.cz, kankovi@email.cz, dada.strechy@seznam.cz, portych.klemp@seznam.cz, jf.prochazka@tiscali.cz, hubner.p@tiscali.cz, jara.fanta@seznam.cz, primakeks@seznam.cz, pavlistajiri@seznam.cz, lbark@seznam.cz, strechyl.kundrat@seznam.cz, kozak@vseprace.cz, marcela.kuzelova@tiscali.cz, marceldusek@seznam.cz, marek.haman@seznam.cz, liskopyr@seznam.cz, hnizdil.m@centrum.cz, kasik.m@atlas.cz, lanybany@seznam.cz, martinmilitky@seznam.cz, martin-simanek@seznam.cz, ondra.sklenar@centrum.cz, topeni.voda@volny.cz, jagrmilan@seznam.cz, milan.konak@quick.cz, trejbal.m@seznam.cz, lepka.miroslav@strechylepka.cz, kramar.f@seznam.cz, zeva.malby@seznam.cz, kamenik.hornak@centrum.cz, info@malirijicin.cz, petr.kmonicek@centrum.cz, peters.sv@seznam.cz, uherek-petr@seznam.cz, veselypetr@tiscali.cz, s.premek@seznam.cz, info@dobrastrecha.cz, info@kamengarant.cz, r.vodsedalek@seznam.cz, romcakrau@seznam.cz, tesarstvi.toth@seznam.cz, intopphanus@guick.cz, tomas.d.sp@seznam.cz, kracat@seznam.cz, vaclavkunstmalir@seznam.cz, strechy.trnka@centrum.cz, klempirstvi.lv@seznam.cz, vodotopledl@seznam.cz, schejbal.vl@centrum.cz, zdenek.cerych@centrum.cz, tespo@cbox.cz, z.lebedova@seznam.cz, podlahy.tonda@seznam.cz, apidfin@seznam.cz, info@amv-nopa.cz, koupelny.jitan@seznam.cz, mokrypeta@seznam.cz, info@kamnaresl.cz, anipo@anipo.cz, info@zahradnikrbyveris.cz, kamnarstvi@centrum.cz, rsedlak@email.cz, info@krbovakamna.net, info@reminel.cz, kamenh@seznam.cz, jaroslav.sime@tiscali.cz, janku.ladislav@worldonline.cz, instalater@brbla.net, jchmartinkuc@seznam.cz, kamenmor@seznam.cz, info@dreveneploty.cz, petrzemberi@seznam.cz, alfa-omega@cmail.cz, malach@renob.cz, podzimek333@seznam.cz, zhomolka@iol.cz, albus-k@albus-k.cz, Habr.Milos@seznam.cz, bstrechy@email.cz, l.jansova@seznam.cz, petr.semak@tiscali.cz, fast@fast-strechy.cz, frantisek.klinecky@centrum.cz, info@goodroof.cz, jezek.strechy@tiscali.cz, james.stefaniak@seznam.cz, jankollert1@seznam.cz, kominictvi.martinek@email.cz, info@vodoinstalater.cz, hon.ulich@seznam.cz, vavrena.stukaterstvi@seznam.cz, jirasek.jatomir@tiscali.cz, jaromir.rozinek@email.cz, dvorak.task@seznam.cz, j.foglar@seznam.cz, r4e@email.cz, jaroslav.kusanik@centrum.cz, hybsjindrich@seznam.cz, cernohorsky.jiri@post.cz, gottwald24@seznam.cz, jirihrudik@seznam.cz, f.jakisch@seznam.cz, smu@seznam.cz, j.stryja@seznam.cz, winter.j@seznam.cz, zitkamal@seznam.cz, knodl@mymail.cz, roubec@seznam.cz, tesarstvi.reznicek@seznam.cz, josef.tyls@seznam.cz, info@mova.cz, josefv@seznam.cz, ladislavhronovsky@seznam.cz, libor-klima@centrum.cz, 3lubos@seznam.cz, strechykordina@seznam.cz, martinlukasek@email.cz, msofilkanic@seznam.cz, dolezalm@atlas.cz, info@nwt-strechy.cz, michal.jirkam@seznam.cz, rousek.m@tiscali.cz, milan.jurci@centrum.cz, matous67@seznam.cz, smolik.strechy@seznam.cz, tomasekmilan@seznam.cz, kofron.m@email.cz, elvoplyn@elvoplyn.cz, info@pokryvaci.net, mirajavurek@seznam.cz, vodajezek@centrum.cz, malna@atlas.cz, miroslav.sadovsky@post.cz, balcar.pavel@seznam.cz, malba.beran@email.cz, pavelgajdos67@email.cz, fiala@strechy-fiala.cz, petrkmonicek@email.cz, spacekj@seznam.cz, taurpetr@seznam.cz, ales.skalak@tiscali.cz, sta.cejp@atlas.cz, khirs@seznam.cz, strechy.om-nov@seznam.cz, benda.tr@seznam.cz, hr.vendelin@tiscali.cz, jirman.vaclav@tiscali.cz, obklady.kaspar@atlas.cz, v.roskota@seznam.cz, kocourek.tym@email.cz, franc.socharstvi@seznam.cz, jirman.auto@centrum.cz, kovo.futura@seznam.cz, z.cervenkova@c-box.cz, syrovatka.ales@seznam.cz, malirstvi@bielak.cz, mertova.irca@seznam.cz, malovani.wolf@seznam.cz, top.info@seznam.cz, josefpacko@seznam.cz, herman.kpk@atlas.cz, pavlinasofilkanicova@centrum.cz, hrivnako@seznam.cz, info@hrobky.com, podlahy@anh16.cz, kuchar.risa@seznam.cz, tucekvoda@c-box.cz, vl.kulhanek@seznam.cz, z.sorf@seznam.cz, teiner@kvicerov.net, mareklibchyne@seznam.cz, pepe.k@centrum.cz, ales.lenfeld@seznam.cz, sadryslanina@seznam.cz, fandageryk@seznam.cz, fr.stepan@ks-technik.cz, vaclav.hromek@tiscali.cz, trimon@tiscali.cz, honza.frede@seznam.cz, laddyss@seznam.cz, jaromir.novotny@seznam.cz, kamnarstvi@rychnovsko.com, maja.obklady@seznam.cz, meloun.jaroslav@tiscali.cz, hlava-j@seznam.cz, topenarstviloufek@seznam.cz, jiri.plodek@email.cz, jiriungrad@seznam.cz, pepinobenino1@seznam.cz, kapi.drevo@seznam.cz, josefsulctop@seznam.cz, bartos.stavby@seznam.cz, kamil.olsavsky@tiscali.cz, karel.jesina@seznam.cz, MatousKarel2@seznam.cz, tlapam@seznam.cz, kubinecm@seznam.cz, martin.lelek@seznam.cz, ludvik.rytir@tiscali.cz, makal-strechy@raz-dva.cz, maravaco@seznam.cz, kovobek@seznam.cz, jacques001@seznam.cz, sesty80@seznam.cz, tesmimi@centrum.cz, nepas831@seznam.cz, miloslav.kubicek@tiscali.cz, mlebruska@seznam.cz, m.t.strechy@seznam.cz, v.pracebechny@seznam.cz, kralomar@seznam.cz, stempel.m@seznam.cz, beranovi@email.cz, natrito@seznam.cz, pavel.tuschl-trnov@volny.cz, visa@umely-kamen.cz, tesarstvi.cihak@seznam.cz, pinon3@seznam.cz, atelier@nakameni.com, dockalik@rokytnice.cz, radekdrahorad@ttnet.cz, recro@seznam.cz, malir.honsnejman@seznam.cz, martinec09@seznam.cz, subrt@dobruska.cz, michera@seznam.cz, info@tesarstvi-mrazek.cz, v.netik@seznam.cz, vludvik@hotmail.com, mnukvladimir@seznam.cz, pastika.zdenek@seznam.cz, krby-hanes@seznam.cz, blazek.malirstvi@seznam.cz, ludvik@velus.cz, jaroslavvalasek@seznam.cz, jiri.krivcik@seznam.cz, milaadamek@seznam.cz, rada@ingara.cz, samekdk@seznam.cz, bednar.vamberk@seznam.cz, michal.kuchyna@seznam.cz, m.horky@centrum.cz, miroslav.vach@worldonline.cz, mal-dekor.zeleny@seznam.cz, zampach.bob@seznam.cz, konyvka@atlas.cz, vratislav.sokol@tiscali.cz, cerveny.grand@seznam.cz, tova2002@volny.cz, aleskruzik@seznam.cz, lbouska@seznam.cz, jkaspar@dvk.cz, dzeleny@mkinet.cz, f.spatny@seznam.cz, fany.st@seznam.cz, ludvikovi@ludvikovi.cz, benes.kamen@volny.cz, marek_zamecnictvi@hi-net.cz, pavelstrechy@seznam.cz, rysavyjan@seznam.cz, jantvrznik@centrum.cz, p.rudel@seznam.cz, jirousekjara@seznam.cz, ludvigh.j@seznam.cz, vlk@dvk.cz, buchta.klempir@seznam.cz, jirka.kamis@seznam.cz, jmachek@email.cz, kyncl21@seznam.cz, info@kpt-strechy.cz, jiri.vernerml@seznam.cz, kamenictvi.novotny@tiscali.cz, strko@volny.cz, jtolocko@seznam.cz, kvalitniremesla@email.cz, lubkat@seznam.cz, libor.cigl@tiscali.cz, lsvorc@seznam.cz, klempirludek.klt@seznam.cz, lukas.pribyl@seznam.cz, curdatesar@seznam.cz, drabik.m@seznam.cz, m.endlich@seznam.cz, mleder@seznam.cz, tes98@seznam.cz, chlebom@centrum.cz, pocil@seznam.cz, brandamilan@seznam.cz, mdanecek@volny.cz, kamenlukes@seznam.cz, MilosKuratko@seznam.cz, info@kampra.cz, henclmiroslav@seznam.cz, mir.ku@post.cz, miroslav.rachota@seznam.cz, sledzjukmiroslav@seznam.cz, miroslav.stierand@seznam.cz, mttdouda@seznam.cz, visek@centrum.cz, tekr@ic.cz, pavel.groer@email.cz, info@gostu.cz, pavellang.tu@seznam.cz, topeni.a-z@email.cz, pamunzar@mkinet.cz, instalaterstvi@palascak.cz, puncochar.pavel@seznam.cz, paveltomes@email.cz, pavel.zakravsky@centrum.cz, pavel.zbras@seznam.cz, petr.bischof.manas@seznam.cz, stropy@hradecko.com, ivasan@email.cz, petrcervenak@seznam.cz, petr.kukral@volny.cz, ondrasko@seznam.cz, skalakominy@seznam.cz, r.kotyz@seznam.cz, amanrichard@email.cz, kelly-strechy@email.cz, richardmarkl@seznam.cz, novates@seznam.cz, kalinaroman@seznam.cz, strechytrutnov@centrum.cz, kondosr@seznam.cz, romanmrazektu@sezmam.cz, rsedlacek@mkinet.cz, 19168@email.cz, guwak@seznam.cz, rudolfkocian@tiscali.cz, strechy.horak@seznam.cz, info@tesarstvi-mikaska.cz, n.fleischer@seznam.cz, bezouska@stukateri.cz, tom.drabek@seznam.cz, fejfar.tomas@satan.cz, 1tomas.kucera@email.cz, tomasraisner@seznam.cz, tomas.ulvr@email.cz, j.viktor@atlas.cz, budinsky.v@volny.cz, vladimirfranc@tiscali.cz, vladimir.grof@quick.cz, hampl.vl.2006@volny.cz, majer.vl@seznam.cz, vlastimil.schejbal@seznam.cz, bohous149@seznam.cz, kizmak@centrum.cz, klemphalada@seznam.cz, z.jirousek@volny.cz, zdenekklust@seznam.cz, pra.linka@email.cz, kamenasvetlo@centrum.cz, vitov@tiscali.cz, prodos-hkalna@seznam.cz, info@hrdina-piskovce.cz, havel@mstu.cz, www.feketasek@seznam.cz, instal.zeman@seznam.cz, info@krbynosek.cz, rychtar.podlahy@seznam.cz, everlastman@seznam.cz, koci.sro@tiscali.cz, novaklub@tiscali.cz, mkoukol@tiscali.cz, kejzlar@dvk.cz, vodoinstalaterstvimilanpavlis@seznam.cz, m.grof@seznam.cz, otomarm@seznam.cz, info@regulacetopeni.cz, snekpetr@seznam.cz, nooza@seznam.cz, prumyslove.natery@seznam.cz, rema@rema-trutnov.cz, erben@salpo.cz, tom.pat@seznam.cz, zbynekvrastil@seznam.cz, natery.chaloupka@volny.cz, msusko@mkinet.cz, vypan@seznam.cz, info@a-leseni.cz, vladimirbase@email.cz, j.flegl@seznam.cz, info@therm-kontakt.cz, tesneninyvlt@iol.cz, vit.motycka@tiscali.cz, irbis@tiscali.cz, hejcmanstavby@seznam.cz, vesely@sprime.cz, azpark@centrum.cz, mdostalek@rekossd.cz, info@strojirnyholding.cz, vseko.hk@worldonline.cz, renebre@seznam.cz, firyt.martin@seznam.cz, kruman@seznam.cz, loucka@konektel.cz, krbynej@centrum.cz, josef.kral@vogelundnoot.com, stavtekoupelny@seznam.cz, vodarny@ceskaskalice.cz, vak.upice@volny.cz, rokytnickavoda@tiscali.cz, info@scvk.cz, posta@tszacler.cz, vodalanov@tiscali.cz, info@vhs-rt.cz, vakdk@vakdk.cz, pasi@nachodsko.com, lom@c-mail.cz, pecha.stavebni.prace@seznam.cz, info@feri-hk.cz, Honcu.Zdenek@seznam.cz, josefkroutil@centrum.cz, intruzuki@seznam.cz, vtdomy@seznam.cz, agromer@email.cz, montys@montys.cz, info@stavak.net, ivonavratil@seznam.cz, stavremo@stavremo.cz, lukas.ady@centrum.cz, simunek.koupelny@seznam.cz, stakral.mail@seznam.cz, ales.lasko@volny.cz, vsetas@email.cz, ploty.formanek@seznam.cz, steli.elias@seznam.cz, karasek@alurad.cz, malby-spacek@email.cz, radek.pasta@solidkon.cz, infod@vytahy1.cz, l.lustyk@tiscali.cz, info@penovaizolace.cz, pollak@pptrend.cz, novostav@novostavkom.cz, stas@havex.cz, chomor@kb-blok.cz, kinsky@kinsky.cz, cihelnystamp@seznam.cz, office-cz@bg-company.com, karelsackl@seznam.cz, betonovelavice@mystic.cz, magbud@magbud.cz, poly.vlasek@tiscali.cz, rekostavhk@atlas.cz, info@spanielgroup.cz, profi-sadrokarton@seznam.cz, info@weber-terranova.cz, rasovice@betonika.cz, biogingo@seznam.cz, frantisek.zocek@czechstonecluster.eu, office@frischbeton.eu, kameco@seznam.cz, prodej@krakorka.cz, ludmilastovickova@post.cz, m.korizek@pisnikkinsky.cz, hradeckralove@zapa.cz, info@hromosvodnitechnika.cz, vaclav@kolba.cz, velkor@seznam.cz, info@plp-projektstav.cz, vonka.milan@rpmservice.cz, info@alprim.cz, jan.chaloupka@tyhan.cz, apm.stavby@seznam.cz, pavel.strechy@seznam.cz, strechy@hotmail.cz, dvorak.klempir@seznam.cz, sulc@stavba-cz.cz, info@zednictvi-tlupa.cz, stavo@wo.cz, prodejna@hk.vrabecavrabec.cz, info@fischereastcenter.cz, jms.company@seznam.cz, rivco@cmail.cz, info@multifixer.cz, jan.podlipny@email.cz, stamont@stamont.eu, zednictvi.cvejn@seznam.cz, lubos.mondik@seznam.cz, jiri@sejnoha.cz, info@alip.cz, drymat@seznam.cz, martin.vanous@geodeti-uno.cz, semerak@iol.cz, janalob@centrum.cz, mazakdavid@dodame.eu, galeriemagma@email.cz, belohlavek-dennert@email.cz, hradec@cuprosan.cz, info@skop-dk.cz, info@benocz.cz, info@strechy-dmt.cz, hradec@obb.cz, erber@erber.cz, info@ragnes.cz, kb.kovolak@tiscali.cz, bkbkrestan@volny.cz, info@inleseni.cz, pepspolymery@email.cz, angus.vos@centrum.cz, info@marcador.cz, info@itadeco.cz, hradec@sigczech.cz, vrchlabi@alfaizolace.cz, altis.tu@volny.cz, info@czechfeyma25.cz, matoulekdavid@seznam.cz, fischiva@atlas.cz, svoboda.smirice@tiscali.cz, info@jpstav.cz, dehtochema@krpa.cz, stavebninyksk@seznam.cz, matax@iol.cz, matoshk@matoshk.cz, hajny-stavby@seznam.cz, novak@stavebninyprima.cz, janda.velis@seznam.cz, hradec@rabat.cz, dakrsp@dakrsp.cz, staptom@seznam.cz, stavebninyhaase@mkinet.cz, hradec@stavospol.cz, info@teracon.cz, jan.urbasek@siebau.cz, nibco@seznam.cz, hradec@pipelife.cz, st_koukol@volny.cz, info@kominycz.org, info@staskom.cz, vlastimil.rejl@seznam.cz, ed-euro@seznam.cz, tpploty@seznam.cz, antos.koupelny@seznam.cz, prokopcova6@seznam.cz, knap@knap.cz, hartexcz@seznam.cz, hepnarjan@seznam.cz, lacman@rockart.eu, hrdina@kh-dlazby.cz, info@topteramo.cz, vacnem@tiscali.cz, hasl@centrum.cz, vlastik@stavebninyperun.cz, info@skladpodlah.cz, obchod@kotatko-podlahy.cz, domov.art@seznam.cz, abpodlahy@seznam.cz, mmpodlahy@email.cz, jeka.interier@tiscali.cz, mbstavby@email.cz, info@profin-podlahy.cz, koberce.zmitko@centrum.cz, m.jirsak@tiscali.cz, hradec@step-style.cz, podlahyminarik@centrum.cz, info@wpc-czech.cz, office@ironwood.cz, milan.jiranek@cmail.cz, gima.hronov@seznam.cz, petr.szalay@centrum.cz, martin.duna@seznam.cz, migot@seznam.cz, hofmanvaclav@email.cz, t.slavik@centrum.cz, ajezek@yahoo.com, e.krejcarova@seznam.cz, ua.sorp@seznam.cz, hajek873@seznam.cz, zdimal@ploche-strechy.eu, rjanik@seznam.cz, krby@jv-krby.cz, tomasmoravek.moris@seznam.cz, KR.stav@seznam.cz, hrazdira.jan@sezna</text:p>
          </table:table-cell>
        </table:table-row>
        <table:table-row table:style-name="ro1">
          <table:table-cell office:value-type="string" calcext:value-type="string">
            <text:p>Strojírenství, stroje</text:p>
          </table:table-cell>
          <table:table-cell/>
          <table:table-cell office:value-type="string" calcext:value-type="string">
            <text:p>frontal@volny.cz, jass@jass.cz, stanislavkrejcir@tiscali.cz, vesely@sonex.cz, stojka@stojka.cz, rydlo@rydlo.cz, tomiservis@tomiservis.cz, gestra@gestra.cz, info.schlafhorst@saurer.com, info@holmer.cz, smutny@seznam.cz, info@anro.cz, texim@teximtesneni.com, sgc@sgc.cz, molydal.cz@molydal.com, fejfar@nova-paka.cz, info@vakuumtechnik.cz, info@heinkel.cz, hsr-rudolf@volny.cz, info@bresskamp.com, cerman@c-box.cz, hmd@lit.cz, sales@lamitek.cz, info@metra.cz, info@vondra-vondra.cz, mecawel@uno.czn.cz, info@investauni.cz, cv.best@tiscali.cz, nastrpce@pce.cz, kuhn@pce.cz, bohatec@bobatec.cz, cz@gufero.com, prodej@mmhydraulic.cz, sabwabco@sabwabco.cz, zdenek.nemecek@gemapce.cz, jiri.beranek@wilo.cz, aqua.cerpadla@volny.cz, drak.sro@worldonline.cz, info@komfi.cz, mail@gamacontrol.cz, prokon@prokon-cr.cz, gross-sembera@atlas.cz, skamatex@skamatex.cz, info@intratech.cz, pavol.vitek@alumacs.cz, evas@evas.cz, gamahard@gamahard.cz, finapo@o2active.cz, usti@smc.cz, info@loziska-pardubice.cz, info@automotive.cz, nkn@nkn.cz, smahel@smahel.cz, asc-system@volny.cz, info@powerscreen.cz, michal.svoboda@jessgrove.cz, info@sicistroje-svitavy.cz, vivan@vivan.cz, petr@koblizek.cz, chvojanjosef@seznam.cz, info@hydramac.cz, mbranda@seznam.cz, v.hladik@iol.cz, jhservis@centrum.cz, bkpstavebnistroje@tiscali.cz, cranex@seznam.cz, info@kch.cz, mrkvicka_jan@centrum.cz, evatru@tiscali.cz, pakasro@volny.cz, maloch.zamecnictvi@seznam.cz, kovoobr102@seznam.cz, oldrich.vondra@vontec.cz, sergej.chaplygin@seznam.cz, admin@firepoint.cz, info@turba.cz, HVK.stepanov@centrum.cz, info@daikarcz.cz, info@fmv-design.cz, jan.schreiber@volny.cz, mereta@mereta.cz, info@krupp.cz, brda@wo.cz, balda.l@seznam.cz, aleko@cerpadlahk.cz, ivtnachod@ivtnachod.cz, info@agenturairis.cz, pmison@seznam.cz, josef.koros@seznam.cz, ptacek249@seznam.cz, akubecek@seznam.cz, vonkaopravy@seznam.cz, b.kopacek@tiscali.cz, info@marsys.cz, sps.info@quick.cz, penik@seznam.cz, info@tusch.cz, stepkovac@email.cz, z.naxera@seznam.cz, kartace@kartace.com, otezsro@seznam.cz, hradec@dimer.cz, milan.fabo@seznam.cz, info@ecoteshk.cz, waldrich@wo.cz, martekhk@iol.cz, hk@sofcon.cz, info@v-control.cz, 2ldplastic@2ldplastic.eu, prodej@k2industry.cz, netto_bm@iol.cz, jvm@jvmmetal.cz, najman.hydraulika@seznam.cz, vhs@wo.cz, hrot@hrot.cz, info@ammann-group.cz, svatos.broumov@seznam.cz, info@kcppump.eu, info@stodulka.biz, alvis@atlas.cz, glor@worldmail.cz, hbn.nastrojarna@seznam.cz, info@sortetrade.cz, vebagal@vebagal.cz, j.bartos3@centrum.cz, info@gestracz.com, jse@vakuotechnika.cz, tess-cz@tess-cz.cz, prodej@rojek.cz, info@kranzle.cz, roman.dite@dh-constructive.cz, office@viacar.eu, jzwyrtek@volny.cz, jirkkaan@seznam.cz, havranek.l@seznam.cz, ahydraulika@seznam.cz, snablova.slutex@wo.cz, jkerbl@seznam.cz, pavelkohout@volny.cz, reelton@reelton.com, sc@sc-control.cz, info@tecon.cz, info@wilhelm.cz, imb.tu@tiscali.cz, prodejna@arkatip.cz, loziskadk@loziskadk.eu, info@vsjgroup.com, autorohan@autorohan.cz, jkupka.podecely@centrum.cz, info@semathb.cz, vladimir.nasibulin@seznam.cz, info@skm-lit.cz, martinova@inzenyring.eu, info@mavel.cz, treepoint@treepoint.cz, r.drahokoupil@seznam.cz</text:p>
          </table:table-cell>
        </table:table-row>
        <table:table-row table:style-name="ro1">
          <table:table-cell office:value-type="string" calcext:value-type="string">
            <text:p>Telekomunikace</text:p>
          </table:table-cell>
          <table:table-cell/>
          <table:table-cell office:value-type="string" calcext:value-type="string">
            <text:p>radehc_kralove.s_k_neumanna@t-mobile.cz, info@oskarmobil.cz, info@sasoft.cz, adam.gottwald@mobileplanet.cz, shop@kryty.com, rovlservis@seznam.cz, roubal@roubal.cz, info@tomusiskoupit.cz, miroslav.solc.ez@volny.cz, eliatel@eliatel.cz, infoweb@rde.cz, cpa@cpa.cz, crmkom@crmkom.cz, elektro.truxa@worldonline.cz, mpmobil@mpmobil.cz, info@hlp-telekom.cz, administrativa@inoteska.cz, telcom@centrum.cz, dakmobil@dakmobil.cz, pce@euromobilcz.cz, josef.louzil@seznam.cz, pardubice@kiboon.cz, jilek@setronic.cz, pardubickyspojmont@seznam.cz, bagmovil@bagmovil.cz, ptmobil@centrum.cz, radiostanice@radiostanice.com, rconnect@rconnect.cz, obchod@rscom.cz, trademobil.lit@seznam.cz, ivo.tomas@c-box.cz, info@jabacom.cz, 3c@3c.cz, info@levio.cz, cdt@cdt.cz, info@vfpartner.cz, info@eurospoj.cz, info@jas.cz, martin.syrucek@mstel.cz, psodoma@sitel.cz, demand@o2bs.com, info@atmobil.cz, hradec@mobilmax.cz, hradec@mp.cz, akulda@centrum.cz, alistar@alistar.cz, rozdolskab@seznam.cz, bohousvacek@seznam.cz, info@hellou.xf.cz, mobiltuning01@email.cz, fletcher@fletcher.cz, jarek.aburaz@seznam.cz, poradcelk@email.cz, telefony@mobilnisvetsro.cz, chmelar.pavel@t-email.cz, info@pv-obchod.cz, partnerufon@seznam.cz, info@vikmobil.cz, info@mobiltel.cz, eltom@email.cz, jicin@urp.cz, ad.zd@seznam.cz, customercare@comgate.cz, info@communica.cz, info@fincomone.com, info@gts.cz, l.telecom@wo.cz, echotrade@seznam.cz, info@mobilni-telefony.biz, info@tely.cz, objednavky@cesky-mobil.cz, objednavky@levne-mobilni-telefony.cz, bradatom@mobilopravna.cz, kedronova@mobilplus.cz, info@trutel.cz, jicin@kiboon.cz, android.asistent@seznam.cz</text:p>
          </table:table-cell>
        </table:table-row>
        <table:table-row table:style-name="ro1">
          <table:table-cell office:value-type="string" calcext:value-type="string">
            <text:p>Textil</text:p>
          </table:table-cell>
          <table:table-cell/>
          <table:table-cell office:value-type="string" calcext:value-type="string">
            <text:p>platex@platex.cz, rabas@pvtnet.cz, batist@batist.cz, vamtex@vamtex.cz, export@grund.cz, callcentrum@veba.cz, info@arca-trade.cz, batis@tiscali.cz, info@rotexim.cz, siko.cecetka@iol.cz, sivak1@volny.cz, lirap@seznam.cz, dep.pavel@tiscali.cz, info@stuha.cz, pletex.kavalek@seznam.cz, tessitura@monticekia.cz, agrexim@agrexim.cz, info@elmertex.cz, info@emtex.cz, frolen@frolen.cz, info@nyklicekaspol.cz, p.chlumska@seznam.cz, davidek@davidek.cz, info@czechtex.cz, office@atron.cz, info@polytex-cz.cz, info@euronite.cz, paja@paja-linen.cz, p.chlumecky@seznam.cz, info@jeany.cz, lukock@wo.cz, veramoda@email.cz, sulc.france@mybox.cz, danos.hlusice@tiscali.cz, sonia@hotelove-odivani.cz, bohemia.knitwear@atlas.cz, grund.p@tiscali.cz, linia@linia.cz, milpex@milpex.cz, prodej@suc.cz, upavan@upavan.cz, m.vondracek@vsv.cz, rydval@dietfurt.cz, milerba@tiscali.cz, info@zks-miltex.cz, knitva@email.cz, tapo@volny.cz, sicistroje.vr@tiscali.cz, barton@barton-textil.cz, pecka@iol.cz, info@intex-vtd.com, info@clasic-cotton.cz, etex.horice@tiscali.cz, miroslav.holman@tiscali.cz, info@lalinea.cz, unicoms@volny.cz, danubia@proactive.cz, mileta@mileta.cz, sojisro@tiscalli.cz, ariseks@centrum.cz, info@elega.cz, nicol.horak@seznam.cz, info@leder-pellicce.cz, j.pazlar@volny.cz, josef.strnad@kozeluzna.cz, nobyko@nobyko.cz, lannen@primehide.com, provazy.voj@wo.cz, tolerantnimoda@seznam.cz, maja10@majark.cz, navis@navis.cz, tobiska@tobiska-rk.cz, sam.jaromer@seznam.cz, abaca@seznam.cz, sitieva@seznam.cz, krejcovstvi@trutnovsko.com, jamham@centrum.cz, uhrova18@seznam.cz, havlova4milena@seznam.cz, mirka.kracikova@seznam.cz, krejcovstvi.sarka.kovarova@seznam.cz, tomas.hamacek@veba.cz, krejcovstvivera@seznam.cz, daja.pv@wo.cz, emahrabakova@seznam.cz, jr.moda@worldonline.cz, sevcu.z@seznam.cz, tanaornstova@seznam.cz, odlova@seznam.cz, pipilotte@centrum.cz, ellie@wo.cz, ljl@quick.cz, K.Roman@email.cz, konecnaj.kl@seznam.cz, petr.novotny@belts.cz, bavlnkahk@gmail.com, marguarita.wz@seznam.cz, gamba@gambacz.com, vasinova@sintex.cz, tomanova.pa@seznam.cz, info@lasaxa.cz, hedva@hedva.cz, randa@randa-bystre.cz, perla@perla.cz, jaba@cmail.cz, vaclav.stancl@tiscali.cz, jaromir.pavek@incot.eu, miro@gloves.cz, info@lamido.cz, filo.krcmar@tiscali.cz, skrivanek@darren.cz, profesio@post.cz, karelnitka@centrum.cz, martinsockel@seznam.cz, aksana@aksana.cz, info@emgallery.cz, batex-zakova@volny.cz, vesna@vesna.cz, info@vysivani.biz, elba@pce.cz, intergrap.jk@tiscali.cz, lamia.pce@worldonline.cz, svobodapce@seznam.cz, yvonne-konig@email.cz, director@pepi.cz, coats@coats.cz, jiri.votroubek@lit.cz, sekretariat@spolsin.cz, info@intercolor-bv.cz, info@tex-art.cz, pletpo.uno@tiscali.cz, autocamp.info@orlicko.cz, vigona@vigona.cz, klubicka1@centrum.cz, info@lantea.cz, info@labellastrega.cz, obchod@arca-chrast.cz, vysivani@velebny.cz, jana.lukacova@pervin.cz, dovo@dovo.cz, susser.radim@iol.cz, info@topmen.cz, info@jarka.eu, saxum@saxum.cz, kontakt@textilhalle.cz, info@potahovelatky.cz, jaroslav.trla@seznam.cz, stancl.chocen@tiscali.cz, sanetta@centrum.cz, sepro@bezdrat.net, dohnal.ct@tiscali.cz, obchod@totalprotect.cz, silk@silkandprogress.cz, zavrel.noli@tiscali.cz, genesis@iol.cz, info@irenasimkova.cz, leona.d@centrum.cz, info@tveret.cz, michal.rohacek@worldonline.cz, bislido@seznam.cz, kozesiny.slezak@post.cz, cerna.milena@tiscali.cz, modet@orlicko.cz, alteco@kosile.net, info@pujcovnalaska.cz, pujcovna@ceskatrebova.cz, virgo-cz@seznam.cz, marc@marc.cz, schovanecjiri@seznam.cz, salonpopelka@seznam.cz, 2you@2you.cz, trispol@trispol.cz, kosso@kosso.cz, s.zeman@seznam.cz, bednar@hellas.cz, gabriela@pestra-moda.cz, texpema@texpema.cz, divize1@royan.cz, medvidkov@unet.cz, filc@email.cz, info@sportprint.cz, pohledy@email.cz, oujemila@seznam.cz, david.cizek@seznam.cz, uzlatejehly@seznam.cz, otex.skokanova@tiscali.cz, itej21@seznam.cz, polgarovi@seznam.cz, m.6akova@centrum.cz, info@ullsperger.cz, milenapluskalova@seznam.cz, modelaplus@atlas.cz, pavlina@misiznitka.cz, ilonapirnerova@seznam.cz, q.modni.atelier@centrum.cz, suchankovah@seznam.cz, j.rehurkova@seznam.cz, susrovasylva@centrum.cz, lorene-j@seznam.cz, maria.maya@seznam.cz, jamaica-tom@seznam.cz, info@termopradlo-devold.cz, jmenc@seznam.cz, brenek106@seznam.cz, sicistroje@mujmail.cz, obchod@dennyrose-pardubice.cz, obchudek.vcelka@seznam.cz, info@spodnipradlo-obleceni.cz, donatova@minibazar.cz, obchod@obchudekzprirody.cz, pardubice@klatt.cz, altex.cz@tiscali.cz, kosile@amjshop.cz, uo@argotsro.cz, aplussuper@volny.cz, ac-internet@retail-sc.com, info@cowthing.cz, info@esprit-stores.cz, info@broad-way.cz, info@gut.cz, info@torsolo.com, helenadol@seznam.cz, skodakova@volny.cz, ilona.bryk@seznam.cz, lust@volny.cz, v.peterka@tiscali.cz, ivonahnoupkova@seznam.cz, ga.jana@seznam.cz, moda1342@centrum.cz, jmbety@seznam.cz, kskmt@t-email.cz, info@luzkoviny.eu, linie@orlicko.cz, info@gangstastar.com, btbohac@email.cz, maxima-pce@volny.cz, pa55070-1@op-profashion.cz, servis.zakaznikum@orsay.de, info@viking-shop.cz, info@scanquilt.cz, infoterranova@tnet.cz, c.trebova@sam73.com, dekorater@dekorater.cz, info@texwork.cz, pruchovi@seznam.cz, eva.zemcakova@seznam.cz, firmalinda@centrum.cz, anna.sebestova@seznam.cz, beral@beral.cz, info@replaybluejeans.cz, stejskal.1@seznam.cz, smilingsun@smilingsun.cz, dima@privatemember.cz, estyle@estyle4u.eu, mamamoda@seznam.cz, kloboucnice@seznam.cz, info@vecicky.cz, kojeneckytextil@seznam.cz, kozesnicka@sendme.cz, info@hezkydarecek.cz, duchackovakozesiny@seznam.cz, info@velline.cz, werra@werra.cz, pletfit@pletfit.cz, info@ochtinsky.cz, bohacovamilena@seznam.cz, pavel.capsky@centrum.cz, petrzavoral@seznam.cz, senkima@senkima.cz, lion001@seznam.cz, pozler.tomas@volny.cz, nevesta@nevestanauteku.cz, info@exejeans.com, mila.cap@centrum.cz, gabrielakostelecka@seznam.cz, jeansmachine@seznam.cz, info@akashop.cz, pavla.klimesova@seznam.cz, kachna.kostymy@gmail.com, ja.kara@seznam.cz, novakova.zfp@seznam.cz, jindra.zouzelkova@seznam.cz, mil.kal@cmail.cz, info@umysaka.net, renata.edlmanova@lit.cz, vlcek.hk@seznam.cz, info@evanie.cz, info@pujcovani-satu.cz, info@e-pujcovnasatu.cz, nemcanska.jana@email.cz, svatba2m@seznam.cz, salon@saloncarmen.cz, adeli@adeli.cz, j.sediva@seznam.cz, m_ilona@seznam.cz, alisso@seznam.cz, i.lichtenbergova@seznam.cz, vysinskaeva@centrum.cz, irena.mejzlikova@seznam.cz, siciraj@seznam.cz, info@bohuslavprachar.cz, karelrenc@seznam.cz, musil.vratislav@centrum.cz, airdock@seznam.cz, info@inpeek.com, jana.javurkova@centrum.cz, obchod@pestra-moda.cz, jaro@firemnet.cz, info@collm.cz, m.kulich@seznam.cz, j.nechvilova@seznam.cz, jutapultar@seznam.cz, rolosro@seznam.cz, info@fortissimo.cz, emil.macejko@seznam.cz, vysivani.novakova@tiscali.cz, mares.ivm@seznam.cz, kachlikova.vysivky@seznam.cz, m.bolcekova@gmail.com, kapesnicky@hu.cz, info.mkvysivky@seznam.cz, kroje@tiscali.cz, info@thomas-obchod.cz, vithradecky@seznam.cz, info@outlet-fashion.cz, suchomelova.sarka@seznam.cz, obchod@papillons.cz, batexbroumov@mujbox.cz, vesna.stylle@seznam.cz, stolarova.studio@seznam.cz, firma.monika@tiscali.cz, m.dyntarova@email.cz, texprim@tiscali.cz, zitka@textil.com.cz, ela.dezen@email.cz, markova-iva@seznam.cz, info@actual-spinning.cz, uwondracku@seznam.cz, korenarova.marie@gmail.com, cepann@hamaka.eu, provaznictvi@trutnovsko.com, info@atelierjana.com, jarnaj@palaccentrum.cz, jos.kus@seznam.cz, josef.tryzna@seznam.cz, jiripaulu@seznam.cz, info@monastyl.cz, textilzajic@centrum.cz, petra.kamenik@seznam.cz, radek.s.72@seznam.cz, seal.broumov@worldonline.cz, walter.tex@seznam.cz, kozesiny@kozesiny.net, boco@boco-upice.cz, kohlickova1@seznam.cz, info@circuluswear.cz, josef.volf@genius.cz, nitka.opocno@seznam.cz, simona.senfeldrova@pletap.cz, kapenkina.sofie@atlas.cz, d.pleta@tiscali.cz, kosatko5@seznam.cz, info@salonivet.cz, hamapl@seznam.cz, stefkova.krajka@seznam.cz, l.spetlova@seznam.cz, info@martina-krajka.cz, verarokytenska@seznam.cz, zdena.vitova@volny.cz, info@sekacprodeti.cz, jana.rybnik@tiscali.cz, vpirka@seznam.cz, obchod@sekacek.eu, kastelmat@volny.cz, info@darre-nachod.cz, latky-novak@seznam.cz, hlavata.jc@seznam.cz, prodejna@latky-ima.cz, praktik.hk@seznam.cz, hrubonj@seznam.cz, jirizikes@email.cz, l.joch@seznam.cz, peroutka.gal@cbox.cz, jana@galanteriejicin.cz, jitka.kaizrova@centrum.cz, stolinmichal@seznam.cz, maria@grossman.cz, noskova.anna@post.cz, lentex@seznam.cz, info@byt-tex.cz, kala.kneslova@seznam.cz, samet.krejcova@seznam.cz, info@rouno.cz, hradec@miros.cz, info@neumanna.cz, latkylucie@seznam.cz, vera-jiraskova@seznam.cz, vidasov@matexgroup.cz, info@detske-artex.cz, info@atomrat.cz, info.kamila@seznam.cz, kacka@ackhostinne.com, prodejna.batole@seznam.cz, info@detske-obleceni-fantom.cz, babyboom.hk@seznam.cz, detskybazarek@email.cz, info@green-box.cz, info@divokybyk.cz, kozetex@seznam.cz, kozeluzna@wo.cz, info@distylelab.cz, alenajandourkova@centrum.cz, obchod@protehotenstvi.cz, tomina@tomina.cz, antex@na.czcom.cz, info@nadmerneodevy.cz, jaroslava.novakova1@gmail.com, mkrepelova@centrum.cz, mary.la@seznam.cz, info@kravaty-ties.cz, raminka.denika@seznam.cz, info@kabelkysnu.cz, info@damskamoda.cz, info@nties.cz, info@usaboutique.cz, alacran.antony@email.cz, info@boma.cz, jansa.drahoslav@quick.cz, carokrasnezbozi@seznam.cz, info@menada.cz, info@spodni-pradlo-tiara.cz, info@asaty.cz, topstyl@seznam.cz, evita@evitahk.cz, modistvihk@cmail.cz, salon.daniela@centrum.cz, modaprostejov@seznam.cz, info@sunsetsuits.cz, babymarge@seznam.cz, eliska.houzvickova@seznam.cz, objednavky@pradloberuska.cz, info@ceskepovleceni.eu, info@spodnipradlo.biz, alena.kadrmasova@seznam.cz, asijskamoda@gmail.com, loufkovam@seznam.cz, zasterylevne@email.cz, destruct@destruct.cz, bramborova@bramborova.cz, hajinky@hajinky.cz, obchodlk@seznam.cz, info@world-aulilia.cz, info@luxusni-moda.com, obchod@coolfashion.cz, obchudek-u-rozarky@email.cz, coccodrilloshop@seznam.cz, info@perfektnipradlo.cz, info@spodni-pradlo.in, info@puncochomanie.cz, karaskova.smaragd@seznam.cz, info@uzelvika.cz, lerin.group@seznam.cz, rosdan@volny.cz, hk@zasilkovna.cz, obchod@nathaly.cz, info@puncoska.cz, info@oliwer4you.cz, info@deluxejunior.cz, objednavky@peripetie.cz, detskysvetdisney@email.cz, info@kalhotky-podprsenky.cz, info@jk-plet.cz, obchod@cathy.cz, bytovytextil-fialova@centrum.cz, jitka@galajita.cz, info@patchwork-creative.cz, info@becoaquasport.cz, eroticke-sexypradlo@centrum.cz, info@megasecondhand.cz, obchod@outlet4kids.cz, info@odevydaniela.cz, modaasport@seznam.cz, info@tbaby.cz, info@e-elegance.cz, topmama@topmama.cz, info@jsem-sexy.com, info@ekonomat.cz, info@secondhand-fialka.cz, martina.sofkova@seznam.cz, info@maya-shop.cz, obchod@dobrounoc.com, karajanis@seznam.cz, info@avril-shop.cz, info@centrumobleceni.cz, trikaodslona@seznam.cz, info@iveronika.cz, valaskovajanule@seznam.cz, kohlicek.martin@seznam.cz, veronique@seznam.cz, info@patchwork-lada.cz, elbarevolution@volny.cz, jabatextil@seznam.cz, info@odevychrudim.cz, romanasichova@post.cz, info@intimis.cz, prosteodevy@seznam.cz, ars@maixner-ars.cz, obchod@vancuraasyn.cz, info@zaspas.cz, info@blazek.eu, hradec@xena.cz, info@do-pradla.cz</text:p>
          </table:table-cell>
        </table:table-row>
        <table:table-row table:style-name="ro1">
          <table:table-cell office:value-type="string" calcext:value-type="string">
            <text:p>Tisk</text:p>
          </table:table-cell>
          <table:table-cell/>
          <table:table-cell office:value-type="string" calcext:value-type="string">
            <text:p>redakce@orlickytydenik.cz, echo@novinyecho.cz, sekretariat@vychod.vlp.cz, ivan.machacek@tiscali.cz, tikal.petr@seznam.cz, broum.tisk@worldonline.cz, josef.legemza@volny.cz, tiskarnakk@tiscali.cz, redakce@trutnovsky-inzert.cz, posta@munovapaka.cz, kowalczukova@volny.cz, trios@trios.cz, pardubice@annonce.cz, faktapress@seznam.cz, inzerce@golempress.cz, tiskarna.crha@tiscali.cz, reklama@bags.cz, hope.print@tiscali.cz, kora.knihy@seznam.cz, pavelsmid@theo.cz, redakce.chrudimsky@denik.cz, pardubice@pravo.cz, cesketiskarny@cesketiskarny.cz, info@imprim.cz, peltan@orlicko.cz, studio@intercopy.cz, redakce@autosport-tuning.cz, centrumlamice@tiscali.cz, redakce@evropskevydavatelstvi.cz, s.latinakova@seznam.cz, hrg@hrg.cz, tiskarna.prosperita@iol.cz, profin.uo@tiscali.cz, ales.michek@shinsei-printing.cz, skokanapetr@seznam.cz, zdenek.dopita@seznam.cz, vk.print@tiscali.cz, info@print-shop.cz, info@tiskarnakovarik.cz, vipera@viperacz.eu, grafis.cr@tiscali.cz, kavarna@vime.cz, copy@bbshlinsko.cz, info@tiskarnavraji.cz, vesele.krizovky@seznam.cz, machula@plotter.cz, freshprint@volny.cz, Lsc@mtrebova-city.cz, orin@inzerceorin.cz, chytra.horakyne@centrum.cz, lojda.jan@seznam.cz, adolf.hejna@tiscali.cz, info@orlicke-hory.cz, erikacopy@tiscali.cz, jan.hromekova@tiscali.cz, tiskarna@dobruska.cz, lekatex@tiscali.cz, fttuma@vr.bon.cz, copyhradec@seznam.cz, lithos@lithosdtp.cz, tiskarna@tiskpoloncek.cz, objednavky@eurosetkolbe.cz, tisk.zidek@tiscali.cz, tiskarna.smola@centrum.cz, vaclav.kumprecht@worldonline.cz, vmpress@seznam.cz, elli@elli.cz, fo.si@tiscali.cz, tiskarna.kopretina@tiscali.cz, topprint@topprint.cz, novotny.servis@seznam.cz, p.jezek@centrum.cz, paradise@czmedia.eu, info@centurycz.com, skoda@pevnosti.cz, info@taitapublishers.cz, ekoenergie@agrotisk.cz, superinfotu@seznam.cz, distribuce@inspiracek.cz, noviny@noviny-trutnovsko.cz, farkas@japo-publishing.cz, pg.tisk@tiscali.cz, pavel-ja@seznam.cz, objednavky@insanesociety.net, paprsky@freenet.de, opus@medilek.net, ckhalo@seznam.cz, brahova@nakladatelstvi-brahova.cz, redakce@gyne.cz, vysivka@volny.cz, victoria@paveldobes.cz, nakladatelstvi@pavelmervart.cz, vhpress1@seznam.cz, bohadlo@jmc.cz, skolous@skolous.cz, helvich.multimedia@email.cz, n.simbra@email.cz, stondr@volny.cz, svitani.objednavky@centrum.cz, liskafox@iol.cz, radkova@progrestisk.cz, jicin@kna.cz, jezek@nakladatelstvijezek.cz, petr.iva@worldonline.cz, vizitka@seznam.cz, office@kba-grafitec.cz, ing.stepan@gmail.com, jana.hromkova@tiscali.cz, svitavsky@denik.cz, divize.pardubice@pns.cz, hradec@pravo.cz, pavel.kysilka@linuxsoft.cz, drescher@drescher.cz</text:p>
          </table:table-cell>
        </table:table-row>
        <table:table-row table:style-name="ro1">
          <table:table-cell office:value-type="string" calcext:value-type="string">
            <text:p>Ubytování</text:p>
          </table:table-cell>
          <table:table-cell/>
          <table:table-cell office:value-type="string" calcext:value-type="string">
            <text:p>lazne@belohrad.cz, zem@zem.cz, zbynek.stverka@tiscali.cz, hvltava@hotel-cz.com, hotel@hotelvysluni.cz, penzionverner@seznam.cz, info@pensiondita.cz, ubytovna@sport-jicin.cz, homole@sport-jicin.cz, hotel.splav@wo.cz, info@penzion-adriana.cz, bvb@cmail.cz, info@boromeum.cz, ceskyraj@hoteljicin.cz, info@hotelkunstat.cz, hotel@hotelokresnidum.cz, rydlo.m@tiscali.cz, kejklicek@hbnet.cz, chatavyhlidka@seznam.cz, kemprumcajs@centrum.cz, stcjh@upice.cz, kalhousova@draktheatre.cz, janacervinkova@post.cz, motex@volny.cz, info@penzionbelasek.cz, d.paslerova@tiscali.cz, lppec@volny.cz, honcu.j@seznam.cz, zslogo@specskola.cz, ddzskostelec@quick.cz, ubytovani@penzionwolf.cz, odbory@foma.cz, selskydvur@gmail.com, info@rj-kubat.cz, nahajecku@centrum.cz, zsstrz@zsstrz.cz, novotny.jc@seznam.cz, navyhlidce@cmail.cz, dvorackova.alena@seznam.cz, ales.vilam@volny.cz, rostislav.toman@email.cz, jkvas@iol.cz, ciladop@seznam.cz, adamek.k@tiscali.cz, maruska@petruzelka.cz, m.cohornova@centrum.cz, alexandra@policenadmetuji.cz, ubytovani.eliska@seznam.cz, valkema@seznam.cz, tomkundrt@tiscali.cz, zdenka@ingtours.cz, jana@janskelazne.cz, tendr@skidestne.cz, info@penzionkrkonose.cz, apartmanky@email.cz, janmichalek@nextra.sk, grizzly@svapoasyn.cz, zvonicka@zvonicka.cz, arrakis@tiscali.cz, kuprovka@ceskehory.cz, sytarova@volny.cz, cica1@tiscali.cz, dnosek@centrum.cz, lokalka.pec@volny.cz, hofis.jarda@seznam.cz, violka.matustik@centrum.cz, jbodlak@gastro-zoo.cz, chataseverka@seznam.cz, chatamoravenka@spindleruvmlyn.cz, nasjezdovce@seznam.cz, info@ubytovani-u-modrinu.cz, solafide@mbox.vol.cz, emcepec@seznam.cz, myska.radek@iol.cz, maslo.lanov@tiscali.cz, chatastoh@seznam.cz, info@pensionviktorka.cz, hruba.msbi@tiscali.cz, stanislav.pacholik@seznam.cz, mechurka@e-climb.cz, vlastazakoucky@volny.cz, ekonom@ezop.eu, pension_patricia@volny.cz, info@penzion-bartos.com, mil.jiri@volny.cz, jos.valek@seznam.cz, projekt@cbox.cz, karelkoula@volny.cz, pensionvera.spindl@centrum.cz, balcarova-lenka@volny.cz, musilovamilena@seznam.cz, kunstarovi@mybox.cz, unovotnych24@seznam.cz, lvt.bogan@seznam.cz, vapenka@cbox.cz, libereckabouda@volny.cz, bmpension@seznam.cz, SvobodovaMartina@seznam.cz, letenskabouda@seznam.cz, chataricky@seznam.cz, bile.labe@seznam.cz, info@dumadam.cz, milan.trcka@worldonline.cz, zelinskym@tiscali.cz, pensionuskoly@tiscali.cz, mikule.penzion@seznam.cz, robin.simek@seznam.cz, o.bittner@seznam.cz, hotelposta@centrum.cz, jarokf@seznam.cz, pension_rip@volny.cz, oliva@nextra.cz, enzian@seznam.cz, penzion@neratov.cz, pkobr@volny.cz, petrovabouda@volny.cz, sedlmajerova@proagro.as, buhbare@seznam.cz, info@studnice.cz, penzion.zacler@seznam.cz, ukopcu@seznam.cz, t.kocourek@volny.cz, chatabludicka@seznam.cz, uberanu@seznam.cz, jarosovan@seznam.cz, janovicky@nachodsko.cz, kukacciny.domky@seznam.cz, yetti.sport@tiscali.cz, dum@setkani.org, info@ukrizku.cz, casula@centrum.cz, chalupa_tuzin@razdva.cz, simakova@ekoherba.cz, janasedlackova@c-mail.cz, knap@email.cz, chatajan@centrum.cz, zdenekbenes@email.cz, EvaMervartova@seznam.cz, cernoch.st@atlas.cz, chatacepelka@seznam.cz, karlovachata@seznam.cz, milan.vlasak@centrum.cz, ziki.adr@seznam.cz, Petra.Bachurova@seznam.cz, skola@hshronov.cz, info@na-hotels.cz, hotel@mlazovice.cz, malinska.z@seznam.cz, martin.garni@centrum.cz, hotel@zlic.cz, jizapa@seznam.cz, havlova@hotelovydum.cz, levnadovolena@route.cz, jana@a-tom.cz, si.novakova@seznam.cz, sekretariat@stredniskola-novemesto.cz, dombai.stefan@seznam.cz, arno48@web.de, info@pernocto.cz, ubytovna@rdstav.cz, info@dvinex.cz, milan.bartos@ubytovanibartos.cz, info@frohde.cz, info@kvasiny-ubytovani.cz, penzion-orion@quick.cz, annapenzion@volny.cz, pension.terezie@seznam.cz, nahradku@gmail.com, pensiondana232@seznam.cz, info@pecpodsnezkou-penzion-aa.cz, sebkovah@volny.cz, villa.schatzlar@seznam.cz, www.pension.parnassia@seznam.cz, jan.berr@tiscali.cz, josef.simunek@himalaya800.com, pension.novotny@seznam.cz, unisport.paulu@quick.cz, pension.ok@seznam.cz, p.panorama-malaupa@seznam.cz, malytu@tiscali.cz, sklipek@sklipek.info, bedecs@worldonline.cz, janahavrankova@tiscali.cz, pension-machacek@janskelazne.cz, libra-tex@libra-tex.cz, penzion.lika@seznam.cz, slunicko@mujbox.cz, halenar@volny.cz, haklova@post.cz, chata.nova@worldonline.cz, pavlapruskova@centrum.cz, countryhill@tiscali.cz, penzionbarunka@seznam.cz, info@bedrichovka.cz, stepan.klar@quick.cz, bures.penzion@dragon.cz, lenka.mac@seznam.cz, pension.staraplan@seznam.cz, privatvanek@centrum.cz, vav.pavel@seznam.cz, zatisipension@seznam.cz, penzionmetuje@centrum.cz, verdau@seznam.cz, umodrinu@ubytovanivpeci.eu, chata@email.cz, marianska.vysina@atlas.cz, naradosti@centrum.cz, krivanek@spmlyn.com, svatyjakub@volny.cz, a.zemba@tiscali.cz, ivanaholubarova@post.cz, info@penzionpelikan.cz, pension-adamec@email.cz, alzbeta.vrublova@xerox.com, drivesm@volny.cz, jiri.spetla@volny.cz, penzion.adrspach@seznam.cz, info@krakonosovazahradka.cz, lesni.pramen@seznam.cz, jana.hubnerova@volny.cz, penzion@grulich.cz, jknapoje@quick.cz, nadesitce@centrum.cz, penzion.rozmarynka@seznam.cz, bohemia@postajicin.cz, vendulkasamkova@seznam.cz, vrchlabi.ap@seznam.cz, akvafarma@wo.cz, valina.chmelikova@seznam.cz, info@romantickepobyty.eu, letni.byt@email.cz, podhrad@seznam.cz, valesj@havex.cz, penzionkrejci@seznam.cz, info@penzionulabskeskaly.cz, postacka.ol@centrum.cz, holmanovi@email.cz, bolkovskydvur@seznam.cz, vyravskaz@seznam.cz, houbaxxl@hotmail.com, pavel.holz@quick.cz, denisadudova@seznam.cz, forbelskydobroslav@seznam.cz, dusanpericka@seznam.cz, vojtech.v@tiscali.cz, tichacek.filip@seznam.cz, fr.svorc@centrum.cz, obalyhk.zan@seznam.cz, janhejzlar@centrum.cz, jiri.ludvik@seznam.cz, tomas.franc@nktcables.cz, ubytovanijaromer@gmail.com, havlicek.ivo@seznam.cz, jaroslav.kucirek@seznam.cz, hory@praguemelody.com, tichot@seznam.cz, klust@tiskali.cz, statecek@centrum.cz, pavel.lahr@centrum.cz, bungalovy@centrum.cz, info@hotely.cz, info@wellnesshotely.eu, info@euroapartman.cz, gastro@krpa.cz, alkatravel@alkatravel.cz, cestybezbarier@centrum.cz, zea@zeaplus.cz, tonr@seznam.cz, vlastimil.seda@seznam.cz, info@lucyholiday.com, apartman@kypr-levna-dovolena.cz, info@spindleruv-mlyn.cz, info@spindl.info, kontakt@chata-direkt.cz, dramir@seznam.cz, info@boudahelena.cz, autocamp.friss@seznam.cz, marketa@penzion-cr.cz, marcela.kyselova@seznam.cz, slunecnice-ubytovani@seznam.cz, ubytovna@centrum.cz, solar.b@quick.cz, paukova@seznam.cz, penzion.sec@plynostav-holding.cz, somo.somo@seznam.cz, dm@szes-la.cz, blazkova@ubytovani-arnika.cz, penzion.zamberk@tiscali.cz, info@d-11.cz, bezvabox@seznam.cz, info@ddprelouc.cz, fastancl@seznam.cz, scalea@seznam.cz, cejkova.stana@seznam.cz, elementy@email.cz, EMAILvrzalovazdenka@tiscali.cz, skiklub.cenkovice@tiscali.cz, frydry24@seznam.cz, ales.lux@seznam.cz, anna.senkyrikova@seznam.cz, chatauorlice@seznam.cz, pension.nastatku@centrum.cz, biatlon@orlicko.cz, info@hotelprometheus.cz, namlyne@penzion.com, info@penzionskala.eu, ubytovani@apartmanypodvlekem.cz, jaruska.linhartova@seznam.cz, jiri.halouzka@worldonline.cz, hotel@lucky-vrch.cz, info@moravskykarlov.cz, info@poutnidum.cz, info@orlickehory-suchyvrch.cz, marceladaly@ema-incorp.com, info@hoteldalibor.cz, hotelpardubice@seznam.cz, recepce@zlatastika.cz, hotelsport-pce@seznam.cz, nafare50@seznam.cz, levneubytovani@email.cz, alpy@jirout.cz, helot.vyroba@seznam.cz, info@magvia.cz, info@ceskepetrovice.com, info@dolnimorava.cz, radek.podolsky@seznam.cz, info@myrubicon.cz, info@penzionkrcma.cz, marek.nagy@seznam.cz, zahory@centrum.cz, ubytovani@suchyvrch.cz, tbohm@seznam.cz, dobrouc@hetnet.nl, info@veselkapardubice.cz, ubytovna@rubyk.cz, b.maleckova@seznam.cz, ps.bouda@seznam.cz, ubytovnasofa@email.cz, info@ubytovna-opatovice.cz, ubytovna.prazan@centrum.cz, cigale_fourmi@hotmail.com, info@kimexph.cz, relaxclub.cr@volny.cz, losenicka@nasavrky.cz, obec@dolni-cermna.cz, oulukavice@orlicko.cz, ubytovnarychnov@tiscali.cz, info@pardubice-ubytovna.cz, ppps.dodo@seznam.cz, ubytovani@primaservice.cz, ubytovna@days.cz, ttcustino@seznam.cz, recepce.machova@hlinsko.cz, informacni.centrum@tiscali.cz, info@penzion-uctyrlistku.cz, ambrozie@email.cz, evatap@seznam.cz, hubert@unet.cz, uzamku@atlas.cz, pailova.bowling@c-box.cz, korecekj@seznam.cz, danabel@centrum.cz, info@hajenka.cz, info@penzionhluboka.cz, penzionnassen@tiscali.cz, svecenyp@seznam.cz, info@penzion-chrudimak.cz, nastarelekarne@seznam.cz, recepce@penzioneuro.eu, penzionunas@seznam.cz, info@penziontillerovavila.cz, centrum@ok-centrum.cz, penzion-arax@seznam.cz, frantisek.zamastil@seznam.cz, ppekac@seznam.cz, maly3667@seznam.cz, penziont@pardubicko.com, penzion2727@seznam.cz, info@stare-casy.cz, p.seligr@seznam.cz, unozu@seznam.cz, info@zonaubytovani.cz, vavancura@seznam.cz, info@penzionatrium.cz, penzionlipoltice@seznam.cz, info@penzion555.cz, penzion.rychta@seznam.cz, info@pension-petra.cz, agropension@seznam.cz, hospodanaranci@seznam.cz, helena.lopourova@centrum.cz, EMAILinfo@teleci27.eu, pension@podklasterem.cz, hostel@lit.cz, koop-cz@seznam.cz, litomysl@paseka.cz, penzion.lilie@lit.cz, restauraceulukase@seznam.cz, best@penzionbest.eu, penzionrousarova@seznam.cz, petr.zoch@seznam.cz, gustav.kraus@worldonline.cz, recepce@penzion-litomysl.cz, certovka.kotkova@seznam.cz, kontakt@pensionforche.cz, alter.chocen@seznam.cz, penzion-club@seznam.cz, bruna14@seznam.cz, pension.mikyskova@tiscali.cz, pospisil.pavel1@seznam.cz, penzion@nacervenempotoce.cz, info@penzionlansperk.cz, grotti@seznam.cz, hostinecunovotnu@seznam.cz, penzionbakara@seznam.cz, info@penzionvila.cz, cofa2@email.cz, pension@jamne.eu, penzion@penzionhermanice.com, stradoun@ckkalousek.cz, info@penzionpodvlekem.cz, m-stoklasa@seznam.cz, info@penzionjakub.cz, ubytovanibor@atlas.cz, christenova@penzion-horal.cz, uchocen@seznam.cz, holecek.majak@seznam.cz, podzimkova@razdva.cz, pavel.hap@centrum.cz, polosport@c-box.cz, info@thermalbesenova.cz, lkmk@lkmk.com, otmarka@otmarka.cz, koudelka.miroslav@tiscali.cz, svatyjan@quick.cz, miloslav.dusek@podslamnikem.cz, hc10@seznam.cz, apartma@uparku.cz, jpetrova@seznam.cz, dusekkovox@seznam.cz, irca257@centrum.cz, jmacan@quick.cz, jirdolecek@seznam.cz, ubytovani@jrv.cz, r.boruvkova@seznam.cz, j.bohunek@seznam.cz, bor94@seznam.cz, info@kone-melice.eu, robca.moravec@centrum.cz, petr.hraban@seznam.cz, simonamachackova@centrum.cz, info@penziondolnimorava.cz, j.karsky@tiscali.cz, melsaj@seznam.cz, vodickakarel@centrum.cz, duskova.lenka@atlas.cz, kristenf@seznam.cz, u.ruzi@seznam.cz, bumbalka@penzion.com, rasbek.kapusta@seznam.cz, info@penzion-rot.cz, zaloudkovi@atlas.cz, penzion@hurka.cz, betlem@orlicko.cz, chalupanastrani@seznam.cz, hory@uolinky.info, kotyzovaalena@seznam.cz, suryn@mybox.cz, penzion@kolocava.wz.cz, jasansky@jasansky.cz, info@penzionpotstejn.cz, penzionvermon@gmail.com, hendrych@kaple.cz, info@hotel.cz, ubytovnastrazna@volny.cz, info@ubytovaniklima.cz, hrbacekjosef@seznam.cz, info@galeriekuks.cz, info@ubytovani-belohrad.cz, frigohk@seznam.cz, info@zlata-podkova.cz, info@1chirurgie.cz, blazek.petr@mujmail.cz, selskydvur@adrspach.cz, UbytovaniUMedveda@seznam.cz, podkastanem@volny.cz, hotelbukovina@email.cz, recepce@glhotel.cz, sekoprojekt@sekoprojekt.cz, info@sokolihnizdo.cz, mil.sobr@seznam.cz, info@apartmanliska.cz, ubytovani.np@seznam.cz, josefhurka@seznam.cz, chata.eliska@email.cz, recepce@spahotelhorec.cz, sklepy@penzion-novopackesklepy.cz</text:p>
          </table:table-cell>
        </table:table-row>
        <table:table-row table:style-name="ro1">
          <table:table-cell office:value-type="string" calcext:value-type="string">
            <text:p>Vzdělání, školy</text:p>
          </table:table-cell>
          <table:table-cell/>
          <table:table-cell office:value-type="string" calcext:value-type="string">
            <text:p>info@msbusiness.cz, jirka.pinkas@seznam.cz, albia.hk@seznam.cz, jazykovkahk@seznam.cz, englishtime@englishtime.cz, kobik@labyrint-trutnov.cz, kancelar@psjg-hk.cz, cizijazyky@cizijazyky.info, sposka@centrum.cz, mikova@voshk.cz, neumannova@gymhost.cz, issnp@issnp.cz, info@florist.cz, sekretariat@soavoshk.cz, sls@slstrutnov.cz, sostreb@volny.cz, spse@dobruska.cz, spshk@spshk.cz, spsnome@spsnome.cz, skola@spstrutnov.cz, skola@spshronov.cz, spst@spstvp.cz, studium@uhk.cz, zastupce@sosnb.cz, posta@vos-sps-jicin.cz, vos@szes-horice.cz, skola@vosrk.cz, nona@braillnet.cz, info@ssakhk.cz, sekretariat@stredniskola-novemesto.cz, ajak@jicinet.cz, cvkhk@cvkhk.cz, sanca.karel@quick.cz, studentfirm@centrum.cz, info@yellow-point.cz, hradec@basic.cz, prekoshk@volny.cz, hronek@faf.cuni.cz, hana.pekarkova@domacipecehk.cz, belobradek.jan@tiscali.cz, info.hk@ceskapreventivni.cz, mat.skolahusitska@seznam.cz, belohradskams@seznam.cz, kancelar@zscernilov.cz, zs.cermna@iol.cz, ms.ch@seznam.cz, ms.bacetin@seznam.cz, msbartos@tiscali.cz, msberuska@tiscali.cz, msborohradek@tiscali.cz, skola@borovnice.cz, ms6broumov@tiscali.cz, seidlova@zsck.cz, svorcikova@zsck.cz, zs.ck.olesnice@tiscali.cz, ms.cibuz@seznam.cz, marie.dudkova@tiscali.cz, msdrtinova@mkinet.cz, mskrasnohorske@mkinet.cz, m.s.hermankovice@seznam.cz, ms.holohlavy@seznam.cz, b.civinova@seznam.cz, ms.hrad@tiscali.cz, mshusova@horice.org, mskolka@kthostinne.cz, mskampanova@volny.cz, vekose.ms@volny.cz, msmhorakove@seznam.cz, helena.sestaubrova@tiscali.cz, ms.luzicka@seznam.cz, mscajkovskeho@volny.cz, skolka@sion.cz, zs@sion.cz, ms.stefcova@quick.cz, zsstefcova@zsstefcova.cz, skola@zsjirasek.cz, ms.brezhrad@centrum.cz, zskukleny@zskukleny.cz, msplacice@msplacice.cz, j.bimova@tiscali.cz, zsnhk@zsnovyhk.cz, msbiricka@seznam.cz, reditelna@zs-sdvory.cz, sdskolka@seznam.cz, msprumyslova@seznam.cz, kicmerova@zstnhk.cz, info@msklicekhk.cz, ms.stefanikova@volny.cz, skolka.kamarad@seznam.cz, ms.pohadka@mandyska.cz, skola@mandyska.cz, skola@zsplotiste.cz, ms.hronov@tiscali.cz, msvelkydrevic@seznam.cz, matskola.jak@tiscali.cz, ms.komenskeho@dobruska.cz, ms.jaro@tiscali.cz, skolka.javornice@seznam.cz, msjenikovice@seznam.cz, posta@2ms.jicin.cz, vitvarova@msjsk.jicin.cz, jinolice.skolka@seznam.cz, ms.jivka@seznam.cz, matdraha@email.cz, ms.konecchlumi@seznam.cz, mskrupkova@seznam.cz, msmanesova@seznam.cz, mskramolna@tiscali.cz, msbnrk@tiscali.cz, mskola.cb@tiscali.cz, skolka.liberk@seznam.cz, ivapichova@seznam.cz, ms.libosovice@seznam.cz, reditelka@msmaj.jicin.cz, mstyniste.mesto@seznam.cz, ms.miliceves@tiscali.cz, materskaskola.m@seznam.cz, msnahabru@horice.org, ms.komenskeho@razdva.cz, ms-alsova@seznam.cz, ms.plhov@tiscali.cz, ms.myslbekova@tiscali.cz, ms.vacurova@tiscali.cz, ms.vitkova@tiscali.cz, nepolisy_ms@volny.cz, ms.brezinova@tiscali.cz, msfrantisek@msfrantisek.cz, msrasinova@seznam.cz, ms.palackeho@tiscali.cz, materskaskola@novy-hradek.cz, ms.ohnistany@centrum.cz, skolka.opocno@centrum.cz, ms.ostromer@cbox.cz, obecostruzno@seznam.cz, mspodlipou@horice.org, materska_skola@obecpohori.cz, msprosecne@seznam.cz, r.hlubuckova@seznam.cz, msradost@mkinet.cz, ms.rohenice@tiscali.cz, reditel.ms@rokytnice.cz, msroudnice@seznam.cz, ms.rtyne@seznam.cz, skolkarychnovek@seznam.cz, skuhrovms@tiscali.cz, msslatina@seznam.cz, mssloupno@seznam.cz, skolka.slunicko@tiscali.cz, ms.slunicko@centrum.cz, sms.trutnov@volny.cz, zvs.hk@tiscali.cz, pavel.svoboda@specialnihk.cz, mat.skola.stara.paka@seznam.cz, ivetaortova@seznam.cz, ms.stezery@bluetone.cz, skolkastracov@seznam.cz, d.kultova@seznam.cz, ms.techlovice@seznam.cz, kiskova@trutnov.cz, ms.tresovice@seznam.cz, materskaskolaupice@tiscali.cz, ms.uzamku@tiscali.cz, ms.val@val.cz, ms.valdice@quick.cz, ms.velichovky@cmail.cz, ms.vetrov@c-box.cz, msvolanice@seznam.cz, msjiraskova.vrchlabi@seznam.cz, komenskeho.ms@tiscali.cz, msvrchlabi.labska@seznam.cz, ms.letna@tiscali.cz, msvysoka@email.cz, ms.zacler@volny.cz, ms.zacler@seznam.cz, skolka@zdarnadmetuji.cz, mszlunice@centrum.cz, neslhk.hk@worldonline.cz, zdarkova.spc.hk@worldonline.cz, zs.ace@o2active.cz, kaprev@seznam.cz, zs.bernartice@quick.cz, info@zsbt.cz, skolabilyujezd@seznam.cz, msboharyne@email.cz, info@zsboharyne.cz, zs@bolehost.cz, skola.bu@tiscali.cz, skola@zscerekvice.org, mscastolovice@tyhan.cz, skola@zs-castolovice.cz, cerncice@zakladniskola.info, mscernozice@seznam.cz, zscernozice@seznam.cz, zs.cernydul@centrum.cz, zs.ceska_cermna@tiscali.cz, horska.h@seznam.cz, info@zsdestne.cz, zsde@seznam.cz, hudkova@zsdobravoda.cz, zs.dolany@gmail.com, zs.dolnibranna@seznam.cz, zsdolnikalna@seznam.cz, zs.d.lanov@atlas.cz, skolka.d.olesnice@seznam, zsdolniolesnice@tiscali.cz, zs.doudleby@tiscali.cz, zsdoudlebyno@tiscali.cz, zs.dubenec@worldonline.cz, zs.osice@seznam.cz, malikova.ms.hajnice@seznam.cz, zs.hajnice@quick.cz, zs.havlovice@volny.cz, zs.hlusice@tiscali.cz, zs.hornikalna@seznam.cz, skola@zshornimarsov.cz, skolahoricky@seznam.cz, skola@zshorakhk.cz, mskyjovska@volny.cz, ms.montessori@seznam.cz, info@zsuprkova.cz, zshronov@volny.cz, zschleny@centrum.cz, zuzana.slezakova@zs.chodovice.cz, info@zsmschomutice.cz, zs.chotevice@quick.cz, ms.choustnikovohradiste@seznam.cz, zschvalec@centrum.cz, skolka@chvalovice.cz, skola@chvalkovice.cz, jitka.saf@seznam.cz, zs.vlcice@hi-net.cz, info@zsjasenna.cz, zsjetrichov@seznam.cz, msjc.17listopadu@seznam.cz, skola@1zs.mujicin.cz, spec.skola.nachod@worldonline.cz, skolkakocbere@seznam.cz, zskocbere@iol.cz, ms@zskopidlno.cz, zskopidlno@zskopidlno.cz, zs.kratonohy@post.cz, zskuncicenl@seznam.cz, zslanov@iol.cz, ms.lhotapodlibcany@seznam.cz, zslhotapodlibcany@seznam.cz, ms.libcany@seznam.cz, skola@zslibcany.cz, skola.licno@centrum.cz, zslipa@tiscali.cz, zslovcice@seznam.cz, zslukavice@tiscali.cz, zs.luzany@email.cz, zs.machov@worldonline.cz, zsmalaupa@centrum.cz, vcelisova.m@skolamartinkovice.cz, blahova.n@skolamartinkovice.cz, hynek.hradecky@seznam.cz, zsbuky@zsbuky.cz, skolkamostek@seznam.cz, zs.mostek@cbox.cz, ms.nemojov@seznam.cz, zs.nemojov@seznam.cz, skolamzany@goto.cz, zspolice@zspolice.cz, zs.nahorany@tiscali.cz, skola.nechanice@tiscali.cz, zakladniskola@olesnice.net, zs.pecka@seznam.cz, zspecps@seznam.cz, zspecin@ttnet.cz, mspilnikov@tiscali.cz, zs.pilnikov@worldonline.cz, zsvojice@seznam.cz, mopsfido@tiscali.cz, novak.skola@centrum.cz, libuse.jezkova@seznam.cz, prointepo@prointepo.org, provodov@zakladniskola.info, pohlova.eva@tiscali.cz, skolkap@seznam.cz, zs@pnl.cz, msprepychy@seznam.cz, skola@prepychy.cz, zsradim@seznam.cz, zsradvanice@seznam.cz, zs.rasosky@seznam.cz, zsrudnik@tiscali.cz, zsrybna@tiscali.cz, oubrechtovaa@seznam.cz, zsskrivany@zsskrivany.cz, skola.smidary@seznam.cz, skolka@zsstarkov.cz, zs@zsstarkov.cz, m.tusicova@seznam.cz, skola.studnice@tiscali.cz, skola@suchydul.cz, ms.svoboda@tiscali.cz, skola@zssvoboda.eu, zs.synkov.slemeno.vinopalova@seznam.cz, materska.s@seznam.cz, zsspindl@zsspindl.cz, ms@teplicenm.com, zs.teplice@tiscali.cz, velkajesenice@zakladniskola.info, zsvelkesvatonovice@quick.cz, skola@velkytrebesov.cz, zsvernerovice@centrum.cz, zs.vidochov@centrum.cz, ms.vitezna@dvur.cz, zs.vitezna@tiscali.cz, zsvoderady@iol.cz, zshorskavrchlabi@seznam.cz, hospodarka@zsvsestary.cz, fikejz@zsvsestary.cz, zs.vysoke.veseli@iol.cz, jindra.mullerova@centrum.cz, zs.zdarky@tis­cali.cz, info@zsmiletin.cz, slunicko.ms@tiscali.cz, masarykova.zs@seznam.cz, svatava.cerna@pszs.cz, speczaklskola.ck@tiscali.cz, skola@speczstrutnov.cz, chaloupska.t@nemtru.cz, zvs.kulhankova@centrum.cz, zs_lhoty_u_potstejna@seznam.cz, trivium@trivium.cz, info@zusmelodie.cz, info@zus-vrchlabi.cz, zs5kvdk@cbox.cz, skola@bezrucka.cz, zvs.vrchlabi@worldonline.cz, info@zs-dk.cz, info@zsrtyne.cz, info@zsbp.cz, krelinova.eva@centrum.cz, zs-bohuslavice@post.cz, zsbn@zsbn.cz, blahovkaupice@volny.cz, info@zshrbroumov.cz, zs.ck.lhota@tiscali.cz, sekretariat@zscs.cz, zsdobre@dobruska.cz, zsopocenska@dkanet.cz, zakladni_skola@obecpohori.cz, skola@hshronov.cz, info@ssis.cz, zsred@dobruska.cz, jan.sommer@seznam.cz, zs.dohalice@seznam.cz, skola.dr@worldonline.cz, skola@zsostromer.cz, zsnam@eltec.cz, rhubackova@centrum.cz, jesle.orlicka@mmhk.cz., jesle.andelova@seznam.cz, reditel@komenskeho.horice.org, zsvhostinne@volny.cz, skola@zssnp.cz, podalova@zsjih.cz, zsvelkydrevic@centrum.cz, josefovska.zs@tiscali.cz, zsostrov@zsostrov.cz, zsjavornice@seznam.cz, zs.jerice@seznam.cz, msjerice@quick.cz, hornikova.blanka@centrum.cz, zs.jicineves@email.cz, skola@2zsjc.cz, skola@3zs.jicin.cz, skola@4zs.mujicin.cz, zskkho@seznam.cz, zs.kosicky@post.cz, skola@zskptjarose.cz, skola.kvasiny@seznam.cz, jirasko@zslb.cz, zs.libun@seznam.cz, info@zsms.cz, srottovazsbroumov@seznam.cz, zs.mezimesti@cmail.cz, materskaskolaviznov@tiscali.cz, skolkamezimesti@seznam.cz, info@zsmozaika.info, podatelna@archivzamrsk.cz, hvajdova@ratolest.eu, informacni.centrum@tiscali.cz, ou.chroustovice@iol.cz, neruda@camarion.cz, info@aheadagency.cz, skola@sos-sou.chrudim.cz, pardubice@mipecom.cz, jirina.pyramida@atlas.cz, info@restgo.cz, svitani@svitani.cz, obchak@chrudim.cz, emergency@pardubice.cz, slavik@sspo.cz, m.posepny@ktuo.cz, 2ms@litomysl.cz, zvlastni.skola@unet.cz, specialni.skola@svitavy.cz, obec.jarosov@tiscali.cz, ou.morasice@worldonline.cz, osik@lit.cz, vospspgs@vospspgs.cz, vos.sost@sost.lit.cz, szas.litomysl@lit.cz, ms.vetrna@svitavy.cz, ms.specialni@svitavy.cz, ms.prazska@svitavy.cz, ms.majerove@svitavy.cz, skolka.bela@quick.cz, ms.brezova@tiscali.cz, skola.hradecns@tiscali.cz, info@msmorchrastova.cz, msradimer@centrum.cz, zslacnov@svitavy.cz, zsvendoli@centrum.cz, zss.bystre@atlas.cz, zsdamn@inlan.cz, zstateni@inlan.cz, skolka.knapovec@tiscali.cz, spec@mtrebova-city.cz, gymozart@gymozart.cz, gyholi@gyholi.cz, gyprel@supce.cz, sekretariat@spspot.cz, spsch@spsch.cz, spse@spse.cz, skola@educapardubice.cz, rehorova@szs.pardubice.cz, zvskla@volny.cz, skola@zs.jablonneno.cz, gymnazium.policka@unet.cz, gymmt@gmt.cz, info@bouzkova.eu, honza.ptacek@razdva.cz, hotelovaskola@chrudim.cz, vysokemyto@jazyky-lira.eu, zvlskola.prelouc@tiscali.cz, zskom@holice.cz, zs.mn@volny.cz, pce.waldorf@wo.cz, zakladni.skola@zssvit.pardubice.indos.cz, szs@chrudim.cz, pardubice@skolagulliver.com, zszdarec@iol.cz, hajkovalenka@tiscali.cz, msdasice@volny.cz, materska.skola@cepi.cz, martin.mikan@gwf.cz, zs.zachlumi@seznam.cz, zs.mladkov@email.cz, msudvora@tiscali.cz, ms.tauslova@ms.letohrad.cz, ms.kamenicna@tiscali.cz, materskaskola@dlouhonovice.cz, zsc.voda@worldonline.cz, ms-slunecni@seznam.cz, mskoralek@tiscali.cz, mskolka@volny.cz, mszmpce@seznam.cz, ms@msnatrisle.cz, ms-mladych@gmx.net, zs.mikulovice@volny.cz, ms@kekamenci.cz, msmotylek@seznam.cz, msslunicko@tiscali.cz, eva.kubinova@seznam.cz, msbenesovo.pce@volny.cz, mskonicek@volny.cz, ms_duha@centrum.cz, mspolabinyIII@quick.cz, msohrazenice@volny.cz, ms.srdicko@tiscali.cz, mseko@tiscali.cz, dolany-ms@seznam.cz, msmoravany@centrum.cz, v.nalezinkova@email.cz, skolka@lazne.bohdanec.cz, ms.kojice@volny.cz, skolka.choltice@cbox.cz, ms.hornijeleni@tiscali.cz, ms.staroholicka@volny.cz, mshol@volny.cz, zsostretin@pce.cz, radka.diviskova@zszichlinek.cz, obec@chojenec.cz, zs.lukova@seznam.cz, zssop@uno.czn.cz, zstrebovska.uo@wo.cz, zs.bcapuo@tiscali.cz, ms-pastelka@volny.cz, zstreb@inlan.cz, ms.drazkovice@centrum.cz, mszdechovice@quick.cz, ms_vykleky@email.cz, dana.sklenarova@zs.srch.indos.cz, ms-raby@volny.cz, ms.sezemice@tiscali.cz, ms.rybitvi@volny.cz, ms.zafontanou@mestoprelouc.cz, ms.kladenska@iol.cz, ms.brehy@prelouc.cz, mswintrova@ipnet.cz, zs.morasice@seznam.cz, ilona.novakova@zs01.novehrady.indos.cz, zus.chrudim@tiscali.cz, broz@zsmalika.cz, loukota@zsskolninamesti.cz, zs@sladcr.cz, zszajecice@centrum.cz, zsvejvanovice@seznam.cz, zstunech@quick.cz, zskola@tremosnice.cz, zsslatinany@centrum.cz, zs.sec@tiscali.cz, skola.repniky@seznam.cz, skola@skola-rosice.net, zsronov@iol.cz, skola@zsrablhota.cz, zs.prachovice@worldoline.cz, zsorel@seznam.cz, zs.luze@tiscali.cz, zslukavice@seznam.cz, zschroustovice@centrum.cz, ivana.mrazkova@zs.chrastuch.indos.cz, zsht@centrum.cz, zaklskol@mesto-hm.cz, zsbojanov@seznam.cz, jaroslav.prodelal@zs.vcelakov.indos.cz, zs.trhovakamenice@seznam.cz, zs.smetanovask@tiscali.cz, skola@zskomenskeho-skutec.cz, zsprosetin@tiscali.cz, prosec.skola@unet.cz, brdickova@email.cz, zs.miretice@seznam.cz, zs_krouna@xaz.cz, reditelsvi.skoly@zs.kamenicky.indos.cz, zshornibradlo@seznam.cz, skola@holetin.cz, skola@zssmetanova.cz, zsresslovahlinsko@seznam.cz, zs@zslezaku.cz, crzemsk@szes.chrudim.cz, podatelna@mestochrast.cz, mekn-kraliky@zamberk.alberon.cz, knihovnajab@zamberk.alberon.cz, scr@skola-cest-ruch.cz, hotelovka@lhspardubice.cz, info@zusuo.cz, gymuo@gymuo.cz, skola@sos-chocen.cz, info@zsjres.cz, zs.ben@tiscali.cz, zsspor@supce.cz, skola@byst.cz, skola@stankova-zspce.cz, skola@zs-pardubicky.cz, zsstud@supce.cz, zspol3@supce.cz, zsdubi@drtnet.cz, zsbrve@supce.cz, zus.pce@tiscali.cz, zsom@prl.czn.cz, info@zus-prelouc.cz, info@skolazdechovice.cz, jana.skolnikova@zs.vapno.indos.cz, novotna.vera@centrum.cz, tomas.zemanek@zs.recanynadlabem.indos.cz, martin.vojta@zs.rohb.indos.cz, zschvaletice@cmail.cz, zs.choltice@volny.cz, zs.stefanikova@seznam.cz, zslboh@centrum.cz, zsdasice@zsdasice.cz, info@skolaceperka.cz, zszavm@supce.cz, skola@obec-moravany.cz, zs.opatovice@tiscali.cz, zs.stzdanice@worldonline.cz, zsseze@supce.cz, info@zsrybitvi.cz, sps@isss.myto.cz, isstvm@vm.czcom.cz, info@szes-la.cz, vda@vda.cz, sosu@sosuct.cz, zamek@zamek.zamberk.cz, knihovna@knihovna-uo.cz, posta@knihovna-cr.cz, knihovna@ceska-trebova.cz, zsjehnedi@wo.cz, skolka@mesto-brandys.cz, jirina.kosova@hornitresnovec.cz, zs.d.tresnovec@quick.cz, zslado@lanskroun.cz, reditel@zsbs.cz, zsorlicky@tiscali.cz, zsricky@quick.cz, zsnemcice@tiscali.cz, zsnekor@orlicko.cz, zslisnic@tyhan.cz, zslichkov@orlicko.cz, lenka.kreuselova@zstechonin.cz, skola.sruby@unet.cz, zs.sloupnice@worldonline.cz, info@zsrudoltice.cz, zs.retova@tiscali.cz, zspisec@orlice.cz, info@zs-jiraskova.cz, zsvmjav@vmt.czn.cz, zs.vypr@email.cz, skola@vraclav.cz, zsvermerovice@lanskroun.cz, zs.uoker@worldonline.cz, zskome.uo@uokome.cz, zszamrsk@tiscali.cz, skola@dobrikov.cz, zs@zs.zamberk.cz, zszachlum@zamberk.alberon.cz, zs28rijna@orlicko.cz, info@gymla.cz, zusla@zusla.cz, slavik@zs-habrmanova.cz, reditel@zsdobrouc.cz, ms.sopotnice@tiscali.cz, info@spslan.cz, gyzamb@gyzamb.cz, gymnkral@zamberk.alberon.cz, zspkraliky@zspkraliky.cz, zs@dolni-cermna.cz, zsdlouha@dlouhatrebova.cz, zs@cotkytle.cz, reditelna@zschocen.cz, zs@skorenice.cz, skola@zschocho.cz, skola@ceskehermanice.cz, szsuo@szsuo.cz, skola@gymnct.cz, msheranova@tiscali.cz, mslukova@lanskrounsko.cz, mskola.petrovice@tiscali.cz, mszizkova@inlan.cz, mswolkerova@inlan.cz, msvancurova@inlan.cz, msvysluni@inlan.cz, hc.ms@tiscali.cz, MS.Dolni-Cermna@tiscali.cz, lsg@lsg.cz, veprekova.vera@tiscali.cz, ms.chocen@seznam.cz, ms.stromovka@tiscali.cz, ms.vostelcice@seznam.cz, mskamaradi@email.cz, ms.slunecna@tiscali.cz, zus.chocen@worldonline.cz, reditelka@zusmyto.cz, zsparnik@seznam.cz, zs.lazne@seznam.cz, ms.sokolska@tiscali.cz, msnerudova@seznam.cz, zszalsi@seznam.cz, mszamrsk@seznam.cz, zs-lknir@vmt.czn.cz, reditel@gvmyto.cz, zsbystr@tyhan.cz, skola@zsnadrazni.cz, zs.rybnik@worldonline.cz, zsjir@inlan.cz, komenskeho@zsletohrad.cz, zsudvora@orlicko.cz, zs.hnatni@worldonline.cz, zshorcer@centrum.cz, zshornihermanice@seznam.cz, zs.klasterecno@seznam.cz, zskunvald@atlas.cz, elestr@elestr.cz, skola@souzchvaletice.cz, oa@oapce.cz, sspst@sspst-chrudim.cz, hejduk.sy@o2active.cz, domov@holice.cz, ddmsp.vaskova@ktuo.cz, reditelstvi@konzervatorpardubice.cz, souply@volny.cz, jazyky.europe@volny.cz, info@zuspardubice.cz, info@issmt.cz, info@souobchpolicka.cz, glit@glit.cz, soutec@sout-prelouc.cz, info@souz-kladruby.cz, souo.kraliky@orlicko.cz, skola@soupolicka.cz, info@gy.svitavy.cz, gypced@supce.cz, pardubice@basic.cz, ddm.alfa@ok.cz, ddmstolb@iol.cz, ddm-usti@seznam.cz, knihovna@litomysl.cz, knihovna@booksy.cz, knihovna@mkmt.cz, knihovna@brezova.cz, info@vzdelavani-kurzy.cz, unit@unit.cz, wiesnerova@larra.cz, comenia@comenia.cz, saho@seznam.cz, mjc@mjc.cz, logos@jazyky-logos.com, skola@delta-skola.cz, pardubice@lite.cz, ddm@litomysl.cz, r.muller@vhos.cz, afp@afpardubice.com, info@descart.cz, sunnyschool@seznam.cz, stepanek@koucinkakademie.cz, pardubice@skrivanek.cz, salvea.pce@volny.cz, zofie.dvorak@tiscali.cz, animo@zamberk.cz, knihovna@lazne.bohdanec.cz, knihovna@uo.hospital.cz, siruckovam@olujevicko.cz, svi.knihovna@nemocnice-pardubice.cz, knihovna@mesto-brandys.cz, knihovna@mestochrast.cz, knihovna@chvaletice.cz, knihovna@jevicko.net, mkn@ow.cz, knihovna.luze@worldonline.cz, info@knihovna.policka.org, knihovna.prelouc@tiscali.cz, knihovna@ronovnd.cz, knihovna@sezemice.cz, info@knihovna-skutec.cz, knihovna@tremosnice.cz, knihovna.bystre@bystre.cz, knihovnazbk@orlicko.cz, knihovna@dolniujezd.cz, knihovna.sebranice@lit.cz, knih.dasice@volny.cz, obec@hnatnice.cz, knihovna.hornijeleni@raz-dva.cz, knihovna.moravany@raz-dva.cz, cechovaO@seznam.cz, info@peralec.cz, knihovna@rohovladovabela.cz, rozhrani@iol.cz, knihovna.recany@tiscali.cz, richtr.jiri@seznam.cz, ou@tatenice.cz, podatelna@techonin.cz, ou.trusnov@worldonline.cz, ch.knihovna@quick.cz, knihovna.voderady@tiscali.cz, nemeckova@plynostav-holding.cz, knihovna@upce.cz, faltusv@orlicko.cz, aerotraining@centrum.cz, info@eduvision.cz, blanka@holmes-english.cz, webmaster@upce.cz, skst.lan@wo.cz, vosps@pce.cz, info@agys.cz, poradna@pestalozzi.cz, pardubice@ccvpardubice.cz, yvona@zdarsky.org, tvoritsizivot@seznam.cz, info@prostar-sro.cz, info@s-l-c.eu, atrend@a-trend.cz, pardubice@par.success.cz, info@crm-business.cz, jd@czpm.eu, jiri.krepelka@futurum-vzdelavani.cz, amos.chrudim@iol.cz, ajak.hb@seznam.cz, skart.pes@svi.cz, info@komercni-spisovna.cz, jan.fruhbauer@worldonline.cz, info@etpardubice.cz, zampova.ivana@seznam.cz, sekretariat@sou-jaromer.cz, sarka.hermanova@teamprevent.com, info@agenturaarte.cz, zuzana@aheadagency.cz, jitkageislerova@email.cz, setpus@seznam.cz, kalibr@kalibr.cz, probonopublico@mkinet.cz, anglictinatu@seznam.cz, koucprotebe@seznam.cz, info@infinitty.cz, pavlickova@skolkapastelka.cz, info@e-progress.cz, katerina@kapka-vzdelavani.cz, info@centrumandragogiky.cz, hrabcova.avd@seznam.cz, jenckova.tandem@seznam.cz, info@rokit.cz, sulcova.ilona@seznam.cz, hotelovka@hotelovka.cz, kancelar@janahk.cz, info@academiamercurii.cz, obchod@cep-rra.cz, oahk.skola@oahk.cz, vladanahajnova@seznam.cz, info@mktrutnov.cz, patolker@lit.cz, chrudim@lite.cz, oatu@oatrutnov.cz, skola@ssgs.cz, skola@oachot.cz, svc@svctrutnov.cz, sekretarka@obchodskolazr.cz, zsnakom@na-zskom.cz, trivistreb@seznam.cz, jazykovaskola@seznam.cz, info@zus-habrmanova.cz, zus.kostelec@centrum.cz, ddpotstejn@ddpotstejn.cz, info@zusopocno.cz, skola@bisgymbb.cz, sekretariat@ouhk.cz, skola@habrmanova.cz, sekretariat@sssoghk.cz, skola@4zsrf.cz, info@strezina.cz, skola@zsschsady.cz, skolavaldice@seznam.cz, sekretariat@moa-jc.cz, ddnv@chot.cz, info@skolahusitska.cz, ovcentrum@email.cz, fontanapaka@volny.cz, mssec@mestosec.cz, skola@zsvdomcich.cz, rohlena@zssmirice.cz, zsck@zsck.cz, szsvm@seznam.cz, skola@zspodhart.cz, info@daneta.cz, zshk@zshk.cz, a@spsstavhk.cz, szs.litomysl@gmail.com, banin@centrum.cz, zskom@zskom.cz, zskrcin@zskrcin.cz, info@spsnome.cz, oan@oanachod.cz, zsplhov@zsplhov.cz, inform@svkhk.cz, skola@zssobotka.cz, zs.ohrazenice@tiscali.cz, ddzvsdl@volny.cz</text:p>
          </table:table-cell>
        </table:table-row>
        <table:table-row table:style-name="ro1">
          <table:table-cell office:value-type="string" calcext:value-type="string">
            <text:p>Zdraví</text:p>
          </table:table-cell>
          <table:table-cell/>
          <table:table-cell office:value-type="string" calcext:value-type="string">
            <text:p>kamilka@ipcnet.cz, provozodd@ppchc.cz, poradna@vakcinace.cz, arrow@arrow.cz, derent@derent.cz, info@espomed.cz, batist@batist.cz, medicalcz@volny.cz, zdravpo.hk@tiscali.cz, chl@zulahk.cz, liba@andele.info, info@slender-life.cz, volenec@ellacs.eu, terapimaster@terapimaster.cz, biomag@biomag.cz, polymed@polymed.cz, obchod@ultrazvuk-sro.cz, fnhk@fnhk.cz, sekretariat@zirec.hospic.cz, nemocnice@nemopo.cz, hradec@lexum.cz, sanop@atlas.cz, dentunit@dentunit.cz, netik.tomas@seznam.cz, info@kavo.cz, ockovani@post.cz, miloslava.zidkova@tiscali.cz, info@fotons.cz, vislab@vislab.cz, info@rodinnekonstelace.net, info@ddpilnikov.cz, info@porodniasistentka.cz, domovd.broumov@tiscali.cz, dd.albrechtice@iol.cz, zholicka@dduspcskalice.cz, marie@machkova.cz, m.kovarova@wo.cz, antonin.nosek@seznam.cz, csps.hk@csps-hk.cz, dosio.reditel@email.cz, hauke@psdvurkralove.cz, hana@mikmik.cz, helagras@seznam.cz, ivana.mandala@tiscali.cz, homeoterapie@seznam.cz, jsonntagova@seznam.cz, rene.hulek@tiscali.cz, J.Honegrova@seznam.cz, j.klaban@quick.cz, info@psychologie-dopravni.cz, info@psyx.cz, psychologie.rk@seznam.cz, info@partnerskaporadna.cz, sofia.fiserova@seznam.cz, ppphk@tiscali.cz, kontakt@pppkhk.cz, ppptrutnov@tiscali.cz, info@ok-ambulance.cz, info@zzskhk.cz, imagodt@imagodt.cz, ajurveda@seznam.cz, info@energy.cz, pavlis.antonin@seznam.cz, m.dobrev@seznam.cz, alena.pavlikova@centrum.cz, andrusiv@volny.cz, jsumpik@seznam.cz, josef.olsa@worldonline.cz, info@martinhamak.cz, ladi@email.cz, prazakova.helena@tiscali.cz, stefajos@homeopatie-hk.cz, ivana_lissnikova@lion.cz, info@promedy.cz, info@prostop.cz, vlasta.skopova@email.cz, spejchlikova.z@seznam.cz, lifestyle@tiscali.cz, jirina-centrum-vyzivy@seznam.cz, pavel.vrbata@seznam.cz, kohoute0@seznam.cz, nemocnice@nemocnice.vrchlabi.cz, info@nemocnicehorice.cz, nemjc@nemjc.cz, janicka@pecsluzba-tu.cz, sluzby@dolnikalna.cz, sos@opocno.cz, sekretariat@nemocnicerk.cz, nemocnice@nemtru.cz, stacionar@trutnov.cz, stacionar-skola@trutnov.cz, uss.miliceves@seznam.cz, mikova.olga@tiscali.cz, domaci.pece@seznam.cz, zuza.kost@centrum.cz, d.hetfleisova@seznam.cz, jindrich.vasicek@tiscali.cz, recepce@ocni-sanatorium.cz, hajzman@seznam.cz, info@estela-hk.cz, plastika@email.cz, info@rbstudio.cz, info@doduce.cz, ddhk@ddhk.cz, info@pohodahumburky.cz, ddzdislava@volny.cz, ddlampertice@quick.cz, dd.mala.cermna@tiscali.cz, ddmlazovice@seznam.cz, voltr.v@ddnachod.cz, ddpolice@centrum.cz, d.kuslova@ddteplice.cz, arleta@arleta.cz, kts.ts@email.cz, nikos@poliklinika3.cz, poliklinikaupice@seznam.cz, poliklinikatyn@tiscali.cz, ldn@quick.cz, ludmilah.na@tiscali.cz, bilkova.zuzana@iol.cz, soal.tu@worldonline.cz, mcap@ddtmavydul.cz, ddtu@trutnov.cz, dd.vrchlabi@volny.cz, do_justynka@cmail.cz, dps.svoboda@tiscali.cz, belobradkova@wo.cz, d.solinova@seznam.cz, geriacentrum@tiscali.cz, jobo@volny.cz, info@domacipece.eu, irena.janeckova@centrum.cz, jiripospisil96@iol.cz, dsa@ldz.cz, laborator@hmc.cz, info@zubni-laborator.cz, stredisko.marie@messs-na.cz, pecovatelska.sluzba@messs-na.cz, katka.pavlikova@seznam.cz, caninus@caninus.eu, bradikova.eva@seznam.cz, info@nemocnicenachod.cz, dp.paka@post.cz, dpd.hk@tiscali.cz, reditel@ddhorice.cz, valkema@seznam.cz, tana.koucka@seznam.cz, doubravovaveronika@seznam.cz, zkucharovicova@dentallabor.cz, zublab@dobruska.cz, domov@ssmj.cz, Simek@ussnovapaka.cz, kholova@kthostinne.cz, z.fleischerova@seznam.cz, info@immunoflow.cz, koznisro@seznam.cz, dr.cizkova@volny.cz, koznijicin@seznam.cz, j.kruzikova@post.cz, l.paroulkova@seznam.cz, pavla.laznickova@centrum.cz, bezvrasek@seznam.cz, hanzalkova.y@quick.cz, petr.valasek@raz-dva.cz, a.petracek@seznam.cz, jaros@fnhk.cz, mudr.pospisil@tiscali.cz, tiserjan@seznam.cz, ranc.diana@volny.cz, mudrpetrik@seznam.cz, zdarsky@seznam.cz, dr.j.david@o2active.cz, jiri.patrak@tiscali.cz, strachova@rychnov.cz, h.mullerova@razdva.cz, jiri.pleska@seznam.cz, cvejn@rychnov.cz, leo.cerny@post.cz, mveg@dobruska.cz, mihola@chiram.cz, info@flebocentrum.cz, hejnicovak@seznam.cz, rehorkova@parendo.cz, gastro@gastroenterologie-hk.cz, dr.basilrichter@tiscali.cz, b.cervenka@c-mail.cz, houfova@tiscali.cz, benes@cechi.cz, bohumil.fixa@worldonline.cz, grandauto@seznam.cz, safarova@volny.cz, zlatamanaskova@mdent.cz, j.ledec@seznam.cz, jaroslav.trcka@volny.cz, ojindra@seznam.cz, kahlerovab@seznam.cz, o.rysnar@seznam.cz, dana@sabatova.cz, mudr.blazek.daniel@seznam.cz, eva.hruskova@hmc.cz, koukrova13@seznam.cz, plodkova.hana@seznam.cz, helena.ansorgova@seznam.cz, mudr.sykora@worldonline.cz, gerstner@centrum.cz, interna.zachoval@seznam.cz, ambulance.pecka@seznam.cz, mvn@centrum.cz, h.hronova@seznam.cz, monikova@volny.cz, icharvatova@seznam.cz, info@dentiv.cz, ivana.kyralova@prot.cz, noskova.jana@post.cz, dana.masakova@tiscali.cz, jana.snajdrova@iol.cz, jan.beranekdent@worldonline.cz, kubecjanmudr1@seznam.cz, bastinova@centrum.cz, honza.hrabek@tiscali.cz, fyzionp@seznam.cz, drrak@tiscali.cz, jan.matuska@atlas.cz, jansvorc@chlumdent.cz, vachajan@seznam.cz, drzajic@seznam.cz, jar.novakova@atlas.cz, info@zubni-lekarka.cz, koupilj@iol.cz, j.ozdan@tiscali.cz, juza.jiri@tiscali.cz, jirilach@tiscali.cz, audy.v@seznam.cz, vera.pulicarova@seznam.cz, rouskova1@post.cz, blahova@wo.cz, sedlackovi@razdva.cz, sevcikjir@centrum.cz, j.hanouskova@quick.cz, info@faltarhb.cz, libor.kapitan@tiscali.cz, stastnaludislava@dentalcare.cz, magdalenapohorela@tiscali.cz, magda.slawischova@tiscali.cz, ruzickovi.br@seznam.cz, markova.marta@post.cz, dr.m.p@worldonline.cz, marie.havlova@wo.cz, ivapokorna@seznam.cz, pytelovalibuse@seznam.cz, jaroslav.krencik@seznam.cz, jiristova.miluse@seznam.cz, ortho1hhh@volny.cz, domenagyn@email.cz, gynekologie-hk@seznam.cz, tkarnikova@seznam.cz, mudr.petrakova@centrum.cz, kulich.vladimir@seznam.cz, vojandam@seznam.cz, tongr@email.cz, dr.michalek@email.cz, nada.proksikova@seznam.cz, sexuolog@volny.cz, nyklicek@mybox.cz, pavel.holecek@email.cz, pourova.iveta@seznam.cz, eliaspetr.zdena@seznam.cz, juranp@quick.cz, stransky.p.@centrum.cz, romana.cechova@quick.cz, zdena.tomaskova@seznam.cz, tomas.vosahlo@post.cz, v.novak@centrum.cz, pokorna@opocno.cz, borodent@seznam.cz, manaskovav@seznam.cz, info@gynekologienachod.cz, ladislav.markl@tiscali.cz, vera.kohoutova@seznam.cz, gynekologie@dobruska.cz, semecka.vlasta@email.cz, zdenaskr@centrum.cz, madzid@centrum.cz, ortodoncie.sramkova@tiscali.cz, info@ortodoncie-hk.cz, info@fyzioterapie.net, alena.peprna@quick.cz, verunaa@seznam.cz, a.kneisslova@post.cz, aranka.jezkova@centrum.cz, paverova@volny.cz, dalibordyma@centrum.cz, mudr.bartova@seznam.cz, d.martinovova@seznam.czOtevíracíhodiny:, neurolog.hk@email.cz, vysata@neurol.cz, info@medsport.cz, sedlackova.mudr@tiscali.cz, ortoptika@centrum.cz, elfri@centrum.cz, janaaberlova@email.cz, kdlaskova@centrum.cz, pohankova@centrum.cz, valaskovam@tiscali.czOtevíracíhodiny:, ocnijicin@seznam.cz, info@oftalmik.cz, visus@email.cz, sirak@tiscali.cz, drhynek@hi-net.cz, info@ansasanatorium.cz, doskojan@seznam.cz, talabova.zdenka@fnhk.cz, e.striteska@hotmail.com, mudr.evasvobodova@seznam.cz, EvzenieBartonova@seznam.cz, helena.semerakova@quick.cz, irena.hoskova@seznam.cz, iva.matejusova@seznam.cz, belinova@humlak.cz, I.Koutova@seznam.cz, istovickova@seznam.cz, chvalinovajana@seznam.cz, jana1.rihova@seznam.cz, orlhorice@seznam.cz, jnskalova@seznam.cz, masem@tiscali.cz, hlascentrum@seznam.cz, spackova.jarmila@seznam.cz, jar.urbanova@tiscali.cz, jarolimek.sm@tiscali.cz, dalibor.durda@nemsem.cz, jirina.srutkova@seznam.cz, cytologietrutnov@seznam.cz, I.hanousek@wo.cz, brezinova.eva@centrum.cz, jan.behensky@nemsem.cz, vambera@vambera.cz, ludmila.fajstauerova@seznam.cz, sujak.gynekolog@email.cz, trpak.pavel@seznam.cz, ortoped.hk@email.cz, smetanovamarie@seznam.cz, t.minar@seznam.cz, otavajosef@email.cz, milan.slavicek@volny.cz, vladimirmedek@seznam.cz, milena.hejnova@tiscali.cz, konradova@tiscali.cz, nadezda.hartmanova@seznam.cz, stara.nina@seznam.cz, petra.bartosova@volny.cz, malich.rostislav@tiscali.cz, stan.polak@zdravcentra.cz, zdenekryznar@seznam.cz, babka.jan@medicalhamra.cz, kvapilova@quick.cz, stanislava.heroutova@atlas.cz, hrunka@seznam.cz, tibor.pindes@tiscali.cz, t.mertlik@tiscali.cz, hanusova@net.sten.cz, podzali@volny.cz, mudrkarlovavladimira@seznam.cz, vroucka@iol.cz, chrobokova@tiscali.cz, detske.doudleby@seznam.cz, zdenka.klingerova@centrum.cz, detske.hostinne@seznam.cz, zden.pisova@centrum.cz, zdenaryb@centrum.cz, borkova@rokytnice.cz, petrtylova@dvk.cz, langer.medica@seznam.cz, zbytovord@gmail.cz, sombotovi@post.cz, homola@pmfhk.cz, gyn.leskova@seznam.cz, apolena.mikulcova@tiscali.cz, blankakralickova@seznam.cz, info@safaribabyclub.cz, darina.hepova@seznam.cz, d.krivosudska@tiscali.cz, ivanav.rtg@seznam.cz, tichy.ladan@seznam.cz, mudr.suchankova@seznam.cz, stojanov@belohrad.cz, RDGcentrumHK@seznam.cz, lekarna.uandela@tiscali.cz, k.jelinkova@worldonline.cz, broumovska.lekarna@seznam.cz, nahorske@beaspharm.cz, f.kadek@seznam.cz, mudrhajkova@seznam.cz, lekarnaavemaria@seznam.cz, hradec@drmax.cz, info@dentimed.cz, faifrova@volny.cz, skarda3@email.cz, jana.kostercova@c-box.cz, sabrsuljan@seznam.cz, mudr.smidova@centrum.cz, hartmanrtyne@gmail.com, vanik.j@tiscali.cz, md.praktik@atlas.cz, leknazachrance@volny.cz, medicare@seznam.cz, jarmila.oravcova@seznam.cz, info@imuregen.cz, itest@raz-2.cz, karel.licka@tiscali.cz, lekarna.nb@tiscali.cz, smirickalek@volny.cz, jicin.husova@pharmaland.cz, farmea@seznam.cz, gema.lekarna@tiscali.cz, posta@lekarnakuklik.cz, np.hradec@tiscali.cz, niko@ipcnet.cz, narynecku@centrum.cz, lekarna.police@worldonline.cz, vjzych@quick.cz, lekarna.upice@tiscali.cz, l.alma@worldonline.cz, iboro@centrum.cz, vrchlabi@ipcnet.cz, lekarna.rosa@tiscali.cz, dana.dobiasova@centrum.cz, salabajaromir@centrum.cz, bohacova.jaroslava@seznam.cz, halaxova@kthostinne.cz, helena.stefanova@seznam.cz, dr.black@volny.cz, lekarna.chlumec@wo.cz, irena.cerninova@tiscali.cz, havel@ipcnet.cz, vekose@ipcnet.cz, lekarna.opocno@quick.cz, lekarna.vv@quick.cz, jindriska.snajdrova@seznam.cz, mudr.hradek@worldonline.cz, lekarna@lekarna-drmario.cz, magda.cabanova@tiscali.cz, alena.mydlarova@worldline.cz, b.krunkova@seznam.cz, lekarna@kthostinne.cz, zlaty.kriz@seznam.cz, hana.mikulecka@worldonline.cz, lekarna.naptakach@quick.cz, lekarnamh@email.cz, tiborpindes@tiscali.cz, bacinova@vamberk.cz, lekarna.hercik@quick.cz, vaclav.michalek@cbox.cz, info@offreud.cz, p.zahradnickova@seznam.cz, psychiatrienb@seznam.cz, mi.homolka@email.cz, noskovi@volny.cz, j.polacek@worldonline.cz, vera.rufe@atlas.cz, spravka@sendme.cz, novalek.cs@tiscali.cz, lekarna.uzamku@tiscali.cz, robert.bejda@seznam.cz, josef.hosek@seznam.cz, jbartonova@email.cz, lekarnalb@seznam.cz, hronovskalekarna@seznam.cz, sequoia@postajicin.cz, jfeigerle@seznam.cz, m.louda@volny.cz, lekarna@tiscali.cz, lekrtyne@volny.cz, lev@ipcnet.cz, vales.karel@seznam.cz, lekarna.melissa.liban@tiscali.cz, nikelek@volny.cz, pkzm@mybox.cz, ordinace.radvanice@seznam.cz, labdata@seznam.cz, remedika@volny.cz, lekarna.centrum@rent-pharm.cz, nastruze@volny.cz, lekarnaucernehoorla@cbox.cz, lekarnapodzvicinou@seznam.cz, lekarna.astra@worldonline.cz, rychorskalek@volny.cz, mudrtucek@seznam.cz, kupecek@seznam.cz, marie.kafkova@medicina.cz, ordinacedrkop1@email.cz, marie.novotna@tiscali.cz, ordinace@popovi.com, cihakova.marta@seznam.cz, vammed@seznam.cz, m.topolsky@gmail.com, korol.m@seznam.cz, lekarna@sija.cz, sm.salix@tiscali.cz, mudr.sekanina@seznam.cz, suk.martin@atlas.cz, stara.lekarna@wo.cz, lekarnauorla@quick.cz, info@tabletka.cz, lekarna.marek@worldonline.cz, theavr@guick.cz, lekarna.utrznice@tiscali.cz, trebechovice@ipcnet.cz, lacina@hrk.pvtnet.cz, miroslava.kolacna@seznam.cz, ageus.papirnik@volny.cz, zuzana.hanouskova@seznam.cz, www.vseprozdravi.com@seznam.cz, asker@asker.cz, m.krtickova@centrum.cz, paveldoktor@iol.cz, pavelmc@volny.cz, pavel.nachod@seznam.cz, hoskova70@seznam.cz, ordinacesvatonovice@seznam.cz, kursky.stepan@seznam.cz, info@diamonddiagnostika.cz, info@contract-medical.com, chiraservis.hk@tiscali.cz, imedex@imedex.cz, rousek.tomas@seznam.cz, info@mauria.cz, dr.vejrych@centrum.cz, info@prosluch.cz, skantech@pvtnet.cz, info@vatech-ce.eu, dentservis@tiscali.cz, pohankovepolstare@seznam.cz, vac.hanka@seznam.cz, info@schodolezy.com, setclinic@terapimaster.cz, verapop@seznam.cz, obchod@alien.cz, info@zdravotnipotreby.cz, zmucap@seznam.cz, info@meditools.cz, vladimir.klos@seznam.cz, protect.storm@seznam.cz, jelinek@dentia.cz, vratislav.visek@medicina.cz, princ@rychnov.cz, ordinace.ostromer@seznam.cz, lppec@volny.cz, zdenka.flasarova@email.cz, zdenka.lencova@worldonline.cz, zuzana.holcova@tiscali.cz, zuzanazdarska@centrum.cz, spc.tu@centrum.cz, elen.ka@volny.cz, ozipdk@email.cz, fialovadarina@seznam.cz, diom.pce@volny.cz, elident@lit.cz, kury.cz@seznam.cz, vyroby@glenmarkpharma.cz, lek.uzlatekoruny@worldonline.cz, lekarna.cech@quick.cz, lekarnaronov@seznam.cz, lekarna.slatinany@seznam.cz, d.sandova@tiscali.cz, mph@mph.cz, lekarna.na3@volny.cz, lekarna.rosa@seznam.cz, lekarna.drazka@centrum.cz, lekarna.karlovina@seznam.cz, zlrak@volny.cz, jhodicova@quick.cz, b.skopalikova@seznam.cz, zdenka.breberova@email.cz, info@poliklinika.cz, lek-fra@centrum.cz, tsilar@seznam.cz, pavel.kutlak@tiscali.cz, lekarna_u_nemocnice@lit.cz, lekarna.hippo@tiscali.cz, 461540045, nemcova.m@worldonline.cz, lekbrnenec@volny.cz, lekarna.hippo@worldonline.cz, ucernehoorla@volny.cz, orling@orling.cz, lekarna.namesti@tiscali.cz, marek@letohrad.cz, lekarna-koruna@zamberk.cz, uzvonice@lekarnavm.cz, lekarna.anna@ipa.anet.cz, zdenek.obr@tiscali.cz, renata.stefanska@tiscali.cz, lekarna.na.kociance@quick.cz, lekarnasvateanezkyceske@seznam.cz, brychtova.eva@tiscali.cz, podatelna@zupu.cz, kontakt@lehatko.cz, sal@chsgalen.cz, martin.sorma@plasticka-chirurgie.cz, ostrozrak@email.cz, d.vodrazkova@raz-dva.cz, petr.vales@worldonline.cz, drabkovas@seznam.cz, marieslejskova@seznam.cz, bkolar@seznam.cz, artur@oceany.cz, janovska.z@seznam.cz, jiri.chour@quick.cz, hornicek@chrudim.cz, vojta@orlicko.cz, rehab.centrum@tiscali.cz, rusek@orlicko.cz, stanclovam@seznam.cz, pform@centrum.cz, andrejsovam@seznam.cz, josef.falta@volny.cz, aladent@volny.cz, krsakovar@seznam.cz, veform@seznam.cz, evafaltova@volny.cz, cvrkallubomir@dentalcare.cz, flava@iol.cz, kveta.backorova@mybox.cz, josef.pechoucek@mybox.cz, drdusbaba@centrum.cz, snoplova@quick.cz, karel.med@centrum.cz, medesa@medesa.cz, nempol@tiscali.cz, nyvlt@inmed.cz, info@poliklinika-ch.cz, albertinum@albertinum-olu.cz, irisdiagnostika@tiscali.cz, fokuspardubice@fokusoptik.cz, sekk@sekk.cz, bacova.svitavy@quick.cz, lekyzdravi@anawe.cz, marketing@lekarna.cz, info@dcveska.cz, stimpro@centrum.cz, jevlek@mtr.cz, j.brahova@worldonline.cz, bonus@bonuscz.cz, lekarna.u.raka@seznam.cz, lekarna.nadukle@seznam.cz, leros@leros.cz, tomasova.vera@seznam.cz, lekarna.urban@seznam.cz, optik.uchytil@tiscali.cz, pardubice.globus@lunettes.cz, ped.ps.por.cr@quick.cz, pdz-pce@volny.cz, oakcr@chrudim.cz, z.abrahamova@seznam.cz, centrum.soc.sluzeb@worldonline.cz, bkb.pardubice@tiscali.cz, zdravpo.pardubice@tiscali.cz, soc.sluzby@mtrebova-city.cz, info@gynekologie-chvaletice.cz, pastviny@penzion.com, info@dumstari.cz, www.czp-pk.unas.cz/pce.htm, mudr.konecna@tiscali.cz, petr.visek@seznam.cz, tycova.hana@volny.cz, grofova@nem.pce.cz, endokrinologie.krejci@seznam.cz, iplasil@seznam.cz, ladislav.skalicky@orlicko.cz, l.dejdarova@centrum.cz, g-med@wo.cz, gynmcentrum.sara@zdravcentra.cz, alena.ditrychova@seznam.cz, ales.morkovsky@wo.cz, tomesovi@orlicko.cz, gynekologie@vesela.info, jaroslava.hylenova@unet.cz, jmach@lit.cz, zaruba@orlicko.cz, lubomir.kellner@volny.cz, miroslavmuller@seznam.cz, pavel@slanina.cz, sarka.pokorna@centrum.cz, gastromedic@seznam.cz, poradna@dr-haase.cz, janamelkova@tiscali.cz, vanac.chirurgie@seznam.cz, jaroslav.dobrovolny@seznam.cz, toman@unet.cz, jaroslava.filipova@dnrsvitavy.cz, karel.stastny@tiscali.cz, domov.svzdislavy@tiscali.cz, ppp.sy@tiscali.cz, mudr.vrbicky@unet.cz, mudr.grmela@worldonline.cz, mudr.dagmar.holeckova@tiscali.cz, dostalt@seznam.cz, lenka.jurenova@svitavy.cz, svitavy@cervenykriz.eu, lecebne-pobyty@hamzova-lecebna.cz, posta@dss.cz, bares.michal@quick.cz, vysoke.myto@nadeje.cz, sotona@chirurgie-sotona.cz, radma@volny.cz, eliska.mastalirova@seznam.cz, h.houdova@tiscali.cz, EMAILbaca@msy.cz, mmelichar@tiscali.cz, alesherman@kardio-troll.cz, jaroslav.jirasko@tiscali.cz, vacovskypavel@centrum.cz, agentura.khk@worldonline.cz, EMAILkozni.chrudim@seznam.cz, k.fritzlova@seznam.cz, zdena.m@seznam.cz, milena.zelenkova@seznam.cz, eda.ehler@worldonline.cz, mudr.eva.barteckova@seznam.cz, novakova@jablonne.cz, mudrlud@hotmail.com, pavel.bulusek@tiscali.cz, rstreda@seznam.cz, cizek@orlicko.cz, mudr.zbynek.popelka@centrum.cz, ako_cr@multiscan.cz, remesr@seznam.cz, info@cemcz.cz, esthemed@seznam.cz, ortopedie.svitavy@unet.cz, jdlask@centrum.cz, ortopedie@tomasnet.cz, slejsk@centrum.cz, KarelZakostelny@seznam.cz, wtwkucerova@seznam.cz, perina.milan@post.cz, milos@jansa.cz, bily.vlastimil@seznam.cz, hradcova.d@tiscali.cz, info@lotosovykvet.cz, DAS.Dental@tiscali.cz, blohonova@seznam.cz, danajezek@seznam.cz, info@detsky-lékař-adamkova.cz, ordinace.pldd@centrum.cz, wenigova@quick.cz, hurdesova@centrum.cz, dr.hana.peskova@seznam.cz, hlavackovahelena@tiscali.cz, iva.cibulkova@unet.cz, i.beranek@seznam.cz, pilarova@lit.cz, salkova.jana@volny.cz, kadlcikova.j@seznam.cz, mudr.jaroslava.petrova@seznam.cz, jihajek@centrum.cz, jm.lan@seznam.cz, tomas.sroler@fit-tom.cz, dr.slezak@seznam.cz, katka.stich@centrum.cz, nora.greg@worldonline.cz, riweo@seznam.cz, marcel.mares@seznam.cz, mariecupalova@seznam.cz, m.novotna@post.cz, mar.kubesova@seznam.cz, mikadr@mtr.cz, m.hajkova@tiscali.cz, bartos-petr@post.cz, roman.machytka@seznam.cz, vesela.st@seznam.cz, csukasova@tiscali.cz, verahvizdalova@post.cz, ra.land@worldonline.cz, v.zdimalova@tiscali.cz, kynclova@unet.cz, mudrnovotna@seznam.cz, zdenkareifova@seznam.cz, soudkovaz@seznam.cz, zuzanabradkova@seznam.cz, info@ceskapreventivni.cz, alexandr.mesko@centrum.cz, skalab@c-box.cz, eleichterova@lit.cz, regrese.rashi@seznam.cz, info@ultrasonic.cz, rycova@orlicko.cz, diengabriel@seznam.cz, plockova@praktickylekar.cz, ivana.jansova@mybox.cz, ivan.minarik@cmail.cz, i.haman@mybox.cz, portes@nsy.cz, rehakjan@seznam.cz, jaroslava.hrbkova@seznam.cz, j.grodl@tiscali.cz, ordinacehaman@seznam.cz, ordinace.zemek@email.cz, novohradsky.jindrich@seznam.cz, dr.grepl@mtz.cz, filapavel@email.cz, e.striteska@tiscali.cz, blanka-centrum-vyzivy@seznam.cz, klzo@osvami.cz, skricek@orlicko.cz, milena.mejzlikova@seznam.cz, pavelhor@seznam.cz, pavel.hrouzek@tiscali.cz, ordinace-dukla@seznam.cz, kovalcikova@lazenskepobyty.cz, jrychnovsky@seznam.cz, optikaocko@seznam.cz, optomedic@seznam.cz, info@optika-tkacova.cz, prodejlekarnicek@seznam.cz, jaroslava.vycitalova@seznam.cz, obchod@optikatrio.cz, lunackovak@seznam.cz, lynxoptik@centrum.cz, jvkoptik@email.cz, poradna@naturapatyka.cz, vlastimil.kuhr@tiscali.cz, info@medicaltech.cz, info@avec.cz, bylinar@centrum.cz, Info@dentaco.cz, info@ekonodent.cz, office@flava.cz, forto@atlas.cz, ams.tejkalova@seznam.cz, luze@help-centrum.cz, jivrsro@jivrsro.cz, schlegelova@lektus.cz, p.binko@medicco.cz, pavla.kurkova@bylinarstvi-korenarstvi.cz, info@satelec.cz, vladimira.stepanova@tiscali.cz, info@shera-gracias.cz, lekarna.koruna@zamberk.cz, lekarna@hlinsko.net, deltapharm@seznam.cz, energia@lekarnylanskroun.cz, julka.buresova@seznam.cz, lek.amfora@volny.cz, lekarna.mellisa@seznam.cz, lek.margita@tiscali.cz, zahalkova@quick.cz, lydie.kalvachova@worldonline.cz, eva.brettlerova@dopravnizdravotnictvi.cz, ivan.jakal@wo.cz, jevlek@tiscali.cz, info@lekarnacz.cz, laura@orlicko.cz, nowa.invest@seznam.cz, lekarnavesvitkove@atlas.cz, terpes.skula@tiscali.cz, tomas.lebl@volny.cz, lekarnaorel@seznam.cz, lek.lagare@seznam.cz, policka.lekarna@worldonline.cz, tesarlubomir@seznam.cz, andel.strazce@quick.cz, honzalova@ow.cz, globus.pardubice@novolekarna.cz, p.hofrychtr1@seznam.cz, hubert.petr@seznam.cz, p.choleva@seznam.cz, petr.michal@mudrmichal.cz, nosekp@iol.cz, knittel@sinveko.cz, langovi.mr@tiscali.cz, tomek@unet.cz, podivinsky@unet.cz, kofrankova@centrum.cz, reslerova@ow.cz, smrcek.v@unet.cz, rajbl@ow.cz, voriskova.zdenka@seznam.cz, bukackova@hlinsko.net, dsvrcina@texdan.com, alergomar@seznam.cz, imeda@seznam.cz, hubnuti.zdrava.vyziva@gmail.com, petra.krejsova@gmail.com, zubar@zubni-ordinace-hk.cz, masazni-lehatka@centrum.cz, plasil.frantisek@seznam.cz, karel.litomysl@seznam.cz, sekretariat@ipcnet.cz, paprskar@labmediaservis.cz, suchamagda@centrum.cz, obchod@fajnlekarna.cz, korolova@fnhk.cz, office@personalpergamen.cz, hubnemesusmevem@email.cz, sivak@sivak.cz, j.hodicova@seznam.cz, k-gemini@k-gemini.cz, info@polakova.cz, doctorcare@doctorcare.cz, info@dalekohledy-drbohlav.cz, recepce@ocni-centrum.eu, centrum@medicalgate.cz, cpduha@centrum.cz, recepce@homea.cz, granddentalclinic@seznam.cz, dagmar.jakubska@seznam.cz, obchod@meopta-optika.cz, info@gynekologie-tomasulova.cz, info@proalergiky.cz, obchod@zdravotnickyobchod.cz, hk@zasilkovna.cz, info@nazuby.cz, hradeckralove@ulozenka.cz, lecivazahrada@centrum.cz, info@vasecocky.cz, ludvik.stanek@seznam.cz, info@bigmall.cz, info@cockovnik.cz, info@cocky-levne.cz, info@prodej-cocek.cz, redental@redental.cz, info@svistimast.cz, info@efffi.com, romankovac@vamberk.cz, info@viavitae.cz, info@epilace.cz, info@lekarnaureky.cz, novotnalucinka@seznam.cz, vladimira.houdova@apolenka.org, martinbroz@mb-psychoterapie.cz, kamila.thiele@centrum.cz, FrantisekKouba@seznam.cz, info@revitalia.cz, reditel@domov-podzamci.cz, iveta.jankovicova@email.cz, zzspak@zzspak.cz, branislav78@seznam.cz, sekretariat@spokojeny-domov.cz, lubobe@seznam.cz, dagmar.celiznova@centrum.cz, 602107834@email.cz, katerinavesela@seznam.cz, vlastasim@centrum.cz, mudr.kopecky@gmail.com, lekarna@nova-lekarna.cz, info@rehamedica.cz, kaskovar@seznam.cz, seniorcentrum@svitavy.cz, cestypsyche@seznam.cz, info@martinkloud.cz, hojdikovah@seznam.cz, pakuna@seznam.cz, oaza.reditel@centrum.cz, zimmerova@centrum.cz, info@rychmburk.cz, ddu@ddu-hk.cz, ordinace@havlickova.info, zachytka.hk@tiscali.cz, mirka.kyralova@seznam.cz, info@zubni-implantat.cz, czphk@czphk.cz, mirka.stredova@tiscali.cz, jkolesar@volny.cz, hanzlova.jaroslava@seznam.cz, bisovaslatinany@seznam.cz, info@zubniordinacetu.cz, hudcovamiroslava@seznam.cz, tomaskova.ordinace@seznam.cz, lekarkysro@seznam.cz, j.hradec@volny.cz, ordinace@zubni-lekar-zubar.cz, stiehlova@quick.cz, pavelcee@seznam.cz, hranickyrdg@seznam.cz, neda@nemkyj.cz, ambulance.ptackova@centrum.cz, MUDr.Mikulecka@seznam.cz, pavelka@nemcar.cz, martina.prixova@seznam.cz, josefbaranak@seznam.cz, vozuch@email.cz, logope@seznam.cz, janashejbalova@seznam.cz, polednakovad@seznam.cz, csp.uo@seznam.cz, domov@ddsloupnice.cz, divinec@diahelp-pardubice.cz, mudr.habetinkova@seznam.cz, interimun@interimun.cz, ldn@ldn-rybitvi.cz, panovsky@psychologove.cz, machek@sendme.cz, ordinaceryznarova@email.cz, revma.pardubice@seznam.cz, info@ssmpce.cz, ordinacetk@seznam.cz, domov.duchodcu.hm@iol.cz, marcela.vaicova@seznam.cz, rybova@unet.cz, dentdream@ic.cz, info@centrumalma.cz, toppischova@email.cz, p.mrazova@gmail.com, kosina@vaslekar.cz, info@barevnedomky.cz, phranicky@seznam.cz, dr.bucek@seznam.cz, rtg@orlicko.cz, kleps@hscr.cz, chladkovajirina@gmail.com, sadovska.s@centrum.cz, stompolpce@atlas.cz, chirurgie.holice@tiscali.cz, kasalm@mybox.cz, radakovamarie@seznam.cz, chirurgietu@volny.cz, vitality@svet-zdravi.cz, fit@svet-zdravi.cz, chrudim@fresenius.cz, jaroslav.johanides@post.cz, hospital@nemcr.cz, lifeup@email.cz, centrum@krizovatka-hc.cz, a.cemperova@o2active.cz, g.benakova@seznam.cz, grossova7@seznam.cz, alena.svihlikova@tiscali.cz, mudr.perinova@seznam.cz, miroslava.horakova@volny.cz, neskrabalova@nevien.cz, ordinace@drneumannova.cz, sanitkypolice@seznam.cz, irena.horakova@doz.agel.cz, biogen@biogen.cz, oohokoh@email.cz, blankapivcova@seznam.cz, ordinace@gynambchrudim.cz, ordinace-palackeho@gynambchrudim.cz, myjavcova@koznilekar.cz, zub.ondrova@seznam.cz, olga.ulmanova@seznam.cz, hebltova.ordinace@quick.cz, droliva@seznam.cz, jiri.stancl@quick.cz, irena.stanclova@quick.cz</text:p>
          </table:table-cell>
        </table:table-row>
        <table:table-row table:style-name="ro1">
          <table:table-cell office:value-type="string" calcext:value-type="string">
            <text:p>Zemědělství</text:p>
          </table:table-cell>
          <table:table-cell/>
          <table:table-cell office:value-type="string" calcext:value-type="string">
            <text:p>hrebcin.jenikov@wo.cz, prohippo@atlas.cz, Ludvik.Pucak@seznam.cz, agro.zlunice@jcvc.cz, agrochov@postajicin.cz, fyto@seznam.cz, zema.markvartice@atlas.cz, agrobystrice@quick.cz, agrokov@tiscali.cz, tolarv@seznam.cz, kovarsko@quick.cz, tolarova@quick.cz, haltuf@tiscali.cz, agrochom@horicko.cz, agromer@quick.cz, agro.hum@quick.cz, info@agrokontaktbroumov.cz, zdnech@iol.cz, zepo.belohrad@mybox.cz, jaroslav.stodola@tiscali.cz, podorlicke.zd@tiscali.cz, 2el@magnetotherapy.com, agropodnik@agropodnikhk.cz, agros.libun@quick.cz, info@agrosluzbycz.eu, zem@zem.cz, agrochov.starapaka@tiscali.cz, jaroslav.bares@tiscali.cz, mtssro@mbox.vol.cz, orlicka@mybox.cz, ovus.hk@centrum.cz, perseus@jicinet.cz, rolana.eko@tiscali.cz, l.sadil@seznam.cz, rychlovka@razdva.cz, zea.rychnovsko@tiscali.cz, zas.mlaz@horicko.cz, za.a.s.@worldonline.cz, krmeni@centrum.cz, josef.malik@cbox.cz, 4tlapky@seznam.cz, tauchmanovamarta@seznam.cz, info@agrobazarmiko.cz, rampasova@volny.cz, vvs@vvs.cz, agrotechnika.sy@iol.cz, agromega@agromega.cz, ing.turek@quick.cz, synthesia@synthesia.cz, lorenc@hzsj.cz, zevaskorouhev@tiscali.cz, milan-kohl@post.cz, chocen@osevauni.cz, podorlicko@centrum.cz, zavlahy@rind.cz, dibaq@dibaq.cz, expo-agro@post.cz, palent@volny.cz, zod.lubna@tiscali.cz, zdtrstenice@quick.cz, zd@kvetna.cz, zeos.pl@tiscali.cz, letzem.as@worldonline.cz, farma.jirasek@tiscali.cz, valko.valenta@centrum.cz, farma.dreves@tiscali.cz, oseva@osevaagri.cz, loucna@quick.cz, agrok@iol.cz, zemos.skrov@wordonline.cz, agro@agrosebranice.cz, sloupnice@atlas.cz, info@agrop-as.cz, info@lesoskolky.cz, lisnicka.a.s@iol.cz, zdchp@unet.cz, ala.repniky@wo.cz, i.agro@quick.cz, agrobest@agrobest.cz, lubos.171@seznam.cz, limi.krepelky@atlas.cz, aksv@nextra.cz, kubes@lit.cz, helot@seznam.cz, synsy@synsy.cz, pavlicek@chrudim.cz, svoboda.kaktus@seznam.cz, Miroslav.Langr@seznam.cz, ehm.agro@trebova.net, obchod@falcosokol.com, vsvarc@tiscali.cz, info@krmivopropsykocky.cz, info@krmivo-propesko.cz, falco@sokolfalco.com, vavra.agrospol@seznam.cz, exolacz@seznam.cz, j.kloucek@centrum.cz, agrokonzulta@agrokonzulta.cz, liko@iol.cz, info@azzahrada.cz, nalimhampl@seznam.cz, hrot@hrot.cz, sedlacek.r@tiscali.cz, miko-tyniste@seznam.cz, mirek@mtssro.cz, oakna@quick.cz, info@agrinat.com, agrotechhk@seznam.cz, groupdaniele@groupdaniele.com, obchod@promech.cz, vyroba@delikapet.cz, knotax@jicinsko.com, sazecebranbor@seznam.cz, info@agram.cz, info@aaatraktory.cz, age@age.cz, ehl-zetor@dka.cz, burdaskacka@seznam.cz, zdenek.voltr@seznam.cz, monty.sil@seznam.cz, sobekpaznehty@atlas.cz, liborslama@email.cz, vladimirmachan@seznam.cz, petr@ekomp.cz, info@darwin.cz, vks@kydlinov.cz, info@jesenican.com, kskbono@kskbono.cz, krasa@lacnea-agri.cz, speedbaits@speedbaits.cz, agrochov@volny.cz, celba-dr@cmail.cz, berghaus@centrum.cz, lovcickaas@seznam.cz, viamilk@viamilkcz.cz, psmolka@seznam.cz, nahoranska.as@quick.cz, horakhavlovice@quick.cz, olda.ok3@seznam.cz, vaclav.espandr@seznam.cz, zd.miletin@tiscali.cz, zdostas@tiscali.cz, zdvelkesvatonovice@seznam.cz, info@agrojaromer.cz, ekomaso@centrum.cz, frantisekdrastik@seznam.cz, obeccerncice@seznam.cz, jirinajanickova@seznam.cz, skutil@hi-net.cz, jeleni.farma-slavetin@seznam.cz, j.erban@tiscali.cz, kunc.petr@seznam.cz, mefas.sudin@worldonline.cz, koroptev@seznam.cz, nonferatus@seznam.cz, balcar@provena.cz, statek.starkov@seznam.cz, sefc@sefc.cz, trauko@seznam.cz, oboravc@seznam.cz, agro.bt@worldonline.cz, mzanyas.pesek@tiscali.cz, agrom.trebnouseves@seznam.cz, agrospol@agbo.cz, jancovadmhc@seznam.cz, loucka@bobyfleisch.cz, dusankresl@seznam.cz, ekospol@tiscali.cz, eva_medek@wo.cz, basarovi@seznam.cz, farma.olesenka@seznam.cz, farma.tichy@seznam.cz, f.kinsky@seznam.cz, goral@pobox.sk, dring.jiricerny@seznam.cz, jpetr@dka.cz, hepnerz@seznam.cz, jiriantos@tiscali.cz, jirikricnar@seznam.cz, email@karsitagro.cz, flamingecek@seznam.cz, daniel29@seznam.cz, pdasek@centrum.cz, shr.holecek@seznam.cz, rd.kraliky@worldonline.cz, slavonia@tiscali.cz, smetanaeko@tiscali.cz, statek.dd@seznam.cz, tomas.fuchs@centrum.cz, pavlas.tomas@seznam.cz, zdenek.kollert@worldonline.cz, zdobnice.as@tiscali.cz, zdenekhak@seznam.cz, vysina@tiscali.cz, kovarsko@o2active.cz, zs.svobodne@seznam.cz, zd.dobruska@quick.cz, sekretariat@vsestary.cz, sudin@c-box.cz, czerleshl@tiscali.cz, ceskaosiva@ceskaosiva.cz, farmar@cmail.cz, sazenice.zajic@email.cz, vondracek.j11@seznam.cz, jirka6607@seznam.cz, sluka.j@tiscali.cz, agrosem@email.cz, lubo1@volny.cz, arex@wo.cz, agro.dz@wo.cz, zampionybekova@seznam.cz, bartos@orlice.cz, farma.brusnicky@guick.cz, konicekstepan@centrum.cz, planetahub@planetahub.cz, info@krmivaadoplnky.cz, info@seminka-chilli.cz, prodejcekrmiv@seznam.cz, info@agrojasenna.com, info@granule-eshop.cz, info@usrnce.cz, info@energys.cz, proviservis@proviservis.cz, doubr.podlazice@seznam.cz, moras.as@tiscali.cz, zderaz.druzstvo@tiscali.cz, kocianmart@seznam.cz, cso.koci@gmail.com, sindler.josef@seznam.cz, zos.jedlova@quick.cz, moreau.chocen@tiscali.cz</text:p>
          </table:table-cell>
        </table:table-row>
        <table:table-row table:style-name="ro1">
          <table:table-cell office:value-type="string" calcext:value-type="string">
            <text:p>Úklid, čištění</text:p>
          </table:table-cell>
          <table:table-cell/>
          <table:table-cell office:value-type="string" calcext:value-type="string">
            <text:p>firma@naciko.cz, asana.hk@tiscali.cz, sans@sans.cz, simi123@seznam.cz, kartace@kartace.com, yedi-leni@seznam.cz, homy@homy.cz, info@ekb-uklid.cz, jitrodk@seznam.cz, info@24agentura.cz, ddd.rysavy@seznam.cz, lada.simkova@seznam.cz, zmslatinany@iol.cz, valinor@valinor.cz, dochema@dochema.cz, amd1@centrum.cz, deratizace@ekosan.cz, info@vemi.cz, kalvei.chrudim@kalvei.cz, info@mytok.cz, monika@hepi-uklid.cz, klaban@lanskroun.cz, prehurek@seznam.cz, rabasova.petra@seznam.cz, proeko@cmail.cz, deratizace@destrol.cz, haiteco@haiteco.cz, michal.brand@seznam.cz, koblizek.mirek@seznam.cz, info@ekosan.cz, jaroslav.lainz@seznam.cz, deratizace@vpardubicich.cz, dddvotroubek@seznam.cz, lenka.ticha.kramarikova@seznam.cz, info@krejsa-ddd.cz, everclean@email.cz, chemoinkrusta@seznam.cz, faex@faex.cz, ondradanisko@seznam.cz, zdenka.mejtska@seznam.cz, tomiskovazdena@seznam.cz, svojanovska@ow.cz, uklid.chrudim@seznam.cz, uklid@uklidbebe.cz, jurakoch@centrum.cz, snajbiservis@seznam.cz, lvasatkova@seznam.cz, monika.buchtinka@seznam.cz, info@uklid-strnadova.cz, info@perspol.cz, franc79@seznam.cz, uklid.juzova@centrum.cz, info@bms1.cz, kartacnictvi.vyrobce@seznam.czkartacnictvi.vyrobce@seznam.cz, krilon@iol.cz, www.impegnacedreva.cz, stetina.jiri@centrum.cz, vanek.epluse@seznam.cz, info-dekop@seznam.cz, dobrovolni@centrum.cz, velky.uklid@seznam.cz, info@gsus.cz, votrubec@vt-votrubec.cz, hradec@azclean.cz, info@uklidy.net, novakova-uklid@email.cz, vyklizeni-hk@seznam.cz, sluzby@uklid-blanka.info, info@ruprichova.cz, bohdana.pliskova@seznam.cz, bonus@bonusd.cz, info@cdvcz.com, pecina.milan@seznam.cz, fedus@seznam.cz, uklidova-sluzba@email.cz, ilona.pisova@seznam.cz, iteret@email.cz, uklid.mrzenova@seznam.cz, info@ekoservis.info, info@parez.cz, pokypokorny@seznam.cz, venezia.uklid@seznam.cz, houskakarel@centrum.cz, antje@gertjanvanhouten.eu, Lnesladkova@seznam.cz, linda@rexia.cz, jiri.pavlat@atlas.cz, energieprostoru@centrum.cz, stellahk@seznam.cz, marketam27@seznam.cz, mnigrin@seznam.cz, rodinka-ost@quick.cz, tarkowska@seznam.cz, miroslavareznickova12@seznam.cz, office@drozen.qx.cz, euromont@tiscali.cz, oldrich.zdarek@seznam.cz, p.bendak@worldonline.cz, info@uklizeniservis.cz, domov@seznam.cz, rnplus@rnplus.cz, cisarviki@seznam.cz, zd.kriz@volny.cz, perfekt.uklid@seznam.cz, t.i.m.quality@seznam.cz, info@ekoglobal.cz, info@eco-te.cz, dedra.obchod@dedra.cz, hylmar.pavel@tiscali.cz, info@schafercz.cz, info@praceinvalidu.cz, tyniste@agrie.cz, tsubera@centrum.cz, uklid.up@seznam.cz, topuklid@seznam.cz, info@uklidmtb.cz, obchod@hracky-vybavicky.cz, andilcisro@seznam.cz, marcela.sykorova.hk@seznam.cz, ytecz@centrum.cz, info@dobra-hospodynka.cz, kamzl@centrum.cz, carolka.jana@seznam.cz, marek.jirovec@cvs-install.cz, wavrova.katerina@seznam.cz, abacha@abacha.cz</text:p>
          </table:table-cell>
        </table:table-row>
        <table:table-row table:style-name="ro1">
          <table:table-cell office:value-type="string" calcext:value-type="string">
            <text:p>Úřady, instituce</text:p>
          </table:table-cell>
          <table:table-cell/>
          <table:table-cell office:value-type="string" calcext:value-type="string">
            <text:p>ckaithk@hsc.cz, hradeckralove@cervenykriz.eu, jimex@quick.cz, posta0661@cs.mfcr.cz, khshk@khshk.cz, posta@kr-kralovehradecky.cz, podatelna@vamberk-city.cz, kozlikova@mestock.cz, posta@mestodobruska.cz, podatelna@mudk.cz, mesturad@horice.org, epodatelna@muhostinne.cz, mestohronov@mestohronov.cz, mesto.chlumec@tiscali.cz, info@jaromer-josefov.cz, posta@mujicin.cz, kopidlno@kopidlno.cz, podatelna@muko.cz, podatelna@lazne-belohrad.cz, posta@zacler.cz, podatelna@broumov-mesto.cz, podatelna@musvoboda.cz, info@mu.opocno.cz, meu@meu-police.cz, mesto@novybydzov.cz, podatelna@rychnov-city.cz, posta@muvrchlabi.cz, info@cernydul.cz, podatelna@mestospindleruvmlyn.cz, obec@lanov.cz, muzeumna.ekonom@seznam.cz, omshk@volny.cz, nona@braillnet.cz, javurkova@komora-khk.cz, pcrcizhk@mvcr.cz, hradeck@pfcr.cz, osh.rychnov@cmail.cz, podatelna.up@hk.mpsv.cz, posta.up@jc.mpsv.cz, informatika@na.mpsv.cz, posta.up@rk.mpsv.cz, trutnov@tu.mpsv.cz, faltus@karr.cz, posta@ksoud.hrk.justice.cz, posta@osoud.hrk.justice.cz, posta@osoud.jic.justice.cz, posta@osoud.nac.justice.cz, posta@osoud.rkn.justice.cz, podatelna@osoud.tru.justice.cz, sushk@sushk.cz, posta.hk@cssz.cz, info@achat.cz, vzshk@centrum.cz, info@vzs-dk.cz, vladimir_khol@seznam.cz, doprava@vzs-nachod.cz, angellis@angellis.wz.cz, sekretariat@charitadk.cz, obcanska_poradna@horice.org, charita.nachod@mybox.cz, charita.na@worldonline.cz, sekretariat@hospic.cz, pecovatelky@hospic.cz, och@hk.caritas.cz, chos@hk.caritas.cz, dmd@hk.caritas.cz, ad@hk.caritas.cz, satnik@hk.caritas.cz, dobro@hk.caritas.cz, slunicko@hk.caritas.cz, plt@hk.caritas.cz, och@sobotka.charita.cz, chps@sobotka.charita.cz, dps@sobotka.charita.cz, pecovatelky@centrum.cz, duha_nb@volny.cz, zivot90.hk@seznam.cz, k.rinnova@centrum.cz, zsbrana@gmail.cz, cirkevniskolaborohradek@seznam.cz, sps.dcce.vrchlabi@seznam.cz, cdjuh@tiscali.cz, albrechtice@wo.cz, ou.babice@iol.cz, bacalky@centrum.cz, oubacetin@e-rychnovsko.cz, obec@barchov.cz, jesle.orlicka@mmhk.cz, dchhk@hk.caritas.cz, charita@neratov.cz, charita@kthostinne.cz, d.rejlek@seznam.cz, info@charitatrutnov.cz, ddzdislava@volny.cz, sekretariat@mestoborohradek.cz, info@vozickari.cz, ddm-lan@lanskrounsko.cz, trebova.ofm@centrum.cz, fod.pce@centrum.cz, obec.benatky@guick.cz, cedr@skp-cedr.cz, e-podatelna@chocen-mesto.cz, khkpce@khkpce.cz, jouklj@seznam.cz, uooopzam@mvcr.cz, pavel.riha@ukzuz.cz, obec.karle@iol.cz, zumberk.ou@worldonline.cz, csi.h@csicr.cz, info@nasavrky.cz, sekretariat@khspce.cz, ivo.vasicek@suspk.cz, zdenek.jansa@suspk.cz, posta@osoud.chr.justice.cz, prochazka@osoud.uno.justice.cz, obec@byst.cz, obec@chvojenec.cz, obec@dolniredice.cz, starostazivanice@volny.cz, obec.lany@tiscali.c, oustolany@tiscali.cz, obec.mladonovice@worldonline.cz, ou.prosetin@tiscali.cz, r.lhota@tiscali.cz, kraliky@orlicko.cz, zamrsk@tiscali.cz, obec@rybitvi.cz, ou.honbice@tiscali.cz, starosta@sloupnice.cz, sekretariat@vysoke-myto.cz, obec.chroustovice@iol.cz, podatelna@muuo.cz, mesto@hlinsko.cz, jevicko@jevicko.cz, ou.morasice@worldonline.cz, mesto@slatinany.cz, urad@mestoprelouc.cz, podatelna@chrudim-city.cz, meu@mesto-hm.cz, sekretariat@mulanskroun.cz, sekretariat@tremosnice.cz, mesto@ronovnd.cz, holice@mestoholice.cz, obec.dasice@volny.cz, mesto@sezemice.cz, muct@ceska-trebova.cz, podatelna@opatovice-nad-labem.cz, tisovec.obec@seznam.cz, podatelna@mu.letohrad.cz, mesto@skutec.cz, ou.hrochtyn@worldonline.cz, hrobice@iol.cz, radnice@svitavy.cz, mesto@litomysl.cz, urad@policka.org, obecni.urad@obecveseli.cz, urad@obec-ostrov.cz, jenisovice.cr@tiscali.cz, obecmistrovice@seznam.cz, obec.ostresany@seznam.cz, podatelna@muzbk.cz, ouluze@iol.cz, posta@mtrebova.cz, obec@ujezd.com, nemcice@seznam.cz, obecplch@email.cz, starehradiste@iol.cz, podulsany@iol.cz, obec.spojil@volny.cz, ousemin@prl.czn.cz, info@lazne.bohdanec.cz, posta@mmp.cz, podatelna@chvaletice.cz, ouvaly@hotmail.com, ouceskehermanice@quick.cz, radhost@wo.cz, obecmoravany@volny.cz, uhersko@wo.cz, ou.bylany@worldonline.cz, obecorel@quick.cz, obec.sobetuchy@seznam.cz, prosec@unet.cz, urad@cankovice.cz, ou.drenice@quick.cz, ou.koci@worldonline.cz, obec.nove.hrady@worldonline.cz, obec.morasice@c-box.cz, ou-studnice@raz-dva.cz, obec@miretice.cz, ou.lozice@tiscali.cz, obec@obeckrouna.cz, obec.kamenicky@tiscali.cz, obec@holetin.cz, ou.bojanov@tiscali.cz, obec.vysehnevice@quick.cz, obecvolec@volny.cz, ou@vlcihabrina.cz, urad@veliny.cz, obec.trebosice@quick.cz, obec.tetov@seznam.cz, steblova@iol.cz, materov@volny.cz, recany.obec@wo.cz, obec@rohoznice.cz, ourohovladovabela@quick.cz, obec-raby@iol.cz, ou.pobezovice@worldonline.cz, oupobezovice@quick.cz, obec.mokosin@tiscali.cz, kunetice@iol.cz, ou.kojice@razdva.cz, obecdubany@volny.cz, obecdolany@quick.cz, obec@cepi.cz, obec-ceperka@volny.cz, brehy@obecbrehy.cz, obec.zajezdec@tiscali.cz, obec.vysocina@tiscali.cz, podatelna@vseradov.cz, obecvyzice@seznam.cz, vrbatuvkostelecou@seznam.cz, ou@vortova.cz, ou-vojtechov@raz-dva.cz, ou.vitanov@tiscali.cz, starosta@vcelakov.cz, outrib@iol.cz, ou.svidnice@worldonline.cz, ou.stremosice@tiscali.cz, obec.restoky@quick.cz, obec.repniky@worldonline.cz, ourozhovice@quick.cz, ou.rosice@worldonline.cz, ou-rana@raz-dva.cz, obec@prestavlky.cz, urad@predhradi.cz, ou-podhorany@quick.cz, obec.peralec@worldonline.cz, ou.nabocany@tiscali.cz, lipovec@mzh.cz, liciborice@tiscali.cz, ou.libomerice@tiscali.cz, obec.libkov@tiscali.cz, ou.lestinka@tiscali.cz, ou.lestina@seznam.cz, oukrizanovice@worldonline.cz, ou.krasne@sendme.cz, obec.kladno@worldonline.cz, obec.jenikov@seznam.cz, obec-hroubovice@seznam.cz, ouhostalovice@iol.cz, ou-hornibradlo@raz-dva.cz, ouhorka@tiscali.cz, ou.hamry@tiscali.cz, oshsvitavy@cmail.cz, ou@dvakacovice.cz, ou.dbezdekov@quick.cz, ouceskelhotice@wo.cz, ou-dedova@raz-dva.cz, obec.borice@tiscali.cz, oubousov@cbox.cz, obec.bor@quick.cz, bitovanyobec@seznam.cz, ou.zaravice@worldonline.cz, vysokechvojno@tiscali.cz, ou-vapno@volny.cz, obec.uhrlhota@volny.cz, oustrasov@quick.cz, obec@srnojedy.cz, ousovolusky@volny.cz, obec.soprec@worldonline.cz, obec.slepotice@volny.cz, selmice@quick.cz, urad@rokytno.cz, ou-prepychy@volny.cz, prelovice@tiscali.cz, oupravy@tiscali.cz, biskupice@mzh.cz, chvalovice@mzh.cz, ouuhercice@quick.cz, obec.smrcek@seznam.cz, obecniurad@dolnidobrouc.cz, ou@tatenice.cz, ou.vyprch@tiscali.cz, urad@cervenavoda.cz, obec@dolni-cermna.cz, obec@hornihermanice.cz, ouhnatnice@nvnet.cz, ouhelvikovice@orlicko.cz, ouhejnice@tiscali.cz, obec.dolnimorava@tiscali.cz, urad@dlouhonovice.cz, damnikov@iol.cz, cenkovice@quick.cz, ou.bucina@worldonline.cz, obec@cotkytle.cz, slatina.ou@worldonline.cz, ou.libchavy@libchavy.cz, ceskarybna@tyhan.cz, bystrec@orlice.cz, urad@ou-albrechtice.cz, kp.ustino@cuzk.cz, obec.chyst@centrum.cz, info@trhovakamenice.cz, micov@mzh.cz, hvizdala@post.cz, ou-knezice@quick.cz, obecsvojsice@seznam.cz, klesice@centrum.cz, tynistko@wo.cz, obec.zderaz@worldonline.cz, otradov@tiscali.cz, obecni.urad@choltice.cz, obec@zdechovice.cz, obeczdanice@iol.cz, podatelna@mestosec.cz, svincany@seznam.cz, dritec@iol.cz, ou.vejvanovice@tiscali.cz, obecbarchov@volny.cz, ou.cernaubohdance@mybox.cz, ou_malevykleky@volny.cz, libisany@iol.cz, oulabskechrcice@iol.cz, kricen@volny.cz, obec.kostenice@volny.cz, oujedousov@quick.cz, obec.jankovice@worldonline.cz, obec.chotec@volny.cz, ou-holotin@seznam.cz, obec.casy@volny.cz, obecbukovka@volny.cz, ou.bukovina@tiscali.cz, brlohou@volny.cz, ou.borek@tiscali.cz, ouhlavecnik@quick.cz, starostka@obecsrch.cz, zajecice@tiscali.cz, ucetni@obecmikulovice.cz, info@uhretice.cz, urad@tunechody.cz, ou@obecprachovice.cz, ou.nacesice@quick.cz, obec@ostretin.cz, ou-kladrubynl@volny.cz, kasalice@o2active.cz, ou.chrtniky@c-box.cz, obec@hornijeleni.cz, ou@dolniroven.cz, ou.bestvina@worldonline.cz, vapennypodol@quick.cz, fara.zamberk@orlicko.cz, posta@pardubickykraj.cz, obec@hrusova.cz, fara.kunvald@tiscali.cz, vaclav.vacek@wo.cz, fara.jablonne@quick.cz, facervenavoda@ado.cz, irk2@wp.pl, chrudim@upcr.cz, posta.pa@cssz.cz, uppa@pa.mpsv.cz, podatelna@uo.mpsv.cz, kp.pardubice@cuzk.cz, frantisek.rulik@pak.izscr.cz, vysoke-myto@evangnet.cz, chardolujezd@tiscali.cz, nadace@svitavy.cz, farni.charitacr@tiscali.cz, charita@lit.cz, hradec@spotrebitele.info, pardubice@nidv.cz, hengac@seznam.cz, rollo@centrum.cz, muzeumarcade@email.cz, svitavy.up@sy.mpsv.cz, musil-karel@centrum.cz, info@pce.top09.cz, ov.pardubice@volny.cz, kvv.pardubicko@cssd.cz, kk.kdu.pardubice@seznam.cz, os.pardubice@ods.cz, info@unie.cz, ov.chrudim@kscm.cz, info@element.cx, acethlinsko@seznam.cz, acp.bures@tiscali.cz, zeman@centrum.cz, bjb.pardubice@email.cz, pardubice@bdc.cz, mir.sotola@tiscali.cz, alkocian@seznam.cz, pastor@lanc.info, policka@gmx.com, ceska.trebova@cb.cz, vysoke.myto@cb.cz, hradec.kralove@cb.cz, chrudim@cb.cz, litomysl@cb.cz, kukuczka@ustinadorlici.cz, myto@ccshhk.cz, husitskahm@seznam.cz, hlinsko.farnost@seznam.cz, holice@ccshhk.cz, ccsh.chrudim@centrum.cz, lanskroun@ccshhk.cz, ccsh@lit.cz, kosicek.m@gmail.com, nekor@ccshhk.cz, pardubice@ccshhk.cz, tereza.koselova@centrum.cz, zamberk@ccshhk.cz, mlapacek@gmail.com, brandys-nad-orlici@evangnet.cz, bucina@evangnet.cz, bukovka@evangnet.cz, ceska-trebova@evangnet.cz, dvakacovice@evangnet.cz, dzbanov@evangnet.cz, jan.dus@evangnet.cz, hermanuv-mestec@evangnet.cz, hlinsko@evangnet.cz, holice@evangnet.cz, horni-cermna@evangnet.cz, hradiste@evangnet.cz, chocen@evangnet.cz, chrudim@evangnet.cz, krouna@evangnet.cz, lanskroun@evangnet.cz, letohrad@evangnet.cz, litomysl@evangnet.cz, lozice@evangnet.cz, pardubice@evangnet.cz, policka@evangnet.cz, prosec@evangnet.cz, prelouc@evangnet.cz, sloupnice@evangnet.cz, teleci@evangnet.cz, trnavka@evangnet.cz, chocen@jbcr.info, kraliky@jbcr.info, sbor@jbuo.cz, ldostal@weleda.cz, va.dobias@tiscali.cz, kspce@email.cz, szpce@volny.cz, jiri.kolar@pravoslavi.net, o.patrik.la@email.cz, info@svitavy.charita.cz, fatima@iol.cz, charita.mendrika@centrum.cz, charita.prelouc@gmail.com, josef.suchar@wo.cz, reditel@mtrebova.charita.cz, info@charitapardubice.cz, charita@policka.cz, kraliky@cssr.cz, trebova@ofm.cz, arcidekanstvicr@seznam.cz, farpar@volny.cz, faraboj@email.cz, famoravskatrebova@ado.cz, faborsov@ado.cz, farnostbrezovans@ado.cz, pikhart.josef@worldonline.cz, fara@lit.cz, facotkytle@ado.cz, v.brokes@seznam.cz, marap@tiscali.cz, milos.kolovratnik@tiscali.cz, farnostsezemice@seznam.cz, rkfarnost.ct@tiscali.cz, farnosthm@atlas.cz, chocen@farnost.cz, jan.paseka@seznam.cz, fara@ow.cz, pfh@seznam.cz, rkfvmyto@tiscali.cz, kaplan.levoca@tiscali.cz, dolnocermenska@farnost.cz, farnostdobrouc@seznam.cz, fara@dolniujezd.cz, fahornihyncina@ado.cz, rkf.radimer@seznam.cz, Kunertjan@tiscali.cz, ben.spacek@centrum.cz, fahradecns@ado.cz, katolfarasvitavy@seznam.cz, favendoli@ado.cz, bartos.pce@volny.cz, farnost.prelouc@seznam.cz, fajevicko@ado.cz, pasioniste.kalvarie@seznam.cz, farnostsadek@gmail.com, fakuncina@ado.cz, fastaremestoumt@ado.cz, falubnik@ado.cz, rkf-tatenice@ic.cz, jh111@tiscali.cz, famesteckotrnavka@ado.cz, favranovalhota@ado.cz, forbelsky@centrum.cz, famladejovnm@ado.cz, farychnovnm@ado.cz, fatrebarov@ado.cz, nasafara@email.cz, jezek@jesva.cz, obec@mlazovice.cz, obec.pecka@centrum.cz, urad@ceskaskalice.cz, obec@doudleby.cz, info@unitedfilm.cz, ivana.bezdickova@tiscali.cz, hradeckralove@ticr.cz, ousadova@nechanicko.cz, muzeum.upice@tiscali.cz, info@kontroly.eu, info@muzeumhk.cz, obs.chzz@seznam.cz, muzeum@tucd.cz, albatrosair@seznam.cz, novapaka@muzeum.cz, muzeum.vamberk@seznam.cz, villanova@seznam.cz, moh@moh.cz, valaskova@faf.cuni.cz, info@muzeumdk.cz, obec@malesvatonovice.cz, vlasak@stachelberg.cz, benes@bunkry.cz, mesto@mestortyne.cz, obec.slavetice@quick.cz, knezeveszr@seznam.cz, Kazik.Miroslav@seznam.cz, pestalozzi@pestalozzi.cz, info@vez.hrk.justice.cz, hradec@chmi.cz, vuss.pardubice@army.cz, hradec@szpi.gov.cz, drahokoupilova@uzis.cz, obec@obecsadek.cz, stckraj@mvcr.cz, va.dobia@tiscali.cz, podatelna2700@fs.mfcr.cz, podatelna2800@fs.mfcr.cz, epodatelna.kvsh@svscr.cz, epodatelna.kvse@svscr.cz, cablkm@cpinsp.cz, krausovae@cpinsp.cz, apropo@apropojicin.cz, konzultacehk@centrum.cz, jb.np@tiscali.cz, acet.cz@volny.cz, ovv.hradeckralove@cssd.cz, kvv.hradecko@cssd.cz, hradec.kk@kdu.cz, region.kralovehradecky@ods.cz, pavel.bradik@uzsvm.cz, martina.loukotova@uzsvm.cz, hkralove.pk@spucr.cz, pardubice.pk@spucr.cz, dgilanyi@pms.justice.cz, lsedova@pms.justice.cz, ou.hajnice@cmail.cz, ccktu@tiscali.cz, podatelna@ksz.hrk.justice.cz, podatelna@osz.hrk.justice.cz, podatelna@osz.svy.justice.cz, info@mze.cz, hradec.azv@mze.cz, pardubice.azv@mze.cz, emauzy.most@volny.cz, podatelna@novemestonm.cz, kovarikzd@seznam.cz, ustredi@kpv-cr.cz, krkscmhradec@kscm.cz, info@vysoka-nad-labem.cz, obec@dolni-prim.cz, obec@sveti.cz, oulibrantice@volny.cz, vlkov@tiscali.cz, belec@wo.cz, urad@ubislavice.cz, ou@podhorniujezd.cz, urad@sobotka.cz, mladejov@craj.cz, jenikovice@wo.c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iv </meta:initial-creator>
    <meta:creation-date>2014-04-14T21:28:37.353024170</meta:creation-date>
    <dc:date>2014-04-14T21:45:42.838999033</dc:date>
    <dc:creator>geniv </dc:creator>
    <meta:editing-duration>PT14S</meta:editing-duration>
    <meta:editing-cycles>1</meta:editing-cycles>
    <meta:document-statistic meta:table-count="1" meta:cell-count="92" meta:object-count="0"/>
    <meta:generator>LibreOffice/4.2.3.3$Linux_X86_64 LibreOffice_project/420m0$Build-3</meta:generator>
  </office:meta>
</office:document-meta>
</file>